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number-columns-repeated="5" table:default-cell-style-name="Default"/>
        <table:table-row table:style-name="ro1">
          <table:table-cell/>
          <table:table-cell office:value-type="string" calcext:value-type="string">
            <text:p>Time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manded Roll</text:p>
          </table:table-cell>
          <table:table-cell office:value-type="string" calcext:value-type="string">
            <text:p>Actual Roll</text:p>
          </table:table-cell>
          <table:table-cell office:value-type="string" calcext:value-type="string">
            <text:p>Absolute Roll Error</text:p>
          </table:table-cell>
          <table:table-cell office:value-type="string" calcext:value-type="string">
            <text:p>Signed Roll Error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635000" calcext:value-type="float">
            <text:p>55635000</text:p>
          </table:table-cell>
          <table:table-cell table:formula="of:=[.B2]/1000000" office:value-type="float" office:value="55.635" calcext:value-type="float">
            <text:p>55.635</text:p>
          </table:table-cell>
          <table:table-cell office:value-type="float" office:value="0" calcext:value-type="float">
            <text:p>0</text:p>
          </table:table-cell>
          <table:table-cell office:value-type="float" office:value="-12.8" calcext:value-type="float">
            <text:p>-12.8</text:p>
          </table:table-cell>
          <table:table-cell table:formula="of:=ABS([.D2]-[.E2])" office:value-type="float" office:value="12.8" calcext:value-type="float">
            <text:p>12.8</text:p>
          </table:table-cell>
          <table:table-cell table:formula="of:=[.D2]-[.E2]" office:value-type="float" office:value="12.8" calcext:value-type="float">
            <text:p>12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655000" calcext:value-type="float">
            <text:p>55655000</text:p>
          </table:table-cell>
          <table:table-cell table:formula="of:=[.B3]/1000000" office:value-type="float" office:value="55.655" calcext:value-type="float">
            <text:p>55.655</text:p>
          </table:table-cell>
          <table:table-cell office:value-type="float" office:value="0" calcext:value-type="float">
            <text:p>0</text:p>
          </table:table-cell>
          <table:table-cell office:value-type="float" office:value="-12.92" calcext:value-type="float">
            <text:p>-12.92</text:p>
          </table:table-cell>
          <table:table-cell table:formula="of:=ABS([.D3]-[.E3])" office:value-type="float" office:value="12.92" calcext:value-type="float">
            <text:p>12.92</text:p>
          </table:table-cell>
          <table:table-cell table:formula="of:=[.D3]-[.E3]" office:value-type="float" office:value="12.92" calcext:value-type="float">
            <text:p>12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675000" calcext:value-type="float">
            <text:p>55675000</text:p>
          </table:table-cell>
          <table:table-cell table:formula="of:=[.B4]/1000000" office:value-type="float" office:value="55.675" calcext:value-type="float">
            <text:p>55.675</text:p>
          </table:table-cell>
          <table:table-cell office:value-type="float" office:value="0" calcext:value-type="float">
            <text:p>0</text:p>
          </table:table-cell>
          <table:table-cell office:value-type="float" office:value="-12.9" calcext:value-type="float">
            <text:p>-12.9</text:p>
          </table:table-cell>
          <table:table-cell table:formula="of:=ABS([.D4]-[.E4])" office:value-type="float" office:value="12.9" calcext:value-type="float">
            <text:p>12.9</text:p>
          </table:table-cell>
          <table:table-cell table:formula="of:=[.D4]-[.E4]" office:value-type="float" office:value="12.9" calcext:value-type="float">
            <text:p>12.9</text:p>
          </table:table-cell>
          <table:table-cell table:number-columns-repeated="2"/>
          <table:table-cell office:value-type="string" calcext:value-type="string">
            <text:p>Til 98%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695000" calcext:value-type="float">
            <text:p>55695000</text:p>
          </table:table-cell>
          <table:table-cell table:formula="of:=[.B5]/1000000" office:value-type="float" office:value="55.695" calcext:value-type="float">
            <text:p>55.695</text:p>
          </table:table-cell>
          <table:table-cell office:value-type="float" office:value="0" calcext:value-type="float">
            <text:p>0</text:p>
          </table:table-cell>
          <table:table-cell office:value-type="float" office:value="-12.76" calcext:value-type="float">
            <text:p>-12.76</text:p>
          </table:table-cell>
          <table:table-cell table:formula="of:=ABS([.D5]-[.E5])" office:value-type="float" office:value="12.76" calcext:value-type="float">
            <text:p>12.76</text:p>
          </table:table-cell>
          <table:table-cell table:formula="of:=[.D5]-[.E5]" office:value-type="float" office:value="12.76" calcext:value-type="float">
            <text:p>12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715000" calcext:value-type="float">
            <text:p>55715000</text:p>
          </table:table-cell>
          <table:table-cell table:formula="of:=[.B6]/1000000" office:value-type="float" office:value="55.715" calcext:value-type="float">
            <text:p>55.715</text:p>
          </table:table-cell>
          <table:table-cell office:value-type="float" office:value="0" calcext:value-type="float">
            <text:p>0</text:p>
          </table:table-cell>
          <table:table-cell office:value-type="float" office:value="-12.53" calcext:value-type="float">
            <text:p>-12.53</text:p>
          </table:table-cell>
          <table:table-cell table:formula="of:=ABS([.D6]-[.E6])" office:value-type="float" office:value="12.53" calcext:value-type="float">
            <text:p>12.53</text:p>
          </table:table-cell>
          <table:table-cell table:formula="of:=[.D6]-[.E6]" office:value-type="float" office:value="12.53" calcext:value-type="float">
            <text:p>12.53</text:p>
          </table:table-cell>
          <table:table-cell table:number-columns-repeated="2"/>
          <table:table-cell office:value-type="string" calcext:value-type="string">
            <text:p>S to L</text:p>
          </table:table-cell>
          <table:table-cell office:value-type="float" office:value="59.735" calcext:value-type="float">
            <text:p>59.735</text:p>
          </table:table-cell>
          <table:table-cell office:value-type="float" office:value="60.195" calcext:value-type="float">
            <text:p>60.195</text:p>
          </table:table-cell>
          <table:table-cell table:formula="of:=[.L6]-[.K6]" office:value-type="float" office:value="0.460000000000001" calcext:value-type="float">
            <text:p>0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35000" calcext:value-type="float">
            <text:p>55735000</text:p>
          </table:table-cell>
          <table:table-cell table:formula="of:=[.B7]/1000000" office:value-type="float" office:value="55.735" calcext:value-type="float">
            <text:p>55.735</text:p>
          </table:table-cell>
          <table:table-cell office:value-type="float" office:value="0" calcext:value-type="float">
            <text:p>0</text:p>
          </table:table-cell>
          <table:table-cell office:value-type="float" office:value="-12.22" calcext:value-type="float">
            <text:p>-12.22</text:p>
          </table:table-cell>
          <table:table-cell table:formula="of:=ABS([.D7]-[.E7])" office:value-type="float" office:value="12.22" calcext:value-type="float">
            <text:p>12.22</text:p>
          </table:table-cell>
          <table:table-cell table:formula="of:=[.D7]-[.E7]" office:value-type="float" office:value="12.22" calcext:value-type="float">
            <text:p>12.22</text:p>
          </table:table-cell>
          <table:table-cell table:number-columns-repeated="2"/>
          <table:table-cell office:value-type="string" calcext:value-type="string">
            <text:p>L to R</text:p>
          </table:table-cell>
          <table:table-cell office:value-type="float" office:value="63.835" calcext:value-type="float">
            <text:p>63.835</text:p>
          </table:table-cell>
          <table:table-cell office:value-type="float" office:value="65.275" calcext:value-type="float">
            <text:p>65.275</text:p>
          </table:table-cell>
          <table:table-cell table:formula="of:=[.L7]-[.K7]" office:value-type="float" office:value="1.44" calcext:value-type="float">
            <text:p>1.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55000" calcext:value-type="float">
            <text:p>55755000</text:p>
          </table:table-cell>
          <table:table-cell table:formula="of:=[.B8]/1000000" office:value-type="float" office:value="55.755" calcext:value-type="float">
            <text:p>55.755</text:p>
          </table:table-cell>
          <table:table-cell office:value-type="float" office:value="0" calcext:value-type="float">
            <text:p>0</text:p>
          </table:table-cell>
          <table:table-cell office:value-type="float" office:value="-11.84" calcext:value-type="float">
            <text:p>-11.84</text:p>
          </table:table-cell>
          <table:table-cell table:formula="of:=ABS([.D8]-[.E8])" office:value-type="float" office:value="11.84" calcext:value-type="float">
            <text:p>11.84</text:p>
          </table:table-cell>
          <table:table-cell table:formula="of:=[.D8]-[.E8]" office:value-type="float" office:value="11.84" calcext:value-type="float">
            <text:p>11.84</text:p>
          </table:table-cell>
          <table:table-cell table:number-columns-repeated="2"/>
          <table:table-cell office:value-type="string" calcext:value-type="string">
            <text:p>R to S</text:p>
          </table:table-cell>
          <table:table-cell office:value-type="float" office:value="67.935" calcext:value-type="float">
            <text:p>67.935</text:p>
          </table:table-cell>
          <table:table-cell office:value-type="float" office:value="69.495" calcext:value-type="float">
            <text:p>69.495</text:p>
          </table:table-cell>
          <table:table-cell table:formula="of:=[.L8]-[.K8]"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75000" calcext:value-type="float">
            <text:p>55775000</text:p>
          </table:table-cell>
          <table:table-cell table:formula="of:=[.B9]/1000000" office:value-type="float" office:value="55.775" calcext:value-type="float">
            <text:p>55.775</text:p>
          </table:table-cell>
          <table:table-cell office:value-type="float" office:value="0" calcext:value-type="float">
            <text:p>0</text:p>
          </table:table-cell>
          <table:table-cell office:value-type="float" office:value="-11.42" calcext:value-type="float">
            <text:p>-11.42</text:p>
          </table:table-cell>
          <table:table-cell table:formula="of:=ABS([.D9]-[.E9])" office:value-type="float" office:value="11.42" calcext:value-type="float">
            <text:p>11.42</text:p>
          </table:table-cell>
          <table:table-cell table:formula="of:=[.D9]-[.E9]" office:value-type="float" office:value="11.42" calcext:value-type="float">
            <text:p>11.42</text:p>
          </table:table-cell>
          <table:table-cell table:number-columns-repeated="2"/>
          <table:table-cell office:value-type="string" calcext:value-type="string">
            <text:p>S to R</text:p>
          </table:table-cell>
          <table:table-cell office:value-type="float" office:value="72.035" calcext:value-type="float">
            <text:p>72.035</text:p>
          </table:table-cell>
          <table:table-cell office:value-type="float" office:value="75.295" calcext:value-type="float">
            <text:p>75.295</text:p>
          </table:table-cell>
          <table:table-cell table:formula="of:=[.L9]-[.K9]" office:value-type="float" office:value="3.26000000000001" calcext:value-type="float">
            <text:p>3.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795000" calcext:value-type="float">
            <text:p>55795000</text:p>
          </table:table-cell>
          <table:table-cell table:formula="of:=[.B10]/1000000" office:value-type="float" office:value="55.795" calcext:value-type="float">
            <text:p>55.795</text:p>
          </table:table-cell>
          <table:table-cell office:value-type="float" office:value="0" calcext:value-type="float">
            <text:p>0</text:p>
          </table:table-cell>
          <table:table-cell office:value-type="float" office:value="-10.96" calcext:value-type="float">
            <text:p>-10.96</text:p>
          </table:table-cell>
          <table:table-cell table:formula="of:=ABS([.D10]-[.E10])" office:value-type="float" office:value="10.96" calcext:value-type="float">
            <text:p>10.96</text:p>
          </table:table-cell>
          <table:table-cell table:formula="of:=[.D10]-[.E10]" office:value-type="float" office:value="10.96" calcext:value-type="float">
            <text:p>10.96</text:p>
          </table:table-cell>
          <table:table-cell table:number-columns-repeated="2"/>
          <table:table-cell office:value-type="string" calcext:value-type="string">
            <text:p>R to L</text:p>
          </table:table-cell>
          <table:table-cell office:value-type="float" office:value="76.135" calcext:value-type="float">
            <text:p>76.135</text:p>
          </table:table-cell>
          <table:table-cell office:value-type="float" office:value="77.515" calcext:value-type="float">
            <text:p>77.515</text:p>
          </table:table-cell>
          <table:table-cell table:formula="of:=[.L10]-[.K10]" office:value-type="float" office:value="1.38" calcext:value-type="float">
            <text:p>1.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815000" calcext:value-type="float">
            <text:p>55815000</text:p>
          </table:table-cell>
          <table:table-cell table:formula="of:=[.B11]/1000000" office:value-type="float" office:value="55.815" calcext:value-type="float">
            <text:p>55.815</text:p>
          </table:table-cell>
          <table:table-cell office:value-type="float" office:value="0" calcext:value-type="float">
            <text:p>0</text:p>
          </table:table-cell>
          <table:table-cell office:value-type="float" office:value="-10.47" calcext:value-type="float">
            <text:p>-10.47</text:p>
          </table:table-cell>
          <table:table-cell table:formula="of:=ABS([.D11]-[.E11])" office:value-type="float" office:value="10.47" calcext:value-type="float">
            <text:p>10.47</text:p>
          </table:table-cell>
          <table:table-cell table:formula="of:=[.D11]-[.E11]" office:value-type="float" office:value="10.47" calcext:value-type="float">
            <text:p>10.47</text:p>
          </table:table-cell>
          <table:table-cell table:number-columns-repeated="2"/>
          <table:table-cell office:value-type="string" calcext:value-type="string">
            <text:p>L to S</text:p>
          </table:table-cell>
          <table:table-cell office:value-type="float" office:value="80.235" calcext:value-type="float">
            <text:p>80.235</text:p>
          </table:table-cell>
          <table:table-cell office:value-type="float" office:value="81.355" calcext:value-type="float">
            <text:p>81.355</text:p>
          </table:table-cell>
          <table:table-cell table:formula="of:=[.L11]-[.K11]" office:value-type="float" office:value="1.12" calcext:value-type="float">
            <text:p>1.12</text:p>
          </table:table-cell>
          <table:table-cell/>
          <table:table-cell office:value-type="string" calcext:value-type="string">
            <text:p>Avg. Duration</text:p>
          </table:table-cell>
          <table:table-cell table:formula="of:=([.M6]+[.M7]+[.M8]+[.M9]+[.M10]+[.M11])/6" office:value-type="float" office:value="1.53666666666667" calcext:value-type="float">
            <text:p>1.5366666667</text:p>
          </table:table-cell>
        </table:table-row>
        <table:table-row table:style-name="ro1">
          <table:table-cell/>
          <table:table-cell office:value-type="float" office:value="55835000" calcext:value-type="float">
            <text:p>55835000</text:p>
          </table:table-cell>
          <table:table-cell table:formula="of:=[.B12]/1000000" office:value-type="float" office:value="55.835" calcext:value-type="float">
            <text:p>55.835</text:p>
          </table:table-cell>
          <table:table-cell office:value-type="float" office:value="0" calcext:value-type="float">
            <text:p>0</text:p>
          </table:table-cell>
          <table:table-cell office:value-type="float" office:value="-9.97" calcext:value-type="float">
            <text:p>-9.97</text:p>
          </table:table-cell>
          <table:table-cell table:formula="of:=ABS([.D12]-[.E12])" office:value-type="float" office:value="9.97" calcext:value-type="float">
            <text:p>9.97</text:p>
          </table:table-cell>
          <table:table-cell table:formula="of:=[.D12]-[.E12]" office:value-type="float" office:value="9.97" calcext:value-type="float">
            <text:p>9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855000" calcext:value-type="float">
            <text:p>55855000</text:p>
          </table:table-cell>
          <table:table-cell table:formula="of:=[.B13]/1000000" office:value-type="float" office:value="55.855" calcext:value-type="float">
            <text:p>55.855</text:p>
          </table:table-cell>
          <table:table-cell office:value-type="float" office:value="0" calcext:value-type="float">
            <text:p>0</text:p>
          </table:table-cell>
          <table:table-cell office:value-type="float" office:value="-9.45" calcext:value-type="float">
            <text:p>-9.45</text:p>
          </table:table-cell>
          <table:table-cell table:formula="of:=ABS([.D13]-[.E13])" office:value-type="float" office:value="9.45" calcext:value-type="float">
            <text:p>9.45</text:p>
          </table:table-cell>
          <table:table-cell table:formula="of:=[.D13]-[.E13]" office:value-type="float" office:value="9.45" calcext:value-type="float">
            <text:p>9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875000" calcext:value-type="float">
            <text:p>55875000</text:p>
          </table:table-cell>
          <table:table-cell table:formula="of:=[.B14]/1000000" office:value-type="float" office:value="55.875" calcext:value-type="float">
            <text:p>55.875</text:p>
          </table:table-cell>
          <table:table-cell office:value-type="float" office:value="0" calcext:value-type="float">
            <text:p>0</text:p>
          </table:table-cell>
          <table:table-cell office:value-type="float" office:value="-8.94" calcext:value-type="float">
            <text:p>-8.94</text:p>
          </table:table-cell>
          <table:table-cell table:formula="of:=ABS([.D14]-[.E14])" office:value-type="float" office:value="8.94" calcext:value-type="float">
            <text:p>8.94</text:p>
          </table:table-cell>
          <table:table-cell table:formula="of:=[.D14]-[.E14]" office:value-type="float" office:value="8.94" calcext:value-type="float">
            <text:p>8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895000" calcext:value-type="float">
            <text:p>55895000</text:p>
          </table:table-cell>
          <table:table-cell table:formula="of:=[.B15]/1000000" office:value-type="float" office:value="55.895" calcext:value-type="float">
            <text:p>55.895</text:p>
          </table:table-cell>
          <table:table-cell office:value-type="float" office:value="0" calcext:value-type="float">
            <text:p>0</text:p>
          </table:table-cell>
          <table:table-cell office:value-type="float" office:value="-8.42" calcext:value-type="float">
            <text:p>-8.42</text:p>
          </table:table-cell>
          <table:table-cell table:formula="of:=ABS([.D15]-[.E15])" office:value-type="float" office:value="8.42" calcext:value-type="float">
            <text:p>8.42</text:p>
          </table:table-cell>
          <table:table-cell table:formula="of:=[.D15]-[.E15]" office:value-type="float" office:value="8.42" calcext:value-type="float">
            <text:p>8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915000" calcext:value-type="float">
            <text:p>55915000</text:p>
          </table:table-cell>
          <table:table-cell table:formula="of:=[.B16]/1000000" office:value-type="float" office:value="55.915" calcext:value-type="float">
            <text:p>55.915</text:p>
          </table:table-cell>
          <table:table-cell office:value-type="float" office:value="0" calcext:value-type="float">
            <text:p>0</text:p>
          </table:table-cell>
          <table:table-cell office:value-type="float" office:value="-7.91" calcext:value-type="float">
            <text:p>-7.91</text:p>
          </table:table-cell>
          <table:table-cell table:formula="of:=ABS([.D16]-[.E16])" office:value-type="float" office:value="7.91" calcext:value-type="float">
            <text:p>7.91</text:p>
          </table:table-cell>
          <table:table-cell table:formula="of:=[.D16]-[.E16]" office:value-type="float" office:value="7.91" calcext:value-type="float">
            <text:p>7.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935000" calcext:value-type="float">
            <text:p>55935000</text:p>
          </table:table-cell>
          <table:table-cell table:formula="of:=[.B17]/1000000" office:value-type="float" office:value="55.935" calcext:value-type="float">
            <text:p>55.935</text:p>
          </table:table-cell>
          <table:table-cell office:value-type="float" office:value="0" calcext:value-type="float">
            <text:p>0</text:p>
          </table:table-cell>
          <table:table-cell office:value-type="float" office:value="-7.41" calcext:value-type="float">
            <text:p>-7.41</text:p>
          </table:table-cell>
          <table:table-cell table:formula="of:=ABS([.D17]-[.E17])" office:value-type="float" office:value="7.41" calcext:value-type="float">
            <text:p>7.41</text:p>
          </table:table-cell>
          <table:table-cell table:formula="of:=[.D17]-[.E17]" office:value-type="float" office:value="7.41" calcext:value-type="float">
            <text:p>7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955000" calcext:value-type="float">
            <text:p>55955000</text:p>
          </table:table-cell>
          <table:table-cell table:formula="of:=[.B18]/1000000" office:value-type="float" office:value="55.955" calcext:value-type="float">
            <text:p>55.955</text:p>
          </table:table-cell>
          <table:table-cell office:value-type="float" office:value="0" calcext:value-type="float">
            <text:p>0</text:p>
          </table:table-cell>
          <table:table-cell office:value-type="float" office:value="-6.93" calcext:value-type="float">
            <text:p>-6.93</text:p>
          </table:table-cell>
          <table:table-cell table:formula="of:=ABS([.D18]-[.E18])" office:value-type="float" office:value="6.93" calcext:value-type="float">
            <text:p>6.93</text:p>
          </table:table-cell>
          <table:table-cell table:formula="of:=[.D18]-[.E18]" office:value-type="float" office:value="6.93" calcext:value-type="float">
            <text:p>6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975000" calcext:value-type="float">
            <text:p>55975000</text:p>
          </table:table-cell>
          <table:table-cell table:formula="of:=[.B19]/1000000" office:value-type="float" office:value="55.975" calcext:value-type="float">
            <text:p>55.975</text:p>
          </table:table-cell>
          <table:table-cell office:value-type="float" office:value="0" calcext:value-type="float">
            <text:p>0</text:p>
          </table:table-cell>
          <table:table-cell office:value-type="float" office:value="-6.46" calcext:value-type="float">
            <text:p>-6.46</text:p>
          </table:table-cell>
          <table:table-cell table:formula="of:=ABS([.D19]-[.E19])" office:value-type="float" office:value="6.46" calcext:value-type="float">
            <text:p>6.46</text:p>
          </table:table-cell>
          <table:table-cell table:formula="of:=[.D19]-[.E19]" office:value-type="float" office:value="6.46" calcext:value-type="float">
            <text:p>6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995000" calcext:value-type="float">
            <text:p>55995000</text:p>
          </table:table-cell>
          <table:table-cell table:formula="of:=[.B20]/1000000" office:value-type="float" office:value="55.995" calcext:value-type="float">
            <text:p>55.995</text:p>
          </table:table-cell>
          <table:table-cell office:value-type="float" office:value="0" calcext:value-type="float">
            <text:p>0</text:p>
          </table:table-cell>
          <table:table-cell office:value-type="float" office:value="-6.01" calcext:value-type="float">
            <text:p>-6.01</text:p>
          </table:table-cell>
          <table:table-cell table:formula="of:=ABS([.D20]-[.E20])" office:value-type="float" office:value="6.01" calcext:value-type="float">
            <text:p>6.01</text:p>
          </table:table-cell>
          <table:table-cell table:formula="of:=[.D20]-[.E20]" office:value-type="float" office:value="6.01" calcext:value-type="float">
            <text:p>6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15000" calcext:value-type="float">
            <text:p>56015000</text:p>
          </table:table-cell>
          <table:table-cell table:formula="of:=[.B21]/1000000" office:value-type="float" office:value="56.015" calcext:value-type="float">
            <text:p>56.015</text:p>
          </table:table-cell>
          <table:table-cell office:value-type="float" office:value="0" calcext:value-type="float">
            <text:p>0</text:p>
          </table:table-cell>
          <table:table-cell office:value-type="float" office:value="-5.57" calcext:value-type="float">
            <text:p>-5.57</text:p>
          </table:table-cell>
          <table:table-cell table:formula="of:=ABS([.D21]-[.E21])" office:value-type="float" office:value="5.57" calcext:value-type="float">
            <text:p>5.57</text:p>
          </table:table-cell>
          <table:table-cell table:formula="of:=[.D21]-[.E21]" office:value-type="float" office:value="5.57" calcext:value-type="float">
            <text:p>5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35000" calcext:value-type="float">
            <text:p>56035000</text:p>
          </table:table-cell>
          <table:table-cell table:formula="of:=[.B22]/1000000" office:value-type="float" office:value="56.035" calcext:value-type="float">
            <text:p>56.035</text:p>
          </table:table-cell>
          <table:table-cell office:value-type="float" office:value="0" calcext:value-type="float">
            <text:p>0</text:p>
          </table:table-cell>
          <table:table-cell office:value-type="float" office:value="-5.16" calcext:value-type="float">
            <text:p>-5.16</text:p>
          </table:table-cell>
          <table:table-cell table:formula="of:=ABS([.D22]-[.E22])" office:value-type="float" office:value="5.16" calcext:value-type="float">
            <text:p>5.16</text:p>
          </table:table-cell>
          <table:table-cell table:formula="of:=[.D22]-[.E22]" office:value-type="float" office:value="5.16" calcext:value-type="float">
            <text:p>5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55000" calcext:value-type="float">
            <text:p>56055000</text:p>
          </table:table-cell>
          <table:table-cell table:formula="of:=[.B23]/1000000" office:value-type="float" office:value="56.055" calcext:value-type="float">
            <text:p>56.055</text:p>
          </table:table-cell>
          <table:table-cell office:value-type="float" office:value="0" calcext:value-type="float">
            <text:p>0</text:p>
          </table:table-cell>
          <table:table-cell office:value-type="float" office:value="-4.77" calcext:value-type="float">
            <text:p>-4.77</text:p>
          </table:table-cell>
          <table:table-cell table:formula="of:=ABS([.D23]-[.E23])" office:value-type="float" office:value="4.77" calcext:value-type="float">
            <text:p>4.77</text:p>
          </table:table-cell>
          <table:table-cell table:formula="of:=[.D23]-[.E23]" office:value-type="float" office:value="4.77" calcext:value-type="float">
            <text:p>4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75000" calcext:value-type="float">
            <text:p>56075000</text:p>
          </table:table-cell>
          <table:table-cell table:formula="of:=[.B24]/1000000" office:value-type="float" office:value="56.075" calcext:value-type="float">
            <text:p>56.075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table:formula="of:=ABS([.D24]-[.E24])" office:value-type="float" office:value="4.4" calcext:value-type="float">
            <text:p>4.4</text:p>
          </table:table-cell>
          <table:table-cell table:formula="of:=[.D24]-[.E24]" office:value-type="float" office:value="4.4" calcext:value-type="float">
            <text:p>4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95000" calcext:value-type="float">
            <text:p>56095000</text:p>
          </table:table-cell>
          <table:table-cell table:formula="of:=[.B25]/1000000" office:value-type="float" office:value="56.095" calcext:value-type="float">
            <text:p>56.095</text:p>
          </table:table-cell>
          <table:table-cell office:value-type="float" office:value="0" calcext:value-type="float">
            <text:p>0</text:p>
          </table:table-cell>
          <table:table-cell office:value-type="float" office:value="-4.05" calcext:value-type="float">
            <text:p>-4.05</text:p>
          </table:table-cell>
          <table:table-cell table:formula="of:=ABS([.D25]-[.E25])" office:value-type="float" office:value="4.05" calcext:value-type="float">
            <text:p>4.05</text:p>
          </table:table-cell>
          <table:table-cell table:formula="of:=[.D25]-[.E25]" office:value-type="float" office:value="4.05" calcext:value-type="float">
            <text:p>4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15000" calcext:value-type="float">
            <text:p>56115000</text:p>
          </table:table-cell>
          <table:table-cell table:formula="of:=[.B26]/1000000" office:value-type="float" office:value="56.115" calcext:value-type="float">
            <text:p>56.115</text:p>
          </table:table-cell>
          <table:table-cell office:value-type="float" office:value="0" calcext:value-type="float">
            <text:p>0</text:p>
          </table:table-cell>
          <table:table-cell office:value-type="float" office:value="-3.71" calcext:value-type="float">
            <text:p>-3.71</text:p>
          </table:table-cell>
          <table:table-cell table:formula="of:=ABS([.D26]-[.E26])" office:value-type="float" office:value="3.71" calcext:value-type="float">
            <text:p>3.71</text:p>
          </table:table-cell>
          <table:table-cell table:formula="of:=[.D26]-[.E26]" office:value-type="float" office:value="3.71" calcext:value-type="float">
            <text:p>3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35000" calcext:value-type="float">
            <text:p>56135000</text:p>
          </table:table-cell>
          <table:table-cell table:formula="of:=[.B27]/1000000" office:value-type="float" office:value="56.135" calcext:value-type="float">
            <text:p>56.135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table:formula="of:=ABS([.D27]-[.E27])" office:value-type="float" office:value="3.4" calcext:value-type="float">
            <text:p>3.4</text:p>
          </table:table-cell>
          <table:table-cell table:formula="of:=[.D27]-[.E27]"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55000" calcext:value-type="float">
            <text:p>56155000</text:p>
          </table:table-cell>
          <table:table-cell table:formula="of:=[.B28]/1000000" office:value-type="float" office:value="56.155" calcext:value-type="float">
            <text:p>56.155</text:p>
          </table:table-cell>
          <table:table-cell office:value-type="float" office:value="0" calcext:value-type="float">
            <text:p>0</text:p>
          </table:table-cell>
          <table:table-cell office:value-type="float" office:value="-3.11" calcext:value-type="float">
            <text:p>-3.11</text:p>
          </table:table-cell>
          <table:table-cell table:formula="of:=ABS([.D28]-[.E28])" office:value-type="float" office:value="3.11" calcext:value-type="float">
            <text:p>3.11</text:p>
          </table:table-cell>
          <table:table-cell table:formula="of:=[.D28]-[.E28]" office:value-type="float" office:value="3.11" calcext:value-type="float">
            <text:p>3.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75000" calcext:value-type="float">
            <text:p>56175000</text:p>
          </table:table-cell>
          <table:table-cell table:formula="of:=[.B29]/1000000" office:value-type="float" office:value="56.175" calcext:value-type="float">
            <text:p>56.175</text:p>
          </table:table-cell>
          <table:table-cell office:value-type="float" office:value="0" calcext:value-type="float">
            <text:p>0</text:p>
          </table:table-cell>
          <table:table-cell office:value-type="float" office:value="-2.83" calcext:value-type="float">
            <text:p>-2.83</text:p>
          </table:table-cell>
          <table:table-cell table:formula="of:=ABS([.D29]-[.E29])" office:value-type="float" office:value="2.83" calcext:value-type="float">
            <text:p>2.83</text:p>
          </table:table-cell>
          <table:table-cell table:formula="of:=[.D29]-[.E29]" office:value-type="float" office:value="2.83" calcext:value-type="float">
            <text:p>2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95000" calcext:value-type="float">
            <text:p>56195000</text:p>
          </table:table-cell>
          <table:table-cell table:formula="of:=[.B30]/1000000" office:value-type="float" office:value="56.195" calcext:value-type="float">
            <text:p>56.195</text:p>
          </table:table-cell>
          <table:table-cell office:value-type="float" office:value="0" calcext:value-type="float">
            <text:p>0</text:p>
          </table:table-cell>
          <table:table-cell office:value-type="float" office:value="-2.58" calcext:value-type="float">
            <text:p>-2.58</text:p>
          </table:table-cell>
          <table:table-cell table:formula="of:=ABS([.D30]-[.E30])" office:value-type="float" office:value="2.58" calcext:value-type="float">
            <text:p>2.58</text:p>
          </table:table-cell>
          <table:table-cell table:formula="of:=[.D30]-[.E30]" office:value-type="float" office:value="2.58" calcext:value-type="float">
            <text:p>2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215000" calcext:value-type="float">
            <text:p>56215000</text:p>
          </table:table-cell>
          <table:table-cell table:formula="of:=[.B31]/1000000" office:value-type="float" office:value="56.215" calcext:value-type="float">
            <text:p>56.215</text:p>
          </table:table-cell>
          <table:table-cell office:value-type="float" office:value="0" calcext:value-type="float">
            <text:p>0</text:p>
          </table:table-cell>
          <table:table-cell office:value-type="float" office:value="-2.33" calcext:value-type="float">
            <text:p>-2.33</text:p>
          </table:table-cell>
          <table:table-cell table:formula="of:=ABS([.D31]-[.E31])" office:value-type="float" office:value="2.33" calcext:value-type="float">
            <text:p>2.33</text:p>
          </table:table-cell>
          <table:table-cell table:formula="of:=[.D31]-[.E31]" office:value-type="float" office:value="2.33" calcext:value-type="float">
            <text:p>2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235000" calcext:value-type="float">
            <text:p>56235000</text:p>
          </table:table-cell>
          <table:table-cell table:formula="of:=[.B32]/1000000" office:value-type="float" office:value="56.235" calcext:value-type="float">
            <text:p>56.235</text:p>
          </table:table-cell>
          <table:table-cell office:value-type="float" office:value="0" calcext:value-type="float">
            <text:p>0</text:p>
          </table:table-cell>
          <table:table-cell office:value-type="float" office:value="-2.11" calcext:value-type="float">
            <text:p>-2.11</text:p>
          </table:table-cell>
          <table:table-cell table:formula="of:=ABS([.D32]-[.E32])" office:value-type="float" office:value="2.11" calcext:value-type="float">
            <text:p>2.11</text:p>
          </table:table-cell>
          <table:table-cell table:formula="of:=[.D32]-[.E32]" office:value-type="float" office:value="2.11" calcext:value-type="float">
            <text:p>2.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255000" calcext:value-type="float">
            <text:p>56255000</text:p>
          </table:table-cell>
          <table:table-cell table:formula="of:=[.B33]/1000000" office:value-type="float" office:value="56.255" calcext:value-type="float">
            <text:p>56.255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table:formula="of:=ABS([.D33]-[.E33])" office:value-type="float" office:value="1.9" calcext:value-type="float">
            <text:p>1.9</text:p>
          </table:table-cell>
          <table:table-cell table:formula="of:=[.D33]-[.E33]" office:value-type="float" office:value="1.9" calcext:value-type="float">
            <text:p>1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275000" calcext:value-type="float">
            <text:p>56275000</text:p>
          </table:table-cell>
          <table:table-cell table:formula="of:=[.B34]/1000000" office:value-type="float" office:value="56.275" calcext:value-type="float">
            <text:p>56.275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formula="of:=ABS([.D34]-[.E34])" office:value-type="float" office:value="1.7" calcext:value-type="float">
            <text:p>1.7</text:p>
          </table:table-cell>
          <table:table-cell table:formula="of:=[.D34]-[.E34]" office:value-type="float" office:value="1.7" calcext:value-type="float">
            <text:p>1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295000" calcext:value-type="float">
            <text:p>56295000</text:p>
          </table:table-cell>
          <table:table-cell table:formula="of:=[.B35]/1000000" office:value-type="float" office:value="56.295" calcext:value-type="float">
            <text:p>56.295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table:formula="of:=ABS([.D35]-[.E35])" office:value-type="float" office:value="1.52" calcext:value-type="float">
            <text:p>1.52</text:p>
          </table:table-cell>
          <table:table-cell table:formula="of:=[.D35]-[.E35]" office:value-type="float" office:value="1.52" calcext:value-type="float">
            <text:p>1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315000" calcext:value-type="float">
            <text:p>56315000</text:p>
          </table:table-cell>
          <table:table-cell table:formula="of:=[.B36]/1000000" office:value-type="float" office:value="56.315" calcext:value-type="float">
            <text:p>56.315</text:p>
          </table:table-cell>
          <table:table-cell office:value-type="float" office:value="0" calcext:value-type="float">
            <text:p>0</text:p>
          </table:table-cell>
          <table:table-cell office:value-type="float" office:value="-1.34" calcext:value-type="float">
            <text:p>-1.34</text:p>
          </table:table-cell>
          <table:table-cell table:formula="of:=ABS([.D36]-[.E36])" office:value-type="float" office:value="1.34" calcext:value-type="float">
            <text:p>1.34</text:p>
          </table:table-cell>
          <table:table-cell table:formula="of:=[.D36]-[.E36]" office:value-type="float" office:value="1.34" calcext:value-type="float">
            <text:p>1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335000" calcext:value-type="float">
            <text:p>56335000</text:p>
          </table:table-cell>
          <table:table-cell table:formula="of:=[.B37]/1000000" office:value-type="float" office:value="56.335" calcext:value-type="float">
            <text:p>56.335</text:p>
          </table:table-cell>
          <table:table-cell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table:formula="of:=ABS([.D37]-[.E37])" office:value-type="float" office:value="1.18" calcext:value-type="float">
            <text:p>1.18</text:p>
          </table:table-cell>
          <table:table-cell table:formula="of:=[.D37]-[.E37]" office:value-type="float" office:value="1.18" calcext:value-type="float">
            <text:p>1.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355000" calcext:value-type="float">
            <text:p>56355000</text:p>
          </table:table-cell>
          <table:table-cell table:formula="of:=[.B38]/1000000" office:value-type="float" office:value="56.355" calcext:value-type="float">
            <text:p>56.355</text:p>
          </table:table-cell>
          <table:table-cell office:value-type="float" office:value="0" calcext:value-type="float">
            <text:p>0</text:p>
          </table:table-cell>
          <table:table-cell office:value-type="float" office:value="-1.03" calcext:value-type="float">
            <text:p>-1.03</text:p>
          </table:table-cell>
          <table:table-cell table:formula="of:=ABS([.D38]-[.E38])" office:value-type="float" office:value="1.03" calcext:value-type="float">
            <text:p>1.03</text:p>
          </table:table-cell>
          <table:table-cell table:formula="of:=[.D38]-[.E38]" office:value-type="float" office:value="1.03" calcext:value-type="float">
            <text:p>1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375000" calcext:value-type="float">
            <text:p>56375000</text:p>
          </table:table-cell>
          <table:table-cell table:formula="of:=[.B39]/1000000" office:value-type="float" office:value="56.375" calcext:value-type="float">
            <text:p>56.375</text:p>
          </table:table-cell>
          <table:table-cell office:value-type="float" office:value="0" calcext:value-type="float">
            <text:p>0</text:p>
          </table:table-cell>
          <table:table-cell office:value-type="float" office:value="-0.89" calcext:value-type="float">
            <text:p>-0.89</text:p>
          </table:table-cell>
          <table:table-cell table:formula="of:=ABS([.D39]-[.E39])" office:value-type="float" office:value="0.89" calcext:value-type="float">
            <text:p>0.89</text:p>
          </table:table-cell>
          <table:table-cell table:formula="of:=[.D39]-[.E39]" office:value-type="float" office:value="0.89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395000" calcext:value-type="float">
            <text:p>56395000</text:p>
          </table:table-cell>
          <table:table-cell table:formula="of:=[.B40]/1000000" office:value-type="float" office:value="56.395" calcext:value-type="float">
            <text:p>56.395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table:formula="of:=ABS([.D40]-[.E40])" office:value-type="float" office:value="0.76" calcext:value-type="float">
            <text:p>0.76</text:p>
          </table:table-cell>
          <table:table-cell table:formula="of:=[.D40]-[.E40]" office:value-type="float" office:value="0.76" calcext:value-type="float">
            <text:p>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415000" calcext:value-type="float">
            <text:p>56415000</text:p>
          </table:table-cell>
          <table:table-cell table:formula="of:=[.B41]/1000000" office:value-type="float" office:value="56.415" calcext:value-type="float">
            <text:p>56.415</text:p>
          </table:table-cell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 table:formula="of:=ABS([.D41]-[.E41])" office:value-type="float" office:value="0.64" calcext:value-type="float">
            <text:p>0.64</text:p>
          </table:table-cell>
          <table:table-cell table:formula="of:=[.D41]-[.E41]"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435000" calcext:value-type="float">
            <text:p>56435000</text:p>
          </table:table-cell>
          <table:table-cell table:formula="of:=[.B42]/1000000" office:value-type="float" office:value="56.435" calcext:value-type="float">
            <text:p>56.435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table:formula="of:=ABS([.D42]-[.E42])" office:value-type="float" office:value="0.52" calcext:value-type="float">
            <text:p>0.52</text:p>
          </table:table-cell>
          <table:table-cell table:formula="of:=[.D42]-[.E42]"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455000" calcext:value-type="float">
            <text:p>56455000</text:p>
          </table:table-cell>
          <table:table-cell table:formula="of:=[.B43]/1000000" office:value-type="float" office:value="56.455" calcext:value-type="float">
            <text:p>56.455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table:formula="of:=ABS([.D43]-[.E43])" office:value-type="float" office:value="0.42" calcext:value-type="float">
            <text:p>0.42</text:p>
          </table:table-cell>
          <table:table-cell table:formula="of:=[.D43]-[.E43]" office:value-type="float" office:value="0.42" calcext:value-type="float">
            <text:p>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475000" calcext:value-type="float">
            <text:p>56475000</text:p>
          </table:table-cell>
          <table:table-cell table:formula="of:=[.B44]/1000000" office:value-type="float" office:value="56.475" calcext:value-type="float">
            <text:p>56.475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table:formula="of:=ABS([.D44]-[.E44])" office:value-type="float" office:value="0.32" calcext:value-type="float">
            <text:p>0.32</text:p>
          </table:table-cell>
          <table:table-cell table:formula="of:=[.D44]-[.E44]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495000" calcext:value-type="float">
            <text:p>56495000</text:p>
          </table:table-cell>
          <table:table-cell table:formula="of:=[.B45]/1000000" office:value-type="float" office:value="56.495" calcext:value-type="float">
            <text:p>56.495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table:formula="of:=ABS([.D45]-[.E45])" office:value-type="float" office:value="0.22" calcext:value-type="float">
            <text:p>0.22</text:p>
          </table:table-cell>
          <table:table-cell table:formula="of:=[.D45]-[.E45]"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15000" calcext:value-type="float">
            <text:p>56515000</text:p>
          </table:table-cell>
          <table:table-cell table:formula="of:=[.B46]/1000000" office:value-type="float" office:value="56.515" calcext:value-type="float">
            <text:p>56.51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table:formula="of:=ABS([.D46]-[.E46])" office:value-type="float" office:value="0.14" calcext:value-type="float">
            <text:p>0.14</text:p>
          </table:table-cell>
          <table:table-cell table:formula="of:=[.D46]-[.E46]" office:value-type="float" office:value="0.14" calcext:value-type="float">
            <text:p>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35000" calcext:value-type="float">
            <text:p>56535000</text:p>
          </table:table-cell>
          <table:table-cell table:formula="of:=[.B47]/1000000" office:value-type="float" office:value="56.535" calcext:value-type="float">
            <text:p>56.53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formula="of:=ABS([.D47]-[.E47])" office:value-type="float" office:value="0.05" calcext:value-type="float">
            <text:p>0.05</text:p>
          </table:table-cell>
          <table:table-cell table:formula="of:=[.D47]-[.E47]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55000" calcext:value-type="float">
            <text:p>56555000</text:p>
          </table:table-cell>
          <table:table-cell table:formula="of:=[.B48]/1000000" office:value-type="float" office:value="56.555" calcext:value-type="float">
            <text:p>56.55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ABS([.D48]-[.E48])" office:value-type="float" office:value="0.01" calcext:value-type="float">
            <text:p>0.01</text:p>
          </table:table-cell>
          <table:table-cell table:formula="of:=[.D48]-[.E48]" office:value-type="float" office:value="-0.01" calcext:value-type="float">
            <text:p>-0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75000" calcext:value-type="float">
            <text:p>56575000</text:p>
          </table:table-cell>
          <table:table-cell table:formula="of:=[.B49]/1000000" office:value-type="float" office:value="56.575" calcext:value-type="float">
            <text:p>56.5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ABS([.D49]-[.E49])" office:value-type="float" office:value="0.08" calcext:value-type="float">
            <text:p>0.08</text:p>
          </table:table-cell>
          <table:table-cell table:formula="of:=[.D49]-[.E49]" office:value-type="float" office:value="-0.08" calcext:value-type="float">
            <text:p>-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595000" calcext:value-type="float">
            <text:p>56595000</text:p>
          </table:table-cell>
          <table:table-cell table:formula="of:=[.B50]/1000000" office:value-type="float" office:value="56.595" calcext:value-type="float">
            <text:p>56.59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formula="of:=ABS([.D50]-[.E50])" office:value-type="float" office:value="0.15" calcext:value-type="float">
            <text:p>0.15</text:p>
          </table:table-cell>
          <table:table-cell table:formula="of:=[.D50]-[.E50]" office:value-type="float" office:value="-0.15" calcext:value-type="float">
            <text:p>-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615000" calcext:value-type="float">
            <text:p>56615000</text:p>
          </table:table-cell>
          <table:table-cell table:formula="of:=[.B51]/1000000" office:value-type="float" office:value="56.615" calcext:value-type="float">
            <text:p>56.61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formula="of:=ABS([.D51]-[.E51])" office:value-type="float" office:value="0.21" calcext:value-type="float">
            <text:p>0.21</text:p>
          </table:table-cell>
          <table:table-cell table:formula="of:=[.D51]-[.E51]" office:value-type="float" office:value="-0.21" calcext:value-type="float">
            <text:p>-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635000" calcext:value-type="float">
            <text:p>56635000</text:p>
          </table:table-cell>
          <table:table-cell table:formula="of:=[.B52]/1000000" office:value-type="float" office:value="56.635" calcext:value-type="float">
            <text:p>56.63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formula="of:=ABS([.D52]-[.E52])" office:value-type="float" office:value="0.27" calcext:value-type="float">
            <text:p>0.27</text:p>
          </table:table-cell>
          <table:table-cell table:formula="of:=[.D52]-[.E52]" office:value-type="float" office:value="-0.27" calcext:value-type="float">
            <text:p>-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655000" calcext:value-type="float">
            <text:p>56655000</text:p>
          </table:table-cell>
          <table:table-cell table:formula="of:=[.B53]/1000000" office:value-type="float" office:value="56.655" calcext:value-type="float">
            <text:p>56.65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formula="of:=ABS([.D53]-[.E53])" office:value-type="float" office:value="0.33" calcext:value-type="float">
            <text:p>0.33</text:p>
          </table:table-cell>
          <table:table-cell table:formula="of:=[.D53]-[.E53]" office:value-type="float" office:value="-0.33" calcext:value-type="float">
            <text:p>-0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675000" calcext:value-type="float">
            <text:p>56675000</text:p>
          </table:table-cell>
          <table:table-cell table:formula="of:=[.B54]/1000000" office:value-type="float" office:value="56.675" calcext:value-type="float">
            <text:p>56.675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formula="of:=ABS([.D54]-[.E54])" office:value-type="float" office:value="0.38" calcext:value-type="float">
            <text:p>0.38</text:p>
          </table:table-cell>
          <table:table-cell table:formula="of:=[.D54]-[.E54]" office:value-type="float" office:value="-0.38" calcext:value-type="float">
            <text:p>-0.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695000" calcext:value-type="float">
            <text:p>56695000</text:p>
          </table:table-cell>
          <table:table-cell table:formula="of:=[.B55]/1000000" office:value-type="float" office:value="56.695" calcext:value-type="float">
            <text:p>56.69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55]-[.E55])" office:value-type="float" office:value="0.43" calcext:value-type="float">
            <text:p>0.43</text:p>
          </table:table-cell>
          <table:table-cell table:formula="of:=[.D55]-[.E55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715000" calcext:value-type="float">
            <text:p>56715000</text:p>
          </table:table-cell>
          <table:table-cell table:formula="of:=[.B56]/1000000" office:value-type="float" office:value="56.715" calcext:value-type="float">
            <text:p>56.71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56]-[.E56])" office:value-type="float" office:value="0.47" calcext:value-type="float">
            <text:p>0.47</text:p>
          </table:table-cell>
          <table:table-cell table:formula="of:=[.D56]-[.E56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735000" calcext:value-type="float">
            <text:p>56735000</text:p>
          </table:table-cell>
          <table:table-cell table:formula="of:=[.B57]/1000000" office:value-type="float" office:value="56.735" calcext:value-type="float">
            <text:p>56.7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57]-[.E57])" office:value-type="float" office:value="0.51" calcext:value-type="float">
            <text:p>0.51</text:p>
          </table:table-cell>
          <table:table-cell table:formula="of:=[.D57]-[.E57]" office:value-type="float" office:value="-0.51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755000" calcext:value-type="float">
            <text:p>56755000</text:p>
          </table:table-cell>
          <table:table-cell table:formula="of:=[.B58]/1000000" office:value-type="float" office:value="56.755" calcext:value-type="float">
            <text:p>56.7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58]-[.E58])" office:value-type="float" office:value="0.55" calcext:value-type="float">
            <text:p>0.55</text:p>
          </table:table-cell>
          <table:table-cell table:formula="of:=[.D58]-[.E58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775000" calcext:value-type="float">
            <text:p>56775000</text:p>
          </table:table-cell>
          <table:table-cell table:formula="of:=[.B59]/1000000" office:value-type="float" office:value="56.775" calcext:value-type="float">
            <text:p>56.77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59]-[.E59])" office:value-type="float" office:value="0.59" calcext:value-type="float">
            <text:p>0.59</text:p>
          </table:table-cell>
          <table:table-cell table:formula="of:=[.D59]-[.E59]" office:value-type="float" office:value="-0.59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795000" calcext:value-type="float">
            <text:p>56795000</text:p>
          </table:table-cell>
          <table:table-cell table:formula="of:=[.B60]/1000000" office:value-type="float" office:value="56.795" calcext:value-type="float">
            <text:p>56.79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60]-[.E60])" office:value-type="float" office:value="0.62" calcext:value-type="float">
            <text:p>0.62</text:p>
          </table:table-cell>
          <table:table-cell table:formula="of:=[.D60]-[.E60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815000" calcext:value-type="float">
            <text:p>56815000</text:p>
          </table:table-cell>
          <table:table-cell table:formula="of:=[.B61]/1000000" office:value-type="float" office:value="56.815" calcext:value-type="float">
            <text:p>56.81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61]-[.E61])" office:value-type="float" office:value="0.65" calcext:value-type="float">
            <text:p>0.65</text:p>
          </table:table-cell>
          <table:table-cell table:formula="of:=[.D61]-[.E61]" office:value-type="float" office:value="-0.65" calcext:value-type="float">
            <text:p>-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835000" calcext:value-type="float">
            <text:p>56835000</text:p>
          </table:table-cell>
          <table:table-cell table:formula="of:=[.B62]/1000000" office:value-type="float" office:value="56.835" calcext:value-type="float">
            <text:p>56.83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62]-[.E62])" office:value-type="float" office:value="0.68" calcext:value-type="float">
            <text:p>0.68</text:p>
          </table:table-cell>
          <table:table-cell table:formula="of:=[.D62]-[.E62]" office:value-type="float" office:value="-0.68" calcext:value-type="float">
            <text:p>-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855000" calcext:value-type="float">
            <text:p>56855000</text:p>
          </table:table-cell>
          <table:table-cell table:formula="of:=[.B63]/1000000" office:value-type="float" office:value="56.855" calcext:value-type="float">
            <text:p>56.8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63]-[.E63])" office:value-type="float" office:value="0.7" calcext:value-type="float">
            <text:p>0.7</text:p>
          </table:table-cell>
          <table:table-cell table:formula="of:=[.D63]-[.E63]" office:value-type="float" office:value="-0.7" calcext:value-type="float">
            <text:p>-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875000" calcext:value-type="float">
            <text:p>56875000</text:p>
          </table:table-cell>
          <table:table-cell table:formula="of:=[.B64]/1000000" office:value-type="float" office:value="56.875" calcext:value-type="float">
            <text:p>56.87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64]-[.E64])" office:value-type="float" office:value="0.72" calcext:value-type="float">
            <text:p>0.72</text:p>
          </table:table-cell>
          <table:table-cell table:formula="of:=[.D64]-[.E64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895000" calcext:value-type="float">
            <text:p>56895000</text:p>
          </table:table-cell>
          <table:table-cell table:formula="of:=[.B65]/1000000" office:value-type="float" office:value="56.895" calcext:value-type="float">
            <text:p>56.89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65]-[.E65])" office:value-type="float" office:value="0.74" calcext:value-type="float">
            <text:p>0.74</text:p>
          </table:table-cell>
          <table:table-cell table:formula="of:=[.D65]-[.E65]" office:value-type="float" office:value="-0.74" calcext:value-type="float">
            <text:p>-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915000" calcext:value-type="float">
            <text:p>56915000</text:p>
          </table:table-cell>
          <table:table-cell table:formula="of:=[.B66]/1000000" office:value-type="float" office:value="56.915" calcext:value-type="float">
            <text:p>56.91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66]-[.E66])" office:value-type="float" office:value="0.75" calcext:value-type="float">
            <text:p>0.75</text:p>
          </table:table-cell>
          <table:table-cell table:formula="of:=[.D66]-[.E66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935000" calcext:value-type="float">
            <text:p>56935000</text:p>
          </table:table-cell>
          <table:table-cell table:formula="of:=[.B67]/1000000" office:value-type="float" office:value="56.935" calcext:value-type="float">
            <text:p>56.93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67]-[.E67])" office:value-type="float" office:value="0.77" calcext:value-type="float">
            <text:p>0.77</text:p>
          </table:table-cell>
          <table:table-cell table:formula="of:=[.D67]-[.E67]" office:value-type="float" office:value="-0.77" calcext:value-type="float">
            <text:p>-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955000" calcext:value-type="float">
            <text:p>56955000</text:p>
          </table:table-cell>
          <table:table-cell table:formula="of:=[.B68]/1000000" office:value-type="float" office:value="56.955" calcext:value-type="float">
            <text:p>56.95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68]-[.E68])" office:value-type="float" office:value="0.78" calcext:value-type="float">
            <text:p>0.78</text:p>
          </table:table-cell>
          <table:table-cell table:formula="of:=[.D68]-[.E68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975000" calcext:value-type="float">
            <text:p>56975000</text:p>
          </table:table-cell>
          <table:table-cell table:formula="of:=[.B69]/1000000" office:value-type="float" office:value="56.975" calcext:value-type="float">
            <text:p>56.97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69]-[.E69])" office:value-type="float" office:value="0.79" calcext:value-type="float">
            <text:p>0.79</text:p>
          </table:table-cell>
          <table:table-cell table:formula="of:=[.D69]-[.E69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995000" calcext:value-type="float">
            <text:p>56995000</text:p>
          </table:table-cell>
          <table:table-cell table:formula="of:=[.B70]/1000000" office:value-type="float" office:value="56.995" calcext:value-type="float">
            <text:p>56.9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70]-[.E70])" office:value-type="float" office:value="0.8" calcext:value-type="float">
            <text:p>0.8</text:p>
          </table:table-cell>
          <table:table-cell table:formula="of:=[.D70]-[.E70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15000" calcext:value-type="float">
            <text:p>57015000</text:p>
          </table:table-cell>
          <table:table-cell table:formula="of:=[.B71]/1000000" office:value-type="float" office:value="57.015" calcext:value-type="float">
            <text:p>57.01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1]-[.E71])" office:value-type="float" office:value="0.81" calcext:value-type="float">
            <text:p>0.81</text:p>
          </table:table-cell>
          <table:table-cell table:formula="of:=[.D71]-[.E71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35000" calcext:value-type="float">
            <text:p>57035000</text:p>
          </table:table-cell>
          <table:table-cell table:formula="of:=[.B72]/1000000" office:value-type="float" office:value="57.035" calcext:value-type="float">
            <text:p>57.03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2]-[.E72])" office:value-type="float" office:value="0.81" calcext:value-type="float">
            <text:p>0.81</text:p>
          </table:table-cell>
          <table:table-cell table:formula="of:=[.D72]-[.E72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55000" calcext:value-type="float">
            <text:p>57055000</text:p>
          </table:table-cell>
          <table:table-cell table:formula="of:=[.B73]/1000000" office:value-type="float" office:value="57.055" calcext:value-type="float">
            <text:p>57.0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3]-[.E73])" office:value-type="float" office:value="0.82" calcext:value-type="float">
            <text:p>0.82</text:p>
          </table:table-cell>
          <table:table-cell table:formula="of:=[.D73]-[.E73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75000" calcext:value-type="float">
            <text:p>57075000</text:p>
          </table:table-cell>
          <table:table-cell table:formula="of:=[.B74]/1000000" office:value-type="float" office:value="57.075" calcext:value-type="float">
            <text:p>57.0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4]-[.E74])" office:value-type="float" office:value="0.82" calcext:value-type="float">
            <text:p>0.82</text:p>
          </table:table-cell>
          <table:table-cell table:formula="of:=[.D74]-[.E74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95000" calcext:value-type="float">
            <text:p>57095000</text:p>
          </table:table-cell>
          <table:table-cell table:formula="of:=[.B75]/1000000" office:value-type="float" office:value="57.095" calcext:value-type="float">
            <text:p>57.09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5]-[.E75])" office:value-type="float" office:value="0.83" calcext:value-type="float">
            <text:p>0.83</text:p>
          </table:table-cell>
          <table:table-cell table:formula="of:=[.D75]-[.E75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115000" calcext:value-type="float">
            <text:p>57115000</text:p>
          </table:table-cell>
          <table:table-cell table:formula="of:=[.B76]/1000000" office:value-type="float" office:value="57.115" calcext:value-type="float">
            <text:p>57.11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6]-[.E76])" office:value-type="float" office:value="0.83" calcext:value-type="float">
            <text:p>0.83</text:p>
          </table:table-cell>
          <table:table-cell table:formula="of:=[.D76]-[.E76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135000" calcext:value-type="float">
            <text:p>57135000</text:p>
          </table:table-cell>
          <table:table-cell table:formula="of:=[.B77]/1000000" office:value-type="float" office:value="57.135" calcext:value-type="float">
            <text:p>57.13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7]-[.E77])" office:value-type="float" office:value="0.83" calcext:value-type="float">
            <text:p>0.83</text:p>
          </table:table-cell>
          <table:table-cell table:formula="of:=[.D77]-[.E77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155000" calcext:value-type="float">
            <text:p>57155000</text:p>
          </table:table-cell>
          <table:table-cell table:formula="of:=[.B78]/1000000" office:value-type="float" office:value="57.155" calcext:value-type="float">
            <text:p>57.15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8]-[.E78])" office:value-type="float" office:value="0.83" calcext:value-type="float">
            <text:p>0.83</text:p>
          </table:table-cell>
          <table:table-cell table:formula="of:=[.D78]-[.E78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175000" calcext:value-type="float">
            <text:p>57175000</text:p>
          </table:table-cell>
          <table:table-cell table:formula="of:=[.B79]/1000000" office:value-type="float" office:value="57.175" calcext:value-type="float">
            <text:p>57.17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9]-[.E79])" office:value-type="float" office:value="0.83" calcext:value-type="float">
            <text:p>0.83</text:p>
          </table:table-cell>
          <table:table-cell table:formula="of:=[.D79]-[.E79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195000" calcext:value-type="float">
            <text:p>57195000</text:p>
          </table:table-cell>
          <table:table-cell table:formula="of:=[.B80]/1000000" office:value-type="float" office:value="57.195" calcext:value-type="float">
            <text:p>57.19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0]-[.E80])" office:value-type="float" office:value="0.83" calcext:value-type="float">
            <text:p>0.83</text:p>
          </table:table-cell>
          <table:table-cell table:formula="of:=[.D80]-[.E80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215000" calcext:value-type="float">
            <text:p>57215000</text:p>
          </table:table-cell>
          <table:table-cell table:formula="of:=[.B81]/1000000" office:value-type="float" office:value="57.215" calcext:value-type="float">
            <text:p>57.21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1]-[.E81])" office:value-type="float" office:value="0.83" calcext:value-type="float">
            <text:p>0.83</text:p>
          </table:table-cell>
          <table:table-cell table:formula="of:=[.D81]-[.E81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235000" calcext:value-type="float">
            <text:p>57235000</text:p>
          </table:table-cell>
          <table:table-cell table:formula="of:=[.B82]/1000000" office:value-type="float" office:value="57.235" calcext:value-type="float">
            <text:p>57.23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2]-[.E82])" office:value-type="float" office:value="0.83" calcext:value-type="float">
            <text:p>0.83</text:p>
          </table:table-cell>
          <table:table-cell table:formula="of:=[.D82]-[.E82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255000" calcext:value-type="float">
            <text:p>57255000</text:p>
          </table:table-cell>
          <table:table-cell table:formula="of:=[.B83]/1000000" office:value-type="float" office:value="57.255" calcext:value-type="float">
            <text:p>57.25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3]-[.E83])" office:value-type="float" office:value="0.83" calcext:value-type="float">
            <text:p>0.83</text:p>
          </table:table-cell>
          <table:table-cell table:formula="of:=[.D83]-[.E83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275000" calcext:value-type="float">
            <text:p>57275000</text:p>
          </table:table-cell>
          <table:table-cell table:formula="of:=[.B84]/1000000" office:value-type="float" office:value="57.275" calcext:value-type="float">
            <text:p>57.2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4]-[.E84])" office:value-type="float" office:value="0.82" calcext:value-type="float">
            <text:p>0.82</text:p>
          </table:table-cell>
          <table:table-cell table:formula="of:=[.D84]-[.E84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295000" calcext:value-type="float">
            <text:p>57295000</text:p>
          </table:table-cell>
          <table:table-cell table:formula="of:=[.B85]/1000000" office:value-type="float" office:value="57.295" calcext:value-type="float">
            <text:p>57.29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5]-[.E85])" office:value-type="float" office:value="0.82" calcext:value-type="float">
            <text:p>0.82</text:p>
          </table:table-cell>
          <table:table-cell table:formula="of:=[.D85]-[.E85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315000" calcext:value-type="float">
            <text:p>57315000</text:p>
          </table:table-cell>
          <table:table-cell table:formula="of:=[.B86]/1000000" office:value-type="float" office:value="57.315" calcext:value-type="float">
            <text:p>57.31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6]-[.E86])" office:value-type="float" office:value="0.82" calcext:value-type="float">
            <text:p>0.82</text:p>
          </table:table-cell>
          <table:table-cell table:formula="of:=[.D86]-[.E86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335000" calcext:value-type="float">
            <text:p>57335000</text:p>
          </table:table-cell>
          <table:table-cell table:formula="of:=[.B87]/1000000" office:value-type="float" office:value="57.335" calcext:value-type="float">
            <text:p>57.33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7]-[.E87])" office:value-type="float" office:value="0.82" calcext:value-type="float">
            <text:p>0.82</text:p>
          </table:table-cell>
          <table:table-cell table:formula="of:=[.D87]-[.E87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355000" calcext:value-type="float">
            <text:p>57355000</text:p>
          </table:table-cell>
          <table:table-cell table:formula="of:=[.B88]/1000000" office:value-type="float" office:value="57.355" calcext:value-type="float">
            <text:p>57.3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8]-[.E88])" office:value-type="float" office:value="0.82" calcext:value-type="float">
            <text:p>0.82</text:p>
          </table:table-cell>
          <table:table-cell table:formula="of:=[.D88]-[.E88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375000" calcext:value-type="float">
            <text:p>57375000</text:p>
          </table:table-cell>
          <table:table-cell table:formula="of:=[.B89]/1000000" office:value-type="float" office:value="57.375" calcext:value-type="float">
            <text:p>57.37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89]-[.E89])" office:value-type="float" office:value="0.81" calcext:value-type="float">
            <text:p>0.81</text:p>
          </table:table-cell>
          <table:table-cell table:formula="of:=[.D89]-[.E89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395000" calcext:value-type="float">
            <text:p>57395000</text:p>
          </table:table-cell>
          <table:table-cell table:formula="of:=[.B90]/1000000" office:value-type="float" office:value="57.395" calcext:value-type="float">
            <text:p>57.39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0]-[.E90])" office:value-type="float" office:value="0.81" calcext:value-type="float">
            <text:p>0.81</text:p>
          </table:table-cell>
          <table:table-cell table:formula="of:=[.D90]-[.E90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415000" calcext:value-type="float">
            <text:p>57415000</text:p>
          </table:table-cell>
          <table:table-cell table:formula="of:=[.B91]/1000000" office:value-type="float" office:value="57.415" calcext:value-type="float">
            <text:p>57.41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1]-[.E91])" office:value-type="float" office:value="0.81" calcext:value-type="float">
            <text:p>0.81</text:p>
          </table:table-cell>
          <table:table-cell table:formula="of:=[.D91]-[.E91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435000" calcext:value-type="float">
            <text:p>57435000</text:p>
          </table:table-cell>
          <table:table-cell table:formula="of:=[.B92]/1000000" office:value-type="float" office:value="57.435" calcext:value-type="float">
            <text:p>57.43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2]-[.E92])" office:value-type="float" office:value="0.81" calcext:value-type="float">
            <text:p>0.81</text:p>
          </table:table-cell>
          <table:table-cell table:formula="of:=[.D92]-[.E92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455000" calcext:value-type="float">
            <text:p>57455000</text:p>
          </table:table-cell>
          <table:table-cell table:formula="of:=[.B93]/1000000" office:value-type="float" office:value="57.455" calcext:value-type="float">
            <text:p>57.45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3]-[.E93])" office:value-type="float" office:value="0.81" calcext:value-type="float">
            <text:p>0.81</text:p>
          </table:table-cell>
          <table:table-cell table:formula="of:=[.D93]-[.E93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475000" calcext:value-type="float">
            <text:p>57475000</text:p>
          </table:table-cell>
          <table:table-cell table:formula="of:=[.B94]/1000000" office:value-type="float" office:value="57.475" calcext:value-type="float">
            <text:p>57.47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4]-[.E94])" office:value-type="float" office:value="0.81" calcext:value-type="float">
            <text:p>0.81</text:p>
          </table:table-cell>
          <table:table-cell table:formula="of:=[.D94]-[.E94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495000" calcext:value-type="float">
            <text:p>57495000</text:p>
          </table:table-cell>
          <table:table-cell table:formula="of:=[.B95]/1000000" office:value-type="float" office:value="57.495" calcext:value-type="float">
            <text:p>57.49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5]-[.E95])" office:value-type="float" office:value="0.81" calcext:value-type="float">
            <text:p>0.81</text:p>
          </table:table-cell>
          <table:table-cell table:formula="of:=[.D95]-[.E95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515000" calcext:value-type="float">
            <text:p>57515000</text:p>
          </table:table-cell>
          <table:table-cell table:formula="of:=[.B96]/1000000" office:value-type="float" office:value="57.515" calcext:value-type="float">
            <text:p>57.51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6]-[.E96])" office:value-type="float" office:value="0.81" calcext:value-type="float">
            <text:p>0.81</text:p>
          </table:table-cell>
          <table:table-cell table:formula="of:=[.D96]-[.E96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535000" calcext:value-type="float">
            <text:p>57535000</text:p>
          </table:table-cell>
          <table:table-cell table:formula="of:=[.B97]/1000000" office:value-type="float" office:value="57.535" calcext:value-type="float">
            <text:p>57.5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7]-[.E97])" office:value-type="float" office:value="0.8" calcext:value-type="float">
            <text:p>0.8</text:p>
          </table:table-cell>
          <table:table-cell table:formula="of:=[.D97]-[.E97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555000" calcext:value-type="float">
            <text:p>57555000</text:p>
          </table:table-cell>
          <table:table-cell table:formula="of:=[.B98]/1000000" office:value-type="float" office:value="57.555" calcext:value-type="float">
            <text:p>57.5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8]-[.E98])" office:value-type="float" office:value="0.8" calcext:value-type="float">
            <text:p>0.8</text:p>
          </table:table-cell>
          <table:table-cell table:formula="of:=[.D98]-[.E98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575000" calcext:value-type="float">
            <text:p>57575000</text:p>
          </table:table-cell>
          <table:table-cell table:formula="of:=[.B99]/1000000" office:value-type="float" office:value="57.575" calcext:value-type="float">
            <text:p>57.5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9]-[.E99])" office:value-type="float" office:value="0.8" calcext:value-type="float">
            <text:p>0.8</text:p>
          </table:table-cell>
          <table:table-cell table:formula="of:=[.D99]-[.E99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595000" calcext:value-type="float">
            <text:p>57595000</text:p>
          </table:table-cell>
          <table:table-cell table:formula="of:=[.B100]/1000000" office:value-type="float" office:value="57.595" calcext:value-type="float">
            <text:p>57.5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0]-[.E100])" office:value-type="float" office:value="0.8" calcext:value-type="float">
            <text:p>0.8</text:p>
          </table:table-cell>
          <table:table-cell table:formula="of:=[.D100]-[.E100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615000" calcext:value-type="float">
            <text:p>57615000</text:p>
          </table:table-cell>
          <table:table-cell table:formula="of:=[.B101]/1000000" office:value-type="float" office:value="57.615" calcext:value-type="float">
            <text:p>57.6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1]-[.E101])" office:value-type="float" office:value="0.8" calcext:value-type="float">
            <text:p>0.8</text:p>
          </table:table-cell>
          <table:table-cell table:formula="of:=[.D101]-[.E101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635000" calcext:value-type="float">
            <text:p>57635000</text:p>
          </table:table-cell>
          <table:table-cell table:formula="of:=[.B102]/1000000" office:value-type="float" office:value="57.635" calcext:value-type="float">
            <text:p>57.6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2]-[.E102])" office:value-type="float" office:value="0.8" calcext:value-type="float">
            <text:p>0.8</text:p>
          </table:table-cell>
          <table:table-cell table:formula="of:=[.D102]-[.E102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655000" calcext:value-type="float">
            <text:p>57655000</text:p>
          </table:table-cell>
          <table:table-cell table:formula="of:=[.B103]/1000000" office:value-type="float" office:value="57.655" calcext:value-type="float">
            <text:p>57.6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3]-[.E103])" office:value-type="float" office:value="0.8" calcext:value-type="float">
            <text:p>0.8</text:p>
          </table:table-cell>
          <table:table-cell table:formula="of:=[.D103]-[.E103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675000" calcext:value-type="float">
            <text:p>57675000</text:p>
          </table:table-cell>
          <table:table-cell table:formula="of:=[.B104]/1000000" office:value-type="float" office:value="57.675" calcext:value-type="float">
            <text:p>57.6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4]-[.E104])" office:value-type="float" office:value="0.8" calcext:value-type="float">
            <text:p>0.8</text:p>
          </table:table-cell>
          <table:table-cell table:formula="of:=[.D104]-[.E104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695000" calcext:value-type="float">
            <text:p>57695000</text:p>
          </table:table-cell>
          <table:table-cell table:formula="of:=[.B105]/1000000" office:value-type="float" office:value="57.695" calcext:value-type="float">
            <text:p>57.6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5]-[.E105])" office:value-type="float" office:value="0.8" calcext:value-type="float">
            <text:p>0.8</text:p>
          </table:table-cell>
          <table:table-cell table:formula="of:=[.D105]-[.E105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715000" calcext:value-type="float">
            <text:p>57715000</text:p>
          </table:table-cell>
          <table:table-cell table:formula="of:=[.B106]/1000000" office:value-type="float" office:value="57.715" calcext:value-type="float">
            <text:p>57.7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6]-[.E106])" office:value-type="float" office:value="0.8" calcext:value-type="float">
            <text:p>0.8</text:p>
          </table:table-cell>
          <table:table-cell table:formula="of:=[.D106]-[.E106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735000" calcext:value-type="float">
            <text:p>57735000</text:p>
          </table:table-cell>
          <table:table-cell table:formula="of:=[.B107]/1000000" office:value-type="float" office:value="57.735" calcext:value-type="float">
            <text:p>57.7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7]-[.E107])" office:value-type="float" office:value="0.8" calcext:value-type="float">
            <text:p>0.8</text:p>
          </table:table-cell>
          <table:table-cell table:formula="of:=[.D107]-[.E107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755000" calcext:value-type="float">
            <text:p>57755000</text:p>
          </table:table-cell>
          <table:table-cell table:formula="of:=[.B108]/1000000" office:value-type="float" office:value="57.755" calcext:value-type="float">
            <text:p>57.75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8]-[.E108])" office:value-type="float" office:value="0.79" calcext:value-type="float">
            <text:p>0.79</text:p>
          </table:table-cell>
          <table:table-cell table:formula="of:=[.D108]-[.E108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775000" calcext:value-type="float">
            <text:p>57775000</text:p>
          </table:table-cell>
          <table:table-cell table:formula="of:=[.B109]/1000000" office:value-type="float" office:value="57.775" calcext:value-type="float">
            <text:p>57.77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9]-[.E109])" office:value-type="float" office:value="0.79" calcext:value-type="float">
            <text:p>0.79</text:p>
          </table:table-cell>
          <table:table-cell table:formula="of:=[.D109]-[.E109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795000" calcext:value-type="float">
            <text:p>57795000</text:p>
          </table:table-cell>
          <table:table-cell table:formula="of:=[.B110]/1000000" office:value-type="float" office:value="57.795" calcext:value-type="float">
            <text:p>57.79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0]-[.E110])" office:value-type="float" office:value="0.79" calcext:value-type="float">
            <text:p>0.79</text:p>
          </table:table-cell>
          <table:table-cell table:formula="of:=[.D110]-[.E110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815000" calcext:value-type="float">
            <text:p>57815000</text:p>
          </table:table-cell>
          <table:table-cell table:formula="of:=[.B111]/1000000" office:value-type="float" office:value="57.815" calcext:value-type="float">
            <text:p>57.81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1]-[.E111])" office:value-type="float" office:value="0.79" calcext:value-type="float">
            <text:p>0.79</text:p>
          </table:table-cell>
          <table:table-cell table:formula="of:=[.D111]-[.E111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835000" calcext:value-type="float">
            <text:p>57835000</text:p>
          </table:table-cell>
          <table:table-cell table:formula="of:=[.B112]/1000000" office:value-type="float" office:value="57.835" calcext:value-type="float">
            <text:p>57.83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2]-[.E112])" office:value-type="float" office:value="0.79" calcext:value-type="float">
            <text:p>0.79</text:p>
          </table:table-cell>
          <table:table-cell table:formula="of:=[.D112]-[.E112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855000" calcext:value-type="float">
            <text:p>57855000</text:p>
          </table:table-cell>
          <table:table-cell table:formula="of:=[.B113]/1000000" office:value-type="float" office:value="57.855" calcext:value-type="float">
            <text:p>57.85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113]-[.E113])" office:value-type="float" office:value="0.78" calcext:value-type="float">
            <text:p>0.78</text:p>
          </table:table-cell>
          <table:table-cell table:formula="of:=[.D113]-[.E113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875000" calcext:value-type="float">
            <text:p>57875000</text:p>
          </table:table-cell>
          <table:table-cell table:formula="of:=[.B114]/1000000" office:value-type="float" office:value="57.875" calcext:value-type="float">
            <text:p>57.87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114]-[.E114])" office:value-type="float" office:value="0.78" calcext:value-type="float">
            <text:p>0.78</text:p>
          </table:table-cell>
          <table:table-cell table:formula="of:=[.D114]-[.E114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895000" calcext:value-type="float">
            <text:p>57895000</text:p>
          </table:table-cell>
          <table:table-cell table:formula="of:=[.B115]/1000000" office:value-type="float" office:value="57.895" calcext:value-type="float">
            <text:p>57.89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115]-[.E115])" office:value-type="float" office:value="0.78" calcext:value-type="float">
            <text:p>0.78</text:p>
          </table:table-cell>
          <table:table-cell table:formula="of:=[.D115]-[.E115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915000" calcext:value-type="float">
            <text:p>57915000</text:p>
          </table:table-cell>
          <table:table-cell table:formula="of:=[.B116]/1000000" office:value-type="float" office:value="57.915" calcext:value-type="float">
            <text:p>57.91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6]-[.E116])" office:value-type="float" office:value="0.77" calcext:value-type="float">
            <text:p>0.77</text:p>
          </table:table-cell>
          <table:table-cell table:formula="of:=[.D116]-[.E116]" office:value-type="float" office:value="-0.77" calcext:value-type="float">
            <text:p>-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935000" calcext:value-type="float">
            <text:p>57935000</text:p>
          </table:table-cell>
          <table:table-cell table:formula="of:=[.B117]/1000000" office:value-type="float" office:value="57.935" calcext:value-type="float">
            <text:p>57.93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7]-[.E117])" office:value-type="float" office:value="0.77" calcext:value-type="float">
            <text:p>0.77</text:p>
          </table:table-cell>
          <table:table-cell table:formula="of:=[.D117]-[.E117]" office:value-type="float" office:value="-0.77" calcext:value-type="float">
            <text:p>-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955000" calcext:value-type="float">
            <text:p>57955000</text:p>
          </table:table-cell>
          <table:table-cell table:formula="of:=[.B118]/1000000" office:value-type="float" office:value="57.955" calcext:value-type="float">
            <text:p>57.95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118]-[.E118])" office:value-type="float" office:value="0.76" calcext:value-type="float">
            <text:p>0.76</text:p>
          </table:table-cell>
          <table:table-cell table:formula="of:=[.D118]-[.E118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975000" calcext:value-type="float">
            <text:p>57975000</text:p>
          </table:table-cell>
          <table:table-cell table:formula="of:=[.B119]/1000000" office:value-type="float" office:value="57.975" calcext:value-type="float">
            <text:p>57.97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119]-[.E119])" office:value-type="float" office:value="0.76" calcext:value-type="float">
            <text:p>0.76</text:p>
          </table:table-cell>
          <table:table-cell table:formula="of:=[.D119]-[.E119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995000" calcext:value-type="float">
            <text:p>57995000</text:p>
          </table:table-cell>
          <table:table-cell table:formula="of:=[.B120]/1000000" office:value-type="float" office:value="57.995" calcext:value-type="float">
            <text:p>57.99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120]-[.E120])" office:value-type="float" office:value="0.76" calcext:value-type="float">
            <text:p>0.76</text:p>
          </table:table-cell>
          <table:table-cell table:formula="of:=[.D120]-[.E120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15000" calcext:value-type="float">
            <text:p>58015000</text:p>
          </table:table-cell>
          <table:table-cell table:formula="of:=[.B121]/1000000" office:value-type="float" office:value="58.015" calcext:value-type="float">
            <text:p>58.01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1]-[.E121])" office:value-type="float" office:value="0.75" calcext:value-type="float">
            <text:p>0.75</text:p>
          </table:table-cell>
          <table:table-cell table:formula="of:=[.D121]-[.E121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35000" calcext:value-type="float">
            <text:p>58035000</text:p>
          </table:table-cell>
          <table:table-cell table:formula="of:=[.B122]/1000000" office:value-type="float" office:value="58.035" calcext:value-type="float">
            <text:p>58.03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2]-[.E122])" office:value-type="float" office:value="0.75" calcext:value-type="float">
            <text:p>0.75</text:p>
          </table:table-cell>
          <table:table-cell table:formula="of:=[.D122]-[.E122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55000" calcext:value-type="float">
            <text:p>58055000</text:p>
          </table:table-cell>
          <table:table-cell table:formula="of:=[.B123]/1000000" office:value-type="float" office:value="58.055" calcext:value-type="float">
            <text:p>58.05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3]-[.E123])" office:value-type="float" office:value="0.74" calcext:value-type="float">
            <text:p>0.74</text:p>
          </table:table-cell>
          <table:table-cell table:formula="of:=[.D123]-[.E123]" office:value-type="float" office:value="-0.74" calcext:value-type="float">
            <text:p>-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75000" calcext:value-type="float">
            <text:p>58075000</text:p>
          </table:table-cell>
          <table:table-cell table:formula="of:=[.B124]/1000000" office:value-type="float" office:value="58.075" calcext:value-type="float">
            <text:p>58.07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4]-[.E124])" office:value-type="float" office:value="0.74" calcext:value-type="float">
            <text:p>0.74</text:p>
          </table:table-cell>
          <table:table-cell table:formula="of:=[.D124]-[.E124]" office:value-type="float" office:value="-0.74" calcext:value-type="float">
            <text:p>-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95000" calcext:value-type="float">
            <text:p>58095000</text:p>
          </table:table-cell>
          <table:table-cell table:formula="of:=[.B125]/1000000" office:value-type="float" office:value="58.095" calcext:value-type="float">
            <text:p>58.0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5]-[.E125])" office:value-type="float" office:value="0.73" calcext:value-type="float">
            <text:p>0.73</text:p>
          </table:table-cell>
          <table:table-cell table:formula="of:=[.D125]-[.E125]" office:value-type="float" office:value="-0.73" calcext:value-type="float">
            <text:p>-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115000" calcext:value-type="float">
            <text:p>58115000</text:p>
          </table:table-cell>
          <table:table-cell table:formula="of:=[.B126]/1000000" office:value-type="float" office:value="58.115" calcext:value-type="float">
            <text:p>58.11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6]-[.E126])" office:value-type="float" office:value="0.73" calcext:value-type="float">
            <text:p>0.73</text:p>
          </table:table-cell>
          <table:table-cell table:formula="of:=[.D126]-[.E126]" office:value-type="float" office:value="-0.73" calcext:value-type="float">
            <text:p>-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135000" calcext:value-type="float">
            <text:p>58135000</text:p>
          </table:table-cell>
          <table:table-cell table:formula="of:=[.B127]/1000000" office:value-type="float" office:value="58.135" calcext:value-type="float">
            <text:p>58.13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7]-[.E127])" office:value-type="float" office:value="0.73" calcext:value-type="float">
            <text:p>0.73</text:p>
          </table:table-cell>
          <table:table-cell table:formula="of:=[.D127]-[.E127]" office:value-type="float" office:value="-0.73" calcext:value-type="float">
            <text:p>-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155000" calcext:value-type="float">
            <text:p>58155000</text:p>
          </table:table-cell>
          <table:table-cell table:formula="of:=[.B128]/1000000" office:value-type="float" office:value="58.155" calcext:value-type="float">
            <text:p>58.15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28]-[.E128])" office:value-type="float" office:value="0.72" calcext:value-type="float">
            <text:p>0.72</text:p>
          </table:table-cell>
          <table:table-cell table:formula="of:=[.D128]-[.E128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175000" calcext:value-type="float">
            <text:p>58175000</text:p>
          </table:table-cell>
          <table:table-cell table:formula="of:=[.B129]/1000000" office:value-type="float" office:value="58.175" calcext:value-type="float">
            <text:p>58.17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29]-[.E129])" office:value-type="float" office:value="0.72" calcext:value-type="float">
            <text:p>0.72</text:p>
          </table:table-cell>
          <table:table-cell table:formula="of:=[.D129]-[.E129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195000" calcext:value-type="float">
            <text:p>58195000</text:p>
          </table:table-cell>
          <table:table-cell table:formula="of:=[.B130]/1000000" office:value-type="float" office:value="58.195" calcext:value-type="float">
            <text:p>58.19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30]-[.E130])" office:value-type="float" office:value="0.72" calcext:value-type="float">
            <text:p>0.72</text:p>
          </table:table-cell>
          <table:table-cell table:formula="of:=[.D130]-[.E130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215000" calcext:value-type="float">
            <text:p>58215000</text:p>
          </table:table-cell>
          <table:table-cell table:formula="of:=[.B131]/1000000" office:value-type="float" office:value="58.215" calcext:value-type="float">
            <text:p>58.21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1]-[.E131])" office:value-type="float" office:value="0.71" calcext:value-type="float">
            <text:p>0.71</text:p>
          </table:table-cell>
          <table:table-cell table:formula="of:=[.D131]-[.E131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235000" calcext:value-type="float">
            <text:p>58235000</text:p>
          </table:table-cell>
          <table:table-cell table:formula="of:=[.B132]/1000000" office:value-type="float" office:value="58.235" calcext:value-type="float">
            <text:p>58.23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2]-[.E132])" office:value-type="float" office:value="0.71" calcext:value-type="float">
            <text:p>0.71</text:p>
          </table:table-cell>
          <table:table-cell table:formula="of:=[.D132]-[.E132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255000" calcext:value-type="float">
            <text:p>58255000</text:p>
          </table:table-cell>
          <table:table-cell table:formula="of:=[.B133]/1000000" office:value-type="float" office:value="58.255" calcext:value-type="float">
            <text:p>58.25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3]-[.E133])" office:value-type="float" office:value="0.71" calcext:value-type="float">
            <text:p>0.71</text:p>
          </table:table-cell>
          <table:table-cell table:formula="of:=[.D133]-[.E133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275000" calcext:value-type="float">
            <text:p>58275000</text:p>
          </table:table-cell>
          <table:table-cell table:formula="of:=[.B134]/1000000" office:value-type="float" office:value="58.275" calcext:value-type="float">
            <text:p>58.27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4]-[.E134])" office:value-type="float" office:value="0.71" calcext:value-type="float">
            <text:p>0.71</text:p>
          </table:table-cell>
          <table:table-cell table:formula="of:=[.D134]-[.E134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295000" calcext:value-type="float">
            <text:p>58295000</text:p>
          </table:table-cell>
          <table:table-cell table:formula="of:=[.B135]/1000000" office:value-type="float" office:value="58.295" calcext:value-type="float">
            <text:p>58.29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5]-[.E135])" office:value-type="float" office:value="0.7" calcext:value-type="float">
            <text:p>0.7</text:p>
          </table:table-cell>
          <table:table-cell table:formula="of:=[.D135]-[.E135]" office:value-type="float" office:value="-0.7" calcext:value-type="float">
            <text:p>-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315000" calcext:value-type="float">
            <text:p>58315000</text:p>
          </table:table-cell>
          <table:table-cell table:formula="of:=[.B136]/1000000" office:value-type="float" office:value="58.315" calcext:value-type="float">
            <text:p>58.31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6]-[.E136])" office:value-type="float" office:value="0.7" calcext:value-type="float">
            <text:p>0.7</text:p>
          </table:table-cell>
          <table:table-cell table:formula="of:=[.D136]-[.E136]" office:value-type="float" office:value="-0.7" calcext:value-type="float">
            <text:p>-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335000" calcext:value-type="float">
            <text:p>58335000</text:p>
          </table:table-cell>
          <table:table-cell table:formula="of:=[.B137]/1000000" office:value-type="float" office:value="58.335" calcext:value-type="float">
            <text:p>58.33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7]-[.E137])" office:value-type="float" office:value="0.7" calcext:value-type="float">
            <text:p>0.7</text:p>
          </table:table-cell>
          <table:table-cell table:formula="of:=[.D137]-[.E137]" office:value-type="float" office:value="-0.7" calcext:value-type="float">
            <text:p>-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355000" calcext:value-type="float">
            <text:p>58355000</text:p>
          </table:table-cell>
          <table:table-cell table:formula="of:=[.B138]/1000000" office:value-type="float" office:value="58.355" calcext:value-type="float">
            <text:p>58.3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8]-[.E138])" office:value-type="float" office:value="0.7" calcext:value-type="float">
            <text:p>0.7</text:p>
          </table:table-cell>
          <table:table-cell table:formula="of:=[.D138]-[.E138]" office:value-type="float" office:value="-0.7" calcext:value-type="float">
            <text:p>-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375000" calcext:value-type="float">
            <text:p>58375000</text:p>
          </table:table-cell>
          <table:table-cell table:formula="of:=[.B139]/1000000" office:value-type="float" office:value="58.375" calcext:value-type="float">
            <text:p>58.37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39]-[.E139])" office:value-type="float" office:value="0.69" calcext:value-type="float">
            <text:p>0.69</text:p>
          </table:table-cell>
          <table:table-cell table:formula="of:=[.D139]-[.E139]" office:value-type="float" office:value="-0.69" calcext:value-type="float">
            <text:p>-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395000" calcext:value-type="float">
            <text:p>58395000</text:p>
          </table:table-cell>
          <table:table-cell table:formula="of:=[.B140]/1000000" office:value-type="float" office:value="58.395" calcext:value-type="float">
            <text:p>58.39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0]-[.E140])" office:value-type="float" office:value="0.69" calcext:value-type="float">
            <text:p>0.69</text:p>
          </table:table-cell>
          <table:table-cell table:formula="of:=[.D140]-[.E140]" office:value-type="float" office:value="-0.69" calcext:value-type="float">
            <text:p>-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415000" calcext:value-type="float">
            <text:p>58415000</text:p>
          </table:table-cell>
          <table:table-cell table:formula="of:=[.B141]/1000000" office:value-type="float" office:value="58.415" calcext:value-type="float">
            <text:p>58.41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1]-[.E141])" office:value-type="float" office:value="0.69" calcext:value-type="float">
            <text:p>0.69</text:p>
          </table:table-cell>
          <table:table-cell table:formula="of:=[.D141]-[.E141]" office:value-type="float" office:value="-0.69" calcext:value-type="float">
            <text:p>-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435000" calcext:value-type="float">
            <text:p>58435000</text:p>
          </table:table-cell>
          <table:table-cell table:formula="of:=[.B142]/1000000" office:value-type="float" office:value="58.435" calcext:value-type="float">
            <text:p>58.4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2]-[.E142])" office:value-type="float" office:value="0.69" calcext:value-type="float">
            <text:p>0.69</text:p>
          </table:table-cell>
          <table:table-cell table:formula="of:=[.D142]-[.E142]" office:value-type="float" office:value="-0.69" calcext:value-type="float">
            <text:p>-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455000" calcext:value-type="float">
            <text:p>58455000</text:p>
          </table:table-cell>
          <table:table-cell table:formula="of:=[.B143]/1000000" office:value-type="float" office:value="58.455" calcext:value-type="float">
            <text:p>58.45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3]-[.E143])" office:value-type="float" office:value="0.68" calcext:value-type="float">
            <text:p>0.68</text:p>
          </table:table-cell>
          <table:table-cell table:formula="of:=[.D143]-[.E143]" office:value-type="float" office:value="-0.68" calcext:value-type="float">
            <text:p>-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475000" calcext:value-type="float">
            <text:p>58475000</text:p>
          </table:table-cell>
          <table:table-cell table:formula="of:=[.B144]/1000000" office:value-type="float" office:value="58.475" calcext:value-type="float">
            <text:p>58.47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4]-[.E144])" office:value-type="float" office:value="0.68" calcext:value-type="float">
            <text:p>0.68</text:p>
          </table:table-cell>
          <table:table-cell table:formula="of:=[.D144]-[.E144]" office:value-type="float" office:value="-0.68" calcext:value-type="float">
            <text:p>-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495000" calcext:value-type="float">
            <text:p>58495000</text:p>
          </table:table-cell>
          <table:table-cell table:formula="of:=[.B145]/1000000" office:value-type="float" office:value="58.495" calcext:value-type="float">
            <text:p>58.49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5]-[.E145])" office:value-type="float" office:value="0.68" calcext:value-type="float">
            <text:p>0.68</text:p>
          </table:table-cell>
          <table:table-cell table:formula="of:=[.D145]-[.E145]" office:value-type="float" office:value="-0.68" calcext:value-type="float">
            <text:p>-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515000" calcext:value-type="float">
            <text:p>58515000</text:p>
          </table:table-cell>
          <table:table-cell table:formula="of:=[.B146]/1000000" office:value-type="float" office:value="58.515" calcext:value-type="float">
            <text:p>58.51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6]-[.E146])" office:value-type="float" office:value="0.68" calcext:value-type="float">
            <text:p>0.68</text:p>
          </table:table-cell>
          <table:table-cell table:formula="of:=[.D146]-[.E146]" office:value-type="float" office:value="-0.68" calcext:value-type="float">
            <text:p>-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535000" calcext:value-type="float">
            <text:p>58535000</text:p>
          </table:table-cell>
          <table:table-cell table:formula="of:=[.B147]/1000000" office:value-type="float" office:value="58.535" calcext:value-type="float">
            <text:p>58.53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7]-[.E147])" office:value-type="float" office:value="0.68" calcext:value-type="float">
            <text:p>0.68</text:p>
          </table:table-cell>
          <table:table-cell table:formula="of:=[.D147]-[.E147]" office:value-type="float" office:value="-0.68" calcext:value-type="float">
            <text:p>-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555000" calcext:value-type="float">
            <text:p>58555000</text:p>
          </table:table-cell>
          <table:table-cell table:formula="of:=[.B148]/1000000" office:value-type="float" office:value="58.555" calcext:value-type="float">
            <text:p>58.55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8]-[.E148])" office:value-type="float" office:value="0.68" calcext:value-type="float">
            <text:p>0.68</text:p>
          </table:table-cell>
          <table:table-cell table:formula="of:=[.D148]-[.E148]" office:value-type="float" office:value="-0.68" calcext:value-type="float">
            <text:p>-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575000" calcext:value-type="float">
            <text:p>58575000</text:p>
          </table:table-cell>
          <table:table-cell table:formula="of:=[.B149]/1000000" office:value-type="float" office:value="58.575" calcext:value-type="float">
            <text:p>58.57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49]-[.E149])" office:value-type="float" office:value="0.67" calcext:value-type="float">
            <text:p>0.67</text:p>
          </table:table-cell>
          <table:table-cell table:formula="of:=[.D149]-[.E149]" office:value-type="float" office:value="-0.67" calcext:value-type="float">
            <text:p>-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595000" calcext:value-type="float">
            <text:p>58595000</text:p>
          </table:table-cell>
          <table:table-cell table:formula="of:=[.B150]/1000000" office:value-type="float" office:value="58.595" calcext:value-type="float">
            <text:p>58.5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0]-[.E150])" office:value-type="float" office:value="0.67" calcext:value-type="float">
            <text:p>0.67</text:p>
          </table:table-cell>
          <table:table-cell table:formula="of:=[.D150]-[.E150]" office:value-type="float" office:value="-0.67" calcext:value-type="float">
            <text:p>-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615000" calcext:value-type="float">
            <text:p>58615000</text:p>
          </table:table-cell>
          <table:table-cell table:formula="of:=[.B151]/1000000" office:value-type="float" office:value="58.615" calcext:value-type="float">
            <text:p>58.61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1]-[.E151])" office:value-type="float" office:value="0.67" calcext:value-type="float">
            <text:p>0.67</text:p>
          </table:table-cell>
          <table:table-cell table:formula="of:=[.D151]-[.E151]" office:value-type="float" office:value="-0.67" calcext:value-type="float">
            <text:p>-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635000" calcext:value-type="float">
            <text:p>58635000</text:p>
          </table:table-cell>
          <table:table-cell table:formula="of:=[.B152]/1000000" office:value-type="float" office:value="58.635" calcext:value-type="float">
            <text:p>58.6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2]-[.E152])" office:value-type="float" office:value="0.67" calcext:value-type="float">
            <text:p>0.67</text:p>
          </table:table-cell>
          <table:table-cell table:formula="of:=[.D152]-[.E152]" office:value-type="float" office:value="-0.67" calcext:value-type="float">
            <text:p>-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655000" calcext:value-type="float">
            <text:p>58655000</text:p>
          </table:table-cell>
          <table:table-cell table:formula="of:=[.B153]/1000000" office:value-type="float" office:value="58.655" calcext:value-type="float">
            <text:p>58.65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3]-[.E153])" office:value-type="float" office:value="0.67" calcext:value-type="float">
            <text:p>0.67</text:p>
          </table:table-cell>
          <table:table-cell table:formula="of:=[.D153]-[.E153]" office:value-type="float" office:value="-0.67" calcext:value-type="float">
            <text:p>-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675000" calcext:value-type="float">
            <text:p>58675000</text:p>
          </table:table-cell>
          <table:table-cell table:formula="of:=[.B154]/1000000" office:value-type="float" office:value="58.675" calcext:value-type="float">
            <text:p>58.67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54]-[.E154])" office:value-type="float" office:value="0.66" calcext:value-type="float">
            <text:p>0.66</text:p>
          </table:table-cell>
          <table:table-cell table:formula="of:=[.D154]-[.E154]" office:value-type="float" office:value="-0.66" calcext:value-type="float">
            <text:p>-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695000" calcext:value-type="float">
            <text:p>58695000</text:p>
          </table:table-cell>
          <table:table-cell table:formula="of:=[.B155]/1000000" office:value-type="float" office:value="58.695" calcext:value-type="float">
            <text:p>58.6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55]-[.E155])" office:value-type="float" office:value="0.66" calcext:value-type="float">
            <text:p>0.66</text:p>
          </table:table-cell>
          <table:table-cell table:formula="of:=[.D155]-[.E155]" office:value-type="float" office:value="-0.66" calcext:value-type="float">
            <text:p>-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715000" calcext:value-type="float">
            <text:p>58715000</text:p>
          </table:table-cell>
          <table:table-cell table:formula="of:=[.B156]/1000000" office:value-type="float" office:value="58.715" calcext:value-type="float">
            <text:p>58.7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56]-[.E156])" office:value-type="float" office:value="0.66" calcext:value-type="float">
            <text:p>0.66</text:p>
          </table:table-cell>
          <table:table-cell table:formula="of:=[.D156]-[.E156]" office:value-type="float" office:value="-0.66" calcext:value-type="float">
            <text:p>-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735000" calcext:value-type="float">
            <text:p>58735000</text:p>
          </table:table-cell>
          <table:table-cell table:formula="of:=[.B157]/1000000" office:value-type="float" office:value="58.735" calcext:value-type="float">
            <text:p>58.73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57]-[.E157])" office:value-type="float" office:value="0.66" calcext:value-type="float">
            <text:p>0.66</text:p>
          </table:table-cell>
          <table:table-cell table:formula="of:=[.D157]-[.E157]" office:value-type="float" office:value="-0.66" calcext:value-type="float">
            <text:p>-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755000" calcext:value-type="float">
            <text:p>58755000</text:p>
          </table:table-cell>
          <table:table-cell table:formula="of:=[.B158]/1000000" office:value-type="float" office:value="58.755" calcext:value-type="float">
            <text:p>58.75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58]-[.E158])" office:value-type="float" office:value="0.66" calcext:value-type="float">
            <text:p>0.66</text:p>
          </table:table-cell>
          <table:table-cell table:formula="of:=[.D158]-[.E158]" office:value-type="float" office:value="-0.66" calcext:value-type="float">
            <text:p>-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775000" calcext:value-type="float">
            <text:p>58775000</text:p>
          </table:table-cell>
          <table:table-cell table:formula="of:=[.B159]/1000000" office:value-type="float" office:value="58.775" calcext:value-type="float">
            <text:p>58.77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59]-[.E159])" office:value-type="float" office:value="0.66" calcext:value-type="float">
            <text:p>0.66</text:p>
          </table:table-cell>
          <table:table-cell table:formula="of:=[.D159]-[.E159]" office:value-type="float" office:value="-0.66" calcext:value-type="float">
            <text:p>-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795000" calcext:value-type="float">
            <text:p>58795000</text:p>
          </table:table-cell>
          <table:table-cell table:formula="of:=[.B160]/1000000" office:value-type="float" office:value="58.795" calcext:value-type="float">
            <text:p>58.79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60]-[.E160])" office:value-type="float" office:value="0.65" calcext:value-type="float">
            <text:p>0.65</text:p>
          </table:table-cell>
          <table:table-cell table:formula="of:=[.D160]-[.E160]" office:value-type="float" office:value="-0.65" calcext:value-type="float">
            <text:p>-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815000" calcext:value-type="float">
            <text:p>58815000</text:p>
          </table:table-cell>
          <table:table-cell table:formula="of:=[.B161]/1000000" office:value-type="float" office:value="58.815" calcext:value-type="float">
            <text:p>58.81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61]-[.E161])" office:value-type="float" office:value="0.65" calcext:value-type="float">
            <text:p>0.65</text:p>
          </table:table-cell>
          <table:table-cell table:formula="of:=[.D161]-[.E161]" office:value-type="float" office:value="-0.65" calcext:value-type="float">
            <text:p>-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835000" calcext:value-type="float">
            <text:p>58835000</text:p>
          </table:table-cell>
          <table:table-cell table:formula="of:=[.B162]/1000000" office:value-type="float" office:value="58.835" calcext:value-type="float">
            <text:p>58.83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62]-[.E162])" office:value-type="float" office:value="0.65" calcext:value-type="float">
            <text:p>0.65</text:p>
          </table:table-cell>
          <table:table-cell table:formula="of:=[.D162]-[.E162]" office:value-type="float" office:value="-0.65" calcext:value-type="float">
            <text:p>-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855000" calcext:value-type="float">
            <text:p>58855000</text:p>
          </table:table-cell>
          <table:table-cell table:formula="of:=[.B163]/1000000" office:value-type="float" office:value="58.855" calcext:value-type="float">
            <text:p>58.85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63]-[.E163])" office:value-type="float" office:value="0.65" calcext:value-type="float">
            <text:p>0.65</text:p>
          </table:table-cell>
          <table:table-cell table:formula="of:=[.D163]-[.E163]" office:value-type="float" office:value="-0.65" calcext:value-type="float">
            <text:p>-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875000" calcext:value-type="float">
            <text:p>58875000</text:p>
          </table:table-cell>
          <table:table-cell table:formula="of:=[.B164]/1000000" office:value-type="float" office:value="58.875" calcext:value-type="float">
            <text:p>58.8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64]-[.E164])" office:value-type="float" office:value="0.65" calcext:value-type="float">
            <text:p>0.65</text:p>
          </table:table-cell>
          <table:table-cell table:formula="of:=[.D164]-[.E164]" office:value-type="float" office:value="-0.65" calcext:value-type="float">
            <text:p>-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895000" calcext:value-type="float">
            <text:p>58895000</text:p>
          </table:table-cell>
          <table:table-cell table:formula="of:=[.B165]/1000000" office:value-type="float" office:value="58.895" calcext:value-type="float">
            <text:p>58.89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65]-[.E165])" office:value-type="float" office:value="0.65" calcext:value-type="float">
            <text:p>0.65</text:p>
          </table:table-cell>
          <table:table-cell table:formula="of:=[.D165]-[.E165]" office:value-type="float" office:value="-0.65" calcext:value-type="float">
            <text:p>-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915000" calcext:value-type="float">
            <text:p>58915000</text:p>
          </table:table-cell>
          <table:table-cell table:formula="of:=[.B166]/1000000" office:value-type="float" office:value="58.915" calcext:value-type="float">
            <text:p>58.91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66]-[.E166])" office:value-type="float" office:value="0.64" calcext:value-type="float">
            <text:p>0.64</text:p>
          </table:table-cell>
          <table:table-cell table:formula="of:=[.D166]-[.E166]" office:value-type="float" office:value="-0.64" calcext:value-type="float">
            <text:p>-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935000" calcext:value-type="float">
            <text:p>58935000</text:p>
          </table:table-cell>
          <table:table-cell table:formula="of:=[.B167]/1000000" office:value-type="float" office:value="58.935" calcext:value-type="float">
            <text:p>58.9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67]-[.E167])" office:value-type="float" office:value="0.64" calcext:value-type="float">
            <text:p>0.64</text:p>
          </table:table-cell>
          <table:table-cell table:formula="of:=[.D167]-[.E167]" office:value-type="float" office:value="-0.64" calcext:value-type="float">
            <text:p>-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955000" calcext:value-type="float">
            <text:p>58955000</text:p>
          </table:table-cell>
          <table:table-cell table:formula="of:=[.B168]/1000000" office:value-type="float" office:value="58.955" calcext:value-type="float">
            <text:p>58.95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68]-[.E168])" office:value-type="float" office:value="0.64" calcext:value-type="float">
            <text:p>0.64</text:p>
          </table:table-cell>
          <table:table-cell table:formula="of:=[.D168]-[.E168]" office:value-type="float" office:value="-0.64" calcext:value-type="float">
            <text:p>-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975000" calcext:value-type="float">
            <text:p>58975000</text:p>
          </table:table-cell>
          <table:table-cell table:formula="of:=[.B169]/1000000" office:value-type="float" office:value="58.975" calcext:value-type="float">
            <text:p>58.97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69]-[.E169])" office:value-type="float" office:value="0.64" calcext:value-type="float">
            <text:p>0.64</text:p>
          </table:table-cell>
          <table:table-cell table:formula="of:=[.D169]-[.E169]" office:value-type="float" office:value="-0.64" calcext:value-type="float">
            <text:p>-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995000" calcext:value-type="float">
            <text:p>58995000</text:p>
          </table:table-cell>
          <table:table-cell table:formula="of:=[.B170]/1000000" office:value-type="float" office:value="58.995" calcext:value-type="float">
            <text:p>58.99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70]-[.E170])" office:value-type="float" office:value="0.64" calcext:value-type="float">
            <text:p>0.64</text:p>
          </table:table-cell>
          <table:table-cell table:formula="of:=[.D170]-[.E170]" office:value-type="float" office:value="-0.64" calcext:value-type="float">
            <text:p>-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015000" calcext:value-type="float">
            <text:p>59015000</text:p>
          </table:table-cell>
          <table:table-cell table:formula="of:=[.B171]/1000000" office:value-type="float" office:value="59.015" calcext:value-type="float">
            <text:p>59.01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71]-[.E171])" office:value-type="float" office:value="0.64" calcext:value-type="float">
            <text:p>0.64</text:p>
          </table:table-cell>
          <table:table-cell table:formula="of:=[.D171]-[.E171]" office:value-type="float" office:value="-0.64" calcext:value-type="float">
            <text:p>-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035000" calcext:value-type="float">
            <text:p>59035000</text:p>
          </table:table-cell>
          <table:table-cell table:formula="of:=[.B172]/1000000" office:value-type="float" office:value="59.035" calcext:value-type="float">
            <text:p>59.03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72]-[.E172])" office:value-type="float" office:value="0.63" calcext:value-type="float">
            <text:p>0.63</text:p>
          </table:table-cell>
          <table:table-cell table:formula="of:=[.D172]-[.E172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055000" calcext:value-type="float">
            <text:p>59055000</text:p>
          </table:table-cell>
          <table:table-cell table:formula="of:=[.B173]/1000000" office:value-type="float" office:value="59.055" calcext:value-type="float">
            <text:p>59.05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73]-[.E173])" office:value-type="float" office:value="0.63" calcext:value-type="float">
            <text:p>0.63</text:p>
          </table:table-cell>
          <table:table-cell table:formula="of:=[.D173]-[.E173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075000" calcext:value-type="float">
            <text:p>59075000</text:p>
          </table:table-cell>
          <table:table-cell table:formula="of:=[.B174]/1000000" office:value-type="float" office:value="59.075" calcext:value-type="float">
            <text:p>59.07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74]-[.E174])" office:value-type="float" office:value="0.63" calcext:value-type="float">
            <text:p>0.63</text:p>
          </table:table-cell>
          <table:table-cell table:formula="of:=[.D174]-[.E174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095000" calcext:value-type="float">
            <text:p>59095000</text:p>
          </table:table-cell>
          <table:table-cell table:formula="of:=[.B175]/1000000" office:value-type="float" office:value="59.095" calcext:value-type="float">
            <text:p>59.09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75]-[.E175])" office:value-type="float" office:value="0.63" calcext:value-type="float">
            <text:p>0.63</text:p>
          </table:table-cell>
          <table:table-cell table:formula="of:=[.D175]-[.E175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115000" calcext:value-type="float">
            <text:p>59115000</text:p>
          </table:table-cell>
          <table:table-cell table:formula="of:=[.B176]/1000000" office:value-type="float" office:value="59.115" calcext:value-type="float">
            <text:p>59.11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76]-[.E176])" office:value-type="float" office:value="0.63" calcext:value-type="float">
            <text:p>0.63</text:p>
          </table:table-cell>
          <table:table-cell table:formula="of:=[.D176]-[.E176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135000" calcext:value-type="float">
            <text:p>59135000</text:p>
          </table:table-cell>
          <table:table-cell table:formula="of:=[.B177]/1000000" office:value-type="float" office:value="59.135" calcext:value-type="float">
            <text:p>59.13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77]-[.E177])" office:value-type="float" office:value="0.63" calcext:value-type="float">
            <text:p>0.63</text:p>
          </table:table-cell>
          <table:table-cell table:formula="of:=[.D177]-[.E177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155000" calcext:value-type="float">
            <text:p>59155000</text:p>
          </table:table-cell>
          <table:table-cell table:formula="of:=[.B178]/1000000" office:value-type="float" office:value="59.155" calcext:value-type="float">
            <text:p>59.15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78]-[.E178])" office:value-type="float" office:value="0.62" calcext:value-type="float">
            <text:p>0.62</text:p>
          </table:table-cell>
          <table:table-cell table:formula="of:=[.D178]-[.E178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175000" calcext:value-type="float">
            <text:p>59175000</text:p>
          </table:table-cell>
          <table:table-cell table:formula="of:=[.B179]/1000000" office:value-type="float" office:value="59.175" calcext:value-type="float">
            <text:p>59.17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79]-[.E179])" office:value-type="float" office:value="0.62" calcext:value-type="float">
            <text:p>0.62</text:p>
          </table:table-cell>
          <table:table-cell table:formula="of:=[.D179]-[.E179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195000" calcext:value-type="float">
            <text:p>59195000</text:p>
          </table:table-cell>
          <table:table-cell table:formula="of:=[.B180]/1000000" office:value-type="float" office:value="59.195" calcext:value-type="float">
            <text:p>59.19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0]-[.E180])" office:value-type="float" office:value="0.62" calcext:value-type="float">
            <text:p>0.62</text:p>
          </table:table-cell>
          <table:table-cell table:formula="of:=[.D180]-[.E180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215000" calcext:value-type="float">
            <text:p>59215000</text:p>
          </table:table-cell>
          <table:table-cell table:formula="of:=[.B181]/1000000" office:value-type="float" office:value="59.215" calcext:value-type="float">
            <text:p>59.21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1]-[.E181])" office:value-type="float" office:value="0.62" calcext:value-type="float">
            <text:p>0.62</text:p>
          </table:table-cell>
          <table:table-cell table:formula="of:=[.D181]-[.E181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235000" calcext:value-type="float">
            <text:p>59235000</text:p>
          </table:table-cell>
          <table:table-cell table:formula="of:=[.B182]/1000000" office:value-type="float" office:value="59.235" calcext:value-type="float">
            <text:p>59.23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2]-[.E182])" office:value-type="float" office:value="0.62" calcext:value-type="float">
            <text:p>0.62</text:p>
          </table:table-cell>
          <table:table-cell table:formula="of:=[.D182]-[.E182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255000" calcext:value-type="float">
            <text:p>59255000</text:p>
          </table:table-cell>
          <table:table-cell table:formula="of:=[.B183]/1000000" office:value-type="float" office:value="59.255" calcext:value-type="float">
            <text:p>59.25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3]-[.E183])" office:value-type="float" office:value="0.62" calcext:value-type="float">
            <text:p>0.62</text:p>
          </table:table-cell>
          <table:table-cell table:formula="of:=[.D183]-[.E183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275000" calcext:value-type="float">
            <text:p>59275000</text:p>
          </table:table-cell>
          <table:table-cell table:formula="of:=[.B184]/1000000" office:value-type="float" office:value="59.275" calcext:value-type="float">
            <text:p>59.27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4]-[.E184])" office:value-type="float" office:value="0.62" calcext:value-type="float">
            <text:p>0.62</text:p>
          </table:table-cell>
          <table:table-cell table:formula="of:=[.D184]-[.E184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295000" calcext:value-type="float">
            <text:p>59295000</text:p>
          </table:table-cell>
          <table:table-cell table:formula="of:=[.B185]/1000000" office:value-type="float" office:value="59.295" calcext:value-type="float">
            <text:p>59.29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5]-[.E185])" office:value-type="float" office:value="0.62" calcext:value-type="float">
            <text:p>0.62</text:p>
          </table:table-cell>
          <table:table-cell table:formula="of:=[.D185]-[.E185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315000" calcext:value-type="float">
            <text:p>59315000</text:p>
          </table:table-cell>
          <table:table-cell table:formula="of:=[.B186]/1000000" office:value-type="float" office:value="59.315" calcext:value-type="float">
            <text:p>59.31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6]-[.E186])" office:value-type="float" office:value="0.62" calcext:value-type="float">
            <text:p>0.62</text:p>
          </table:table-cell>
          <table:table-cell table:formula="of:=[.D186]-[.E186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335000" calcext:value-type="float">
            <text:p>59335000</text:p>
          </table:table-cell>
          <table:table-cell table:formula="of:=[.B187]/1000000" office:value-type="float" office:value="59.335" calcext:value-type="float">
            <text:p>59.33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7]-[.E187])" office:value-type="float" office:value="0.62" calcext:value-type="float">
            <text:p>0.62</text:p>
          </table:table-cell>
          <table:table-cell table:formula="of:=[.D187]-[.E187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355000" calcext:value-type="float">
            <text:p>59355000</text:p>
          </table:table-cell>
          <table:table-cell table:formula="of:=[.B188]/1000000" office:value-type="float" office:value="59.355" calcext:value-type="float">
            <text:p>59.35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8]-[.E188])" office:value-type="float" office:value="0.62" calcext:value-type="float">
            <text:p>0.62</text:p>
          </table:table-cell>
          <table:table-cell table:formula="of:=[.D188]-[.E188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375000" calcext:value-type="float">
            <text:p>59375000</text:p>
          </table:table-cell>
          <table:table-cell table:formula="of:=[.B189]/1000000"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89]-[.E189])" office:value-type="float" office:value="0.62" calcext:value-type="float">
            <text:p>0.62</text:p>
          </table:table-cell>
          <table:table-cell table:formula="of:=[.D189]-[.E189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395000" calcext:value-type="float">
            <text:p>59395000</text:p>
          </table:table-cell>
          <table:table-cell table:formula="of:=[.B190]/1000000" office:value-type="float" office:value="59.395" calcext:value-type="float">
            <text:p>59.39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0]-[.E190])" office:value-type="float" office:value="0.62" calcext:value-type="float">
            <text:p>0.62</text:p>
          </table:table-cell>
          <table:table-cell table:formula="of:=[.D190]-[.E190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415000" calcext:value-type="float">
            <text:p>59415000</text:p>
          </table:table-cell>
          <table:table-cell table:formula="of:=[.B191]/1000000" office:value-type="float" office:value="59.415" calcext:value-type="float">
            <text:p>59.41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1]-[.E191])" office:value-type="float" office:value="0.62" calcext:value-type="float">
            <text:p>0.62</text:p>
          </table:table-cell>
          <table:table-cell table:formula="of:=[.D191]-[.E191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435000" calcext:value-type="float">
            <text:p>59435000</text:p>
          </table:table-cell>
          <table:table-cell table:formula="of:=[.B192]/1000000" office:value-type="float" office:value="59.435" calcext:value-type="float">
            <text:p>59.43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2]-[.E192])" office:value-type="float" office:value="0.62" calcext:value-type="float">
            <text:p>0.62</text:p>
          </table:table-cell>
          <table:table-cell table:formula="of:=[.D192]-[.E192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455000" calcext:value-type="float">
            <text:p>59455000</text:p>
          </table:table-cell>
          <table:table-cell table:formula="of:=[.B193]/1000000" office:value-type="float" office:value="59.455" calcext:value-type="float">
            <text:p>59.45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3]-[.E193])" office:value-type="float" office:value="0.62" calcext:value-type="float">
            <text:p>0.62</text:p>
          </table:table-cell>
          <table:table-cell table:formula="of:=[.D193]-[.E193]" office:value-type="float" office:value="-0.62" calcext:value-type="float">
            <text:p>-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475000" calcext:value-type="float">
            <text:p>59475000</text:p>
          </table:table-cell>
          <table:table-cell table:formula="of:=[.B194]/1000000" office:value-type="float" office:value="59.475" calcext:value-type="float">
            <text:p>59.47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4]-[.E194])" office:value-type="float" office:value="0.63" calcext:value-type="float">
            <text:p>0.63</text:p>
          </table:table-cell>
          <table:table-cell table:formula="of:=[.D194]-[.E194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495000" calcext:value-type="float">
            <text:p>59495000</text:p>
          </table:table-cell>
          <table:table-cell table:formula="of:=[.B195]/1000000" office:value-type="float" office:value="59.495" calcext:value-type="float">
            <text:p>59.49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5]-[.E195])" office:value-type="float" office:value="0.63" calcext:value-type="float">
            <text:p>0.63</text:p>
          </table:table-cell>
          <table:table-cell table:formula="of:=[.D195]-[.E195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515000" calcext:value-type="float">
            <text:p>59515000</text:p>
          </table:table-cell>
          <table:table-cell table:formula="of:=[.B196]/1000000" office:value-type="float" office:value="59.515" calcext:value-type="float">
            <text:p>59.51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6]-[.E196])" office:value-type="float" office:value="0.63" calcext:value-type="float">
            <text:p>0.63</text:p>
          </table:table-cell>
          <table:table-cell table:formula="of:=[.D196]-[.E196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535000" calcext:value-type="float">
            <text:p>59535000</text:p>
          </table:table-cell>
          <table:table-cell table:formula="of:=[.B197]/1000000" office:value-type="float" office:value="59.535" calcext:value-type="float">
            <text:p>59.53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7]-[.E197])" office:value-type="float" office:value="0.63" calcext:value-type="float">
            <text:p>0.63</text:p>
          </table:table-cell>
          <table:table-cell table:formula="of:=[.D197]-[.E197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555000" calcext:value-type="float">
            <text:p>59555000</text:p>
          </table:table-cell>
          <table:table-cell table:formula="of:=[.B198]/1000000" office:value-type="float" office:value="59.555" calcext:value-type="float">
            <text:p>59.55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8]-[.E198])" office:value-type="float" office:value="0.63" calcext:value-type="float">
            <text:p>0.63</text:p>
          </table:table-cell>
          <table:table-cell table:formula="of:=[.D198]-[.E198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575000" calcext:value-type="float">
            <text:p>59575000</text:p>
          </table:table-cell>
          <table:table-cell table:formula="of:=[.B199]/1000000" office:value-type="float" office:value="59.575" calcext:value-type="float">
            <text:p>59.57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9]-[.E199])" office:value-type="float" office:value="0.63" calcext:value-type="float">
            <text:p>0.63</text:p>
          </table:table-cell>
          <table:table-cell table:formula="of:=[.D199]-[.E199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595000" calcext:value-type="float">
            <text:p>59595000</text:p>
          </table:table-cell>
          <table:table-cell table:formula="of:=[.B200]/1000000" office:value-type="float" office:value="59.595" calcext:value-type="float">
            <text:p>59.59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200]-[.E200])" office:value-type="float" office:value="0.63" calcext:value-type="float">
            <text:p>0.63</text:p>
          </table:table-cell>
          <table:table-cell table:formula="of:=[.D200]-[.E200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615000" calcext:value-type="float">
            <text:p>59615000</text:p>
          </table:table-cell>
          <table:table-cell table:formula="of:=[.B201]/1000000" office:value-type="float" office:value="59.615" calcext:value-type="float">
            <text:p>59.61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201]-[.E201])" office:value-type="float" office:value="0.63" calcext:value-type="float">
            <text:p>0.63</text:p>
          </table:table-cell>
          <table:table-cell table:formula="of:=[.D201]-[.E201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635000" calcext:value-type="float">
            <text:p>59635000</text:p>
          </table:table-cell>
          <table:table-cell table:formula="of:=[.B202]/1000000" office:value-type="float" office:value="59.635" calcext:value-type="float">
            <text:p>59.63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202]-[.E202])" office:value-type="float" office:value="0.63" calcext:value-type="float">
            <text:p>0.63</text:p>
          </table:table-cell>
          <table:table-cell table:formula="of:=[.D202]-[.E202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655000" calcext:value-type="float">
            <text:p>59655000</text:p>
          </table:table-cell>
          <table:table-cell table:formula="of:=[.B203]/1000000" office:value-type="float" office:value="59.655" calcext:value-type="float">
            <text:p>59.65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203]-[.E203])" office:value-type="float" office:value="0.63" calcext:value-type="float">
            <text:p>0.63</text:p>
          </table:table-cell>
          <table:table-cell table:formula="of:=[.D203]-[.E203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675000" calcext:value-type="float">
            <text:p>59675000</text:p>
          </table:table-cell>
          <table:table-cell table:formula="of:=[.B204]/1000000" office:value-type="float" office:value="59.675" calcext:value-type="float">
            <text:p>59.67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204]-[.E204])" office:value-type="float" office:value="0.63" calcext:value-type="float">
            <text:p>0.63</text:p>
          </table:table-cell>
          <table:table-cell table:formula="of:=[.D204]-[.E204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695000" calcext:value-type="float">
            <text:p>59695000</text:p>
          </table:table-cell>
          <table:table-cell table:formula="of:=[.B205]/1000000" office:value-type="float" office:value="59.695" calcext:value-type="float">
            <text:p>59.69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205]-[.E205])" office:value-type="float" office:value="0.63" calcext:value-type="float">
            <text:p>0.63</text:p>
          </table:table-cell>
          <table:table-cell table:formula="of:=[.D205]-[.E205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715000" calcext:value-type="float">
            <text:p>59715000</text:p>
          </table:table-cell>
          <table:table-cell table:formula="of:=[.B206]/1000000" office:value-type="float" office:value="59.715" calcext:value-type="float">
            <text:p>59.71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206]-[.E206])" office:value-type="float" office:value="0.63" calcext:value-type="float">
            <text:p>0.63</text:p>
          </table:table-cell>
          <table:table-cell table:formula="of:=[.D206]-[.E206]" office:value-type="float" office:value="-0.63" calcext:value-type="float">
            <text:p>-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735000" calcext:value-type="float">
            <text:p>59735000</text:p>
          </table:table-cell>
          <table:table-cell table:formula="of:=[.B207]/1000000" office:value-type="float" office:value="59.735" calcext:value-type="float">
            <text:p>59.735</text:p>
          </table:table-cell>
          <table:table-cell office:value-type="float" office:value="-32.47" calcext:value-type="float">
            <text:p>-32.47</text:p>
          </table:table-cell>
          <table:table-cell office:value-type="float" office:value="0.43" calcext:value-type="float">
            <text:p>0.43</text:p>
          </table:table-cell>
          <table:table-cell table:formula="of:=ABS([.D207]-[.E207])" office:value-type="float" office:value="32.9" calcext:value-type="float">
            <text:p>32.9</text:p>
          </table:table-cell>
          <table:table-cell table:formula="of:=[.D207]-[.E207]" office:value-type="float" office:value="-32.9" calcext:value-type="float">
            <text:p>-32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755000" calcext:value-type="float">
            <text:p>59755000</text:p>
          </table:table-cell>
          <table:table-cell table:formula="of:=[.B208]/1000000" office:value-type="float" office:value="59.755" calcext:value-type="float">
            <text:p>59.755</text:p>
          </table:table-cell>
          <table:table-cell office:value-type="float" office:value="-32.47" calcext:value-type="float">
            <text:p>-32.47</text:p>
          </table:table-cell>
          <table:table-cell office:value-type="float" office:value="0.07" calcext:value-type="float">
            <text:p>0.07</text:p>
          </table:table-cell>
          <table:table-cell table:formula="of:=ABS([.D208]-[.E208])" office:value-type="float" office:value="32.54" calcext:value-type="float">
            <text:p>32.54</text:p>
          </table:table-cell>
          <table:table-cell table:formula="of:=[.D208]-[.E208]" office:value-type="float" office:value="-32.54" calcext:value-type="float">
            <text:p>-32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775000" calcext:value-type="float">
            <text:p>59775000</text:p>
          </table:table-cell>
          <table:table-cell table:formula="of:=[.B209]/1000000" office:value-type="float" office:value="59.775" calcext:value-type="float">
            <text:p>59.77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0.42" calcext:value-type="float">
            <text:p>-0.42</text:p>
          </table:table-cell>
          <table:table-cell table:formula="of:=ABS([.D209]-[.E209])" office:value-type="float" office:value="32.05" calcext:value-type="float">
            <text:p>32.05</text:p>
          </table:table-cell>
          <table:table-cell table:formula="of:=[.D209]-[.E209]" office:value-type="float" office:value="-32.05" calcext:value-type="float">
            <text:p>-32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795000" calcext:value-type="float">
            <text:p>59795000</text:p>
          </table:table-cell>
          <table:table-cell table:formula="of:=[.B210]/1000000" office:value-type="float" office:value="59.795" calcext:value-type="float">
            <text:p>59.79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1.06" calcext:value-type="float">
            <text:p>-1.06</text:p>
          </table:table-cell>
          <table:table-cell table:formula="of:=ABS([.D210]-[.E210])" office:value-type="float" office:value="31.4" calcext:value-type="float">
            <text:p>31.4</text:p>
          </table:table-cell>
          <table:table-cell table:formula="of:=[.D210]-[.E210]" office:value-type="float" office:value="-31.4" calcext:value-type="float">
            <text:p>-31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815000" calcext:value-type="float">
            <text:p>59815000</text:p>
          </table:table-cell>
          <table:table-cell table:formula="of:=[.B211]/1000000" office:value-type="float" office:value="59.815" calcext:value-type="float">
            <text:p>59.81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1.8" calcext:value-type="float">
            <text:p>-1.8</text:p>
          </table:table-cell>
          <table:table-cell table:formula="of:=ABS([.D211]-[.E211])" office:value-type="float" office:value="30.66" calcext:value-type="float">
            <text:p>30.66</text:p>
          </table:table-cell>
          <table:table-cell table:formula="of:=[.D211]-[.E211]" office:value-type="float" office:value="-30.66" calcext:value-type="float">
            <text:p>-3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835000" calcext:value-type="float">
            <text:p>59835000</text:p>
          </table:table-cell>
          <table:table-cell table:formula="of:=[.B212]/1000000" office:value-type="float" office:value="59.835" calcext:value-type="float">
            <text:p>59.83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2.64" calcext:value-type="float">
            <text:p>-2.64</text:p>
          </table:table-cell>
          <table:table-cell table:formula="of:=ABS([.D212]-[.E212])" office:value-type="float" office:value="29.82" calcext:value-type="float">
            <text:p>29.82</text:p>
          </table:table-cell>
          <table:table-cell table:formula="of:=[.D212]-[.E212]" office:value-type="float" office:value="-29.82" calcext:value-type="float">
            <text:p>-29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855000" calcext:value-type="float">
            <text:p>59855000</text:p>
          </table:table-cell>
          <table:table-cell table:formula="of:=[.B213]/1000000" office:value-type="float" office:value="59.855" calcext:value-type="float">
            <text:p>59.85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.57" calcext:value-type="float">
            <text:p>-3.57</text:p>
          </table:table-cell>
          <table:table-cell table:formula="of:=ABS([.D213]-[.E213])" office:value-type="float" office:value="28.89" calcext:value-type="float">
            <text:p>28.89</text:p>
          </table:table-cell>
          <table:table-cell table:formula="of:=[.D213]-[.E213]" office:value-type="float" office:value="-28.89" calcext:value-type="float">
            <text:p>-28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875000" calcext:value-type="float">
            <text:p>59875000</text:p>
          </table:table-cell>
          <table:table-cell table:formula="of:=[.B214]/1000000" office:value-type="float" office:value="59.875" calcext:value-type="float">
            <text:p>59.87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4.58" calcext:value-type="float">
            <text:p>-4.58</text:p>
          </table:table-cell>
          <table:table-cell table:formula="of:=ABS([.D214]-[.E214])" office:value-type="float" office:value="27.88" calcext:value-type="float">
            <text:p>27.88</text:p>
          </table:table-cell>
          <table:table-cell table:formula="of:=[.D214]-[.E214]" office:value-type="float" office:value="-27.88" calcext:value-type="float">
            <text:p>-27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895000" calcext:value-type="float">
            <text:p>59895000</text:p>
          </table:table-cell>
          <table:table-cell table:formula="of:=[.B215]/1000000" office:value-type="float" office:value="59.895" calcext:value-type="float">
            <text:p>59.89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5.66" calcext:value-type="float">
            <text:p>-5.66</text:p>
          </table:table-cell>
          <table:table-cell table:formula="of:=ABS([.D215]-[.E215])" office:value-type="float" office:value="26.79" calcext:value-type="float">
            <text:p>26.79</text:p>
          </table:table-cell>
          <table:table-cell table:formula="of:=[.D215]-[.E215]" office:value-type="float" office:value="-26.79" calcext:value-type="float">
            <text:p>-26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915000" calcext:value-type="float">
            <text:p>59915000</text:p>
          </table:table-cell>
          <table:table-cell table:formula="of:=[.B216]/1000000" office:value-type="float" office:value="59.915" calcext:value-type="float">
            <text:p>59.91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6.78" calcext:value-type="float">
            <text:p>-6.78</text:p>
          </table:table-cell>
          <table:table-cell table:formula="of:=ABS([.D216]-[.E216])" office:value-type="float" office:value="25.67" calcext:value-type="float">
            <text:p>25.67</text:p>
          </table:table-cell>
          <table:table-cell table:formula="of:=[.D216]-[.E216]" office:value-type="float" office:value="-25.67" calcext:value-type="float">
            <text:p>-25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935000" calcext:value-type="float">
            <text:p>59935000</text:p>
          </table:table-cell>
          <table:table-cell table:formula="of:=[.B217]/1000000" office:value-type="float" office:value="59.935" calcext:value-type="float">
            <text:p>59.93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7.94" calcext:value-type="float">
            <text:p>-7.94</text:p>
          </table:table-cell>
          <table:table-cell table:formula="of:=ABS([.D217]-[.E217])" office:value-type="float" office:value="24.51" calcext:value-type="float">
            <text:p>24.51</text:p>
          </table:table-cell>
          <table:table-cell table:formula="of:=[.D217]-[.E217]" office:value-type="float" office:value="-24.51" calcext:value-type="float">
            <text:p>-24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955000" calcext:value-type="float">
            <text:p>59955000</text:p>
          </table:table-cell>
          <table:table-cell table:formula="of:=[.B218]/1000000" office:value-type="float" office:value="59.955" calcext:value-type="float">
            <text:p>59.95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9.11" calcext:value-type="float">
            <text:p>-9.11</text:p>
          </table:table-cell>
          <table:table-cell table:formula="of:=ABS([.D218]-[.E218])" office:value-type="float" office:value="23.33" calcext:value-type="float">
            <text:p>23.33</text:p>
          </table:table-cell>
          <table:table-cell table:formula="of:=[.D218]-[.E218]" office:value-type="float" office:value="-23.33" calcext:value-type="float">
            <text:p>-23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975000" calcext:value-type="float">
            <text:p>59975000</text:p>
          </table:table-cell>
          <table:table-cell table:formula="of:=[.B219]/1000000" office:value-type="float" office:value="59.975" calcext:value-type="float">
            <text:p>59.97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10.29" calcext:value-type="float">
            <text:p>-10.29</text:p>
          </table:table-cell>
          <table:table-cell table:formula="of:=ABS([.D219]-[.E219])" office:value-type="float" office:value="22.15" calcext:value-type="float">
            <text:p>22.15</text:p>
          </table:table-cell>
          <table:table-cell table:formula="of:=[.D219]-[.E219]" office:value-type="float" office:value="-22.15" calcext:value-type="float">
            <text:p>-22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995000" calcext:value-type="float">
            <text:p>59995000</text:p>
          </table:table-cell>
          <table:table-cell table:formula="of:=[.B220]/1000000" office:value-type="float" office:value="59.995" calcext:value-type="float">
            <text:p>59.99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11.47" calcext:value-type="float">
            <text:p>-11.47</text:p>
          </table:table-cell>
          <table:table-cell table:formula="of:=ABS([.D220]-[.E220])" office:value-type="float" office:value="20.97" calcext:value-type="float">
            <text:p>20.97</text:p>
          </table:table-cell>
          <table:table-cell table:formula="of:=[.D220]-[.E220]" office:value-type="float" office:value="-20.97" calcext:value-type="float">
            <text:p>-20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15000" calcext:value-type="float">
            <text:p>60015000</text:p>
          </table:table-cell>
          <table:table-cell table:formula="of:=[.B221]/1000000" office:value-type="float" office:value="60.015" calcext:value-type="float">
            <text:p>60.01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12.63" calcext:value-type="float">
            <text:p>-12.63</text:p>
          </table:table-cell>
          <table:table-cell table:formula="of:=ABS([.D221]-[.E221])" office:value-type="float" office:value="19.81" calcext:value-type="float">
            <text:p>19.81</text:p>
          </table:table-cell>
          <table:table-cell table:formula="of:=[.D221]-[.E221]" office:value-type="float" office:value="-19.81" calcext:value-type="float">
            <text:p>-19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35000" calcext:value-type="float">
            <text:p>60035000</text:p>
          </table:table-cell>
          <table:table-cell table:formula="of:=[.B222]/1000000" office:value-type="float" office:value="60.035" calcext:value-type="float">
            <text:p>60.03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13.78" calcext:value-type="float">
            <text:p>-13.78</text:p>
          </table:table-cell>
          <table:table-cell table:formula="of:=ABS([.D222]-[.E222])" office:value-type="float" office:value="18.65" calcext:value-type="float">
            <text:p>18.65</text:p>
          </table:table-cell>
          <table:table-cell table:formula="of:=[.D222]-[.E222]" office:value-type="float" office:value="-18.65" calcext:value-type="float">
            <text:p>-18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55000" calcext:value-type="float">
            <text:p>60055000</text:p>
          </table:table-cell>
          <table:table-cell table:formula="of:=[.B223]/1000000" office:value-type="float" office:value="60.055" calcext:value-type="float">
            <text:p>60.05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14.89" calcext:value-type="float">
            <text:p>-14.89</text:p>
          </table:table-cell>
          <table:table-cell table:formula="of:=ABS([.D223]-[.E223])" office:value-type="float" office:value="17.54" calcext:value-type="float">
            <text:p>17.54</text:p>
          </table:table-cell>
          <table:table-cell table:formula="of:=[.D223]-[.E223]" office:value-type="float" office:value="-17.54" calcext:value-type="float">
            <text:p>-17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75000" calcext:value-type="float">
            <text:p>60075000</text:p>
          </table:table-cell>
          <table:table-cell table:formula="of:=[.B224]/1000000" office:value-type="float" office:value="60.075" calcext:value-type="float">
            <text:p>60.07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15.97" calcext:value-type="float">
            <text:p>-15.97</text:p>
          </table:table-cell>
          <table:table-cell table:formula="of:=ABS([.D224]-[.E224])" office:value-type="float" office:value="16.46" calcext:value-type="float">
            <text:p>16.46</text:p>
          </table:table-cell>
          <table:table-cell table:formula="of:=[.D224]-[.E224]" office:value-type="float" office:value="-16.46" calcext:value-type="float">
            <text:p>-16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95000" calcext:value-type="float">
            <text:p>60095000</text:p>
          </table:table-cell>
          <table:table-cell table:formula="of:=[.B225]/1000000" office:value-type="float" office:value="60.095" calcext:value-type="float">
            <text:p>60.09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17.02" calcext:value-type="float">
            <text:p>-17.02</text:p>
          </table:table-cell>
          <table:table-cell table:formula="of:=ABS([.D225]-[.E225])" office:value-type="float" office:value="15.41" calcext:value-type="float">
            <text:p>15.41</text:p>
          </table:table-cell>
          <table:table-cell table:formula="of:=[.D225]-[.E225]" office:value-type="float" office:value="-15.41" calcext:value-type="float">
            <text:p>-15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115000" calcext:value-type="float">
            <text:p>60115000</text:p>
          </table:table-cell>
          <table:table-cell table:formula="of:=[.B226]/1000000" office:value-type="float" office:value="60.115" calcext:value-type="float">
            <text:p>60.11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18.03" calcext:value-type="float">
            <text:p>-18.03</text:p>
          </table:table-cell>
          <table:table-cell table:formula="of:=ABS([.D226]-[.E226])" office:value-type="float" office:value="14.4" calcext:value-type="float">
            <text:p>14.4</text:p>
          </table:table-cell>
          <table:table-cell table:formula="of:=[.D226]-[.E226]" office:value-type="float" office:value="-14.4" calcext:value-type="float">
            <text:p>-14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135000" calcext:value-type="float">
            <text:p>60135000</text:p>
          </table:table-cell>
          <table:table-cell table:formula="of:=[.B227]/1000000" office:value-type="float" office:value="60.135" calcext:value-type="float">
            <text:p>60.13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18.99" calcext:value-type="float">
            <text:p>-18.99</text:p>
          </table:table-cell>
          <table:table-cell table:formula="of:=ABS([.D227]-[.E227])" office:value-type="float" office:value="13.43" calcext:value-type="float">
            <text:p>13.43</text:p>
          </table:table-cell>
          <table:table-cell table:formula="of:=[.D227]-[.E227]" office:value-type="float" office:value="-13.43" calcext:value-type="float">
            <text:p>-13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155000" calcext:value-type="float">
            <text:p>60155000</text:p>
          </table:table-cell>
          <table:table-cell table:formula="of:=[.B228]/1000000" office:value-type="float" office:value="60.155" calcext:value-type="float">
            <text:p>60.15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19.92" calcext:value-type="float">
            <text:p>-19.92</text:p>
          </table:table-cell>
          <table:table-cell table:formula="of:=ABS([.D228]-[.E228])" office:value-type="float" office:value="12.5" calcext:value-type="float">
            <text:p>12.5</text:p>
          </table:table-cell>
          <table:table-cell table:formula="of:=[.D228]-[.E228]" office:value-type="float" office:value="-12.5" calcext:value-type="float">
            <text:p>-12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175000" calcext:value-type="float">
            <text:p>60175000</text:p>
          </table:table-cell>
          <table:table-cell table:formula="of:=[.B229]/1000000" office:value-type="float" office:value="60.175" calcext:value-type="float">
            <text:p>60.17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0.79" calcext:value-type="float">
            <text:p>-20.79</text:p>
          </table:table-cell>
          <table:table-cell table:formula="of:=ABS([.D229]-[.E229])" office:value-type="float" office:value="11.63" calcext:value-type="float">
            <text:p>11.63</text:p>
          </table:table-cell>
          <table:table-cell table:formula="of:=[.D229]-[.E229]" office:value-type="float" office:value="-11.63" calcext:value-type="float">
            <text:p>-11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195000" calcext:value-type="float">
            <text:p>60195000</text:p>
          </table:table-cell>
          <table:table-cell table:formula="of:=[.B230]/1000000" office:value-type="float" office:value="60.195" calcext:value-type="float">
            <text:p>60.19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1.63" calcext:value-type="float">
            <text:p>-21.63</text:p>
          </table:table-cell>
          <table:table-cell table:formula="of:=ABS([.D230]-[.E230])" office:value-type="float" office:value="10.79" calcext:value-type="float">
            <text:p>10.79</text:p>
          </table:table-cell>
          <table:table-cell table:formula="of:=[.D230]-[.E230]" office:value-type="float" office:value="-10.79" calcext:value-type="float">
            <text:p>-1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215000" calcext:value-type="float">
            <text:p>60215000</text:p>
          </table:table-cell>
          <table:table-cell table:formula="of:=[.B231]/1000000" office:value-type="float" office:value="60.215" calcext:value-type="float">
            <text:p>60.21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2.41" calcext:value-type="float">
            <text:p>-22.41</text:p>
          </table:table-cell>
          <table:table-cell table:formula="of:=ABS([.D231]-[.E231])" office:value-type="float" office:value="10.01" calcext:value-type="float">
            <text:p>10.01</text:p>
          </table:table-cell>
          <table:table-cell table:formula="of:=[.D231]-[.E231]" office:value-type="float" office:value="-10.01" calcext:value-type="float">
            <text:p>-10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235000" calcext:value-type="float">
            <text:p>60235000</text:p>
          </table:table-cell>
          <table:table-cell table:formula="of:=[.B232]/1000000" office:value-type="float" office:value="60.235" calcext:value-type="float">
            <text:p>60.23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3.17" calcext:value-type="float">
            <text:p>-23.17</text:p>
          </table:table-cell>
          <table:table-cell table:formula="of:=ABS([.D232]-[.E232])" office:value-type="float" office:value="9.25" calcext:value-type="float">
            <text:p>9.25</text:p>
          </table:table-cell>
          <table:table-cell table:formula="of:=[.D232]-[.E232]" office:value-type="float" office:value="-9.25" calcext:value-type="float">
            <text:p>-9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255000" calcext:value-type="float">
            <text:p>60255000</text:p>
          </table:table-cell>
          <table:table-cell table:formula="of:=[.B233]/1000000" office:value-type="float" office:value="60.255" calcext:value-type="float">
            <text:p>60.25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3.86" calcext:value-type="float">
            <text:p>-23.86</text:p>
          </table:table-cell>
          <table:table-cell table:formula="of:=ABS([.D233]-[.E233])" office:value-type="float" office:value="8.56" calcext:value-type="float">
            <text:p>8.56</text:p>
          </table:table-cell>
          <table:table-cell table:formula="of:=[.D233]-[.E233]" office:value-type="float" office:value="-8.56" calcext:value-type="float">
            <text:p>-8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275000" calcext:value-type="float">
            <text:p>60275000</text:p>
          </table:table-cell>
          <table:table-cell table:formula="of:=[.B234]/1000000" office:value-type="float" office:value="60.275" calcext:value-type="float">
            <text:p>60.27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4.52" calcext:value-type="float">
            <text:p>-24.52</text:p>
          </table:table-cell>
          <table:table-cell table:formula="of:=ABS([.D234]-[.E234])" office:value-type="float" office:value="7.9" calcext:value-type="float">
            <text:p>7.9</text:p>
          </table:table-cell>
          <table:table-cell table:formula="of:=[.D234]-[.E234]" office:value-type="float" office:value="-7.9" calcext:value-type="float">
            <text:p>-7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295000" calcext:value-type="float">
            <text:p>60295000</text:p>
          </table:table-cell>
          <table:table-cell table:formula="of:=[.B235]/1000000" office:value-type="float" office:value="60.295" calcext:value-type="float">
            <text:p>60.29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5.14" calcext:value-type="float">
            <text:p>-25.14</text:p>
          </table:table-cell>
          <table:table-cell table:formula="of:=ABS([.D235]-[.E235])" office:value-type="float" office:value="7.28" calcext:value-type="float">
            <text:p>7.28</text:p>
          </table:table-cell>
          <table:table-cell table:formula="of:=[.D235]-[.E235]"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315000" calcext:value-type="float">
            <text:p>60315000</text:p>
          </table:table-cell>
          <table:table-cell table:formula="of:=[.B236]/1000000" office:value-type="float" office:value="60.315" calcext:value-type="float">
            <text:p>60.31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5.72" calcext:value-type="float">
            <text:p>-25.72</text:p>
          </table:table-cell>
          <table:table-cell table:formula="of:=ABS([.D236]-[.E236])" office:value-type="float" office:value="6.7" calcext:value-type="float">
            <text:p>6.7</text:p>
          </table:table-cell>
          <table:table-cell table:formula="of:=[.D236]-[.E236]"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335000" calcext:value-type="float">
            <text:p>60335000</text:p>
          </table:table-cell>
          <table:table-cell table:formula="of:=[.B237]/1000000" office:value-type="float" office:value="60.335" calcext:value-type="float">
            <text:p>60.33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6.26" calcext:value-type="float">
            <text:p>-26.26</text:p>
          </table:table-cell>
          <table:table-cell table:formula="of:=ABS([.D237]-[.E237])" office:value-type="float" office:value="6.16" calcext:value-type="float">
            <text:p>6.16</text:p>
          </table:table-cell>
          <table:table-cell table:formula="of:=[.D237]-[.E237]" office:value-type="float" office:value="-6.16" calcext:value-type="float">
            <text:p>-6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355000" calcext:value-type="float">
            <text:p>60355000</text:p>
          </table:table-cell>
          <table:table-cell table:formula="of:=[.B238]/1000000" office:value-type="float" office:value="60.355" calcext:value-type="float">
            <text:p>60.35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6.76" calcext:value-type="float">
            <text:p>-26.76</text:p>
          </table:table-cell>
          <table:table-cell table:formula="of:=ABS([.D238]-[.E238])" office:value-type="float" office:value="5.65" calcext:value-type="float">
            <text:p>5.65</text:p>
          </table:table-cell>
          <table:table-cell table:formula="of:=[.D238]-[.E238]"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375000" calcext:value-type="float">
            <text:p>60375000</text:p>
          </table:table-cell>
          <table:table-cell table:formula="of:=[.B239]/1000000" office:value-type="float" office:value="60.375" calcext:value-type="float">
            <text:p>60.37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7.23" calcext:value-type="float">
            <text:p>-27.23</text:p>
          </table:table-cell>
          <table:table-cell table:formula="of:=ABS([.D239]-[.E239])" office:value-type="float" office:value="5.18" calcext:value-type="float">
            <text:p>5.18</text:p>
          </table:table-cell>
          <table:table-cell table:formula="of:=[.D239]-[.E239]"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395000" calcext:value-type="float">
            <text:p>60395000</text:p>
          </table:table-cell>
          <table:table-cell table:formula="of:=[.B240]/1000000" office:value-type="float" office:value="60.395" calcext:value-type="float">
            <text:p>60.39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7.66" calcext:value-type="float">
            <text:p>-27.66</text:p>
          </table:table-cell>
          <table:table-cell table:formula="of:=ABS([.D240]-[.E240])" office:value-type="float" office:value="4.75" calcext:value-type="float">
            <text:p>4.75</text:p>
          </table:table-cell>
          <table:table-cell table:formula="of:=[.D240]-[.E240]"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415000" calcext:value-type="float">
            <text:p>60415000</text:p>
          </table:table-cell>
          <table:table-cell table:formula="of:=[.B241]/1000000" office:value-type="float" office:value="60.415" calcext:value-type="float">
            <text:p>60.41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8.07" calcext:value-type="float">
            <text:p>-28.07</text:p>
          </table:table-cell>
          <table:table-cell table:formula="of:=ABS([.D241]-[.E241])" office:value-type="float" office:value="4.34" calcext:value-type="float">
            <text:p>4.34</text:p>
          </table:table-cell>
          <table:table-cell table:formula="of:=[.D241]-[.E241]"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435000" calcext:value-type="float">
            <text:p>60435000</text:p>
          </table:table-cell>
          <table:table-cell table:formula="of:=[.B242]/1000000" office:value-type="float" office:value="60.435" calcext:value-type="float">
            <text:p>60.43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8.44" calcext:value-type="float">
            <text:p>-28.44</text:p>
          </table:table-cell>
          <table:table-cell table:formula="of:=ABS([.D242]-[.E242])" office:value-type="float" office:value="3.97" calcext:value-type="float">
            <text:p>3.97</text:p>
          </table:table-cell>
          <table:table-cell table:formula="of:=[.D242]-[.E242]"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455000" calcext:value-type="float">
            <text:p>60455000</text:p>
          </table:table-cell>
          <table:table-cell table:formula="of:=[.B243]/1000000" office:value-type="float" office:value="60.455" calcext:value-type="float">
            <text:p>60.45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8.79" calcext:value-type="float">
            <text:p>-28.79</text:p>
          </table:table-cell>
          <table:table-cell table:formula="of:=ABS([.D243]-[.E243])" office:value-type="float" office:value="3.62" calcext:value-type="float">
            <text:p>3.62</text:p>
          </table:table-cell>
          <table:table-cell table:formula="of:=[.D243]-[.E243]"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475000" calcext:value-type="float">
            <text:p>60475000</text:p>
          </table:table-cell>
          <table:table-cell table:formula="of:=[.B244]/1000000" office:value-type="float" office:value="60.475" calcext:value-type="float">
            <text:p>60.47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9.11" calcext:value-type="float">
            <text:p>-29.11</text:p>
          </table:table-cell>
          <table:table-cell table:formula="of:=ABS([.D244]-[.E244])" office:value-type="float" office:value="3.3" calcext:value-type="float">
            <text:p>3.3</text:p>
          </table:table-cell>
          <table:table-cell table:formula="of:=[.D244]-[.E244]"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495000" calcext:value-type="float">
            <text:p>60495000</text:p>
          </table:table-cell>
          <table:table-cell table:formula="of:=[.B245]/1000000" office:value-type="float" office:value="60.495" calcext:value-type="float">
            <text:p>60.49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9.41" calcext:value-type="float">
            <text:p>-29.41</text:p>
          </table:table-cell>
          <table:table-cell table:formula="of:=ABS([.D245]-[.E245])" office:value-type="float" office:value="3" calcext:value-type="float">
            <text:p>3</text:p>
          </table:table-cell>
          <table:table-cell table:formula="of:=[.D245]-[.E24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515000" calcext:value-type="float">
            <text:p>60515000</text:p>
          </table:table-cell>
          <table:table-cell table:formula="of:=[.B246]/1000000" office:value-type="float" office:value="60.515" calcext:value-type="float">
            <text:p>60.51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9.69" calcext:value-type="float">
            <text:p>-29.69</text:p>
          </table:table-cell>
          <table:table-cell table:formula="of:=ABS([.D246]-[.E246])" office:value-type="float" office:value="2.72" calcext:value-type="float">
            <text:p>2.72</text:p>
          </table:table-cell>
          <table:table-cell table:formula="of:=[.D246]-[.E246]"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535000" calcext:value-type="float">
            <text:p>60535000</text:p>
          </table:table-cell>
          <table:table-cell table:formula="of:=[.B247]/1000000" office:value-type="float" office:value="60.535" calcext:value-type="float">
            <text:p>60.53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29.94" calcext:value-type="float">
            <text:p>-29.94</text:p>
          </table:table-cell>
          <table:table-cell table:formula="of:=ABS([.D247]-[.E247])" office:value-type="float" office:value="2.47" calcext:value-type="float">
            <text:p>2.47</text:p>
          </table:table-cell>
          <table:table-cell table:formula="of:=[.D247]-[.E247]"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555000" calcext:value-type="float">
            <text:p>60555000</text:p>
          </table:table-cell>
          <table:table-cell table:formula="of:=[.B248]/1000000" office:value-type="float" office:value="60.555" calcext:value-type="float">
            <text:p>60.55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0.18" calcext:value-type="float">
            <text:p>-30.18</text:p>
          </table:table-cell>
          <table:table-cell table:formula="of:=ABS([.D248]-[.E248])" office:value-type="float" office:value="2.23" calcext:value-type="float">
            <text:p>2.23</text:p>
          </table:table-cell>
          <table:table-cell table:formula="of:=[.D248]-[.E248]"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575000" calcext:value-type="float">
            <text:p>60575000</text:p>
          </table:table-cell>
          <table:table-cell table:formula="of:=[.B249]/1000000" office:value-type="float" office:value="60.575" calcext:value-type="float">
            <text:p>60.57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0.4" calcext:value-type="float">
            <text:p>-30.4</text:p>
          </table:table-cell>
          <table:table-cell table:formula="of:=ABS([.D249]-[.E249])" office:value-type="float" office:value="2.01" calcext:value-type="float">
            <text:p>2.01</text:p>
          </table:table-cell>
          <table:table-cell table:formula="of:=[.D249]-[.E249]"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595000" calcext:value-type="float">
            <text:p>60595000</text:p>
          </table:table-cell>
          <table:table-cell table:formula="of:=[.B250]/1000000" office:value-type="float" office:value="60.595" calcext:value-type="float">
            <text:p>60.59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0.61" calcext:value-type="float">
            <text:p>-30.61</text:p>
          </table:table-cell>
          <table:table-cell table:formula="of:=ABS([.D250]-[.E250])" office:value-type="float" office:value="1.8" calcext:value-type="float">
            <text:p>1.8</text:p>
          </table:table-cell>
          <table:table-cell table:formula="of:=[.D250]-[.E250]"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615000" calcext:value-type="float">
            <text:p>60615000</text:p>
          </table:table-cell>
          <table:table-cell table:formula="of:=[.B251]/1000000" office:value-type="float" office:value="60.615" calcext:value-type="float">
            <text:p>60.61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0.8" calcext:value-type="float">
            <text:p>-30.8</text:p>
          </table:table-cell>
          <table:table-cell table:formula="of:=ABS([.D251]-[.E251])" office:value-type="float" office:value="1.61" calcext:value-type="float">
            <text:p>1.61</text:p>
          </table:table-cell>
          <table:table-cell table:formula="of:=[.D251]-[.E251]"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635000" calcext:value-type="float">
            <text:p>60635000</text:p>
          </table:table-cell>
          <table:table-cell table:formula="of:=[.B252]/1000000" office:value-type="float" office:value="60.635" calcext:value-type="float">
            <text:p>60.63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0.97" calcext:value-type="float">
            <text:p>-30.97</text:p>
          </table:table-cell>
          <table:table-cell table:formula="of:=ABS([.D252]-[.E252])" office:value-type="float" office:value="1.44" calcext:value-type="float">
            <text:p>1.44</text:p>
          </table:table-cell>
          <table:table-cell table:formula="of:=[.D252]-[.E252]" office:value-type="float" office:value="-1.44" calcext:value-type="float">
            <text:p>-1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655000" calcext:value-type="float">
            <text:p>60655000</text:p>
          </table:table-cell>
          <table:table-cell table:formula="of:=[.B253]/1000000" office:value-type="float" office:value="60.655" calcext:value-type="float">
            <text:p>60.65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14" calcext:value-type="float">
            <text:p>-31.14</text:p>
          </table:table-cell>
          <table:table-cell table:formula="of:=ABS([.D253]-[.E253])" office:value-type="float" office:value="1.27" calcext:value-type="float">
            <text:p>1.27</text:p>
          </table:table-cell>
          <table:table-cell table:formula="of:=[.D253]-[.E253]" office:value-type="float" office:value="-1.27" calcext:value-type="float">
            <text:p>-1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675000" calcext:value-type="float">
            <text:p>60675000</text:p>
          </table:table-cell>
          <table:table-cell table:formula="of:=[.B254]/1000000" office:value-type="float" office:value="60.675" calcext:value-type="float">
            <text:p>60.67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29" calcext:value-type="float">
            <text:p>-31.29</text:p>
          </table:table-cell>
          <table:table-cell table:formula="of:=ABS([.D254]-[.E254])" office:value-type="float" office:value="1.12" calcext:value-type="float">
            <text:p>1.12</text:p>
          </table:table-cell>
          <table:table-cell table:formula="of:=[.D254]-[.E254]" office:value-type="float" office:value="-1.12" calcext:value-type="float">
            <text:p>-1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695000" calcext:value-type="float">
            <text:p>60695000</text:p>
          </table:table-cell>
          <table:table-cell table:formula="of:=[.B255]/1000000" office:value-type="float" office:value="60.695" calcext:value-type="float">
            <text:p>60.69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43" calcext:value-type="float">
            <text:p>-31.43</text:p>
          </table:table-cell>
          <table:table-cell table:formula="of:=ABS([.D255]-[.E255])" office:value-type="float" office:value="0.979999999999997" calcext:value-type="float">
            <text:p>0.98</text:p>
          </table:table-cell>
          <table:table-cell table:formula="of:=[.D255]-[.E255]" office:value-type="float" office:value="-0.979999999999997" calcext:value-type="float">
            <text:p>-0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715000" calcext:value-type="float">
            <text:p>60715000</text:p>
          </table:table-cell>
          <table:table-cell table:formula="of:=[.B256]/1000000" office:value-type="float" office:value="60.715" calcext:value-type="float">
            <text:p>60.71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57" calcext:value-type="float">
            <text:p>-31.57</text:p>
          </table:table-cell>
          <table:table-cell table:formula="of:=ABS([.D256]-[.E256])" office:value-type="float" office:value="0.839999999999996" calcext:value-type="float">
            <text:p>0.84</text:p>
          </table:table-cell>
          <table:table-cell table:formula="of:=[.D256]-[.E256]" office:value-type="float" office:value="-0.839999999999996" calcext:value-type="float">
            <text:p>-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735000" calcext:value-type="float">
            <text:p>60735000</text:p>
          </table:table-cell>
          <table:table-cell table:formula="of:=[.B257]/1000000" office:value-type="float" office:value="60.735" calcext:value-type="float">
            <text:p>60.73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69" calcext:value-type="float">
            <text:p>-31.69</text:p>
          </table:table-cell>
          <table:table-cell table:formula="of:=ABS([.D257]-[.E257])" office:value-type="float" office:value="0.719999999999995" calcext:value-type="float">
            <text:p>0.72</text:p>
          </table:table-cell>
          <table:table-cell table:formula="of:=[.D257]-[.E257]" office:value-type="float" office:value="-0.719999999999995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755000" calcext:value-type="float">
            <text:p>60755000</text:p>
          </table:table-cell>
          <table:table-cell table:formula="of:=[.B258]/1000000" office:value-type="float" office:value="60.755" calcext:value-type="float">
            <text:p>60.75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8" calcext:value-type="float">
            <text:p>-31.8</text:p>
          </table:table-cell>
          <table:table-cell table:formula="of:=ABS([.D258]-[.E258])" office:value-type="float" office:value="0.609999999999996" calcext:value-type="float">
            <text:p>0.61</text:p>
          </table:table-cell>
          <table:table-cell table:formula="of:=[.D258]-[.E258]" office:value-type="float" office:value="-0.609999999999996" calcext:value-type="float">
            <text:p>-0.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775000" calcext:value-type="float">
            <text:p>60775000</text:p>
          </table:table-cell>
          <table:table-cell table:formula="of:=[.B259]/1000000" office:value-type="float" office:value="60.775" calcext:value-type="float">
            <text:p>60.77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91" calcext:value-type="float">
            <text:p>-31.91</text:p>
          </table:table-cell>
          <table:table-cell table:formula="of:=ABS([.D259]-[.E259])" office:value-type="float" office:value="0.499999999999996" calcext:value-type="float">
            <text:p>0.5</text:p>
          </table:table-cell>
          <table:table-cell table:formula="of:=[.D259]-[.E259]" office:value-type="float" office:value="-0.499999999999996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795000" calcext:value-type="float">
            <text:p>60795000</text:p>
          </table:table-cell>
          <table:table-cell table:formula="of:=[.B260]/1000000" office:value-type="float" office:value="60.795" calcext:value-type="float">
            <text:p>60.79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2.01" calcext:value-type="float">
            <text:p>-32.01</text:p>
          </table:table-cell>
          <table:table-cell table:formula="of:=ABS([.D260]-[.E260])" office:value-type="float" office:value="0.399999999999999" calcext:value-type="float">
            <text:p>0.4</text:p>
          </table:table-cell>
          <table:table-cell table:formula="of:=[.D260]-[.E260]" office:value-type="float" office:value="-0.399999999999999" calcext:value-type="float">
            <text:p>-0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815000" calcext:value-type="float">
            <text:p>60815000</text:p>
          </table:table-cell>
          <table:table-cell table:formula="of:=[.B261]/1000000" office:value-type="float" office:value="60.815" calcext:value-type="float">
            <text:p>60.81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2.1" calcext:value-type="float">
            <text:p>-32.1</text:p>
          </table:table-cell>
          <table:table-cell table:formula="of:=ABS([.D261]-[.E261])" office:value-type="float" office:value="0.309999999999995" calcext:value-type="float">
            <text:p>0.31</text:p>
          </table:table-cell>
          <table:table-cell table:formula="of:=[.D261]-[.E261]" office:value-type="float" office:value="-0.309999999999995" calcext:value-type="float">
            <text:p>-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835000" calcext:value-type="float">
            <text:p>60835000</text:p>
          </table:table-cell>
          <table:table-cell table:formula="of:=[.B262]/1000000" office:value-type="float" office:value="60.835" calcext:value-type="float">
            <text:p>60.83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2.18" calcext:value-type="float">
            <text:p>-32.18</text:p>
          </table:table-cell>
          <table:table-cell table:formula="of:=ABS([.D262]-[.E262])" office:value-type="float" office:value="0.229999999999997" calcext:value-type="float">
            <text:p>0.23</text:p>
          </table:table-cell>
          <table:table-cell table:formula="of:=[.D262]-[.E262]" office:value-type="float" office:value="-0.229999999999997" calcext:value-type="float">
            <text:p>-0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855000" calcext:value-type="float">
            <text:p>60855000</text:p>
          </table:table-cell>
          <table:table-cell table:formula="of:=[.B263]/1000000" office:value-type="float" office:value="60.855" calcext:value-type="float">
            <text:p>60.855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2.26" calcext:value-type="float">
            <text:p>-32.26</text:p>
          </table:table-cell>
          <table:table-cell table:formula="of:=ABS([.D263]-[.E263])" office:value-type="float" office:value="0.149999999999999" calcext:value-type="float">
            <text:p>0.15</text:p>
          </table:table-cell>
          <table:table-cell table:formula="of:=[.D263]-[.E263]" office:value-type="float" office:value="-0.149999999999999" calcext:value-type="float">
            <text:p>-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875000" calcext:value-type="float">
            <text:p>60875000</text:p>
          </table:table-cell>
          <table:table-cell table:formula="of:=[.B264]/1000000" office:value-type="float" office:value="60.875" calcext:value-type="float">
            <text:p>60.87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32.33" calcext:value-type="float">
            <text:p>-32.33</text:p>
          </table:table-cell>
          <table:table-cell table:formula="of:=ABS([.D264]-[.E264])" office:value-type="float" office:value="0.0900000000000034" calcext:value-type="float">
            <text:p>0.09</text:p>
          </table:table-cell>
          <table:table-cell table:formula="of:=[.D264]-[.E264]" office:value-type="float" office:value="-0.0900000000000034" calcext:value-type="float">
            <text:p>-0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895000" calcext:value-type="float">
            <text:p>60895000</text:p>
          </table:table-cell>
          <table:table-cell table:formula="of:=[.B265]/1000000" office:value-type="float" office:value="60.895" calcext:value-type="float">
            <text:p>60.89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32.39" calcext:value-type="float">
            <text:p>-32.39</text:p>
          </table:table-cell>
          <table:table-cell table:formula="of:=ABS([.D265]-[.E265])" office:value-type="float" office:value="0.0300000000000011" calcext:value-type="float">
            <text:p>0.03</text:p>
          </table:table-cell>
          <table:table-cell table:formula="of:=[.D265]-[.E265]" office:value-type="float" office:value="-0.0300000000000011" calcext:value-type="float">
            <text:p>-0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915000" calcext:value-type="float">
            <text:p>60915000</text:p>
          </table:table-cell>
          <table:table-cell table:formula="of:=[.B266]/1000000" office:value-type="float" office:value="60.915" calcext:value-type="float">
            <text:p>60.91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32.45" calcext:value-type="float">
            <text:p>-32.45</text:p>
          </table:table-cell>
          <table:table-cell table:formula="of:=ABS([.D266]-[.E266])" office:value-type="float" office:value="0.0300000000000011" calcext:value-type="float">
            <text:p>0.03</text:p>
          </table:table-cell>
          <table:table-cell table:formula="of:=[.D266]-[.E266]" office:value-type="float" office:value="0.0300000000000011" calcext:value-type="float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935000" calcext:value-type="float">
            <text:p>60935000</text:p>
          </table:table-cell>
          <table:table-cell table:formula="of:=[.B267]/1000000" office:value-type="float" office:value="60.935" calcext:value-type="float">
            <text:p>60.93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32.51" calcext:value-type="float">
            <text:p>-32.51</text:p>
          </table:table-cell>
          <table:table-cell table:formula="of:=ABS([.D267]-[.E267])" office:value-type="float" office:value="0.0899999999999963" calcext:value-type="float">
            <text:p>0.09</text:p>
          </table:table-cell>
          <table:table-cell table:formula="of:=[.D267]-[.E267]" office:value-type="float" office:value="0.0899999999999963" calcext:value-type="float">
            <text:p>0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955000" calcext:value-type="float">
            <text:p>60955000</text:p>
          </table:table-cell>
          <table:table-cell table:formula="of:=[.B268]/1000000" office:value-type="float" office:value="60.955" calcext:value-type="float">
            <text:p>60.95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32.56" calcext:value-type="float">
            <text:p>-32.56</text:p>
          </table:table-cell>
          <table:table-cell table:formula="of:=ABS([.D268]-[.E268])" office:value-type="float" office:value="0.140000000000001" calcext:value-type="float">
            <text:p>0.14</text:p>
          </table:table-cell>
          <table:table-cell table:formula="of:=[.D268]-[.E268]" office:value-type="float" office:value="0.140000000000001" calcext:value-type="float">
            <text:p>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975000" calcext:value-type="float">
            <text:p>60975000</text:p>
          </table:table-cell>
          <table:table-cell table:formula="of:=[.B269]/1000000" office:value-type="float" office:value="60.975" calcext:value-type="float">
            <text:p>60.97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6" calcext:value-type="float">
            <text:p>-32.6</text:p>
          </table:table-cell>
          <table:table-cell table:formula="of:=ABS([.D269]-[.E269])" office:value-type="float" office:value="0.170000000000002" calcext:value-type="float">
            <text:p>0.17</text:p>
          </table:table-cell>
          <table:table-cell table:formula="of:=[.D269]-[.E269]" office:value-type="float" office:value="0.170000000000002" calcext:value-type="float">
            <text:p>0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995000" calcext:value-type="float">
            <text:p>60995000</text:p>
          </table:table-cell>
          <table:table-cell table:formula="of:=[.B270]/1000000" office:value-type="float" office:value="60.995" calcext:value-type="float">
            <text:p>60.99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64" calcext:value-type="float">
            <text:p>-32.64</text:p>
          </table:table-cell>
          <table:table-cell table:formula="of:=ABS([.D270]-[.E270])" office:value-type="float" office:value="0.210000000000001" calcext:value-type="float">
            <text:p>0.21</text:p>
          </table:table-cell>
          <table:table-cell table:formula="of:=[.D270]-[.E270]" office:value-type="float" office:value="0.210000000000001" calcext:value-type="float">
            <text:p>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15000" calcext:value-type="float">
            <text:p>61015000</text:p>
          </table:table-cell>
          <table:table-cell table:formula="of:=[.B271]/1000000" office:value-type="float" office:value="61.015" calcext:value-type="float">
            <text:p>61.01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67" calcext:value-type="float">
            <text:p>-32.67</text:p>
          </table:table-cell>
          <table:table-cell table:formula="of:=ABS([.D271]-[.E271])" office:value-type="float" office:value="0.240000000000002" calcext:value-type="float">
            <text:p>0.24</text:p>
          </table:table-cell>
          <table:table-cell table:formula="of:=[.D271]-[.E271]" office:value-type="float" office:value="0.240000000000002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35000" calcext:value-type="float">
            <text:p>61035000</text:p>
          </table:table-cell>
          <table:table-cell table:formula="of:=[.B272]/1000000" office:value-type="float" office:value="61.035" calcext:value-type="float">
            <text:p>61.035</text:p>
          </table:table-cell>
          <table:table-cell office:value-type="float" office:value="-32.43" calcext:value-type="float">
            <text:p>-32.43</text:p>
          </table:table-cell>
          <table:table-cell office:value-type="float" office:value="-32.7" calcext:value-type="float">
            <text:p>-32.7</text:p>
          </table:table-cell>
          <table:table-cell table:formula="of:=ABS([.D272]-[.E272])" office:value-type="float" office:value="0.270000000000003" calcext:value-type="float">
            <text:p>0.27</text:p>
          </table:table-cell>
          <table:table-cell table:formula="of:=[.D272]-[.E272]" office:value-type="float" office:value="0.270000000000003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55000" calcext:value-type="float">
            <text:p>61055000</text:p>
          </table:table-cell>
          <table:table-cell table:formula="of:=[.B273]/1000000" office:value-type="float" office:value="61.055" calcext:value-type="float">
            <text:p>61.05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2.73" calcext:value-type="float">
            <text:p>-32.73</text:p>
          </table:table-cell>
          <table:table-cell table:formula="of:=ABS([.D273]-[.E273])" office:value-type="float" office:value="0.289999999999999" calcext:value-type="float">
            <text:p>0.29</text:p>
          </table:table-cell>
          <table:table-cell table:formula="of:=[.D273]-[.E273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75000" calcext:value-type="float">
            <text:p>61075000</text:p>
          </table:table-cell>
          <table:table-cell table:formula="of:=[.B274]/1000000" office:value-type="float" office:value="61.075" calcext:value-type="float">
            <text:p>61.07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2.75" calcext:value-type="float">
            <text:p>-32.75</text:p>
          </table:table-cell>
          <table:table-cell table:formula="of:=ABS([.D274]-[.E274])" office:value-type="float" office:value="0.310000000000002" calcext:value-type="float">
            <text:p>0.31</text:p>
          </table:table-cell>
          <table:table-cell table:formula="of:=[.D274]-[.E274]" office:value-type="float" office:value="0.310000000000002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95000" calcext:value-type="float">
            <text:p>61095000</text:p>
          </table:table-cell>
          <table:table-cell table:formula="of:=[.B275]/1000000" office:value-type="float" office:value="61.095" calcext:value-type="float">
            <text:p>61.09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2.77" calcext:value-type="float">
            <text:p>-32.77</text:p>
          </table:table-cell>
          <table:table-cell table:formula="of:=ABS([.D275]-[.E275])" office:value-type="float" office:value="0.330000000000005" calcext:value-type="float">
            <text:p>0.33</text:p>
          </table:table-cell>
          <table:table-cell table:formula="of:=[.D275]-[.E275]" office:value-type="float" office:value="0.330000000000005" calcext:value-type="float">
            <text:p>0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115000" calcext:value-type="float">
            <text:p>61115000</text:p>
          </table:table-cell>
          <table:table-cell table:formula="of:=[.B276]/1000000" office:value-type="float" office:value="61.115" calcext:value-type="float">
            <text:p>61.115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2.78" calcext:value-type="float">
            <text:p>-32.78</text:p>
          </table:table-cell>
          <table:table-cell table:formula="of:=ABS([.D276]-[.E276])" office:value-type="float" office:value="0.340000000000003" calcext:value-type="float">
            <text:p>0.34</text:p>
          </table:table-cell>
          <table:table-cell table:formula="of:=[.D276]-[.E276]" office:value-type="float" office:value="0.340000000000003" calcext:value-type="float">
            <text:p>0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135000" calcext:value-type="float">
            <text:p>61135000</text:p>
          </table:table-cell>
          <table:table-cell table:formula="of:=[.B277]/1000000" office:value-type="float" office:value="61.135" calcext:value-type="float">
            <text:p>61.13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32.79" calcext:value-type="float">
            <text:p>-32.79</text:p>
          </table:table-cell>
          <table:table-cell table:formula="of:=ABS([.D277]-[.E277])" office:value-type="float" office:value="0.339999999999996" calcext:value-type="float">
            <text:p>0.34</text:p>
          </table:table-cell>
          <table:table-cell table:formula="of:=[.D277]-[.E277]" office:value-type="float" office:value="0.339999999999996" calcext:value-type="float">
            <text:p>0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155000" calcext:value-type="float">
            <text:p>61155000</text:p>
          </table:table-cell>
          <table:table-cell table:formula="of:=[.B278]/1000000" office:value-type="float" office:value="61.155" calcext:value-type="float">
            <text:p>61.15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32.8" calcext:value-type="float">
            <text:p>-32.8</text:p>
          </table:table-cell>
          <table:table-cell table:formula="of:=ABS([.D278]-[.E278])" office:value-type="float" office:value="0.349999999999994" calcext:value-type="float">
            <text:p>0.35</text:p>
          </table:table-cell>
          <table:table-cell table:formula="of:=[.D278]-[.E278]" office:value-type="float" office:value="0.349999999999994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175000" calcext:value-type="float">
            <text:p>61175000</text:p>
          </table:table-cell>
          <table:table-cell table:formula="of:=[.B279]/1000000" office:value-type="float" office:value="61.175" calcext:value-type="float">
            <text:p>61.17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32.81" calcext:value-type="float">
            <text:p>-32.81</text:p>
          </table:table-cell>
          <table:table-cell table:formula="of:=ABS([.D279]-[.E279])" office:value-type="float" office:value="0.359999999999999" calcext:value-type="float">
            <text:p>0.36</text:p>
          </table:table-cell>
          <table:table-cell table:formula="of:=[.D279]-[.E279]" office:value-type="float" office:value="0.359999999999999" calcext:value-type="float">
            <text:p>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195000" calcext:value-type="float">
            <text:p>61195000</text:p>
          </table:table-cell>
          <table:table-cell table:formula="of:=[.B280]/1000000" office:value-type="float" office:value="61.195" calcext:value-type="float">
            <text:p>61.19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32.81" calcext:value-type="float">
            <text:p>-32.81</text:p>
          </table:table-cell>
          <table:table-cell table:formula="of:=ABS([.D280]-[.E280])" office:value-type="float" office:value="0.359999999999999" calcext:value-type="float">
            <text:p>0.36</text:p>
          </table:table-cell>
          <table:table-cell table:formula="of:=[.D280]-[.E280]" office:value-type="float" office:value="0.359999999999999" calcext:value-type="float">
            <text:p>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215000" calcext:value-type="float">
            <text:p>61215000</text:p>
          </table:table-cell>
          <table:table-cell table:formula="of:=[.B281]/1000000" office:value-type="float" office:value="61.215" calcext:value-type="float">
            <text:p>61.21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82" calcext:value-type="float">
            <text:p>-32.82</text:p>
          </table:table-cell>
          <table:table-cell table:formula="of:=ABS([.D281]-[.E281])" office:value-type="float" office:value="0.359999999999999" calcext:value-type="float">
            <text:p>0.36</text:p>
          </table:table-cell>
          <table:table-cell table:formula="of:=[.D281]-[.E281]" office:value-type="float" office:value="0.359999999999999" calcext:value-type="float">
            <text:p>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235000" calcext:value-type="float">
            <text:p>61235000</text:p>
          </table:table-cell>
          <table:table-cell table:formula="of:=[.B282]/1000000" office:value-type="float" office:value="61.235" calcext:value-type="float">
            <text:p>61.23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82" calcext:value-type="float">
            <text:p>-32.82</text:p>
          </table:table-cell>
          <table:table-cell table:formula="of:=ABS([.D282]-[.E282])" office:value-type="float" office:value="0.359999999999999" calcext:value-type="float">
            <text:p>0.36</text:p>
          </table:table-cell>
          <table:table-cell table:formula="of:=[.D282]-[.E282]" office:value-type="float" office:value="0.359999999999999" calcext:value-type="float">
            <text:p>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255000" calcext:value-type="float">
            <text:p>61255000</text:p>
          </table:table-cell>
          <table:table-cell table:formula="of:=[.B283]/1000000" office:value-type="float" office:value="61.255" calcext:value-type="float">
            <text:p>61.25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82" calcext:value-type="float">
            <text:p>-32.82</text:p>
          </table:table-cell>
          <table:table-cell table:formula="of:=ABS([.D283]-[.E283])" office:value-type="float" office:value="0.359999999999999" calcext:value-type="float">
            <text:p>0.36</text:p>
          </table:table-cell>
          <table:table-cell table:formula="of:=[.D283]-[.E283]" office:value-type="float" office:value="0.359999999999999" calcext:value-type="float">
            <text:p>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275000" calcext:value-type="float">
            <text:p>61275000</text:p>
          </table:table-cell>
          <table:table-cell table:formula="of:=[.B284]/1000000" office:value-type="float" office:value="61.275" calcext:value-type="float">
            <text:p>61.27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81" calcext:value-type="float">
            <text:p>-32.81</text:p>
          </table:table-cell>
          <table:table-cell table:formula="of:=ABS([.D284]-[.E284])" office:value-type="float" office:value="0.350000000000001" calcext:value-type="float">
            <text:p>0.35</text:p>
          </table:table-cell>
          <table:table-cell table:formula="of:=[.D284]-[.E284]" office:value-type="float" office:value="0.350000000000001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295000" calcext:value-type="float">
            <text:p>61295000</text:p>
          </table:table-cell>
          <table:table-cell table:formula="of:=[.B285]/1000000" office:value-type="float" office:value="61.295" calcext:value-type="float">
            <text:p>61.29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81" calcext:value-type="float">
            <text:p>-32.81</text:p>
          </table:table-cell>
          <table:table-cell table:formula="of:=ABS([.D285]-[.E285])" office:value-type="float" office:value="0.350000000000001" calcext:value-type="float">
            <text:p>0.35</text:p>
          </table:table-cell>
          <table:table-cell table:formula="of:=[.D285]-[.E285]" office:value-type="float" office:value="0.350000000000001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315000" calcext:value-type="float">
            <text:p>61315000</text:p>
          </table:table-cell>
          <table:table-cell table:formula="of:=[.B286]/1000000" office:value-type="float" office:value="61.315" calcext:value-type="float">
            <text:p>61.31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32.8" calcext:value-type="float">
            <text:p>-32.8</text:p>
          </table:table-cell>
          <table:table-cell table:formula="of:=ABS([.D286]-[.E286])" office:value-type="float" office:value="0.339999999999996" calcext:value-type="float">
            <text:p>0.34</text:p>
          </table:table-cell>
          <table:table-cell table:formula="of:=[.D286]-[.E286]" office:value-type="float" office:value="0.339999999999996" calcext:value-type="float">
            <text:p>0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335000" calcext:value-type="float">
            <text:p>61335000</text:p>
          </table:table-cell>
          <table:table-cell table:formula="of:=[.B287]/1000000" office:value-type="float" office:value="61.335" calcext:value-type="float">
            <text:p>61.33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8" calcext:value-type="float">
            <text:p>-32.8</text:p>
          </table:table-cell>
          <table:table-cell table:formula="of:=ABS([.D287]-[.E287])" office:value-type="float" office:value="0.329999999999998" calcext:value-type="float">
            <text:p>0.33</text:p>
          </table:table-cell>
          <table:table-cell table:formula="of:=[.D287]-[.E287]" office:value-type="float" office:value="0.329999999999998" calcext:value-type="float">
            <text:p>0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355000" calcext:value-type="float">
            <text:p>61355000</text:p>
          </table:table-cell>
          <table:table-cell table:formula="of:=[.B288]/1000000" office:value-type="float" office:value="61.355" calcext:value-type="float">
            <text:p>61.35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79" calcext:value-type="float">
            <text:p>-32.79</text:p>
          </table:table-cell>
          <table:table-cell table:formula="of:=ABS([.D288]-[.E288])" office:value-type="float" office:value="0.32" calcext:value-type="float">
            <text:p>0.32</text:p>
          </table:table-cell>
          <table:table-cell table:formula="of:=[.D288]-[.E288]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375000" calcext:value-type="float">
            <text:p>61375000</text:p>
          </table:table-cell>
          <table:table-cell table:formula="of:=[.B289]/1000000" office:value-type="float" office:value="61.375" calcext:value-type="float">
            <text:p>61.37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79" calcext:value-type="float">
            <text:p>-32.79</text:p>
          </table:table-cell>
          <table:table-cell table:formula="of:=ABS([.D289]-[.E289])" office:value-type="float" office:value="0.32" calcext:value-type="float">
            <text:p>0.32</text:p>
          </table:table-cell>
          <table:table-cell table:formula="of:=[.D289]-[.E289]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395000" calcext:value-type="float">
            <text:p>61395000</text:p>
          </table:table-cell>
          <table:table-cell table:formula="of:=[.B290]/1000000" office:value-type="float" office:value="61.395" calcext:value-type="float">
            <text:p>61.39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78" calcext:value-type="float">
            <text:p>-32.78</text:p>
          </table:table-cell>
          <table:table-cell table:formula="of:=ABS([.D290]-[.E290])" office:value-type="float" office:value="0.310000000000002" calcext:value-type="float">
            <text:p>0.31</text:p>
          </table:table-cell>
          <table:table-cell table:formula="of:=[.D290]-[.E290]" office:value-type="float" office:value="0.310000000000002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415000" calcext:value-type="float">
            <text:p>61415000</text:p>
          </table:table-cell>
          <table:table-cell table:formula="of:=[.B291]/1000000" office:value-type="float" office:value="61.415" calcext:value-type="float">
            <text:p>61.41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77" calcext:value-type="float">
            <text:p>-32.77</text:p>
          </table:table-cell>
          <table:table-cell table:formula="of:=ABS([.D291]-[.E291])" office:value-type="float" office:value="0.300000000000004" calcext:value-type="float">
            <text:p>0.3</text:p>
          </table:table-cell>
          <table:table-cell table:formula="of:=[.D291]-[.E291]" office:value-type="float" office:value="0.300000000000004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435000" calcext:value-type="float">
            <text:p>61435000</text:p>
          </table:table-cell>
          <table:table-cell table:formula="of:=[.B292]/1000000" office:value-type="float" office:value="61.435" calcext:value-type="float">
            <text:p>61.43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32.77" calcext:value-type="float">
            <text:p>-32.77</text:p>
          </table:table-cell>
          <table:table-cell table:formula="of:=ABS([.D292]-[.E292])" office:value-type="float" office:value="0.300000000000004" calcext:value-type="float">
            <text:p>0.3</text:p>
          </table:table-cell>
          <table:table-cell table:formula="of:=[.D292]-[.E292]" office:value-type="float" office:value="0.300000000000004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455000" calcext:value-type="float">
            <text:p>61455000</text:p>
          </table:table-cell>
          <table:table-cell table:formula="of:=[.B293]/1000000" office:value-type="float" office:value="61.455" calcext:value-type="float">
            <text:p>61.4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6" calcext:value-type="float">
            <text:p>-32.76</text:p>
          </table:table-cell>
          <table:table-cell table:formula="of:=ABS([.D293]-[.E293])" office:value-type="float" office:value="0.280000000000001" calcext:value-type="float">
            <text:p>0.28</text:p>
          </table:table-cell>
          <table:table-cell table:formula="of:=[.D293]-[.E293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475000" calcext:value-type="float">
            <text:p>61475000</text:p>
          </table:table-cell>
          <table:table-cell table:formula="of:=[.B294]/1000000" office:value-type="float" office:value="61.475" calcext:value-type="float">
            <text:p>61.4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6" calcext:value-type="float">
            <text:p>-32.76</text:p>
          </table:table-cell>
          <table:table-cell table:formula="of:=ABS([.D294]-[.E294])" office:value-type="float" office:value="0.280000000000001" calcext:value-type="float">
            <text:p>0.28</text:p>
          </table:table-cell>
          <table:table-cell table:formula="of:=[.D294]-[.E294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495000" calcext:value-type="float">
            <text:p>61495000</text:p>
          </table:table-cell>
          <table:table-cell table:formula="of:=[.B295]/1000000" office:value-type="float" office:value="61.495" calcext:value-type="float">
            <text:p>61.4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5" calcext:value-type="float">
            <text:p>-32.75</text:p>
          </table:table-cell>
          <table:table-cell table:formula="of:=ABS([.D295]-[.E295])" office:value-type="float" office:value="0.270000000000003" calcext:value-type="float">
            <text:p>0.27</text:p>
          </table:table-cell>
          <table:table-cell table:formula="of:=[.D295]-[.E295]" office:value-type="float" office:value="0.270000000000003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515000" calcext:value-type="float">
            <text:p>61515000</text:p>
          </table:table-cell>
          <table:table-cell table:formula="of:=[.B296]/1000000" office:value-type="float" office:value="61.515" calcext:value-type="float">
            <text:p>61.5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5" calcext:value-type="float">
            <text:p>-32.75</text:p>
          </table:table-cell>
          <table:table-cell table:formula="of:=ABS([.D296]-[.E296])" office:value-type="float" office:value="0.270000000000003" calcext:value-type="float">
            <text:p>0.27</text:p>
          </table:table-cell>
          <table:table-cell table:formula="of:=[.D296]-[.E296]" office:value-type="float" office:value="0.270000000000003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535000" calcext:value-type="float">
            <text:p>61535000</text:p>
          </table:table-cell>
          <table:table-cell table:formula="of:=[.B297]/1000000" office:value-type="float" office:value="61.535" calcext:value-type="float">
            <text:p>61.5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4" calcext:value-type="float">
            <text:p>-32.74</text:p>
          </table:table-cell>
          <table:table-cell table:formula="of:=ABS([.D297]-[.E297])" office:value-type="float" office:value="0.260000000000005" calcext:value-type="float">
            <text:p>0.26</text:p>
          </table:table-cell>
          <table:table-cell table:formula="of:=[.D297]-[.E297]" office:value-type="float" office:value="0.260000000000005" calcext:value-type="float">
            <text:p>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555000" calcext:value-type="float">
            <text:p>61555000</text:p>
          </table:table-cell>
          <table:table-cell table:formula="of:=[.B298]/1000000" office:value-type="float" office:value="61.555" calcext:value-type="float">
            <text:p>61.5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4" calcext:value-type="float">
            <text:p>-32.74</text:p>
          </table:table-cell>
          <table:table-cell table:formula="of:=ABS([.D298]-[.E298])" office:value-type="float" office:value="0.260000000000005" calcext:value-type="float">
            <text:p>0.26</text:p>
          </table:table-cell>
          <table:table-cell table:formula="of:=[.D298]-[.E298]" office:value-type="float" office:value="0.260000000000005" calcext:value-type="float">
            <text:p>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575000" calcext:value-type="float">
            <text:p>61575000</text:p>
          </table:table-cell>
          <table:table-cell table:formula="of:=[.B299]/1000000" office:value-type="float" office:value="61.575" calcext:value-type="float">
            <text:p>61.5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4" calcext:value-type="float">
            <text:p>-32.74</text:p>
          </table:table-cell>
          <table:table-cell table:formula="of:=ABS([.D299]-[.E299])" office:value-type="float" office:value="0.260000000000005" calcext:value-type="float">
            <text:p>0.26</text:p>
          </table:table-cell>
          <table:table-cell table:formula="of:=[.D299]-[.E299]" office:value-type="float" office:value="0.260000000000005" calcext:value-type="float">
            <text:p>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595000" calcext:value-type="float">
            <text:p>61595000</text:p>
          </table:table-cell>
          <table:table-cell table:formula="of:=[.B300]/1000000" office:value-type="float" office:value="61.595" calcext:value-type="float">
            <text:p>61.5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3" calcext:value-type="float">
            <text:p>-32.73</text:p>
          </table:table-cell>
          <table:table-cell table:formula="of:=ABS([.D300]-[.E300])" office:value-type="float" office:value="0.25" calcext:value-type="float">
            <text:p>0.25</text:p>
          </table:table-cell>
          <table:table-cell table:formula="of:=[.D300]-[.E300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615000" calcext:value-type="float">
            <text:p>61615000</text:p>
          </table:table-cell>
          <table:table-cell table:formula="of:=[.B301]/1000000" office:value-type="float" office:value="61.615" calcext:value-type="float">
            <text:p>61.6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3" calcext:value-type="float">
            <text:p>-32.73</text:p>
          </table:table-cell>
          <table:table-cell table:formula="of:=ABS([.D301]-[.E301])" office:value-type="float" office:value="0.25" calcext:value-type="float">
            <text:p>0.25</text:p>
          </table:table-cell>
          <table:table-cell table:formula="of:=[.D301]-[.E301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635000" calcext:value-type="float">
            <text:p>61635000</text:p>
          </table:table-cell>
          <table:table-cell table:formula="of:=[.B302]/1000000" office:value-type="float" office:value="61.635" calcext:value-type="float">
            <text:p>61.6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3" calcext:value-type="float">
            <text:p>-32.73</text:p>
          </table:table-cell>
          <table:table-cell table:formula="of:=ABS([.D302]-[.E302])" office:value-type="float" office:value="0.25" calcext:value-type="float">
            <text:p>0.25</text:p>
          </table:table-cell>
          <table:table-cell table:formula="of:=[.D302]-[.E302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655000" calcext:value-type="float">
            <text:p>61655000</text:p>
          </table:table-cell>
          <table:table-cell table:formula="of:=[.B303]/1000000" office:value-type="float" office:value="61.655" calcext:value-type="float">
            <text:p>61.6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03]-[.E303])" office:value-type="float" office:value="0.239999999999995" calcext:value-type="float">
            <text:p>0.24</text:p>
          </table:table-cell>
          <table:table-cell table:formula="of:=[.D303]-[.E303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675000" calcext:value-type="float">
            <text:p>61675000</text:p>
          </table:table-cell>
          <table:table-cell table:formula="of:=[.B304]/1000000" office:value-type="float" office:value="61.675" calcext:value-type="float">
            <text:p>61.6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04]-[.E304])" office:value-type="float" office:value="0.239999999999995" calcext:value-type="float">
            <text:p>0.24</text:p>
          </table:table-cell>
          <table:table-cell table:formula="of:=[.D304]-[.E304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695000" calcext:value-type="float">
            <text:p>61695000</text:p>
          </table:table-cell>
          <table:table-cell table:formula="of:=[.B305]/1000000" office:value-type="float" office:value="61.695" calcext:value-type="float">
            <text:p>61.6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05]-[.E305])" office:value-type="float" office:value="0.239999999999995" calcext:value-type="float">
            <text:p>0.24</text:p>
          </table:table-cell>
          <table:table-cell table:formula="of:=[.D305]-[.E305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715000" calcext:value-type="float">
            <text:p>61715000</text:p>
          </table:table-cell>
          <table:table-cell table:formula="of:=[.B306]/1000000" office:value-type="float" office:value="61.715" calcext:value-type="float">
            <text:p>61.7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06]-[.E306])" office:value-type="float" office:value="0.239999999999995" calcext:value-type="float">
            <text:p>0.24</text:p>
          </table:table-cell>
          <table:table-cell table:formula="of:=[.D306]-[.E306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735000" calcext:value-type="float">
            <text:p>61735000</text:p>
          </table:table-cell>
          <table:table-cell table:formula="of:=[.B307]/1000000" office:value-type="float" office:value="61.735" calcext:value-type="float">
            <text:p>61.7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07]-[.E307])" office:value-type="float" office:value="0.239999999999995" calcext:value-type="float">
            <text:p>0.24</text:p>
          </table:table-cell>
          <table:table-cell table:formula="of:=[.D307]-[.E307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755000" calcext:value-type="float">
            <text:p>61755000</text:p>
          </table:table-cell>
          <table:table-cell table:formula="of:=[.B308]/1000000" office:value-type="float" office:value="61.755" calcext:value-type="float">
            <text:p>61.7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2" calcext:value-type="float">
            <text:p>-32.72</text:p>
          </table:table-cell>
          <table:table-cell table:formula="of:=ABS([.D308]-[.E308])" office:value-type="float" office:value="0.229999999999997" calcext:value-type="float">
            <text:p>0.23</text:p>
          </table:table-cell>
          <table:table-cell table:formula="of:=[.D308]-[.E308]" office:value-type="float" office:value="0.229999999999997" calcext:value-type="float">
            <text:p>0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775000" calcext:value-type="float">
            <text:p>61775000</text:p>
          </table:table-cell>
          <table:table-cell table:formula="of:=[.B309]/1000000" office:value-type="float" office:value="61.775" calcext:value-type="float">
            <text:p>61.7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2" calcext:value-type="float">
            <text:p>-32.72</text:p>
          </table:table-cell>
          <table:table-cell table:formula="of:=ABS([.D309]-[.E309])" office:value-type="float" office:value="0.229999999999997" calcext:value-type="float">
            <text:p>0.23</text:p>
          </table:table-cell>
          <table:table-cell table:formula="of:=[.D309]-[.E309]" office:value-type="float" office:value="0.229999999999997" calcext:value-type="float">
            <text:p>0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795000" calcext:value-type="float">
            <text:p>61795000</text:p>
          </table:table-cell>
          <table:table-cell table:formula="of:=[.B310]/1000000" office:value-type="float" office:value="61.795" calcext:value-type="float">
            <text:p>61.7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10]-[.E310])" office:value-type="float" office:value="0.239999999999995" calcext:value-type="float">
            <text:p>0.24</text:p>
          </table:table-cell>
          <table:table-cell table:formula="of:=[.D310]-[.E310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815000" calcext:value-type="float">
            <text:p>61815000</text:p>
          </table:table-cell>
          <table:table-cell table:formula="of:=[.B311]/1000000" office:value-type="float" office:value="61.815" calcext:value-type="float">
            <text:p>61.8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11]-[.E311])" office:value-type="float" office:value="0.239999999999995" calcext:value-type="float">
            <text:p>0.24</text:p>
          </table:table-cell>
          <table:table-cell table:formula="of:=[.D311]-[.E311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835000" calcext:value-type="float">
            <text:p>61835000</text:p>
          </table:table-cell>
          <table:table-cell table:formula="of:=[.B312]/1000000" office:value-type="float" office:value="61.835" calcext:value-type="float">
            <text:p>61.8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12]-[.E312])" office:value-type="float" office:value="0.239999999999995" calcext:value-type="float">
            <text:p>0.24</text:p>
          </table:table-cell>
          <table:table-cell table:formula="of:=[.D312]-[.E312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855000" calcext:value-type="float">
            <text:p>61855000</text:p>
          </table:table-cell>
          <table:table-cell table:formula="of:=[.B313]/1000000" office:value-type="float" office:value="61.855" calcext:value-type="float">
            <text:p>61.8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13]-[.E313])" office:value-type="float" office:value="0.239999999999995" calcext:value-type="float">
            <text:p>0.24</text:p>
          </table:table-cell>
          <table:table-cell table:formula="of:=[.D313]-[.E313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875000" calcext:value-type="float">
            <text:p>61875000</text:p>
          </table:table-cell>
          <table:table-cell table:formula="of:=[.B314]/1000000" office:value-type="float" office:value="61.875" calcext:value-type="float">
            <text:p>61.8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14]-[.E314])" office:value-type="float" office:value="0.239999999999995" calcext:value-type="float">
            <text:p>0.24</text:p>
          </table:table-cell>
          <table:table-cell table:formula="of:=[.D314]-[.E314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895000" calcext:value-type="float">
            <text:p>61895000</text:p>
          </table:table-cell>
          <table:table-cell table:formula="of:=[.B315]/1000000" office:value-type="float" office:value="61.895" calcext:value-type="float">
            <text:p>61.8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3" calcext:value-type="float">
            <text:p>-32.73</text:p>
          </table:table-cell>
          <table:table-cell table:formula="of:=ABS([.D315]-[.E315])" office:value-type="float" office:value="0.239999999999995" calcext:value-type="float">
            <text:p>0.24</text:p>
          </table:table-cell>
          <table:table-cell table:formula="of:=[.D315]-[.E315]" office:value-type="float" office:value="0.239999999999995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915000" calcext:value-type="float">
            <text:p>61915000</text:p>
          </table:table-cell>
          <table:table-cell table:formula="of:=[.B316]/1000000" office:value-type="float" office:value="61.915" calcext:value-type="float">
            <text:p>61.9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4" calcext:value-type="float">
            <text:p>-32.74</text:p>
          </table:table-cell>
          <table:table-cell table:formula="of:=ABS([.D316]-[.E316])" office:value-type="float" office:value="0.25" calcext:value-type="float">
            <text:p>0.25</text:p>
          </table:table-cell>
          <table:table-cell table:formula="of:=[.D316]-[.E316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935000" calcext:value-type="float">
            <text:p>61935000</text:p>
          </table:table-cell>
          <table:table-cell table:formula="of:=[.B317]/1000000" office:value-type="float" office:value="61.935" calcext:value-type="float">
            <text:p>61.9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4" calcext:value-type="float">
            <text:p>-32.74</text:p>
          </table:table-cell>
          <table:table-cell table:formula="of:=ABS([.D317]-[.E317])" office:value-type="float" office:value="0.25" calcext:value-type="float">
            <text:p>0.25</text:p>
          </table:table-cell>
          <table:table-cell table:formula="of:=[.D317]-[.E317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955000" calcext:value-type="float">
            <text:p>61955000</text:p>
          </table:table-cell>
          <table:table-cell table:formula="of:=[.B318]/1000000" office:value-type="float" office:value="61.955" calcext:value-type="float">
            <text:p>61.9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4" calcext:value-type="float">
            <text:p>-32.74</text:p>
          </table:table-cell>
          <table:table-cell table:formula="of:=ABS([.D318]-[.E318])" office:value-type="float" office:value="0.25" calcext:value-type="float">
            <text:p>0.25</text:p>
          </table:table-cell>
          <table:table-cell table:formula="of:=[.D318]-[.E318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975000" calcext:value-type="float">
            <text:p>61975000</text:p>
          </table:table-cell>
          <table:table-cell table:formula="of:=[.B319]/1000000" office:value-type="float" office:value="61.975" calcext:value-type="float">
            <text:p>61.9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4" calcext:value-type="float">
            <text:p>-32.74</text:p>
          </table:table-cell>
          <table:table-cell table:formula="of:=ABS([.D319]-[.E319])" office:value-type="float" office:value="0.25" calcext:value-type="float">
            <text:p>0.25</text:p>
          </table:table-cell>
          <table:table-cell table:formula="of:=[.D319]-[.E319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995000" calcext:value-type="float">
            <text:p>61995000</text:p>
          </table:table-cell>
          <table:table-cell table:formula="of:=[.B320]/1000000" office:value-type="float" office:value="61.995" calcext:value-type="float">
            <text:p>61.9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5" calcext:value-type="float">
            <text:p>-32.75</text:p>
          </table:table-cell>
          <table:table-cell table:formula="of:=ABS([.D320]-[.E320])" office:value-type="float" office:value="0.259999999999998" calcext:value-type="float">
            <text:p>0.26</text:p>
          </table:table-cell>
          <table:table-cell table:formula="of:=[.D320]-[.E320]" office:value-type="float" office:value="0.259999999999998" calcext:value-type="float">
            <text:p>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15000" calcext:value-type="float">
            <text:p>62015000</text:p>
          </table:table-cell>
          <table:table-cell table:formula="of:=[.B321]/1000000" office:value-type="float" office:value="62.015" calcext:value-type="float">
            <text:p>62.0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5" calcext:value-type="float">
            <text:p>-32.75</text:p>
          </table:table-cell>
          <table:table-cell table:formula="of:=ABS([.D321]-[.E321])" office:value-type="float" office:value="0.259999999999998" calcext:value-type="float">
            <text:p>0.26</text:p>
          </table:table-cell>
          <table:table-cell table:formula="of:=[.D321]-[.E321]" office:value-type="float" office:value="0.259999999999998" calcext:value-type="float">
            <text:p>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35000" calcext:value-type="float">
            <text:p>62035000</text:p>
          </table:table-cell>
          <table:table-cell table:formula="of:=[.B322]/1000000" office:value-type="float" office:value="62.035" calcext:value-type="float">
            <text:p>62.0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5" calcext:value-type="float">
            <text:p>-32.75</text:p>
          </table:table-cell>
          <table:table-cell table:formula="of:=ABS([.D322]-[.E322])" office:value-type="float" office:value="0.259999999999998" calcext:value-type="float">
            <text:p>0.26</text:p>
          </table:table-cell>
          <table:table-cell table:formula="of:=[.D322]-[.E322]" office:value-type="float" office:value="0.259999999999998" calcext:value-type="float">
            <text:p>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55000" calcext:value-type="float">
            <text:p>62055000</text:p>
          </table:table-cell>
          <table:table-cell table:formula="of:=[.B323]/1000000" office:value-type="float" office:value="62.055" calcext:value-type="float">
            <text:p>62.0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6" calcext:value-type="float">
            <text:p>-32.76</text:p>
          </table:table-cell>
          <table:table-cell table:formula="of:=ABS([.D323]-[.E323])" office:value-type="float" office:value="0.269999999999996" calcext:value-type="float">
            <text:p>0.27</text:p>
          </table:table-cell>
          <table:table-cell table:formula="of:=[.D323]-[.E323]" office:value-type="float" office:value="0.269999999999996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75000" calcext:value-type="float">
            <text:p>62075000</text:p>
          </table:table-cell>
          <table:table-cell table:formula="of:=[.B324]/1000000" office:value-type="float" office:value="62.075" calcext:value-type="float">
            <text:p>62.0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6" calcext:value-type="float">
            <text:p>-32.76</text:p>
          </table:table-cell>
          <table:table-cell table:formula="of:=ABS([.D324]-[.E324])" office:value-type="float" office:value="0.269999999999996" calcext:value-type="float">
            <text:p>0.27</text:p>
          </table:table-cell>
          <table:table-cell table:formula="of:=[.D324]-[.E324]" office:value-type="float" office:value="0.269999999999996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95000" calcext:value-type="float">
            <text:p>62095000</text:p>
          </table:table-cell>
          <table:table-cell table:formula="of:=[.B325]/1000000" office:value-type="float" office:value="62.095" calcext:value-type="float">
            <text:p>62.0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6" calcext:value-type="float">
            <text:p>-32.76</text:p>
          </table:table-cell>
          <table:table-cell table:formula="of:=ABS([.D325]-[.E325])" office:value-type="float" office:value="0.269999999999996" calcext:value-type="float">
            <text:p>0.27</text:p>
          </table:table-cell>
          <table:table-cell table:formula="of:=[.D325]-[.E325]" office:value-type="float" office:value="0.269999999999996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115000" calcext:value-type="float">
            <text:p>62115000</text:p>
          </table:table-cell>
          <table:table-cell table:formula="of:=[.B326]/1000000" office:value-type="float" office:value="62.115" calcext:value-type="float">
            <text:p>62.1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6" calcext:value-type="float">
            <text:p>-32.76</text:p>
          </table:table-cell>
          <table:table-cell table:formula="of:=ABS([.D326]-[.E326])" office:value-type="float" office:value="0.269999999999996" calcext:value-type="float">
            <text:p>0.27</text:p>
          </table:table-cell>
          <table:table-cell table:formula="of:=[.D326]-[.E326]" office:value-type="float" office:value="0.269999999999996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135000" calcext:value-type="float">
            <text:p>62135000</text:p>
          </table:table-cell>
          <table:table-cell table:formula="of:=[.B327]/1000000" office:value-type="float" office:value="62.135" calcext:value-type="float">
            <text:p>62.1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6" calcext:value-type="float">
            <text:p>-32.76</text:p>
          </table:table-cell>
          <table:table-cell table:formula="of:=ABS([.D327]-[.E327])" office:value-type="float" office:value="0.269999999999996" calcext:value-type="float">
            <text:p>0.27</text:p>
          </table:table-cell>
          <table:table-cell table:formula="of:=[.D327]-[.E327]" office:value-type="float" office:value="0.269999999999996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155000" calcext:value-type="float">
            <text:p>62155000</text:p>
          </table:table-cell>
          <table:table-cell table:formula="of:=[.B328]/1000000" office:value-type="float" office:value="62.155" calcext:value-type="float">
            <text:p>62.1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6" calcext:value-type="float">
            <text:p>-32.76</text:p>
          </table:table-cell>
          <table:table-cell table:formula="of:=ABS([.D328]-[.E328])" office:value-type="float" office:value="0.269999999999996" calcext:value-type="float">
            <text:p>0.27</text:p>
          </table:table-cell>
          <table:table-cell table:formula="of:=[.D328]-[.E328]" office:value-type="float" office:value="0.269999999999996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175000" calcext:value-type="float">
            <text:p>62175000</text:p>
          </table:table-cell>
          <table:table-cell table:formula="of:=[.B329]/1000000" office:value-type="float" office:value="62.175" calcext:value-type="float">
            <text:p>62.1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29]-[.E329])" office:value-type="float" office:value="0.280000000000001" calcext:value-type="float">
            <text:p>0.28</text:p>
          </table:table-cell>
          <table:table-cell table:formula="of:=[.D329]-[.E329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195000" calcext:value-type="float">
            <text:p>62195000</text:p>
          </table:table-cell>
          <table:table-cell table:formula="of:=[.B330]/1000000" office:value-type="float" office:value="62.195" calcext:value-type="float">
            <text:p>62.1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30]-[.E330])" office:value-type="float" office:value="0.280000000000001" calcext:value-type="float">
            <text:p>0.28</text:p>
          </table:table-cell>
          <table:table-cell table:formula="of:=[.D330]-[.E330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215000" calcext:value-type="float">
            <text:p>62215000</text:p>
          </table:table-cell>
          <table:table-cell table:formula="of:=[.B331]/1000000" office:value-type="float" office:value="62.215" calcext:value-type="float">
            <text:p>62.2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31]-[.E331])" office:value-type="float" office:value="0.280000000000001" calcext:value-type="float">
            <text:p>0.28</text:p>
          </table:table-cell>
          <table:table-cell table:formula="of:=[.D331]-[.E331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235000" calcext:value-type="float">
            <text:p>62235000</text:p>
          </table:table-cell>
          <table:table-cell table:formula="of:=[.B332]/1000000" office:value-type="float" office:value="62.235" calcext:value-type="float">
            <text:p>62.2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32]-[.E332])" office:value-type="float" office:value="0.280000000000001" calcext:value-type="float">
            <text:p>0.28</text:p>
          </table:table-cell>
          <table:table-cell table:formula="of:=[.D332]-[.E332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255000" calcext:value-type="float">
            <text:p>62255000</text:p>
          </table:table-cell>
          <table:table-cell table:formula="of:=[.B333]/1000000" office:value-type="float" office:value="62.255" calcext:value-type="float">
            <text:p>62.2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33]-[.E333])" office:value-type="float" office:value="0.280000000000001" calcext:value-type="float">
            <text:p>0.28</text:p>
          </table:table-cell>
          <table:table-cell table:formula="of:=[.D333]-[.E333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275000" calcext:value-type="float">
            <text:p>62275000</text:p>
          </table:table-cell>
          <table:table-cell table:formula="of:=[.B334]/1000000" office:value-type="float" office:value="62.275" calcext:value-type="float">
            <text:p>62.275</text:p>
          </table:table-cell>
          <table:table-cell office:value-type="float" office:value="-32.5" calcext:value-type="float">
            <text:p>-32.5</text:p>
          </table:table-cell>
          <table:table-cell office:value-type="float" office:value="-32.77" calcext:value-type="float">
            <text:p>-32.77</text:p>
          </table:table-cell>
          <table:table-cell table:formula="of:=ABS([.D334]-[.E334])" office:value-type="float" office:value="0.270000000000003" calcext:value-type="float">
            <text:p>0.27</text:p>
          </table:table-cell>
          <table:table-cell table:formula="of:=[.D334]-[.E334]" office:value-type="float" office:value="0.270000000000003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295000" calcext:value-type="float">
            <text:p>62295000</text:p>
          </table:table-cell>
          <table:table-cell table:formula="of:=[.B335]/1000000" office:value-type="float" office:value="62.295" calcext:value-type="float">
            <text:p>62.2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35]-[.E335])" office:value-type="float" office:value="0.289999999999999" calcext:value-type="float">
            <text:p>0.29</text:p>
          </table:table-cell>
          <table:table-cell table:formula="of:=[.D335]-[.E335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315000" calcext:value-type="float">
            <text:p>62315000</text:p>
          </table:table-cell>
          <table:table-cell table:formula="of:=[.B336]/1000000" office:value-type="float" office:value="62.315" calcext:value-type="float">
            <text:p>62.3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36]-[.E336])" office:value-type="float" office:value="0.289999999999999" calcext:value-type="float">
            <text:p>0.29</text:p>
          </table:table-cell>
          <table:table-cell table:formula="of:=[.D336]-[.E336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335000" calcext:value-type="float">
            <text:p>62335000</text:p>
          </table:table-cell>
          <table:table-cell table:formula="of:=[.B337]/1000000" office:value-type="float" office:value="62.335" calcext:value-type="float">
            <text:p>62.3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37]-[.E337])" office:value-type="float" office:value="0.280000000000001" calcext:value-type="float">
            <text:p>0.28</text:p>
          </table:table-cell>
          <table:table-cell table:formula="of:=[.D337]-[.E337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355000" calcext:value-type="float">
            <text:p>62355000</text:p>
          </table:table-cell>
          <table:table-cell table:formula="of:=[.B338]/1000000" office:value-type="float" office:value="62.355" calcext:value-type="float">
            <text:p>62.3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38]-[.E338])" office:value-type="float" office:value="0.280000000000001" calcext:value-type="float">
            <text:p>0.28</text:p>
          </table:table-cell>
          <table:table-cell table:formula="of:=[.D338]-[.E338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375000" calcext:value-type="float">
            <text:p>62375000</text:p>
          </table:table-cell>
          <table:table-cell table:formula="of:=[.B339]/1000000" office:value-type="float" office:value="62.375" calcext:value-type="float">
            <text:p>62.3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39]-[.E339])" office:value-type="float" office:value="0.280000000000001" calcext:value-type="float">
            <text:p>0.28</text:p>
          </table:table-cell>
          <table:table-cell table:formula="of:=[.D339]-[.E339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395000" calcext:value-type="float">
            <text:p>62395000</text:p>
          </table:table-cell>
          <table:table-cell table:formula="of:=[.B340]/1000000" office:value-type="float" office:value="62.395" calcext:value-type="float">
            <text:p>62.3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40]-[.E340])" office:value-type="float" office:value="0.280000000000001" calcext:value-type="float">
            <text:p>0.28</text:p>
          </table:table-cell>
          <table:table-cell table:formula="of:=[.D340]-[.E340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415000" calcext:value-type="float">
            <text:p>62415000</text:p>
          </table:table-cell>
          <table:table-cell table:formula="of:=[.B341]/1000000" office:value-type="float" office:value="62.415" calcext:value-type="float">
            <text:p>62.4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41]-[.E341])" office:value-type="float" office:value="0.280000000000001" calcext:value-type="float">
            <text:p>0.28</text:p>
          </table:table-cell>
          <table:table-cell table:formula="of:=[.D341]-[.E341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435000" calcext:value-type="float">
            <text:p>62435000</text:p>
          </table:table-cell>
          <table:table-cell table:formula="of:=[.B342]/1000000" office:value-type="float" office:value="62.435" calcext:value-type="float">
            <text:p>62.4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42]-[.E342])" office:value-type="float" office:value="0.289999999999999" calcext:value-type="float">
            <text:p>0.29</text:p>
          </table:table-cell>
          <table:table-cell table:formula="of:=[.D342]-[.E342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455000" calcext:value-type="float">
            <text:p>62455000</text:p>
          </table:table-cell>
          <table:table-cell table:formula="of:=[.B343]/1000000" office:value-type="float" office:value="62.455" calcext:value-type="float">
            <text:p>62.4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43]-[.E343])" office:value-type="float" office:value="0.289999999999999" calcext:value-type="float">
            <text:p>0.29</text:p>
          </table:table-cell>
          <table:table-cell table:formula="of:=[.D343]-[.E343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475000" calcext:value-type="float">
            <text:p>62475000</text:p>
          </table:table-cell>
          <table:table-cell table:formula="of:=[.B344]/1000000" office:value-type="float" office:value="62.475" calcext:value-type="float">
            <text:p>62.4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44]-[.E344])" office:value-type="float" office:value="0.280000000000001" calcext:value-type="float">
            <text:p>0.28</text:p>
          </table:table-cell>
          <table:table-cell table:formula="of:=[.D344]-[.E344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495000" calcext:value-type="float">
            <text:p>62495000</text:p>
          </table:table-cell>
          <table:table-cell table:formula="of:=[.B345]/1000000" office:value-type="float" office:value="62.495" calcext:value-type="float">
            <text:p>62.4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45]-[.E345])" office:value-type="float" office:value="0.289999999999999" calcext:value-type="float">
            <text:p>0.29</text:p>
          </table:table-cell>
          <table:table-cell table:formula="of:=[.D345]-[.E345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515000" calcext:value-type="float">
            <text:p>62515000</text:p>
          </table:table-cell>
          <table:table-cell table:formula="of:=[.B346]/1000000" office:value-type="float" office:value="62.515" calcext:value-type="float">
            <text:p>62.5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46]-[.E346])" office:value-type="float" office:value="0.280000000000001" calcext:value-type="float">
            <text:p>0.28</text:p>
          </table:table-cell>
          <table:table-cell table:formula="of:=[.D346]-[.E346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535000" calcext:value-type="float">
            <text:p>62535000</text:p>
          </table:table-cell>
          <table:table-cell table:formula="of:=[.B347]/1000000" office:value-type="float" office:value="62.535" calcext:value-type="float">
            <text:p>62.5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47]-[.E347])" office:value-type="float" office:value="0.280000000000001" calcext:value-type="float">
            <text:p>0.28</text:p>
          </table:table-cell>
          <table:table-cell table:formula="of:=[.D347]-[.E347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555000" calcext:value-type="float">
            <text:p>62555000</text:p>
          </table:table-cell>
          <table:table-cell table:formula="of:=[.B348]/1000000" office:value-type="float" office:value="62.555" calcext:value-type="float">
            <text:p>62.5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48]-[.E348])" office:value-type="float" office:value="0.280000000000001" calcext:value-type="float">
            <text:p>0.28</text:p>
          </table:table-cell>
          <table:table-cell table:formula="of:=[.D348]-[.E348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575000" calcext:value-type="float">
            <text:p>62575000</text:p>
          </table:table-cell>
          <table:table-cell table:formula="of:=[.B349]/1000000" office:value-type="float" office:value="62.575" calcext:value-type="float">
            <text:p>62.5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49]-[.E349])" office:value-type="float" office:value="0.280000000000001" calcext:value-type="float">
            <text:p>0.28</text:p>
          </table:table-cell>
          <table:table-cell table:formula="of:=[.D349]-[.E349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595000" calcext:value-type="float">
            <text:p>62595000</text:p>
          </table:table-cell>
          <table:table-cell table:formula="of:=[.B350]/1000000" office:value-type="float" office:value="62.595" calcext:value-type="float">
            <text:p>62.5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0]-[.E350])" office:value-type="float" office:value="0.280000000000001" calcext:value-type="float">
            <text:p>0.28</text:p>
          </table:table-cell>
          <table:table-cell table:formula="of:=[.D350]-[.E350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615000" calcext:value-type="float">
            <text:p>62615000</text:p>
          </table:table-cell>
          <table:table-cell table:formula="of:=[.B351]/1000000" office:value-type="float" office:value="62.615" calcext:value-type="float">
            <text:p>62.6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1]-[.E351])" office:value-type="float" office:value="0.280000000000001" calcext:value-type="float">
            <text:p>0.28</text:p>
          </table:table-cell>
          <table:table-cell table:formula="of:=[.D351]-[.E351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635000" calcext:value-type="float">
            <text:p>62635000</text:p>
          </table:table-cell>
          <table:table-cell table:formula="of:=[.B352]/1000000" office:value-type="float" office:value="62.635" calcext:value-type="float">
            <text:p>62.6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2]-[.E352])" office:value-type="float" office:value="0.280000000000001" calcext:value-type="float">
            <text:p>0.28</text:p>
          </table:table-cell>
          <table:table-cell table:formula="of:=[.D352]-[.E352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655000" calcext:value-type="float">
            <text:p>62655000</text:p>
          </table:table-cell>
          <table:table-cell table:formula="of:=[.B353]/1000000" office:value-type="float" office:value="62.655" calcext:value-type="float">
            <text:p>62.6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3]-[.E353])" office:value-type="float" office:value="0.280000000000001" calcext:value-type="float">
            <text:p>0.28</text:p>
          </table:table-cell>
          <table:table-cell table:formula="of:=[.D353]-[.E353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675000" calcext:value-type="float">
            <text:p>62675000</text:p>
          </table:table-cell>
          <table:table-cell table:formula="of:=[.B354]/1000000" office:value-type="float" office:value="62.675" calcext:value-type="float">
            <text:p>62.6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4]-[.E354])" office:value-type="float" office:value="0.280000000000001" calcext:value-type="float">
            <text:p>0.28</text:p>
          </table:table-cell>
          <table:table-cell table:formula="of:=[.D354]-[.E354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695000" calcext:value-type="float">
            <text:p>62695000</text:p>
          </table:table-cell>
          <table:table-cell table:formula="of:=[.B355]/1000000" office:value-type="float" office:value="62.695" calcext:value-type="float">
            <text:p>62.6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5]-[.E355])" office:value-type="float" office:value="0.280000000000001" calcext:value-type="float">
            <text:p>0.28</text:p>
          </table:table-cell>
          <table:table-cell table:formula="of:=[.D355]-[.E355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715000" calcext:value-type="float">
            <text:p>62715000</text:p>
          </table:table-cell>
          <table:table-cell table:formula="of:=[.B356]/1000000" office:value-type="float" office:value="62.715" calcext:value-type="float">
            <text:p>62.7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6]-[.E356])" office:value-type="float" office:value="0.280000000000001" calcext:value-type="float">
            <text:p>0.28</text:p>
          </table:table-cell>
          <table:table-cell table:formula="of:=[.D356]-[.E356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735000" calcext:value-type="float">
            <text:p>62735000</text:p>
          </table:table-cell>
          <table:table-cell table:formula="of:=[.B357]/1000000" office:value-type="float" office:value="62.735" calcext:value-type="float">
            <text:p>62.7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7]-[.E357])" office:value-type="float" office:value="0.280000000000001" calcext:value-type="float">
            <text:p>0.28</text:p>
          </table:table-cell>
          <table:table-cell table:formula="of:=[.D357]-[.E357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755000" calcext:value-type="float">
            <text:p>62755000</text:p>
          </table:table-cell>
          <table:table-cell table:formula="of:=[.B358]/1000000" office:value-type="float" office:value="62.755" calcext:value-type="float">
            <text:p>62.7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8]-[.E358])" office:value-type="float" office:value="0.280000000000001" calcext:value-type="float">
            <text:p>0.28</text:p>
          </table:table-cell>
          <table:table-cell table:formula="of:=[.D358]-[.E358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775000" calcext:value-type="float">
            <text:p>62775000</text:p>
          </table:table-cell>
          <table:table-cell table:formula="of:=[.B359]/1000000" office:value-type="float" office:value="62.775" calcext:value-type="float">
            <text:p>62.7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59]-[.E359])" office:value-type="float" office:value="0.280000000000001" calcext:value-type="float">
            <text:p>0.28</text:p>
          </table:table-cell>
          <table:table-cell table:formula="of:=[.D359]-[.E359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795000" calcext:value-type="float">
            <text:p>62795000</text:p>
          </table:table-cell>
          <table:table-cell table:formula="of:=[.B360]/1000000" office:value-type="float" office:value="62.795" calcext:value-type="float">
            <text:p>62.7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360]-[.E360])" office:value-type="float" office:value="0.280000000000001" calcext:value-type="float">
            <text:p>0.28</text:p>
          </table:table-cell>
          <table:table-cell table:formula="of:=[.D360]-[.E360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815000" calcext:value-type="float">
            <text:p>62815000</text:p>
          </table:table-cell>
          <table:table-cell table:formula="of:=[.B361]/1000000" office:value-type="float" office:value="62.815" calcext:value-type="float">
            <text:p>62.8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61]-[.E361])" office:value-type="float" office:value="0.289999999999999" calcext:value-type="float">
            <text:p>0.29</text:p>
          </table:table-cell>
          <table:table-cell table:formula="of:=[.D361]-[.E361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835000" calcext:value-type="float">
            <text:p>62835000</text:p>
          </table:table-cell>
          <table:table-cell table:formula="of:=[.B362]/1000000" office:value-type="float" office:value="62.835" calcext:value-type="float">
            <text:p>62.8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62]-[.E362])" office:value-type="float" office:value="0.289999999999999" calcext:value-type="float">
            <text:p>0.29</text:p>
          </table:table-cell>
          <table:table-cell table:formula="of:=[.D362]-[.E362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855000" calcext:value-type="float">
            <text:p>62855000</text:p>
          </table:table-cell>
          <table:table-cell table:formula="of:=[.B363]/1000000" office:value-type="float" office:value="62.855" calcext:value-type="float">
            <text:p>62.8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63]-[.E363])" office:value-type="float" office:value="0.289999999999999" calcext:value-type="float">
            <text:p>0.29</text:p>
          </table:table-cell>
          <table:table-cell table:formula="of:=[.D363]-[.E363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875000" calcext:value-type="float">
            <text:p>62875000</text:p>
          </table:table-cell>
          <table:table-cell table:formula="of:=[.B364]/1000000" office:value-type="float" office:value="62.875" calcext:value-type="float">
            <text:p>62.8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64]-[.E364])" office:value-type="float" office:value="0.289999999999999" calcext:value-type="float">
            <text:p>0.29</text:p>
          </table:table-cell>
          <table:table-cell table:formula="of:=[.D364]-[.E364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895000" calcext:value-type="float">
            <text:p>62895000</text:p>
          </table:table-cell>
          <table:table-cell table:formula="of:=[.B365]/1000000" office:value-type="float" office:value="62.895" calcext:value-type="float">
            <text:p>62.8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365]-[.E365])" office:value-type="float" office:value="0.289999999999999" calcext:value-type="float">
            <text:p>0.29</text:p>
          </table:table-cell>
          <table:table-cell table:formula="of:=[.D365]-[.E365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915000" calcext:value-type="float">
            <text:p>62915000</text:p>
          </table:table-cell>
          <table:table-cell table:formula="of:=[.B366]/1000000" office:value-type="float" office:value="62.915" calcext:value-type="float">
            <text:p>62.9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66]-[.E366])" office:value-type="float" office:value="0.299999999999997" calcext:value-type="float">
            <text:p>0.3</text:p>
          </table:table-cell>
          <table:table-cell table:formula="of:=[.D366]-[.E366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935000" calcext:value-type="float">
            <text:p>62935000</text:p>
          </table:table-cell>
          <table:table-cell table:formula="of:=[.B367]/1000000" office:value-type="float" office:value="62.935" calcext:value-type="float">
            <text:p>62.9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67]-[.E367])" office:value-type="float" office:value="0.299999999999997" calcext:value-type="float">
            <text:p>0.3</text:p>
          </table:table-cell>
          <table:table-cell table:formula="of:=[.D367]-[.E367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955000" calcext:value-type="float">
            <text:p>62955000</text:p>
          </table:table-cell>
          <table:table-cell table:formula="of:=[.B368]/1000000" office:value-type="float" office:value="62.955" calcext:value-type="float">
            <text:p>62.9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68]-[.E368])" office:value-type="float" office:value="0.299999999999997" calcext:value-type="float">
            <text:p>0.3</text:p>
          </table:table-cell>
          <table:table-cell table:formula="of:=[.D368]-[.E368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975000" calcext:value-type="float">
            <text:p>62975000</text:p>
          </table:table-cell>
          <table:table-cell table:formula="of:=[.B369]/1000000" office:value-type="float" office:value="62.975" calcext:value-type="float">
            <text:p>62.9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69]-[.E369])" office:value-type="float" office:value="0.299999999999997" calcext:value-type="float">
            <text:p>0.3</text:p>
          </table:table-cell>
          <table:table-cell table:formula="of:=[.D369]-[.E369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995000" calcext:value-type="float">
            <text:p>62995000</text:p>
          </table:table-cell>
          <table:table-cell table:formula="of:=[.B370]/1000000" office:value-type="float" office:value="62.995" calcext:value-type="float">
            <text:p>62.9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70]-[.E370])" office:value-type="float" office:value="0.299999999999997" calcext:value-type="float">
            <text:p>0.3</text:p>
          </table:table-cell>
          <table:table-cell table:formula="of:=[.D370]-[.E370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015000" calcext:value-type="float">
            <text:p>63015000</text:p>
          </table:table-cell>
          <table:table-cell table:formula="of:=[.B371]/1000000" office:value-type="float" office:value="63.015" calcext:value-type="float">
            <text:p>63.0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71]-[.E371])" office:value-type="float" office:value="0.299999999999997" calcext:value-type="float">
            <text:p>0.3</text:p>
          </table:table-cell>
          <table:table-cell table:formula="of:=[.D371]-[.E371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035000" calcext:value-type="float">
            <text:p>63035000</text:p>
          </table:table-cell>
          <table:table-cell table:formula="of:=[.B372]/1000000" office:value-type="float" office:value="63.035" calcext:value-type="float">
            <text:p>63.0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2]-[.E372])" office:value-type="float" office:value="0.309999999999995" calcext:value-type="float">
            <text:p>0.31</text:p>
          </table:table-cell>
          <table:table-cell table:formula="of:=[.D372]-[.E372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055000" calcext:value-type="float">
            <text:p>63055000</text:p>
          </table:table-cell>
          <table:table-cell table:formula="of:=[.B373]/1000000" office:value-type="float" office:value="63.055" calcext:value-type="float">
            <text:p>63.0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3]-[.E373])" office:value-type="float" office:value="0.309999999999995" calcext:value-type="float">
            <text:p>0.31</text:p>
          </table:table-cell>
          <table:table-cell table:formula="of:=[.D373]-[.E373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075000" calcext:value-type="float">
            <text:p>63075000</text:p>
          </table:table-cell>
          <table:table-cell table:formula="of:=[.B374]/1000000" office:value-type="float" office:value="63.075" calcext:value-type="float">
            <text:p>63.0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4]-[.E374])" office:value-type="float" office:value="0.309999999999995" calcext:value-type="float">
            <text:p>0.31</text:p>
          </table:table-cell>
          <table:table-cell table:formula="of:=[.D374]-[.E374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095000" calcext:value-type="float">
            <text:p>63095000</text:p>
          </table:table-cell>
          <table:table-cell table:formula="of:=[.B375]/1000000" office:value-type="float" office:value="63.095" calcext:value-type="float">
            <text:p>63.0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5]-[.E375])" office:value-type="float" office:value="0.309999999999995" calcext:value-type="float">
            <text:p>0.31</text:p>
          </table:table-cell>
          <table:table-cell table:formula="of:=[.D375]-[.E375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115000" calcext:value-type="float">
            <text:p>63115000</text:p>
          </table:table-cell>
          <table:table-cell table:formula="of:=[.B376]/1000000" office:value-type="float" office:value="63.115" calcext:value-type="float">
            <text:p>63.1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6]-[.E376])" office:value-type="float" office:value="0.309999999999995" calcext:value-type="float">
            <text:p>0.31</text:p>
          </table:table-cell>
          <table:table-cell table:formula="of:=[.D376]-[.E376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135000" calcext:value-type="float">
            <text:p>63135000</text:p>
          </table:table-cell>
          <table:table-cell table:formula="of:=[.B377]/1000000" office:value-type="float" office:value="63.135" calcext:value-type="float">
            <text:p>63.1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7]-[.E377])" office:value-type="float" office:value="0.309999999999995" calcext:value-type="float">
            <text:p>0.31</text:p>
          </table:table-cell>
          <table:table-cell table:formula="of:=[.D377]-[.E377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155000" calcext:value-type="float">
            <text:p>63155000</text:p>
          </table:table-cell>
          <table:table-cell table:formula="of:=[.B378]/1000000" office:value-type="float" office:value="63.155" calcext:value-type="float">
            <text:p>63.1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8]-[.E378])" office:value-type="float" office:value="0.309999999999995" calcext:value-type="float">
            <text:p>0.31</text:p>
          </table:table-cell>
          <table:table-cell table:formula="of:=[.D378]-[.E378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175000" calcext:value-type="float">
            <text:p>63175000</text:p>
          </table:table-cell>
          <table:table-cell table:formula="of:=[.B379]/1000000" office:value-type="float" office:value="63.175" calcext:value-type="float">
            <text:p>63.1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79]-[.E379])" office:value-type="float" office:value="0.309999999999995" calcext:value-type="float">
            <text:p>0.31</text:p>
          </table:table-cell>
          <table:table-cell table:formula="of:=[.D379]-[.E379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195000" calcext:value-type="float">
            <text:p>63195000</text:p>
          </table:table-cell>
          <table:table-cell table:formula="of:=[.B380]/1000000" office:value-type="float" office:value="63.195" calcext:value-type="float">
            <text:p>63.1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0]-[.E380])" office:value-type="float" office:value="0.309999999999995" calcext:value-type="float">
            <text:p>0.31</text:p>
          </table:table-cell>
          <table:table-cell table:formula="of:=[.D380]-[.E380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215000" calcext:value-type="float">
            <text:p>63215000</text:p>
          </table:table-cell>
          <table:table-cell table:formula="of:=[.B381]/1000000" office:value-type="float" office:value="63.215" calcext:value-type="float">
            <text:p>63.2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1]-[.E381])" office:value-type="float" office:value="0.309999999999995" calcext:value-type="float">
            <text:p>0.31</text:p>
          </table:table-cell>
          <table:table-cell table:formula="of:=[.D381]-[.E381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235000" calcext:value-type="float">
            <text:p>63235000</text:p>
          </table:table-cell>
          <table:table-cell table:formula="of:=[.B382]/1000000" office:value-type="float" office:value="63.235" calcext:value-type="float">
            <text:p>63.2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2]-[.E382])" office:value-type="float" office:value="0.309999999999995" calcext:value-type="float">
            <text:p>0.31</text:p>
          </table:table-cell>
          <table:table-cell table:formula="of:=[.D382]-[.E382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255000" calcext:value-type="float">
            <text:p>63255000</text:p>
          </table:table-cell>
          <table:table-cell table:formula="of:=[.B383]/1000000" office:value-type="float" office:value="63.255" calcext:value-type="float">
            <text:p>63.2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3]-[.E383])" office:value-type="float" office:value="0.309999999999995" calcext:value-type="float">
            <text:p>0.31</text:p>
          </table:table-cell>
          <table:table-cell table:formula="of:=[.D383]-[.E383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275000" calcext:value-type="float">
            <text:p>63275000</text:p>
          </table:table-cell>
          <table:table-cell table:formula="of:=[.B384]/1000000" office:value-type="float" office:value="63.275" calcext:value-type="float">
            <text:p>63.2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4]-[.E384])" office:value-type="float" office:value="0.309999999999995" calcext:value-type="float">
            <text:p>0.31</text:p>
          </table:table-cell>
          <table:table-cell table:formula="of:=[.D384]-[.E384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295000" calcext:value-type="float">
            <text:p>63295000</text:p>
          </table:table-cell>
          <table:table-cell table:formula="of:=[.B385]/1000000" office:value-type="float" office:value="63.295" calcext:value-type="float">
            <text:p>63.2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5]-[.E385])" office:value-type="float" office:value="0.309999999999995" calcext:value-type="float">
            <text:p>0.31</text:p>
          </table:table-cell>
          <table:table-cell table:formula="of:=[.D385]-[.E385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315000" calcext:value-type="float">
            <text:p>63315000</text:p>
          </table:table-cell>
          <table:table-cell table:formula="of:=[.B386]/1000000" office:value-type="float" office:value="63.315" calcext:value-type="float">
            <text:p>63.3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6]-[.E386])" office:value-type="float" office:value="0.309999999999995" calcext:value-type="float">
            <text:p>0.31</text:p>
          </table:table-cell>
          <table:table-cell table:formula="of:=[.D386]-[.E386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335000" calcext:value-type="float">
            <text:p>63335000</text:p>
          </table:table-cell>
          <table:table-cell table:formula="of:=[.B387]/1000000" office:value-type="float" office:value="63.335" calcext:value-type="float">
            <text:p>63.3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7]-[.E387])" office:value-type="float" office:value="0.309999999999995" calcext:value-type="float">
            <text:p>0.31</text:p>
          </table:table-cell>
          <table:table-cell table:formula="of:=[.D387]-[.E387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355000" calcext:value-type="float">
            <text:p>63355000</text:p>
          </table:table-cell>
          <table:table-cell table:formula="of:=[.B388]/1000000" office:value-type="float" office:value="63.355" calcext:value-type="float">
            <text:p>63.3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8]-[.E388])" office:value-type="float" office:value="0.309999999999995" calcext:value-type="float">
            <text:p>0.31</text:p>
          </table:table-cell>
          <table:table-cell table:formula="of:=[.D388]-[.E388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375000" calcext:value-type="float">
            <text:p>63375000</text:p>
          </table:table-cell>
          <table:table-cell table:formula="of:=[.B389]/1000000" office:value-type="float" office:value="63.375" calcext:value-type="float">
            <text:p>63.3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89]-[.E389])" office:value-type="float" office:value="0.309999999999995" calcext:value-type="float">
            <text:p>0.31</text:p>
          </table:table-cell>
          <table:table-cell table:formula="of:=[.D389]-[.E389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395000" calcext:value-type="float">
            <text:p>63395000</text:p>
          </table:table-cell>
          <table:table-cell table:formula="of:=[.B390]/1000000" office:value-type="float" office:value="63.395" calcext:value-type="float">
            <text:p>63.3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90]-[.E390])" office:value-type="float" office:value="0.309999999999995" calcext:value-type="float">
            <text:p>0.31</text:p>
          </table:table-cell>
          <table:table-cell table:formula="of:=[.D390]-[.E390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415000" calcext:value-type="float">
            <text:p>63415000</text:p>
          </table:table-cell>
          <table:table-cell table:formula="of:=[.B391]/1000000" office:value-type="float" office:value="63.415" calcext:value-type="float">
            <text:p>63.4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91]-[.E391])" office:value-type="float" office:value="0.309999999999995" calcext:value-type="float">
            <text:p>0.31</text:p>
          </table:table-cell>
          <table:table-cell table:formula="of:=[.D391]-[.E391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435000" calcext:value-type="float">
            <text:p>63435000</text:p>
          </table:table-cell>
          <table:table-cell table:formula="of:=[.B392]/1000000" office:value-type="float" office:value="63.435" calcext:value-type="float">
            <text:p>63.4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92]-[.E392])" office:value-type="float" office:value="0.309999999999995" calcext:value-type="float">
            <text:p>0.31</text:p>
          </table:table-cell>
          <table:table-cell table:formula="of:=[.D392]-[.E392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455000" calcext:value-type="float">
            <text:p>63455000</text:p>
          </table:table-cell>
          <table:table-cell table:formula="of:=[.B393]/1000000" office:value-type="float" office:value="63.455" calcext:value-type="float">
            <text:p>63.4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93]-[.E393])" office:value-type="float" office:value="0.309999999999995" calcext:value-type="float">
            <text:p>0.31</text:p>
          </table:table-cell>
          <table:table-cell table:formula="of:=[.D393]-[.E393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475000" calcext:value-type="float">
            <text:p>63475000</text:p>
          </table:table-cell>
          <table:table-cell table:formula="of:=[.B394]/1000000" office:value-type="float" office:value="63.475" calcext:value-type="float">
            <text:p>63.4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94]-[.E394])" office:value-type="float" office:value="0.309999999999995" calcext:value-type="float">
            <text:p>0.31</text:p>
          </table:table-cell>
          <table:table-cell table:formula="of:=[.D394]-[.E394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495000" calcext:value-type="float">
            <text:p>63495000</text:p>
          </table:table-cell>
          <table:table-cell table:formula="of:=[.B395]/1000000" office:value-type="float" office:value="63.495" calcext:value-type="float">
            <text:p>63.4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8" calcext:value-type="float">
            <text:p>-32.8</text:p>
          </table:table-cell>
          <table:table-cell table:formula="of:=ABS([.D395]-[.E395])" office:value-type="float" office:value="0.309999999999995" calcext:value-type="float">
            <text:p>0.31</text:p>
          </table:table-cell>
          <table:table-cell table:formula="of:=[.D395]-[.E395]" office:value-type="float" office:value="0.309999999999995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515000" calcext:value-type="float">
            <text:p>63515000</text:p>
          </table:table-cell>
          <table:table-cell table:formula="of:=[.B396]/1000000" office:value-type="float" office:value="63.515" calcext:value-type="float">
            <text:p>63.5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96]-[.E396])" office:value-type="float" office:value="0.299999999999997" calcext:value-type="float">
            <text:p>0.3</text:p>
          </table:table-cell>
          <table:table-cell table:formula="of:=[.D396]-[.E396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535000" calcext:value-type="float">
            <text:p>63535000</text:p>
          </table:table-cell>
          <table:table-cell table:formula="of:=[.B397]/1000000" office:value-type="float" office:value="63.535" calcext:value-type="float">
            <text:p>63.5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97]-[.E397])" office:value-type="float" office:value="0.299999999999997" calcext:value-type="float">
            <text:p>0.3</text:p>
          </table:table-cell>
          <table:table-cell table:formula="of:=[.D397]-[.E397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555000" calcext:value-type="float">
            <text:p>63555000</text:p>
          </table:table-cell>
          <table:table-cell table:formula="of:=[.B398]/1000000" office:value-type="float" office:value="63.555" calcext:value-type="float">
            <text:p>63.5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98]-[.E398])" office:value-type="float" office:value="0.299999999999997" calcext:value-type="float">
            <text:p>0.3</text:p>
          </table:table-cell>
          <table:table-cell table:formula="of:=[.D398]-[.E398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575000" calcext:value-type="float">
            <text:p>63575000</text:p>
          </table:table-cell>
          <table:table-cell table:formula="of:=[.B399]/1000000" office:value-type="float" office:value="63.575" calcext:value-type="float">
            <text:p>63.5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399]-[.E399])" office:value-type="float" office:value="0.299999999999997" calcext:value-type="float">
            <text:p>0.3</text:p>
          </table:table-cell>
          <table:table-cell table:formula="of:=[.D399]-[.E399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595000" calcext:value-type="float">
            <text:p>63595000</text:p>
          </table:table-cell>
          <table:table-cell table:formula="of:=[.B400]/1000000" office:value-type="float" office:value="63.595" calcext:value-type="float">
            <text:p>63.5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9" calcext:value-type="float">
            <text:p>-32.79</text:p>
          </table:table-cell>
          <table:table-cell table:formula="of:=ABS([.D400]-[.E400])" office:value-type="float" office:value="0.299999999999997" calcext:value-type="float">
            <text:p>0.3</text:p>
          </table:table-cell>
          <table:table-cell table:formula="of:=[.D400]-[.E400]" office:value-type="float" office:value="0.299999999999997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615000" calcext:value-type="float">
            <text:p>63615000</text:p>
          </table:table-cell>
          <table:table-cell table:formula="of:=[.B401]/1000000" office:value-type="float" office:value="63.615" calcext:value-type="float">
            <text:p>63.6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401]-[.E401])" office:value-type="float" office:value="0.289999999999999" calcext:value-type="float">
            <text:p>0.29</text:p>
          </table:table-cell>
          <table:table-cell table:formula="of:=[.D401]-[.E401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635000" calcext:value-type="float">
            <text:p>63635000</text:p>
          </table:table-cell>
          <table:table-cell table:formula="of:=[.B402]/1000000" office:value-type="float" office:value="63.635" calcext:value-type="float">
            <text:p>63.6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402]-[.E402])" office:value-type="float" office:value="0.289999999999999" calcext:value-type="float">
            <text:p>0.29</text:p>
          </table:table-cell>
          <table:table-cell table:formula="of:=[.D402]-[.E402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655000" calcext:value-type="float">
            <text:p>63655000</text:p>
          </table:table-cell>
          <table:table-cell table:formula="of:=[.B403]/1000000" office:value-type="float" office:value="63.655" calcext:value-type="float">
            <text:p>63.6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403]-[.E403])" office:value-type="float" office:value="0.289999999999999" calcext:value-type="float">
            <text:p>0.29</text:p>
          </table:table-cell>
          <table:table-cell table:formula="of:=[.D403]-[.E403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675000" calcext:value-type="float">
            <text:p>63675000</text:p>
          </table:table-cell>
          <table:table-cell table:formula="of:=[.B404]/1000000" office:value-type="float" office:value="63.675" calcext:value-type="float">
            <text:p>63.6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404]-[.E404])" office:value-type="float" office:value="0.289999999999999" calcext:value-type="float">
            <text:p>0.29</text:p>
          </table:table-cell>
          <table:table-cell table:formula="of:=[.D404]-[.E404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695000" calcext:value-type="float">
            <text:p>63695000</text:p>
          </table:table-cell>
          <table:table-cell table:formula="of:=[.B405]/1000000" office:value-type="float" office:value="63.695" calcext:value-type="float">
            <text:p>63.6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405]-[.E405])" office:value-type="float" office:value="0.289999999999999" calcext:value-type="float">
            <text:p>0.29</text:p>
          </table:table-cell>
          <table:table-cell table:formula="of:=[.D405]-[.E405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715000" calcext:value-type="float">
            <text:p>63715000</text:p>
          </table:table-cell>
          <table:table-cell table:formula="of:=[.B406]/1000000" office:value-type="float" office:value="63.715" calcext:value-type="float">
            <text:p>63.7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8" calcext:value-type="float">
            <text:p>-32.78</text:p>
          </table:table-cell>
          <table:table-cell table:formula="of:=ABS([.D406]-[.E406])" office:value-type="float" office:value="0.289999999999999" calcext:value-type="float">
            <text:p>0.29</text:p>
          </table:table-cell>
          <table:table-cell table:formula="of:=[.D406]-[.E406]" office:value-type="float" office:value="0.289999999999999" calcext:value-type="float">
            <text:p>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735000" calcext:value-type="float">
            <text:p>63735000</text:p>
          </table:table-cell>
          <table:table-cell table:formula="of:=[.B407]/1000000" office:value-type="float" office:value="63.735" calcext:value-type="float">
            <text:p>63.73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407]-[.E407])" office:value-type="float" office:value="0.280000000000001" calcext:value-type="float">
            <text:p>0.28</text:p>
          </table:table-cell>
          <table:table-cell table:formula="of:=[.D407]-[.E407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755000" calcext:value-type="float">
            <text:p>63755000</text:p>
          </table:table-cell>
          <table:table-cell table:formula="of:=[.B408]/1000000" office:value-type="float" office:value="63.755" calcext:value-type="float">
            <text:p>63.75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408]-[.E408])" office:value-type="float" office:value="0.280000000000001" calcext:value-type="float">
            <text:p>0.28</text:p>
          </table:table-cell>
          <table:table-cell table:formula="of:=[.D408]-[.E408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775000" calcext:value-type="float">
            <text:p>63775000</text:p>
          </table:table-cell>
          <table:table-cell table:formula="of:=[.B409]/1000000" office:value-type="float" office:value="63.775" calcext:value-type="float">
            <text:p>63.77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409]-[.E409])" office:value-type="float" office:value="0.280000000000001" calcext:value-type="float">
            <text:p>0.28</text:p>
          </table:table-cell>
          <table:table-cell table:formula="of:=[.D409]-[.E409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795000" calcext:value-type="float">
            <text:p>63795000</text:p>
          </table:table-cell>
          <table:table-cell table:formula="of:=[.B410]/1000000" office:value-type="float" office:value="63.795" calcext:value-type="float">
            <text:p>63.79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410]-[.E410])" office:value-type="float" office:value="0.280000000000001" calcext:value-type="float">
            <text:p>0.28</text:p>
          </table:table-cell>
          <table:table-cell table:formula="of:=[.D410]-[.E410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815000" calcext:value-type="float">
            <text:p>63815000</text:p>
          </table:table-cell>
          <table:table-cell table:formula="of:=[.B411]/1000000" office:value-type="float" office:value="63.815" calcext:value-type="float">
            <text:p>63.815</text:p>
          </table:table-cell>
          <table:table-cell office:value-type="float" office:value="-32.49" calcext:value-type="float">
            <text:p>-32.49</text:p>
          </table:table-cell>
          <table:table-cell office:value-type="float" office:value="-32.77" calcext:value-type="float">
            <text:p>-32.77</text:p>
          </table:table-cell>
          <table:table-cell table:formula="of:=ABS([.D411]-[.E411])" office:value-type="float" office:value="0.280000000000001" calcext:value-type="float">
            <text:p>0.28</text:p>
          </table:table-cell>
          <table:table-cell table:formula="of:=[.D411]-[.E411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835000" calcext:value-type="float">
            <text:p>63835000</text:p>
          </table:table-cell>
          <table:table-cell table:formula="of:=[.B412]/1000000" office:value-type="float" office:value="63.835" calcext:value-type="float">
            <text:p>63.835</text:p>
          </table:table-cell>
          <table:table-cell office:value-type="float" office:value="32.49" calcext:value-type="float">
            <text:p>32.49</text:p>
          </table:table-cell>
          <table:table-cell office:value-type="float" office:value="-32.53" calcext:value-type="float">
            <text:p>-32.53</text:p>
          </table:table-cell>
          <table:table-cell table:formula="of:=ABS([.D412]-[.E412])" office:value-type="float" office:value="65.02" calcext:value-type="float">
            <text:p>65.02</text:p>
          </table:table-cell>
          <table:table-cell table:formula="of:=[.D412]-[.E412]" office:value-type="float" office:value="65.02" calcext:value-type="float">
            <text:p>65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855000" calcext:value-type="float">
            <text:p>63855000</text:p>
          </table:table-cell>
          <table:table-cell table:formula="of:=[.B413]/1000000" office:value-type="float" office:value="63.855" calcext:value-type="float">
            <text:p>63.855</text:p>
          </table:table-cell>
          <table:table-cell office:value-type="float" office:value="32.49" calcext:value-type="float">
            <text:p>32.49</text:p>
          </table:table-cell>
          <table:table-cell office:value-type="float" office:value="-32.08" calcext:value-type="float">
            <text:p>-32.08</text:p>
          </table:table-cell>
          <table:table-cell table:formula="of:=ABS([.D413]-[.E413])" office:value-type="float" office:value="64.57" calcext:value-type="float">
            <text:p>64.57</text:p>
          </table:table-cell>
          <table:table-cell table:formula="of:=[.D413]-[.E413]" office:value-type="float" office:value="64.57" calcext:value-type="float">
            <text:p>64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875000" calcext:value-type="float">
            <text:p>63875000</text:p>
          </table:table-cell>
          <table:table-cell table:formula="of:=[.B414]/1000000" office:value-type="float" office:value="63.875" calcext:value-type="float">
            <text:p>63.875</text:p>
          </table:table-cell>
          <table:table-cell office:value-type="float" office:value="32.49" calcext:value-type="float">
            <text:p>32.49</text:p>
          </table:table-cell>
          <table:table-cell office:value-type="float" office:value="-31.45" calcext:value-type="float">
            <text:p>-31.45</text:p>
          </table:table-cell>
          <table:table-cell table:formula="of:=ABS([.D414]-[.E414])" office:value-type="float" office:value="63.94" calcext:value-type="float">
            <text:p>63.94</text:p>
          </table:table-cell>
          <table:table-cell table:formula="of:=[.D414]-[.E414]" office:value-type="float" office:value="63.94" calcext:value-type="float">
            <text:p>63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895000" calcext:value-type="float">
            <text:p>63895000</text:p>
          </table:table-cell>
          <table:table-cell table:formula="of:=[.B415]/1000000" office:value-type="float" office:value="63.895" calcext:value-type="float">
            <text:p>63.895</text:p>
          </table:table-cell>
          <table:table-cell office:value-type="float" office:value="32.49" calcext:value-type="float">
            <text:p>32.49</text:p>
          </table:table-cell>
          <table:table-cell office:value-type="float" office:value="-30.68" calcext:value-type="float">
            <text:p>-30.68</text:p>
          </table:table-cell>
          <table:table-cell table:formula="of:=ABS([.D415]-[.E415])" office:value-type="float" office:value="63.17" calcext:value-type="float">
            <text:p>63.17</text:p>
          </table:table-cell>
          <table:table-cell table:formula="of:=[.D415]-[.E415]" office:value-type="float" office:value="63.17" calcext:value-type="float">
            <text:p>63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915000" calcext:value-type="float">
            <text:p>63915000</text:p>
          </table:table-cell>
          <table:table-cell table:formula="of:=[.B416]/1000000" office:value-type="float" office:value="63.915" calcext:value-type="float">
            <text:p>63.915</text:p>
          </table:table-cell>
          <table:table-cell office:value-type="float" office:value="32.49" calcext:value-type="float">
            <text:p>32.49</text:p>
          </table:table-cell>
          <table:table-cell office:value-type="float" office:value="-29.77" calcext:value-type="float">
            <text:p>-29.77</text:p>
          </table:table-cell>
          <table:table-cell table:formula="of:=ABS([.D416]-[.E416])" office:value-type="float" office:value="62.26" calcext:value-type="float">
            <text:p>62.26</text:p>
          </table:table-cell>
          <table:table-cell table:formula="of:=[.D416]-[.E416]" office:value-type="float" office:value="62.26" calcext:value-type="float">
            <text:p>62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935000" calcext:value-type="float">
            <text:p>63935000</text:p>
          </table:table-cell>
          <table:table-cell table:formula="of:=[.B417]/1000000" office:value-type="float" office:value="63.935" calcext:value-type="float">
            <text:p>63.935</text:p>
          </table:table-cell>
          <table:table-cell office:value-type="float" office:value="32.49" calcext:value-type="float">
            <text:p>32.49</text:p>
          </table:table-cell>
          <table:table-cell office:value-type="float" office:value="-28.76" calcext:value-type="float">
            <text:p>-28.76</text:p>
          </table:table-cell>
          <table:table-cell table:formula="of:=ABS([.D417]-[.E417])" office:value-type="float" office:value="61.25" calcext:value-type="float">
            <text:p>61.25</text:p>
          </table:table-cell>
          <table:table-cell table:formula="of:=[.D417]-[.E417]" office:value-type="float" office:value="61.25" calcext:value-type="float">
            <text:p>61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955000" calcext:value-type="float">
            <text:p>63955000</text:p>
          </table:table-cell>
          <table:table-cell table:formula="of:=[.B418]/1000000" office:value-type="float" office:value="63.955" calcext:value-type="float">
            <text:p>63.955</text:p>
          </table:table-cell>
          <table:table-cell office:value-type="float" office:value="32.49" calcext:value-type="float">
            <text:p>32.49</text:p>
          </table:table-cell>
          <table:table-cell office:value-type="float" office:value="-27.65" calcext:value-type="float">
            <text:p>-27.65</text:p>
          </table:table-cell>
          <table:table-cell table:formula="of:=ABS([.D418]-[.E418])" office:value-type="float" office:value="60.14" calcext:value-type="float">
            <text:p>60.14</text:p>
          </table:table-cell>
          <table:table-cell table:formula="of:=[.D418]-[.E418]" office:value-type="float" office:value="60.14" calcext:value-type="float">
            <text:p>6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975000" calcext:value-type="float">
            <text:p>63975000</text:p>
          </table:table-cell>
          <table:table-cell table:formula="of:=[.B419]/1000000" office:value-type="float" office:value="63.975" calcext:value-type="float">
            <text:p>63.975</text:p>
          </table:table-cell>
          <table:table-cell office:value-type="float" office:value="32.49" calcext:value-type="float">
            <text:p>32.49</text:p>
          </table:table-cell>
          <table:table-cell office:value-type="float" office:value="-26.45" calcext:value-type="float">
            <text:p>-26.45</text:p>
          </table:table-cell>
          <table:table-cell table:formula="of:=ABS([.D419]-[.E419])" office:value-type="float" office:value="58.94" calcext:value-type="float">
            <text:p>58.94</text:p>
          </table:table-cell>
          <table:table-cell table:formula="of:=[.D419]-[.E419]" office:value-type="float" office:value="58.94" calcext:value-type="float">
            <text:p>58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995000" calcext:value-type="float">
            <text:p>63995000</text:p>
          </table:table-cell>
          <table:table-cell table:formula="of:=[.B420]/1000000" office:value-type="float" office:value="63.995" calcext:value-type="float">
            <text:p>63.995</text:p>
          </table:table-cell>
          <table:table-cell office:value-type="float" office:value="32.49" calcext:value-type="float">
            <text:p>32.49</text:p>
          </table:table-cell>
          <table:table-cell office:value-type="float" office:value="-25.19" calcext:value-type="float">
            <text:p>-25.19</text:p>
          </table:table-cell>
          <table:table-cell table:formula="of:=ABS([.D420]-[.E420])" office:value-type="float" office:value="57.68" calcext:value-type="float">
            <text:p>57.68</text:p>
          </table:table-cell>
          <table:table-cell table:formula="of:=[.D420]-[.E420]" office:value-type="float" office:value="57.68" calcext:value-type="float">
            <text:p>57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15000" calcext:value-type="float">
            <text:p>64015000</text:p>
          </table:table-cell>
          <table:table-cell table:formula="of:=[.B421]/1000000" office:value-type="float" office:value="64.015" calcext:value-type="float">
            <text:p>64.015</text:p>
          </table:table-cell>
          <table:table-cell office:value-type="float" office:value="32.49" calcext:value-type="float">
            <text:p>32.49</text:p>
          </table:table-cell>
          <table:table-cell office:value-type="float" office:value="-23.87" calcext:value-type="float">
            <text:p>-23.87</text:p>
          </table:table-cell>
          <table:table-cell table:formula="of:=ABS([.D421]-[.E421])" office:value-type="float" office:value="56.36" calcext:value-type="float">
            <text:p>56.36</text:p>
          </table:table-cell>
          <table:table-cell table:formula="of:=[.D421]-[.E421]" office:value-type="float" office:value="56.36" calcext:value-type="float">
            <text:p>56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35000" calcext:value-type="float">
            <text:p>64035000</text:p>
          </table:table-cell>
          <table:table-cell table:formula="of:=[.B422]/1000000" office:value-type="float" office:value="64.035" calcext:value-type="float">
            <text:p>64.035</text:p>
          </table:table-cell>
          <table:table-cell office:value-type="float" office:value="32.49" calcext:value-type="float">
            <text:p>32.49</text:p>
          </table:table-cell>
          <table:table-cell office:value-type="float" office:value="-22.5" calcext:value-type="float">
            <text:p>-22.5</text:p>
          </table:table-cell>
          <table:table-cell table:formula="of:=ABS([.D422]-[.E422])" office:value-type="float" office:value="54.99" calcext:value-type="float">
            <text:p>54.99</text:p>
          </table:table-cell>
          <table:table-cell table:formula="of:=[.D422]-[.E422]" office:value-type="float" office:value="54.99" calcext:value-type="float">
            <text:p>54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55000" calcext:value-type="float">
            <text:p>64055000</text:p>
          </table:table-cell>
          <table:table-cell table:formula="of:=[.B423]/1000000" office:value-type="float" office:value="64.055" calcext:value-type="float">
            <text:p>64.055</text:p>
          </table:table-cell>
          <table:table-cell office:value-type="float" office:value="32.49" calcext:value-type="float">
            <text:p>32.49</text:p>
          </table:table-cell>
          <table:table-cell office:value-type="float" office:value="-21.08" calcext:value-type="float">
            <text:p>-21.08</text:p>
          </table:table-cell>
          <table:table-cell table:formula="of:=ABS([.D423]-[.E423])" office:value-type="float" office:value="53.57" calcext:value-type="float">
            <text:p>53.57</text:p>
          </table:table-cell>
          <table:table-cell table:formula="of:=[.D423]-[.E423]" office:value-type="float" office:value="53.57" calcext:value-type="float">
            <text:p>53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75000" calcext:value-type="float">
            <text:p>64075000</text:p>
          </table:table-cell>
          <table:table-cell table:formula="of:=[.B424]/1000000" office:value-type="float" office:value="64.075" calcext:value-type="float">
            <text:p>64.075</text:p>
          </table:table-cell>
          <table:table-cell office:value-type="float" office:value="32.49" calcext:value-type="float">
            <text:p>32.49</text:p>
          </table:table-cell>
          <table:table-cell office:value-type="float" office:value="-19.63" calcext:value-type="float">
            <text:p>-19.63</text:p>
          </table:table-cell>
          <table:table-cell table:formula="of:=ABS([.D424]-[.E424])" office:value-type="float" office:value="52.12" calcext:value-type="float">
            <text:p>52.12</text:p>
          </table:table-cell>
          <table:table-cell table:formula="of:=[.D424]-[.E424]" office:value-type="float" office:value="52.12" calcext:value-type="float">
            <text:p>52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95000" calcext:value-type="float">
            <text:p>64095000</text:p>
          </table:table-cell>
          <table:table-cell table:formula="of:=[.B425]/1000000" office:value-type="float" office:value="64.095" calcext:value-type="float">
            <text:p>64.095</text:p>
          </table:table-cell>
          <table:table-cell office:value-type="float" office:value="32.49" calcext:value-type="float">
            <text:p>32.49</text:p>
          </table:table-cell>
          <table:table-cell office:value-type="float" office:value="-18.14" calcext:value-type="float">
            <text:p>-18.14</text:p>
          </table:table-cell>
          <table:table-cell table:formula="of:=ABS([.D425]-[.E425])" office:value-type="float" office:value="50.63" calcext:value-type="float">
            <text:p>50.63</text:p>
          </table:table-cell>
          <table:table-cell table:formula="of:=[.D425]-[.E425]" office:value-type="float" office:value="50.63" calcext:value-type="float">
            <text:p>5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115000" calcext:value-type="float">
            <text:p>64115000</text:p>
          </table:table-cell>
          <table:table-cell table:formula="of:=[.B426]/1000000" office:value-type="float" office:value="64.115" calcext:value-type="float">
            <text:p>64.115</text:p>
          </table:table-cell>
          <table:table-cell office:value-type="float" office:value="32.49" calcext:value-type="float">
            <text:p>32.49</text:p>
          </table:table-cell>
          <table:table-cell office:value-type="float" office:value="-16.63" calcext:value-type="float">
            <text:p>-16.63</text:p>
          </table:table-cell>
          <table:table-cell table:formula="of:=ABS([.D426]-[.E426])" office:value-type="float" office:value="49.12" calcext:value-type="float">
            <text:p>49.12</text:p>
          </table:table-cell>
          <table:table-cell table:formula="of:=[.D426]-[.E426]" office:value-type="float" office:value="49.12" calcext:value-type="float">
            <text:p>49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135000" calcext:value-type="float">
            <text:p>64135000</text:p>
          </table:table-cell>
          <table:table-cell table:formula="of:=[.B427]/1000000" office:value-type="float" office:value="64.135" calcext:value-type="float">
            <text:p>64.135</text:p>
          </table:table-cell>
          <table:table-cell office:value-type="float" office:value="32.49" calcext:value-type="float">
            <text:p>32.49</text:p>
          </table:table-cell>
          <table:table-cell office:value-type="float" office:value="-15.1" calcext:value-type="float">
            <text:p>-15.1</text:p>
          </table:table-cell>
          <table:table-cell table:formula="of:=ABS([.D427]-[.E427])" office:value-type="float" office:value="47.59" calcext:value-type="float">
            <text:p>47.59</text:p>
          </table:table-cell>
          <table:table-cell table:formula="of:=[.D427]-[.E427]" office:value-type="float" office:value="47.59" calcext:value-type="float">
            <text:p>47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155000" calcext:value-type="float">
            <text:p>64155000</text:p>
          </table:table-cell>
          <table:table-cell table:formula="of:=[.B428]/1000000" office:value-type="float" office:value="64.155" calcext:value-type="float">
            <text:p>64.155</text:p>
          </table:table-cell>
          <table:table-cell office:value-type="float" office:value="32.49" calcext:value-type="float">
            <text:p>32.49</text:p>
          </table:table-cell>
          <table:table-cell office:value-type="float" office:value="-13.55" calcext:value-type="float">
            <text:p>-13.55</text:p>
          </table:table-cell>
          <table:table-cell table:formula="of:=ABS([.D428]-[.E428])" office:value-type="float" office:value="46.04" calcext:value-type="float">
            <text:p>46.04</text:p>
          </table:table-cell>
          <table:table-cell table:formula="of:=[.D428]-[.E428]" office:value-type="float" office:value="46.04" calcext:value-type="float">
            <text:p>46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175000" calcext:value-type="float">
            <text:p>64175000</text:p>
          </table:table-cell>
          <table:table-cell table:formula="of:=[.B429]/1000000" office:value-type="float" office:value="64.175" calcext:value-type="float">
            <text:p>64.175</text:p>
          </table:table-cell>
          <table:table-cell office:value-type="float" office:value="32.49" calcext:value-type="float">
            <text:p>32.49</text:p>
          </table:table-cell>
          <table:table-cell office:value-type="float" office:value="-11.98" calcext:value-type="float">
            <text:p>-11.98</text:p>
          </table:table-cell>
          <table:table-cell table:formula="of:=ABS([.D429]-[.E429])" office:value-type="float" office:value="44.47" calcext:value-type="float">
            <text:p>44.47</text:p>
          </table:table-cell>
          <table:table-cell table:formula="of:=[.D429]-[.E429]" office:value-type="float" office:value="44.47" calcext:value-type="float">
            <text:p>44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195000" calcext:value-type="float">
            <text:p>64195000</text:p>
          </table:table-cell>
          <table:table-cell table:formula="of:=[.B430]/1000000" office:value-type="float" office:value="64.195" calcext:value-type="float">
            <text:p>64.195</text:p>
          </table:table-cell>
          <table:table-cell office:value-type="float" office:value="32.49" calcext:value-type="float">
            <text:p>32.49</text:p>
          </table:table-cell>
          <table:table-cell office:value-type="float" office:value="-10.4" calcext:value-type="float">
            <text:p>-10.4</text:p>
          </table:table-cell>
          <table:table-cell table:formula="of:=ABS([.D430]-[.E430])" office:value-type="float" office:value="42.89" calcext:value-type="float">
            <text:p>42.89</text:p>
          </table:table-cell>
          <table:table-cell table:formula="of:=[.D430]-[.E430]" office:value-type="float" office:value="42.89" calcext:value-type="float">
            <text:p>42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215000" calcext:value-type="float">
            <text:p>64215000</text:p>
          </table:table-cell>
          <table:table-cell table:formula="of:=[.B431]/1000000" office:value-type="float" office:value="64.215" calcext:value-type="float">
            <text:p>64.215</text:p>
          </table:table-cell>
          <table:table-cell office:value-type="float" office:value="32.49" calcext:value-type="float">
            <text:p>32.49</text:p>
          </table:table-cell>
          <table:table-cell office:value-type="float" office:value="-8.8" calcext:value-type="float">
            <text:p>-8.8</text:p>
          </table:table-cell>
          <table:table-cell table:formula="of:=ABS([.D431]-[.E431])" office:value-type="float" office:value="41.29" calcext:value-type="float">
            <text:p>41.29</text:p>
          </table:table-cell>
          <table:table-cell table:formula="of:=[.D431]-[.E431]" office:value-type="float" office:value="41.29" calcext:value-type="float">
            <text:p>41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235000" calcext:value-type="float">
            <text:p>64235000</text:p>
          </table:table-cell>
          <table:table-cell table:formula="of:=[.B432]/1000000" office:value-type="float" office:value="64.235" calcext:value-type="float">
            <text:p>64.235</text:p>
          </table:table-cell>
          <table:table-cell office:value-type="float" office:value="32.49" calcext:value-type="float">
            <text:p>32.49</text:p>
          </table:table-cell>
          <table:table-cell office:value-type="float" office:value="-7.21" calcext:value-type="float">
            <text:p>-7.21</text:p>
          </table:table-cell>
          <table:table-cell table:formula="of:=ABS([.D432]-[.E432])" office:value-type="float" office:value="39.7" calcext:value-type="float">
            <text:p>39.7</text:p>
          </table:table-cell>
          <table:table-cell table:formula="of:=[.D432]-[.E432]" office:value-type="float" office:value="39.7" calcext:value-type="float">
            <text:p>39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255000" calcext:value-type="float">
            <text:p>64255000</text:p>
          </table:table-cell>
          <table:table-cell table:formula="of:=[.B433]/1000000" office:value-type="float" office:value="64.255" calcext:value-type="float">
            <text:p>64.255</text:p>
          </table:table-cell>
          <table:table-cell office:value-type="float" office:value="32.49" calcext:value-type="float">
            <text:p>32.49</text:p>
          </table:table-cell>
          <table:table-cell office:value-type="float" office:value="-5.6" calcext:value-type="float">
            <text:p>-5.6</text:p>
          </table:table-cell>
          <table:table-cell table:formula="of:=ABS([.D433]-[.E433])" office:value-type="float" office:value="38.09" calcext:value-type="float">
            <text:p>38.09</text:p>
          </table:table-cell>
          <table:table-cell table:formula="of:=[.D433]-[.E433]" office:value-type="float" office:value="38.09" calcext:value-type="float">
            <text:p>38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275000" calcext:value-type="float">
            <text:p>64275000</text:p>
          </table:table-cell>
          <table:table-cell table:formula="of:=[.B434]/1000000" office:value-type="float" office:value="64.275" calcext:value-type="float">
            <text:p>64.275</text:p>
          </table:table-cell>
          <table:table-cell office:value-type="float" office:value="32.49" calcext:value-type="float">
            <text:p>32.49</text:p>
          </table:table-cell>
          <table:table-cell office:value-type="float" office:value="-3.98" calcext:value-type="float">
            <text:p>-3.98</text:p>
          </table:table-cell>
          <table:table-cell table:formula="of:=ABS([.D434]-[.E434])" office:value-type="float" office:value="36.47" calcext:value-type="float">
            <text:p>36.47</text:p>
          </table:table-cell>
          <table:table-cell table:formula="of:=[.D434]-[.E434]" office:value-type="float" office:value="36.47" calcext:value-type="float">
            <text:p>36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295000" calcext:value-type="float">
            <text:p>64295000</text:p>
          </table:table-cell>
          <table:table-cell table:formula="of:=[.B435]/1000000" office:value-type="float" office:value="64.295" calcext:value-type="float">
            <text:p>64.295</text:p>
          </table:table-cell>
          <table:table-cell office:value-type="float" office:value="32.49" calcext:value-type="float">
            <text:p>32.49</text:p>
          </table:table-cell>
          <table:table-cell office:value-type="float" office:value="-2.35" calcext:value-type="float">
            <text:p>-2.35</text:p>
          </table:table-cell>
          <table:table-cell table:formula="of:=ABS([.D435]-[.E435])" office:value-type="float" office:value="34.84" calcext:value-type="float">
            <text:p>34.84</text:p>
          </table:table-cell>
          <table:table-cell table:formula="of:=[.D435]-[.E435]" office:value-type="float" office:value="34.84" calcext:value-type="float">
            <text:p>34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315000" calcext:value-type="float">
            <text:p>64315000</text:p>
          </table:table-cell>
          <table:table-cell table:formula="of:=[.B436]/1000000" office:value-type="float" office:value="64.315" calcext:value-type="float">
            <text:p>64.315</text:p>
          </table:table-cell>
          <table:table-cell office:value-type="float" office:value="32.49" calcext:value-type="float">
            <text:p>32.49</text:p>
          </table:table-cell>
          <table:table-cell office:value-type="float" office:value="-0.72" calcext:value-type="float">
            <text:p>-0.72</text:p>
          </table:table-cell>
          <table:table-cell table:formula="of:=ABS([.D436]-[.E436])" office:value-type="float" office:value="33.21" calcext:value-type="float">
            <text:p>33.21</text:p>
          </table:table-cell>
          <table:table-cell table:formula="of:=[.D436]-[.E436]" office:value-type="float" office:value="33.21" calcext:value-type="float">
            <text:p>33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335000" calcext:value-type="float">
            <text:p>64335000</text:p>
          </table:table-cell>
          <table:table-cell table:formula="of:=[.B437]/1000000" office:value-type="float" office:value="64.335" calcext:value-type="float">
            <text:p>64.335</text:p>
          </table:table-cell>
          <table:table-cell office:value-type="float" office:value="32.49" calcext:value-type="float">
            <text:p>32.49</text:p>
          </table:table-cell>
          <table:table-cell office:value-type="float" office:value="0.9" calcext:value-type="float">
            <text:p>0.9</text:p>
          </table:table-cell>
          <table:table-cell table:formula="of:=ABS([.D437]-[.E437])" office:value-type="float" office:value="31.59" calcext:value-type="float">
            <text:p>31.59</text:p>
          </table:table-cell>
          <table:table-cell table:formula="of:=[.D437]-[.E437]" office:value-type="float" office:value="31.59" calcext:value-type="float">
            <text:p>31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355000" calcext:value-type="float">
            <text:p>64355000</text:p>
          </table:table-cell>
          <table:table-cell table:formula="of:=[.B438]/1000000" office:value-type="float" office:value="64.355" calcext:value-type="float">
            <text:p>64.355</text:p>
          </table:table-cell>
          <table:table-cell office:value-type="float" office:value="32.49" calcext:value-type="float">
            <text:p>32.49</text:p>
          </table:table-cell>
          <table:table-cell office:value-type="float" office:value="2.53" calcext:value-type="float">
            <text:p>2.53</text:p>
          </table:table-cell>
          <table:table-cell table:formula="of:=ABS([.D438]-[.E438])" office:value-type="float" office:value="29.96" calcext:value-type="float">
            <text:p>29.96</text:p>
          </table:table-cell>
          <table:table-cell table:formula="of:=[.D438]-[.E438]" office:value-type="float" office:value="29.96" calcext:value-type="float">
            <text:p>29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375000" calcext:value-type="float">
            <text:p>64375000</text:p>
          </table:table-cell>
          <table:table-cell table:formula="of:=[.B439]/1000000" office:value-type="float" office:value="64.375" calcext:value-type="float">
            <text:p>64.375</text:p>
          </table:table-cell>
          <table:table-cell office:value-type="float" office:value="32.49" calcext:value-type="float">
            <text:p>32.49</text:p>
          </table:table-cell>
          <table:table-cell office:value-type="float" office:value="4.14" calcext:value-type="float">
            <text:p>4.14</text:p>
          </table:table-cell>
          <table:table-cell table:formula="of:=ABS([.D439]-[.E439])" office:value-type="float" office:value="28.35" calcext:value-type="float">
            <text:p>28.35</text:p>
          </table:table-cell>
          <table:table-cell table:formula="of:=[.D439]-[.E439]" office:value-type="float" office:value="28.35" calcext:value-type="float">
            <text:p>28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395000" calcext:value-type="float">
            <text:p>64395000</text:p>
          </table:table-cell>
          <table:table-cell table:formula="of:=[.B440]/1000000" office:value-type="float" office:value="64.395" calcext:value-type="float">
            <text:p>64.395</text:p>
          </table:table-cell>
          <table:table-cell office:value-type="float" office:value="32.49" calcext:value-type="float">
            <text:p>32.49</text:p>
          </table:table-cell>
          <table:table-cell office:value-type="float" office:value="5.73" calcext:value-type="float">
            <text:p>5.73</text:p>
          </table:table-cell>
          <table:table-cell table:formula="of:=ABS([.D440]-[.E440])" office:value-type="float" office:value="26.76" calcext:value-type="float">
            <text:p>26.76</text:p>
          </table:table-cell>
          <table:table-cell table:formula="of:=[.D440]-[.E440]" office:value-type="float" office:value="26.76" calcext:value-type="float">
            <text:p>26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415000" calcext:value-type="float">
            <text:p>64415000</text:p>
          </table:table-cell>
          <table:table-cell table:formula="of:=[.B441]/1000000" office:value-type="float" office:value="64.415" calcext:value-type="float">
            <text:p>64.415</text:p>
          </table:table-cell>
          <table:table-cell office:value-type="float" office:value="32.49" calcext:value-type="float">
            <text:p>32.49</text:p>
          </table:table-cell>
          <table:table-cell office:value-type="float" office:value="7.29" calcext:value-type="float">
            <text:p>7.29</text:p>
          </table:table-cell>
          <table:table-cell table:formula="of:=ABS([.D441]-[.E441])" office:value-type="float" office:value="25.2" calcext:value-type="float">
            <text:p>25.2</text:p>
          </table:table-cell>
          <table:table-cell table:formula="of:=[.D441]-[.E441]" office:value-type="float" office:value="25.2" calcext:value-type="float">
            <text:p>25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435000" calcext:value-type="float">
            <text:p>64435000</text:p>
          </table:table-cell>
          <table:table-cell table:formula="of:=[.B442]/1000000" office:value-type="float" office:value="64.435" calcext:value-type="float">
            <text:p>64.435</text:p>
          </table:table-cell>
          <table:table-cell office:value-type="float" office:value="32.49" calcext:value-type="float">
            <text:p>32.49</text:p>
          </table:table-cell>
          <table:table-cell office:value-type="float" office:value="8.77" calcext:value-type="float">
            <text:p>8.77</text:p>
          </table:table-cell>
          <table:table-cell table:formula="of:=ABS([.D442]-[.E442])" office:value-type="float" office:value="23.72" calcext:value-type="float">
            <text:p>23.72</text:p>
          </table:table-cell>
          <table:table-cell table:formula="of:=[.D442]-[.E442]" office:value-type="float" office:value="23.72" calcext:value-type="float">
            <text:p>23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455000" calcext:value-type="float">
            <text:p>64455000</text:p>
          </table:table-cell>
          <table:table-cell table:formula="of:=[.B443]/1000000" office:value-type="float" office:value="64.455" calcext:value-type="float">
            <text:p>64.455</text:p>
          </table:table-cell>
          <table:table-cell office:value-type="float" office:value="32.49" calcext:value-type="float">
            <text:p>32.49</text:p>
          </table:table-cell>
          <table:table-cell office:value-type="float" office:value="10.23" calcext:value-type="float">
            <text:p>10.23</text:p>
          </table:table-cell>
          <table:table-cell table:formula="of:=ABS([.D443]-[.E443])" office:value-type="float" office:value="22.26" calcext:value-type="float">
            <text:p>22.26</text:p>
          </table:table-cell>
          <table:table-cell table:formula="of:=[.D443]-[.E443]" office:value-type="float" office:value="22.26" calcext:value-type="float">
            <text:p>22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475000" calcext:value-type="float">
            <text:p>64475000</text:p>
          </table:table-cell>
          <table:table-cell table:formula="of:=[.B444]/1000000" office:value-type="float" office:value="64.475" calcext:value-type="float">
            <text:p>64.475</text:p>
          </table:table-cell>
          <table:table-cell office:value-type="float" office:value="32.49" calcext:value-type="float">
            <text:p>32.49</text:p>
          </table:table-cell>
          <table:table-cell office:value-type="float" office:value="11.64" calcext:value-type="float">
            <text:p>11.64</text:p>
          </table:table-cell>
          <table:table-cell table:formula="of:=ABS([.D444]-[.E444])" office:value-type="float" office:value="20.85" calcext:value-type="float">
            <text:p>20.85</text:p>
          </table:table-cell>
          <table:table-cell table:formula="of:=[.D444]-[.E444]" office:value-type="float" office:value="20.85" calcext:value-type="float">
            <text:p>2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495000" calcext:value-type="float">
            <text:p>64495000</text:p>
          </table:table-cell>
          <table:table-cell table:formula="of:=[.B445]/1000000" office:value-type="float" office:value="64.495" calcext:value-type="float">
            <text:p>64.495</text:p>
          </table:table-cell>
          <table:table-cell office:value-type="float" office:value="32.49" calcext:value-type="float">
            <text:p>32.49</text:p>
          </table:table-cell>
          <table:table-cell office:value-type="float" office:value="12.99" calcext:value-type="float">
            <text:p>12.99</text:p>
          </table:table-cell>
          <table:table-cell table:formula="of:=ABS([.D445]-[.E445])" office:value-type="float" office:value="19.5" calcext:value-type="float">
            <text:p>19.5</text:p>
          </table:table-cell>
          <table:table-cell table:formula="of:=[.D445]-[.E445]" office:value-type="float" office:value="19.5" calcext:value-type="float">
            <text:p>19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515000" calcext:value-type="float">
            <text:p>64515000</text:p>
          </table:table-cell>
          <table:table-cell table:formula="of:=[.B446]/1000000" office:value-type="float" office:value="64.515" calcext:value-type="float">
            <text:p>64.515</text:p>
          </table:table-cell>
          <table:table-cell office:value-type="float" office:value="32.49" calcext:value-type="float">
            <text:p>32.49</text:p>
          </table:table-cell>
          <table:table-cell office:value-type="float" office:value="14.28" calcext:value-type="float">
            <text:p>14.28</text:p>
          </table:table-cell>
          <table:table-cell table:formula="of:=ABS([.D446]-[.E446])" office:value-type="float" office:value="18.21" calcext:value-type="float">
            <text:p>18.21</text:p>
          </table:table-cell>
          <table:table-cell table:formula="of:=[.D446]-[.E446]" office:value-type="float" office:value="18.21" calcext:value-type="float">
            <text:p>18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535000" calcext:value-type="float">
            <text:p>64535000</text:p>
          </table:table-cell>
          <table:table-cell table:formula="of:=[.B447]/1000000" office:value-type="float" office:value="64.535" calcext:value-type="float">
            <text:p>64.535</text:p>
          </table:table-cell>
          <table:table-cell office:value-type="float" office:value="32.49" calcext:value-type="float">
            <text:p>32.49</text:p>
          </table:table-cell>
          <table:table-cell office:value-type="float" office:value="15.52" calcext:value-type="float">
            <text:p>15.52</text:p>
          </table:table-cell>
          <table:table-cell table:formula="of:=ABS([.D447]-[.E447])" office:value-type="float" office:value="16.97" calcext:value-type="float">
            <text:p>16.97</text:p>
          </table:table-cell>
          <table:table-cell table:formula="of:=[.D447]-[.E447]" office:value-type="float" office:value="16.97" calcext:value-type="float">
            <text:p>16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555000" calcext:value-type="float">
            <text:p>64555000</text:p>
          </table:table-cell>
          <table:table-cell table:formula="of:=[.B448]/1000000" office:value-type="float" office:value="64.555" calcext:value-type="float">
            <text:p>64.555</text:p>
          </table:table-cell>
          <table:table-cell office:value-type="float" office:value="32.49" calcext:value-type="float">
            <text:p>32.49</text:p>
          </table:table-cell>
          <table:table-cell office:value-type="float" office:value="16.69" calcext:value-type="float">
            <text:p>16.69</text:p>
          </table:table-cell>
          <table:table-cell table:formula="of:=ABS([.D448]-[.E448])" office:value-type="float" office:value="15.8" calcext:value-type="float">
            <text:p>15.8</text:p>
          </table:table-cell>
          <table:table-cell table:formula="of:=[.D448]-[.E448]" office:value-type="float" office:value="15.8" calcext:value-type="float">
            <text:p>15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575000" calcext:value-type="float">
            <text:p>64575000</text:p>
          </table:table-cell>
          <table:table-cell table:formula="of:=[.B449]/1000000" office:value-type="float" office:value="64.575" calcext:value-type="float">
            <text:p>64.575</text:p>
          </table:table-cell>
          <table:table-cell office:value-type="float" office:value="32.49" calcext:value-type="float">
            <text:p>32.49</text:p>
          </table:table-cell>
          <table:table-cell office:value-type="float" office:value="17.81" calcext:value-type="float">
            <text:p>17.81</text:p>
          </table:table-cell>
          <table:table-cell table:formula="of:=ABS([.D449]-[.E449])" office:value-type="float" office:value="14.68" calcext:value-type="float">
            <text:p>14.68</text:p>
          </table:table-cell>
          <table:table-cell table:formula="of:=[.D449]-[.E449]" office:value-type="float" office:value="14.68" calcext:value-type="float">
            <text:p>14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595000" calcext:value-type="float">
            <text:p>64595000</text:p>
          </table:table-cell>
          <table:table-cell table:formula="of:=[.B450]/1000000" office:value-type="float" office:value="64.595" calcext:value-type="float">
            <text:p>64.595</text:p>
          </table:table-cell>
          <table:table-cell office:value-type="float" office:value="32.49" calcext:value-type="float">
            <text:p>32.49</text:p>
          </table:table-cell>
          <table:table-cell office:value-type="float" office:value="18.86" calcext:value-type="float">
            <text:p>18.86</text:p>
          </table:table-cell>
          <table:table-cell table:formula="of:=ABS([.D450]-[.E450])" office:value-type="float" office:value="13.63" calcext:value-type="float">
            <text:p>13.63</text:p>
          </table:table-cell>
          <table:table-cell table:formula="of:=[.D450]-[.E450]" office:value-type="float" office:value="13.63" calcext:value-type="float">
            <text:p>13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615000" calcext:value-type="float">
            <text:p>64615000</text:p>
          </table:table-cell>
          <table:table-cell table:formula="of:=[.B451]/1000000" office:value-type="float" office:value="64.615" calcext:value-type="float">
            <text:p>64.615</text:p>
          </table:table-cell>
          <table:table-cell office:value-type="float" office:value="32.49" calcext:value-type="float">
            <text:p>32.49</text:p>
          </table:table-cell>
          <table:table-cell office:value-type="float" office:value="19.87" calcext:value-type="float">
            <text:p>19.87</text:p>
          </table:table-cell>
          <table:table-cell table:formula="of:=ABS([.D451]-[.E451])" office:value-type="float" office:value="12.62" calcext:value-type="float">
            <text:p>12.62</text:p>
          </table:table-cell>
          <table:table-cell table:formula="of:=[.D451]-[.E451]" office:value-type="float" office:value="12.62" calcext:value-type="float">
            <text:p>12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635000" calcext:value-type="float">
            <text:p>64635000</text:p>
          </table:table-cell>
          <table:table-cell table:formula="of:=[.B452]/1000000" office:value-type="float" office:value="64.635" calcext:value-type="float">
            <text:p>64.635</text:p>
          </table:table-cell>
          <table:table-cell office:value-type="float" office:value="32.49" calcext:value-type="float">
            <text:p>32.49</text:p>
          </table:table-cell>
          <table:table-cell office:value-type="float" office:value="20.77" calcext:value-type="float">
            <text:p>20.77</text:p>
          </table:table-cell>
          <table:table-cell table:formula="of:=ABS([.D452]-[.E452])" office:value-type="float" office:value="11.72" calcext:value-type="float">
            <text:p>11.72</text:p>
          </table:table-cell>
          <table:table-cell table:formula="of:=[.D452]-[.E452]" office:value-type="float" office:value="11.72" calcext:value-type="float">
            <text:p>11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655000" calcext:value-type="float">
            <text:p>64655000</text:p>
          </table:table-cell>
          <table:table-cell table:formula="of:=[.B453]/1000000" office:value-type="float" office:value="64.655" calcext:value-type="float">
            <text:p>64.655</text:p>
          </table:table-cell>
          <table:table-cell office:value-type="float" office:value="32.49" calcext:value-type="float">
            <text:p>32.49</text:p>
          </table:table-cell>
          <table:table-cell office:value-type="float" office:value="21.66" calcext:value-type="float">
            <text:p>21.66</text:p>
          </table:table-cell>
          <table:table-cell table:formula="of:=ABS([.D453]-[.E453])" office:value-type="float" office:value="10.83" calcext:value-type="float">
            <text:p>10.83</text:p>
          </table:table-cell>
          <table:table-cell table:formula="of:=[.D453]-[.E453]" office:value-type="float" office:value="10.83" calcext:value-type="float">
            <text:p>1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675000" calcext:value-type="float">
            <text:p>64675000</text:p>
          </table:table-cell>
          <table:table-cell table:formula="of:=[.B454]/1000000" office:value-type="float" office:value="64.675" calcext:value-type="float">
            <text:p>64.675</text:p>
          </table:table-cell>
          <table:table-cell office:value-type="float" office:value="32.49" calcext:value-type="float">
            <text:p>32.49</text:p>
          </table:table-cell>
          <table:table-cell office:value-type="float" office:value="22.5" calcext:value-type="float">
            <text:p>22.5</text:p>
          </table:table-cell>
          <table:table-cell table:formula="of:=ABS([.D454]-[.E454])" office:value-type="float" office:value="9.99" calcext:value-type="float">
            <text:p>9.99</text:p>
          </table:table-cell>
          <table:table-cell table:formula="of:=[.D454]-[.E454]" office:value-type="float" office:value="9.99" calcext:value-type="float">
            <text:p>9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695000" calcext:value-type="float">
            <text:p>64695000</text:p>
          </table:table-cell>
          <table:table-cell table:formula="of:=[.B455]/1000000" office:value-type="float" office:value="64.695" calcext:value-type="float">
            <text:p>64.695</text:p>
          </table:table-cell>
          <table:table-cell office:value-type="float" office:value="32.49" calcext:value-type="float">
            <text:p>32.49</text:p>
          </table:table-cell>
          <table:table-cell office:value-type="float" office:value="23.29" calcext:value-type="float">
            <text:p>23.29</text:p>
          </table:table-cell>
          <table:table-cell table:formula="of:=ABS([.D455]-[.E455])" office:value-type="float" office:value="9.2" calcext:value-type="float">
            <text:p>9.2</text:p>
          </table:table-cell>
          <table:table-cell table:formula="of:=[.D455]-[.E455]" office:value-type="float" office:value="9.2" calcext:value-type="float">
            <text:p>9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715000" calcext:value-type="float">
            <text:p>64715000</text:p>
          </table:table-cell>
          <table:table-cell table:formula="of:=[.B456]/1000000" office:value-type="float" office:value="64.715" calcext:value-type="float">
            <text:p>64.715</text:p>
          </table:table-cell>
          <table:table-cell office:value-type="float" office:value="32.49" calcext:value-type="float">
            <text:p>32.49</text:p>
          </table:table-cell>
          <table:table-cell office:value-type="float" office:value="24.03" calcext:value-type="float">
            <text:p>24.03</text:p>
          </table:table-cell>
          <table:table-cell table:formula="of:=ABS([.D456]-[.E456])" office:value-type="float" office:value="8.46" calcext:value-type="float">
            <text:p>8.46</text:p>
          </table:table-cell>
          <table:table-cell table:formula="of:=[.D456]-[.E456]" office:value-type="float" office:value="8.46" calcext:value-type="float">
            <text:p>8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735000" calcext:value-type="float">
            <text:p>64735000</text:p>
          </table:table-cell>
          <table:table-cell table:formula="of:=[.B457]/1000000" office:value-type="float" office:value="64.735" calcext:value-type="float">
            <text:p>64.735</text:p>
          </table:table-cell>
          <table:table-cell office:value-type="float" office:value="32.49" calcext:value-type="float">
            <text:p>32.49</text:p>
          </table:table-cell>
          <table:table-cell office:value-type="float" office:value="24.72" calcext:value-type="float">
            <text:p>24.72</text:p>
          </table:table-cell>
          <table:table-cell table:formula="of:=ABS([.D457]-[.E457])" office:value-type="float" office:value="7.77" calcext:value-type="float">
            <text:p>7.77</text:p>
          </table:table-cell>
          <table:table-cell table:formula="of:=[.D457]-[.E457]" office:value-type="float" office:value="7.77" calcext:value-type="float">
            <text:p>7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755000" calcext:value-type="float">
            <text:p>64755000</text:p>
          </table:table-cell>
          <table:table-cell table:formula="of:=[.B458]/1000000" office:value-type="float" office:value="64.755" calcext:value-type="float">
            <text:p>64.755</text:p>
          </table:table-cell>
          <table:table-cell office:value-type="float" office:value="32.49" calcext:value-type="float">
            <text:p>32.49</text:p>
          </table:table-cell>
          <table:table-cell office:value-type="float" office:value="25.37" calcext:value-type="float">
            <text:p>25.37</text:p>
          </table:table-cell>
          <table:table-cell table:formula="of:=ABS([.D458]-[.E458])" office:value-type="float" office:value="7.12" calcext:value-type="float">
            <text:p>7.12</text:p>
          </table:table-cell>
          <table:table-cell table:formula="of:=[.D458]-[.E458]" office:value-type="float" office:value="7.12" calcext:value-type="float">
            <text:p>7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775000" calcext:value-type="float">
            <text:p>64775000</text:p>
          </table:table-cell>
          <table:table-cell table:formula="of:=[.B459]/1000000" office:value-type="float" office:value="64.775" calcext:value-type="float">
            <text:p>64.775</text:p>
          </table:table-cell>
          <table:table-cell office:value-type="float" office:value="32.49" calcext:value-type="float">
            <text:p>32.49</text:p>
          </table:table-cell>
          <table:table-cell office:value-type="float" office:value="25.98" calcext:value-type="float">
            <text:p>25.98</text:p>
          </table:table-cell>
          <table:table-cell table:formula="of:=ABS([.D459]-[.E459])" office:value-type="float" office:value="6.51" calcext:value-type="float">
            <text:p>6.51</text:p>
          </table:table-cell>
          <table:table-cell table:formula="of:=[.D459]-[.E459]" office:value-type="float" office:value="6.51" calcext:value-type="float">
            <text:p>6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795000" calcext:value-type="float">
            <text:p>64795000</text:p>
          </table:table-cell>
          <table:table-cell table:formula="of:=[.B460]/1000000" office:value-type="float" office:value="64.795" calcext:value-type="float">
            <text:p>64.795</text:p>
          </table:table-cell>
          <table:table-cell office:value-type="float" office:value="32.49" calcext:value-type="float">
            <text:p>32.49</text:p>
          </table:table-cell>
          <table:table-cell office:value-type="float" office:value="26.55" calcext:value-type="float">
            <text:p>26.55</text:p>
          </table:table-cell>
          <table:table-cell table:formula="of:=ABS([.D460]-[.E460])" office:value-type="float" office:value="5.94" calcext:value-type="float">
            <text:p>5.94</text:p>
          </table:table-cell>
          <table:table-cell table:formula="of:=[.D460]-[.E460]" office:value-type="float" office:value="5.94" calcext:value-type="float">
            <text:p>5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815000" calcext:value-type="float">
            <text:p>64815000</text:p>
          </table:table-cell>
          <table:table-cell table:formula="of:=[.B461]/1000000" office:value-type="float" office:value="64.815" calcext:value-type="float">
            <text:p>64.815</text:p>
          </table:table-cell>
          <table:table-cell office:value-type="float" office:value="32.49" calcext:value-type="float">
            <text:p>32.49</text:p>
          </table:table-cell>
          <table:table-cell office:value-type="float" office:value="27.08" calcext:value-type="float">
            <text:p>27.08</text:p>
          </table:table-cell>
          <table:table-cell table:formula="of:=ABS([.D461]-[.E461])" office:value-type="float" office:value="5.41" calcext:value-type="float">
            <text:p>5.41</text:p>
          </table:table-cell>
          <table:table-cell table:formula="of:=[.D461]-[.E461]" office:value-type="float" office:value="5.41" calcext:value-type="float">
            <text:p>5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835000" calcext:value-type="float">
            <text:p>64835000</text:p>
          </table:table-cell>
          <table:table-cell table:formula="of:=[.B462]/1000000" office:value-type="float" office:value="64.835" calcext:value-type="float">
            <text:p>64.835</text:p>
          </table:table-cell>
          <table:table-cell office:value-type="float" office:value="32.49" calcext:value-type="float">
            <text:p>32.49</text:p>
          </table:table-cell>
          <table:table-cell office:value-type="float" office:value="27.57" calcext:value-type="float">
            <text:p>27.57</text:p>
          </table:table-cell>
          <table:table-cell table:formula="of:=ABS([.D462]-[.E462])" office:value-type="float" office:value="4.92" calcext:value-type="float">
            <text:p>4.92</text:p>
          </table:table-cell>
          <table:table-cell table:formula="of:=[.D462]-[.E462]" office:value-type="float" office:value="4.92" calcext:value-type="float">
            <text:p>4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855000" calcext:value-type="float">
            <text:p>64855000</text:p>
          </table:table-cell>
          <table:table-cell table:formula="of:=[.B463]/1000000" office:value-type="float" office:value="64.855" calcext:value-type="float">
            <text:p>64.855</text:p>
          </table:table-cell>
          <table:table-cell office:value-type="float" office:value="32.49" calcext:value-type="float">
            <text:p>32.49</text:p>
          </table:table-cell>
          <table:table-cell office:value-type="float" office:value="28.02" calcext:value-type="float">
            <text:p>28.02</text:p>
          </table:table-cell>
          <table:table-cell table:formula="of:=ABS([.D463]-[.E463])" office:value-type="float" office:value="4.47" calcext:value-type="float">
            <text:p>4.47</text:p>
          </table:table-cell>
          <table:table-cell table:formula="of:=[.D463]-[.E463]" office:value-type="float" office:value="4.47" calcext:value-type="float">
            <text:p>4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875000" calcext:value-type="float">
            <text:p>64875000</text:p>
          </table:table-cell>
          <table:table-cell table:formula="of:=[.B464]/1000000" office:value-type="float" office:value="64.875" calcext:value-type="float">
            <text:p>64.875</text:p>
          </table:table-cell>
          <table:table-cell office:value-type="float" office:value="32.49" calcext:value-type="float">
            <text:p>32.49</text:p>
          </table:table-cell>
          <table:table-cell office:value-type="float" office:value="28.44" calcext:value-type="float">
            <text:p>28.44</text:p>
          </table:table-cell>
          <table:table-cell table:formula="of:=ABS([.D464]-[.E464])" office:value-type="float" office:value="4.05" calcext:value-type="float">
            <text:p>4.05</text:p>
          </table:table-cell>
          <table:table-cell table:formula="of:=[.D464]-[.E464]" office:value-type="float" office:value="4.05" calcext:value-type="float">
            <text:p>4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895000" calcext:value-type="float">
            <text:p>64895000</text:p>
          </table:table-cell>
          <table:table-cell table:formula="of:=[.B465]/1000000" office:value-type="float" office:value="64.895" calcext:value-type="float">
            <text:p>64.895</text:p>
          </table:table-cell>
          <table:table-cell office:value-type="float" office:value="32.49" calcext:value-type="float">
            <text:p>32.49</text:p>
          </table:table-cell>
          <table:table-cell office:value-type="float" office:value="28.83" calcext:value-type="float">
            <text:p>28.83</text:p>
          </table:table-cell>
          <table:table-cell table:formula="of:=ABS([.D465]-[.E465])" office:value-type="float" office:value="3.66" calcext:value-type="float">
            <text:p>3.66</text:p>
          </table:table-cell>
          <table:table-cell table:formula="of:=[.D465]-[.E465]" office:value-type="float" office:value="3.66" calcext:value-type="float">
            <text:p>3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915000" calcext:value-type="float">
            <text:p>64915000</text:p>
          </table:table-cell>
          <table:table-cell table:formula="of:=[.B466]/1000000" office:value-type="float" office:value="64.915" calcext:value-type="float">
            <text:p>64.915</text:p>
          </table:table-cell>
          <table:table-cell office:value-type="float" office:value="32.49" calcext:value-type="float">
            <text:p>32.49</text:p>
          </table:table-cell>
          <table:table-cell office:value-type="float" office:value="29.2" calcext:value-type="float">
            <text:p>29.2</text:p>
          </table:table-cell>
          <table:table-cell table:formula="of:=ABS([.D466]-[.E466])" office:value-type="float" office:value="3.29" calcext:value-type="float">
            <text:p>3.29</text:p>
          </table:table-cell>
          <table:table-cell table:formula="of:=[.D466]-[.E466]" office:value-type="float" office:value="3.29" calcext:value-type="float">
            <text:p>3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935000" calcext:value-type="float">
            <text:p>64935000</text:p>
          </table:table-cell>
          <table:table-cell table:formula="of:=[.B467]/1000000" office:value-type="float" office:value="64.935" calcext:value-type="float">
            <text:p>64.935</text:p>
          </table:table-cell>
          <table:table-cell office:value-type="float" office:value="32.49" calcext:value-type="float">
            <text:p>32.49</text:p>
          </table:table-cell>
          <table:table-cell office:value-type="float" office:value="29.54" calcext:value-type="float">
            <text:p>29.54</text:p>
          </table:table-cell>
          <table:table-cell table:formula="of:=ABS([.D467]-[.E467])" office:value-type="float" office:value="2.95" calcext:value-type="float">
            <text:p>2.95</text:p>
          </table:table-cell>
          <table:table-cell table:formula="of:=[.D467]-[.E467]" office:value-type="float" office:value="2.95" calcext:value-type="float">
            <text:p>2.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955000" calcext:value-type="float">
            <text:p>64955000</text:p>
          </table:table-cell>
          <table:table-cell table:formula="of:=[.B468]/1000000" office:value-type="float" office:value="64.955" calcext:value-type="float">
            <text:p>64.955</text:p>
          </table:table-cell>
          <table:table-cell office:value-type="float" office:value="32.49" calcext:value-type="float">
            <text:p>32.49</text:p>
          </table:table-cell>
          <table:table-cell office:value-type="float" office:value="29.85" calcext:value-type="float">
            <text:p>29.85</text:p>
          </table:table-cell>
          <table:table-cell table:formula="of:=ABS([.D468]-[.E468])" office:value-type="float" office:value="2.64" calcext:value-type="float">
            <text:p>2.64</text:p>
          </table:table-cell>
          <table:table-cell table:formula="of:=[.D468]-[.E468]" office:value-type="float" office:value="2.64" calcext:value-type="float">
            <text:p>2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975000" calcext:value-type="float">
            <text:p>64975000</text:p>
          </table:table-cell>
          <table:table-cell table:formula="of:=[.B469]/1000000" office:value-type="float" office:value="64.975" calcext:value-type="float">
            <text:p>64.97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14" calcext:value-type="float">
            <text:p>30.14</text:p>
          </table:table-cell>
          <table:table-cell table:formula="of:=ABS([.D469]-[.E469])" office:value-type="float" office:value="2.35" calcext:value-type="float">
            <text:p>2.35</text:p>
          </table:table-cell>
          <table:table-cell table:formula="of:=[.D469]-[.E469]" office:value-type="float" office:value="2.35" calcext:value-type="float">
            <text:p>2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995000" calcext:value-type="float">
            <text:p>64995000</text:p>
          </table:table-cell>
          <table:table-cell table:formula="of:=[.B470]/1000000" office:value-type="float" office:value="64.995" calcext:value-type="float">
            <text:p>64.99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41" calcext:value-type="float">
            <text:p>30.41</text:p>
          </table:table-cell>
          <table:table-cell table:formula="of:=ABS([.D470]-[.E470])" office:value-type="float" office:value="2.08" calcext:value-type="float">
            <text:p>2.08</text:p>
          </table:table-cell>
          <table:table-cell table:formula="of:=[.D470]-[.E470]" office:value-type="float" office:value="2.08" calcext:value-type="float">
            <text:p>2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15000" calcext:value-type="float">
            <text:p>65015000</text:p>
          </table:table-cell>
          <table:table-cell table:formula="of:=[.B471]/1000000" office:value-type="float" office:value="65.015" calcext:value-type="float">
            <text:p>65.01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66" calcext:value-type="float">
            <text:p>30.66</text:p>
          </table:table-cell>
          <table:table-cell table:formula="of:=ABS([.D471]-[.E471])" office:value-type="float" office:value="1.83" calcext:value-type="float">
            <text:p>1.83</text:p>
          </table:table-cell>
          <table:table-cell table:formula="of:=[.D471]-[.E471]" office:value-type="float" office:value="1.83" calcext:value-type="float">
            <text:p>1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35000" calcext:value-type="float">
            <text:p>65035000</text:p>
          </table:table-cell>
          <table:table-cell table:formula="of:=[.B472]/1000000" office:value-type="float" office:value="65.035" calcext:value-type="float">
            <text:p>65.03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88" calcext:value-type="float">
            <text:p>30.88</text:p>
          </table:table-cell>
          <table:table-cell table:formula="of:=ABS([.D472]-[.E472])" office:value-type="float" office:value="1.61" calcext:value-type="float">
            <text:p>1.61</text:p>
          </table:table-cell>
          <table:table-cell table:formula="of:=[.D472]-[.E472]" office:value-type="float" office:value="1.61" calcext:value-type="float">
            <text:p>1.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55000" calcext:value-type="float">
            <text:p>65055000</text:p>
          </table:table-cell>
          <table:table-cell table:formula="of:=[.B473]/1000000" office:value-type="float" office:value="65.055" calcext:value-type="float">
            <text:p>65.0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09" calcext:value-type="float">
            <text:p>31.09</text:p>
          </table:table-cell>
          <table:table-cell table:formula="of:=ABS([.D473]-[.E473])" office:value-type="float" office:value="1.4" calcext:value-type="float">
            <text:p>1.4</text:p>
          </table:table-cell>
          <table:table-cell table:formula="of:=[.D473]-[.E473]"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75000" calcext:value-type="float">
            <text:p>65075000</text:p>
          </table:table-cell>
          <table:table-cell table:formula="of:=[.B474]/1000000" office:value-type="float" office:value="65.075" calcext:value-type="float">
            <text:p>65.07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28" calcext:value-type="float">
            <text:p>31.28</text:p>
          </table:table-cell>
          <table:table-cell table:formula="of:=ABS([.D474]-[.E474])" office:value-type="float" office:value="1.21" calcext:value-type="float">
            <text:p>1.21</text:p>
          </table:table-cell>
          <table:table-cell table:formula="of:=[.D474]-[.E474]" office:value-type="float" office:value="1.21" calcext:value-type="float">
            <text:p>1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95000" calcext:value-type="float">
            <text:p>65095000</text:p>
          </table:table-cell>
          <table:table-cell table:formula="of:=[.B475]/1000000" office:value-type="float" office:value="65.095" calcext:value-type="float">
            <text:p>65.09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46" calcext:value-type="float">
            <text:p>31.46</text:p>
          </table:table-cell>
          <table:table-cell table:formula="of:=ABS([.D475]-[.E475])" office:value-type="float" office:value="1.03" calcext:value-type="float">
            <text:p>1.03</text:p>
          </table:table-cell>
          <table:table-cell table:formula="of:=[.D475]-[.E475]" office:value-type="float" office:value="1.03" calcext:value-type="float">
            <text:p>1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115000" calcext:value-type="float">
            <text:p>65115000</text:p>
          </table:table-cell>
          <table:table-cell table:formula="of:=[.B476]/1000000" office:value-type="float" office:value="65.115" calcext:value-type="float">
            <text:p>65.11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62" calcext:value-type="float">
            <text:p>31.62</text:p>
          </table:table-cell>
          <table:table-cell table:formula="of:=ABS([.D476]-[.E476])" office:value-type="float" office:value="0.870000000000001" calcext:value-type="float">
            <text:p>0.87</text:p>
          </table:table-cell>
          <table:table-cell table:formula="of:=[.D476]-[.E476]" office:value-type="float" office:value="0.870000000000001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135000" calcext:value-type="float">
            <text:p>65135000</text:p>
          </table:table-cell>
          <table:table-cell table:formula="of:=[.B477]/1000000" office:value-type="float" office:value="65.135" calcext:value-type="float">
            <text:p>65.13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77" calcext:value-type="float">
            <text:p>31.77</text:p>
          </table:table-cell>
          <table:table-cell table:formula="of:=ABS([.D477]-[.E477])" office:value-type="float" office:value="0.720000000000002" calcext:value-type="float">
            <text:p>0.72</text:p>
          </table:table-cell>
          <table:table-cell table:formula="of:=[.D477]-[.E477]" office:value-type="float" office:value="0.720000000000002" calcext:value-type="float">
            <text:p>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155000" calcext:value-type="float">
            <text:p>65155000</text:p>
          </table:table-cell>
          <table:table-cell table:formula="of:=[.B478]/1000000" office:value-type="float" office:value="65.155" calcext:value-type="float">
            <text:p>65.1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9" calcext:value-type="float">
            <text:p>31.9</text:p>
          </table:table-cell>
          <table:table-cell table:formula="of:=ABS([.D478]-[.E478])" office:value-type="float" office:value="0.590000000000003" calcext:value-type="float">
            <text:p>0.59</text:p>
          </table:table-cell>
          <table:table-cell table:formula="of:=[.D478]-[.E478]" office:value-type="float" office:value="0.590000000000003" calcext:value-type="float">
            <text:p>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175000" calcext:value-type="float">
            <text:p>65175000</text:p>
          </table:table-cell>
          <table:table-cell table:formula="of:=[.B479]/1000000" office:value-type="float" office:value="65.175" calcext:value-type="float">
            <text:p>65.1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03" calcext:value-type="float">
            <text:p>32.03</text:p>
          </table:table-cell>
          <table:table-cell table:formula="of:=ABS([.D479]-[.E479])" office:value-type="float" office:value="0.460000000000001" calcext:value-type="float">
            <text:p>0.46</text:p>
          </table:table-cell>
          <table:table-cell table:formula="of:=[.D479]-[.E479]" office:value-type="float" office:value="0.460000000000001" calcext:value-type="float">
            <text:p>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195000" calcext:value-type="float">
            <text:p>65195000</text:p>
          </table:table-cell>
          <table:table-cell table:formula="of:=[.B480]/1000000" office:value-type="float" office:value="65.195" calcext:value-type="float">
            <text:p>65.1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14" calcext:value-type="float">
            <text:p>32.14</text:p>
          </table:table-cell>
          <table:table-cell table:formula="of:=ABS([.D480]-[.E480])" office:value-type="float" office:value="0.350000000000001" calcext:value-type="float">
            <text:p>0.35</text:p>
          </table:table-cell>
          <table:table-cell table:formula="of:=[.D480]-[.E480]" office:value-type="float" office:value="0.350000000000001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215000" calcext:value-type="float">
            <text:p>65215000</text:p>
          </table:table-cell>
          <table:table-cell table:formula="of:=[.B481]/1000000" office:value-type="float" office:value="65.215" calcext:value-type="float">
            <text:p>65.2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24" calcext:value-type="float">
            <text:p>32.24</text:p>
          </table:table-cell>
          <table:table-cell table:formula="of:=ABS([.D481]-[.E481])" office:value-type="float" office:value="0.25" calcext:value-type="float">
            <text:p>0.25</text:p>
          </table:table-cell>
          <table:table-cell table:formula="of:=[.D481]-[.E481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235000" calcext:value-type="float">
            <text:p>65235000</text:p>
          </table:table-cell>
          <table:table-cell table:formula="of:=[.B482]/1000000" office:value-type="float" office:value="65.235" calcext:value-type="float">
            <text:p>65.2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33" calcext:value-type="float">
            <text:p>32.33</text:p>
          </table:table-cell>
          <table:table-cell table:formula="of:=ABS([.D482]-[.E482])" office:value-type="float" office:value="0.160000000000004" calcext:value-type="float">
            <text:p>0.16</text:p>
          </table:table-cell>
          <table:table-cell table:formula="of:=[.D482]-[.E482]" office:value-type="float" office:value="0.160000000000004" calcext:value-type="float">
            <text:p>0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255000" calcext:value-type="float">
            <text:p>65255000</text:p>
          </table:table-cell>
          <table:table-cell table:formula="of:=[.B483]/1000000" office:value-type="float" office:value="65.255" calcext:value-type="float">
            <text:p>65.2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41" calcext:value-type="float">
            <text:p>32.41</text:p>
          </table:table-cell>
          <table:table-cell table:formula="of:=ABS([.D483]-[.E483])" office:value-type="float" office:value="0.0800000000000054" calcext:value-type="float">
            <text:p>0.08</text:p>
          </table:table-cell>
          <table:table-cell table:formula="of:=[.D483]-[.E483]" office:value-type="float" office:value="0.0800000000000054" calcext:value-type="float">
            <text:p>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275000" calcext:value-type="float">
            <text:p>65275000</text:p>
          </table:table-cell>
          <table:table-cell table:formula="of:=[.B484]/1000000" office:value-type="float" office:value="65.275" calcext:value-type="float">
            <text:p>65.275</text:p>
          </table:table-cell>
          <table:table-cell table:number-columns-repeated="2" office:value-type="float" office:value="32.49" calcext:value-type="float">
            <text:p>32.49</text:p>
          </table:table-cell>
          <table:table-cell table:formula="of:=ABS([.D484]-[.E484])" office:value-type="float" office:value="0" calcext:value-type="float">
            <text:p>0</text:p>
          </table:table-cell>
          <table:table-cell table:formula="of:=[.D484]-[.E48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295000" calcext:value-type="float">
            <text:p>65295000</text:p>
          </table:table-cell>
          <table:table-cell table:formula="of:=[.B485]/1000000" office:value-type="float" office:value="65.295" calcext:value-type="float">
            <text:p>65.2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55" calcext:value-type="float">
            <text:p>32.55</text:p>
          </table:table-cell>
          <table:table-cell table:formula="of:=ABS([.D485]-[.E485])" office:value-type="float" office:value="0.0599999999999952" calcext:value-type="float">
            <text:p>0.06</text:p>
          </table:table-cell>
          <table:table-cell table:formula="of:=[.D485]-[.E485]" office:value-type="float" office:value="-0.0599999999999952" calcext:value-type="float">
            <text:p>-0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315000" calcext:value-type="float">
            <text:p>65315000</text:p>
          </table:table-cell>
          <table:table-cell table:formula="of:=[.B486]/1000000" office:value-type="float" office:value="65.315" calcext:value-type="float">
            <text:p>65.3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61" calcext:value-type="float">
            <text:p>32.61</text:p>
          </table:table-cell>
          <table:table-cell table:formula="of:=ABS([.D486]-[.E486])" office:value-type="float" office:value="0.119999999999997" calcext:value-type="float">
            <text:p>0.12</text:p>
          </table:table-cell>
          <table:table-cell table:formula="of:=[.D486]-[.E486]" office:value-type="float" office:value="-0.119999999999997" calcext:value-type="float">
            <text:p>-0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335000" calcext:value-type="float">
            <text:p>65335000</text:p>
          </table:table-cell>
          <table:table-cell table:formula="of:=[.B487]/1000000" office:value-type="float" office:value="65.335" calcext:value-type="float">
            <text:p>65.3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66" calcext:value-type="float">
            <text:p>32.66</text:p>
          </table:table-cell>
          <table:table-cell table:formula="of:=ABS([.D487]-[.E487])" office:value-type="float" office:value="0.169999999999995" calcext:value-type="float">
            <text:p>0.17</text:p>
          </table:table-cell>
          <table:table-cell table:formula="of:=[.D487]-[.E487]" office:value-type="float" office:value="-0.169999999999995" calcext:value-type="float">
            <text:p>-0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355000" calcext:value-type="float">
            <text:p>65355000</text:p>
          </table:table-cell>
          <table:table-cell table:formula="of:=[.B488]/1000000" office:value-type="float" office:value="65.355" calcext:value-type="float">
            <text:p>65.3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71" calcext:value-type="float">
            <text:p>32.71</text:p>
          </table:table-cell>
          <table:table-cell table:formula="of:=ABS([.D488]-[.E488])" office:value-type="float" office:value="0.219999999999999" calcext:value-type="float">
            <text:p>0.22</text:p>
          </table:table-cell>
          <table:table-cell table:formula="of:=[.D488]-[.E488]" office:value-type="float" office:value="-0.219999999999999" calcext:value-type="float">
            <text:p>-0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375000" calcext:value-type="float">
            <text:p>65375000</text:p>
          </table:table-cell>
          <table:table-cell table:formula="of:=[.B489]/1000000" office:value-type="float" office:value="65.375" calcext:value-type="float">
            <text:p>65.3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75" calcext:value-type="float">
            <text:p>32.75</text:p>
          </table:table-cell>
          <table:table-cell table:formula="of:=ABS([.D489]-[.E489])" office:value-type="float" office:value="0.259999999999998" calcext:value-type="float">
            <text:p>0.26</text:p>
          </table:table-cell>
          <table:table-cell table:formula="of:=[.D489]-[.E489]" office:value-type="float" office:value="-0.259999999999998" calcext:value-type="float">
            <text:p>-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395000" calcext:value-type="float">
            <text:p>65395000</text:p>
          </table:table-cell>
          <table:table-cell table:formula="of:=[.B490]/1000000" office:value-type="float" office:value="65.395" calcext:value-type="float">
            <text:p>65.3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78" calcext:value-type="float">
            <text:p>32.78</text:p>
          </table:table-cell>
          <table:table-cell table:formula="of:=ABS([.D490]-[.E490])" office:value-type="float" office:value="0.289999999999999" calcext:value-type="float">
            <text:p>0.29</text:p>
          </table:table-cell>
          <table:table-cell table:formula="of:=[.D490]-[.E490]" office:value-type="float" office:value="-0.289999999999999" calcext:value-type="float">
            <text:p>-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415000" calcext:value-type="float">
            <text:p>65415000</text:p>
          </table:table-cell>
          <table:table-cell table:formula="of:=[.B491]/1000000" office:value-type="float" office:value="65.415" calcext:value-type="float">
            <text:p>65.4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81" calcext:value-type="float">
            <text:p>32.81</text:p>
          </table:table-cell>
          <table:table-cell table:formula="of:=ABS([.D491]-[.E491])" office:value-type="float" office:value="0.32" calcext:value-type="float">
            <text:p>0.32</text:p>
          </table:table-cell>
          <table:table-cell table:formula="of:=[.D491]-[.E491]" office:value-type="float" office:value="-0.32" calcext:value-type="float">
            <text:p>-0.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435000" calcext:value-type="float">
            <text:p>65435000</text:p>
          </table:table-cell>
          <table:table-cell table:formula="of:=[.B492]/1000000" office:value-type="float" office:value="65.435" calcext:value-type="float">
            <text:p>65.4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84" calcext:value-type="float">
            <text:p>32.84</text:p>
          </table:table-cell>
          <table:table-cell table:formula="of:=ABS([.D492]-[.E492])" office:value-type="float" office:value="0.350000000000001" calcext:value-type="float">
            <text:p>0.35</text:p>
          </table:table-cell>
          <table:table-cell table:formula="of:=[.D492]-[.E492]" office:value-type="float" office:value="-0.350000000000001" calcext:value-type="float">
            <text:p>-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455000" calcext:value-type="float">
            <text:p>65455000</text:p>
          </table:table-cell>
          <table:table-cell table:formula="of:=[.B493]/1000000" office:value-type="float" office:value="65.455" calcext:value-type="float">
            <text:p>65.4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86" calcext:value-type="float">
            <text:p>32.86</text:p>
          </table:table-cell>
          <table:table-cell table:formula="of:=ABS([.D493]-[.E493])" office:value-type="float" office:value="0.369999999999997" calcext:value-type="float">
            <text:p>0.37</text:p>
          </table:table-cell>
          <table:table-cell table:formula="of:=[.D493]-[.E493]" office:value-type="float" office:value="-0.369999999999997" calcext:value-type="float">
            <text:p>-0.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475000" calcext:value-type="float">
            <text:p>65475000</text:p>
          </table:table-cell>
          <table:table-cell table:formula="of:=[.B494]/1000000" office:value-type="float" office:value="65.475" calcext:value-type="float">
            <text:p>65.4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88" calcext:value-type="float">
            <text:p>32.88</text:p>
          </table:table-cell>
          <table:table-cell table:formula="of:=ABS([.D494]-[.E494])" office:value-type="float" office:value="0.390000000000001" calcext:value-type="float">
            <text:p>0.39</text:p>
          </table:table-cell>
          <table:table-cell table:formula="of:=[.D494]-[.E494]" office:value-type="float" office:value="-0.390000000000001" calcext:value-type="float">
            <text:p>-0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495000" calcext:value-type="float">
            <text:p>65495000</text:p>
          </table:table-cell>
          <table:table-cell table:formula="of:=[.B495]/1000000" office:value-type="float" office:value="65.495" calcext:value-type="float">
            <text:p>65.4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" calcext:value-type="float">
            <text:p>32.9</text:p>
          </table:table-cell>
          <table:table-cell table:formula="of:=ABS([.D495]-[.E495])" office:value-type="float" office:value="0.409999999999997" calcext:value-type="float">
            <text:p>0.41</text:p>
          </table:table-cell>
          <table:table-cell table:formula="of:=[.D495]-[.E495]" office:value-type="float" office:value="-0.409999999999997" calcext:value-type="float">
            <text:p>-0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515000" calcext:value-type="float">
            <text:p>65515000</text:p>
          </table:table-cell>
          <table:table-cell table:formula="of:=[.B496]/1000000" office:value-type="float" office:value="65.515" calcext:value-type="float">
            <text:p>65.5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2" calcext:value-type="float">
            <text:p>32.92</text:p>
          </table:table-cell>
          <table:table-cell table:formula="of:=ABS([.D496]-[.E496])" office:value-type="float" office:value="0.43" calcext:value-type="float">
            <text:p>0.43</text:p>
          </table:table-cell>
          <table:table-cell table:formula="of:=[.D496]-[.E496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535000" calcext:value-type="float">
            <text:p>65535000</text:p>
          </table:table-cell>
          <table:table-cell table:formula="of:=[.B497]/1000000" office:value-type="float" office:value="65.535" calcext:value-type="float">
            <text:p>65.5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3" calcext:value-type="float">
            <text:p>32.93</text:p>
          </table:table-cell>
          <table:table-cell table:formula="of:=ABS([.D497]-[.E497])" office:value-type="float" office:value="0.439999999999998" calcext:value-type="float">
            <text:p>0.44</text:p>
          </table:table-cell>
          <table:table-cell table:formula="of:=[.D497]-[.E497]" office:value-type="float" office:value="-0.439999999999998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555000" calcext:value-type="float">
            <text:p>65555000</text:p>
          </table:table-cell>
          <table:table-cell table:formula="of:=[.B498]/1000000" office:value-type="float" office:value="65.555" calcext:value-type="float">
            <text:p>65.5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4" calcext:value-type="float">
            <text:p>32.94</text:p>
          </table:table-cell>
          <table:table-cell table:formula="of:=ABS([.D498]-[.E498])" office:value-type="float" office:value="0.449999999999996" calcext:value-type="float">
            <text:p>0.45</text:p>
          </table:table-cell>
          <table:table-cell table:formula="of:=[.D498]-[.E498]" office:value-type="float" office:value="-0.449999999999996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575000" calcext:value-type="float">
            <text:p>65575000</text:p>
          </table:table-cell>
          <table:table-cell table:formula="of:=[.B499]/1000000" office:value-type="float" office:value="65.575" calcext:value-type="float">
            <text:p>65.5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5" calcext:value-type="float">
            <text:p>32.95</text:p>
          </table:table-cell>
          <table:table-cell table:formula="of:=ABS([.D499]-[.E499])" office:value-type="float" office:value="0.460000000000001" calcext:value-type="float">
            <text:p>0.46</text:p>
          </table:table-cell>
          <table:table-cell table:formula="of:=[.D499]-[.E499]" office:value-type="float" office:value="-0.460000000000001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595000" calcext:value-type="float">
            <text:p>65595000</text:p>
          </table:table-cell>
          <table:table-cell table:formula="of:=[.B500]/1000000" office:value-type="float" office:value="65.595" calcext:value-type="float">
            <text:p>65.5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6" calcext:value-type="float">
            <text:p>32.96</text:p>
          </table:table-cell>
          <table:table-cell table:formula="of:=ABS([.D500]-[.E500])" office:value-type="float" office:value="0.469999999999999" calcext:value-type="float">
            <text:p>0.47</text:p>
          </table:table-cell>
          <table:table-cell table:formula="of:=[.D500]-[.E500]" office:value-type="float" office:value="-0.469999999999999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615000" calcext:value-type="float">
            <text:p>65615000</text:p>
          </table:table-cell>
          <table:table-cell table:formula="of:=[.B501]/1000000" office:value-type="float" office:value="65.615" calcext:value-type="float">
            <text:p>65.6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6" calcext:value-type="float">
            <text:p>32.96</text:p>
          </table:table-cell>
          <table:table-cell table:formula="of:=ABS([.D501]-[.E501])" office:value-type="float" office:value="0.469999999999999" calcext:value-type="float">
            <text:p>0.47</text:p>
          </table:table-cell>
          <table:table-cell table:formula="of:=[.D501]-[.E501]" office:value-type="float" office:value="-0.469999999999999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635000" calcext:value-type="float">
            <text:p>65635000</text:p>
          </table:table-cell>
          <table:table-cell table:formula="of:=[.B502]/1000000" office:value-type="float" office:value="65.635" calcext:value-type="float">
            <text:p>65.6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7" calcext:value-type="float">
            <text:p>32.97</text:p>
          </table:table-cell>
          <table:table-cell table:formula="of:=ABS([.D502]-[.E502])" office:value-type="float" office:value="0.479999999999997" calcext:value-type="float">
            <text:p>0.48</text:p>
          </table:table-cell>
          <table:table-cell table:formula="of:=[.D502]-[.E502]" office:value-type="float" office:value="-0.479999999999997" calcext:value-type="float">
            <text:p>-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655000" calcext:value-type="float">
            <text:p>65655000</text:p>
          </table:table-cell>
          <table:table-cell table:formula="of:=[.B503]/1000000" office:value-type="float" office:value="65.655" calcext:value-type="float">
            <text:p>65.6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7" calcext:value-type="float">
            <text:p>32.97</text:p>
          </table:table-cell>
          <table:table-cell table:formula="of:=ABS([.D503]-[.E503])" office:value-type="float" office:value="0.479999999999997" calcext:value-type="float">
            <text:p>0.48</text:p>
          </table:table-cell>
          <table:table-cell table:formula="of:=[.D503]-[.E503]" office:value-type="float" office:value="-0.479999999999997" calcext:value-type="float">
            <text:p>-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675000" calcext:value-type="float">
            <text:p>65675000</text:p>
          </table:table-cell>
          <table:table-cell table:formula="of:=[.B504]/1000000" office:value-type="float" office:value="65.675" calcext:value-type="float">
            <text:p>65.6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7" calcext:value-type="float">
            <text:p>32.97</text:p>
          </table:table-cell>
          <table:table-cell table:formula="of:=ABS([.D504]-[.E504])" office:value-type="float" office:value="0.479999999999997" calcext:value-type="float">
            <text:p>0.48</text:p>
          </table:table-cell>
          <table:table-cell table:formula="of:=[.D504]-[.E504]" office:value-type="float" office:value="-0.479999999999997" calcext:value-type="float">
            <text:p>-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695000" calcext:value-type="float">
            <text:p>65695000</text:p>
          </table:table-cell>
          <table:table-cell table:formula="of:=[.B505]/1000000" office:value-type="float" office:value="65.695" calcext:value-type="float">
            <text:p>65.6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7" calcext:value-type="float">
            <text:p>32.97</text:p>
          </table:table-cell>
          <table:table-cell table:formula="of:=ABS([.D505]-[.E505])" office:value-type="float" office:value="0.479999999999997" calcext:value-type="float">
            <text:p>0.48</text:p>
          </table:table-cell>
          <table:table-cell table:formula="of:=[.D505]-[.E505]" office:value-type="float" office:value="-0.479999999999997" calcext:value-type="float">
            <text:p>-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715000" calcext:value-type="float">
            <text:p>65715000</text:p>
          </table:table-cell>
          <table:table-cell table:formula="of:=[.B506]/1000000" office:value-type="float" office:value="65.715" calcext:value-type="float">
            <text:p>65.7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06]-[.E506])" office:value-type="float" office:value="0.489999999999995" calcext:value-type="float">
            <text:p>0.49</text:p>
          </table:table-cell>
          <table:table-cell table:formula="of:=[.D506]-[.E506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735000" calcext:value-type="float">
            <text:p>65735000</text:p>
          </table:table-cell>
          <table:table-cell table:formula="of:=[.B507]/1000000" office:value-type="float" office:value="65.735" calcext:value-type="float">
            <text:p>65.7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07]-[.E507])" office:value-type="float" office:value="0.489999999999995" calcext:value-type="float">
            <text:p>0.49</text:p>
          </table:table-cell>
          <table:table-cell table:formula="of:=[.D507]-[.E507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755000" calcext:value-type="float">
            <text:p>65755000</text:p>
          </table:table-cell>
          <table:table-cell table:formula="of:=[.B508]/1000000" office:value-type="float" office:value="65.755" calcext:value-type="float">
            <text:p>65.7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08]-[.E508])" office:value-type="float" office:value="0.489999999999995" calcext:value-type="float">
            <text:p>0.49</text:p>
          </table:table-cell>
          <table:table-cell table:formula="of:=[.D508]-[.E508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775000" calcext:value-type="float">
            <text:p>65775000</text:p>
          </table:table-cell>
          <table:table-cell table:formula="of:=[.B509]/1000000" office:value-type="float" office:value="65.775" calcext:value-type="float">
            <text:p>65.7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09]-[.E509])" office:value-type="float" office:value="0.489999999999995" calcext:value-type="float">
            <text:p>0.49</text:p>
          </table:table-cell>
          <table:table-cell table:formula="of:=[.D509]-[.E509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795000" calcext:value-type="float">
            <text:p>65795000</text:p>
          </table:table-cell>
          <table:table-cell table:formula="of:=[.B510]/1000000" office:value-type="float" office:value="65.795" calcext:value-type="float">
            <text:p>65.7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0]-[.E510])" office:value-type="float" office:value="0.489999999999995" calcext:value-type="float">
            <text:p>0.49</text:p>
          </table:table-cell>
          <table:table-cell table:formula="of:=[.D510]-[.E510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815000" calcext:value-type="float">
            <text:p>65815000</text:p>
          </table:table-cell>
          <table:table-cell table:formula="of:=[.B511]/1000000" office:value-type="float" office:value="65.815" calcext:value-type="float">
            <text:p>65.8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1]-[.E511])" office:value-type="float" office:value="0.489999999999995" calcext:value-type="float">
            <text:p>0.49</text:p>
          </table:table-cell>
          <table:table-cell table:formula="of:=[.D511]-[.E511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835000" calcext:value-type="float">
            <text:p>65835000</text:p>
          </table:table-cell>
          <table:table-cell table:formula="of:=[.B512]/1000000" office:value-type="float" office:value="65.835" calcext:value-type="float">
            <text:p>65.8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2]-[.E512])" office:value-type="float" office:value="0.489999999999995" calcext:value-type="float">
            <text:p>0.49</text:p>
          </table:table-cell>
          <table:table-cell table:formula="of:=[.D512]-[.E512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855000" calcext:value-type="float">
            <text:p>65855000</text:p>
          </table:table-cell>
          <table:table-cell table:formula="of:=[.B513]/1000000" office:value-type="float" office:value="65.855" calcext:value-type="float">
            <text:p>65.8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3]-[.E513])" office:value-type="float" office:value="0.489999999999995" calcext:value-type="float">
            <text:p>0.49</text:p>
          </table:table-cell>
          <table:table-cell table:formula="of:=[.D513]-[.E513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875000" calcext:value-type="float">
            <text:p>65875000</text:p>
          </table:table-cell>
          <table:table-cell table:formula="of:=[.B514]/1000000" office:value-type="float" office:value="65.875" calcext:value-type="float">
            <text:p>65.8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4]-[.E514])" office:value-type="float" office:value="0.489999999999995" calcext:value-type="float">
            <text:p>0.49</text:p>
          </table:table-cell>
          <table:table-cell table:formula="of:=[.D514]-[.E514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895000" calcext:value-type="float">
            <text:p>65895000</text:p>
          </table:table-cell>
          <table:table-cell table:formula="of:=[.B515]/1000000" office:value-type="float" office:value="65.895" calcext:value-type="float">
            <text:p>65.8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5]-[.E515])" office:value-type="float" office:value="0.489999999999995" calcext:value-type="float">
            <text:p>0.49</text:p>
          </table:table-cell>
          <table:table-cell table:formula="of:=[.D515]-[.E515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915000" calcext:value-type="float">
            <text:p>65915000</text:p>
          </table:table-cell>
          <table:table-cell table:formula="of:=[.B516]/1000000" office:value-type="float" office:value="65.915" calcext:value-type="float">
            <text:p>65.9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6]-[.E516])" office:value-type="float" office:value="0.489999999999995" calcext:value-type="float">
            <text:p>0.49</text:p>
          </table:table-cell>
          <table:table-cell table:formula="of:=[.D516]-[.E516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935000" calcext:value-type="float">
            <text:p>65935000</text:p>
          </table:table-cell>
          <table:table-cell table:formula="of:=[.B517]/1000000" office:value-type="float" office:value="65.935" calcext:value-type="float">
            <text:p>65.9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7]-[.E517])" office:value-type="float" office:value="0.489999999999995" calcext:value-type="float">
            <text:p>0.49</text:p>
          </table:table-cell>
          <table:table-cell table:formula="of:=[.D517]-[.E517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955000" calcext:value-type="float">
            <text:p>65955000</text:p>
          </table:table-cell>
          <table:table-cell table:formula="of:=[.B518]/1000000" office:value-type="float" office:value="65.955" calcext:value-type="float">
            <text:p>65.9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8]-[.E518])" office:value-type="float" office:value="0.489999999999995" calcext:value-type="float">
            <text:p>0.49</text:p>
          </table:table-cell>
          <table:table-cell table:formula="of:=[.D518]-[.E518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975000" calcext:value-type="float">
            <text:p>65975000</text:p>
          </table:table-cell>
          <table:table-cell table:formula="of:=[.B519]/1000000" office:value-type="float" office:value="65.975" calcext:value-type="float">
            <text:p>65.9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19]-[.E519])" office:value-type="float" office:value="0.489999999999995" calcext:value-type="float">
            <text:p>0.49</text:p>
          </table:table-cell>
          <table:table-cell table:formula="of:=[.D519]-[.E519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995000" calcext:value-type="float">
            <text:p>65995000</text:p>
          </table:table-cell>
          <table:table-cell table:formula="of:=[.B520]/1000000" office:value-type="float" office:value="65.995" calcext:value-type="float">
            <text:p>65.9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20]-[.E520])" office:value-type="float" office:value="0.489999999999995" calcext:value-type="float">
            <text:p>0.49</text:p>
          </table:table-cell>
          <table:table-cell table:formula="of:=[.D520]-[.E520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15000" calcext:value-type="float">
            <text:p>66015000</text:p>
          </table:table-cell>
          <table:table-cell table:formula="of:=[.B521]/1000000" office:value-type="float" office:value="66.015" calcext:value-type="float">
            <text:p>66.0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21]-[.E521])" office:value-type="float" office:value="0.489999999999995" calcext:value-type="float">
            <text:p>0.49</text:p>
          </table:table-cell>
          <table:table-cell table:formula="of:=[.D521]-[.E521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35000" calcext:value-type="float">
            <text:p>66035000</text:p>
          </table:table-cell>
          <table:table-cell table:formula="of:=[.B522]/1000000" office:value-type="float" office:value="66.035" calcext:value-type="float">
            <text:p>66.0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22]-[.E522])" office:value-type="float" office:value="0.489999999999995" calcext:value-type="float">
            <text:p>0.49</text:p>
          </table:table-cell>
          <table:table-cell table:formula="of:=[.D522]-[.E522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55000" calcext:value-type="float">
            <text:p>66055000</text:p>
          </table:table-cell>
          <table:table-cell table:formula="of:=[.B523]/1000000" office:value-type="float" office:value="66.055" calcext:value-type="float">
            <text:p>66.0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8" calcext:value-type="float">
            <text:p>32.98</text:p>
          </table:table-cell>
          <table:table-cell table:formula="of:=ABS([.D523]-[.E523])" office:value-type="float" office:value="0.489999999999995" calcext:value-type="float">
            <text:p>0.49</text:p>
          </table:table-cell>
          <table:table-cell table:formula="of:=[.D523]-[.E523]" office:value-type="float" office:value="-0.489999999999995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75000" calcext:value-type="float">
            <text:p>66075000</text:p>
          </table:table-cell>
          <table:table-cell table:formula="of:=[.B524]/1000000" office:value-type="float" office:value="66.075" calcext:value-type="float">
            <text:p>66.07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9" calcext:value-type="float">
            <text:p>32.99</text:p>
          </table:table-cell>
          <table:table-cell table:formula="of:=ABS([.D524]-[.E524])" office:value-type="float" office:value="0.5" calcext:value-type="float">
            <text:p>0.5</text:p>
          </table:table-cell>
          <table:table-cell table:formula="of:=[.D524]-[.E524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95000" calcext:value-type="float">
            <text:p>66095000</text:p>
          </table:table-cell>
          <table:table-cell table:formula="of:=[.B525]/1000000" office:value-type="float" office:value="66.095" calcext:value-type="float">
            <text:p>66.09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9" calcext:value-type="float">
            <text:p>32.99</text:p>
          </table:table-cell>
          <table:table-cell table:formula="of:=ABS([.D525]-[.E525])" office:value-type="float" office:value="0.5" calcext:value-type="float">
            <text:p>0.5</text:p>
          </table:table-cell>
          <table:table-cell table:formula="of:=[.D525]-[.E525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115000" calcext:value-type="float">
            <text:p>66115000</text:p>
          </table:table-cell>
          <table:table-cell table:formula="of:=[.B526]/1000000" office:value-type="float" office:value="66.115" calcext:value-type="float">
            <text:p>66.11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9" calcext:value-type="float">
            <text:p>32.99</text:p>
          </table:table-cell>
          <table:table-cell table:formula="of:=ABS([.D526]-[.E526])" office:value-type="float" office:value="0.5" calcext:value-type="float">
            <text:p>0.5</text:p>
          </table:table-cell>
          <table:table-cell table:formula="of:=[.D526]-[.E526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135000" calcext:value-type="float">
            <text:p>66135000</text:p>
          </table:table-cell>
          <table:table-cell table:formula="of:=[.B527]/1000000" office:value-type="float" office:value="66.135" calcext:value-type="float">
            <text:p>66.13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9" calcext:value-type="float">
            <text:p>32.99</text:p>
          </table:table-cell>
          <table:table-cell table:formula="of:=ABS([.D527]-[.E527])" office:value-type="float" office:value="0.5" calcext:value-type="float">
            <text:p>0.5</text:p>
          </table:table-cell>
          <table:table-cell table:formula="of:=[.D527]-[.E527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155000" calcext:value-type="float">
            <text:p>66155000</text:p>
          </table:table-cell>
          <table:table-cell table:formula="of:=[.B528]/1000000" office:value-type="float" office:value="66.155" calcext:value-type="float">
            <text:p>66.155</text:p>
          </table:table-cell>
          <table:table-cell office:value-type="float" office:value="32.49" calcext:value-type="float">
            <text:p>32.49</text:p>
          </table:table-cell>
          <table:table-cell office:value-type="float" office:value="32.99" calcext:value-type="float">
            <text:p>32.99</text:p>
          </table:table-cell>
          <table:table-cell table:formula="of:=ABS([.D528]-[.E528])" office:value-type="float" office:value="0.5" calcext:value-type="float">
            <text:p>0.5</text:p>
          </table:table-cell>
          <table:table-cell table:formula="of:=[.D528]-[.E528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175000" calcext:value-type="float">
            <text:p>66175000</text:p>
          </table:table-cell>
          <table:table-cell table:formula="of:=[.B529]/1000000" office:value-type="float" office:value="66.175" calcext:value-type="float">
            <text:p>66.1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" calcext:value-type="float">
            <text:p>33</text:p>
          </table:table-cell>
          <table:table-cell table:formula="of:=ABS([.D529]-[.E529])" office:value-type="float" office:value="0.509999999999998" calcext:value-type="float">
            <text:p>0.51</text:p>
          </table:table-cell>
          <table:table-cell table:formula="of:=[.D529]-[.E529]" office:value-type="float" office:value="-0.509999999999998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195000" calcext:value-type="float">
            <text:p>66195000</text:p>
          </table:table-cell>
          <table:table-cell table:formula="of:=[.B530]/1000000" office:value-type="float" office:value="66.195" calcext:value-type="float">
            <text:p>66.1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" calcext:value-type="float">
            <text:p>33</text:p>
          </table:table-cell>
          <table:table-cell table:formula="of:=ABS([.D530]-[.E530])" office:value-type="float" office:value="0.509999999999998" calcext:value-type="float">
            <text:p>0.51</text:p>
          </table:table-cell>
          <table:table-cell table:formula="of:=[.D530]-[.E530]" office:value-type="float" office:value="-0.509999999999998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215000" calcext:value-type="float">
            <text:p>66215000</text:p>
          </table:table-cell>
          <table:table-cell table:formula="of:=[.B531]/1000000" office:value-type="float" office:value="66.215" calcext:value-type="float">
            <text:p>66.2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" calcext:value-type="float">
            <text:p>33</text:p>
          </table:table-cell>
          <table:table-cell table:formula="of:=ABS([.D531]-[.E531])" office:value-type="float" office:value="0.509999999999998" calcext:value-type="float">
            <text:p>0.51</text:p>
          </table:table-cell>
          <table:table-cell table:formula="of:=[.D531]-[.E531]" office:value-type="float" office:value="-0.509999999999998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235000" calcext:value-type="float">
            <text:p>66235000</text:p>
          </table:table-cell>
          <table:table-cell table:formula="of:=[.B532]/1000000" office:value-type="float" office:value="66.235" calcext:value-type="float">
            <text:p>66.2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" calcext:value-type="float">
            <text:p>33</text:p>
          </table:table-cell>
          <table:table-cell table:formula="of:=ABS([.D532]-[.E532])" office:value-type="float" office:value="0.509999999999998" calcext:value-type="float">
            <text:p>0.51</text:p>
          </table:table-cell>
          <table:table-cell table:formula="of:=[.D532]-[.E532]" office:value-type="float" office:value="-0.509999999999998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255000" calcext:value-type="float">
            <text:p>66255000</text:p>
          </table:table-cell>
          <table:table-cell table:formula="of:=[.B533]/1000000" office:value-type="float" office:value="66.255" calcext:value-type="float">
            <text:p>66.2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1" calcext:value-type="float">
            <text:p>33.01</text:p>
          </table:table-cell>
          <table:table-cell table:formula="of:=ABS([.D533]-[.E533])" office:value-type="float" office:value="0.519999999999996" calcext:value-type="float">
            <text:p>0.52</text:p>
          </table:table-cell>
          <table:table-cell table:formula="of:=[.D533]-[.E533]" office:value-type="float" office:value="-0.519999999999996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275000" calcext:value-type="float">
            <text:p>66275000</text:p>
          </table:table-cell>
          <table:table-cell table:formula="of:=[.B534]/1000000" office:value-type="float" office:value="66.275" calcext:value-type="float">
            <text:p>66.2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1" calcext:value-type="float">
            <text:p>33.01</text:p>
          </table:table-cell>
          <table:table-cell table:formula="of:=ABS([.D534]-[.E534])" office:value-type="float" office:value="0.519999999999996" calcext:value-type="float">
            <text:p>0.52</text:p>
          </table:table-cell>
          <table:table-cell table:formula="of:=[.D534]-[.E534]" office:value-type="float" office:value="-0.519999999999996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295000" calcext:value-type="float">
            <text:p>66295000</text:p>
          </table:table-cell>
          <table:table-cell table:formula="of:=[.B535]/1000000" office:value-type="float" office:value="66.295" calcext:value-type="float">
            <text:p>66.2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1" calcext:value-type="float">
            <text:p>33.01</text:p>
          </table:table-cell>
          <table:table-cell table:formula="of:=ABS([.D535]-[.E535])" office:value-type="float" office:value="0.519999999999996" calcext:value-type="float">
            <text:p>0.52</text:p>
          </table:table-cell>
          <table:table-cell table:formula="of:=[.D535]-[.E535]" office:value-type="float" office:value="-0.519999999999996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315000" calcext:value-type="float">
            <text:p>66315000</text:p>
          </table:table-cell>
          <table:table-cell table:formula="of:=[.B536]/1000000" office:value-type="float" office:value="66.315" calcext:value-type="float">
            <text:p>66.3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1" calcext:value-type="float">
            <text:p>33.01</text:p>
          </table:table-cell>
          <table:table-cell table:formula="of:=ABS([.D536]-[.E536])" office:value-type="float" office:value="0.519999999999996" calcext:value-type="float">
            <text:p>0.52</text:p>
          </table:table-cell>
          <table:table-cell table:formula="of:=[.D536]-[.E536]" office:value-type="float" office:value="-0.519999999999996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335000" calcext:value-type="float">
            <text:p>66335000</text:p>
          </table:table-cell>
          <table:table-cell table:formula="of:=[.B537]/1000000" office:value-type="float" office:value="66.335" calcext:value-type="float">
            <text:p>66.3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2" calcext:value-type="float">
            <text:p>33.02</text:p>
          </table:table-cell>
          <table:table-cell table:formula="of:=ABS([.D537]-[.E537])" office:value-type="float" office:value="0.530000000000001" calcext:value-type="float">
            <text:p>0.53</text:p>
          </table:table-cell>
          <table:table-cell table:formula="of:=[.D537]-[.E537]" office:value-type="float" office:value="-0.530000000000001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355000" calcext:value-type="float">
            <text:p>66355000</text:p>
          </table:table-cell>
          <table:table-cell table:formula="of:=[.B538]/1000000" office:value-type="float" office:value="66.355" calcext:value-type="float">
            <text:p>66.3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2" calcext:value-type="float">
            <text:p>33.02</text:p>
          </table:table-cell>
          <table:table-cell table:formula="of:=ABS([.D538]-[.E538])" office:value-type="float" office:value="0.530000000000001" calcext:value-type="float">
            <text:p>0.53</text:p>
          </table:table-cell>
          <table:table-cell table:formula="of:=[.D538]-[.E538]" office:value-type="float" office:value="-0.530000000000001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375000" calcext:value-type="float">
            <text:p>66375000</text:p>
          </table:table-cell>
          <table:table-cell table:formula="of:=[.B539]/1000000" office:value-type="float" office:value="66.375" calcext:value-type="float">
            <text:p>66.3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2" calcext:value-type="float">
            <text:p>33.02</text:p>
          </table:table-cell>
          <table:table-cell table:formula="of:=ABS([.D539]-[.E539])" office:value-type="float" office:value="0.530000000000001" calcext:value-type="float">
            <text:p>0.53</text:p>
          </table:table-cell>
          <table:table-cell table:formula="of:=[.D539]-[.E539]" office:value-type="float" office:value="-0.530000000000001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395000" calcext:value-type="float">
            <text:p>66395000</text:p>
          </table:table-cell>
          <table:table-cell table:formula="of:=[.B540]/1000000" office:value-type="float" office:value="66.395" calcext:value-type="float">
            <text:p>66.3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2" calcext:value-type="float">
            <text:p>33.02</text:p>
          </table:table-cell>
          <table:table-cell table:formula="of:=ABS([.D540]-[.E540])" office:value-type="float" office:value="0.530000000000001" calcext:value-type="float">
            <text:p>0.53</text:p>
          </table:table-cell>
          <table:table-cell table:formula="of:=[.D540]-[.E540]" office:value-type="float" office:value="-0.530000000000001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15000" calcext:value-type="float">
            <text:p>66415000</text:p>
          </table:table-cell>
          <table:table-cell table:formula="of:=[.B541]/1000000" office:value-type="float" office:value="66.415" calcext:value-type="float">
            <text:p>66.4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3" calcext:value-type="float">
            <text:p>33.03</text:p>
          </table:table-cell>
          <table:table-cell table:formula="of:=ABS([.D541]-[.E541])" office:value-type="float" office:value="0.539999999999999" calcext:value-type="float">
            <text:p>0.54</text:p>
          </table:table-cell>
          <table:table-cell table:formula="of:=[.D541]-[.E541]" office:value-type="float" office:value="-0.539999999999999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35000" calcext:value-type="float">
            <text:p>66435000</text:p>
          </table:table-cell>
          <table:table-cell table:formula="of:=[.B542]/1000000" office:value-type="float" office:value="66.435" calcext:value-type="float">
            <text:p>66.4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3" calcext:value-type="float">
            <text:p>33.03</text:p>
          </table:table-cell>
          <table:table-cell table:formula="of:=ABS([.D542]-[.E542])" office:value-type="float" office:value="0.539999999999999" calcext:value-type="float">
            <text:p>0.54</text:p>
          </table:table-cell>
          <table:table-cell table:formula="of:=[.D542]-[.E542]" office:value-type="float" office:value="-0.539999999999999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55000" calcext:value-type="float">
            <text:p>66455000</text:p>
          </table:table-cell>
          <table:table-cell table:formula="of:=[.B543]/1000000" office:value-type="float" office:value="66.455" calcext:value-type="float">
            <text:p>66.4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3" calcext:value-type="float">
            <text:p>33.03</text:p>
          </table:table-cell>
          <table:table-cell table:formula="of:=ABS([.D543]-[.E543])" office:value-type="float" office:value="0.539999999999999" calcext:value-type="float">
            <text:p>0.54</text:p>
          </table:table-cell>
          <table:table-cell table:formula="of:=[.D543]-[.E543]" office:value-type="float" office:value="-0.539999999999999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75000" calcext:value-type="float">
            <text:p>66475000</text:p>
          </table:table-cell>
          <table:table-cell table:formula="of:=[.B544]/1000000" office:value-type="float" office:value="66.475" calcext:value-type="float">
            <text:p>66.4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3" calcext:value-type="float">
            <text:p>33.03</text:p>
          </table:table-cell>
          <table:table-cell table:formula="of:=ABS([.D544]-[.E544])" office:value-type="float" office:value="0.539999999999999" calcext:value-type="float">
            <text:p>0.54</text:p>
          </table:table-cell>
          <table:table-cell table:formula="of:=[.D544]-[.E544]" office:value-type="float" office:value="-0.539999999999999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95000" calcext:value-type="float">
            <text:p>66495000</text:p>
          </table:table-cell>
          <table:table-cell table:formula="of:=[.B545]/1000000" office:value-type="float" office:value="66.495" calcext:value-type="float">
            <text:p>66.4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3" calcext:value-type="float">
            <text:p>33.03</text:p>
          </table:table-cell>
          <table:table-cell table:formula="of:=ABS([.D545]-[.E545])" office:value-type="float" office:value="0.539999999999999" calcext:value-type="float">
            <text:p>0.54</text:p>
          </table:table-cell>
          <table:table-cell table:formula="of:=[.D545]-[.E545]" office:value-type="float" office:value="-0.539999999999999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15000" calcext:value-type="float">
            <text:p>66515000</text:p>
          </table:table-cell>
          <table:table-cell table:formula="of:=[.B546]/1000000" office:value-type="float" office:value="66.515" calcext:value-type="float">
            <text:p>66.5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3" calcext:value-type="float">
            <text:p>33.03</text:p>
          </table:table-cell>
          <table:table-cell table:formula="of:=ABS([.D546]-[.E546])" office:value-type="float" office:value="0.539999999999999" calcext:value-type="float">
            <text:p>0.54</text:p>
          </table:table-cell>
          <table:table-cell table:formula="of:=[.D546]-[.E546]" office:value-type="float" office:value="-0.539999999999999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35000" calcext:value-type="float">
            <text:p>66535000</text:p>
          </table:table-cell>
          <table:table-cell table:formula="of:=[.B547]/1000000" office:value-type="float" office:value="66.535" calcext:value-type="float">
            <text:p>66.5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4" calcext:value-type="float">
            <text:p>33.04</text:p>
          </table:table-cell>
          <table:table-cell table:formula="of:=ABS([.D547]-[.E547])" office:value-type="float" office:value="0.549999999999997" calcext:value-type="float">
            <text:p>0.55</text:p>
          </table:table-cell>
          <table:table-cell table:formula="of:=[.D547]-[.E547]" office:value-type="float" office:value="-0.549999999999997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55000" calcext:value-type="float">
            <text:p>66555000</text:p>
          </table:table-cell>
          <table:table-cell table:formula="of:=[.B548]/1000000" office:value-type="float" office:value="66.555" calcext:value-type="float">
            <text:p>66.5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4" calcext:value-type="float">
            <text:p>33.04</text:p>
          </table:table-cell>
          <table:table-cell table:formula="of:=ABS([.D548]-[.E548])" office:value-type="float" office:value="0.549999999999997" calcext:value-type="float">
            <text:p>0.55</text:p>
          </table:table-cell>
          <table:table-cell table:formula="of:=[.D548]-[.E548]" office:value-type="float" office:value="-0.549999999999997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75000" calcext:value-type="float">
            <text:p>66575000</text:p>
          </table:table-cell>
          <table:table-cell table:formula="of:=[.B549]/1000000" office:value-type="float" office:value="66.575" calcext:value-type="float">
            <text:p>66.5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4" calcext:value-type="float">
            <text:p>33.04</text:p>
          </table:table-cell>
          <table:table-cell table:formula="of:=ABS([.D549]-[.E549])" office:value-type="float" office:value="0.549999999999997" calcext:value-type="float">
            <text:p>0.55</text:p>
          </table:table-cell>
          <table:table-cell table:formula="of:=[.D549]-[.E549]" office:value-type="float" office:value="-0.549999999999997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95000" calcext:value-type="float">
            <text:p>66595000</text:p>
          </table:table-cell>
          <table:table-cell table:formula="of:=[.B550]/1000000" office:value-type="float" office:value="66.595" calcext:value-type="float">
            <text:p>66.5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4" calcext:value-type="float">
            <text:p>33.04</text:p>
          </table:table-cell>
          <table:table-cell table:formula="of:=ABS([.D550]-[.E550])" office:value-type="float" office:value="0.549999999999997" calcext:value-type="float">
            <text:p>0.55</text:p>
          </table:table-cell>
          <table:table-cell table:formula="of:=[.D550]-[.E550]" office:value-type="float" office:value="-0.549999999999997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615000" calcext:value-type="float">
            <text:p>66615000</text:p>
          </table:table-cell>
          <table:table-cell table:formula="of:=[.B551]/1000000" office:value-type="float" office:value="66.615" calcext:value-type="float">
            <text:p>66.6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4" calcext:value-type="float">
            <text:p>33.04</text:p>
          </table:table-cell>
          <table:table-cell table:formula="of:=ABS([.D551]-[.E551])" office:value-type="float" office:value="0.549999999999997" calcext:value-type="float">
            <text:p>0.55</text:p>
          </table:table-cell>
          <table:table-cell table:formula="of:=[.D551]-[.E551]" office:value-type="float" office:value="-0.549999999999997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635000" calcext:value-type="float">
            <text:p>66635000</text:p>
          </table:table-cell>
          <table:table-cell table:formula="of:=[.B552]/1000000" office:value-type="float" office:value="66.635" calcext:value-type="float">
            <text:p>66.6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4" calcext:value-type="float">
            <text:p>33.04</text:p>
          </table:table-cell>
          <table:table-cell table:formula="of:=ABS([.D552]-[.E552])" office:value-type="float" office:value="0.549999999999997" calcext:value-type="float">
            <text:p>0.55</text:p>
          </table:table-cell>
          <table:table-cell table:formula="of:=[.D552]-[.E552]" office:value-type="float" office:value="-0.549999999999997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655000" calcext:value-type="float">
            <text:p>66655000</text:p>
          </table:table-cell>
          <table:table-cell table:formula="of:=[.B553]/1000000" office:value-type="float" office:value="66.655" calcext:value-type="float">
            <text:p>66.6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5" calcext:value-type="float">
            <text:p>33.05</text:p>
          </table:table-cell>
          <table:table-cell table:formula="of:=ABS([.D553]-[.E553])" office:value-type="float" office:value="0.559999999999995" calcext:value-type="float">
            <text:p>0.56</text:p>
          </table:table-cell>
          <table:table-cell table:formula="of:=[.D553]-[.E553]" office:value-type="float" office:value="-0.559999999999995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675000" calcext:value-type="float">
            <text:p>66675000</text:p>
          </table:table-cell>
          <table:table-cell table:formula="of:=[.B554]/1000000" office:value-type="float" office:value="66.675" calcext:value-type="float">
            <text:p>66.6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5" calcext:value-type="float">
            <text:p>33.05</text:p>
          </table:table-cell>
          <table:table-cell table:formula="of:=ABS([.D554]-[.E554])" office:value-type="float" office:value="0.559999999999995" calcext:value-type="float">
            <text:p>0.56</text:p>
          </table:table-cell>
          <table:table-cell table:formula="of:=[.D554]-[.E554]" office:value-type="float" office:value="-0.559999999999995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695000" calcext:value-type="float">
            <text:p>66695000</text:p>
          </table:table-cell>
          <table:table-cell table:formula="of:=[.B555]/1000000" office:value-type="float" office:value="66.695" calcext:value-type="float">
            <text:p>66.6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5" calcext:value-type="float">
            <text:p>33.05</text:p>
          </table:table-cell>
          <table:table-cell table:formula="of:=ABS([.D555]-[.E555])" office:value-type="float" office:value="0.559999999999995" calcext:value-type="float">
            <text:p>0.56</text:p>
          </table:table-cell>
          <table:table-cell table:formula="of:=[.D555]-[.E555]" office:value-type="float" office:value="-0.559999999999995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15000" calcext:value-type="float">
            <text:p>66715000</text:p>
          </table:table-cell>
          <table:table-cell table:formula="of:=[.B556]/1000000" office:value-type="float" office:value="66.715" calcext:value-type="float">
            <text:p>66.7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56]-[.E556])" office:value-type="float" office:value="0.57" calcext:value-type="float">
            <text:p>0.57</text:p>
          </table:table-cell>
          <table:table-cell table:formula="of:=[.D556]-[.E556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35000" calcext:value-type="float">
            <text:p>66735000</text:p>
          </table:table-cell>
          <table:table-cell table:formula="of:=[.B557]/1000000" office:value-type="float" office:value="66.735" calcext:value-type="float">
            <text:p>66.7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57]-[.E557])" office:value-type="float" office:value="0.57" calcext:value-type="float">
            <text:p>0.57</text:p>
          </table:table-cell>
          <table:table-cell table:formula="of:=[.D557]-[.E557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55000" calcext:value-type="float">
            <text:p>66755000</text:p>
          </table:table-cell>
          <table:table-cell table:formula="of:=[.B558]/1000000" office:value-type="float" office:value="66.755" calcext:value-type="float">
            <text:p>66.7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58]-[.E558])" office:value-type="float" office:value="0.57" calcext:value-type="float">
            <text:p>0.57</text:p>
          </table:table-cell>
          <table:table-cell table:formula="of:=[.D558]-[.E558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75000" calcext:value-type="float">
            <text:p>66775000</text:p>
          </table:table-cell>
          <table:table-cell table:formula="of:=[.B559]/1000000" office:value-type="float" office:value="66.775" calcext:value-type="float">
            <text:p>66.7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59]-[.E559])" office:value-type="float" office:value="0.57" calcext:value-type="float">
            <text:p>0.57</text:p>
          </table:table-cell>
          <table:table-cell table:formula="of:=[.D559]-[.E559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5000" calcext:value-type="float">
            <text:p>66795000</text:p>
          </table:table-cell>
          <table:table-cell table:formula="of:=[.B560]/1000000" office:value-type="float" office:value="66.795" calcext:value-type="float">
            <text:p>66.7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60]-[.E560])" office:value-type="float" office:value="0.57" calcext:value-type="float">
            <text:p>0.57</text:p>
          </table:table-cell>
          <table:table-cell table:formula="of:=[.D560]-[.E560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5000" calcext:value-type="float">
            <text:p>66815000</text:p>
          </table:table-cell>
          <table:table-cell table:formula="of:=[.B561]/1000000" office:value-type="float" office:value="66.815" calcext:value-type="float">
            <text:p>66.8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1]-[.E561])" office:value-type="float" office:value="0.579999999999998" calcext:value-type="float">
            <text:p>0.58</text:p>
          </table:table-cell>
          <table:table-cell table:formula="of:=[.D561]-[.E561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35000" calcext:value-type="float">
            <text:p>66835000</text:p>
          </table:table-cell>
          <table:table-cell table:formula="of:=[.B562]/1000000" office:value-type="float" office:value="66.835" calcext:value-type="float">
            <text:p>66.8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2]-[.E562])" office:value-type="float" office:value="0.579999999999998" calcext:value-type="float">
            <text:p>0.58</text:p>
          </table:table-cell>
          <table:table-cell table:formula="of:=[.D562]-[.E562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5000" calcext:value-type="float">
            <text:p>66855000</text:p>
          </table:table-cell>
          <table:table-cell table:formula="of:=[.B563]/1000000" office:value-type="float" office:value="66.855" calcext:value-type="float">
            <text:p>66.8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3]-[.E563])" office:value-type="float" office:value="0.579999999999998" calcext:value-type="float">
            <text:p>0.58</text:p>
          </table:table-cell>
          <table:table-cell table:formula="of:=[.D563]-[.E563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75000" calcext:value-type="float">
            <text:p>66875000</text:p>
          </table:table-cell>
          <table:table-cell table:formula="of:=[.B564]/1000000" office:value-type="float" office:value="66.875" calcext:value-type="float">
            <text:p>66.8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4]-[.E564])" office:value-type="float" office:value="0.579999999999998" calcext:value-type="float">
            <text:p>0.58</text:p>
          </table:table-cell>
          <table:table-cell table:formula="of:=[.D564]-[.E564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95000" calcext:value-type="float">
            <text:p>66895000</text:p>
          </table:table-cell>
          <table:table-cell table:formula="of:=[.B565]/1000000" office:value-type="float" office:value="66.895" calcext:value-type="float">
            <text:p>66.8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5]-[.E565])" office:value-type="float" office:value="0.579999999999998" calcext:value-type="float">
            <text:p>0.58</text:p>
          </table:table-cell>
          <table:table-cell table:formula="of:=[.D565]-[.E565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915000" calcext:value-type="float">
            <text:p>66915000</text:p>
          </table:table-cell>
          <table:table-cell table:formula="of:=[.B566]/1000000" office:value-type="float" office:value="66.915" calcext:value-type="float">
            <text:p>66.9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6]-[.E566])" office:value-type="float" office:value="0.579999999999998" calcext:value-type="float">
            <text:p>0.58</text:p>
          </table:table-cell>
          <table:table-cell table:formula="of:=[.D566]-[.E566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935000" calcext:value-type="float">
            <text:p>66935000</text:p>
          </table:table-cell>
          <table:table-cell table:formula="of:=[.B567]/1000000" office:value-type="float" office:value="66.935" calcext:value-type="float">
            <text:p>66.9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7]-[.E567])" office:value-type="float" office:value="0.579999999999998" calcext:value-type="float">
            <text:p>0.58</text:p>
          </table:table-cell>
          <table:table-cell table:formula="of:=[.D567]-[.E567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955000" calcext:value-type="float">
            <text:p>66955000</text:p>
          </table:table-cell>
          <table:table-cell table:formula="of:=[.B568]/1000000" office:value-type="float" office:value="66.955" calcext:value-type="float">
            <text:p>66.9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8]-[.E568])" office:value-type="float" office:value="0.579999999999998" calcext:value-type="float">
            <text:p>0.58</text:p>
          </table:table-cell>
          <table:table-cell table:formula="of:=[.D568]-[.E568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975000" calcext:value-type="float">
            <text:p>66975000</text:p>
          </table:table-cell>
          <table:table-cell table:formula="of:=[.B569]/1000000" office:value-type="float" office:value="66.975" calcext:value-type="float">
            <text:p>66.9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69]-[.E569])" office:value-type="float" office:value="0.579999999999998" calcext:value-type="float">
            <text:p>0.58</text:p>
          </table:table-cell>
          <table:table-cell table:formula="of:=[.D569]-[.E569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995000" calcext:value-type="float">
            <text:p>66995000</text:p>
          </table:table-cell>
          <table:table-cell table:formula="of:=[.B570]/1000000" office:value-type="float" office:value="66.995" calcext:value-type="float">
            <text:p>66.9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0]-[.E570])" office:value-type="float" office:value="0.579999999999998" calcext:value-type="float">
            <text:p>0.58</text:p>
          </table:table-cell>
          <table:table-cell table:formula="of:=[.D570]-[.E570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015000" calcext:value-type="float">
            <text:p>67015000</text:p>
          </table:table-cell>
          <table:table-cell table:formula="of:=[.B571]/1000000" office:value-type="float" office:value="67.015" calcext:value-type="float">
            <text:p>67.0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1]-[.E571])" office:value-type="float" office:value="0.579999999999998" calcext:value-type="float">
            <text:p>0.58</text:p>
          </table:table-cell>
          <table:table-cell table:formula="of:=[.D571]-[.E571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035000" calcext:value-type="float">
            <text:p>67035000</text:p>
          </table:table-cell>
          <table:table-cell table:formula="of:=[.B572]/1000000" office:value-type="float" office:value="67.035" calcext:value-type="float">
            <text:p>67.0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2]-[.E572])" office:value-type="float" office:value="0.579999999999998" calcext:value-type="float">
            <text:p>0.58</text:p>
          </table:table-cell>
          <table:table-cell table:formula="of:=[.D572]-[.E572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055000" calcext:value-type="float">
            <text:p>67055000</text:p>
          </table:table-cell>
          <table:table-cell table:formula="of:=[.B573]/1000000" office:value-type="float" office:value="67.055" calcext:value-type="float">
            <text:p>67.0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3]-[.E573])" office:value-type="float" office:value="0.579999999999998" calcext:value-type="float">
            <text:p>0.58</text:p>
          </table:table-cell>
          <table:table-cell table:formula="of:=[.D573]-[.E573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075000" calcext:value-type="float">
            <text:p>67075000</text:p>
          </table:table-cell>
          <table:table-cell table:formula="of:=[.B574]/1000000" office:value-type="float" office:value="67.075" calcext:value-type="float">
            <text:p>67.0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4]-[.E574])" office:value-type="float" office:value="0.579999999999998" calcext:value-type="float">
            <text:p>0.58</text:p>
          </table:table-cell>
          <table:table-cell table:formula="of:=[.D574]-[.E574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095000" calcext:value-type="float">
            <text:p>67095000</text:p>
          </table:table-cell>
          <table:table-cell table:formula="of:=[.B575]/1000000" office:value-type="float" office:value="67.095" calcext:value-type="float">
            <text:p>67.0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5]-[.E575])" office:value-type="float" office:value="0.579999999999998" calcext:value-type="float">
            <text:p>0.58</text:p>
          </table:table-cell>
          <table:table-cell table:formula="of:=[.D575]-[.E575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15000" calcext:value-type="float">
            <text:p>67115000</text:p>
          </table:table-cell>
          <table:table-cell table:formula="of:=[.B576]/1000000" office:value-type="float" office:value="67.115" calcext:value-type="float">
            <text:p>67.1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6]-[.E576])" office:value-type="float" office:value="0.579999999999998" calcext:value-type="float">
            <text:p>0.58</text:p>
          </table:table-cell>
          <table:table-cell table:formula="of:=[.D576]-[.E576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35000" calcext:value-type="float">
            <text:p>67135000</text:p>
          </table:table-cell>
          <table:table-cell table:formula="of:=[.B577]/1000000" office:value-type="float" office:value="67.135" calcext:value-type="float">
            <text:p>67.1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7]-[.E577])" office:value-type="float" office:value="0.579999999999998" calcext:value-type="float">
            <text:p>0.58</text:p>
          </table:table-cell>
          <table:table-cell table:formula="of:=[.D577]-[.E577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5000" calcext:value-type="float">
            <text:p>67155000</text:p>
          </table:table-cell>
          <table:table-cell table:formula="of:=[.B578]/1000000" office:value-type="float" office:value="67.155" calcext:value-type="float">
            <text:p>67.1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8]-[.E578])" office:value-type="float" office:value="0.579999999999998" calcext:value-type="float">
            <text:p>0.58</text:p>
          </table:table-cell>
          <table:table-cell table:formula="of:=[.D578]-[.E578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75000" calcext:value-type="float">
            <text:p>67175000</text:p>
          </table:table-cell>
          <table:table-cell table:formula="of:=[.B579]/1000000" office:value-type="float" office:value="67.175" calcext:value-type="float">
            <text:p>67.1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79]-[.E579])" office:value-type="float" office:value="0.579999999999998" calcext:value-type="float">
            <text:p>0.58</text:p>
          </table:table-cell>
          <table:table-cell table:formula="of:=[.D579]-[.E579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95000" calcext:value-type="float">
            <text:p>67195000</text:p>
          </table:table-cell>
          <table:table-cell table:formula="of:=[.B580]/1000000" office:value-type="float" office:value="67.195" calcext:value-type="float">
            <text:p>67.1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80]-[.E580])" office:value-type="float" office:value="0.579999999999998" calcext:value-type="float">
            <text:p>0.58</text:p>
          </table:table-cell>
          <table:table-cell table:formula="of:=[.D580]-[.E580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15000" calcext:value-type="float">
            <text:p>67215000</text:p>
          </table:table-cell>
          <table:table-cell table:formula="of:=[.B581]/1000000" office:value-type="float" office:value="67.215" calcext:value-type="float">
            <text:p>67.2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81]-[.E581])" office:value-type="float" office:value="0.57" calcext:value-type="float">
            <text:p>0.57</text:p>
          </table:table-cell>
          <table:table-cell table:formula="of:=[.D581]-[.E581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35000" calcext:value-type="float">
            <text:p>67235000</text:p>
          </table:table-cell>
          <table:table-cell table:formula="of:=[.B582]/1000000" office:value-type="float" office:value="67.235" calcext:value-type="float">
            <text:p>67.2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82]-[.E582])" office:value-type="float" office:value="0.57" calcext:value-type="float">
            <text:p>0.57</text:p>
          </table:table-cell>
          <table:table-cell table:formula="of:=[.D582]-[.E582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5000" calcext:value-type="float">
            <text:p>67255000</text:p>
          </table:table-cell>
          <table:table-cell table:formula="of:=[.B583]/1000000" office:value-type="float" office:value="67.255" calcext:value-type="float">
            <text:p>67.2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6" calcext:value-type="float">
            <text:p>33.06</text:p>
          </table:table-cell>
          <table:table-cell table:formula="of:=ABS([.D583]-[.E583])" office:value-type="float" office:value="0.57" calcext:value-type="float">
            <text:p>0.57</text:p>
          </table:table-cell>
          <table:table-cell table:formula="of:=[.D583]-[.E583]" office:value-type="float" office:value="-0.57" calcext:value-type="float">
            <text:p>-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75000" calcext:value-type="float">
            <text:p>67275000</text:p>
          </table:table-cell>
          <table:table-cell table:formula="of:=[.B584]/1000000" office:value-type="float" office:value="67.275" calcext:value-type="float">
            <text:p>67.2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84]-[.E584])" office:value-type="float" office:value="0.579999999999998" calcext:value-type="float">
            <text:p>0.58</text:p>
          </table:table-cell>
          <table:table-cell table:formula="of:=[.D584]-[.E584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95000" calcext:value-type="float">
            <text:p>67295000</text:p>
          </table:table-cell>
          <table:table-cell table:formula="of:=[.B585]/1000000" office:value-type="float" office:value="67.295" calcext:value-type="float">
            <text:p>67.2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85]-[.E585])" office:value-type="float" office:value="0.579999999999998" calcext:value-type="float">
            <text:p>0.58</text:p>
          </table:table-cell>
          <table:table-cell table:formula="of:=[.D585]-[.E585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315000" calcext:value-type="float">
            <text:p>67315000</text:p>
          </table:table-cell>
          <table:table-cell table:formula="of:=[.B586]/1000000" office:value-type="float" office:value="67.315" calcext:value-type="float">
            <text:p>67.3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86]-[.E586])" office:value-type="float" office:value="0.579999999999998" calcext:value-type="float">
            <text:p>0.58</text:p>
          </table:table-cell>
          <table:table-cell table:formula="of:=[.D586]-[.E586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335000" calcext:value-type="float">
            <text:p>67335000</text:p>
          </table:table-cell>
          <table:table-cell table:formula="of:=[.B587]/1000000" office:value-type="float" office:value="67.335" calcext:value-type="float">
            <text:p>67.3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87]-[.E587])" office:value-type="float" office:value="0.579999999999998" calcext:value-type="float">
            <text:p>0.58</text:p>
          </table:table-cell>
          <table:table-cell table:formula="of:=[.D587]-[.E587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355000" calcext:value-type="float">
            <text:p>67355000</text:p>
          </table:table-cell>
          <table:table-cell table:formula="of:=[.B588]/1000000" office:value-type="float" office:value="67.355" calcext:value-type="float">
            <text:p>67.3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88]-[.E588])" office:value-type="float" office:value="0.579999999999998" calcext:value-type="float">
            <text:p>0.58</text:p>
          </table:table-cell>
          <table:table-cell table:formula="of:=[.D588]-[.E588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375000" calcext:value-type="float">
            <text:p>67375000</text:p>
          </table:table-cell>
          <table:table-cell table:formula="of:=[.B589]/1000000" office:value-type="float" office:value="67.375" calcext:value-type="float">
            <text:p>67.3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89]-[.E589])" office:value-type="float" office:value="0.579999999999998" calcext:value-type="float">
            <text:p>0.58</text:p>
          </table:table-cell>
          <table:table-cell table:formula="of:=[.D589]-[.E589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395000" calcext:value-type="float">
            <text:p>67395000</text:p>
          </table:table-cell>
          <table:table-cell table:formula="of:=[.B590]/1000000" office:value-type="float" office:value="67.395" calcext:value-type="float">
            <text:p>67.3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90]-[.E590])" office:value-type="float" office:value="0.579999999999998" calcext:value-type="float">
            <text:p>0.58</text:p>
          </table:table-cell>
          <table:table-cell table:formula="of:=[.D590]-[.E590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415000" calcext:value-type="float">
            <text:p>67415000</text:p>
          </table:table-cell>
          <table:table-cell table:formula="of:=[.B591]/1000000" office:value-type="float" office:value="67.415" calcext:value-type="float">
            <text:p>67.4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91]-[.E591])" office:value-type="float" office:value="0.579999999999998" calcext:value-type="float">
            <text:p>0.58</text:p>
          </table:table-cell>
          <table:table-cell table:formula="of:=[.D591]-[.E591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435000" calcext:value-type="float">
            <text:p>67435000</text:p>
          </table:table-cell>
          <table:table-cell table:formula="of:=[.B592]/1000000" office:value-type="float" office:value="67.435" calcext:value-type="float">
            <text:p>67.4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92]-[.E592])" office:value-type="float" office:value="0.579999999999998" calcext:value-type="float">
            <text:p>0.58</text:p>
          </table:table-cell>
          <table:table-cell table:formula="of:=[.D592]-[.E592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455000" calcext:value-type="float">
            <text:p>67455000</text:p>
          </table:table-cell>
          <table:table-cell table:formula="of:=[.B593]/1000000" office:value-type="float" office:value="67.455" calcext:value-type="float">
            <text:p>67.4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93]-[.E593])" office:value-type="float" office:value="0.579999999999998" calcext:value-type="float">
            <text:p>0.58</text:p>
          </table:table-cell>
          <table:table-cell table:formula="of:=[.D593]-[.E593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475000" calcext:value-type="float">
            <text:p>67475000</text:p>
          </table:table-cell>
          <table:table-cell table:formula="of:=[.B594]/1000000" office:value-type="float" office:value="67.475" calcext:value-type="float">
            <text:p>67.4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594]-[.E594])" office:value-type="float" office:value="0.579999999999998" calcext:value-type="float">
            <text:p>0.58</text:p>
          </table:table-cell>
          <table:table-cell table:formula="of:=[.D594]-[.E594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495000" calcext:value-type="float">
            <text:p>67495000</text:p>
          </table:table-cell>
          <table:table-cell table:formula="of:=[.B595]/1000000" office:value-type="float" office:value="67.495" calcext:value-type="float">
            <text:p>67.4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595]-[.E595])" office:value-type="float" office:value="0.589999999999996" calcext:value-type="float">
            <text:p>0.59</text:p>
          </table:table-cell>
          <table:table-cell table:formula="of:=[.D595]-[.E595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515000" calcext:value-type="float">
            <text:p>67515000</text:p>
          </table:table-cell>
          <table:table-cell table:formula="of:=[.B596]/1000000" office:value-type="float" office:value="67.515" calcext:value-type="float">
            <text:p>67.5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596]-[.E596])" office:value-type="float" office:value="0.589999999999996" calcext:value-type="float">
            <text:p>0.59</text:p>
          </table:table-cell>
          <table:table-cell table:formula="of:=[.D596]-[.E596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535000" calcext:value-type="float">
            <text:p>67535000</text:p>
          </table:table-cell>
          <table:table-cell table:formula="of:=[.B597]/1000000" office:value-type="float" office:value="67.535" calcext:value-type="float">
            <text:p>67.5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597]-[.E597])" office:value-type="float" office:value="0.589999999999996" calcext:value-type="float">
            <text:p>0.59</text:p>
          </table:table-cell>
          <table:table-cell table:formula="of:=[.D597]-[.E597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555000" calcext:value-type="float">
            <text:p>67555000</text:p>
          </table:table-cell>
          <table:table-cell table:formula="of:=[.B598]/1000000" office:value-type="float" office:value="67.555" calcext:value-type="float">
            <text:p>67.5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598]-[.E598])" office:value-type="float" office:value="0.589999999999996" calcext:value-type="float">
            <text:p>0.59</text:p>
          </table:table-cell>
          <table:table-cell table:formula="of:=[.D598]-[.E598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575000" calcext:value-type="float">
            <text:p>67575000</text:p>
          </table:table-cell>
          <table:table-cell table:formula="of:=[.B599]/1000000" office:value-type="float" office:value="67.575" calcext:value-type="float">
            <text:p>67.5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599]-[.E599])" office:value-type="float" office:value="0.589999999999996" calcext:value-type="float">
            <text:p>0.59</text:p>
          </table:table-cell>
          <table:table-cell table:formula="of:=[.D599]-[.E599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595000" calcext:value-type="float">
            <text:p>67595000</text:p>
          </table:table-cell>
          <table:table-cell table:formula="of:=[.B600]/1000000" office:value-type="float" office:value="67.595" calcext:value-type="float">
            <text:p>67.5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0]-[.E600])" office:value-type="float" office:value="0.589999999999996" calcext:value-type="float">
            <text:p>0.59</text:p>
          </table:table-cell>
          <table:table-cell table:formula="of:=[.D600]-[.E600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615000" calcext:value-type="float">
            <text:p>67615000</text:p>
          </table:table-cell>
          <table:table-cell table:formula="of:=[.B601]/1000000" office:value-type="float" office:value="67.615" calcext:value-type="float">
            <text:p>67.6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1]-[.E601])" office:value-type="float" office:value="0.589999999999996" calcext:value-type="float">
            <text:p>0.59</text:p>
          </table:table-cell>
          <table:table-cell table:formula="of:=[.D601]-[.E601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635000" calcext:value-type="float">
            <text:p>67635000</text:p>
          </table:table-cell>
          <table:table-cell table:formula="of:=[.B602]/1000000" office:value-type="float" office:value="67.635" calcext:value-type="float">
            <text:p>67.6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2]-[.E602])" office:value-type="float" office:value="0.589999999999996" calcext:value-type="float">
            <text:p>0.59</text:p>
          </table:table-cell>
          <table:table-cell table:formula="of:=[.D602]-[.E602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655000" calcext:value-type="float">
            <text:p>67655000</text:p>
          </table:table-cell>
          <table:table-cell table:formula="of:=[.B603]/1000000" office:value-type="float" office:value="67.655" calcext:value-type="float">
            <text:p>67.6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3]-[.E603])" office:value-type="float" office:value="0.589999999999996" calcext:value-type="float">
            <text:p>0.59</text:p>
          </table:table-cell>
          <table:table-cell table:formula="of:=[.D603]-[.E603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675000" calcext:value-type="float">
            <text:p>67675000</text:p>
          </table:table-cell>
          <table:table-cell table:formula="of:=[.B604]/1000000" office:value-type="float" office:value="67.675" calcext:value-type="float">
            <text:p>67.6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4]-[.E604])" office:value-type="float" office:value="0.589999999999996" calcext:value-type="float">
            <text:p>0.59</text:p>
          </table:table-cell>
          <table:table-cell table:formula="of:=[.D604]-[.E604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695000" calcext:value-type="float">
            <text:p>67695000</text:p>
          </table:table-cell>
          <table:table-cell table:formula="of:=[.B605]/1000000" office:value-type="float" office:value="67.695" calcext:value-type="float">
            <text:p>67.6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5]-[.E605])" office:value-type="float" office:value="0.589999999999996" calcext:value-type="float">
            <text:p>0.59</text:p>
          </table:table-cell>
          <table:table-cell table:formula="of:=[.D605]-[.E605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15000" calcext:value-type="float">
            <text:p>67715000</text:p>
          </table:table-cell>
          <table:table-cell table:formula="of:=[.B606]/1000000" office:value-type="float" office:value="67.715" calcext:value-type="float">
            <text:p>67.7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6]-[.E606])" office:value-type="float" office:value="0.589999999999996" calcext:value-type="float">
            <text:p>0.59</text:p>
          </table:table-cell>
          <table:table-cell table:formula="of:=[.D606]-[.E606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35000" calcext:value-type="float">
            <text:p>67735000</text:p>
          </table:table-cell>
          <table:table-cell table:formula="of:=[.B607]/1000000" office:value-type="float" office:value="67.735" calcext:value-type="float">
            <text:p>67.7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7]-[.E607])" office:value-type="float" office:value="0.589999999999996" calcext:value-type="float">
            <text:p>0.59</text:p>
          </table:table-cell>
          <table:table-cell table:formula="of:=[.D607]-[.E607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55000" calcext:value-type="float">
            <text:p>67755000</text:p>
          </table:table-cell>
          <table:table-cell table:formula="of:=[.B608]/1000000" office:value-type="float" office:value="67.755" calcext:value-type="float">
            <text:p>67.7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8]-[.E608])" office:value-type="float" office:value="0.589999999999996" calcext:value-type="float">
            <text:p>0.59</text:p>
          </table:table-cell>
          <table:table-cell table:formula="of:=[.D608]-[.E608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5000" calcext:value-type="float">
            <text:p>67775000</text:p>
          </table:table-cell>
          <table:table-cell table:formula="of:=[.B609]/1000000" office:value-type="float" office:value="67.775" calcext:value-type="float">
            <text:p>67.7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8" calcext:value-type="float">
            <text:p>33.08</text:p>
          </table:table-cell>
          <table:table-cell table:formula="of:=ABS([.D609]-[.E609])" office:value-type="float" office:value="0.589999999999996" calcext:value-type="float">
            <text:p>0.59</text:p>
          </table:table-cell>
          <table:table-cell table:formula="of:=[.D609]-[.E609]" office:value-type="float" office:value="-0.589999999999996" calcext:value-type="float">
            <text:p>-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95000" calcext:value-type="float">
            <text:p>67795000</text:p>
          </table:table-cell>
          <table:table-cell table:formula="of:=[.B610]/1000000" office:value-type="float" office:value="67.795" calcext:value-type="float">
            <text:p>67.7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610]-[.E610])" office:value-type="float" office:value="0.579999999999998" calcext:value-type="float">
            <text:p>0.58</text:p>
          </table:table-cell>
          <table:table-cell table:formula="of:=[.D610]-[.E610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815000" calcext:value-type="float">
            <text:p>67815000</text:p>
          </table:table-cell>
          <table:table-cell table:formula="of:=[.B611]/1000000" office:value-type="float" office:value="67.815" calcext:value-type="float">
            <text:p>67.8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611]-[.E611])" office:value-type="float" office:value="0.579999999999998" calcext:value-type="float">
            <text:p>0.58</text:p>
          </table:table-cell>
          <table:table-cell table:formula="of:=[.D611]-[.E611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835000" calcext:value-type="float">
            <text:p>67835000</text:p>
          </table:table-cell>
          <table:table-cell table:formula="of:=[.B612]/1000000" office:value-type="float" office:value="67.835" calcext:value-type="float">
            <text:p>67.83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612]-[.E612])" office:value-type="float" office:value="0.579999999999998" calcext:value-type="float">
            <text:p>0.58</text:p>
          </table:table-cell>
          <table:table-cell table:formula="of:=[.D612]-[.E612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855000" calcext:value-type="float">
            <text:p>67855000</text:p>
          </table:table-cell>
          <table:table-cell table:formula="of:=[.B613]/1000000" office:value-type="float" office:value="67.855" calcext:value-type="float">
            <text:p>67.85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613]-[.E613])" office:value-type="float" office:value="0.579999999999998" calcext:value-type="float">
            <text:p>0.58</text:p>
          </table:table-cell>
          <table:table-cell table:formula="of:=[.D613]-[.E613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875000" calcext:value-type="float">
            <text:p>67875000</text:p>
          </table:table-cell>
          <table:table-cell table:formula="of:=[.B614]/1000000" office:value-type="float" office:value="67.875" calcext:value-type="float">
            <text:p>67.87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614]-[.E614])" office:value-type="float" office:value="0.579999999999998" calcext:value-type="float">
            <text:p>0.58</text:p>
          </table:table-cell>
          <table:table-cell table:formula="of:=[.D614]-[.E614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895000" calcext:value-type="float">
            <text:p>67895000</text:p>
          </table:table-cell>
          <table:table-cell table:formula="of:=[.B615]/1000000" office:value-type="float" office:value="67.895" calcext:value-type="float">
            <text:p>67.89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615]-[.E615])" office:value-type="float" office:value="0.579999999999998" calcext:value-type="float">
            <text:p>0.58</text:p>
          </table:table-cell>
          <table:table-cell table:formula="of:=[.D615]-[.E615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915000" calcext:value-type="float">
            <text:p>67915000</text:p>
          </table:table-cell>
          <table:table-cell table:formula="of:=[.B616]/1000000" office:value-type="float" office:value="67.915" calcext:value-type="float">
            <text:p>67.915</text:p>
          </table:table-cell>
          <table:table-cell office:value-type="float" office:value="32.49" calcext:value-type="float">
            <text:p>32.49</text:p>
          </table:table-cell>
          <table:table-cell office:value-type="float" office:value="33.07" calcext:value-type="float">
            <text:p>33.07</text:p>
          </table:table-cell>
          <table:table-cell table:formula="of:=ABS([.D616]-[.E616])" office:value-type="float" office:value="0.579999999999998" calcext:value-type="float">
            <text:p>0.58</text:p>
          </table:table-cell>
          <table:table-cell table:formula="of:=[.D616]-[.E616]" office:value-type="float" office:value="-0.579999999999998" calcext:value-type="float">
            <text:p>-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935000" calcext:value-type="float">
            <text:p>67935000</text:p>
          </table:table-cell>
          <table:table-cell table:formula="of:=[.B617]/1000000" office:value-type="float" office:value="67.935" calcext:value-type="float">
            <text:p>67.935</text:p>
          </table:table-cell>
          <table:table-cell office:value-type="float" office:value="0" calcext:value-type="float">
            <text:p>0</text:p>
          </table:table-cell>
          <table:table-cell office:value-type="float" office:value="32.82" calcext:value-type="float">
            <text:p>32.82</text:p>
          </table:table-cell>
          <table:table-cell table:formula="of:=ABS([.D617]-[.E617])" office:value-type="float" office:value="32.82" calcext:value-type="float">
            <text:p>32.82</text:p>
          </table:table-cell>
          <table:table-cell table:formula="of:=[.D617]-[.E617]" office:value-type="float" office:value="-32.82" calcext:value-type="float">
            <text:p>-32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955000" calcext:value-type="float">
            <text:p>67955000</text:p>
          </table:table-cell>
          <table:table-cell table:formula="of:=[.B618]/1000000" office:value-type="float" office:value="67.955" calcext:value-type="float">
            <text:p>67.955</text:p>
          </table:table-cell>
          <table:table-cell office:value-type="float" office:value="0" calcext:value-type="float">
            <text:p>0</text:p>
          </table:table-cell>
          <table:table-cell office:value-type="float" office:value="32.36" calcext:value-type="float">
            <text:p>32.36</text:p>
          </table:table-cell>
          <table:table-cell table:formula="of:=ABS([.D618]-[.E618])" office:value-type="float" office:value="32.36" calcext:value-type="float">
            <text:p>32.36</text:p>
          </table:table-cell>
          <table:table-cell table:formula="of:=[.D618]-[.E618]" office:value-type="float" office:value="-32.36" calcext:value-type="float">
            <text:p>-32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975000" calcext:value-type="float">
            <text:p>67975000</text:p>
          </table:table-cell>
          <table:table-cell table:formula="of:=[.B619]/1000000" office:value-type="float" office:value="67.975" calcext:value-type="float">
            <text:p>67.975</text:p>
          </table:table-cell>
          <table:table-cell office:value-type="float" office:value="0" calcext:value-type="float">
            <text:p>0</text:p>
          </table:table-cell>
          <table:table-cell office:value-type="float" office:value="31.73" calcext:value-type="float">
            <text:p>31.73</text:p>
          </table:table-cell>
          <table:table-cell table:formula="of:=ABS([.D619]-[.E619])" office:value-type="float" office:value="31.73" calcext:value-type="float">
            <text:p>31.73</text:p>
          </table:table-cell>
          <table:table-cell table:formula="of:=[.D619]-[.E619]" office:value-type="float" office:value="-31.73" calcext:value-type="float">
            <text:p>-31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995000" calcext:value-type="float">
            <text:p>67995000</text:p>
          </table:table-cell>
          <table:table-cell table:formula="of:=[.B620]/1000000" office:value-type="float" office:value="67.995" calcext:value-type="float">
            <text:p>67.995</text:p>
          </table:table-cell>
          <table:table-cell office:value-type="float" office:value="0" calcext:value-type="float">
            <text:p>0</text:p>
          </table:table-cell>
          <table:table-cell office:value-type="float" office:value="30.94" calcext:value-type="float">
            <text:p>30.94</text:p>
          </table:table-cell>
          <table:table-cell table:formula="of:=ABS([.D620]-[.E620])" office:value-type="float" office:value="30.94" calcext:value-type="float">
            <text:p>30.94</text:p>
          </table:table-cell>
          <table:table-cell table:formula="of:=[.D620]-[.E620]" office:value-type="float" office:value="-30.94" calcext:value-type="float">
            <text:p>-30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15000" calcext:value-type="float">
            <text:p>68015000</text:p>
          </table:table-cell>
          <table:table-cell table:formula="of:=[.B621]/1000000" office:value-type="float" office:value="68.015" calcext:value-type="float">
            <text:p>68.015</text:p>
          </table:table-cell>
          <table:table-cell office:value-type="float" office:value="0" calcext:value-type="float">
            <text:p>0</text:p>
          </table:table-cell>
          <table:table-cell office:value-type="float" office:value="30.01" calcext:value-type="float">
            <text:p>30.01</text:p>
          </table:table-cell>
          <table:table-cell table:formula="of:=ABS([.D621]-[.E621])" office:value-type="float" office:value="30.01" calcext:value-type="float">
            <text:p>30.01</text:p>
          </table:table-cell>
          <table:table-cell table:formula="of:=[.D621]-[.E621]" office:value-type="float" office:value="-30.01" calcext:value-type="float">
            <text:p>-30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35000" calcext:value-type="float">
            <text:p>68035000</text:p>
          </table:table-cell>
          <table:table-cell table:formula="of:=[.B622]/1000000" office:value-type="float" office:value="68.035" calcext:value-type="float">
            <text:p>68.035</text:p>
          </table:table-cell>
          <table:table-cell office:value-type="float" office:value="0" calcext:value-type="float">
            <text:p>0</text:p>
          </table:table-cell>
          <table:table-cell office:value-type="float" office:value="28.98" calcext:value-type="float">
            <text:p>28.98</text:p>
          </table:table-cell>
          <table:table-cell table:formula="of:=ABS([.D622]-[.E622])" office:value-type="float" office:value="28.98" calcext:value-type="float">
            <text:p>28.98</text:p>
          </table:table-cell>
          <table:table-cell table:formula="of:=[.D622]-[.E622]" office:value-type="float" office:value="-28.98" calcext:value-type="float">
            <text:p>-28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55000" calcext:value-type="float">
            <text:p>68055000</text:p>
          </table:table-cell>
          <table:table-cell table:formula="of:=[.B623]/1000000" office:value-type="float" office:value="68.055" calcext:value-type="float">
            <text:p>68.055</text:p>
          </table:table-cell>
          <table:table-cell office:value-type="float" office:value="0" calcext:value-type="float">
            <text:p>0</text:p>
          </table:table-cell>
          <table:table-cell office:value-type="float" office:value="27.88" calcext:value-type="float">
            <text:p>27.88</text:p>
          </table:table-cell>
          <table:table-cell table:formula="of:=ABS([.D623]-[.E623])" office:value-type="float" office:value="27.88" calcext:value-type="float">
            <text:p>27.88</text:p>
          </table:table-cell>
          <table:table-cell table:formula="of:=[.D623]-[.E623]" office:value-type="float" office:value="-27.88" calcext:value-type="float">
            <text:p>-27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75000" calcext:value-type="float">
            <text:p>68075000</text:p>
          </table:table-cell>
          <table:table-cell table:formula="of:=[.B624]/1000000" office:value-type="float" office:value="68.075" calcext:value-type="float">
            <text:p>68.075</text:p>
          </table:table-cell>
          <table:table-cell office:value-type="float" office:value="0" calcext:value-type="float">
            <text:p>0</text:p>
          </table:table-cell>
          <table:table-cell office:value-type="float" office:value="26.73" calcext:value-type="float">
            <text:p>26.73</text:p>
          </table:table-cell>
          <table:table-cell table:formula="of:=ABS([.D624]-[.E624])" office:value-type="float" office:value="26.73" calcext:value-type="float">
            <text:p>26.73</text:p>
          </table:table-cell>
          <table:table-cell table:formula="of:=[.D624]-[.E624]" office:value-type="float" office:value="-26.73" calcext:value-type="float">
            <text:p>-26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95000" calcext:value-type="float">
            <text:p>68095000</text:p>
          </table:table-cell>
          <table:table-cell table:formula="of:=[.B625]/1000000" office:value-type="float" office:value="68.095" calcext:value-type="float">
            <text:p>68.095</text:p>
          </table:table-cell>
          <table:table-cell office:value-type="float" office:value="0" calcext:value-type="float">
            <text:p>0</text:p>
          </table:table-cell>
          <table:table-cell office:value-type="float" office:value="25.55" calcext:value-type="float">
            <text:p>25.55</text:p>
          </table:table-cell>
          <table:table-cell table:formula="of:=ABS([.D625]-[.E625])" office:value-type="float" office:value="25.55" calcext:value-type="float">
            <text:p>25.55</text:p>
          </table:table-cell>
          <table:table-cell table:formula="of:=[.D625]-[.E625]" office:value-type="float" office:value="-25.55" calcext:value-type="float">
            <text:p>-25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15000" calcext:value-type="float">
            <text:p>68115000</text:p>
          </table:table-cell>
          <table:table-cell table:formula="of:=[.B626]/1000000" office:value-type="float" office:value="68.115" calcext:value-type="float">
            <text:p>68.115</text:p>
          </table:table-cell>
          <table:table-cell office:value-type="float" office:value="0" calcext:value-type="float">
            <text:p>0</text:p>
          </table:table-cell>
          <table:table-cell office:value-type="float" office:value="24.36" calcext:value-type="float">
            <text:p>24.36</text:p>
          </table:table-cell>
          <table:table-cell table:formula="of:=ABS([.D626]-[.E626])" office:value-type="float" office:value="24.36" calcext:value-type="float">
            <text:p>24.36</text:p>
          </table:table-cell>
          <table:table-cell table:formula="of:=[.D626]-[.E626]" office:value-type="float" office:value="-24.36" calcext:value-type="float">
            <text:p>-24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35000" calcext:value-type="float">
            <text:p>68135000</text:p>
          </table:table-cell>
          <table:table-cell table:formula="of:=[.B627]/1000000" office:value-type="float" office:value="68.135" calcext:value-type="float">
            <text:p>68.135</text:p>
          </table:table-cell>
          <table:table-cell office:value-type="float" office:value="0" calcext:value-type="float">
            <text:p>0</text:p>
          </table:table-cell>
          <table:table-cell office:value-type="float" office:value="23.16" calcext:value-type="float">
            <text:p>23.16</text:p>
          </table:table-cell>
          <table:table-cell table:formula="of:=ABS([.D627]-[.E627])" office:value-type="float" office:value="23.16" calcext:value-type="float">
            <text:p>23.16</text:p>
          </table:table-cell>
          <table:table-cell table:formula="of:=[.D627]-[.E627]" office:value-type="float" office:value="-23.16" calcext:value-type="float">
            <text:p>-23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55000" calcext:value-type="float">
            <text:p>68155000</text:p>
          </table:table-cell>
          <table:table-cell table:formula="of:=[.B628]/1000000" office:value-type="float" office:value="68.155" calcext:value-type="float">
            <text:p>68.155</text:p>
          </table:table-cell>
          <table:table-cell office:value-type="float" office:value="0" calcext:value-type="float">
            <text:p>0</text:p>
          </table:table-cell>
          <table:table-cell office:value-type="float" office:value="21.98" calcext:value-type="float">
            <text:p>21.98</text:p>
          </table:table-cell>
          <table:table-cell table:formula="of:=ABS([.D628]-[.E628])" office:value-type="float" office:value="21.98" calcext:value-type="float">
            <text:p>21.98</text:p>
          </table:table-cell>
          <table:table-cell table:formula="of:=[.D628]-[.E628]" office:value-type="float" office:value="-21.98" calcext:value-type="float">
            <text:p>-21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75000" calcext:value-type="float">
            <text:p>68175000</text:p>
          </table:table-cell>
          <table:table-cell table:formula="of:=[.B629]/1000000" office:value-type="float" office:value="68.175" calcext:value-type="float">
            <text:p>68.175</text:p>
          </table:table-cell>
          <table:table-cell office:value-type="float" office:value="0" calcext:value-type="float">
            <text:p>0</text:p>
          </table:table-cell>
          <table:table-cell office:value-type="float" office:value="20.82" calcext:value-type="float">
            <text:p>20.82</text:p>
          </table:table-cell>
          <table:table-cell table:formula="of:=ABS([.D629]-[.E629])" office:value-type="float" office:value="20.82" calcext:value-type="float">
            <text:p>20.82</text:p>
          </table:table-cell>
          <table:table-cell table:formula="of:=[.D629]-[.E629]" office:value-type="float" office:value="-20.82" calcext:value-type="float">
            <text:p>-2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5000" calcext:value-type="float">
            <text:p>68195000</text:p>
          </table:table-cell>
          <table:table-cell table:formula="of:=[.B630]/1000000" office:value-type="float" office:value="68.195" calcext:value-type="float">
            <text:p>68.195</text:p>
          </table:table-cell>
          <table:table-cell office:value-type="float" office:value="0" calcext:value-type="float">
            <text:p>0</text:p>
          </table:table-cell>
          <table:table-cell office:value-type="float" office:value="19.68" calcext:value-type="float">
            <text:p>19.68</text:p>
          </table:table-cell>
          <table:table-cell table:formula="of:=ABS([.D630]-[.E630])" office:value-type="float" office:value="19.68" calcext:value-type="float">
            <text:p>19.68</text:p>
          </table:table-cell>
          <table:table-cell table:formula="of:=[.D630]-[.E630]" office:value-type="float" office:value="-19.68" calcext:value-type="float">
            <text:p>-19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215000" calcext:value-type="float">
            <text:p>68215000</text:p>
          </table:table-cell>
          <table:table-cell table:formula="of:=[.B631]/1000000" office:value-type="float" office:value="68.215" calcext:value-type="float">
            <text:p>68.215</text:p>
          </table:table-cell>
          <table:table-cell office:value-type="float" office:value="0" calcext:value-type="float">
            <text:p>0</text:p>
          </table:table-cell>
          <table:table-cell office:value-type="float" office:value="18.58" calcext:value-type="float">
            <text:p>18.58</text:p>
          </table:table-cell>
          <table:table-cell table:formula="of:=ABS([.D631]-[.E631])" office:value-type="float" office:value="18.58" calcext:value-type="float">
            <text:p>18.58</text:p>
          </table:table-cell>
          <table:table-cell table:formula="of:=[.D631]-[.E631]" office:value-type="float" office:value="-18.58" calcext:value-type="float">
            <text:p>-18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235000" calcext:value-type="float">
            <text:p>68235000</text:p>
          </table:table-cell>
          <table:table-cell table:formula="of:=[.B632]/1000000" office:value-type="float" office:value="68.235" calcext:value-type="float">
            <text:p>68.235</text:p>
          </table:table-cell>
          <table:table-cell office:value-type="float" office:value="0" calcext:value-type="float">
            <text:p>0</text:p>
          </table:table-cell>
          <table:table-cell office:value-type="float" office:value="17.51" calcext:value-type="float">
            <text:p>17.51</text:p>
          </table:table-cell>
          <table:table-cell table:formula="of:=ABS([.D632]-[.E632])" office:value-type="float" office:value="17.51" calcext:value-type="float">
            <text:p>17.51</text:p>
          </table:table-cell>
          <table:table-cell table:formula="of:=[.D632]-[.E632]" office:value-type="float" office:value="-17.51" calcext:value-type="float">
            <text:p>-17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255000" calcext:value-type="float">
            <text:p>68255000</text:p>
          </table:table-cell>
          <table:table-cell table:formula="of:=[.B633]/1000000" office:value-type="float" office:value="68.255" calcext:value-type="float">
            <text:p>68.255</text:p>
          </table:table-cell>
          <table:table-cell office:value-type="float" office:value="0" calcext:value-type="float">
            <text:p>0</text:p>
          </table:table-cell>
          <table:table-cell office:value-type="float" office:value="16.48" calcext:value-type="float">
            <text:p>16.48</text:p>
          </table:table-cell>
          <table:table-cell table:formula="of:=ABS([.D633]-[.E633])" office:value-type="float" office:value="16.48" calcext:value-type="float">
            <text:p>16.48</text:p>
          </table:table-cell>
          <table:table-cell table:formula="of:=[.D633]-[.E633]" office:value-type="float" office:value="-16.48" calcext:value-type="float">
            <text:p>-16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275000" calcext:value-type="float">
            <text:p>68275000</text:p>
          </table:table-cell>
          <table:table-cell table:formula="of:=[.B634]/1000000" office:value-type="float" office:value="68.275" calcext:value-type="float">
            <text:p>68.27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formula="of:=ABS([.D634]-[.E634])" office:value-type="float" office:value="15.5" calcext:value-type="float">
            <text:p>15.5</text:p>
          </table:table-cell>
          <table:table-cell table:formula="of:=[.D634]-[.E634]" office:value-type="float" office:value="-15.5" calcext:value-type="float">
            <text:p>-15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295000" calcext:value-type="float">
            <text:p>68295000</text:p>
          </table:table-cell>
          <table:table-cell table:formula="of:=[.B635]/1000000" office:value-type="float" office:value="68.295" calcext:value-type="float">
            <text:p>68.295</text:p>
          </table:table-cell>
          <table:table-cell office:value-type="float" office:value="0" calcext:value-type="float">
            <text:p>0</text:p>
          </table:table-cell>
          <table:table-cell office:value-type="float" office:value="14.57" calcext:value-type="float">
            <text:p>14.57</text:p>
          </table:table-cell>
          <table:table-cell table:formula="of:=ABS([.D635]-[.E635])" office:value-type="float" office:value="14.57" calcext:value-type="float">
            <text:p>14.57</text:p>
          </table:table-cell>
          <table:table-cell table:formula="of:=[.D635]-[.E635]" office:value-type="float" office:value="-14.57" calcext:value-type="float">
            <text:p>-14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315000" calcext:value-type="float">
            <text:p>68315000</text:p>
          </table:table-cell>
          <table:table-cell table:formula="of:=[.B636]/1000000" office:value-type="float" office:value="68.315" calcext:value-type="float">
            <text:p>68.315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table:formula="of:=ABS([.D636]-[.E636])" office:value-type="float" office:value="13.68" calcext:value-type="float">
            <text:p>13.68</text:p>
          </table:table-cell>
          <table:table-cell table:formula="of:=[.D636]-[.E636]" office:value-type="float" office:value="-13.68" calcext:value-type="float">
            <text:p>-13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335000" calcext:value-type="float">
            <text:p>68335000</text:p>
          </table:table-cell>
          <table:table-cell table:formula="of:=[.B637]/1000000" office:value-type="float" office:value="68.335" calcext:value-type="float">
            <text:p>68.335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table:formula="of:=ABS([.D637]-[.E637])" office:value-type="float" office:value="12.83" calcext:value-type="float">
            <text:p>12.83</text:p>
          </table:table-cell>
          <table:table-cell table:formula="of:=[.D637]-[.E637]" office:value-type="float" office:value="-12.83" calcext:value-type="float">
            <text:p>-12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355000" calcext:value-type="float">
            <text:p>68355000</text:p>
          </table:table-cell>
          <table:table-cell table:formula="of:=[.B638]/1000000" office:value-type="float" office:value="68.355" calcext:value-type="float">
            <text:p>68.355</text:p>
          </table:table-cell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 table:formula="of:=ABS([.D638]-[.E638])" office:value-type="float" office:value="12.04" calcext:value-type="float">
            <text:p>12.04</text:p>
          </table:table-cell>
          <table:table-cell table:formula="of:=[.D638]-[.E638]" office:value-type="float" office:value="-12.04" calcext:value-type="float">
            <text:p>-12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375000" calcext:value-type="float">
            <text:p>68375000</text:p>
          </table:table-cell>
          <table:table-cell table:formula="of:=[.B639]/1000000" office:value-type="float" office:value="68.375" calcext:value-type="float">
            <text:p>68.375</text:p>
          </table:table-cell>
          <table:table-cell office:value-type="float" office:value="0" calcext:value-type="float">
            <text:p>0</text:p>
          </table:table-cell>
          <table:table-cell office:value-type="float" office:value="11.29" calcext:value-type="float">
            <text:p>11.29</text:p>
          </table:table-cell>
          <table:table-cell table:formula="of:=ABS([.D639]-[.E639])" office:value-type="float" office:value="11.29" calcext:value-type="float">
            <text:p>11.29</text:p>
          </table:table-cell>
          <table:table-cell table:formula="of:=[.D639]-[.E639]" office:value-type="float" office:value="-11.29" calcext:value-type="float">
            <text:p>-11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395000" calcext:value-type="float">
            <text:p>68395000</text:p>
          </table:table-cell>
          <table:table-cell table:formula="of:=[.B640]/1000000" office:value-type="float" office:value="68.395" calcext:value-type="float">
            <text:p>68.395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.58</text:p>
          </table:table-cell>
          <table:table-cell table:formula="of:=ABS([.D640]-[.E640])" office:value-type="float" office:value="10.58" calcext:value-type="float">
            <text:p>10.58</text:p>
          </table:table-cell>
          <table:table-cell table:formula="of:=[.D640]-[.E640]" office:value-type="float" office:value="-10.58" calcext:value-type="float">
            <text:p>-1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415000" calcext:value-type="float">
            <text:p>68415000</text:p>
          </table:table-cell>
          <table:table-cell table:formula="of:=[.B641]/1000000" office:value-type="float" office:value="68.415" calcext:value-type="float">
            <text:p>68.415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table:formula="of:=ABS([.D641]-[.E641])" office:value-type="float" office:value="9.91" calcext:value-type="float">
            <text:p>9.91</text:p>
          </table:table-cell>
          <table:table-cell table:formula="of:=[.D641]-[.E641]" office:value-type="float" office:value="-9.91" calcext:value-type="float">
            <text:p>-9.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435000" calcext:value-type="float">
            <text:p>68435000</text:p>
          </table:table-cell>
          <table:table-cell table:formula="of:=[.B642]/1000000" office:value-type="float" office:value="68.435" calcext:value-type="float">
            <text:p>68.435</text:p>
          </table:table-cell>
          <table:table-cell office:value-type="float" office:value="0" calcext:value-type="float">
            <text:p>0</text:p>
          </table:table-cell>
          <table:table-cell office:value-type="float" office:value="9.29" calcext:value-type="float">
            <text:p>9.29</text:p>
          </table:table-cell>
          <table:table-cell table:formula="of:=ABS([.D642]-[.E642])" office:value-type="float" office:value="9.29" calcext:value-type="float">
            <text:p>9.29</text:p>
          </table:table-cell>
          <table:table-cell table:formula="of:=[.D642]-[.E642]" office:value-type="float" office:value="-9.29" calcext:value-type="float">
            <text:p>-9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455000" calcext:value-type="float">
            <text:p>68455000</text:p>
          </table:table-cell>
          <table:table-cell table:formula="of:=[.B643]/1000000" office:value-type="float" office:value="68.455" calcext:value-type="float">
            <text:p>68.455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formula="of:=ABS([.D643]-[.E643])" office:value-type="float" office:value="8.7" calcext:value-type="float">
            <text:p>8.7</text:p>
          </table:table-cell>
          <table:table-cell table:formula="of:=[.D643]-[.E643]" office:value-type="float" office:value="-8.7" calcext:value-type="float">
            <text:p>-8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475000" calcext:value-type="float">
            <text:p>68475000</text:p>
          </table:table-cell>
          <table:table-cell table:formula="of:=[.B644]/1000000" office:value-type="float" office:value="68.475" calcext:value-type="float">
            <text:p>68.475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table:formula="of:=ABS([.D644]-[.E644])" office:value-type="float" office:value="8.14" calcext:value-type="float">
            <text:p>8.14</text:p>
          </table:table-cell>
          <table:table-cell table:formula="of:=[.D644]-[.E644]" office:value-type="float" office:value="-8.14" calcext:value-type="float">
            <text:p>-8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495000" calcext:value-type="float">
            <text:p>68495000</text:p>
          </table:table-cell>
          <table:table-cell table:formula="of:=[.B645]/1000000" office:value-type="float" office:value="68.495" calcext:value-type="float">
            <text:p>68.495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table:formula="of:=ABS([.D645]-[.E645])" office:value-type="float" office:value="7.63" calcext:value-type="float">
            <text:p>7.63</text:p>
          </table:table-cell>
          <table:table-cell table:formula="of:=[.D645]-[.E645]" office:value-type="float" office:value="-7.63" calcext:value-type="float">
            <text:p>-7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515000" calcext:value-type="float">
            <text:p>68515000</text:p>
          </table:table-cell>
          <table:table-cell table:formula="of:=[.B646]/1000000" office:value-type="float" office:value="68.515" calcext:value-type="float">
            <text:p>68.515</text:p>
          </table:table-cell>
          <table:table-cell office:value-type="float" office:value="0" calcext:value-type="float">
            <text:p>0</text:p>
          </table:table-cell>
          <table:table-cell office:value-type="float" office:value="7.15" calcext:value-type="float">
            <text:p>7.15</text:p>
          </table:table-cell>
          <table:table-cell table:formula="of:=ABS([.D646]-[.E646])" office:value-type="float" office:value="7.15" calcext:value-type="float">
            <text:p>7.15</text:p>
          </table:table-cell>
          <table:table-cell table:formula="of:=[.D646]-[.E646]" office:value-type="float" office:value="-7.15" calcext:value-type="float">
            <text:p>-7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535000" calcext:value-type="float">
            <text:p>68535000</text:p>
          </table:table-cell>
          <table:table-cell table:formula="of:=[.B647]/1000000" office:value-type="float" office:value="68.535" calcext:value-type="float">
            <text:p>68.535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formula="of:=ABS([.D647]-[.E647])" office:value-type="float" office:value="6.7" calcext:value-type="float">
            <text:p>6.7</text:p>
          </table:table-cell>
          <table:table-cell table:formula="of:=[.D647]-[.E647]"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555000" calcext:value-type="float">
            <text:p>68555000</text:p>
          </table:table-cell>
          <table:table-cell table:formula="of:=[.B648]/1000000" office:value-type="float" office:value="68.555" calcext:value-type="float">
            <text:p>68.555</text:p>
          </table:table-cell>
          <table:table-cell office:value-type="float" office:value="0" calcext:value-type="float">
            <text:p>0</text:p>
          </table:table-cell>
          <table:table-cell office:value-type="float" office:value="6.27" calcext:value-type="float">
            <text:p>6.27</text:p>
          </table:table-cell>
          <table:table-cell table:formula="of:=ABS([.D648]-[.E648])" office:value-type="float" office:value="6.27" calcext:value-type="float">
            <text:p>6.27</text:p>
          </table:table-cell>
          <table:table-cell table:formula="of:=[.D648]-[.E648]"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575000" calcext:value-type="float">
            <text:p>68575000</text:p>
          </table:table-cell>
          <table:table-cell table:formula="of:=[.B649]/1000000" office:value-type="float" office:value="68.575" calcext:value-type="float">
            <text:p>68.575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table:formula="of:=ABS([.D649]-[.E649])" office:value-type="float" office:value="5.88" calcext:value-type="float">
            <text:p>5.88</text:p>
          </table:table-cell>
          <table:table-cell table:formula="of:=[.D649]-[.E649]" office:value-type="float" office:value="-5.88" calcext:value-type="float">
            <text:p>-5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595000" calcext:value-type="float">
            <text:p>68595000</text:p>
          </table:table-cell>
          <table:table-cell table:formula="of:=[.B650]/1000000" office:value-type="float" office:value="68.595" calcext:value-type="float">
            <text:p>68.595</text:p>
          </table:table-cell>
          <table:table-cell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table:formula="of:=ABS([.D650]-[.E650])" office:value-type="float" office:value="5.51" calcext:value-type="float">
            <text:p>5.51</text:p>
          </table:table-cell>
          <table:table-cell table:formula="of:=[.D650]-[.E650]"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615000" calcext:value-type="float">
            <text:p>68615000</text:p>
          </table:table-cell>
          <table:table-cell table:formula="of:=[.B651]/1000000" office:value-type="float" office:value="68.615" calcext:value-type="float">
            <text:p>68.615</text:p>
          </table:table-cell>
          <table:table-cell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table:formula="of:=ABS([.D651]-[.E651])" office:value-type="float" office:value="5.17" calcext:value-type="float">
            <text:p>5.17</text:p>
          </table:table-cell>
          <table:table-cell table:formula="of:=[.D651]-[.E651]" office:value-type="float" office:value="-5.17" calcext:value-type="float">
            <text:p>-5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635000" calcext:value-type="float">
            <text:p>68635000</text:p>
          </table:table-cell>
          <table:table-cell table:formula="of:=[.B652]/1000000" office:value-type="float" office:value="68.635" calcext:value-type="float">
            <text:p>68.635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table:formula="of:=ABS([.D652]-[.E652])" office:value-type="float" office:value="4.85" calcext:value-type="float">
            <text:p>4.85</text:p>
          </table:table-cell>
          <table:table-cell table:formula="of:=[.D652]-[.E652]"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655000" calcext:value-type="float">
            <text:p>68655000</text:p>
          </table:table-cell>
          <table:table-cell table:formula="of:=[.B653]/1000000" office:value-type="float" office:value="68.655" calcext:value-type="float">
            <text:p>68.655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table:formula="of:=ABS([.D653]-[.E653])" office:value-type="float" office:value="4.56" calcext:value-type="float">
            <text:p>4.56</text:p>
          </table:table-cell>
          <table:table-cell table:formula="of:=[.D653]-[.E653]" office:value-type="float" office:value="-4.56" calcext:value-type="float">
            <text:p>-4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675000" calcext:value-type="float">
            <text:p>68675000</text:p>
          </table:table-cell>
          <table:table-cell table:formula="of:=[.B654]/1000000" office:value-type="float" office:value="68.675" calcext:value-type="float">
            <text:p>68.675</text:p>
          </table:table-cell>
          <table:table-cell office:value-type="float" office:value="0" calcext:value-type="float">
            <text:p>0</text:p>
          </table:table-cell>
          <table:table-cell office:value-type="float" office:value="4.28" calcext:value-type="float">
            <text:p>4.28</text:p>
          </table:table-cell>
          <table:table-cell table:formula="of:=ABS([.D654]-[.E654])" office:value-type="float" office:value="4.28" calcext:value-type="float">
            <text:p>4.28</text:p>
          </table:table-cell>
          <table:table-cell table:formula="of:=[.D654]-[.E654]"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695000" calcext:value-type="float">
            <text:p>68695000</text:p>
          </table:table-cell>
          <table:table-cell table:formula="of:=[.B655]/1000000" office:value-type="float" office:value="68.695" calcext:value-type="float">
            <text:p>68.695</text:p>
          </table:table-cell>
          <table:table-cell office:value-type="float" office:value="0" calcext:value-type="float">
            <text:p>0</text:p>
          </table:table-cell>
          <table:table-cell office:value-type="float" office:value="4.02" calcext:value-type="float">
            <text:p>4.02</text:p>
          </table:table-cell>
          <table:table-cell table:formula="of:=ABS([.D655]-[.E655])" office:value-type="float" office:value="4.02" calcext:value-type="float">
            <text:p>4.02</text:p>
          </table:table-cell>
          <table:table-cell table:formula="of:=[.D655]-[.E655]" office:value-type="float" office:value="-4.02" calcext:value-type="float">
            <text:p>-4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715000" calcext:value-type="float">
            <text:p>68715000</text:p>
          </table:table-cell>
          <table:table-cell table:formula="of:=[.B656]/1000000" office:value-type="float" office:value="68.715" calcext:value-type="float">
            <text:p>68.715</text:p>
          </table:table-cell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table:formula="of:=ABS([.D656]-[.E656])" office:value-type="float" office:value="3.78" calcext:value-type="float">
            <text:p>3.78</text:p>
          </table:table-cell>
          <table:table-cell table:formula="of:=[.D656]-[.E656]" office:value-type="float" office:value="-3.78" calcext:value-type="float">
            <text:p>-3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735000" calcext:value-type="float">
            <text:p>68735000</text:p>
          </table:table-cell>
          <table:table-cell table:formula="of:=[.B657]/1000000" office:value-type="float" office:value="68.735" calcext:value-type="float">
            <text:p>68.735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table:formula="of:=ABS([.D657]-[.E657])" office:value-type="float" office:value="3.56" calcext:value-type="float">
            <text:p>3.56</text:p>
          </table:table-cell>
          <table:table-cell table:formula="of:=[.D657]-[.E657]" office:value-type="float" office:value="-3.56" calcext:value-type="float">
            <text:p>-3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755000" calcext:value-type="float">
            <text:p>68755000</text:p>
          </table:table-cell>
          <table:table-cell table:formula="of:=[.B658]/1000000" office:value-type="float" office:value="68.755" calcext:value-type="float">
            <text:p>68.755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table:formula="of:=ABS([.D658]-[.E658])" office:value-type="float" office:value="3.35" calcext:value-type="float">
            <text:p>3.35</text:p>
          </table:table-cell>
          <table:table-cell table:formula="of:=[.D658]-[.E658]"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775000" calcext:value-type="float">
            <text:p>68775000</text:p>
          </table:table-cell>
          <table:table-cell table:formula="of:=[.B659]/1000000" office:value-type="float" office:value="68.775" calcext:value-type="float">
            <text:p>68.775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table:formula="of:=ABS([.D659]-[.E659])" office:value-type="float" office:value="3.16" calcext:value-type="float">
            <text:p>3.16</text:p>
          </table:table-cell>
          <table:table-cell table:formula="of:=[.D659]-[.E659]"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795000" calcext:value-type="float">
            <text:p>68795000</text:p>
          </table:table-cell>
          <table:table-cell table:formula="of:=[.B660]/1000000" office:value-type="float" office:value="68.795" calcext:value-type="float">
            <text:p>68.795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table:formula="of:=ABS([.D660]-[.E660])" office:value-type="float" office:value="2.98" calcext:value-type="float">
            <text:p>2.98</text:p>
          </table:table-cell>
          <table:table-cell table:formula="of:=[.D660]-[.E660]"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815000" calcext:value-type="float">
            <text:p>68815000</text:p>
          </table:table-cell>
          <table:table-cell table:formula="of:=[.B661]/1000000" office:value-type="float" office:value="68.815" calcext:value-type="float">
            <text:p>68.815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table:formula="of:=ABS([.D661]-[.E661])" office:value-type="float" office:value="2.81" calcext:value-type="float">
            <text:p>2.81</text:p>
          </table:table-cell>
          <table:table-cell table:formula="of:=[.D661]-[.E661]"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835000" calcext:value-type="float">
            <text:p>68835000</text:p>
          </table:table-cell>
          <table:table-cell table:formula="of:=[.B662]/1000000" office:value-type="float" office:value="68.835" calcext:value-type="float">
            <text:p>68.835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  <table:table-cell table:formula="of:=ABS([.D662]-[.E662])" office:value-type="float" office:value="2.66" calcext:value-type="float">
            <text:p>2.66</text:p>
          </table:table-cell>
          <table:table-cell table:formula="of:=[.D662]-[.E662]"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855000" calcext:value-type="float">
            <text:p>68855000</text:p>
          </table:table-cell>
          <table:table-cell table:formula="of:=[.B663]/1000000" office:value-type="float" office:value="68.855" calcext:value-type="float">
            <text:p>68.855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table:formula="of:=ABS([.D663]-[.E663])" office:value-type="float" office:value="2.51" calcext:value-type="float">
            <text:p>2.51</text:p>
          </table:table-cell>
          <table:table-cell table:formula="of:=[.D663]-[.E663]"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875000" calcext:value-type="float">
            <text:p>68875000</text:p>
          </table:table-cell>
          <table:table-cell table:formula="of:=[.B664]/1000000" office:value-type="float" office:value="68.875" calcext:value-type="float">
            <text:p>68.875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formula="of:=ABS([.D664]-[.E664])" office:value-type="float" office:value="2.38" calcext:value-type="float">
            <text:p>2.38</text:p>
          </table:table-cell>
          <table:table-cell table:formula="of:=[.D664]-[.E664]"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895000" calcext:value-type="float">
            <text:p>68895000</text:p>
          </table:table-cell>
          <table:table-cell table:formula="of:=[.B665]/1000000" office:value-type="float" office:value="68.895" calcext:value-type="float">
            <text:p>68.89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formula="of:=ABS([.D665]-[.E665])" office:value-type="float" office:value="2.25" calcext:value-type="float">
            <text:p>2.25</text:p>
          </table:table-cell>
          <table:table-cell table:formula="of:=[.D665]-[.E665]"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915000" calcext:value-type="float">
            <text:p>68915000</text:p>
          </table:table-cell>
          <table:table-cell table:formula="of:=[.B666]/1000000" office:value-type="float" office:value="68.915" calcext:value-type="float">
            <text:p>68.915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formula="of:=ABS([.D666]-[.E666])" office:value-type="float" office:value="2.13" calcext:value-type="float">
            <text:p>2.13</text:p>
          </table:table-cell>
          <table:table-cell table:formula="of:=[.D666]-[.E666]"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935000" calcext:value-type="float">
            <text:p>68935000</text:p>
          </table:table-cell>
          <table:table-cell table:formula="of:=[.B667]/1000000" office:value-type="float" office:value="68.935" calcext:value-type="float">
            <text:p>68.935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table:formula="of:=ABS([.D667]-[.E667])" office:value-type="float" office:value="2.03" calcext:value-type="float">
            <text:p>2.03</text:p>
          </table:table-cell>
          <table:table-cell table:formula="of:=[.D667]-[.E667]"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955000" calcext:value-type="float">
            <text:p>68955000</text:p>
          </table:table-cell>
          <table:table-cell table:formula="of:=[.B668]/1000000" office:value-type="float" office:value="68.955" calcext:value-type="float">
            <text:p>68.955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table:formula="of:=ABS([.D668]-[.E668])" office:value-type="float" office:value="1.93" calcext:value-type="float">
            <text:p>1.93</text:p>
          </table:table-cell>
          <table:table-cell table:formula="of:=[.D668]-[.E668]"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975000" calcext:value-type="float">
            <text:p>68975000</text:p>
          </table:table-cell>
          <table:table-cell table:formula="of:=[.B669]/1000000" office:value-type="float" office:value="68.975" calcext:value-type="float">
            <text:p>68.975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formula="of:=ABS([.D669]-[.E669])" office:value-type="float" office:value="1.84" calcext:value-type="float">
            <text:p>1.84</text:p>
          </table:table-cell>
          <table:table-cell table:formula="of:=[.D669]-[.E669]"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995000" calcext:value-type="float">
            <text:p>68995000</text:p>
          </table:table-cell>
          <table:table-cell table:formula="of:=[.B670]/1000000" office:value-type="float" office:value="68.995" calcext:value-type="float">
            <text:p>68.99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ABS([.D670]-[.E670])" office:value-type="float" office:value="1.75" calcext:value-type="float">
            <text:p>1.75</text:p>
          </table:table-cell>
          <table:table-cell table:formula="of:=[.D670]-[.E670]"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015000" calcext:value-type="float">
            <text:p>69015000</text:p>
          </table:table-cell>
          <table:table-cell table:formula="of:=[.B671]/1000000" office:value-type="float" office:value="69.015" calcext:value-type="float">
            <text:p>69.015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formula="of:=ABS([.D671]-[.E671])" office:value-type="float" office:value="1.67" calcext:value-type="float">
            <text:p>1.67</text:p>
          </table:table-cell>
          <table:table-cell table:formula="of:=[.D671]-[.E671]"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035000" calcext:value-type="float">
            <text:p>69035000</text:p>
          </table:table-cell>
          <table:table-cell table:formula="of:=[.B672]/1000000" office:value-type="float" office:value="69.035" calcext:value-type="float">
            <text:p>69.03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formula="of:=ABS([.D672]-[.E672])" office:value-type="float" office:value="1.6" calcext:value-type="float">
            <text:p>1.6</text:p>
          </table:table-cell>
          <table:table-cell table:formula="of:=[.D672]-[.E672]" office:value-type="float" office:value="-1.6" calcext:value-type="float">
            <text:p>-1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055000" calcext:value-type="float">
            <text:p>69055000</text:p>
          </table:table-cell>
          <table:table-cell table:formula="of:=[.B673]/1000000" office:value-type="float" office:value="69.055" calcext:value-type="float">
            <text:p>69.05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formula="of:=ABS([.D673]-[.E673])" office:value-type="float" office:value="1.53" calcext:value-type="float">
            <text:p>1.53</text:p>
          </table:table-cell>
          <table:table-cell table:formula="of:=[.D673]-[.E673]"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075000" calcext:value-type="float">
            <text:p>69075000</text:p>
          </table:table-cell>
          <table:table-cell table:formula="of:=[.B674]/1000000" office:value-type="float" office:value="69.075" calcext:value-type="float">
            <text:p>69.075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formula="of:=ABS([.D674]-[.E674])" office:value-type="float" office:value="1.47" calcext:value-type="float">
            <text:p>1.47</text:p>
          </table:table-cell>
          <table:table-cell table:formula="of:=[.D674]-[.E674]" office:value-type="float" office:value="-1.47" calcext:value-type="float">
            <text:p>-1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095000" calcext:value-type="float">
            <text:p>69095000</text:p>
          </table:table-cell>
          <table:table-cell table:formula="of:=[.B675]/1000000" office:value-type="float" office:value="69.095" calcext:value-type="float">
            <text:p>69.095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formula="of:=ABS([.D675]-[.E675])" office:value-type="float" office:value="1.42" calcext:value-type="float">
            <text:p>1.42</text:p>
          </table:table-cell>
          <table:table-cell table:formula="of:=[.D675]-[.E675]" office:value-type="float" office:value="-1.42" calcext:value-type="float">
            <text:p>-1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115000" calcext:value-type="float">
            <text:p>69115000</text:p>
          </table:table-cell>
          <table:table-cell table:formula="of:=[.B676]/1000000" office:value-type="float" office:value="69.115" calcext:value-type="float">
            <text:p>69.11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formula="of:=ABS([.D676]-[.E676])" office:value-type="float" office:value="1.37" calcext:value-type="float">
            <text:p>1.37</text:p>
          </table:table-cell>
          <table:table-cell table:formula="of:=[.D676]-[.E676]"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135000" calcext:value-type="float">
            <text:p>69135000</text:p>
          </table:table-cell>
          <table:table-cell table:formula="of:=[.B677]/1000000" office:value-type="float" office:value="69.135" calcext:value-type="float">
            <text:p>69.13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formula="of:=ABS([.D677]-[.E677])" office:value-type="float" office:value="1.33" calcext:value-type="float">
            <text:p>1.33</text:p>
          </table:table-cell>
          <table:table-cell table:formula="of:=[.D677]-[.E677]" office:value-type="float" office:value="-1.33" calcext:value-type="float">
            <text:p>-1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155000" calcext:value-type="float">
            <text:p>69155000</text:p>
          </table:table-cell>
          <table:table-cell table:formula="of:=[.B678]/1000000" office:value-type="float" office:value="69.155" calcext:value-type="float">
            <text:p>69.155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formula="of:=ABS([.D678]-[.E678])" office:value-type="float" office:value="1.29" calcext:value-type="float">
            <text:p>1.29</text:p>
          </table:table-cell>
          <table:table-cell table:formula="of:=[.D678]-[.E678]" office:value-type="float" office:value="-1.29" calcext:value-type="float">
            <text:p>-1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175000" calcext:value-type="float">
            <text:p>69175000</text:p>
          </table:table-cell>
          <table:table-cell table:formula="of:=[.B679]/1000000" office:value-type="float" office:value="69.175" calcext:value-type="float">
            <text:p>69.17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formula="of:=ABS([.D679]-[.E679])" office:value-type="float" office:value="1.25" calcext:value-type="float">
            <text:p>1.25</text:p>
          </table:table-cell>
          <table:table-cell table:formula="of:=[.D679]-[.E679]" office:value-type="float" office:value="-1.25" calcext:value-type="float">
            <text:p>-1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195000" calcext:value-type="float">
            <text:p>69195000</text:p>
          </table:table-cell>
          <table:table-cell table:formula="of:=[.B680]/1000000" office:value-type="float" office:value="69.195" calcext:value-type="float">
            <text:p>69.195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formula="of:=ABS([.D680]-[.E680])" office:value-type="float" office:value="1.22" calcext:value-type="float">
            <text:p>1.22</text:p>
          </table:table-cell>
          <table:table-cell table:formula="of:=[.D680]-[.E680]" office:value-type="float" office:value="-1.22" calcext:value-type="float">
            <text:p>-1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215000" calcext:value-type="float">
            <text:p>69215000</text:p>
          </table:table-cell>
          <table:table-cell table:formula="of:=[.B681]/1000000" office:value-type="float" office:value="69.215" calcext:value-type="float">
            <text:p>69.215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formula="of:=ABS([.D681]-[.E681])" office:value-type="float" office:value="1.19" calcext:value-type="float">
            <text:p>1.19</text:p>
          </table:table-cell>
          <table:table-cell table:formula="of:=[.D681]-[.E681]" office:value-type="float" office:value="-1.19" calcext:value-type="float">
            <text:p>-1.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235000" calcext:value-type="float">
            <text:p>69235000</text:p>
          </table:table-cell>
          <table:table-cell table:formula="of:=[.B682]/1000000" office:value-type="float" office:value="69.235" calcext:value-type="float">
            <text:p>69.235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formula="of:=ABS([.D682]-[.E682])" office:value-type="float" office:value="1.16" calcext:value-type="float">
            <text:p>1.16</text:p>
          </table:table-cell>
          <table:table-cell table:formula="of:=[.D682]-[.E682]" office:value-type="float" office:value="-1.16" calcext:value-type="float">
            <text:p>-1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255000" calcext:value-type="float">
            <text:p>69255000</text:p>
          </table:table-cell>
          <table:table-cell table:formula="of:=[.B683]/1000000" office:value-type="float" office:value="69.255" calcext:value-type="float">
            <text:p>69.255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formula="of:=ABS([.D683]-[.E683])" office:value-type="float" office:value="1.14" calcext:value-type="float">
            <text:p>1.14</text:p>
          </table:table-cell>
          <table:table-cell table:formula="of:=[.D683]-[.E683]" office:value-type="float" office:value="-1.14" calcext:value-type="float">
            <text:p>-1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275000" calcext:value-type="float">
            <text:p>69275000</text:p>
          </table:table-cell>
          <table:table-cell table:formula="of:=[.B684]/1000000" office:value-type="float" office:value="69.275" calcext:value-type="float">
            <text:p>69.27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formula="of:=ABS([.D684]-[.E684])" office:value-type="float" office:value="1.11" calcext:value-type="float">
            <text:p>1.11</text:p>
          </table:table-cell>
          <table:table-cell table:formula="of:=[.D684]-[.E684]" office:value-type="float" office:value="-1.11" calcext:value-type="float">
            <text:p>-1.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295000" calcext:value-type="float">
            <text:p>69295000</text:p>
          </table:table-cell>
          <table:table-cell table:formula="of:=[.B685]/1000000" office:value-type="float" office:value="69.295" calcext:value-type="float">
            <text:p>69.295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table:formula="of:=ABS([.D685]-[.E685])" office:value-type="float" office:value="1.09" calcext:value-type="float">
            <text:p>1.09</text:p>
          </table:table-cell>
          <table:table-cell table:formula="of:=[.D685]-[.E685]" office:value-type="float" office:value="-1.09" calcext:value-type="float">
            <text:p>-1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315000" calcext:value-type="float">
            <text:p>69315000</text:p>
          </table:table-cell>
          <table:table-cell table:formula="of:=[.B686]/1000000" office:value-type="float" office:value="69.315" calcext:value-type="float">
            <text:p>69.31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formula="of:=ABS([.D686]-[.E686])" office:value-type="float" office:value="1.08" calcext:value-type="float">
            <text:p>1.08</text:p>
          </table:table-cell>
          <table:table-cell table:formula="of:=[.D686]-[.E686]" office:value-type="float" office:value="-1.08" calcext:value-type="float">
            <text:p>-1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335000" calcext:value-type="float">
            <text:p>69335000</text:p>
          </table:table-cell>
          <table:table-cell table:formula="of:=[.B687]/1000000" office:value-type="float" office:value="69.335" calcext:value-type="float">
            <text:p>69.335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formula="of:=ABS([.D687]-[.E687])" office:value-type="float" office:value="1.06" calcext:value-type="float">
            <text:p>1.06</text:p>
          </table:table-cell>
          <table:table-cell table:formula="of:=[.D687]-[.E687]" office:value-type="float" office:value="-1.06" calcext:value-type="float">
            <text:p>-1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355000" calcext:value-type="float">
            <text:p>69355000</text:p>
          </table:table-cell>
          <table:table-cell table:formula="of:=[.B688]/1000000" office:value-type="float" office:value="69.355" calcext:value-type="float">
            <text:p>69.355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formula="of:=ABS([.D688]-[.E688])" office:value-type="float" office:value="1.05" calcext:value-type="float">
            <text:p>1.05</text:p>
          </table:table-cell>
          <table:table-cell table:formula="of:=[.D688]-[.E688]" office:value-type="float" office:value="-1.05" calcext:value-type="float">
            <text:p>-1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375000" calcext:value-type="float">
            <text:p>69375000</text:p>
          </table:table-cell>
          <table:table-cell table:formula="of:=[.B689]/1000000" office:value-type="float" office:value="69.375" calcext:value-type="float">
            <text:p>69.375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formula="of:=ABS([.D689]-[.E689])" office:value-type="float" office:value="1.04" calcext:value-type="float">
            <text:p>1.04</text:p>
          </table:table-cell>
          <table:table-cell table:formula="of:=[.D689]-[.E689]" office:value-type="float" office:value="-1.04" calcext:value-type="float">
            <text:p>-1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395000" calcext:value-type="float">
            <text:p>69395000</text:p>
          </table:table-cell>
          <table:table-cell table:formula="of:=[.B690]/1000000" office:value-type="float" office:value="69.395" calcext:value-type="float">
            <text:p>69.395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formula="of:=ABS([.D690]-[.E690])" office:value-type="float" office:value="1.03" calcext:value-type="float">
            <text:p>1.03</text:p>
          </table:table-cell>
          <table:table-cell table:formula="of:=[.D690]-[.E690]" office:value-type="float" office:value="-1.03" calcext:value-type="float">
            <text:p>-1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415000" calcext:value-type="float">
            <text:p>69415000</text:p>
          </table:table-cell>
          <table:table-cell table:formula="of:=[.B691]/1000000" office:value-type="float" office:value="69.415" calcext:value-type="float">
            <text:p>69.415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formula="of:=ABS([.D691]-[.E691])" office:value-type="float" office:value="1.02" calcext:value-type="float">
            <text:p>1.02</text:p>
          </table:table-cell>
          <table:table-cell table:formula="of:=[.D691]-[.E691]" office:value-type="float" office:value="-1.02" calcext:value-type="float">
            <text:p>-1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435000" calcext:value-type="float">
            <text:p>69435000</text:p>
          </table:table-cell>
          <table:table-cell table:formula="of:=[.B692]/1000000" office:value-type="float" office:value="69.435" calcext:value-type="float">
            <text:p>69.435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formula="of:=ABS([.D692]-[.E692])" office:value-type="float" office:value="1.02" calcext:value-type="float">
            <text:p>1.02</text:p>
          </table:table-cell>
          <table:table-cell table:formula="of:=[.D692]-[.E692]" office:value-type="float" office:value="-1.02" calcext:value-type="float">
            <text:p>-1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455000" calcext:value-type="float">
            <text:p>69455000</text:p>
          </table:table-cell>
          <table:table-cell table:formula="of:=[.B693]/1000000" office:value-type="float" office:value="69.455" calcext:value-type="float">
            <text:p>69.455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formula="of:=ABS([.D693]-[.E693])" office:value-type="float" office:value="1.01" calcext:value-type="float">
            <text:p>1.01</text:p>
          </table:table-cell>
          <table:table-cell table:formula="of:=[.D693]-[.E693]" office:value-type="float" office:value="-1.01" calcext:value-type="float">
            <text:p>-1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475000" calcext:value-type="float">
            <text:p>69475000</text:p>
          </table:table-cell>
          <table:table-cell table:formula="of:=[.B694]/1000000" office:value-type="float" office:value="69.475" calcext:value-type="float">
            <text:p>69.475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formula="of:=ABS([.D694]-[.E694])" office:value-type="float" office:value="1.01" calcext:value-type="float">
            <text:p>1.01</text:p>
          </table:table-cell>
          <table:table-cell table:formula="of:=[.D694]-[.E694]" office:value-type="float" office:value="-1.01" calcext:value-type="float">
            <text:p>-1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495000" calcext:value-type="float">
            <text:p>69495000</text:p>
          </table:table-cell>
          <table:table-cell table:formula="of:=[.B695]/1000000" office:value-type="float" office:value="69.495" calcext:value-type="float">
            <text:p>69.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695]-[.E695])" office:value-type="float" office:value="1" calcext:value-type="float">
            <text:p>1</text:p>
          </table:table-cell>
          <table:table-cell table:formula="of:=[.D695]-[.E695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515000" calcext:value-type="float">
            <text:p>69515000</text:p>
          </table:table-cell>
          <table:table-cell table:formula="of:=[.B696]/1000000" office:value-type="float" office:value="69.515" calcext:value-type="float">
            <text:p>69.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696]-[.E696])" office:value-type="float" office:value="1" calcext:value-type="float">
            <text:p>1</text:p>
          </table:table-cell>
          <table:table-cell table:formula="of:=[.D696]-[.E69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535000" calcext:value-type="float">
            <text:p>69535000</text:p>
          </table:table-cell>
          <table:table-cell table:formula="of:=[.B697]/1000000" office:value-type="float" office:value="69.535" calcext:value-type="float">
            <text:p>69.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697]-[.E697])" office:value-type="float" office:value="1" calcext:value-type="float">
            <text:p>1</text:p>
          </table:table-cell>
          <table:table-cell table:formula="of:=[.D697]-[.E697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555000" calcext:value-type="float">
            <text:p>69555000</text:p>
          </table:table-cell>
          <table:table-cell table:formula="of:=[.B698]/1000000" office:value-type="float" office:value="69.555" calcext:value-type="float">
            <text:p>69.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698]-[.E698])" office:value-type="float" office:value="1" calcext:value-type="float">
            <text:p>1</text:p>
          </table:table-cell>
          <table:table-cell table:formula="of:=[.D698]-[.E698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575000" calcext:value-type="float">
            <text:p>69575000</text:p>
          </table:table-cell>
          <table:table-cell table:formula="of:=[.B699]/1000000" office:value-type="float" office:value="69.575" calcext:value-type="float">
            <text:p>69.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699]-[.E699])" office:value-type="float" office:value="1" calcext:value-type="float">
            <text:p>1</text:p>
          </table:table-cell>
          <table:table-cell table:formula="of:=[.D699]-[.E699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595000" calcext:value-type="float">
            <text:p>69595000</text:p>
          </table:table-cell>
          <table:table-cell table:formula="of:=[.B700]/1000000" office:value-type="float" office:value="69.595" calcext:value-type="float">
            <text:p>69.59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00]-[.E700])" office:value-type="float" office:value="0.99" calcext:value-type="float">
            <text:p>0.99</text:p>
          </table:table-cell>
          <table:table-cell table:formula="of:=[.D700]-[.E700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615000" calcext:value-type="float">
            <text:p>69615000</text:p>
          </table:table-cell>
          <table:table-cell table:formula="of:=[.B701]/1000000" office:value-type="float" office:value="69.615" calcext:value-type="float">
            <text:p>69.61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01]-[.E701])" office:value-type="float" office:value="0.99" calcext:value-type="float">
            <text:p>0.99</text:p>
          </table:table-cell>
          <table:table-cell table:formula="of:=[.D701]-[.E701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635000" calcext:value-type="float">
            <text:p>69635000</text:p>
          </table:table-cell>
          <table:table-cell table:formula="of:=[.B702]/1000000" office:value-type="float" office:value="69.635" calcext:value-type="float">
            <text:p>69.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702]-[.E702])" office:value-type="float" office:value="1" calcext:value-type="float">
            <text:p>1</text:p>
          </table:table-cell>
          <table:table-cell table:formula="of:=[.D702]-[.E702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655000" calcext:value-type="float">
            <text:p>69655000</text:p>
          </table:table-cell>
          <table:table-cell table:formula="of:=[.B703]/1000000" office:value-type="float" office:value="69.655" calcext:value-type="float">
            <text:p>69.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703]-[.E703])" office:value-type="float" office:value="1" calcext:value-type="float">
            <text:p>1</text:p>
          </table:table-cell>
          <table:table-cell table:formula="of:=[.D703]-[.E703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675000" calcext:value-type="float">
            <text:p>69675000</text:p>
          </table:table-cell>
          <table:table-cell table:formula="of:=[.B704]/1000000" office:value-type="float" office:value="69.675" calcext:value-type="float">
            <text:p>69.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704]-[.E704])" office:value-type="float" office:value="1" calcext:value-type="float">
            <text:p>1</text:p>
          </table:table-cell>
          <table:table-cell table:formula="of:=[.D704]-[.E704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695000" calcext:value-type="float">
            <text:p>69695000</text:p>
          </table:table-cell>
          <table:table-cell table:formula="of:=[.B705]/1000000" office:value-type="float" office:value="69.695" calcext:value-type="float">
            <text:p>69.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705]-[.E705])" office:value-type="float" office:value="1" calcext:value-type="float">
            <text:p>1</text:p>
          </table:table-cell>
          <table:table-cell table:formula="of:=[.D705]-[.E705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715000" calcext:value-type="float">
            <text:p>69715000</text:p>
          </table:table-cell>
          <table:table-cell table:formula="of:=[.B706]/1000000" office:value-type="float" office:value="69.715" calcext:value-type="float">
            <text:p>69.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706]-[.E706])" office:value-type="float" office:value="1" calcext:value-type="float">
            <text:p>1</text:p>
          </table:table-cell>
          <table:table-cell table:formula="of:=[.D706]-[.E70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735000" calcext:value-type="float">
            <text:p>69735000</text:p>
          </table:table-cell>
          <table:table-cell table:formula="of:=[.B707]/1000000" office:value-type="float" office:value="69.735" calcext:value-type="float">
            <text:p>69.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707]-[.E707])" office:value-type="float" office:value="1" calcext:value-type="float">
            <text:p>1</text:p>
          </table:table-cell>
          <table:table-cell table:formula="of:=[.D707]-[.E707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755000" calcext:value-type="float">
            <text:p>69755000</text:p>
          </table:table-cell>
          <table:table-cell table:formula="of:=[.B708]/1000000" office:value-type="float" office:value="69.755" calcext:value-type="float">
            <text:p>69.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D708]-[.E708])" office:value-type="float" office:value="1" calcext:value-type="float">
            <text:p>1</text:p>
          </table:table-cell>
          <table:table-cell table:formula="of:=[.D708]-[.E708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775000" calcext:value-type="float">
            <text:p>69775000</text:p>
          </table:table-cell>
          <table:table-cell table:formula="of:=[.B709]/1000000" office:value-type="float" office:value="69.775" calcext:value-type="float">
            <text:p>69.77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09]-[.E709])" office:value-type="float" office:value="0.99" calcext:value-type="float">
            <text:p>0.99</text:p>
          </table:table-cell>
          <table:table-cell table:formula="of:=[.D709]-[.E709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795000" calcext:value-type="float">
            <text:p>69795000</text:p>
          </table:table-cell>
          <table:table-cell table:formula="of:=[.B710]/1000000" office:value-type="float" office:value="69.795" calcext:value-type="float">
            <text:p>69.79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10]-[.E710])" office:value-type="float" office:value="0.99" calcext:value-type="float">
            <text:p>0.99</text:p>
          </table:table-cell>
          <table:table-cell table:formula="of:=[.D710]-[.E710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815000" calcext:value-type="float">
            <text:p>69815000</text:p>
          </table:table-cell>
          <table:table-cell table:formula="of:=[.B711]/1000000" office:value-type="float" office:value="69.815" calcext:value-type="float">
            <text:p>69.81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11]-[.E711])" office:value-type="float" office:value="0.99" calcext:value-type="float">
            <text:p>0.99</text:p>
          </table:table-cell>
          <table:table-cell table:formula="of:=[.D711]-[.E711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835000" calcext:value-type="float">
            <text:p>69835000</text:p>
          </table:table-cell>
          <table:table-cell table:formula="of:=[.B712]/1000000" office:value-type="float" office:value="69.835" calcext:value-type="float">
            <text:p>69.83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12]-[.E712])" office:value-type="float" office:value="0.99" calcext:value-type="float">
            <text:p>0.99</text:p>
          </table:table-cell>
          <table:table-cell table:formula="of:=[.D712]-[.E712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855000" calcext:value-type="float">
            <text:p>69855000</text:p>
          </table:table-cell>
          <table:table-cell table:formula="of:=[.B713]/1000000" office:value-type="float" office:value="69.855" calcext:value-type="float">
            <text:p>69.85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13]-[.E713])" office:value-type="float" office:value="0.99" calcext:value-type="float">
            <text:p>0.99</text:p>
          </table:table-cell>
          <table:table-cell table:formula="of:=[.D713]-[.E713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875000" calcext:value-type="float">
            <text:p>69875000</text:p>
          </table:table-cell>
          <table:table-cell table:formula="of:=[.B714]/1000000" office:value-type="float" office:value="69.875" calcext:value-type="float">
            <text:p>69.87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14]-[.E714])" office:value-type="float" office:value="0.99" calcext:value-type="float">
            <text:p>0.99</text:p>
          </table:table-cell>
          <table:table-cell table:formula="of:=[.D714]-[.E714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895000" calcext:value-type="float">
            <text:p>69895000</text:p>
          </table:table-cell>
          <table:table-cell table:formula="of:=[.B715]/1000000" office:value-type="float" office:value="69.895" calcext:value-type="float">
            <text:p>69.89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15]-[.E715])" office:value-type="float" office:value="0.99" calcext:value-type="float">
            <text:p>0.99</text:p>
          </table:table-cell>
          <table:table-cell table:formula="of:=[.D715]-[.E715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915000" calcext:value-type="float">
            <text:p>69915000</text:p>
          </table:table-cell>
          <table:table-cell table:formula="of:=[.B716]/1000000" office:value-type="float" office:value="69.915" calcext:value-type="float">
            <text:p>69.91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formula="of:=ABS([.D716]-[.E716])" office:value-type="float" office:value="0.99" calcext:value-type="float">
            <text:p>0.99</text:p>
          </table:table-cell>
          <table:table-cell table:formula="of:=[.D716]-[.E716]" office:value-type="float" office:value="-0.99" calcext:value-type="float">
            <text:p>-0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935000" calcext:value-type="float">
            <text:p>69935000</text:p>
          </table:table-cell>
          <table:table-cell table:formula="of:=[.B717]/1000000" office:value-type="float" office:value="69.935" calcext:value-type="float">
            <text:p>69.93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formula="of:=ABS([.D717]-[.E717])" office:value-type="float" office:value="0.98" calcext:value-type="float">
            <text:p>0.98</text:p>
          </table:table-cell>
          <table:table-cell table:formula="of:=[.D717]-[.E717]" office:value-type="float" office:value="-0.98" calcext:value-type="float">
            <text:p>-0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955000" calcext:value-type="float">
            <text:p>69955000</text:p>
          </table:table-cell>
          <table:table-cell table:formula="of:=[.B718]/1000000" office:value-type="float" office:value="69.955" calcext:value-type="float">
            <text:p>69.95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formula="of:=ABS([.D718]-[.E718])" office:value-type="float" office:value="0.98" calcext:value-type="float">
            <text:p>0.98</text:p>
          </table:table-cell>
          <table:table-cell table:formula="of:=[.D718]-[.E718]" office:value-type="float" office:value="-0.98" calcext:value-type="float">
            <text:p>-0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975000" calcext:value-type="float">
            <text:p>69975000</text:p>
          </table:table-cell>
          <table:table-cell table:formula="of:=[.B719]/1000000" office:value-type="float" office:value="69.975" calcext:value-type="float">
            <text:p>69.97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formula="of:=ABS([.D719]-[.E719])" office:value-type="float" office:value="0.98" calcext:value-type="float">
            <text:p>0.98</text:p>
          </table:table-cell>
          <table:table-cell table:formula="of:=[.D719]-[.E719]" office:value-type="float" office:value="-0.98" calcext:value-type="float">
            <text:p>-0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9995000" calcext:value-type="float">
            <text:p>69995000</text:p>
          </table:table-cell>
          <table:table-cell table:formula="of:=[.B720]/1000000" office:value-type="float" office:value="69.995" calcext:value-type="float">
            <text:p>69.99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formula="of:=ABS([.D720]-[.E720])" office:value-type="float" office:value="0.98" calcext:value-type="float">
            <text:p>0.98</text:p>
          </table:table-cell>
          <table:table-cell table:formula="of:=[.D720]-[.E720]" office:value-type="float" office:value="-0.98" calcext:value-type="float">
            <text:p>-0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15000" calcext:value-type="float">
            <text:p>70015000</text:p>
          </table:table-cell>
          <table:table-cell table:formula="of:=[.B721]/1000000" office:value-type="float" office:value="70.015" calcext:value-type="float">
            <text:p>70.01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formula="of:=ABS([.D721]-[.E721])" office:value-type="float" office:value="0.98" calcext:value-type="float">
            <text:p>0.98</text:p>
          </table:table-cell>
          <table:table-cell table:formula="of:=[.D721]-[.E721]" office:value-type="float" office:value="-0.98" calcext:value-type="float">
            <text:p>-0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35000" calcext:value-type="float">
            <text:p>70035000</text:p>
          </table:table-cell>
          <table:table-cell table:formula="of:=[.B722]/1000000" office:value-type="float" office:value="70.035" calcext:value-type="float">
            <text:p>70.03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formula="of:=ABS([.D722]-[.E722])" office:value-type="float" office:value="0.97" calcext:value-type="float">
            <text:p>0.97</text:p>
          </table:table-cell>
          <table:table-cell table:formula="of:=[.D722]-[.E722]" office:value-type="float" office:value="-0.97" calcext:value-type="float">
            <text:p>-0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55000" calcext:value-type="float">
            <text:p>70055000</text:p>
          </table:table-cell>
          <table:table-cell table:formula="of:=[.B723]/1000000" office:value-type="float" office:value="70.055" calcext:value-type="float">
            <text:p>70.05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formula="of:=ABS([.D723]-[.E723])" office:value-type="float" office:value="0.97" calcext:value-type="float">
            <text:p>0.97</text:p>
          </table:table-cell>
          <table:table-cell table:formula="of:=[.D723]-[.E723]" office:value-type="float" office:value="-0.97" calcext:value-type="float">
            <text:p>-0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75000" calcext:value-type="float">
            <text:p>70075000</text:p>
          </table:table-cell>
          <table:table-cell table:formula="of:=[.B724]/1000000" office:value-type="float" office:value="70.075" calcext:value-type="float">
            <text:p>70.07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formula="of:=ABS([.D724]-[.E724])" office:value-type="float" office:value="0.97" calcext:value-type="float">
            <text:p>0.97</text:p>
          </table:table-cell>
          <table:table-cell table:formula="of:=[.D724]-[.E724]" office:value-type="float" office:value="-0.97" calcext:value-type="float">
            <text:p>-0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95000" calcext:value-type="float">
            <text:p>70095000</text:p>
          </table:table-cell>
          <table:table-cell table:formula="of:=[.B725]/1000000" office:value-type="float" office:value="70.095" calcext:value-type="float">
            <text:p>70.09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formula="of:=ABS([.D725]-[.E725])" office:value-type="float" office:value="0.97" calcext:value-type="float">
            <text:p>0.97</text:p>
          </table:table-cell>
          <table:table-cell table:formula="of:=[.D725]-[.E725]" office:value-type="float" office:value="-0.97" calcext:value-type="float">
            <text:p>-0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115000" calcext:value-type="float">
            <text:p>70115000</text:p>
          </table:table-cell>
          <table:table-cell table:formula="of:=[.B726]/1000000" office:value-type="float" office:value="70.115" calcext:value-type="float">
            <text:p>70.115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formula="of:=ABS([.D726]-[.E726])" office:value-type="float" office:value="0.97" calcext:value-type="float">
            <text:p>0.97</text:p>
          </table:table-cell>
          <table:table-cell table:formula="of:=[.D726]-[.E726]" office:value-type="float" office:value="-0.97" calcext:value-type="float">
            <text:p>-0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135000" calcext:value-type="float">
            <text:p>70135000</text:p>
          </table:table-cell>
          <table:table-cell table:formula="of:=[.B727]/1000000" office:value-type="float" office:value="70.135" calcext:value-type="float">
            <text:p>70.13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formula="of:=ABS([.D727]-[.E727])" office:value-type="float" office:value="0.96" calcext:value-type="float">
            <text:p>0.96</text:p>
          </table:table-cell>
          <table:table-cell table:formula="of:=[.D727]-[.E727]" office:value-type="float" office:value="-0.96" calcext:value-type="float">
            <text:p>-0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155000" calcext:value-type="float">
            <text:p>70155000</text:p>
          </table:table-cell>
          <table:table-cell table:formula="of:=[.B728]/1000000" office:value-type="float" office:value="70.155" calcext:value-type="float">
            <text:p>70.15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formula="of:=ABS([.D728]-[.E728])" office:value-type="float" office:value="0.96" calcext:value-type="float">
            <text:p>0.96</text:p>
          </table:table-cell>
          <table:table-cell table:formula="of:=[.D728]-[.E728]" office:value-type="float" office:value="-0.96" calcext:value-type="float">
            <text:p>-0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175000" calcext:value-type="float">
            <text:p>70175000</text:p>
          </table:table-cell>
          <table:table-cell table:formula="of:=[.B729]/1000000" office:value-type="float" office:value="70.175" calcext:value-type="float">
            <text:p>70.17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formula="of:=ABS([.D729]-[.E729])" office:value-type="float" office:value="0.96" calcext:value-type="float">
            <text:p>0.96</text:p>
          </table:table-cell>
          <table:table-cell table:formula="of:=[.D729]-[.E729]" office:value-type="float" office:value="-0.96" calcext:value-type="float">
            <text:p>-0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195000" calcext:value-type="float">
            <text:p>70195000</text:p>
          </table:table-cell>
          <table:table-cell table:formula="of:=[.B730]/1000000" office:value-type="float" office:value="70.195" calcext:value-type="float">
            <text:p>70.19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formula="of:=ABS([.D730]-[.E730])" office:value-type="float" office:value="0.96" calcext:value-type="float">
            <text:p>0.96</text:p>
          </table:table-cell>
          <table:table-cell table:formula="of:=[.D730]-[.E730]" office:value-type="float" office:value="-0.96" calcext:value-type="float">
            <text:p>-0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215000" calcext:value-type="float">
            <text:p>70215000</text:p>
          </table:table-cell>
          <table:table-cell table:formula="of:=[.B731]/1000000" office:value-type="float" office:value="70.215" calcext:value-type="float">
            <text:p>70.21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formula="of:=ABS([.D731]-[.E731])" office:value-type="float" office:value="0.96" calcext:value-type="float">
            <text:p>0.96</text:p>
          </table:table-cell>
          <table:table-cell table:formula="of:=[.D731]-[.E731]" office:value-type="float" office:value="-0.96" calcext:value-type="float">
            <text:p>-0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235000" calcext:value-type="float">
            <text:p>70235000</text:p>
          </table:table-cell>
          <table:table-cell table:formula="of:=[.B732]/1000000" office:value-type="float" office:value="70.235" calcext:value-type="float">
            <text:p>70.23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formula="of:=ABS([.D732]-[.E732])" office:value-type="float" office:value="0.95" calcext:value-type="float">
            <text:p>0.95</text:p>
          </table:table-cell>
          <table:table-cell table:formula="of:=[.D732]-[.E732]" office:value-type="float" office:value="-0.95" calcext:value-type="float">
            <text:p>-0.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255000" calcext:value-type="float">
            <text:p>70255000</text:p>
          </table:table-cell>
          <table:table-cell table:formula="of:=[.B733]/1000000" office:value-type="float" office:value="70.255" calcext:value-type="float">
            <text:p>70.25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formula="of:=ABS([.D733]-[.E733])" office:value-type="float" office:value="0.95" calcext:value-type="float">
            <text:p>0.95</text:p>
          </table:table-cell>
          <table:table-cell table:formula="of:=[.D733]-[.E733]" office:value-type="float" office:value="-0.95" calcext:value-type="float">
            <text:p>-0.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275000" calcext:value-type="float">
            <text:p>70275000</text:p>
          </table:table-cell>
          <table:table-cell table:formula="of:=[.B734]/1000000" office:value-type="float" office:value="70.275" calcext:value-type="float">
            <text:p>70.27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formula="of:=ABS([.D734]-[.E734])" office:value-type="float" office:value="0.94" calcext:value-type="float">
            <text:p>0.94</text:p>
          </table:table-cell>
          <table:table-cell table:formula="of:=[.D734]-[.E734]" office:value-type="float" office:value="-0.94" calcext:value-type="float">
            <text:p>-0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295000" calcext:value-type="float">
            <text:p>70295000</text:p>
          </table:table-cell>
          <table:table-cell table:formula="of:=[.B735]/1000000" office:value-type="float" office:value="70.295" calcext:value-type="float">
            <text:p>70.29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formula="of:=ABS([.D735]-[.E735])" office:value-type="float" office:value="0.94" calcext:value-type="float">
            <text:p>0.94</text:p>
          </table:table-cell>
          <table:table-cell table:formula="of:=[.D735]-[.E735]" office:value-type="float" office:value="-0.94" calcext:value-type="float">
            <text:p>-0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315000" calcext:value-type="float">
            <text:p>70315000</text:p>
          </table:table-cell>
          <table:table-cell table:formula="of:=[.B736]/1000000" office:value-type="float" office:value="70.315" calcext:value-type="float">
            <text:p>70.315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formula="of:=ABS([.D736]-[.E736])" office:value-type="float" office:value="0.94" calcext:value-type="float">
            <text:p>0.94</text:p>
          </table:table-cell>
          <table:table-cell table:formula="of:=[.D736]-[.E736]" office:value-type="float" office:value="-0.94" calcext:value-type="float">
            <text:p>-0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335000" calcext:value-type="float">
            <text:p>70335000</text:p>
          </table:table-cell>
          <table:table-cell table:formula="of:=[.B737]/1000000" office:value-type="float" office:value="70.335" calcext:value-type="float">
            <text:p>70.33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formula="of:=ABS([.D737]-[.E737])" office:value-type="float" office:value="0.93" calcext:value-type="float">
            <text:p>0.93</text:p>
          </table:table-cell>
          <table:table-cell table:formula="of:=[.D737]-[.E737]" office:value-type="float" office:value="-0.93" calcext:value-type="float">
            <text:p>-0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355000" calcext:value-type="float">
            <text:p>70355000</text:p>
          </table:table-cell>
          <table:table-cell table:formula="of:=[.B738]/1000000" office:value-type="float" office:value="70.355" calcext:value-type="float">
            <text:p>70.35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formula="of:=ABS([.D738]-[.E738])" office:value-type="float" office:value="0.93" calcext:value-type="float">
            <text:p>0.93</text:p>
          </table:table-cell>
          <table:table-cell table:formula="of:=[.D738]-[.E738]" office:value-type="float" office:value="-0.93" calcext:value-type="float">
            <text:p>-0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375000" calcext:value-type="float">
            <text:p>70375000</text:p>
          </table:table-cell>
          <table:table-cell table:formula="of:=[.B739]/1000000" office:value-type="float" office:value="70.375" calcext:value-type="float">
            <text:p>70.375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formula="of:=ABS([.D739]-[.E739])" office:value-type="float" office:value="0.92" calcext:value-type="float">
            <text:p>0.92</text:p>
          </table:table-cell>
          <table:table-cell table:formula="of:=[.D739]-[.E739]" office:value-type="float" office:value="-0.92" calcext:value-type="float">
            <text:p>-0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395000" calcext:value-type="float">
            <text:p>70395000</text:p>
          </table:table-cell>
          <table:table-cell table:formula="of:=[.B740]/1000000" office:value-type="float" office:value="70.395" calcext:value-type="float">
            <text:p>70.395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formula="of:=ABS([.D740]-[.E740])" office:value-type="float" office:value="0.92" calcext:value-type="float">
            <text:p>0.92</text:p>
          </table:table-cell>
          <table:table-cell table:formula="of:=[.D740]-[.E740]" office:value-type="float" office:value="-0.92" calcext:value-type="float">
            <text:p>-0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415000" calcext:value-type="float">
            <text:p>70415000</text:p>
          </table:table-cell>
          <table:table-cell table:formula="of:=[.B741]/1000000" office:value-type="float" office:value="70.415" calcext:value-type="float">
            <text:p>70.415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formula="of:=ABS([.D741]-[.E741])" office:value-type="float" office:value="0.92" calcext:value-type="float">
            <text:p>0.92</text:p>
          </table:table-cell>
          <table:table-cell table:formula="of:=[.D741]-[.E741]" office:value-type="float" office:value="-0.92" calcext:value-type="float">
            <text:p>-0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435000" calcext:value-type="float">
            <text:p>70435000</text:p>
          </table:table-cell>
          <table:table-cell table:formula="of:=[.B742]/1000000" office:value-type="float" office:value="70.435" calcext:value-type="float">
            <text:p>70.43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formula="of:=ABS([.D742]-[.E742])" office:value-type="float" office:value="0.91" calcext:value-type="float">
            <text:p>0.91</text:p>
          </table:table-cell>
          <table:table-cell table:formula="of:=[.D742]-[.E742]" office:value-type="float" office:value="-0.91" calcext:value-type="float">
            <text:p>-0.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455000" calcext:value-type="float">
            <text:p>70455000</text:p>
          </table:table-cell>
          <table:table-cell table:formula="of:=[.B743]/1000000" office:value-type="float" office:value="70.455" calcext:value-type="float">
            <text:p>70.45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formula="of:=ABS([.D743]-[.E743])" office:value-type="float" office:value="0.91" calcext:value-type="float">
            <text:p>0.91</text:p>
          </table:table-cell>
          <table:table-cell table:formula="of:=[.D743]-[.E743]" office:value-type="float" office:value="-0.91" calcext:value-type="float">
            <text:p>-0.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475000" calcext:value-type="float">
            <text:p>70475000</text:p>
          </table:table-cell>
          <table:table-cell table:formula="of:=[.B744]/1000000" office:value-type="float" office:value="70.475" calcext:value-type="float">
            <text:p>70.4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ABS([.D744]-[.E744])" office:value-type="float" office:value="0.9" calcext:value-type="float">
            <text:p>0.9</text:p>
          </table:table-cell>
          <table:table-cell table:formula="of:=[.D744]-[.E744]" office:value-type="float" office:value="-0.9" calcext:value-type="float">
            <text:p>-0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495000" calcext:value-type="float">
            <text:p>70495000</text:p>
          </table:table-cell>
          <table:table-cell table:formula="of:=[.B745]/1000000" office:value-type="float" office:value="70.495" calcext:value-type="float">
            <text:p>70.49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ABS([.D745]-[.E745])" office:value-type="float" office:value="0.9" calcext:value-type="float">
            <text:p>0.9</text:p>
          </table:table-cell>
          <table:table-cell table:formula="of:=[.D745]-[.E745]" office:value-type="float" office:value="-0.9" calcext:value-type="float">
            <text:p>-0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515000" calcext:value-type="float">
            <text:p>70515000</text:p>
          </table:table-cell>
          <table:table-cell table:formula="of:=[.B746]/1000000" office:value-type="float" office:value="70.515" calcext:value-type="float">
            <text:p>70.51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ABS([.D746]-[.E746])" office:value-type="float" office:value="0.9" calcext:value-type="float">
            <text:p>0.9</text:p>
          </table:table-cell>
          <table:table-cell table:formula="of:=[.D746]-[.E746]" office:value-type="float" office:value="-0.9" calcext:value-type="float">
            <text:p>-0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535000" calcext:value-type="float">
            <text:p>70535000</text:p>
          </table:table-cell>
          <table:table-cell table:formula="of:=[.B747]/1000000" office:value-type="float" office:value="70.535" calcext:value-type="float">
            <text:p>70.535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formula="of:=ABS([.D747]-[.E747])" office:value-type="float" office:value="0.89" calcext:value-type="float">
            <text:p>0.89</text:p>
          </table:table-cell>
          <table:table-cell table:formula="of:=[.D747]-[.E747]" office:value-type="float" office:value="-0.89" calcext:value-type="float">
            <text:p>-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555000" calcext:value-type="float">
            <text:p>70555000</text:p>
          </table:table-cell>
          <table:table-cell table:formula="of:=[.B748]/1000000" office:value-type="float" office:value="70.555" calcext:value-type="float">
            <text:p>70.555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formula="of:=ABS([.D748]-[.E748])" office:value-type="float" office:value="0.89" calcext:value-type="float">
            <text:p>0.89</text:p>
          </table:table-cell>
          <table:table-cell table:formula="of:=[.D748]-[.E748]" office:value-type="float" office:value="-0.89" calcext:value-type="float">
            <text:p>-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575000" calcext:value-type="float">
            <text:p>70575000</text:p>
          </table:table-cell>
          <table:table-cell table:formula="of:=[.B749]/1000000" office:value-type="float" office:value="70.575" calcext:value-type="float">
            <text:p>70.575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formula="of:=ABS([.D749]-[.E749])" office:value-type="float" office:value="0.89" calcext:value-type="float">
            <text:p>0.89</text:p>
          </table:table-cell>
          <table:table-cell table:formula="of:=[.D749]-[.E749]" office:value-type="float" office:value="-0.89" calcext:value-type="float">
            <text:p>-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595000" calcext:value-type="float">
            <text:p>70595000</text:p>
          </table:table-cell>
          <table:table-cell table:formula="of:=[.B750]/1000000" office:value-type="float" office:value="70.595" calcext:value-type="float">
            <text:p>70.595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formula="of:=ABS([.D750]-[.E750])" office:value-type="float" office:value="0.88" calcext:value-type="float">
            <text:p>0.88</text:p>
          </table:table-cell>
          <table:table-cell table:formula="of:=[.D750]-[.E750]" office:value-type="float" office:value="-0.88" calcext:value-type="float">
            <text:p>-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615000" calcext:value-type="float">
            <text:p>70615000</text:p>
          </table:table-cell>
          <table:table-cell table:formula="of:=[.B751]/1000000" office:value-type="float" office:value="70.615" calcext:value-type="float">
            <text:p>70.615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formula="of:=ABS([.D751]-[.E751])" office:value-type="float" office:value="0.88" calcext:value-type="float">
            <text:p>0.88</text:p>
          </table:table-cell>
          <table:table-cell table:formula="of:=[.D751]-[.E751]" office:value-type="float" office:value="-0.88" calcext:value-type="float">
            <text:p>-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635000" calcext:value-type="float">
            <text:p>70635000</text:p>
          </table:table-cell>
          <table:table-cell table:formula="of:=[.B752]/1000000" office:value-type="float" office:value="70.635" calcext:value-type="float">
            <text:p>70.635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formula="of:=ABS([.D752]-[.E752])" office:value-type="float" office:value="0.87" calcext:value-type="float">
            <text:p>0.87</text:p>
          </table:table-cell>
          <table:table-cell table:formula="of:=[.D752]-[.E752]" office:value-type="float" office:value="-0.87" calcext:value-type="float">
            <text:p>-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655000" calcext:value-type="float">
            <text:p>70655000</text:p>
          </table:table-cell>
          <table:table-cell table:formula="of:=[.B753]/1000000" office:value-type="float" office:value="70.655" calcext:value-type="float">
            <text:p>70.655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formula="of:=ABS([.D753]-[.E753])" office:value-type="float" office:value="0.87" calcext:value-type="float">
            <text:p>0.87</text:p>
          </table:table-cell>
          <table:table-cell table:formula="of:=[.D753]-[.E753]" office:value-type="float" office:value="-0.87" calcext:value-type="float">
            <text:p>-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675000" calcext:value-type="float">
            <text:p>70675000</text:p>
          </table:table-cell>
          <table:table-cell table:formula="of:=[.B754]/1000000" office:value-type="float" office:value="70.675" calcext:value-type="float">
            <text:p>70.675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formula="of:=ABS([.D754]-[.E754])" office:value-type="float" office:value="0.87" calcext:value-type="float">
            <text:p>0.87</text:p>
          </table:table-cell>
          <table:table-cell table:formula="of:=[.D754]-[.E754]" office:value-type="float" office:value="-0.87" calcext:value-type="float">
            <text:p>-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695000" calcext:value-type="float">
            <text:p>70695000</text:p>
          </table:table-cell>
          <table:table-cell table:formula="of:=[.B755]/1000000" office:value-type="float" office:value="70.695" calcext:value-type="float">
            <text:p>70.695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formula="of:=ABS([.D755]-[.E755])" office:value-type="float" office:value="0.87" calcext:value-type="float">
            <text:p>0.87</text:p>
          </table:table-cell>
          <table:table-cell table:formula="of:=[.D755]-[.E755]" office:value-type="float" office:value="-0.87" calcext:value-type="float">
            <text:p>-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715000" calcext:value-type="float">
            <text:p>70715000</text:p>
          </table:table-cell>
          <table:table-cell table:formula="of:=[.B756]/1000000" office:value-type="float" office:value="70.715" calcext:value-type="float">
            <text:p>70.715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formula="of:=ABS([.D756]-[.E756])" office:value-type="float" office:value="0.86" calcext:value-type="float">
            <text:p>0.86</text:p>
          </table:table-cell>
          <table:table-cell table:formula="of:=[.D756]-[.E756]" office:value-type="float" office:value="-0.86" calcext:value-type="float">
            <text:p>-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735000" calcext:value-type="float">
            <text:p>70735000</text:p>
          </table:table-cell>
          <table:table-cell table:formula="of:=[.B757]/1000000" office:value-type="float" office:value="70.735" calcext:value-type="float">
            <text:p>70.735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formula="of:=ABS([.D757]-[.E757])" office:value-type="float" office:value="0.86" calcext:value-type="float">
            <text:p>0.86</text:p>
          </table:table-cell>
          <table:table-cell table:formula="of:=[.D757]-[.E757]" office:value-type="float" office:value="-0.86" calcext:value-type="float">
            <text:p>-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755000" calcext:value-type="float">
            <text:p>70755000</text:p>
          </table:table-cell>
          <table:table-cell table:formula="of:=[.B758]/1000000" office:value-type="float" office:value="70.755" calcext:value-type="float">
            <text:p>70.755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formula="of:=ABS([.D758]-[.E758])" office:value-type="float" office:value="0.86" calcext:value-type="float">
            <text:p>0.86</text:p>
          </table:table-cell>
          <table:table-cell table:formula="of:=[.D758]-[.E758]" office:value-type="float" office:value="-0.86" calcext:value-type="float">
            <text:p>-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775000" calcext:value-type="float">
            <text:p>70775000</text:p>
          </table:table-cell>
          <table:table-cell table:formula="of:=[.B759]/1000000" office:value-type="float" office:value="70.775" calcext:value-type="float">
            <text:p>70.775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formula="of:=ABS([.D759]-[.E759])" office:value-type="float" office:value="0.86" calcext:value-type="float">
            <text:p>0.86</text:p>
          </table:table-cell>
          <table:table-cell table:formula="of:=[.D759]-[.E759]" office:value-type="float" office:value="-0.86" calcext:value-type="float">
            <text:p>-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795000" calcext:value-type="float">
            <text:p>70795000</text:p>
          </table:table-cell>
          <table:table-cell table:formula="of:=[.B760]/1000000" office:value-type="float" office:value="70.795" calcext:value-type="float">
            <text:p>70.79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formula="of:=ABS([.D760]-[.E760])" office:value-type="float" office:value="0.85" calcext:value-type="float">
            <text:p>0.85</text:p>
          </table:table-cell>
          <table:table-cell table:formula="of:=[.D760]-[.E760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815000" calcext:value-type="float">
            <text:p>70815000</text:p>
          </table:table-cell>
          <table:table-cell table:formula="of:=[.B761]/1000000" office:value-type="float" office:value="70.815" calcext:value-type="float">
            <text:p>70.81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formula="of:=ABS([.D761]-[.E761])" office:value-type="float" office:value="0.85" calcext:value-type="float">
            <text:p>0.85</text:p>
          </table:table-cell>
          <table:table-cell table:formula="of:=[.D761]-[.E761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835000" calcext:value-type="float">
            <text:p>70835000</text:p>
          </table:table-cell>
          <table:table-cell table:formula="of:=[.B762]/1000000" office:value-type="float" office:value="70.835" calcext:value-type="float">
            <text:p>70.83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formula="of:=ABS([.D762]-[.E762])" office:value-type="float" office:value="0.85" calcext:value-type="float">
            <text:p>0.85</text:p>
          </table:table-cell>
          <table:table-cell table:formula="of:=[.D762]-[.E762]" office:value-type="float" office:value="-0.85" calcext:value-type="float">
            <text:p>-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855000" calcext:value-type="float">
            <text:p>70855000</text:p>
          </table:table-cell>
          <table:table-cell table:formula="of:=[.B763]/1000000" office:value-type="float" office:value="70.855" calcext:value-type="float">
            <text:p>70.855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ABS([.D763]-[.E763])" office:value-type="float" office:value="0.84" calcext:value-type="float">
            <text:p>0.84</text:p>
          </table:table-cell>
          <table:table-cell table:formula="of:=[.D763]-[.E763]" office:value-type="float" office:value="-0.84" calcext:value-type="float">
            <text:p>-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875000" calcext:value-type="float">
            <text:p>70875000</text:p>
          </table:table-cell>
          <table:table-cell table:formula="of:=[.B764]/1000000" office:value-type="float" office:value="70.875" calcext:value-type="float">
            <text:p>70.875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ABS([.D764]-[.E764])" office:value-type="float" office:value="0.84" calcext:value-type="float">
            <text:p>0.84</text:p>
          </table:table-cell>
          <table:table-cell table:formula="of:=[.D764]-[.E764]" office:value-type="float" office:value="-0.84" calcext:value-type="float">
            <text:p>-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895000" calcext:value-type="float">
            <text:p>70895000</text:p>
          </table:table-cell>
          <table:table-cell table:formula="of:=[.B765]/1000000" office:value-type="float" office:value="70.895" calcext:value-type="float">
            <text:p>70.895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ABS([.D765]-[.E765])" office:value-type="float" office:value="0.84" calcext:value-type="float">
            <text:p>0.84</text:p>
          </table:table-cell>
          <table:table-cell table:formula="of:=[.D765]-[.E765]" office:value-type="float" office:value="-0.84" calcext:value-type="float">
            <text:p>-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915000" calcext:value-type="float">
            <text:p>70915000</text:p>
          </table:table-cell>
          <table:table-cell table:formula="of:=[.B766]/1000000" office:value-type="float" office:value="70.915" calcext:value-type="float">
            <text:p>70.915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ABS([.D766]-[.E766])" office:value-type="float" office:value="0.84" calcext:value-type="float">
            <text:p>0.84</text:p>
          </table:table-cell>
          <table:table-cell table:formula="of:=[.D766]-[.E766]" office:value-type="float" office:value="-0.84" calcext:value-type="float">
            <text:p>-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935000" calcext:value-type="float">
            <text:p>70935000</text:p>
          </table:table-cell>
          <table:table-cell table:formula="of:=[.B767]/1000000" office:value-type="float" office:value="70.935" calcext:value-type="float">
            <text:p>70.935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formula="of:=ABS([.D767]-[.E767])" office:value-type="float" office:value="0.84" calcext:value-type="float">
            <text:p>0.84</text:p>
          </table:table-cell>
          <table:table-cell table:formula="of:=[.D767]-[.E767]" office:value-type="float" office:value="-0.84" calcext:value-type="float">
            <text:p>-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955000" calcext:value-type="float">
            <text:p>70955000</text:p>
          </table:table-cell>
          <table:table-cell table:formula="of:=[.B768]/1000000" office:value-type="float" office:value="70.955" calcext:value-type="float">
            <text:p>70.95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68]-[.E768])" office:value-type="float" office:value="0.83" calcext:value-type="float">
            <text:p>0.83</text:p>
          </table:table-cell>
          <table:table-cell table:formula="of:=[.D768]-[.E768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975000" calcext:value-type="float">
            <text:p>70975000</text:p>
          </table:table-cell>
          <table:table-cell table:formula="of:=[.B769]/1000000" office:value-type="float" office:value="70.975" calcext:value-type="float">
            <text:p>70.97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69]-[.E769])" office:value-type="float" office:value="0.83" calcext:value-type="float">
            <text:p>0.83</text:p>
          </table:table-cell>
          <table:table-cell table:formula="of:=[.D769]-[.E769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995000" calcext:value-type="float">
            <text:p>70995000</text:p>
          </table:table-cell>
          <table:table-cell table:formula="of:=[.B770]/1000000" office:value-type="float" office:value="70.995" calcext:value-type="float">
            <text:p>70.99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70]-[.E770])" office:value-type="float" office:value="0.83" calcext:value-type="float">
            <text:p>0.83</text:p>
          </table:table-cell>
          <table:table-cell table:formula="of:=[.D770]-[.E770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015000" calcext:value-type="float">
            <text:p>71015000</text:p>
          </table:table-cell>
          <table:table-cell table:formula="of:=[.B771]/1000000" office:value-type="float" office:value="71.015" calcext:value-type="float">
            <text:p>71.01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71]-[.E771])" office:value-type="float" office:value="0.83" calcext:value-type="float">
            <text:p>0.83</text:p>
          </table:table-cell>
          <table:table-cell table:formula="of:=[.D771]-[.E771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035000" calcext:value-type="float">
            <text:p>71035000</text:p>
          </table:table-cell>
          <table:table-cell table:formula="of:=[.B772]/1000000" office:value-type="float" office:value="71.035" calcext:value-type="float">
            <text:p>71.03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72]-[.E772])" office:value-type="float" office:value="0.83" calcext:value-type="float">
            <text:p>0.83</text:p>
          </table:table-cell>
          <table:table-cell table:formula="of:=[.D772]-[.E772]" office:value-type="float" office:value="-0.83" calcext:value-type="float">
            <text:p>-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055000" calcext:value-type="float">
            <text:p>71055000</text:p>
          </table:table-cell>
          <table:table-cell table:formula="of:=[.B773]/1000000" office:value-type="float" office:value="71.055" calcext:value-type="float">
            <text:p>71.0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73]-[.E773])" office:value-type="float" office:value="0.82" calcext:value-type="float">
            <text:p>0.82</text:p>
          </table:table-cell>
          <table:table-cell table:formula="of:=[.D773]-[.E773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075000" calcext:value-type="float">
            <text:p>71075000</text:p>
          </table:table-cell>
          <table:table-cell table:formula="of:=[.B774]/1000000" office:value-type="float" office:value="71.075" calcext:value-type="float">
            <text:p>71.0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74]-[.E774])" office:value-type="float" office:value="0.82" calcext:value-type="float">
            <text:p>0.82</text:p>
          </table:table-cell>
          <table:table-cell table:formula="of:=[.D774]-[.E774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095000" calcext:value-type="float">
            <text:p>71095000</text:p>
          </table:table-cell>
          <table:table-cell table:formula="of:=[.B775]/1000000" office:value-type="float" office:value="71.095" calcext:value-type="float">
            <text:p>71.09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75]-[.E775])" office:value-type="float" office:value="0.82" calcext:value-type="float">
            <text:p>0.82</text:p>
          </table:table-cell>
          <table:table-cell table:formula="of:=[.D775]-[.E775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115000" calcext:value-type="float">
            <text:p>71115000</text:p>
          </table:table-cell>
          <table:table-cell table:formula="of:=[.B776]/1000000" office:value-type="float" office:value="71.115" calcext:value-type="float">
            <text:p>71.11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76]-[.E776])" office:value-type="float" office:value="0.82" calcext:value-type="float">
            <text:p>0.82</text:p>
          </table:table-cell>
          <table:table-cell table:formula="of:=[.D776]-[.E776]" office:value-type="float" office:value="-0.82" calcext:value-type="float">
            <text:p>-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135000" calcext:value-type="float">
            <text:p>71135000</text:p>
          </table:table-cell>
          <table:table-cell table:formula="of:=[.B777]/1000000" office:value-type="float" office:value="71.135" calcext:value-type="float">
            <text:p>71.13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77]-[.E777])" office:value-type="float" office:value="0.81" calcext:value-type="float">
            <text:p>0.81</text:p>
          </table:table-cell>
          <table:table-cell table:formula="of:=[.D777]-[.E777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155000" calcext:value-type="float">
            <text:p>71155000</text:p>
          </table:table-cell>
          <table:table-cell table:formula="of:=[.B778]/1000000" office:value-type="float" office:value="71.155" calcext:value-type="float">
            <text:p>71.15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78]-[.E778])" office:value-type="float" office:value="0.81" calcext:value-type="float">
            <text:p>0.81</text:p>
          </table:table-cell>
          <table:table-cell table:formula="of:=[.D778]-[.E778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175000" calcext:value-type="float">
            <text:p>71175000</text:p>
          </table:table-cell>
          <table:table-cell table:formula="of:=[.B779]/1000000" office:value-type="float" office:value="71.175" calcext:value-type="float">
            <text:p>71.17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79]-[.E779])" office:value-type="float" office:value="0.81" calcext:value-type="float">
            <text:p>0.81</text:p>
          </table:table-cell>
          <table:table-cell table:formula="of:=[.D779]-[.E779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195000" calcext:value-type="float">
            <text:p>71195000</text:p>
          </table:table-cell>
          <table:table-cell table:formula="of:=[.B780]/1000000" office:value-type="float" office:value="71.195" calcext:value-type="float">
            <text:p>71.19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80]-[.E780])" office:value-type="float" office:value="0.81" calcext:value-type="float">
            <text:p>0.81</text:p>
          </table:table-cell>
          <table:table-cell table:formula="of:=[.D780]-[.E780]" office:value-type="float" office:value="-0.81" calcext:value-type="float">
            <text:p>-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215000" calcext:value-type="float">
            <text:p>71215000</text:p>
          </table:table-cell>
          <table:table-cell table:formula="of:=[.B781]/1000000" office:value-type="float" office:value="71.215" calcext:value-type="float">
            <text:p>71.2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781]-[.E781])" office:value-type="float" office:value="0.8" calcext:value-type="float">
            <text:p>0.8</text:p>
          </table:table-cell>
          <table:table-cell table:formula="of:=[.D781]-[.E781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235000" calcext:value-type="float">
            <text:p>71235000</text:p>
          </table:table-cell>
          <table:table-cell table:formula="of:=[.B782]/1000000" office:value-type="float" office:value="71.235" calcext:value-type="float">
            <text:p>71.2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782]-[.E782])" office:value-type="float" office:value="0.8" calcext:value-type="float">
            <text:p>0.8</text:p>
          </table:table-cell>
          <table:table-cell table:formula="of:=[.D782]-[.E782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255000" calcext:value-type="float">
            <text:p>71255000</text:p>
          </table:table-cell>
          <table:table-cell table:formula="of:=[.B783]/1000000" office:value-type="float" office:value="71.255" calcext:value-type="float">
            <text:p>71.2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783]-[.E783])" office:value-type="float" office:value="0.8" calcext:value-type="float">
            <text:p>0.8</text:p>
          </table:table-cell>
          <table:table-cell table:formula="of:=[.D783]-[.E783]" office:value-type="float" office:value="-0.8" calcext:value-type="float">
            <text:p>-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275000" calcext:value-type="float">
            <text:p>71275000</text:p>
          </table:table-cell>
          <table:table-cell table:formula="of:=[.B784]/1000000" office:value-type="float" office:value="71.275" calcext:value-type="float">
            <text:p>71.27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784]-[.E784])" office:value-type="float" office:value="0.79" calcext:value-type="float">
            <text:p>0.79</text:p>
          </table:table-cell>
          <table:table-cell table:formula="of:=[.D784]-[.E784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295000" calcext:value-type="float">
            <text:p>71295000</text:p>
          </table:table-cell>
          <table:table-cell table:formula="of:=[.B785]/1000000" office:value-type="float" office:value="71.295" calcext:value-type="float">
            <text:p>71.29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785]-[.E785])" office:value-type="float" office:value="0.79" calcext:value-type="float">
            <text:p>0.79</text:p>
          </table:table-cell>
          <table:table-cell table:formula="of:=[.D785]-[.E785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5000" calcext:value-type="float">
            <text:p>71315000</text:p>
          </table:table-cell>
          <table:table-cell table:formula="of:=[.B786]/1000000" office:value-type="float" office:value="71.315" calcext:value-type="float">
            <text:p>71.31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786]-[.E786])" office:value-type="float" office:value="0.79" calcext:value-type="float">
            <text:p>0.79</text:p>
          </table:table-cell>
          <table:table-cell table:formula="of:=[.D786]-[.E786]" office:value-type="float" office:value="-0.79" calcext:value-type="float">
            <text:p>-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35000" calcext:value-type="float">
            <text:p>71335000</text:p>
          </table:table-cell>
          <table:table-cell table:formula="of:=[.B787]/1000000" office:value-type="float" office:value="71.335" calcext:value-type="float">
            <text:p>71.33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787]-[.E787])" office:value-type="float" office:value="0.78" calcext:value-type="float">
            <text:p>0.78</text:p>
          </table:table-cell>
          <table:table-cell table:formula="of:=[.D787]-[.E787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55000" calcext:value-type="float">
            <text:p>71355000</text:p>
          </table:table-cell>
          <table:table-cell table:formula="of:=[.B788]/1000000" office:value-type="float" office:value="71.355" calcext:value-type="float">
            <text:p>71.35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788]-[.E788])" office:value-type="float" office:value="0.78" calcext:value-type="float">
            <text:p>0.78</text:p>
          </table:table-cell>
          <table:table-cell table:formula="of:=[.D788]-[.E788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75000" calcext:value-type="float">
            <text:p>71375000</text:p>
          </table:table-cell>
          <table:table-cell table:formula="of:=[.B789]/1000000" office:value-type="float" office:value="71.375" calcext:value-type="float">
            <text:p>71.37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789]-[.E789])" office:value-type="float" office:value="0.78" calcext:value-type="float">
            <text:p>0.78</text:p>
          </table:table-cell>
          <table:table-cell table:formula="of:=[.D789]-[.E789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95000" calcext:value-type="float">
            <text:p>71395000</text:p>
          </table:table-cell>
          <table:table-cell table:formula="of:=[.B790]/1000000" office:value-type="float" office:value="71.395" calcext:value-type="float">
            <text:p>71.39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790]-[.E790])" office:value-type="float" office:value="0.78" calcext:value-type="float">
            <text:p>0.78</text:p>
          </table:table-cell>
          <table:table-cell table:formula="of:=[.D790]-[.E790]" office:value-type="float" office:value="-0.78" calcext:value-type="float">
            <text:p>-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415000" calcext:value-type="float">
            <text:p>71415000</text:p>
          </table:table-cell>
          <table:table-cell table:formula="of:=[.B791]/1000000" office:value-type="float" office:value="71.415" calcext:value-type="float">
            <text:p>71.41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791]-[.E791])" office:value-type="float" office:value="0.77" calcext:value-type="float">
            <text:p>0.77</text:p>
          </table:table-cell>
          <table:table-cell table:formula="of:=[.D791]-[.E791]" office:value-type="float" office:value="-0.77" calcext:value-type="float">
            <text:p>-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435000" calcext:value-type="float">
            <text:p>71435000</text:p>
          </table:table-cell>
          <table:table-cell table:formula="of:=[.B792]/1000000" office:value-type="float" office:value="71.435" calcext:value-type="float">
            <text:p>71.43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792]-[.E792])" office:value-type="float" office:value="0.77" calcext:value-type="float">
            <text:p>0.77</text:p>
          </table:table-cell>
          <table:table-cell table:formula="of:=[.D792]-[.E792]" office:value-type="float" office:value="-0.77" calcext:value-type="float">
            <text:p>-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455000" calcext:value-type="float">
            <text:p>71455000</text:p>
          </table:table-cell>
          <table:table-cell table:formula="of:=[.B793]/1000000" office:value-type="float" office:value="71.455" calcext:value-type="float">
            <text:p>71.45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793]-[.E793])" office:value-type="float" office:value="0.77" calcext:value-type="float">
            <text:p>0.77</text:p>
          </table:table-cell>
          <table:table-cell table:formula="of:=[.D793]-[.E793]" office:value-type="float" office:value="-0.77" calcext:value-type="float">
            <text:p>-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475000" calcext:value-type="float">
            <text:p>71475000</text:p>
          </table:table-cell>
          <table:table-cell table:formula="of:=[.B794]/1000000" office:value-type="float" office:value="71.475" calcext:value-type="float">
            <text:p>71.47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794]-[.E794])" office:value-type="float" office:value="0.77" calcext:value-type="float">
            <text:p>0.77</text:p>
          </table:table-cell>
          <table:table-cell table:formula="of:=[.D794]-[.E794]" office:value-type="float" office:value="-0.77" calcext:value-type="float">
            <text:p>-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495000" calcext:value-type="float">
            <text:p>71495000</text:p>
          </table:table-cell>
          <table:table-cell table:formula="of:=[.B795]/1000000" office:value-type="float" office:value="71.495" calcext:value-type="float">
            <text:p>71.49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795]-[.E795])" office:value-type="float" office:value="0.76" calcext:value-type="float">
            <text:p>0.76</text:p>
          </table:table-cell>
          <table:table-cell table:formula="of:=[.D795]-[.E795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515000" calcext:value-type="float">
            <text:p>71515000</text:p>
          </table:table-cell>
          <table:table-cell table:formula="of:=[.B796]/1000000" office:value-type="float" office:value="71.515" calcext:value-type="float">
            <text:p>71.51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796]-[.E796])" office:value-type="float" office:value="0.76" calcext:value-type="float">
            <text:p>0.76</text:p>
          </table:table-cell>
          <table:table-cell table:formula="of:=[.D796]-[.E796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535000" calcext:value-type="float">
            <text:p>71535000</text:p>
          </table:table-cell>
          <table:table-cell table:formula="of:=[.B797]/1000000" office:value-type="float" office:value="71.535" calcext:value-type="float">
            <text:p>71.53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797]-[.E797])" office:value-type="float" office:value="0.76" calcext:value-type="float">
            <text:p>0.76</text:p>
          </table:table-cell>
          <table:table-cell table:formula="of:=[.D797]-[.E797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555000" calcext:value-type="float">
            <text:p>71555000</text:p>
          </table:table-cell>
          <table:table-cell table:formula="of:=[.B798]/1000000" office:value-type="float" office:value="71.555" calcext:value-type="float">
            <text:p>71.55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798]-[.E798])" office:value-type="float" office:value="0.76" calcext:value-type="float">
            <text:p>0.76</text:p>
          </table:table-cell>
          <table:table-cell table:formula="of:=[.D798]-[.E798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575000" calcext:value-type="float">
            <text:p>71575000</text:p>
          </table:table-cell>
          <table:table-cell table:formula="of:=[.B799]/1000000" office:value-type="float" office:value="71.575" calcext:value-type="float">
            <text:p>71.57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799]-[.E799])" office:value-type="float" office:value="0.76" calcext:value-type="float">
            <text:p>0.76</text:p>
          </table:table-cell>
          <table:table-cell table:formula="of:=[.D799]-[.E799]"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595000" calcext:value-type="float">
            <text:p>71595000</text:p>
          </table:table-cell>
          <table:table-cell table:formula="of:=[.B800]/1000000" office:value-type="float" office:value="71.595" calcext:value-type="float">
            <text:p>71.59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800]-[.E800])" office:value-type="float" office:value="0.75" calcext:value-type="float">
            <text:p>0.75</text:p>
          </table:table-cell>
          <table:table-cell table:formula="of:=[.D800]-[.E800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615000" calcext:value-type="float">
            <text:p>71615000</text:p>
          </table:table-cell>
          <table:table-cell table:formula="of:=[.B801]/1000000" office:value-type="float" office:value="71.615" calcext:value-type="float">
            <text:p>71.61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801]-[.E801])" office:value-type="float" office:value="0.75" calcext:value-type="float">
            <text:p>0.75</text:p>
          </table:table-cell>
          <table:table-cell table:formula="of:=[.D801]-[.E801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635000" calcext:value-type="float">
            <text:p>71635000</text:p>
          </table:table-cell>
          <table:table-cell table:formula="of:=[.B802]/1000000" office:value-type="float" office:value="71.635" calcext:value-type="float">
            <text:p>71.63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802]-[.E802])" office:value-type="float" office:value="0.75" calcext:value-type="float">
            <text:p>0.75</text:p>
          </table:table-cell>
          <table:table-cell table:formula="of:=[.D802]-[.E802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655000" calcext:value-type="float">
            <text:p>71655000</text:p>
          </table:table-cell>
          <table:table-cell table:formula="of:=[.B803]/1000000" office:value-type="float" office:value="71.655" calcext:value-type="float">
            <text:p>71.65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803]-[.E803])" office:value-type="float" office:value="0.75" calcext:value-type="float">
            <text:p>0.75</text:p>
          </table:table-cell>
          <table:table-cell table:formula="of:=[.D803]-[.E803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675000" calcext:value-type="float">
            <text:p>71675000</text:p>
          </table:table-cell>
          <table:table-cell table:formula="of:=[.B804]/1000000" office:value-type="float" office:value="71.675" calcext:value-type="float">
            <text:p>71.6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804]-[.E804])" office:value-type="float" office:value="0.75" calcext:value-type="float">
            <text:p>0.75</text:p>
          </table:table-cell>
          <table:table-cell table:formula="of:=[.D804]-[.E804]" office:value-type="float" office:value="-0.75" calcext:value-type="float">
            <text:p>-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695000" calcext:value-type="float">
            <text:p>71695000</text:p>
          </table:table-cell>
          <table:table-cell table:formula="of:=[.B805]/1000000" office:value-type="float" office:value="71.695" calcext:value-type="float">
            <text:p>71.69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805]-[.E805])" office:value-type="float" office:value="0.74" calcext:value-type="float">
            <text:p>0.74</text:p>
          </table:table-cell>
          <table:table-cell table:formula="of:=[.D805]-[.E805]" office:value-type="float" office:value="-0.74" calcext:value-type="float">
            <text:p>-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715000" calcext:value-type="float">
            <text:p>71715000</text:p>
          </table:table-cell>
          <table:table-cell table:formula="of:=[.B806]/1000000" office:value-type="float" office:value="71.715" calcext:value-type="float">
            <text:p>71.71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806]-[.E806])" office:value-type="float" office:value="0.74" calcext:value-type="float">
            <text:p>0.74</text:p>
          </table:table-cell>
          <table:table-cell table:formula="of:=[.D806]-[.E806]" office:value-type="float" office:value="-0.74" calcext:value-type="float">
            <text:p>-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735000" calcext:value-type="float">
            <text:p>71735000</text:p>
          </table:table-cell>
          <table:table-cell table:formula="of:=[.B807]/1000000" office:value-type="float" office:value="71.735" calcext:value-type="float">
            <text:p>71.73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807]-[.E807])" office:value-type="float" office:value="0.74" calcext:value-type="float">
            <text:p>0.74</text:p>
          </table:table-cell>
          <table:table-cell table:formula="of:=[.D807]-[.E807]" office:value-type="float" office:value="-0.74" calcext:value-type="float">
            <text:p>-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755000" calcext:value-type="float">
            <text:p>71755000</text:p>
          </table:table-cell>
          <table:table-cell table:formula="of:=[.B808]/1000000" office:value-type="float" office:value="71.755" calcext:value-type="float">
            <text:p>71.75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808]-[.E808])" office:value-type="float" office:value="0.74" calcext:value-type="float">
            <text:p>0.74</text:p>
          </table:table-cell>
          <table:table-cell table:formula="of:=[.D808]-[.E808]" office:value-type="float" office:value="-0.74" calcext:value-type="float">
            <text:p>-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775000" calcext:value-type="float">
            <text:p>71775000</text:p>
          </table:table-cell>
          <table:table-cell table:formula="of:=[.B809]/1000000" office:value-type="float" office:value="71.775" calcext:value-type="float">
            <text:p>71.77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809]-[.E809])" office:value-type="float" office:value="0.73" calcext:value-type="float">
            <text:p>0.73</text:p>
          </table:table-cell>
          <table:table-cell table:formula="of:=[.D809]-[.E809]" office:value-type="float" office:value="-0.73" calcext:value-type="float">
            <text:p>-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795000" calcext:value-type="float">
            <text:p>71795000</text:p>
          </table:table-cell>
          <table:table-cell table:formula="of:=[.B810]/1000000" office:value-type="float" office:value="71.795" calcext:value-type="float">
            <text:p>71.7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810]-[.E810])" office:value-type="float" office:value="0.73" calcext:value-type="float">
            <text:p>0.73</text:p>
          </table:table-cell>
          <table:table-cell table:formula="of:=[.D810]-[.E810]" office:value-type="float" office:value="-0.73" calcext:value-type="float">
            <text:p>-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815000" calcext:value-type="float">
            <text:p>71815000</text:p>
          </table:table-cell>
          <table:table-cell table:formula="of:=[.B811]/1000000" office:value-type="float" office:value="71.815" calcext:value-type="float">
            <text:p>71.81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811]-[.E811])" office:value-type="float" office:value="0.73" calcext:value-type="float">
            <text:p>0.73</text:p>
          </table:table-cell>
          <table:table-cell table:formula="of:=[.D811]-[.E811]" office:value-type="float" office:value="-0.73" calcext:value-type="float">
            <text:p>-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835000" calcext:value-type="float">
            <text:p>71835000</text:p>
          </table:table-cell>
          <table:table-cell table:formula="of:=[.B812]/1000000" office:value-type="float" office:value="71.835" calcext:value-type="float">
            <text:p>71.83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812]-[.E812])" office:value-type="float" office:value="0.73" calcext:value-type="float">
            <text:p>0.73</text:p>
          </table:table-cell>
          <table:table-cell table:formula="of:=[.D812]-[.E812]" office:value-type="float" office:value="-0.73" calcext:value-type="float">
            <text:p>-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855000" calcext:value-type="float">
            <text:p>71855000</text:p>
          </table:table-cell>
          <table:table-cell table:formula="of:=[.B813]/1000000" office:value-type="float" office:value="71.855" calcext:value-type="float">
            <text:p>71.85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813]-[.E813])" office:value-type="float" office:value="0.72" calcext:value-type="float">
            <text:p>0.72</text:p>
          </table:table-cell>
          <table:table-cell table:formula="of:=[.D813]-[.E813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875000" calcext:value-type="float">
            <text:p>71875000</text:p>
          </table:table-cell>
          <table:table-cell table:formula="of:=[.B814]/1000000" office:value-type="float" office:value="71.875" calcext:value-type="float">
            <text:p>71.87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814]-[.E814])" office:value-type="float" office:value="0.72" calcext:value-type="float">
            <text:p>0.72</text:p>
          </table:table-cell>
          <table:table-cell table:formula="of:=[.D814]-[.E814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895000" calcext:value-type="float">
            <text:p>71895000</text:p>
          </table:table-cell>
          <table:table-cell table:formula="of:=[.B815]/1000000" office:value-type="float" office:value="71.895" calcext:value-type="float">
            <text:p>71.89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815]-[.E815])" office:value-type="float" office:value="0.72" calcext:value-type="float">
            <text:p>0.72</text:p>
          </table:table-cell>
          <table:table-cell table:formula="of:=[.D815]-[.E815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915000" calcext:value-type="float">
            <text:p>71915000</text:p>
          </table:table-cell>
          <table:table-cell table:formula="of:=[.B816]/1000000" office:value-type="float" office:value="71.915" calcext:value-type="float">
            <text:p>71.91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816]-[.E816])" office:value-type="float" office:value="0.72" calcext:value-type="float">
            <text:p>0.72</text:p>
          </table:table-cell>
          <table:table-cell table:formula="of:=[.D816]-[.E816]" office:value-type="float" office:value="-0.72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935000" calcext:value-type="float">
            <text:p>71935000</text:p>
          </table:table-cell>
          <table:table-cell table:formula="of:=[.B817]/1000000" office:value-type="float" office:value="71.935" calcext:value-type="float">
            <text:p>71.93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817]-[.E817])" office:value-type="float" office:value="0.71" calcext:value-type="float">
            <text:p>0.71</text:p>
          </table:table-cell>
          <table:table-cell table:formula="of:=[.D817]-[.E817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955000" calcext:value-type="float">
            <text:p>71955000</text:p>
          </table:table-cell>
          <table:table-cell table:formula="of:=[.B818]/1000000" office:value-type="float" office:value="71.955" calcext:value-type="float">
            <text:p>71.95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818]-[.E818])" office:value-type="float" office:value="0.71" calcext:value-type="float">
            <text:p>0.71</text:p>
          </table:table-cell>
          <table:table-cell table:formula="of:=[.D818]-[.E818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975000" calcext:value-type="float">
            <text:p>71975000</text:p>
          </table:table-cell>
          <table:table-cell table:formula="of:=[.B819]/1000000" office:value-type="float" office:value="71.975" calcext:value-type="float">
            <text:p>71.97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819]-[.E819])" office:value-type="float" office:value="0.71" calcext:value-type="float">
            <text:p>0.71</text:p>
          </table:table-cell>
          <table:table-cell table:formula="of:=[.D819]-[.E819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995000" calcext:value-type="float">
            <text:p>71995000</text:p>
          </table:table-cell>
          <table:table-cell table:formula="of:=[.B820]/1000000" office:value-type="float" office:value="71.995" calcext:value-type="float">
            <text:p>71.99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820]-[.E820])" office:value-type="float" office:value="0.71" calcext:value-type="float">
            <text:p>0.71</text:p>
          </table:table-cell>
          <table:table-cell table:formula="of:=[.D820]-[.E820]" office:value-type="float" office:value="-0.71" calcext:value-type="float">
            <text:p>-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15000" calcext:value-type="float">
            <text:p>72015000</text:p>
          </table:table-cell>
          <table:table-cell table:formula="of:=[.B821]/1000000" office:value-type="float" office:value="72.015" calcext:value-type="float">
            <text:p>72.01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821]-[.E821])" office:value-type="float" office:value="0.7" calcext:value-type="float">
            <text:p>0.7</text:p>
          </table:table-cell>
          <table:table-cell table:formula="of:=[.D821]-[.E821]" office:value-type="float" office:value="-0.7" calcext:value-type="float">
            <text:p>-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35000" calcext:value-type="float">
            <text:p>72035000</text:p>
          </table:table-cell>
          <table:table-cell table:formula="of:=[.B822]/1000000" office:value-type="float" office:value="72.035" calcext:value-type="float">
            <text:p>72.035</text:p>
          </table:table-cell>
          <table:table-cell office:value-type="float" office:value="32.47" calcext:value-type="float">
            <text:p>32.47</text:p>
          </table:table-cell>
          <table:table-cell office:value-type="float" office:value="0.89" calcext:value-type="float">
            <text:p>0.89</text:p>
          </table:table-cell>
          <table:table-cell table:formula="of:=ABS([.D822]-[.E822])" office:value-type="float" office:value="31.58" calcext:value-type="float">
            <text:p>31.58</text:p>
          </table:table-cell>
          <table:table-cell table:formula="of:=[.D822]-[.E822]" office:value-type="float" office:value="31.58" calcext:value-type="float">
            <text:p>31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55000" calcext:value-type="float">
            <text:p>72055000</text:p>
          </table:table-cell>
          <table:table-cell table:formula="of:=[.B823]/1000000" office:value-type="float" office:value="72.055" calcext:value-type="float">
            <text:p>72.055</text:p>
          </table:table-cell>
          <table:table-cell office:value-type="float" office:value="32.47" calcext:value-type="float">
            <text:p>32.47</text:p>
          </table:table-cell>
          <table:table-cell office:value-type="float" office:value="1.25" calcext:value-type="float">
            <text:p>1.25</text:p>
          </table:table-cell>
          <table:table-cell table:formula="of:=ABS([.D823]-[.E823])" office:value-type="float" office:value="31.22" calcext:value-type="float">
            <text:p>31.22</text:p>
          </table:table-cell>
          <table:table-cell table:formula="of:=[.D823]-[.E823]" office:value-type="float" office:value="31.22" calcext:value-type="float">
            <text:p>31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75000" calcext:value-type="float">
            <text:p>72075000</text:p>
          </table:table-cell>
          <table:table-cell table:formula="of:=[.B824]/1000000" office:value-type="float" office:value="72.075" calcext:value-type="float">
            <text:p>72.075</text:p>
          </table:table-cell>
          <table:table-cell office:value-type="float" office:value="32.47" calcext:value-type="float">
            <text:p>32.47</text:p>
          </table:table-cell>
          <table:table-cell office:value-type="float" office:value="1.75" calcext:value-type="float">
            <text:p>1.75</text:p>
          </table:table-cell>
          <table:table-cell table:formula="of:=ABS([.D824]-[.E824])" office:value-type="float" office:value="30.72" calcext:value-type="float">
            <text:p>30.72</text:p>
          </table:table-cell>
          <table:table-cell table:formula="of:=[.D824]-[.E824]" office:value-type="float" office:value="30.72" calcext:value-type="float">
            <text:p>3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95000" calcext:value-type="float">
            <text:p>72095000</text:p>
          </table:table-cell>
          <table:table-cell table:formula="of:=[.B825]/1000000" office:value-type="float" office:value="72.095" calcext:value-type="float">
            <text:p>72.095</text:p>
          </table:table-cell>
          <table:table-cell office:value-type="float" office:value="32.47" calcext:value-type="float">
            <text:p>32.47</text:p>
          </table:table-cell>
          <table:table-cell office:value-type="float" office:value="2.38" calcext:value-type="float">
            <text:p>2.38</text:p>
          </table:table-cell>
          <table:table-cell table:formula="of:=ABS([.D825]-[.E825])" office:value-type="float" office:value="30.09" calcext:value-type="float">
            <text:p>30.09</text:p>
          </table:table-cell>
          <table:table-cell table:formula="of:=[.D825]-[.E825]" office:value-type="float" office:value="30.09" calcext:value-type="float">
            <text:p>30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115000" calcext:value-type="float">
            <text:p>72115000</text:p>
          </table:table-cell>
          <table:table-cell table:formula="of:=[.B826]/1000000" office:value-type="float" office:value="72.115" calcext:value-type="float">
            <text:p>72.115</text:p>
          </table:table-cell>
          <table:table-cell office:value-type="float" office:value="32.47" calcext:value-type="float">
            <text:p>32.47</text:p>
          </table:table-cell>
          <table:table-cell office:value-type="float" office:value="3.12" calcext:value-type="float">
            <text:p>3.12</text:p>
          </table:table-cell>
          <table:table-cell table:formula="of:=ABS([.D826]-[.E826])" office:value-type="float" office:value="29.35" calcext:value-type="float">
            <text:p>29.35</text:p>
          </table:table-cell>
          <table:table-cell table:formula="of:=[.D826]-[.E826]" office:value-type="float" office:value="29.35" calcext:value-type="float">
            <text:p>2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135000" calcext:value-type="float">
            <text:p>72135000</text:p>
          </table:table-cell>
          <table:table-cell table:formula="of:=[.B827]/1000000" office:value-type="float" office:value="72.135" calcext:value-type="float">
            <text:p>72.135</text:p>
          </table:table-cell>
          <table:table-cell office:value-type="float" office:value="32.47" calcext:value-type="float">
            <text:p>32.47</text:p>
          </table:table-cell>
          <table:table-cell office:value-type="float" office:value="3.95" calcext:value-type="float">
            <text:p>3.95</text:p>
          </table:table-cell>
          <table:table-cell table:formula="of:=ABS([.D827]-[.E827])" office:value-type="float" office:value="28.52" calcext:value-type="float">
            <text:p>28.52</text:p>
          </table:table-cell>
          <table:table-cell table:formula="of:=[.D827]-[.E827]" office:value-type="float" office:value="28.52" calcext:value-type="float">
            <text:p>28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155000" calcext:value-type="float">
            <text:p>72155000</text:p>
          </table:table-cell>
          <table:table-cell table:formula="of:=[.B828]/1000000" office:value-type="float" office:value="72.155" calcext:value-type="float">
            <text:p>72.155</text:p>
          </table:table-cell>
          <table:table-cell office:value-type="float" office:value="32.47" calcext:value-type="float">
            <text:p>32.47</text:p>
          </table:table-cell>
          <table:table-cell office:value-type="float" office:value="4.87" calcext:value-type="float">
            <text:p>4.87</text:p>
          </table:table-cell>
          <table:table-cell table:formula="of:=ABS([.D828]-[.E828])" office:value-type="float" office:value="27.6" calcext:value-type="float">
            <text:p>27.6</text:p>
          </table:table-cell>
          <table:table-cell table:formula="of:=[.D828]-[.E828]" office:value-type="float" office:value="27.6" calcext:value-type="float">
            <text:p>2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175000" calcext:value-type="float">
            <text:p>72175000</text:p>
          </table:table-cell>
          <table:table-cell table:formula="of:=[.B829]/1000000" office:value-type="float" office:value="72.175" calcext:value-type="float">
            <text:p>72.175</text:p>
          </table:table-cell>
          <table:table-cell office:value-type="float" office:value="32.47" calcext:value-type="float">
            <text:p>32.47</text:p>
          </table:table-cell>
          <table:table-cell office:value-type="float" office:value="5.86" calcext:value-type="float">
            <text:p>5.86</text:p>
          </table:table-cell>
          <table:table-cell table:formula="of:=ABS([.D829]-[.E829])" office:value-type="float" office:value="26.61" calcext:value-type="float">
            <text:p>26.61</text:p>
          </table:table-cell>
          <table:table-cell table:formula="of:=[.D829]-[.E829]" office:value-type="float" office:value="26.61" calcext:value-type="float">
            <text:p>26.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195000" calcext:value-type="float">
            <text:p>72195000</text:p>
          </table:table-cell>
          <table:table-cell table:formula="of:=[.B830]/1000000" office:value-type="float" office:value="72.195" calcext:value-type="float">
            <text:p>72.195</text:p>
          </table:table-cell>
          <table:table-cell office:value-type="float" office:value="32.47" calcext:value-type="float">
            <text:p>32.47</text:p>
          </table:table-cell>
          <table:table-cell office:value-type="float" office:value="6.91" calcext:value-type="float">
            <text:p>6.91</text:p>
          </table:table-cell>
          <table:table-cell table:formula="of:=ABS([.D830]-[.E830])" office:value-type="float" office:value="25.56" calcext:value-type="float">
            <text:p>25.56</text:p>
          </table:table-cell>
          <table:table-cell table:formula="of:=[.D830]-[.E830]" office:value-type="float" office:value="25.56" calcext:value-type="float">
            <text:p>25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215000" calcext:value-type="float">
            <text:p>72215000</text:p>
          </table:table-cell>
          <table:table-cell table:formula="of:=[.B831]/1000000" office:value-type="float" office:value="72.215" calcext:value-type="float">
            <text:p>72.215</text:p>
          </table:table-cell>
          <table:table-cell office:value-type="float" office:value="32.47" calcext:value-type="float">
            <text:p>32.47</text:p>
          </table:table-cell>
          <table:table-cell office:value-type="float" office:value="8.01" calcext:value-type="float">
            <text:p>8.01</text:p>
          </table:table-cell>
          <table:table-cell table:formula="of:=ABS([.D831]-[.E831])" office:value-type="float" office:value="24.46" calcext:value-type="float">
            <text:p>24.46</text:p>
          </table:table-cell>
          <table:table-cell table:formula="of:=[.D831]-[.E831]" office:value-type="float" office:value="24.46" calcext:value-type="float">
            <text:p>24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235000" calcext:value-type="float">
            <text:p>72235000</text:p>
          </table:table-cell>
          <table:table-cell table:formula="of:=[.B832]/1000000" office:value-type="float" office:value="72.235" calcext:value-type="float">
            <text:p>72.235</text:p>
          </table:table-cell>
          <table:table-cell office:value-type="float" office:value="32.46" calcext:value-type="float">
            <text:p>32.46</text:p>
          </table:table-cell>
          <table:table-cell office:value-type="float" office:value="9.12" calcext:value-type="float">
            <text:p>9.12</text:p>
          </table:table-cell>
          <table:table-cell table:formula="of:=ABS([.D832]-[.E832])" office:value-type="float" office:value="23.34" calcext:value-type="float">
            <text:p>23.34</text:p>
          </table:table-cell>
          <table:table-cell table:formula="of:=[.D832]-[.E832]" office:value-type="float" office:value="23.34" calcext:value-type="float">
            <text:p>23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255000" calcext:value-type="float">
            <text:p>72255000</text:p>
          </table:table-cell>
          <table:table-cell table:formula="of:=[.B833]/1000000" office:value-type="float" office:value="72.255" calcext:value-type="float">
            <text:p>72.255</text:p>
          </table:table-cell>
          <table:table-cell office:value-type="float" office:value="32.46" calcext:value-type="float">
            <text:p>32.46</text:p>
          </table:table-cell>
          <table:table-cell office:value-type="float" office:value="10.25" calcext:value-type="float">
            <text:p>10.25</text:p>
          </table:table-cell>
          <table:table-cell table:formula="of:=ABS([.D833]-[.E833])" office:value-type="float" office:value="22.21" calcext:value-type="float">
            <text:p>22.21</text:p>
          </table:table-cell>
          <table:table-cell table:formula="of:=[.D833]-[.E833]" office:value-type="float" office:value="22.21" calcext:value-type="float">
            <text:p>22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275000" calcext:value-type="float">
            <text:p>72275000</text:p>
          </table:table-cell>
          <table:table-cell table:formula="of:=[.B834]/1000000" office:value-type="float" office:value="72.275" calcext:value-type="float">
            <text:p>72.275</text:p>
          </table:table-cell>
          <table:table-cell office:value-type="float" office:value="32.46" calcext:value-type="float">
            <text:p>32.46</text:p>
          </table:table-cell>
          <table:table-cell office:value-type="float" office:value="11.38" calcext:value-type="float">
            <text:p>11.38</text:p>
          </table:table-cell>
          <table:table-cell table:formula="of:=ABS([.D834]-[.E834])" office:value-type="float" office:value="21.08" calcext:value-type="float">
            <text:p>21.08</text:p>
          </table:table-cell>
          <table:table-cell table:formula="of:=[.D834]-[.E834]" office:value-type="float" office:value="21.08" calcext:value-type="float">
            <text:p>21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295000" calcext:value-type="float">
            <text:p>72295000</text:p>
          </table:table-cell>
          <table:table-cell table:formula="of:=[.B835]/1000000" office:value-type="float" office:value="72.295" calcext:value-type="float">
            <text:p>72.295</text:p>
          </table:table-cell>
          <table:table-cell office:value-type="float" office:value="32.46" calcext:value-type="float">
            <text:p>32.46</text:p>
          </table:table-cell>
          <table:table-cell office:value-type="float" office:value="12.51" calcext:value-type="float">
            <text:p>12.51</text:p>
          </table:table-cell>
          <table:table-cell table:formula="of:=ABS([.D835]-[.E835])" office:value-type="float" office:value="19.95" calcext:value-type="float">
            <text:p>19.95</text:p>
          </table:table-cell>
          <table:table-cell table:formula="of:=[.D835]-[.E835]" office:value-type="float" office:value="19.95" calcext:value-type="float">
            <text:p>19.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315000" calcext:value-type="float">
            <text:p>72315000</text:p>
          </table:table-cell>
          <table:table-cell table:formula="of:=[.B836]/1000000" office:value-type="float" office:value="72.315" calcext:value-type="float">
            <text:p>72.315</text:p>
          </table:table-cell>
          <table:table-cell office:value-type="float" office:value="32.46" calcext:value-type="float">
            <text:p>32.46</text:p>
          </table:table-cell>
          <table:table-cell office:value-type="float" office:value="13.61" calcext:value-type="float">
            <text:p>13.61</text:p>
          </table:table-cell>
          <table:table-cell table:formula="of:=ABS([.D836]-[.E836])" office:value-type="float" office:value="18.85" calcext:value-type="float">
            <text:p>18.85</text:p>
          </table:table-cell>
          <table:table-cell table:formula="of:=[.D836]-[.E836]" office:value-type="float" office:value="18.85" calcext:value-type="float">
            <text:p>18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335000" calcext:value-type="float">
            <text:p>72335000</text:p>
          </table:table-cell>
          <table:table-cell table:formula="of:=[.B837]/1000000" office:value-type="float" office:value="72.335" calcext:value-type="float">
            <text:p>72.335</text:p>
          </table:table-cell>
          <table:table-cell office:value-type="float" office:value="32.46" calcext:value-type="float">
            <text:p>32.46</text:p>
          </table:table-cell>
          <table:table-cell office:value-type="float" office:value="14.68" calcext:value-type="float">
            <text:p>14.68</text:p>
          </table:table-cell>
          <table:table-cell table:formula="of:=ABS([.D837]-[.E837])" office:value-type="float" office:value="17.78" calcext:value-type="float">
            <text:p>17.78</text:p>
          </table:table-cell>
          <table:table-cell table:formula="of:=[.D837]-[.E837]" office:value-type="float" office:value="17.78" calcext:value-type="float">
            <text:p>17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355000" calcext:value-type="float">
            <text:p>72355000</text:p>
          </table:table-cell>
          <table:table-cell table:formula="of:=[.B838]/1000000" office:value-type="float" office:value="72.355" calcext:value-type="float">
            <text:p>72.355</text:p>
          </table:table-cell>
          <table:table-cell office:value-type="float" office:value="32.46" calcext:value-type="float">
            <text:p>32.46</text:p>
          </table:table-cell>
          <table:table-cell office:value-type="float" office:value="15.72" calcext:value-type="float">
            <text:p>15.72</text:p>
          </table:table-cell>
          <table:table-cell table:formula="of:=ABS([.D838]-[.E838])" office:value-type="float" office:value="16.74" calcext:value-type="float">
            <text:p>16.74</text:p>
          </table:table-cell>
          <table:table-cell table:formula="of:=[.D838]-[.E838]" office:value-type="float" office:value="16.74" calcext:value-type="float">
            <text:p>16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375000" calcext:value-type="float">
            <text:p>72375000</text:p>
          </table:table-cell>
          <table:table-cell table:formula="of:=[.B839]/1000000" office:value-type="float" office:value="72.375" calcext:value-type="float">
            <text:p>72.375</text:p>
          </table:table-cell>
          <table:table-cell office:value-type="float" office:value="32.46" calcext:value-type="float">
            <text:p>32.46</text:p>
          </table:table-cell>
          <table:table-cell office:value-type="float" office:value="16.73" calcext:value-type="float">
            <text:p>16.73</text:p>
          </table:table-cell>
          <table:table-cell table:formula="of:=ABS([.D839]-[.E839])" office:value-type="float" office:value="15.73" calcext:value-type="float">
            <text:p>15.73</text:p>
          </table:table-cell>
          <table:table-cell table:formula="of:=[.D839]-[.E839]" office:value-type="float" office:value="15.73" calcext:value-type="float">
            <text:p>15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395000" calcext:value-type="float">
            <text:p>72395000</text:p>
          </table:table-cell>
          <table:table-cell table:formula="of:=[.B840]/1000000" office:value-type="float" office:value="72.395" calcext:value-type="float">
            <text:p>72.395</text:p>
          </table:table-cell>
          <table:table-cell office:value-type="float" office:value="32.46" calcext:value-type="float">
            <text:p>32.46</text:p>
          </table:table-cell>
          <table:table-cell office:value-type="float" office:value="17.69" calcext:value-type="float">
            <text:p>17.69</text:p>
          </table:table-cell>
          <table:table-cell table:formula="of:=ABS([.D840]-[.E840])" office:value-type="float" office:value="14.77" calcext:value-type="float">
            <text:p>14.77</text:p>
          </table:table-cell>
          <table:table-cell table:formula="of:=[.D840]-[.E840]" office:value-type="float" office:value="14.77" calcext:value-type="float">
            <text:p>14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415000" calcext:value-type="float">
            <text:p>72415000</text:p>
          </table:table-cell>
          <table:table-cell table:formula="of:=[.B841]/1000000" office:value-type="float" office:value="72.415" calcext:value-type="float">
            <text:p>72.415</text:p>
          </table:table-cell>
          <table:table-cell office:value-type="float" office:value="32.46" calcext:value-type="float">
            <text:p>32.46</text:p>
          </table:table-cell>
          <table:table-cell office:value-type="float" office:value="18.62" calcext:value-type="float">
            <text:p>18.62</text:p>
          </table:table-cell>
          <table:table-cell table:formula="of:=ABS([.D841]-[.E841])" office:value-type="float" office:value="13.84" calcext:value-type="float">
            <text:p>13.84</text:p>
          </table:table-cell>
          <table:table-cell table:formula="of:=[.D841]-[.E841]" office:value-type="float" office:value="13.84" calcext:value-type="float">
            <text:p>13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435000" calcext:value-type="float">
            <text:p>72435000</text:p>
          </table:table-cell>
          <table:table-cell table:formula="of:=[.B842]/1000000" office:value-type="float" office:value="72.435" calcext:value-type="float">
            <text:p>72.435</text:p>
          </table:table-cell>
          <table:table-cell office:value-type="float" office:value="32.46" calcext:value-type="float">
            <text:p>32.46</text:p>
          </table:table-cell>
          <table:table-cell office:value-type="float" office:value="19.48" calcext:value-type="float">
            <text:p>19.48</text:p>
          </table:table-cell>
          <table:table-cell table:formula="of:=ABS([.D842]-[.E842])" office:value-type="float" office:value="12.98" calcext:value-type="float">
            <text:p>12.98</text:p>
          </table:table-cell>
          <table:table-cell table:formula="of:=[.D842]-[.E842]" office:value-type="float" office:value="12.98" calcext:value-type="float">
            <text:p>12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455000" calcext:value-type="float">
            <text:p>72455000</text:p>
          </table:table-cell>
          <table:table-cell table:formula="of:=[.B843]/1000000" office:value-type="float" office:value="72.455" calcext:value-type="float">
            <text:p>72.455</text:p>
          </table:table-cell>
          <table:table-cell office:value-type="float" office:value="32.46" calcext:value-type="float">
            <text:p>32.46</text:p>
          </table:table-cell>
          <table:table-cell office:value-type="float" office:value="20.31" calcext:value-type="float">
            <text:p>20.31</text:p>
          </table:table-cell>
          <table:table-cell table:formula="of:=ABS([.D843]-[.E843])" office:value-type="float" office:value="12.15" calcext:value-type="float">
            <text:p>12.15</text:p>
          </table:table-cell>
          <table:table-cell table:formula="of:=[.D843]-[.E843]" office:value-type="float" office:value="12.15" calcext:value-type="float">
            <text:p>12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475000" calcext:value-type="float">
            <text:p>72475000</text:p>
          </table:table-cell>
          <table:table-cell table:formula="of:=[.B844]/1000000" office:value-type="float" office:value="72.475" calcext:value-type="float">
            <text:p>72.475</text:p>
          </table:table-cell>
          <table:table-cell office:value-type="float" office:value="32.46" calcext:value-type="float">
            <text:p>32.46</text:p>
          </table:table-cell>
          <table:table-cell office:value-type="float" office:value="21.1" calcext:value-type="float">
            <text:p>21.1</text:p>
          </table:table-cell>
          <table:table-cell table:formula="of:=ABS([.D844]-[.E844])" office:value-type="float" office:value="11.36" calcext:value-type="float">
            <text:p>11.36</text:p>
          </table:table-cell>
          <table:table-cell table:formula="of:=[.D844]-[.E844]" office:value-type="float" office:value="11.36" calcext:value-type="float">
            <text:p>11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495000" calcext:value-type="float">
            <text:p>72495000</text:p>
          </table:table-cell>
          <table:table-cell table:formula="of:=[.B845]/1000000" office:value-type="float" office:value="72.495" calcext:value-type="float">
            <text:p>72.495</text:p>
          </table:table-cell>
          <table:table-cell office:value-type="float" office:value="32.46" calcext:value-type="float">
            <text:p>32.46</text:p>
          </table:table-cell>
          <table:table-cell office:value-type="float" office:value="21.84" calcext:value-type="float">
            <text:p>21.84</text:p>
          </table:table-cell>
          <table:table-cell table:formula="of:=ABS([.D845]-[.E845])" office:value-type="float" office:value="10.62" calcext:value-type="float">
            <text:p>10.62</text:p>
          </table:table-cell>
          <table:table-cell table:formula="of:=[.D845]-[.E845]" office:value-type="float" office:value="10.62" calcext:value-type="float">
            <text:p>1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515000" calcext:value-type="float">
            <text:p>72515000</text:p>
          </table:table-cell>
          <table:table-cell table:formula="of:=[.B846]/1000000" office:value-type="float" office:value="72.515" calcext:value-type="float">
            <text:p>72.515</text:p>
          </table:table-cell>
          <table:table-cell office:value-type="float" office:value="32.47" calcext:value-type="float">
            <text:p>32.47</text:p>
          </table:table-cell>
          <table:table-cell office:value-type="float" office:value="22.54" calcext:value-type="float">
            <text:p>22.54</text:p>
          </table:table-cell>
          <table:table-cell table:formula="of:=ABS([.D846]-[.E846])" office:value-type="float" office:value="9.93" calcext:value-type="float">
            <text:p>9.93</text:p>
          </table:table-cell>
          <table:table-cell table:formula="of:=[.D846]-[.E846]" office:value-type="float" office:value="9.93" calcext:value-type="float">
            <text:p>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535000" calcext:value-type="float">
            <text:p>72535000</text:p>
          </table:table-cell>
          <table:table-cell table:formula="of:=[.B847]/1000000" office:value-type="float" office:value="72.535" calcext:value-type="float">
            <text:p>72.535</text:p>
          </table:table-cell>
          <table:table-cell office:value-type="float" office:value="32.47" calcext:value-type="float">
            <text:p>32.47</text:p>
          </table:table-cell>
          <table:table-cell office:value-type="float" office:value="23.19" calcext:value-type="float">
            <text:p>23.19</text:p>
          </table:table-cell>
          <table:table-cell table:formula="of:=ABS([.D847]-[.E847])" office:value-type="float" office:value="9.28" calcext:value-type="float">
            <text:p>9.28</text:p>
          </table:table-cell>
          <table:table-cell table:formula="of:=[.D847]-[.E847]" office:value-type="float" office:value="9.28" calcext:value-type="float">
            <text:p>9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555000" calcext:value-type="float">
            <text:p>72555000</text:p>
          </table:table-cell>
          <table:table-cell table:formula="of:=[.B848]/1000000" office:value-type="float" office:value="72.555" calcext:value-type="float">
            <text:p>72.555</text:p>
          </table:table-cell>
          <table:table-cell office:value-type="float" office:value="32.47" calcext:value-type="float">
            <text:p>32.47</text:p>
          </table:table-cell>
          <table:table-cell office:value-type="float" office:value="23.8" calcext:value-type="float">
            <text:p>23.8</text:p>
          </table:table-cell>
          <table:table-cell table:formula="of:=ABS([.D848]-[.E848])" office:value-type="float" office:value="8.67" calcext:value-type="float">
            <text:p>8.67</text:p>
          </table:table-cell>
          <table:table-cell table:formula="of:=[.D848]-[.E848]" office:value-type="float" office:value="8.67" calcext:value-type="float">
            <text:p>8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575000" calcext:value-type="float">
            <text:p>72575000</text:p>
          </table:table-cell>
          <table:table-cell table:formula="of:=[.B849]/1000000" office:value-type="float" office:value="72.575" calcext:value-type="float">
            <text:p>72.575</text:p>
          </table:table-cell>
          <table:table-cell office:value-type="float" office:value="32.47" calcext:value-type="float">
            <text:p>32.47</text:p>
          </table:table-cell>
          <table:table-cell office:value-type="float" office:value="24.38" calcext:value-type="float">
            <text:p>24.38</text:p>
          </table:table-cell>
          <table:table-cell table:formula="of:=ABS([.D849]-[.E849])" office:value-type="float" office:value="8.09" calcext:value-type="float">
            <text:p>8.09</text:p>
          </table:table-cell>
          <table:table-cell table:formula="of:=[.D849]-[.E849]" office:value-type="float" office:value="8.09" calcext:value-type="float">
            <text:p>8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595000" calcext:value-type="float">
            <text:p>72595000</text:p>
          </table:table-cell>
          <table:table-cell table:formula="of:=[.B850]/1000000" office:value-type="float" office:value="72.595" calcext:value-type="float">
            <text:p>72.595</text:p>
          </table:table-cell>
          <table:table-cell office:value-type="float" office:value="32.47" calcext:value-type="float">
            <text:p>32.47</text:p>
          </table:table-cell>
          <table:table-cell office:value-type="float" office:value="24.91" calcext:value-type="float">
            <text:p>24.91</text:p>
          </table:table-cell>
          <table:table-cell table:formula="of:=ABS([.D850]-[.E850])" office:value-type="float" office:value="7.56" calcext:value-type="float">
            <text:p>7.56</text:p>
          </table:table-cell>
          <table:table-cell table:formula="of:=[.D850]-[.E850]" office:value-type="float" office:value="7.56" calcext:value-type="float">
            <text:p>7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615000" calcext:value-type="float">
            <text:p>72615000</text:p>
          </table:table-cell>
          <table:table-cell table:formula="of:=[.B851]/1000000" office:value-type="float" office:value="72.615" calcext:value-type="float">
            <text:p>72.615</text:p>
          </table:table-cell>
          <table:table-cell office:value-type="float" office:value="32.47" calcext:value-type="float">
            <text:p>32.47</text:p>
          </table:table-cell>
          <table:table-cell office:value-type="float" office:value="25.41" calcext:value-type="float">
            <text:p>25.41</text:p>
          </table:table-cell>
          <table:table-cell table:formula="of:=ABS([.D851]-[.E851])" office:value-type="float" office:value="7.06" calcext:value-type="float">
            <text:p>7.06</text:p>
          </table:table-cell>
          <table:table-cell table:formula="of:=[.D851]-[.E851]" office:value-type="float" office:value="7.06" calcext:value-type="float">
            <text:p>7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635000" calcext:value-type="float">
            <text:p>72635000</text:p>
          </table:table-cell>
          <table:table-cell table:formula="of:=[.B852]/1000000" office:value-type="float" office:value="72.635" calcext:value-type="float">
            <text:p>72.635</text:p>
          </table:table-cell>
          <table:table-cell office:value-type="float" office:value="32.47" calcext:value-type="float">
            <text:p>32.47</text:p>
          </table:table-cell>
          <table:table-cell office:value-type="float" office:value="25.88" calcext:value-type="float">
            <text:p>25.88</text:p>
          </table:table-cell>
          <table:table-cell table:formula="of:=ABS([.D852]-[.E852])" office:value-type="float" office:value="6.59" calcext:value-type="float">
            <text:p>6.59</text:p>
          </table:table-cell>
          <table:table-cell table:formula="of:=[.D852]-[.E852]" office:value-type="float" office:value="6.59" calcext:value-type="float">
            <text:p>6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655000" calcext:value-type="float">
            <text:p>72655000</text:p>
          </table:table-cell>
          <table:table-cell table:formula="of:=[.B853]/1000000" office:value-type="float" office:value="72.655" calcext:value-type="float">
            <text:p>72.655</text:p>
          </table:table-cell>
          <table:table-cell office:value-type="float" office:value="32.47" calcext:value-type="float">
            <text:p>32.47</text:p>
          </table:table-cell>
          <table:table-cell office:value-type="float" office:value="26.31" calcext:value-type="float">
            <text:p>26.31</text:p>
          </table:table-cell>
          <table:table-cell table:formula="of:=ABS([.D853]-[.E853])" office:value-type="float" office:value="6.16" calcext:value-type="float">
            <text:p>6.16</text:p>
          </table:table-cell>
          <table:table-cell table:formula="of:=[.D853]-[.E853]" office:value-type="float" office:value="6.16" calcext:value-type="float">
            <text:p>6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675000" calcext:value-type="float">
            <text:p>72675000</text:p>
          </table:table-cell>
          <table:table-cell table:formula="of:=[.B854]/1000000" office:value-type="float" office:value="72.675" calcext:value-type="float">
            <text:p>72.675</text:p>
          </table:table-cell>
          <table:table-cell office:value-type="float" office:value="32.47" calcext:value-type="float">
            <text:p>32.47</text:p>
          </table:table-cell>
          <table:table-cell office:value-type="float" office:value="26.71" calcext:value-type="float">
            <text:p>26.71</text:p>
          </table:table-cell>
          <table:table-cell table:formula="of:=ABS([.D854]-[.E854])" office:value-type="float" office:value="5.76" calcext:value-type="float">
            <text:p>5.76</text:p>
          </table:table-cell>
          <table:table-cell table:formula="of:=[.D854]-[.E854]" office:value-type="float" office:value="5.76" calcext:value-type="float">
            <text:p>5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695000" calcext:value-type="float">
            <text:p>72695000</text:p>
          </table:table-cell>
          <table:table-cell table:formula="of:=[.B855]/1000000" office:value-type="float" office:value="72.695" calcext:value-type="float">
            <text:p>72.695</text:p>
          </table:table-cell>
          <table:table-cell office:value-type="float" office:value="32.47" calcext:value-type="float">
            <text:p>32.47</text:p>
          </table:table-cell>
          <table:table-cell office:value-type="float" office:value="27.08" calcext:value-type="float">
            <text:p>27.08</text:p>
          </table:table-cell>
          <table:table-cell table:formula="of:=ABS([.D855]-[.E855])" office:value-type="float" office:value="5.39" calcext:value-type="float">
            <text:p>5.39</text:p>
          </table:table-cell>
          <table:table-cell table:formula="of:=[.D855]-[.E855]" office:value-type="float" office:value="5.39" calcext:value-type="float">
            <text:p>5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715000" calcext:value-type="float">
            <text:p>72715000</text:p>
          </table:table-cell>
          <table:table-cell table:formula="of:=[.B856]/1000000" office:value-type="float" office:value="72.715" calcext:value-type="float">
            <text:p>72.715</text:p>
          </table:table-cell>
          <table:table-cell office:value-type="float" office:value="32.48" calcext:value-type="float">
            <text:p>32.48</text:p>
          </table:table-cell>
          <table:table-cell office:value-type="float" office:value="27.43" calcext:value-type="float">
            <text:p>27.43</text:p>
          </table:table-cell>
          <table:table-cell table:formula="of:=ABS([.D856]-[.E856])" office:value-type="float" office:value="5.05" calcext:value-type="float">
            <text:p>5.05</text:p>
          </table:table-cell>
          <table:table-cell table:formula="of:=[.D856]-[.E856]" office:value-type="float" office:value="5.05" calcext:value-type="float">
            <text:p>5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735000" calcext:value-type="float">
            <text:p>72735000</text:p>
          </table:table-cell>
          <table:table-cell table:formula="of:=[.B857]/1000000" office:value-type="float" office:value="72.735" calcext:value-type="float">
            <text:p>72.735</text:p>
          </table:table-cell>
          <table:table-cell office:value-type="float" office:value="32.48" calcext:value-type="float">
            <text:p>32.48</text:p>
          </table:table-cell>
          <table:table-cell office:value-type="float" office:value="27.75" calcext:value-type="float">
            <text:p>27.75</text:p>
          </table:table-cell>
          <table:table-cell table:formula="of:=ABS([.D857]-[.E857])" office:value-type="float" office:value="4.73" calcext:value-type="float">
            <text:p>4.73</text:p>
          </table:table-cell>
          <table:table-cell table:formula="of:=[.D857]-[.E857]" office:value-type="float" office:value="4.73" calcext:value-type="float">
            <text:p>4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755000" calcext:value-type="float">
            <text:p>72755000</text:p>
          </table:table-cell>
          <table:table-cell table:formula="of:=[.B858]/1000000" office:value-type="float" office:value="72.755" calcext:value-type="float">
            <text:p>72.755</text:p>
          </table:table-cell>
          <table:table-cell office:value-type="float" office:value="32.48" calcext:value-type="float">
            <text:p>32.48</text:p>
          </table:table-cell>
          <table:table-cell office:value-type="float" office:value="28.05" calcext:value-type="float">
            <text:p>28.05</text:p>
          </table:table-cell>
          <table:table-cell table:formula="of:=ABS([.D858]-[.E858])" office:value-type="float" office:value="4.43" calcext:value-type="float">
            <text:p>4.43</text:p>
          </table:table-cell>
          <table:table-cell table:formula="of:=[.D858]-[.E858]" office:value-type="float" office:value="4.43" calcext:value-type="float">
            <text:p>4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775000" calcext:value-type="float">
            <text:p>72775000</text:p>
          </table:table-cell>
          <table:table-cell table:formula="of:=[.B859]/1000000" office:value-type="float" office:value="72.775" calcext:value-type="float">
            <text:p>72.775</text:p>
          </table:table-cell>
          <table:table-cell office:value-type="float" office:value="32.48" calcext:value-type="float">
            <text:p>32.48</text:p>
          </table:table-cell>
          <table:table-cell office:value-type="float" office:value="28.33" calcext:value-type="float">
            <text:p>28.33</text:p>
          </table:table-cell>
          <table:table-cell table:formula="of:=ABS([.D859]-[.E859])" office:value-type="float" office:value="4.15" calcext:value-type="float">
            <text:p>4.15</text:p>
          </table:table-cell>
          <table:table-cell table:formula="of:=[.D859]-[.E859]" office:value-type="float" office:value="4.15" calcext:value-type="float">
            <text:p>4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795000" calcext:value-type="float">
            <text:p>72795000</text:p>
          </table:table-cell>
          <table:table-cell table:formula="of:=[.B860]/1000000" office:value-type="float" office:value="72.795" calcext:value-type="float">
            <text:p>72.795</text:p>
          </table:table-cell>
          <table:table-cell office:value-type="float" office:value="32.48" calcext:value-type="float">
            <text:p>32.48</text:p>
          </table:table-cell>
          <table:table-cell office:value-type="float" office:value="28.59" calcext:value-type="float">
            <text:p>28.59</text:p>
          </table:table-cell>
          <table:table-cell table:formula="of:=ABS([.D860]-[.E860])" office:value-type="float" office:value="3.89" calcext:value-type="float">
            <text:p>3.89</text:p>
          </table:table-cell>
          <table:table-cell table:formula="of:=[.D860]-[.E860]" office:value-type="float" office:value="3.89" calcext:value-type="float">
            <text:p>3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815000" calcext:value-type="float">
            <text:p>72815000</text:p>
          </table:table-cell>
          <table:table-cell table:formula="of:=[.B861]/1000000" office:value-type="float" office:value="72.815" calcext:value-type="float">
            <text:p>72.815</text:p>
          </table:table-cell>
          <table:table-cell office:value-type="float" office:value="32.48" calcext:value-type="float">
            <text:p>32.48</text:p>
          </table:table-cell>
          <table:table-cell office:value-type="float" office:value="28.83" calcext:value-type="float">
            <text:p>28.83</text:p>
          </table:table-cell>
          <table:table-cell table:formula="of:=ABS([.D861]-[.E861])" office:value-type="float" office:value="3.65" calcext:value-type="float">
            <text:p>3.65</text:p>
          </table:table-cell>
          <table:table-cell table:formula="of:=[.D861]-[.E861]" office:value-type="float" office:value="3.65" calcext:value-type="float">
            <text:p>3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835000" calcext:value-type="float">
            <text:p>72835000</text:p>
          </table:table-cell>
          <table:table-cell table:formula="of:=[.B862]/1000000" office:value-type="float" office:value="72.835" calcext:value-type="float">
            <text:p>72.835</text:p>
          </table:table-cell>
          <table:table-cell office:value-type="float" office:value="32.48" calcext:value-type="float">
            <text:p>32.48</text:p>
          </table:table-cell>
          <table:table-cell office:value-type="float" office:value="29.05" calcext:value-type="float">
            <text:p>29.05</text:p>
          </table:table-cell>
          <table:table-cell table:formula="of:=ABS([.D862]-[.E862])" office:value-type="float" office:value="3.43" calcext:value-type="float">
            <text:p>3.43</text:p>
          </table:table-cell>
          <table:table-cell table:formula="of:=[.D862]-[.E862]" office:value-type="float" office:value="3.43" calcext:value-type="float">
            <text:p>3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855000" calcext:value-type="float">
            <text:p>72855000</text:p>
          </table:table-cell>
          <table:table-cell table:formula="of:=[.B863]/1000000" office:value-type="float" office:value="72.855" calcext:value-type="float">
            <text:p>72.855</text:p>
          </table:table-cell>
          <table:table-cell office:value-type="float" office:value="32.48" calcext:value-type="float">
            <text:p>32.48</text:p>
          </table:table-cell>
          <table:table-cell office:value-type="float" office:value="29.25" calcext:value-type="float">
            <text:p>29.25</text:p>
          </table:table-cell>
          <table:table-cell table:formula="of:=ABS([.D863]-[.E863])" office:value-type="float" office:value="3.23" calcext:value-type="float">
            <text:p>3.23</text:p>
          </table:table-cell>
          <table:table-cell table:formula="of:=[.D863]-[.E863]" office:value-type="float" office:value="3.23" calcext:value-type="float">
            <text:p>3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875000" calcext:value-type="float">
            <text:p>72875000</text:p>
          </table:table-cell>
          <table:table-cell table:formula="of:=[.B864]/1000000" office:value-type="float" office:value="72.875" calcext:value-type="float">
            <text:p>72.875</text:p>
          </table:table-cell>
          <table:table-cell office:value-type="float" office:value="32.48" calcext:value-type="float">
            <text:p>32.48</text:p>
          </table:table-cell>
          <table:table-cell office:value-type="float" office:value="29.45" calcext:value-type="float">
            <text:p>29.45</text:p>
          </table:table-cell>
          <table:table-cell table:formula="of:=ABS([.D864]-[.E864])" office:value-type="float" office:value="3.03" calcext:value-type="float">
            <text:p>3.03</text:p>
          </table:table-cell>
          <table:table-cell table:formula="of:=[.D864]-[.E864]" office:value-type="float" office:value="3.03" calcext:value-type="float">
            <text:p>3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895000" calcext:value-type="float">
            <text:p>72895000</text:p>
          </table:table-cell>
          <table:table-cell table:formula="of:=[.B865]/1000000" office:value-type="float" office:value="72.895" calcext:value-type="float">
            <text:p>72.895</text:p>
          </table:table-cell>
          <table:table-cell office:value-type="float" office:value="32.48" calcext:value-type="float">
            <text:p>32.48</text:p>
          </table:table-cell>
          <table:table-cell office:value-type="float" office:value="29.63" calcext:value-type="float">
            <text:p>29.63</text:p>
          </table:table-cell>
          <table:table-cell table:formula="of:=ABS([.D865]-[.E865])" office:value-type="float" office:value="2.85" calcext:value-type="float">
            <text:p>2.85</text:p>
          </table:table-cell>
          <table:table-cell table:formula="of:=[.D865]-[.E865]" office:value-type="float" office:value="2.85" calcext:value-type="float">
            <text:p>2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915000" calcext:value-type="float">
            <text:p>72915000</text:p>
          </table:table-cell>
          <table:table-cell table:formula="of:=[.B866]/1000000" office:value-type="float" office:value="72.915" calcext:value-type="float">
            <text:p>72.915</text:p>
          </table:table-cell>
          <table:table-cell office:value-type="float" office:value="32.48" calcext:value-type="float">
            <text:p>32.48</text:p>
          </table:table-cell>
          <table:table-cell office:value-type="float" office:value="29.79" calcext:value-type="float">
            <text:p>29.79</text:p>
          </table:table-cell>
          <table:table-cell table:formula="of:=ABS([.D866]-[.E866])" office:value-type="float" office:value="2.69" calcext:value-type="float">
            <text:p>2.69</text:p>
          </table:table-cell>
          <table:table-cell table:formula="of:=[.D866]-[.E866]" office:value-type="float" office:value="2.69" calcext:value-type="float">
            <text:p>2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935000" calcext:value-type="float">
            <text:p>72935000</text:p>
          </table:table-cell>
          <table:table-cell table:formula="of:=[.B867]/1000000" office:value-type="float" office:value="72.935" calcext:value-type="float">
            <text:p>72.935</text:p>
          </table:table-cell>
          <table:table-cell office:value-type="float" office:value="32.48" calcext:value-type="float">
            <text:p>32.48</text:p>
          </table:table-cell>
          <table:table-cell office:value-type="float" office:value="29.95" calcext:value-type="float">
            <text:p>29.95</text:p>
          </table:table-cell>
          <table:table-cell table:formula="of:=ABS([.D867]-[.E867])" office:value-type="float" office:value="2.53" calcext:value-type="float">
            <text:p>2.53</text:p>
          </table:table-cell>
          <table:table-cell table:formula="of:=[.D867]-[.E867]" office:value-type="float" office:value="2.53" calcext:value-type="float">
            <text:p>2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955000" calcext:value-type="float">
            <text:p>72955000</text:p>
          </table:table-cell>
          <table:table-cell table:formula="of:=[.B868]/1000000" office:value-type="float" office:value="72.955" calcext:value-type="float">
            <text:p>72.95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1" calcext:value-type="float">
            <text:p>30.1</text:p>
          </table:table-cell>
          <table:table-cell table:formula="of:=ABS([.D868]-[.E868])" office:value-type="float" office:value="2.39" calcext:value-type="float">
            <text:p>2.39</text:p>
          </table:table-cell>
          <table:table-cell table:formula="of:=[.D868]-[.E868]" office:value-type="float" office:value="2.39" calcext:value-type="float">
            <text:p>2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975000" calcext:value-type="float">
            <text:p>72975000</text:p>
          </table:table-cell>
          <table:table-cell table:formula="of:=[.B869]/1000000" office:value-type="float" office:value="72.975" calcext:value-type="float">
            <text:p>72.97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23" calcext:value-type="float">
            <text:p>30.23</text:p>
          </table:table-cell>
          <table:table-cell table:formula="of:=ABS([.D869]-[.E869])" office:value-type="float" office:value="2.26" calcext:value-type="float">
            <text:p>2.26</text:p>
          </table:table-cell>
          <table:table-cell table:formula="of:=[.D869]-[.E869]" office:value-type="float" office:value="2.26" calcext:value-type="float">
            <text:p>2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995000" calcext:value-type="float">
            <text:p>72995000</text:p>
          </table:table-cell>
          <table:table-cell table:formula="of:=[.B870]/1000000" office:value-type="float" office:value="72.995" calcext:value-type="float">
            <text:p>72.99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36" calcext:value-type="float">
            <text:p>30.36</text:p>
          </table:table-cell>
          <table:table-cell table:formula="of:=ABS([.D870]-[.E870])" office:value-type="float" office:value="2.13" calcext:value-type="float">
            <text:p>2.13</text:p>
          </table:table-cell>
          <table:table-cell table:formula="of:=[.D870]-[.E870]" office:value-type="float" office:value="2.13" calcext:value-type="float">
            <text:p>2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015000" calcext:value-type="float">
            <text:p>73015000</text:p>
          </table:table-cell>
          <table:table-cell table:formula="of:=[.B871]/1000000" office:value-type="float" office:value="73.015" calcext:value-type="float">
            <text:p>73.01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48" calcext:value-type="float">
            <text:p>30.48</text:p>
          </table:table-cell>
          <table:table-cell table:formula="of:=ABS([.D871]-[.E871])" office:value-type="float" office:value="2.01" calcext:value-type="float">
            <text:p>2.01</text:p>
          </table:table-cell>
          <table:table-cell table:formula="of:=[.D871]-[.E871]" office:value-type="float" office:value="2.01" calcext:value-type="float">
            <text:p>2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035000" calcext:value-type="float">
            <text:p>73035000</text:p>
          </table:table-cell>
          <table:table-cell table:formula="of:=[.B872]/1000000" office:value-type="float" office:value="73.035" calcext:value-type="float">
            <text:p>73.03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59" calcext:value-type="float">
            <text:p>30.59</text:p>
          </table:table-cell>
          <table:table-cell table:formula="of:=ABS([.D872]-[.E872])" office:value-type="float" office:value="1.9" calcext:value-type="float">
            <text:p>1.9</text:p>
          </table:table-cell>
          <table:table-cell table:formula="of:=[.D872]-[.E872]" office:value-type="float" office:value="1.9" calcext:value-type="float">
            <text:p>1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055000" calcext:value-type="float">
            <text:p>73055000</text:p>
          </table:table-cell>
          <table:table-cell table:formula="of:=[.B873]/1000000" office:value-type="float" office:value="73.055" calcext:value-type="float">
            <text:p>73.05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7" calcext:value-type="float">
            <text:p>30.7</text:p>
          </table:table-cell>
          <table:table-cell table:formula="of:=ABS([.D873]-[.E873])" office:value-type="float" office:value="1.79" calcext:value-type="float">
            <text:p>1.79</text:p>
          </table:table-cell>
          <table:table-cell table:formula="of:=[.D873]-[.E873]" office:value-type="float" office:value="1.79" calcext:value-type="float">
            <text:p>1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075000" calcext:value-type="float">
            <text:p>73075000</text:p>
          </table:table-cell>
          <table:table-cell table:formula="of:=[.B874]/1000000" office:value-type="float" office:value="73.075" calcext:value-type="float">
            <text:p>73.07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8" calcext:value-type="float">
            <text:p>30.8</text:p>
          </table:table-cell>
          <table:table-cell table:formula="of:=ABS([.D874]-[.E874])" office:value-type="float" office:value="1.69" calcext:value-type="float">
            <text:p>1.69</text:p>
          </table:table-cell>
          <table:table-cell table:formula="of:=[.D874]-[.E874]" office:value-type="float" office:value="1.69" calcext:value-type="float">
            <text:p>1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095000" calcext:value-type="float">
            <text:p>73095000</text:p>
          </table:table-cell>
          <table:table-cell table:formula="of:=[.B875]/1000000" office:value-type="float" office:value="73.095" calcext:value-type="float">
            <text:p>73.09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89" calcext:value-type="float">
            <text:p>30.89</text:p>
          </table:table-cell>
          <table:table-cell table:formula="of:=ABS([.D875]-[.E875])" office:value-type="float" office:value="1.6" calcext:value-type="float">
            <text:p>1.6</text:p>
          </table:table-cell>
          <table:table-cell table:formula="of:=[.D875]-[.E875]" office:value-type="float" office:value="1.6" calcext:value-type="float">
            <text:p>1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115000" calcext:value-type="float">
            <text:p>73115000</text:p>
          </table:table-cell>
          <table:table-cell table:formula="of:=[.B876]/1000000" office:value-type="float" office:value="73.115" calcext:value-type="float">
            <text:p>73.115</text:p>
          </table:table-cell>
          <table:table-cell office:value-type="float" office:value="32.49" calcext:value-type="float">
            <text:p>32.49</text:p>
          </table:table-cell>
          <table:table-cell office:value-type="float" office:value="30.98" calcext:value-type="float">
            <text:p>30.98</text:p>
          </table:table-cell>
          <table:table-cell table:formula="of:=ABS([.D876]-[.E876])" office:value-type="float" office:value="1.51" calcext:value-type="float">
            <text:p>1.51</text:p>
          </table:table-cell>
          <table:table-cell table:formula="of:=[.D876]-[.E876]" office:value-type="float" office:value="1.51" calcext:value-type="float">
            <text:p>1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135000" calcext:value-type="float">
            <text:p>73135000</text:p>
          </table:table-cell>
          <table:table-cell table:formula="of:=[.B877]/1000000" office:value-type="float" office:value="73.135" calcext:value-type="float">
            <text:p>73.13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06" calcext:value-type="float">
            <text:p>31.06</text:p>
          </table:table-cell>
          <table:table-cell table:formula="of:=ABS([.D877]-[.E877])" office:value-type="float" office:value="1.43" calcext:value-type="float">
            <text:p>1.43</text:p>
          </table:table-cell>
          <table:table-cell table:formula="of:=[.D877]-[.E877]" office:value-type="float" office:value="1.43" calcext:value-type="float">
            <text:p>1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155000" calcext:value-type="float">
            <text:p>73155000</text:p>
          </table:table-cell>
          <table:table-cell table:formula="of:=[.B878]/1000000" office:value-type="float" office:value="73.155" calcext:value-type="float">
            <text:p>73.1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14" calcext:value-type="float">
            <text:p>31.14</text:p>
          </table:table-cell>
          <table:table-cell table:formula="of:=ABS([.D878]-[.E878])" office:value-type="float" office:value="1.35" calcext:value-type="float">
            <text:p>1.35</text:p>
          </table:table-cell>
          <table:table-cell table:formula="of:=[.D878]-[.E878]" office:value-type="float" office:value="1.35" calcext:value-type="float">
            <text:p>1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175000" calcext:value-type="float">
            <text:p>73175000</text:p>
          </table:table-cell>
          <table:table-cell table:formula="of:=[.B879]/1000000" office:value-type="float" office:value="73.175" calcext:value-type="float">
            <text:p>73.17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21" calcext:value-type="float">
            <text:p>31.21</text:p>
          </table:table-cell>
          <table:table-cell table:formula="of:=ABS([.D879]-[.E879])" office:value-type="float" office:value="1.28" calcext:value-type="float">
            <text:p>1.28</text:p>
          </table:table-cell>
          <table:table-cell table:formula="of:=[.D879]-[.E879]" office:value-type="float" office:value="1.28" calcext:value-type="float">
            <text:p>1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195000" calcext:value-type="float">
            <text:p>73195000</text:p>
          </table:table-cell>
          <table:table-cell table:formula="of:=[.B880]/1000000" office:value-type="float" office:value="73.195" calcext:value-type="float">
            <text:p>73.19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27" calcext:value-type="float">
            <text:p>31.27</text:p>
          </table:table-cell>
          <table:table-cell table:formula="of:=ABS([.D880]-[.E880])" office:value-type="float" office:value="1.22" calcext:value-type="float">
            <text:p>1.22</text:p>
          </table:table-cell>
          <table:table-cell table:formula="of:=[.D880]-[.E880]" office:value-type="float" office:value="1.22" calcext:value-type="float">
            <text:p>1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215000" calcext:value-type="float">
            <text:p>73215000</text:p>
          </table:table-cell>
          <table:table-cell table:formula="of:=[.B881]/1000000" office:value-type="float" office:value="73.215" calcext:value-type="float">
            <text:p>73.21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33" calcext:value-type="float">
            <text:p>31.33</text:p>
          </table:table-cell>
          <table:table-cell table:formula="of:=ABS([.D881]-[.E881])" office:value-type="float" office:value="1.16" calcext:value-type="float">
            <text:p>1.16</text:p>
          </table:table-cell>
          <table:table-cell table:formula="of:=[.D881]-[.E881]"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235000" calcext:value-type="float">
            <text:p>73235000</text:p>
          </table:table-cell>
          <table:table-cell table:formula="of:=[.B882]/1000000" office:value-type="float" office:value="73.235" calcext:value-type="float">
            <text:p>73.23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39" calcext:value-type="float">
            <text:p>31.39</text:p>
          </table:table-cell>
          <table:table-cell table:formula="of:=ABS([.D882]-[.E882])" office:value-type="float" office:value="1.1" calcext:value-type="float">
            <text:p>1.1</text:p>
          </table:table-cell>
          <table:table-cell table:formula="of:=[.D882]-[.E882]"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255000" calcext:value-type="float">
            <text:p>73255000</text:p>
          </table:table-cell>
          <table:table-cell table:formula="of:=[.B883]/1000000" office:value-type="float" office:value="73.255" calcext:value-type="float">
            <text:p>73.2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44" calcext:value-type="float">
            <text:p>31.44</text:p>
          </table:table-cell>
          <table:table-cell table:formula="of:=ABS([.D883]-[.E883])" office:value-type="float" office:value="1.05" calcext:value-type="float">
            <text:p>1.05</text:p>
          </table:table-cell>
          <table:table-cell table:formula="of:=[.D883]-[.E883]" office:value-type="float" office:value="1.05" calcext:value-type="float">
            <text:p>1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275000" calcext:value-type="float">
            <text:p>73275000</text:p>
          </table:table-cell>
          <table:table-cell table:formula="of:=[.B884]/1000000" office:value-type="float" office:value="73.275" calcext:value-type="float">
            <text:p>73.27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49" calcext:value-type="float">
            <text:p>31.49</text:p>
          </table:table-cell>
          <table:table-cell table:formula="of:=ABS([.D884]-[.E884])" office:value-type="float" office:value="1" calcext:value-type="float">
            <text:p>1</text:p>
          </table:table-cell>
          <table:table-cell table:formula="of:=[.D884]-[.E88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295000" calcext:value-type="float">
            <text:p>73295000</text:p>
          </table:table-cell>
          <table:table-cell table:formula="of:=[.B885]/1000000" office:value-type="float" office:value="73.295" calcext:value-type="float">
            <text:p>73.29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53" calcext:value-type="float">
            <text:p>31.53</text:p>
          </table:table-cell>
          <table:table-cell table:formula="of:=ABS([.D885]-[.E885])" office:value-type="float" office:value="0.960000000000001" calcext:value-type="float">
            <text:p>0.96</text:p>
          </table:table-cell>
          <table:table-cell table:formula="of:=[.D885]-[.E885]" office:value-type="float" office:value="0.960000000000001" calcext:value-type="float">
            <text:p>0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315000" calcext:value-type="float">
            <text:p>73315000</text:p>
          </table:table-cell>
          <table:table-cell table:formula="of:=[.B886]/1000000" office:value-type="float" office:value="73.315" calcext:value-type="float">
            <text:p>73.31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57" calcext:value-type="float">
            <text:p>31.57</text:p>
          </table:table-cell>
          <table:table-cell table:formula="of:=ABS([.D886]-[.E886])" office:value-type="float" office:value="0.920000000000002" calcext:value-type="float">
            <text:p>0.92</text:p>
          </table:table-cell>
          <table:table-cell table:formula="of:=[.D886]-[.E886]" office:value-type="float" office:value="0.920000000000002" calcext:value-type="float">
            <text:p>0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335000" calcext:value-type="float">
            <text:p>73335000</text:p>
          </table:table-cell>
          <table:table-cell table:formula="of:=[.B887]/1000000" office:value-type="float" office:value="73.335" calcext:value-type="float">
            <text:p>73.33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61" calcext:value-type="float">
            <text:p>31.61</text:p>
          </table:table-cell>
          <table:table-cell table:formula="of:=ABS([.D887]-[.E887])" office:value-type="float" office:value="0.880000000000003" calcext:value-type="float">
            <text:p>0.88</text:p>
          </table:table-cell>
          <table:table-cell table:formula="of:=[.D887]-[.E887]" office:value-type="float" office:value="0.880000000000003" calcext:value-type="float">
            <text:p>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355000" calcext:value-type="float">
            <text:p>73355000</text:p>
          </table:table-cell>
          <table:table-cell table:formula="of:=[.B888]/1000000" office:value-type="float" office:value="73.355" calcext:value-type="float">
            <text:p>73.3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64" calcext:value-type="float">
            <text:p>31.64</text:p>
          </table:table-cell>
          <table:table-cell table:formula="of:=ABS([.D888]-[.E888])" office:value-type="float" office:value="0.850000000000001" calcext:value-type="float">
            <text:p>0.85</text:p>
          </table:table-cell>
          <table:table-cell table:formula="of:=[.D888]-[.E888]" office:value-type="float" office:value="0.850000000000001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375000" calcext:value-type="float">
            <text:p>73375000</text:p>
          </table:table-cell>
          <table:table-cell table:formula="of:=[.B889]/1000000" office:value-type="float" office:value="73.375" calcext:value-type="float">
            <text:p>73.37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67" calcext:value-type="float">
            <text:p>31.67</text:p>
          </table:table-cell>
          <table:table-cell table:formula="of:=ABS([.D889]-[.E889])" office:value-type="float" office:value="0.82" calcext:value-type="float">
            <text:p>0.82</text:p>
          </table:table-cell>
          <table:table-cell table:formula="of:=[.D889]-[.E889]"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395000" calcext:value-type="float">
            <text:p>73395000</text:p>
          </table:table-cell>
          <table:table-cell table:formula="of:=[.B890]/1000000" office:value-type="float" office:value="73.395" calcext:value-type="float">
            <text:p>73.39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7" calcext:value-type="float">
            <text:p>31.7</text:p>
          </table:table-cell>
          <table:table-cell table:formula="of:=ABS([.D890]-[.E890])" office:value-type="float" office:value="0.790000000000003" calcext:value-type="float">
            <text:p>0.79</text:p>
          </table:table-cell>
          <table:table-cell table:formula="of:=[.D890]-[.E890]" office:value-type="float" office:value="0.790000000000003" calcext:value-type="float">
            <text:p>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415000" calcext:value-type="float">
            <text:p>73415000</text:p>
          </table:table-cell>
          <table:table-cell table:formula="of:=[.B891]/1000000" office:value-type="float" office:value="73.415" calcext:value-type="float">
            <text:p>73.41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72" calcext:value-type="float">
            <text:p>31.72</text:p>
          </table:table-cell>
          <table:table-cell table:formula="of:=ABS([.D891]-[.E891])" office:value-type="float" office:value="0.770000000000003" calcext:value-type="float">
            <text:p>0.77</text:p>
          </table:table-cell>
          <table:table-cell table:formula="of:=[.D891]-[.E891]" office:value-type="float" office:value="0.770000000000003" calcext:value-type="float">
            <text:p>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435000" calcext:value-type="float">
            <text:p>73435000</text:p>
          </table:table-cell>
          <table:table-cell table:formula="of:=[.B892]/1000000" office:value-type="float" office:value="73.435" calcext:value-type="float">
            <text:p>73.43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74" calcext:value-type="float">
            <text:p>31.74</text:p>
          </table:table-cell>
          <table:table-cell table:formula="of:=ABS([.D892]-[.E892])" office:value-type="float" office:value="0.750000000000004" calcext:value-type="float">
            <text:p>0.75</text:p>
          </table:table-cell>
          <table:table-cell table:formula="of:=[.D892]-[.E892]" office:value-type="float" office:value="0.750000000000004" calcext:value-type="float">
            <text:p>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455000" calcext:value-type="float">
            <text:p>73455000</text:p>
          </table:table-cell>
          <table:table-cell table:formula="of:=[.B893]/1000000" office:value-type="float" office:value="73.455" calcext:value-type="float">
            <text:p>73.4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76" calcext:value-type="float">
            <text:p>31.76</text:p>
          </table:table-cell>
          <table:table-cell table:formula="of:=ABS([.D893]-[.E893])" office:value-type="float" office:value="0.73" calcext:value-type="float">
            <text:p>0.73</text:p>
          </table:table-cell>
          <table:table-cell table:formula="of:=[.D893]-[.E893]"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475000" calcext:value-type="float">
            <text:p>73475000</text:p>
          </table:table-cell>
          <table:table-cell table:formula="of:=[.B894]/1000000" office:value-type="float" office:value="73.475" calcext:value-type="float">
            <text:p>73.47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78" calcext:value-type="float">
            <text:p>31.78</text:p>
          </table:table-cell>
          <table:table-cell table:formula="of:=ABS([.D894]-[.E894])" office:value-type="float" office:value="0.710000000000001" calcext:value-type="float">
            <text:p>0.71</text:p>
          </table:table-cell>
          <table:table-cell table:formula="of:=[.D894]-[.E894]" office:value-type="float" office:value="0.710000000000001" calcext:value-type="float">
            <text:p>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495000" calcext:value-type="float">
            <text:p>73495000</text:p>
          </table:table-cell>
          <table:table-cell table:formula="of:=[.B895]/1000000" office:value-type="float" office:value="73.495" calcext:value-type="float">
            <text:p>73.49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" calcext:value-type="float">
            <text:p>31.8</text:p>
          </table:table-cell>
          <table:table-cell table:formula="of:=ABS([.D895]-[.E895])" office:value-type="float" office:value="0.690000000000001" calcext:value-type="float">
            <text:p>0.69</text:p>
          </table:table-cell>
          <table:table-cell table:formula="of:=[.D895]-[.E895]" office:value-type="float" office:value="0.690000000000001" calcext:value-type="float">
            <text:p>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515000" calcext:value-type="float">
            <text:p>73515000</text:p>
          </table:table-cell>
          <table:table-cell table:formula="of:=[.B896]/1000000" office:value-type="float" office:value="73.515" calcext:value-type="float">
            <text:p>73.51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1" calcext:value-type="float">
            <text:p>31.81</text:p>
          </table:table-cell>
          <table:table-cell table:formula="of:=ABS([.D896]-[.E896])" office:value-type="float" office:value="0.680000000000003" calcext:value-type="float">
            <text:p>0.68</text:p>
          </table:table-cell>
          <table:table-cell table:formula="of:=[.D896]-[.E896]" office:value-type="float" office:value="0.680000000000003" calcext:value-type="float">
            <text:p>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535000" calcext:value-type="float">
            <text:p>73535000</text:p>
          </table:table-cell>
          <table:table-cell table:formula="of:=[.B897]/1000000" office:value-type="float" office:value="73.535" calcext:value-type="float">
            <text:p>73.53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3" calcext:value-type="float">
            <text:p>31.83</text:p>
          </table:table-cell>
          <table:table-cell table:formula="of:=ABS([.D897]-[.E897])" office:value-type="float" office:value="0.660000000000004" calcext:value-type="float">
            <text:p>0.66</text:p>
          </table:table-cell>
          <table:table-cell table:formula="of:=[.D897]-[.E897]" office:value-type="float" office:value="0.660000000000004" calcext:value-type="float">
            <text:p>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555000" calcext:value-type="float">
            <text:p>73555000</text:p>
          </table:table-cell>
          <table:table-cell table:formula="of:=[.B898]/1000000" office:value-type="float" office:value="73.555" calcext:value-type="float">
            <text:p>73.5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4" calcext:value-type="float">
            <text:p>31.84</text:p>
          </table:table-cell>
          <table:table-cell table:formula="of:=ABS([.D898]-[.E898])" office:value-type="float" office:value="0.650000000000002" calcext:value-type="float">
            <text:p>0.65</text:p>
          </table:table-cell>
          <table:table-cell table:formula="of:=[.D898]-[.E898]" office:value-type="float" office:value="0.650000000000002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575000" calcext:value-type="float">
            <text:p>73575000</text:p>
          </table:table-cell>
          <table:table-cell table:formula="of:=[.B899]/1000000" office:value-type="float" office:value="73.575" calcext:value-type="float">
            <text:p>73.57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5" calcext:value-type="float">
            <text:p>31.85</text:p>
          </table:table-cell>
          <table:table-cell table:formula="of:=ABS([.D899]-[.E899])" office:value-type="float" office:value="0.640000000000001" calcext:value-type="float">
            <text:p>0.64</text:p>
          </table:table-cell>
          <table:table-cell table:formula="of:=[.D899]-[.E899]" office:value-type="float" office:value="0.640000000000001" calcext:value-type="float">
            <text:p>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595000" calcext:value-type="float">
            <text:p>73595000</text:p>
          </table:table-cell>
          <table:table-cell table:formula="of:=[.B900]/1000000" office:value-type="float" office:value="73.595" calcext:value-type="float">
            <text:p>73.59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6" calcext:value-type="float">
            <text:p>31.86</text:p>
          </table:table-cell>
          <table:table-cell table:formula="of:=ABS([.D900]-[.E900])" office:value-type="float" office:value="0.630000000000003" calcext:value-type="float">
            <text:p>0.63</text:p>
          </table:table-cell>
          <table:table-cell table:formula="of:=[.D900]-[.E900]" office:value-type="float" office:value="0.630000000000003" calcext:value-type="float">
            <text:p>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615000" calcext:value-type="float">
            <text:p>73615000</text:p>
          </table:table-cell>
          <table:table-cell table:formula="of:=[.B901]/1000000" office:value-type="float" office:value="73.615" calcext:value-type="float">
            <text:p>73.61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7" calcext:value-type="float">
            <text:p>31.87</text:p>
          </table:table-cell>
          <table:table-cell table:formula="of:=ABS([.D901]-[.E901])" office:value-type="float" office:value="0.620000000000001" calcext:value-type="float">
            <text:p>0.62</text:p>
          </table:table-cell>
          <table:table-cell table:formula="of:=[.D901]-[.E901]" office:value-type="float" office:value="0.620000000000001" calcext:value-type="float">
            <text:p>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635000" calcext:value-type="float">
            <text:p>73635000</text:p>
          </table:table-cell>
          <table:table-cell table:formula="of:=[.B902]/1000000" office:value-type="float" office:value="73.635" calcext:value-type="float">
            <text:p>73.63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8" calcext:value-type="float">
            <text:p>31.88</text:p>
          </table:table-cell>
          <table:table-cell table:formula="of:=ABS([.D902]-[.E902])" office:value-type="float" office:value="0.610000000000003" calcext:value-type="float">
            <text:p>0.61</text:p>
          </table:table-cell>
          <table:table-cell table:formula="of:=[.D902]-[.E902]" office:value-type="float" office:value="0.610000000000003" calcext:value-type="float">
            <text:p>0.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655000" calcext:value-type="float">
            <text:p>73655000</text:p>
          </table:table-cell>
          <table:table-cell table:formula="of:=[.B903]/1000000" office:value-type="float" office:value="73.655" calcext:value-type="float">
            <text:p>73.655</text:p>
          </table:table-cell>
          <table:table-cell office:value-type="float" office:value="32.49" calcext:value-type="float">
            <text:p>32.49</text:p>
          </table:table-cell>
          <table:table-cell office:value-type="float" office:value="31.88" calcext:value-type="float">
            <text:p>31.88</text:p>
          </table:table-cell>
          <table:table-cell table:formula="of:=ABS([.D903]-[.E903])" office:value-type="float" office:value="0.610000000000003" calcext:value-type="float">
            <text:p>0.61</text:p>
          </table:table-cell>
          <table:table-cell table:formula="of:=[.D903]-[.E903]" office:value-type="float" office:value="0.610000000000003" calcext:value-type="float">
            <text:p>0.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675000" calcext:value-type="float">
            <text:p>73675000</text:p>
          </table:table-cell>
          <table:table-cell table:formula="of:=[.B904]/1000000" office:value-type="float" office:value="73.675" calcext:value-type="float">
            <text:p>73.67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89" calcext:value-type="float">
            <text:p>31.89</text:p>
          </table:table-cell>
          <table:table-cell table:formula="of:=ABS([.D904]-[.E904])" office:value-type="float" office:value="0.589999999999996" calcext:value-type="float">
            <text:p>0.59</text:p>
          </table:table-cell>
          <table:table-cell table:formula="of:=[.D904]-[.E904]" office:value-type="float" office:value="0.589999999999996" calcext:value-type="float">
            <text:p>0.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695000" calcext:value-type="float">
            <text:p>73695000</text:p>
          </table:table-cell>
          <table:table-cell table:formula="of:=[.B905]/1000000" office:value-type="float" office:value="73.695" calcext:value-type="float">
            <text:p>73.69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" calcext:value-type="float">
            <text:p>31.9</text:p>
          </table:table-cell>
          <table:table-cell table:formula="of:=ABS([.D905]-[.E905])" office:value-type="float" office:value="0.579999999999998" calcext:value-type="float">
            <text:p>0.58</text:p>
          </table:table-cell>
          <table:table-cell table:formula="of:=[.D905]-[.E905]" office:value-type="float" office:value="0.579999999999998" calcext:value-type="float">
            <text:p>0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715000" calcext:value-type="float">
            <text:p>73715000</text:p>
          </table:table-cell>
          <table:table-cell table:formula="of:=[.B906]/1000000" office:value-type="float" office:value="73.715" calcext:value-type="float">
            <text:p>73.71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1" calcext:value-type="float">
            <text:p>31.91</text:p>
          </table:table-cell>
          <table:table-cell table:formula="of:=ABS([.D906]-[.E906])" office:value-type="float" office:value="0.569999999999997" calcext:value-type="float">
            <text:p>0.57</text:p>
          </table:table-cell>
          <table:table-cell table:formula="of:=[.D906]-[.E906]" office:value-type="float" office:value="0.569999999999997" calcext:value-type="float">
            <text:p>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735000" calcext:value-type="float">
            <text:p>73735000</text:p>
          </table:table-cell>
          <table:table-cell table:formula="of:=[.B907]/1000000" office:value-type="float" office:value="73.735" calcext:value-type="float">
            <text:p>73.73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1" calcext:value-type="float">
            <text:p>31.91</text:p>
          </table:table-cell>
          <table:table-cell table:formula="of:=ABS([.D907]-[.E907])" office:value-type="float" office:value="0.569999999999997" calcext:value-type="float">
            <text:p>0.57</text:p>
          </table:table-cell>
          <table:table-cell table:formula="of:=[.D907]-[.E907]" office:value-type="float" office:value="0.569999999999997" calcext:value-type="float">
            <text:p>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755000" calcext:value-type="float">
            <text:p>73755000</text:p>
          </table:table-cell>
          <table:table-cell table:formula="of:=[.B908]/1000000" office:value-type="float" office:value="73.755" calcext:value-type="float">
            <text:p>73.75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2" calcext:value-type="float">
            <text:p>31.92</text:p>
          </table:table-cell>
          <table:table-cell table:formula="of:=ABS([.D908]-[.E908])" office:value-type="float" office:value="0.559999999999995" calcext:value-type="float">
            <text:p>0.56</text:p>
          </table:table-cell>
          <table:table-cell table:formula="of:=[.D908]-[.E908]" office:value-type="float" office:value="0.559999999999995" calcext:value-type="float">
            <text:p>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775000" calcext:value-type="float">
            <text:p>73775000</text:p>
          </table:table-cell>
          <table:table-cell table:formula="of:=[.B909]/1000000" office:value-type="float" office:value="73.775" calcext:value-type="float">
            <text:p>73.77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2" calcext:value-type="float">
            <text:p>31.92</text:p>
          </table:table-cell>
          <table:table-cell table:formula="of:=ABS([.D909]-[.E909])" office:value-type="float" office:value="0.559999999999995" calcext:value-type="float">
            <text:p>0.56</text:p>
          </table:table-cell>
          <table:table-cell table:formula="of:=[.D909]-[.E909]" office:value-type="float" office:value="0.559999999999995" calcext:value-type="float">
            <text:p>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795000" calcext:value-type="float">
            <text:p>73795000</text:p>
          </table:table-cell>
          <table:table-cell table:formula="of:=[.B910]/1000000" office:value-type="float" office:value="73.795" calcext:value-type="float">
            <text:p>73.79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3" calcext:value-type="float">
            <text:p>31.93</text:p>
          </table:table-cell>
          <table:table-cell table:formula="of:=ABS([.D910]-[.E910])" office:value-type="float" office:value="0.549999999999997" calcext:value-type="float">
            <text:p>0.55</text:p>
          </table:table-cell>
          <table:table-cell table:formula="of:=[.D910]-[.E910]" office:value-type="float" office:value="0.549999999999997" calcext:value-type="float">
            <text:p>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815000" calcext:value-type="float">
            <text:p>73815000</text:p>
          </table:table-cell>
          <table:table-cell table:formula="of:=[.B911]/1000000" office:value-type="float" office:value="73.815" calcext:value-type="float">
            <text:p>73.81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4" calcext:value-type="float">
            <text:p>31.94</text:p>
          </table:table-cell>
          <table:table-cell table:formula="of:=ABS([.D911]-[.E911])" office:value-type="float" office:value="0.539999999999996" calcext:value-type="float">
            <text:p>0.54</text:p>
          </table:table-cell>
          <table:table-cell table:formula="of:=[.D911]-[.E911]" office:value-type="float" office:value="0.539999999999996" calcext:value-type="float">
            <text:p>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835000" calcext:value-type="float">
            <text:p>73835000</text:p>
          </table:table-cell>
          <table:table-cell table:formula="of:=[.B912]/1000000" office:value-type="float" office:value="73.835" calcext:value-type="float">
            <text:p>73.83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4" calcext:value-type="float">
            <text:p>31.94</text:p>
          </table:table-cell>
          <table:table-cell table:formula="of:=ABS([.D912]-[.E912])" office:value-type="float" office:value="0.539999999999996" calcext:value-type="float">
            <text:p>0.54</text:p>
          </table:table-cell>
          <table:table-cell table:formula="of:=[.D912]-[.E912]" office:value-type="float" office:value="0.539999999999996" calcext:value-type="float">
            <text:p>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855000" calcext:value-type="float">
            <text:p>73855000</text:p>
          </table:table-cell>
          <table:table-cell table:formula="of:=[.B913]/1000000" office:value-type="float" office:value="73.855" calcext:value-type="float">
            <text:p>73.855</text:p>
          </table:table-cell>
          <table:table-cell office:value-type="float" office:value="32.48" calcext:value-type="float">
            <text:p>32.48</text:p>
          </table:table-cell>
          <table:table-cell office:value-type="float" office:value="31.95" calcext:value-type="float">
            <text:p>31.95</text:p>
          </table:table-cell>
          <table:table-cell table:formula="of:=ABS([.D913]-[.E913])" office:value-type="float" office:value="0.529999999999998" calcext:value-type="float">
            <text:p>0.53</text:p>
          </table:table-cell>
          <table:table-cell table:formula="of:=[.D913]-[.E913]" office:value-type="float" office:value="0.529999999999998" calcext:value-type="float">
            <text:p>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875000" calcext:value-type="float">
            <text:p>73875000</text:p>
          </table:table-cell>
          <table:table-cell table:formula="of:=[.B914]/1000000" office:value-type="float" office:value="73.875" calcext:value-type="float">
            <text:p>73.875</text:p>
          </table:table-cell>
          <table:table-cell office:value-type="float" office:value="32.47" calcext:value-type="float">
            <text:p>32.47</text:p>
          </table:table-cell>
          <table:table-cell office:value-type="float" office:value="31.96" calcext:value-type="float">
            <text:p>31.96</text:p>
          </table:table-cell>
          <table:table-cell table:formula="of:=ABS([.D914]-[.E914])" office:value-type="float" office:value="0.509999999999998" calcext:value-type="float">
            <text:p>0.51</text:p>
          </table:table-cell>
          <table:table-cell table:formula="of:=[.D914]-[.E914]" office:value-type="float" office:value="0.509999999999998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895000" calcext:value-type="float">
            <text:p>73895000</text:p>
          </table:table-cell>
          <table:table-cell table:formula="of:=[.B915]/1000000" office:value-type="float" office:value="73.895" calcext:value-type="float">
            <text:p>73.895</text:p>
          </table:table-cell>
          <table:table-cell office:value-type="float" office:value="32.47" calcext:value-type="float">
            <text:p>32.47</text:p>
          </table:table-cell>
          <table:table-cell office:value-type="float" office:value="31.97" calcext:value-type="float">
            <text:p>31.97</text:p>
          </table:table-cell>
          <table:table-cell table:formula="of:=ABS([.D915]-[.E915])" office:value-type="float" office:value="0.5" calcext:value-type="float">
            <text:p>0.5</text:p>
          </table:table-cell>
          <table:table-cell table:formula="of:=[.D915]-[.E915]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915000" calcext:value-type="float">
            <text:p>73915000</text:p>
          </table:table-cell>
          <table:table-cell table:formula="of:=[.B916]/1000000" office:value-type="float" office:value="73.915" calcext:value-type="float">
            <text:p>73.915</text:p>
          </table:table-cell>
          <table:table-cell office:value-type="float" office:value="32.47" calcext:value-type="float">
            <text:p>32.47</text:p>
          </table:table-cell>
          <table:table-cell office:value-type="float" office:value="31.98" calcext:value-type="float">
            <text:p>31.98</text:p>
          </table:table-cell>
          <table:table-cell table:formula="of:=ABS([.D916]-[.E916])" office:value-type="float" office:value="0.489999999999998" calcext:value-type="float">
            <text:p>0.49</text:p>
          </table:table-cell>
          <table:table-cell table:formula="of:=[.D916]-[.E916]" office:value-type="float" office:value="0.489999999999998" calcext:value-type="float">
            <text:p>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935000" calcext:value-type="float">
            <text:p>73935000</text:p>
          </table:table-cell>
          <table:table-cell table:formula="of:=[.B917]/1000000" office:value-type="float" office:value="73.935" calcext:value-type="float">
            <text:p>73.935</text:p>
          </table:table-cell>
          <table:table-cell office:value-type="float" office:value="32.47" calcext:value-type="float">
            <text:p>32.47</text:p>
          </table:table-cell>
          <table:table-cell office:value-type="float" office:value="31.98" calcext:value-type="float">
            <text:p>31.98</text:p>
          </table:table-cell>
          <table:table-cell table:formula="of:=ABS([.D917]-[.E917])" office:value-type="float" office:value="0.489999999999998" calcext:value-type="float">
            <text:p>0.49</text:p>
          </table:table-cell>
          <table:table-cell table:formula="of:=[.D917]-[.E917]" office:value-type="float" office:value="0.489999999999998" calcext:value-type="float">
            <text:p>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955000" calcext:value-type="float">
            <text:p>73955000</text:p>
          </table:table-cell>
          <table:table-cell table:formula="of:=[.B918]/1000000" office:value-type="float" office:value="73.955" calcext:value-type="float">
            <text:p>73.955</text:p>
          </table:table-cell>
          <table:table-cell office:value-type="float" office:value="32.47" calcext:value-type="float">
            <text:p>32.47</text:p>
          </table:table-cell>
          <table:table-cell office:value-type="float" office:value="31.99" calcext:value-type="float">
            <text:p>31.99</text:p>
          </table:table-cell>
          <table:table-cell table:formula="of:=ABS([.D918]-[.E918])" office:value-type="float" office:value="0.48" calcext:value-type="float">
            <text:p>0.48</text:p>
          </table:table-cell>
          <table:table-cell table:formula="of:=[.D918]-[.E918]"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975000" calcext:value-type="float">
            <text:p>73975000</text:p>
          </table:table-cell>
          <table:table-cell table:formula="of:=[.B919]/1000000" office:value-type="float" office:value="73.975" calcext:value-type="float">
            <text:p>73.975</text:p>
          </table:table-cell>
          <table:table-cell office:value-type="float" office:value="32.47" calcext:value-type="float">
            <text:p>32.47</text:p>
          </table:table-cell>
          <table:table-cell office:value-type="float" office:value="32" calcext:value-type="float">
            <text:p>32</text:p>
          </table:table-cell>
          <table:table-cell table:formula="of:=ABS([.D919]-[.E919])" office:value-type="float" office:value="0.469999999999999" calcext:value-type="float">
            <text:p>0.47</text:p>
          </table:table-cell>
          <table:table-cell table:formula="of:=[.D919]-[.E919]" office:value-type="float" office:value="0.469999999999999" calcext:value-type="float">
            <text:p>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995000" calcext:value-type="float">
            <text:p>73995000</text:p>
          </table:table-cell>
          <table:table-cell table:formula="of:=[.B920]/1000000" office:value-type="float" office:value="73.995" calcext:value-type="float">
            <text:p>73.995</text:p>
          </table:table-cell>
          <table:table-cell office:value-type="float" office:value="32.47" calcext:value-type="float">
            <text:p>32.47</text:p>
          </table:table-cell>
          <table:table-cell office:value-type="float" office:value="32.01" calcext:value-type="float">
            <text:p>32.01</text:p>
          </table:table-cell>
          <table:table-cell table:formula="of:=ABS([.D920]-[.E920])" office:value-type="float" office:value="0.460000000000001" calcext:value-type="float">
            <text:p>0.46</text:p>
          </table:table-cell>
          <table:table-cell table:formula="of:=[.D920]-[.E920]" office:value-type="float" office:value="0.460000000000001" calcext:value-type="float">
            <text:p>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15000" calcext:value-type="float">
            <text:p>74015000</text:p>
          </table:table-cell>
          <table:table-cell table:formula="of:=[.B921]/1000000" office:value-type="float" office:value="74.015" calcext:value-type="float">
            <text:p>74.015</text:p>
          </table:table-cell>
          <table:table-cell office:value-type="float" office:value="32.47" calcext:value-type="float">
            <text:p>32.47</text:p>
          </table:table-cell>
          <table:table-cell office:value-type="float" office:value="32.02" calcext:value-type="float">
            <text:p>32.02</text:p>
          </table:table-cell>
          <table:table-cell table:formula="of:=ABS([.D921]-[.E921])" office:value-type="float" office:value="0.449999999999996" calcext:value-type="float">
            <text:p>0.45</text:p>
          </table:table-cell>
          <table:table-cell table:formula="of:=[.D921]-[.E921]" office:value-type="float" office:value="0.449999999999996" calcext:value-type="float">
            <text:p>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35000" calcext:value-type="float">
            <text:p>74035000</text:p>
          </table:table-cell>
          <table:table-cell table:formula="of:=[.B922]/1000000" office:value-type="float" office:value="74.035" calcext:value-type="float">
            <text:p>74.035</text:p>
          </table:table-cell>
          <table:table-cell office:value-type="float" office:value="32.47" calcext:value-type="float">
            <text:p>32.47</text:p>
          </table:table-cell>
          <table:table-cell office:value-type="float" office:value="32.04" calcext:value-type="float">
            <text:p>32.04</text:p>
          </table:table-cell>
          <table:table-cell table:formula="of:=ABS([.D922]-[.E922])" office:value-type="float" office:value="0.43" calcext:value-type="float">
            <text:p>0.43</text:p>
          </table:table-cell>
          <table:table-cell table:formula="of:=[.D922]-[.E922]" office:value-type="float" office:value="0.43" calcext:value-type="float">
            <text:p>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55000" calcext:value-type="float">
            <text:p>74055000</text:p>
          </table:table-cell>
          <table:table-cell table:formula="of:=[.B923]/1000000" office:value-type="float" office:value="74.055" calcext:value-type="float">
            <text:p>74.055</text:p>
          </table:table-cell>
          <table:table-cell office:value-type="float" office:value="32.47" calcext:value-type="float">
            <text:p>32.47</text:p>
          </table:table-cell>
          <table:table-cell office:value-type="float" office:value="32.05" calcext:value-type="float">
            <text:p>32.05</text:p>
          </table:table-cell>
          <table:table-cell table:formula="of:=ABS([.D923]-[.E923])" office:value-type="float" office:value="0.420000000000002" calcext:value-type="float">
            <text:p>0.42</text:p>
          </table:table-cell>
          <table:table-cell table:formula="of:=[.D923]-[.E923]" office:value-type="float" office:value="0.420000000000002" calcext:value-type="float">
            <text:p>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75000" calcext:value-type="float">
            <text:p>74075000</text:p>
          </table:table-cell>
          <table:table-cell table:formula="of:=[.B924]/1000000" office:value-type="float" office:value="74.075" calcext:value-type="float">
            <text:p>74.07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06" calcext:value-type="float">
            <text:p>32.06</text:p>
          </table:table-cell>
          <table:table-cell table:formula="of:=ABS([.D924]-[.E924])" office:value-type="float" office:value="0.399999999999999" calcext:value-type="float">
            <text:p>0.4</text:p>
          </table:table-cell>
          <table:table-cell table:formula="of:=[.D924]-[.E924]" office:value-type="float" office:value="0.399999999999999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95000" calcext:value-type="float">
            <text:p>74095000</text:p>
          </table:table-cell>
          <table:table-cell table:formula="of:=[.B925]/1000000" office:value-type="float" office:value="74.095" calcext:value-type="float">
            <text:p>74.09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07" calcext:value-type="float">
            <text:p>32.07</text:p>
          </table:table-cell>
          <table:table-cell table:formula="of:=ABS([.D925]-[.E925])" office:value-type="float" office:value="0.390000000000001" calcext:value-type="float">
            <text:p>0.39</text:p>
          </table:table-cell>
          <table:table-cell table:formula="of:=[.D925]-[.E925]" office:value-type="float" office:value="0.390000000000001" calcext:value-type="float">
            <text:p>0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115000" calcext:value-type="float">
            <text:p>74115000</text:p>
          </table:table-cell>
          <table:table-cell table:formula="of:=[.B926]/1000000" office:value-type="float" office:value="74.115" calcext:value-type="float">
            <text:p>74.11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08" calcext:value-type="float">
            <text:p>32.08</text:p>
          </table:table-cell>
          <table:table-cell table:formula="of:=ABS([.D926]-[.E926])" office:value-type="float" office:value="0.380000000000003" calcext:value-type="float">
            <text:p>0.38</text:p>
          </table:table-cell>
          <table:table-cell table:formula="of:=[.D926]-[.E926]" office:value-type="float" office:value="0.380000000000003" calcext:value-type="float">
            <text:p>0.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135000" calcext:value-type="float">
            <text:p>74135000</text:p>
          </table:table-cell>
          <table:table-cell table:formula="of:=[.B927]/1000000" office:value-type="float" office:value="74.135" calcext:value-type="float">
            <text:p>74.13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09" calcext:value-type="float">
            <text:p>32.09</text:p>
          </table:table-cell>
          <table:table-cell table:formula="of:=ABS([.D927]-[.E927])" office:value-type="float" office:value="0.369999999999997" calcext:value-type="float">
            <text:p>0.37</text:p>
          </table:table-cell>
          <table:table-cell table:formula="of:=[.D927]-[.E927]" office:value-type="float" office:value="0.369999999999997" calcext:value-type="float">
            <text:p>0.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155000" calcext:value-type="float">
            <text:p>74155000</text:p>
          </table:table-cell>
          <table:table-cell table:formula="of:=[.B928]/1000000" office:value-type="float" office:value="74.155" calcext:value-type="float">
            <text:p>74.15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11" calcext:value-type="float">
            <text:p>32.11</text:p>
          </table:table-cell>
          <table:table-cell table:formula="of:=ABS([.D928]-[.E928])" office:value-type="float" office:value="0.350000000000001" calcext:value-type="float">
            <text:p>0.35</text:p>
          </table:table-cell>
          <table:table-cell table:formula="of:=[.D928]-[.E928]" office:value-type="float" office:value="0.350000000000001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175000" calcext:value-type="float">
            <text:p>74175000</text:p>
          </table:table-cell>
          <table:table-cell table:formula="of:=[.B929]/1000000" office:value-type="float" office:value="74.175" calcext:value-type="float">
            <text:p>74.17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12" calcext:value-type="float">
            <text:p>32.12</text:p>
          </table:table-cell>
          <table:table-cell table:formula="of:=ABS([.D929]-[.E929])" office:value-type="float" office:value="0.340000000000003" calcext:value-type="float">
            <text:p>0.34</text:p>
          </table:table-cell>
          <table:table-cell table:formula="of:=[.D929]-[.E929]" office:value-type="float" office:value="0.340000000000003" calcext:value-type="float">
            <text:p>0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195000" calcext:value-type="float">
            <text:p>74195000</text:p>
          </table:table-cell>
          <table:table-cell table:formula="of:=[.B930]/1000000" office:value-type="float" office:value="74.195" calcext:value-type="float">
            <text:p>74.19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13" calcext:value-type="float">
            <text:p>32.13</text:p>
          </table:table-cell>
          <table:table-cell table:formula="of:=ABS([.D930]-[.E930])" office:value-type="float" office:value="0.329999999999998" calcext:value-type="float">
            <text:p>0.33</text:p>
          </table:table-cell>
          <table:table-cell table:formula="of:=[.D930]-[.E930]" office:value-type="float" office:value="0.329999999999998" calcext:value-type="float">
            <text:p>0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215000" calcext:value-type="float">
            <text:p>74215000</text:p>
          </table:table-cell>
          <table:table-cell table:formula="of:=[.B931]/1000000" office:value-type="float" office:value="74.215" calcext:value-type="float">
            <text:p>74.21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14" calcext:value-type="float">
            <text:p>32.14</text:p>
          </table:table-cell>
          <table:table-cell table:formula="of:=ABS([.D931]-[.E931])" office:value-type="float" office:value="0.32" calcext:value-type="float">
            <text:p>0.32</text:p>
          </table:table-cell>
          <table:table-cell table:formula="of:=[.D931]-[.E931]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235000" calcext:value-type="float">
            <text:p>74235000</text:p>
          </table:table-cell>
          <table:table-cell table:formula="of:=[.B932]/1000000" office:value-type="float" office:value="74.235" calcext:value-type="float">
            <text:p>74.23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15" calcext:value-type="float">
            <text:p>32.15</text:p>
          </table:table-cell>
          <table:table-cell table:formula="of:=ABS([.D932]-[.E932])" office:value-type="float" office:value="0.310000000000002" calcext:value-type="float">
            <text:p>0.31</text:p>
          </table:table-cell>
          <table:table-cell table:formula="of:=[.D932]-[.E932]" office:value-type="float" office:value="0.310000000000002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255000" calcext:value-type="float">
            <text:p>74255000</text:p>
          </table:table-cell>
          <table:table-cell table:formula="of:=[.B933]/1000000" office:value-type="float" office:value="74.255" calcext:value-type="float">
            <text:p>74.255</text:p>
          </table:table-cell>
          <table:table-cell office:value-type="float" office:value="32.46" calcext:value-type="float">
            <text:p>32.46</text:p>
          </table:table-cell>
          <table:table-cell office:value-type="float" office:value="32.16" calcext:value-type="float">
            <text:p>32.16</text:p>
          </table:table-cell>
          <table:table-cell table:formula="of:=ABS([.D933]-[.E933])" office:value-type="float" office:value="0.300000000000004" calcext:value-type="float">
            <text:p>0.3</text:p>
          </table:table-cell>
          <table:table-cell table:formula="of:=[.D933]-[.E933]" office:value-type="float" office:value="0.300000000000004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275000" calcext:value-type="float">
            <text:p>74275000</text:p>
          </table:table-cell>
          <table:table-cell table:formula="of:=[.B934]/1000000" office:value-type="float" office:value="74.275" calcext:value-type="float">
            <text:p>74.27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17" calcext:value-type="float">
            <text:p>32.17</text:p>
          </table:table-cell>
          <table:table-cell table:formula="of:=ABS([.D934]-[.E934])" office:value-type="float" office:value="0.280000000000001" calcext:value-type="float">
            <text:p>0.28</text:p>
          </table:table-cell>
          <table:table-cell table:formula="of:=[.D934]-[.E934]" office:value-type="float" office:value="0.280000000000001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295000" calcext:value-type="float">
            <text:p>74295000</text:p>
          </table:table-cell>
          <table:table-cell table:formula="of:=[.B935]/1000000" office:value-type="float" office:value="74.295" calcext:value-type="float">
            <text:p>74.29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18" calcext:value-type="float">
            <text:p>32.18</text:p>
          </table:table-cell>
          <table:table-cell table:formula="of:=ABS([.D935]-[.E935])" office:value-type="float" office:value="0.270000000000003" calcext:value-type="float">
            <text:p>0.27</text:p>
          </table:table-cell>
          <table:table-cell table:formula="of:=[.D935]-[.E935]" office:value-type="float" office:value="0.270000000000003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315000" calcext:value-type="float">
            <text:p>74315000</text:p>
          </table:table-cell>
          <table:table-cell table:formula="of:=[.B936]/1000000" office:value-type="float" office:value="74.315" calcext:value-type="float">
            <text:p>74.31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18" calcext:value-type="float">
            <text:p>32.18</text:p>
          </table:table-cell>
          <table:table-cell table:formula="of:=ABS([.D936]-[.E936])" office:value-type="float" office:value="0.270000000000003" calcext:value-type="float">
            <text:p>0.27</text:p>
          </table:table-cell>
          <table:table-cell table:formula="of:=[.D936]-[.E936]" office:value-type="float" office:value="0.270000000000003" calcext:value-type="float">
            <text:p>0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335000" calcext:value-type="float">
            <text:p>74335000</text:p>
          </table:table-cell>
          <table:table-cell table:formula="of:=[.B937]/1000000" office:value-type="float" office:value="74.335" calcext:value-type="float">
            <text:p>74.33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19" calcext:value-type="float">
            <text:p>32.19</text:p>
          </table:table-cell>
          <table:table-cell table:formula="of:=ABS([.D937]-[.E937])" office:value-type="float" office:value="0.260000000000005" calcext:value-type="float">
            <text:p>0.26</text:p>
          </table:table-cell>
          <table:table-cell table:formula="of:=[.D937]-[.E937]" office:value-type="float" office:value="0.260000000000005" calcext:value-type="float">
            <text:p>0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355000" calcext:value-type="float">
            <text:p>74355000</text:p>
          </table:table-cell>
          <table:table-cell table:formula="of:=[.B938]/1000000" office:value-type="float" office:value="74.355" calcext:value-type="float">
            <text:p>74.35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" calcext:value-type="float">
            <text:p>32.2</text:p>
          </table:table-cell>
          <table:table-cell table:formula="of:=ABS([.D938]-[.E938])" office:value-type="float" office:value="0.25" calcext:value-type="float">
            <text:p>0.25</text:p>
          </table:table-cell>
          <table:table-cell table:formula="of:=[.D938]-[.E938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375000" calcext:value-type="float">
            <text:p>74375000</text:p>
          </table:table-cell>
          <table:table-cell table:formula="of:=[.B939]/1000000" office:value-type="float" office:value="74.375" calcext:value-type="float">
            <text:p>74.37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1" calcext:value-type="float">
            <text:p>32.21</text:p>
          </table:table-cell>
          <table:table-cell table:formula="of:=ABS([.D939]-[.E939])" office:value-type="float" office:value="0.240000000000002" calcext:value-type="float">
            <text:p>0.24</text:p>
          </table:table-cell>
          <table:table-cell table:formula="of:=[.D939]-[.E939]" office:value-type="float" office:value="0.240000000000002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395000" calcext:value-type="float">
            <text:p>74395000</text:p>
          </table:table-cell>
          <table:table-cell table:formula="of:=[.B940]/1000000" office:value-type="float" office:value="74.395" calcext:value-type="float">
            <text:p>74.39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2" calcext:value-type="float">
            <text:p>32.22</text:p>
          </table:table-cell>
          <table:table-cell table:formula="of:=ABS([.D940]-[.E940])" office:value-type="float" office:value="0.230000000000004" calcext:value-type="float">
            <text:p>0.23</text:p>
          </table:table-cell>
          <table:table-cell table:formula="of:=[.D940]-[.E940]" office:value-type="float" office:value="0.230000000000004" calcext:value-type="float">
            <text:p>0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415000" calcext:value-type="float">
            <text:p>74415000</text:p>
          </table:table-cell>
          <table:table-cell table:formula="of:=[.B941]/1000000" office:value-type="float" office:value="74.415" calcext:value-type="float">
            <text:p>74.41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2" calcext:value-type="float">
            <text:p>32.22</text:p>
          </table:table-cell>
          <table:table-cell table:formula="of:=ABS([.D941]-[.E941])" office:value-type="float" office:value="0.230000000000004" calcext:value-type="float">
            <text:p>0.23</text:p>
          </table:table-cell>
          <table:table-cell table:formula="of:=[.D941]-[.E941]" office:value-type="float" office:value="0.230000000000004" calcext:value-type="float">
            <text:p>0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435000" calcext:value-type="float">
            <text:p>74435000</text:p>
          </table:table-cell>
          <table:table-cell table:formula="of:=[.B942]/1000000" office:value-type="float" office:value="74.435" calcext:value-type="float">
            <text:p>74.43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3" calcext:value-type="float">
            <text:p>32.23</text:p>
          </table:table-cell>
          <table:table-cell table:formula="of:=ABS([.D942]-[.E942])" office:value-type="float" office:value="0.220000000000006" calcext:value-type="float">
            <text:p>0.22</text:p>
          </table:table-cell>
          <table:table-cell table:formula="of:=[.D942]-[.E942]" office:value-type="float" office:value="0.220000000000006" calcext:value-type="float">
            <text:p>0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455000" calcext:value-type="float">
            <text:p>74455000</text:p>
          </table:table-cell>
          <table:table-cell table:formula="of:=[.B943]/1000000" office:value-type="float" office:value="74.455" calcext:value-type="float">
            <text:p>74.45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4" calcext:value-type="float">
            <text:p>32.24</text:p>
          </table:table-cell>
          <table:table-cell table:formula="of:=ABS([.D943]-[.E943])" office:value-type="float" office:value="0.210000000000001" calcext:value-type="float">
            <text:p>0.21</text:p>
          </table:table-cell>
          <table:table-cell table:formula="of:=[.D943]-[.E943]" office:value-type="float" office:value="0.210000000000001" calcext:value-type="float">
            <text:p>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475000" calcext:value-type="float">
            <text:p>74475000</text:p>
          </table:table-cell>
          <table:table-cell table:formula="of:=[.B944]/1000000" office:value-type="float" office:value="74.475" calcext:value-type="float">
            <text:p>74.47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4" calcext:value-type="float">
            <text:p>32.24</text:p>
          </table:table-cell>
          <table:table-cell table:formula="of:=ABS([.D944]-[.E944])" office:value-type="float" office:value="0.210000000000001" calcext:value-type="float">
            <text:p>0.21</text:p>
          </table:table-cell>
          <table:table-cell table:formula="of:=[.D944]-[.E944]" office:value-type="float" office:value="0.210000000000001" calcext:value-type="float">
            <text:p>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495000" calcext:value-type="float">
            <text:p>74495000</text:p>
          </table:table-cell>
          <table:table-cell table:formula="of:=[.B945]/1000000" office:value-type="float" office:value="74.495" calcext:value-type="float">
            <text:p>74.495</text:p>
          </table:table-cell>
          <table:table-cell office:value-type="float" office:value="32.45" calcext:value-type="float">
            <text:p>32.45</text:p>
          </table:table-cell>
          <table:table-cell office:value-type="float" office:value="32.25" calcext:value-type="float">
            <text:p>32.25</text:p>
          </table:table-cell>
          <table:table-cell table:formula="of:=ABS([.D945]-[.E945])" office:value-type="float" office:value="0.200000000000003" calcext:value-type="float">
            <text:p>0.2</text:p>
          </table:table-cell>
          <table:table-cell table:formula="of:=[.D945]-[.E945]" office:value-type="float" office:value="0.200000000000003" calcext:value-type="float">
            <text:p>0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515000" calcext:value-type="float">
            <text:p>74515000</text:p>
          </table:table-cell>
          <table:table-cell table:formula="of:=[.B946]/1000000" office:value-type="float" office:value="74.515" calcext:value-type="float">
            <text:p>74.51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6" calcext:value-type="float">
            <text:p>32.26</text:p>
          </table:table-cell>
          <table:table-cell table:formula="of:=ABS([.D946]-[.E946])" office:value-type="float" office:value="0.18" calcext:value-type="float">
            <text:p>0.18</text:p>
          </table:table-cell>
          <table:table-cell table:formula="of:=[.D946]-[.E946]"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535000" calcext:value-type="float">
            <text:p>74535000</text:p>
          </table:table-cell>
          <table:table-cell table:formula="of:=[.B947]/1000000" office:value-type="float" office:value="74.535" calcext:value-type="float">
            <text:p>74.53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6" calcext:value-type="float">
            <text:p>32.26</text:p>
          </table:table-cell>
          <table:table-cell table:formula="of:=ABS([.D947]-[.E947])" office:value-type="float" office:value="0.18" calcext:value-type="float">
            <text:p>0.18</text:p>
          </table:table-cell>
          <table:table-cell table:formula="of:=[.D947]-[.E947]"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555000" calcext:value-type="float">
            <text:p>74555000</text:p>
          </table:table-cell>
          <table:table-cell table:formula="of:=[.B948]/1000000" office:value-type="float" office:value="74.555" calcext:value-type="float">
            <text:p>74.55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7" calcext:value-type="float">
            <text:p>32.27</text:p>
          </table:table-cell>
          <table:table-cell table:formula="of:=ABS([.D948]-[.E948])" office:value-type="float" office:value="0.169999999999995" calcext:value-type="float">
            <text:p>0.17</text:p>
          </table:table-cell>
          <table:table-cell table:formula="of:=[.D948]-[.E948]" office:value-type="float" office:value="0.169999999999995" calcext:value-type="float">
            <text:p>0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575000" calcext:value-type="float">
            <text:p>74575000</text:p>
          </table:table-cell>
          <table:table-cell table:formula="of:=[.B949]/1000000" office:value-type="float" office:value="74.575" calcext:value-type="float">
            <text:p>74.57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7" calcext:value-type="float">
            <text:p>32.27</text:p>
          </table:table-cell>
          <table:table-cell table:formula="of:=ABS([.D949]-[.E949])" office:value-type="float" office:value="0.169999999999995" calcext:value-type="float">
            <text:p>0.17</text:p>
          </table:table-cell>
          <table:table-cell table:formula="of:=[.D949]-[.E949]" office:value-type="float" office:value="0.169999999999995" calcext:value-type="float">
            <text:p>0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595000" calcext:value-type="float">
            <text:p>74595000</text:p>
          </table:table-cell>
          <table:table-cell table:formula="of:=[.B950]/1000000" office:value-type="float" office:value="74.595" calcext:value-type="float">
            <text:p>74.59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8" calcext:value-type="float">
            <text:p>32.28</text:p>
          </table:table-cell>
          <table:table-cell table:formula="of:=ABS([.D950]-[.E950])" office:value-type="float" office:value="0.159999999999997" calcext:value-type="float">
            <text:p>0.16</text:p>
          </table:table-cell>
          <table:table-cell table:formula="of:=[.D950]-[.E950]" office:value-type="float" office:value="0.159999999999997" calcext:value-type="float">
            <text:p>0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615000" calcext:value-type="float">
            <text:p>74615000</text:p>
          </table:table-cell>
          <table:table-cell table:formula="of:=[.B951]/1000000" office:value-type="float" office:value="74.615" calcext:value-type="float">
            <text:p>74.61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8" calcext:value-type="float">
            <text:p>32.28</text:p>
          </table:table-cell>
          <table:table-cell table:formula="of:=ABS([.D951]-[.E951])" office:value-type="float" office:value="0.159999999999997" calcext:value-type="float">
            <text:p>0.16</text:p>
          </table:table-cell>
          <table:table-cell table:formula="of:=[.D951]-[.E951]" office:value-type="float" office:value="0.159999999999997" calcext:value-type="float">
            <text:p>0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635000" calcext:value-type="float">
            <text:p>74635000</text:p>
          </table:table-cell>
          <table:table-cell table:formula="of:=[.B952]/1000000" office:value-type="float" office:value="74.635" calcext:value-type="float">
            <text:p>74.63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9" calcext:value-type="float">
            <text:p>32.29</text:p>
          </table:table-cell>
          <table:table-cell table:formula="of:=ABS([.D952]-[.E952])" office:value-type="float" office:value="0.149999999999999" calcext:value-type="float">
            <text:p>0.15</text:p>
          </table:table-cell>
          <table:table-cell table:formula="of:=[.D952]-[.E952]" office:value-type="float" office:value="0.149999999999999" calcext:value-type="float">
            <text:p>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655000" calcext:value-type="float">
            <text:p>74655000</text:p>
          </table:table-cell>
          <table:table-cell table:formula="of:=[.B953]/1000000" office:value-type="float" office:value="74.655" calcext:value-type="float">
            <text:p>74.65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9" calcext:value-type="float">
            <text:p>32.29</text:p>
          </table:table-cell>
          <table:table-cell table:formula="of:=ABS([.D953]-[.E953])" office:value-type="float" office:value="0.149999999999999" calcext:value-type="float">
            <text:p>0.15</text:p>
          </table:table-cell>
          <table:table-cell table:formula="of:=[.D953]-[.E953]" office:value-type="float" office:value="0.149999999999999" calcext:value-type="float">
            <text:p>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675000" calcext:value-type="float">
            <text:p>74675000</text:p>
          </table:table-cell>
          <table:table-cell table:formula="of:=[.B954]/1000000" office:value-type="float" office:value="74.675" calcext:value-type="float">
            <text:p>74.67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9" calcext:value-type="float">
            <text:p>32.29</text:p>
          </table:table-cell>
          <table:table-cell table:formula="of:=ABS([.D954]-[.E954])" office:value-type="float" office:value="0.149999999999999" calcext:value-type="float">
            <text:p>0.15</text:p>
          </table:table-cell>
          <table:table-cell table:formula="of:=[.D954]-[.E954]" office:value-type="float" office:value="0.149999999999999" calcext:value-type="float">
            <text:p>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695000" calcext:value-type="float">
            <text:p>74695000</text:p>
          </table:table-cell>
          <table:table-cell table:formula="of:=[.B955]/1000000" office:value-type="float" office:value="74.695" calcext:value-type="float">
            <text:p>74.69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" calcext:value-type="float">
            <text:p>32.3</text:p>
          </table:table-cell>
          <table:table-cell table:formula="of:=ABS([.D955]-[.E955])" office:value-type="float" office:value="0.140000000000001" calcext:value-type="float">
            <text:p>0.14</text:p>
          </table:table-cell>
          <table:table-cell table:formula="of:=[.D955]-[.E955]" office:value-type="float" office:value="0.140000000000001" calcext:value-type="float">
            <text:p>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715000" calcext:value-type="float">
            <text:p>74715000</text:p>
          </table:table-cell>
          <table:table-cell table:formula="of:=[.B956]/1000000" office:value-type="float" office:value="74.715" calcext:value-type="float">
            <text:p>74.71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" calcext:value-type="float">
            <text:p>32.3</text:p>
          </table:table-cell>
          <table:table-cell table:formula="of:=ABS([.D956]-[.E956])" office:value-type="float" office:value="0.140000000000001" calcext:value-type="float">
            <text:p>0.14</text:p>
          </table:table-cell>
          <table:table-cell table:formula="of:=[.D956]-[.E956]" office:value-type="float" office:value="0.140000000000001" calcext:value-type="float">
            <text:p>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735000" calcext:value-type="float">
            <text:p>74735000</text:p>
          </table:table-cell>
          <table:table-cell table:formula="of:=[.B957]/1000000" office:value-type="float" office:value="74.735" calcext:value-type="float">
            <text:p>74.73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" calcext:value-type="float">
            <text:p>32.3</text:p>
          </table:table-cell>
          <table:table-cell table:formula="of:=ABS([.D957]-[.E957])" office:value-type="float" office:value="0.140000000000001" calcext:value-type="float">
            <text:p>0.14</text:p>
          </table:table-cell>
          <table:table-cell table:formula="of:=[.D957]-[.E957]" office:value-type="float" office:value="0.140000000000001" calcext:value-type="float">
            <text:p>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755000" calcext:value-type="float">
            <text:p>74755000</text:p>
          </table:table-cell>
          <table:table-cell table:formula="of:=[.B958]/1000000" office:value-type="float" office:value="74.755" calcext:value-type="float">
            <text:p>74.75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1" calcext:value-type="float">
            <text:p>32.31</text:p>
          </table:table-cell>
          <table:table-cell table:formula="of:=ABS([.D958]-[.E958])" office:value-type="float" office:value="0.129999999999995" calcext:value-type="float">
            <text:p>0.13</text:p>
          </table:table-cell>
          <table:table-cell table:formula="of:=[.D958]-[.E958]" office:value-type="float" office:value="0.129999999999995" calcext:value-type="float">
            <text:p>0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775000" calcext:value-type="float">
            <text:p>74775000</text:p>
          </table:table-cell>
          <table:table-cell table:formula="of:=[.B959]/1000000" office:value-type="float" office:value="74.775" calcext:value-type="float">
            <text:p>74.77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1" calcext:value-type="float">
            <text:p>32.31</text:p>
          </table:table-cell>
          <table:table-cell table:formula="of:=ABS([.D959]-[.E959])" office:value-type="float" office:value="0.129999999999995" calcext:value-type="float">
            <text:p>0.13</text:p>
          </table:table-cell>
          <table:table-cell table:formula="of:=[.D959]-[.E959]" office:value-type="float" office:value="0.129999999999995" calcext:value-type="float">
            <text:p>0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795000" calcext:value-type="float">
            <text:p>74795000</text:p>
          </table:table-cell>
          <table:table-cell table:formula="of:=[.B960]/1000000" office:value-type="float" office:value="74.795" calcext:value-type="float">
            <text:p>74.79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1" calcext:value-type="float">
            <text:p>32.31</text:p>
          </table:table-cell>
          <table:table-cell table:formula="of:=ABS([.D960]-[.E960])" office:value-type="float" office:value="0.129999999999995" calcext:value-type="float">
            <text:p>0.13</text:p>
          </table:table-cell>
          <table:table-cell table:formula="of:=[.D960]-[.E960]" office:value-type="float" office:value="0.129999999999995" calcext:value-type="float">
            <text:p>0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815000" calcext:value-type="float">
            <text:p>74815000</text:p>
          </table:table-cell>
          <table:table-cell table:formula="of:=[.B961]/1000000" office:value-type="float" office:value="74.815" calcext:value-type="float">
            <text:p>74.81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2" calcext:value-type="float">
            <text:p>32.32</text:p>
          </table:table-cell>
          <table:table-cell table:formula="of:=ABS([.D961]-[.E961])" office:value-type="float" office:value="0.119999999999997" calcext:value-type="float">
            <text:p>0.12</text:p>
          </table:table-cell>
          <table:table-cell table:formula="of:=[.D961]-[.E961]" office:value-type="float" office:value="0.119999999999997" calcext:value-type="float">
            <text:p>0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835000" calcext:value-type="float">
            <text:p>74835000</text:p>
          </table:table-cell>
          <table:table-cell table:formula="of:=[.B962]/1000000" office:value-type="float" office:value="74.835" calcext:value-type="float">
            <text:p>74.83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2" calcext:value-type="float">
            <text:p>32.32</text:p>
          </table:table-cell>
          <table:table-cell table:formula="of:=ABS([.D962]-[.E962])" office:value-type="float" office:value="0.119999999999997" calcext:value-type="float">
            <text:p>0.12</text:p>
          </table:table-cell>
          <table:table-cell table:formula="of:=[.D962]-[.E962]" office:value-type="float" office:value="0.119999999999997" calcext:value-type="float">
            <text:p>0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855000" calcext:value-type="float">
            <text:p>74855000</text:p>
          </table:table-cell>
          <table:table-cell table:formula="of:=[.B963]/1000000" office:value-type="float" office:value="74.855" calcext:value-type="float">
            <text:p>74.855</text:p>
          </table:table-cell>
          <table:table-cell office:value-type="float" office:value="32.44" calcext:value-type="float">
            <text:p>32.44</text:p>
          </table:table-cell>
          <table:table-cell office:value-type="float" office:value="32.33" calcext:value-type="float">
            <text:p>32.33</text:p>
          </table:table-cell>
          <table:table-cell table:formula="of:=ABS([.D963]-[.E963])" office:value-type="float" office:value="0.109999999999999" calcext:value-type="float">
            <text:p>0.11</text:p>
          </table:table-cell>
          <table:table-cell table:formula="of:=[.D963]-[.E963]" office:value-type="float" office:value="0.109999999999999" calcext:value-type="float">
            <text:p>0.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875000" calcext:value-type="float">
            <text:p>74875000</text:p>
          </table:table-cell>
          <table:table-cell table:formula="of:=[.B964]/1000000" office:value-type="float" office:value="74.875" calcext:value-type="float">
            <text:p>74.8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3" calcext:value-type="float">
            <text:p>32.33</text:p>
          </table:table-cell>
          <table:table-cell table:formula="of:=ABS([.D964]-[.E964])" office:value-type="float" office:value="0.100000000000001" calcext:value-type="float">
            <text:p>0.1</text:p>
          </table:table-cell>
          <table:table-cell table:formula="of:=[.D964]-[.E964]" office:value-type="float" office:value="0.10000000000000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895000" calcext:value-type="float">
            <text:p>74895000</text:p>
          </table:table-cell>
          <table:table-cell table:formula="of:=[.B965]/1000000" office:value-type="float" office:value="74.895" calcext:value-type="float">
            <text:p>74.8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4" calcext:value-type="float">
            <text:p>32.34</text:p>
          </table:table-cell>
          <table:table-cell table:formula="of:=ABS([.D965]-[.E965])" office:value-type="float" office:value="0.0899999999999963" calcext:value-type="float">
            <text:p>0.09</text:p>
          </table:table-cell>
          <table:table-cell table:formula="of:=[.D965]-[.E965]" office:value-type="float" office:value="0.0899999999999963" calcext:value-type="float">
            <text:p>0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915000" calcext:value-type="float">
            <text:p>74915000</text:p>
          </table:table-cell>
          <table:table-cell table:formula="of:=[.B966]/1000000" office:value-type="float" office:value="74.915" calcext:value-type="float">
            <text:p>74.9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4" calcext:value-type="float">
            <text:p>32.34</text:p>
          </table:table-cell>
          <table:table-cell table:formula="of:=ABS([.D966]-[.E966])" office:value-type="float" office:value="0.0899999999999963" calcext:value-type="float">
            <text:p>0.09</text:p>
          </table:table-cell>
          <table:table-cell table:formula="of:=[.D966]-[.E966]" office:value-type="float" office:value="0.0899999999999963" calcext:value-type="float">
            <text:p>0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935000" calcext:value-type="float">
            <text:p>74935000</text:p>
          </table:table-cell>
          <table:table-cell table:formula="of:=[.B967]/1000000" office:value-type="float" office:value="74.935" calcext:value-type="float">
            <text:p>74.9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4" calcext:value-type="float">
            <text:p>32.34</text:p>
          </table:table-cell>
          <table:table-cell table:formula="of:=ABS([.D967]-[.E967])" office:value-type="float" office:value="0.0899999999999963" calcext:value-type="float">
            <text:p>0.09</text:p>
          </table:table-cell>
          <table:table-cell table:formula="of:=[.D967]-[.E967]" office:value-type="float" office:value="0.0899999999999963" calcext:value-type="float">
            <text:p>0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955000" calcext:value-type="float">
            <text:p>74955000</text:p>
          </table:table-cell>
          <table:table-cell table:formula="of:=[.B968]/1000000" office:value-type="float" office:value="74.955" calcext:value-type="float">
            <text:p>74.9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5" calcext:value-type="float">
            <text:p>32.35</text:p>
          </table:table-cell>
          <table:table-cell table:formula="of:=ABS([.D968]-[.E968])" office:value-type="float" office:value="0.0799999999999983" calcext:value-type="float">
            <text:p>0.08</text:p>
          </table:table-cell>
          <table:table-cell table:formula="of:=[.D968]-[.E968]" office:value-type="float" office:value="0.0799999999999983" calcext:value-type="float">
            <text:p>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975000" calcext:value-type="float">
            <text:p>74975000</text:p>
          </table:table-cell>
          <table:table-cell table:formula="of:=[.B969]/1000000" office:value-type="float" office:value="74.975" calcext:value-type="float">
            <text:p>74.9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5" calcext:value-type="float">
            <text:p>32.35</text:p>
          </table:table-cell>
          <table:table-cell table:formula="of:=ABS([.D969]-[.E969])" office:value-type="float" office:value="0.0799999999999983" calcext:value-type="float">
            <text:p>0.08</text:p>
          </table:table-cell>
          <table:table-cell table:formula="of:=[.D969]-[.E969]" office:value-type="float" office:value="0.0799999999999983" calcext:value-type="float">
            <text:p>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995000" calcext:value-type="float">
            <text:p>74995000</text:p>
          </table:table-cell>
          <table:table-cell table:formula="of:=[.B970]/1000000" office:value-type="float" office:value="74.995" calcext:value-type="float">
            <text:p>74.9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5" calcext:value-type="float">
            <text:p>32.35</text:p>
          </table:table-cell>
          <table:table-cell table:formula="of:=ABS([.D970]-[.E970])" office:value-type="float" office:value="0.0799999999999983" calcext:value-type="float">
            <text:p>0.08</text:p>
          </table:table-cell>
          <table:table-cell table:formula="of:=[.D970]-[.E970]" office:value-type="float" office:value="0.0799999999999983" calcext:value-type="float">
            <text:p>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015000" calcext:value-type="float">
            <text:p>75015000</text:p>
          </table:table-cell>
          <table:table-cell table:formula="of:=[.B971]/1000000" office:value-type="float" office:value="75.015" calcext:value-type="float">
            <text:p>75.0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6" calcext:value-type="float">
            <text:p>32.36</text:p>
          </table:table-cell>
          <table:table-cell table:formula="of:=ABS([.D971]-[.E971])" office:value-type="float" office:value="0.0700000000000003" calcext:value-type="float">
            <text:p>0.07</text:p>
          </table:table-cell>
          <table:table-cell table:formula="of:=[.D971]-[.E971]" office:value-type="float" office:value="0.0700000000000003" calcext:value-type="float">
            <text:p>0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035000" calcext:value-type="float">
            <text:p>75035000</text:p>
          </table:table-cell>
          <table:table-cell table:formula="of:=[.B972]/1000000" office:value-type="float" office:value="75.035" calcext:value-type="float">
            <text:p>75.0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6" calcext:value-type="float">
            <text:p>32.36</text:p>
          </table:table-cell>
          <table:table-cell table:formula="of:=ABS([.D972]-[.E972])" office:value-type="float" office:value="0.0700000000000003" calcext:value-type="float">
            <text:p>0.07</text:p>
          </table:table-cell>
          <table:table-cell table:formula="of:=[.D972]-[.E972]" office:value-type="float" office:value="0.0700000000000003" calcext:value-type="float">
            <text:p>0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055000" calcext:value-type="float">
            <text:p>75055000</text:p>
          </table:table-cell>
          <table:table-cell table:formula="of:=[.B973]/1000000" office:value-type="float" office:value="75.055" calcext:value-type="float">
            <text:p>75.0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7" calcext:value-type="float">
            <text:p>32.37</text:p>
          </table:table-cell>
          <table:table-cell table:formula="of:=ABS([.D973]-[.E973])" office:value-type="float" office:value="0.0600000000000023" calcext:value-type="float">
            <text:p>0.06</text:p>
          </table:table-cell>
          <table:table-cell table:formula="of:=[.D973]-[.E973]" office:value-type="float" office:value="0.0600000000000023" calcext:value-type="float">
            <text:p>0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075000" calcext:value-type="float">
            <text:p>75075000</text:p>
          </table:table-cell>
          <table:table-cell table:formula="of:=[.B974]/1000000" office:value-type="float" office:value="75.075" calcext:value-type="float">
            <text:p>75.0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7" calcext:value-type="float">
            <text:p>32.37</text:p>
          </table:table-cell>
          <table:table-cell table:formula="of:=ABS([.D974]-[.E974])" office:value-type="float" office:value="0.0600000000000023" calcext:value-type="float">
            <text:p>0.06</text:p>
          </table:table-cell>
          <table:table-cell table:formula="of:=[.D974]-[.E974]" office:value-type="float" office:value="0.0600000000000023" calcext:value-type="float">
            <text:p>0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095000" calcext:value-type="float">
            <text:p>75095000</text:p>
          </table:table-cell>
          <table:table-cell table:formula="of:=[.B975]/1000000" office:value-type="float" office:value="75.095" calcext:value-type="float">
            <text:p>75.0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7" calcext:value-type="float">
            <text:p>32.37</text:p>
          </table:table-cell>
          <table:table-cell table:formula="of:=ABS([.D975]-[.E975])" office:value-type="float" office:value="0.0600000000000023" calcext:value-type="float">
            <text:p>0.06</text:p>
          </table:table-cell>
          <table:table-cell table:formula="of:=[.D975]-[.E975]" office:value-type="float" office:value="0.0600000000000023" calcext:value-type="float">
            <text:p>0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115000" calcext:value-type="float">
            <text:p>75115000</text:p>
          </table:table-cell>
          <table:table-cell table:formula="of:=[.B976]/1000000" office:value-type="float" office:value="75.115" calcext:value-type="float">
            <text:p>75.1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8" calcext:value-type="float">
            <text:p>32.38</text:p>
          </table:table-cell>
          <table:table-cell table:formula="of:=ABS([.D976]-[.E976])" office:value-type="float" office:value="0.0499999999999972" calcext:value-type="float">
            <text:p>0.05</text:p>
          </table:table-cell>
          <table:table-cell table:formula="of:=[.D976]-[.E976]" office:value-type="float" office:value="0.0499999999999972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135000" calcext:value-type="float">
            <text:p>75135000</text:p>
          </table:table-cell>
          <table:table-cell table:formula="of:=[.B977]/1000000" office:value-type="float" office:value="75.135" calcext:value-type="float">
            <text:p>75.1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8" calcext:value-type="float">
            <text:p>32.38</text:p>
          </table:table-cell>
          <table:table-cell table:formula="of:=ABS([.D977]-[.E977])" office:value-type="float" office:value="0.0499999999999972" calcext:value-type="float">
            <text:p>0.05</text:p>
          </table:table-cell>
          <table:table-cell table:formula="of:=[.D977]-[.E977]" office:value-type="float" office:value="0.0499999999999972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155000" calcext:value-type="float">
            <text:p>75155000</text:p>
          </table:table-cell>
          <table:table-cell table:formula="of:=[.B978]/1000000" office:value-type="float" office:value="75.155" calcext:value-type="float">
            <text:p>75.1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9" calcext:value-type="float">
            <text:p>32.39</text:p>
          </table:table-cell>
          <table:table-cell table:formula="of:=ABS([.D978]-[.E978])" office:value-type="float" office:value="0.0399999999999991" calcext:value-type="float">
            <text:p>0.04</text:p>
          </table:table-cell>
          <table:table-cell table:formula="of:=[.D978]-[.E978]" office:value-type="float" office:value="0.0399999999999991" calcext:value-type="float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175000" calcext:value-type="float">
            <text:p>75175000</text:p>
          </table:table-cell>
          <table:table-cell table:formula="of:=[.B979]/1000000" office:value-type="float" office:value="75.175" calcext:value-type="float">
            <text:p>75.1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9" calcext:value-type="float">
            <text:p>32.39</text:p>
          </table:table-cell>
          <table:table-cell table:formula="of:=ABS([.D979]-[.E979])" office:value-type="float" office:value="0.0399999999999991" calcext:value-type="float">
            <text:p>0.04</text:p>
          </table:table-cell>
          <table:table-cell table:formula="of:=[.D979]-[.E979]" office:value-type="float" office:value="0.0399999999999991" calcext:value-type="float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195000" calcext:value-type="float">
            <text:p>75195000</text:p>
          </table:table-cell>
          <table:table-cell table:formula="of:=[.B980]/1000000" office:value-type="float" office:value="75.195" calcext:value-type="float">
            <text:p>75.1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" calcext:value-type="float">
            <text:p>32.4</text:p>
          </table:table-cell>
          <table:table-cell table:formula="of:=ABS([.D980]-[.E980])" office:value-type="float" office:value="0.0300000000000011" calcext:value-type="float">
            <text:p>0.03</text:p>
          </table:table-cell>
          <table:table-cell table:formula="of:=[.D980]-[.E980]" office:value-type="float" office:value="0.0300000000000011" calcext:value-type="float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215000" calcext:value-type="float">
            <text:p>75215000</text:p>
          </table:table-cell>
          <table:table-cell table:formula="of:=[.B981]/1000000" office:value-type="float" office:value="75.215" calcext:value-type="float">
            <text:p>75.2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" calcext:value-type="float">
            <text:p>32.4</text:p>
          </table:table-cell>
          <table:table-cell table:formula="of:=ABS([.D981]-[.E981])" office:value-type="float" office:value="0.0300000000000011" calcext:value-type="float">
            <text:p>0.03</text:p>
          </table:table-cell>
          <table:table-cell table:formula="of:=[.D981]-[.E981]" office:value-type="float" office:value="0.0300000000000011" calcext:value-type="float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235000" calcext:value-type="float">
            <text:p>75235000</text:p>
          </table:table-cell>
          <table:table-cell table:formula="of:=[.B982]/1000000" office:value-type="float" office:value="75.235" calcext:value-type="float">
            <text:p>75.2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1" calcext:value-type="float">
            <text:p>32.41</text:p>
          </table:table-cell>
          <table:table-cell table:formula="of:=ABS([.D982]-[.E982])" office:value-type="float" office:value="0.0200000000000031" calcext:value-type="float">
            <text:p>0.02</text:p>
          </table:table-cell>
          <table:table-cell table:formula="of:=[.D982]-[.E982]" office:value-type="float" office:value="0.0200000000000031" calcext:value-type="float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255000" calcext:value-type="float">
            <text:p>75255000</text:p>
          </table:table-cell>
          <table:table-cell table:formula="of:=[.B983]/1000000" office:value-type="float" office:value="75.255" calcext:value-type="float">
            <text:p>75.2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2" calcext:value-type="float">
            <text:p>32.42</text:p>
          </table:table-cell>
          <table:table-cell table:formula="of:=ABS([.D983]-[.E983])" office:value-type="float" office:value="0.00999999999999801" calcext:value-type="float">
            <text:p>0.01</text:p>
          </table:table-cell>
          <table:table-cell table:formula="of:=[.D983]-[.E983]" office:value-type="float" office:value="0.00999999999999801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275000" calcext:value-type="float">
            <text:p>75275000</text:p>
          </table:table-cell>
          <table:table-cell table:formula="of:=[.B984]/1000000" office:value-type="float" office:value="75.275" calcext:value-type="float">
            <text:p>75.2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2" calcext:value-type="float">
            <text:p>32.42</text:p>
          </table:table-cell>
          <table:table-cell table:formula="of:=ABS([.D984]-[.E984])" office:value-type="float" office:value="0.00999999999999801" calcext:value-type="float">
            <text:p>0.01</text:p>
          </table:table-cell>
          <table:table-cell table:formula="of:=[.D984]-[.E984]" office:value-type="float" office:value="0.00999999999999801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295000" calcext:value-type="float">
            <text:p>75295000</text:p>
          </table:table-cell>
          <table:table-cell table:formula="of:=[.B985]/1000000" office:value-type="float" office:value="75.295" calcext:value-type="float">
            <text:p>75.295</text:p>
          </table:table-cell>
          <table:table-cell table:number-columns-repeated="2" office:value-type="float" office:value="32.43" calcext:value-type="float">
            <text:p>32.43</text:p>
          </table:table-cell>
          <table:table-cell table:formula="of:=ABS([.D985]-[.E985])" office:value-type="float" office:value="0" calcext:value-type="float">
            <text:p>0</text:p>
          </table:table-cell>
          <table:table-cell table:formula="of:=[.D985]-[.E98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315000" calcext:value-type="float">
            <text:p>75315000</text:p>
          </table:table-cell>
          <table:table-cell table:formula="of:=[.B986]/1000000" office:value-type="float" office:value="75.315" calcext:value-type="float">
            <text:p>75.3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4" calcext:value-type="float">
            <text:p>32.44</text:p>
          </table:table-cell>
          <table:table-cell table:formula="of:=ABS([.D986]-[.E986])" office:value-type="float" office:value="0.00999999999999801" calcext:value-type="float">
            <text:p>0.01</text:p>
          </table:table-cell>
          <table:table-cell table:formula="of:=[.D986]-[.E986]" office:value-type="float" office:value="-0.00999999999999801" calcext:value-type="float">
            <text:p>-0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335000" calcext:value-type="float">
            <text:p>75335000</text:p>
          </table:table-cell>
          <table:table-cell table:formula="of:=[.B987]/1000000" office:value-type="float" office:value="75.335" calcext:value-type="float">
            <text:p>75.3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5" calcext:value-type="float">
            <text:p>32.45</text:p>
          </table:table-cell>
          <table:table-cell table:formula="of:=ABS([.D987]-[.E987])" office:value-type="float" office:value="0.0200000000000031" calcext:value-type="float">
            <text:p>0.02</text:p>
          </table:table-cell>
          <table:table-cell table:formula="of:=[.D987]-[.E987]" office:value-type="float" office:value="-0.0200000000000031" calcext:value-type="float">
            <text:p>-0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355000" calcext:value-type="float">
            <text:p>75355000</text:p>
          </table:table-cell>
          <table:table-cell table:formula="of:=[.B988]/1000000" office:value-type="float" office:value="75.355" calcext:value-type="float">
            <text:p>75.3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5" calcext:value-type="float">
            <text:p>32.45</text:p>
          </table:table-cell>
          <table:table-cell table:formula="of:=ABS([.D988]-[.E988])" office:value-type="float" office:value="0.0200000000000031" calcext:value-type="float">
            <text:p>0.02</text:p>
          </table:table-cell>
          <table:table-cell table:formula="of:=[.D988]-[.E988]" office:value-type="float" office:value="-0.0200000000000031" calcext:value-type="float">
            <text:p>-0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375000" calcext:value-type="float">
            <text:p>75375000</text:p>
          </table:table-cell>
          <table:table-cell table:formula="of:=[.B989]/1000000" office:value-type="float" office:value="75.375" calcext:value-type="float">
            <text:p>75.3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6" calcext:value-type="float">
            <text:p>32.46</text:p>
          </table:table-cell>
          <table:table-cell table:formula="of:=ABS([.D989]-[.E989])" office:value-type="float" office:value="0.0300000000000011" calcext:value-type="float">
            <text:p>0.03</text:p>
          </table:table-cell>
          <table:table-cell table:formula="of:=[.D989]-[.E989]" office:value-type="float" office:value="-0.0300000000000011" calcext:value-type="float">
            <text:p>-0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395000" calcext:value-type="float">
            <text:p>75395000</text:p>
          </table:table-cell>
          <table:table-cell table:formula="of:=[.B990]/1000000" office:value-type="float" office:value="75.395" calcext:value-type="float">
            <text:p>75.3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7" calcext:value-type="float">
            <text:p>32.47</text:p>
          </table:table-cell>
          <table:table-cell table:formula="of:=ABS([.D990]-[.E990])" office:value-type="float" office:value="0.0399999999999991" calcext:value-type="float">
            <text:p>0.04</text:p>
          </table:table-cell>
          <table:table-cell table:formula="of:=[.D990]-[.E990]" office:value-type="float" office:value="-0.0399999999999991" calcext:value-type="float">
            <text:p>-0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415000" calcext:value-type="float">
            <text:p>75415000</text:p>
          </table:table-cell>
          <table:table-cell table:formula="of:=[.B991]/1000000" office:value-type="float" office:value="75.415" calcext:value-type="float">
            <text:p>75.4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7" calcext:value-type="float">
            <text:p>32.47</text:p>
          </table:table-cell>
          <table:table-cell table:formula="of:=ABS([.D991]-[.E991])" office:value-type="float" office:value="0.0399999999999991" calcext:value-type="float">
            <text:p>0.04</text:p>
          </table:table-cell>
          <table:table-cell table:formula="of:=[.D991]-[.E991]" office:value-type="float" office:value="-0.0399999999999991" calcext:value-type="float">
            <text:p>-0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435000" calcext:value-type="float">
            <text:p>75435000</text:p>
          </table:table-cell>
          <table:table-cell table:formula="of:=[.B992]/1000000" office:value-type="float" office:value="75.435" calcext:value-type="float">
            <text:p>75.4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8" calcext:value-type="float">
            <text:p>32.48</text:p>
          </table:table-cell>
          <table:table-cell table:formula="of:=ABS([.D992]-[.E992])" office:value-type="float" office:value="0.0499999999999972" calcext:value-type="float">
            <text:p>0.05</text:p>
          </table:table-cell>
          <table:table-cell table:formula="of:=[.D992]-[.E992]" office:value-type="float" office:value="-0.0499999999999972" calcext:value-type="float">
            <text:p>-0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455000" calcext:value-type="float">
            <text:p>75455000</text:p>
          </table:table-cell>
          <table:table-cell table:formula="of:=[.B993]/1000000" office:value-type="float" office:value="75.455" calcext:value-type="float">
            <text:p>75.4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8" calcext:value-type="float">
            <text:p>32.48</text:p>
          </table:table-cell>
          <table:table-cell table:formula="of:=ABS([.D993]-[.E993])" office:value-type="float" office:value="0.0499999999999972" calcext:value-type="float">
            <text:p>0.05</text:p>
          </table:table-cell>
          <table:table-cell table:formula="of:=[.D993]-[.E993]" office:value-type="float" office:value="-0.0499999999999972" calcext:value-type="float">
            <text:p>-0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475000" calcext:value-type="float">
            <text:p>75475000</text:p>
          </table:table-cell>
          <table:table-cell table:formula="of:=[.B994]/1000000" office:value-type="float" office:value="75.475" calcext:value-type="float">
            <text:p>75.4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9" calcext:value-type="float">
            <text:p>32.49</text:p>
          </table:table-cell>
          <table:table-cell table:formula="of:=ABS([.D994]-[.E994])" office:value-type="float" office:value="0.0600000000000023" calcext:value-type="float">
            <text:p>0.06</text:p>
          </table:table-cell>
          <table:table-cell table:formula="of:=[.D994]-[.E994]" office:value-type="float" office:value="-0.0600000000000023" calcext:value-type="float">
            <text:p>-0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495000" calcext:value-type="float">
            <text:p>75495000</text:p>
          </table:table-cell>
          <table:table-cell table:formula="of:=[.B995]/1000000" office:value-type="float" office:value="75.495" calcext:value-type="float">
            <text:p>75.4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9" calcext:value-type="float">
            <text:p>32.49</text:p>
          </table:table-cell>
          <table:table-cell table:formula="of:=ABS([.D995]-[.E995])" office:value-type="float" office:value="0.0600000000000023" calcext:value-type="float">
            <text:p>0.06</text:p>
          </table:table-cell>
          <table:table-cell table:formula="of:=[.D995]-[.E995]" office:value-type="float" office:value="-0.0600000000000023" calcext:value-type="float">
            <text:p>-0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515000" calcext:value-type="float">
            <text:p>75515000</text:p>
          </table:table-cell>
          <table:table-cell table:formula="of:=[.B996]/1000000" office:value-type="float" office:value="75.515" calcext:value-type="float">
            <text:p>75.5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49" calcext:value-type="float">
            <text:p>32.49</text:p>
          </table:table-cell>
          <table:table-cell table:formula="of:=ABS([.D996]-[.E996])" office:value-type="float" office:value="0.0600000000000023" calcext:value-type="float">
            <text:p>0.06</text:p>
          </table:table-cell>
          <table:table-cell table:formula="of:=[.D996]-[.E996]" office:value-type="float" office:value="-0.0600000000000023" calcext:value-type="float">
            <text:p>-0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535000" calcext:value-type="float">
            <text:p>75535000</text:p>
          </table:table-cell>
          <table:table-cell table:formula="of:=[.B997]/1000000" office:value-type="float" office:value="75.535" calcext:value-type="float">
            <text:p>75.5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" calcext:value-type="float">
            <text:p>32.5</text:p>
          </table:table-cell>
          <table:table-cell table:formula="of:=ABS([.D997]-[.E997])" office:value-type="float" office:value="0.0700000000000003" calcext:value-type="float">
            <text:p>0.07</text:p>
          </table:table-cell>
          <table:table-cell table:formula="of:=[.D997]-[.E997]" office:value-type="float" office:value="-0.0700000000000003" calcext:value-type="float">
            <text:p>-0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555000" calcext:value-type="float">
            <text:p>75555000</text:p>
          </table:table-cell>
          <table:table-cell table:formula="of:=[.B998]/1000000" office:value-type="float" office:value="75.555" calcext:value-type="float">
            <text:p>75.5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" calcext:value-type="float">
            <text:p>32.5</text:p>
          </table:table-cell>
          <table:table-cell table:formula="of:=ABS([.D998]-[.E998])" office:value-type="float" office:value="0.0700000000000003" calcext:value-type="float">
            <text:p>0.07</text:p>
          </table:table-cell>
          <table:table-cell table:formula="of:=[.D998]-[.E998]" office:value-type="float" office:value="-0.0700000000000003" calcext:value-type="float">
            <text:p>-0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575000" calcext:value-type="float">
            <text:p>75575000</text:p>
          </table:table-cell>
          <table:table-cell table:formula="of:=[.B999]/1000000" office:value-type="float" office:value="75.575" calcext:value-type="float">
            <text:p>75.5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1" calcext:value-type="float">
            <text:p>32.51</text:p>
          </table:table-cell>
          <table:table-cell table:formula="of:=ABS([.D999]-[.E999])" office:value-type="float" office:value="0.0799999999999983" calcext:value-type="float">
            <text:p>0.08</text:p>
          </table:table-cell>
          <table:table-cell table:formula="of:=[.D999]-[.E999]" office:value-type="float" office:value="-0.0799999999999983" calcext:value-type="float">
            <text:p>-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595000" calcext:value-type="float">
            <text:p>75595000</text:p>
          </table:table-cell>
          <table:table-cell table:formula="of:=[.B1000]/1000000" office:value-type="float" office:value="75.595" calcext:value-type="float">
            <text:p>75.5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1" calcext:value-type="float">
            <text:p>32.51</text:p>
          </table:table-cell>
          <table:table-cell table:formula="of:=ABS([.D1000]-[.E1000])" office:value-type="float" office:value="0.0799999999999983" calcext:value-type="float">
            <text:p>0.08</text:p>
          </table:table-cell>
          <table:table-cell table:formula="of:=[.D1000]-[.E1000]" office:value-type="float" office:value="-0.0799999999999983" calcext:value-type="float">
            <text:p>-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615000" calcext:value-type="float">
            <text:p>75615000</text:p>
          </table:table-cell>
          <table:table-cell table:formula="of:=[.B1001]/1000000" office:value-type="float" office:value="75.615" calcext:value-type="float">
            <text:p>75.6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1" calcext:value-type="float">
            <text:p>32.51</text:p>
          </table:table-cell>
          <table:table-cell table:formula="of:=ABS([.D1001]-[.E1001])" office:value-type="float" office:value="0.0799999999999983" calcext:value-type="float">
            <text:p>0.08</text:p>
          </table:table-cell>
          <table:table-cell table:formula="of:=[.D1001]-[.E1001]" office:value-type="float" office:value="-0.0799999999999983" calcext:value-type="float">
            <text:p>-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635000" calcext:value-type="float">
            <text:p>75635000</text:p>
          </table:table-cell>
          <table:table-cell table:formula="of:=[.B1002]/1000000" office:value-type="float" office:value="75.635" calcext:value-type="float">
            <text:p>75.6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2" calcext:value-type="float">
            <text:p>32.52</text:p>
          </table:table-cell>
          <table:table-cell table:formula="of:=ABS([.D1002]-[.E1002])" office:value-type="float" office:value="0.0900000000000034" calcext:value-type="float">
            <text:p>0.09</text:p>
          </table:table-cell>
          <table:table-cell table:formula="of:=[.D1002]-[.E1002]" office:value-type="float" office:value="-0.0900000000000034" calcext:value-type="float">
            <text:p>-0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655000" calcext:value-type="float">
            <text:p>75655000</text:p>
          </table:table-cell>
          <table:table-cell table:formula="of:=[.B1003]/1000000" office:value-type="float" office:value="75.655" calcext:value-type="float">
            <text:p>75.6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3" calcext:value-type="float">
            <text:p>32.53</text:p>
          </table:table-cell>
          <table:table-cell table:formula="of:=ABS([.D1003]-[.E1003])" office:value-type="float" office:value="0.100000000000001" calcext:value-type="float">
            <text:p>0.1</text:p>
          </table:table-cell>
          <table:table-cell table:formula="of:=[.D1003]-[.E1003]" office:value-type="float" office:value="-0.100000000000001" calcext:value-type="float">
            <text:p>-0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675000" calcext:value-type="float">
            <text:p>75675000</text:p>
          </table:table-cell>
          <table:table-cell table:formula="of:=[.B1004]/1000000" office:value-type="float" office:value="75.675" calcext:value-type="float">
            <text:p>75.6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3" calcext:value-type="float">
            <text:p>32.53</text:p>
          </table:table-cell>
          <table:table-cell table:formula="of:=ABS([.D1004]-[.E1004])" office:value-type="float" office:value="0.100000000000001" calcext:value-type="float">
            <text:p>0.1</text:p>
          </table:table-cell>
          <table:table-cell table:formula="of:=[.D1004]-[.E1004]" office:value-type="float" office:value="-0.100000000000001" calcext:value-type="float">
            <text:p>-0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695000" calcext:value-type="float">
            <text:p>75695000</text:p>
          </table:table-cell>
          <table:table-cell table:formula="of:=[.B1005]/1000000" office:value-type="float" office:value="75.695" calcext:value-type="float">
            <text:p>75.6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4" calcext:value-type="float">
            <text:p>32.54</text:p>
          </table:table-cell>
          <table:table-cell table:formula="of:=ABS([.D1005]-[.E1005])" office:value-type="float" office:value="0.109999999999999" calcext:value-type="float">
            <text:p>0.11</text:p>
          </table:table-cell>
          <table:table-cell table:formula="of:=[.D1005]-[.E1005]" office:value-type="float" office:value="-0.109999999999999" calcext:value-type="float">
            <text:p>-0.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715000" calcext:value-type="float">
            <text:p>75715000</text:p>
          </table:table-cell>
          <table:table-cell table:formula="of:=[.B1006]/1000000" office:value-type="float" office:value="75.715" calcext:value-type="float">
            <text:p>75.7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4" calcext:value-type="float">
            <text:p>32.54</text:p>
          </table:table-cell>
          <table:table-cell table:formula="of:=ABS([.D1006]-[.E1006])" office:value-type="float" office:value="0.109999999999999" calcext:value-type="float">
            <text:p>0.11</text:p>
          </table:table-cell>
          <table:table-cell table:formula="of:=[.D1006]-[.E1006]" office:value-type="float" office:value="-0.109999999999999" calcext:value-type="float">
            <text:p>-0.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735000" calcext:value-type="float">
            <text:p>75735000</text:p>
          </table:table-cell>
          <table:table-cell table:formula="of:=[.B1007]/1000000" office:value-type="float" office:value="75.735" calcext:value-type="float">
            <text:p>75.7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5" calcext:value-type="float">
            <text:p>32.55</text:p>
          </table:table-cell>
          <table:table-cell table:formula="of:=ABS([.D1007]-[.E1007])" office:value-type="float" office:value="0.119999999999997" calcext:value-type="float">
            <text:p>0.12</text:p>
          </table:table-cell>
          <table:table-cell table:formula="of:=[.D1007]-[.E1007]" office:value-type="float" office:value="-0.119999999999997" calcext:value-type="float">
            <text:p>-0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755000" calcext:value-type="float">
            <text:p>75755000</text:p>
          </table:table-cell>
          <table:table-cell table:formula="of:=[.B1008]/1000000" office:value-type="float" office:value="75.755" calcext:value-type="float">
            <text:p>75.7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5" calcext:value-type="float">
            <text:p>32.55</text:p>
          </table:table-cell>
          <table:table-cell table:formula="of:=ABS([.D1008]-[.E1008])" office:value-type="float" office:value="0.119999999999997" calcext:value-type="float">
            <text:p>0.12</text:p>
          </table:table-cell>
          <table:table-cell table:formula="of:=[.D1008]-[.E1008]" office:value-type="float" office:value="-0.119999999999997" calcext:value-type="float">
            <text:p>-0.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775000" calcext:value-type="float">
            <text:p>75775000</text:p>
          </table:table-cell>
          <table:table-cell table:formula="of:=[.B1009]/1000000" office:value-type="float" office:value="75.775" calcext:value-type="float">
            <text:p>75.7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6" calcext:value-type="float">
            <text:p>32.56</text:p>
          </table:table-cell>
          <table:table-cell table:formula="of:=ABS([.D1009]-[.E1009])" office:value-type="float" office:value="0.130000000000003" calcext:value-type="float">
            <text:p>0.13</text:p>
          </table:table-cell>
          <table:table-cell table:formula="of:=[.D1009]-[.E1009]" office:value-type="float" office:value="-0.130000000000003" calcext:value-type="float">
            <text:p>-0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795000" calcext:value-type="float">
            <text:p>75795000</text:p>
          </table:table-cell>
          <table:table-cell table:formula="of:=[.B1010]/1000000" office:value-type="float" office:value="75.795" calcext:value-type="float">
            <text:p>75.7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7" calcext:value-type="float">
            <text:p>32.57</text:p>
          </table:table-cell>
          <table:table-cell table:formula="of:=ABS([.D1010]-[.E1010])" office:value-type="float" office:value="0.140000000000001" calcext:value-type="float">
            <text:p>0.14</text:p>
          </table:table-cell>
          <table:table-cell table:formula="of:=[.D1010]-[.E1010]" office:value-type="float" office:value="-0.140000000000001" calcext:value-type="float">
            <text:p>-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815000" calcext:value-type="float">
            <text:p>75815000</text:p>
          </table:table-cell>
          <table:table-cell table:formula="of:=[.B1011]/1000000" office:value-type="float" office:value="75.815" calcext:value-type="float">
            <text:p>75.8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7" calcext:value-type="float">
            <text:p>32.57</text:p>
          </table:table-cell>
          <table:table-cell table:formula="of:=ABS([.D1011]-[.E1011])" office:value-type="float" office:value="0.140000000000001" calcext:value-type="float">
            <text:p>0.14</text:p>
          </table:table-cell>
          <table:table-cell table:formula="of:=[.D1011]-[.E1011]" office:value-type="float" office:value="-0.140000000000001" calcext:value-type="float">
            <text:p>-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835000" calcext:value-type="float">
            <text:p>75835000</text:p>
          </table:table-cell>
          <table:table-cell table:formula="of:=[.B1012]/1000000" office:value-type="float" office:value="75.835" calcext:value-type="float">
            <text:p>75.8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8" calcext:value-type="float">
            <text:p>32.58</text:p>
          </table:table-cell>
          <table:table-cell table:formula="of:=ABS([.D1012]-[.E1012])" office:value-type="float" office:value="0.149999999999999" calcext:value-type="float">
            <text:p>0.15</text:p>
          </table:table-cell>
          <table:table-cell table:formula="of:=[.D1012]-[.E1012]" office:value-type="float" office:value="-0.149999999999999" calcext:value-type="float">
            <text:p>-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855000" calcext:value-type="float">
            <text:p>75855000</text:p>
          </table:table-cell>
          <table:table-cell table:formula="of:=[.B1013]/1000000" office:value-type="float" office:value="75.855" calcext:value-type="float">
            <text:p>75.8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9" calcext:value-type="float">
            <text:p>32.59</text:p>
          </table:table-cell>
          <table:table-cell table:formula="of:=ABS([.D1013]-[.E1013])" office:value-type="float" office:value="0.160000000000004" calcext:value-type="float">
            <text:p>0.16</text:p>
          </table:table-cell>
          <table:table-cell table:formula="of:=[.D1013]-[.E1013]" office:value-type="float" office:value="-0.160000000000004" calcext:value-type="float">
            <text:p>-0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875000" calcext:value-type="float">
            <text:p>75875000</text:p>
          </table:table-cell>
          <table:table-cell table:formula="of:=[.B1014]/1000000" office:value-type="float" office:value="75.875" calcext:value-type="float">
            <text:p>75.8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9" calcext:value-type="float">
            <text:p>32.59</text:p>
          </table:table-cell>
          <table:table-cell table:formula="of:=ABS([.D1014]-[.E1014])" office:value-type="float" office:value="0.160000000000004" calcext:value-type="float">
            <text:p>0.16</text:p>
          </table:table-cell>
          <table:table-cell table:formula="of:=[.D1014]-[.E1014]" office:value-type="float" office:value="-0.160000000000004" calcext:value-type="float">
            <text:p>-0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895000" calcext:value-type="float">
            <text:p>75895000</text:p>
          </table:table-cell>
          <table:table-cell table:formula="of:=[.B1015]/1000000" office:value-type="float" office:value="75.895" calcext:value-type="float">
            <text:p>75.8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" calcext:value-type="float">
            <text:p>32.6</text:p>
          </table:table-cell>
          <table:table-cell table:formula="of:=ABS([.D1015]-[.E1015])" office:value-type="float" office:value="0.170000000000002" calcext:value-type="float">
            <text:p>0.17</text:p>
          </table:table-cell>
          <table:table-cell table:formula="of:=[.D1015]-[.E1015]" office:value-type="float" office:value="-0.170000000000002" calcext:value-type="float">
            <text:p>-0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915000" calcext:value-type="float">
            <text:p>75915000</text:p>
          </table:table-cell>
          <table:table-cell table:formula="of:=[.B1016]/1000000" office:value-type="float" office:value="75.915" calcext:value-type="float">
            <text:p>75.9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" calcext:value-type="float">
            <text:p>32.6</text:p>
          </table:table-cell>
          <table:table-cell table:formula="of:=ABS([.D1016]-[.E1016])" office:value-type="float" office:value="0.170000000000002" calcext:value-type="float">
            <text:p>0.17</text:p>
          </table:table-cell>
          <table:table-cell table:formula="of:=[.D1016]-[.E1016]" office:value-type="float" office:value="-0.170000000000002" calcext:value-type="float">
            <text:p>-0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935000" calcext:value-type="float">
            <text:p>75935000</text:p>
          </table:table-cell>
          <table:table-cell table:formula="of:=[.B1017]/1000000" office:value-type="float" office:value="75.935" calcext:value-type="float">
            <text:p>75.9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1" calcext:value-type="float">
            <text:p>32.61</text:p>
          </table:table-cell>
          <table:table-cell table:formula="of:=ABS([.D1017]-[.E1017])" office:value-type="float" office:value="0.18" calcext:value-type="float">
            <text:p>0.18</text:p>
          </table:table-cell>
          <table:table-cell table:formula="of:=[.D1017]-[.E1017]" office:value-type="float" office:value="-0.18" calcext:value-type="float">
            <text:p>-0.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955000" calcext:value-type="float">
            <text:p>75955000</text:p>
          </table:table-cell>
          <table:table-cell table:formula="of:=[.B1018]/1000000" office:value-type="float" office:value="75.955" calcext:value-type="float">
            <text:p>75.9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1" calcext:value-type="float">
            <text:p>32.61</text:p>
          </table:table-cell>
          <table:table-cell table:formula="of:=ABS([.D1018]-[.E1018])" office:value-type="float" office:value="0.18" calcext:value-type="float">
            <text:p>0.18</text:p>
          </table:table-cell>
          <table:table-cell table:formula="of:=[.D1018]-[.E1018]" office:value-type="float" office:value="-0.18" calcext:value-type="float">
            <text:p>-0.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975000" calcext:value-type="float">
            <text:p>75975000</text:p>
          </table:table-cell>
          <table:table-cell table:formula="of:=[.B1019]/1000000" office:value-type="float" office:value="75.975" calcext:value-type="float">
            <text:p>75.9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2" calcext:value-type="float">
            <text:p>32.62</text:p>
          </table:table-cell>
          <table:table-cell table:formula="of:=ABS([.D1019]-[.E1019])" office:value-type="float" office:value="0.189999999999998" calcext:value-type="float">
            <text:p>0.19</text:p>
          </table:table-cell>
          <table:table-cell table:formula="of:=[.D1019]-[.E1019]" office:value-type="float" office:value="-0.189999999999998" calcext:value-type="float">
            <text:p>-0.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995000" calcext:value-type="float">
            <text:p>75995000</text:p>
          </table:table-cell>
          <table:table-cell table:formula="of:=[.B1020]/1000000" office:value-type="float" office:value="75.995" calcext:value-type="float">
            <text:p>75.9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3" calcext:value-type="float">
            <text:p>32.63</text:p>
          </table:table-cell>
          <table:table-cell table:formula="of:=ABS([.D1020]-[.E1020])" office:value-type="float" office:value="0.200000000000003" calcext:value-type="float">
            <text:p>0.2</text:p>
          </table:table-cell>
          <table:table-cell table:formula="of:=[.D1020]-[.E1020]" office:value-type="float" office:value="-0.200000000000003" calcext:value-type="float">
            <text:p>-0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15000" calcext:value-type="float">
            <text:p>76015000</text:p>
          </table:table-cell>
          <table:table-cell table:formula="of:=[.B1021]/1000000" office:value-type="float" office:value="76.015" calcext:value-type="float">
            <text:p>76.0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3" calcext:value-type="float">
            <text:p>32.63</text:p>
          </table:table-cell>
          <table:table-cell table:formula="of:=ABS([.D1021]-[.E1021])" office:value-type="float" office:value="0.200000000000003" calcext:value-type="float">
            <text:p>0.2</text:p>
          </table:table-cell>
          <table:table-cell table:formula="of:=[.D1021]-[.E1021]" office:value-type="float" office:value="-0.200000000000003" calcext:value-type="float">
            <text:p>-0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35000" calcext:value-type="float">
            <text:p>76035000</text:p>
          </table:table-cell>
          <table:table-cell table:formula="of:=[.B1022]/1000000" office:value-type="float" office:value="76.035" calcext:value-type="float">
            <text:p>76.03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3" calcext:value-type="float">
            <text:p>32.63</text:p>
          </table:table-cell>
          <table:table-cell table:formula="of:=ABS([.D1022]-[.E1022])" office:value-type="float" office:value="0.200000000000003" calcext:value-type="float">
            <text:p>0.2</text:p>
          </table:table-cell>
          <table:table-cell table:formula="of:=[.D1022]-[.E1022]" office:value-type="float" office:value="-0.200000000000003" calcext:value-type="float">
            <text:p>-0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55000" calcext:value-type="float">
            <text:p>76055000</text:p>
          </table:table-cell>
          <table:table-cell table:formula="of:=[.B1023]/1000000" office:value-type="float" office:value="76.055" calcext:value-type="float">
            <text:p>76.0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4" calcext:value-type="float">
            <text:p>32.64</text:p>
          </table:table-cell>
          <table:table-cell table:formula="of:=ABS([.D1023]-[.E1023])" office:value-type="float" office:value="0.210000000000001" calcext:value-type="float">
            <text:p>0.21</text:p>
          </table:table-cell>
          <table:table-cell table:formula="of:=[.D1023]-[.E1023]" office:value-type="float" office:value="-0.210000000000001" calcext:value-type="float">
            <text:p>-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75000" calcext:value-type="float">
            <text:p>76075000</text:p>
          </table:table-cell>
          <table:table-cell table:formula="of:=[.B1024]/1000000" office:value-type="float" office:value="76.075" calcext:value-type="float">
            <text:p>76.07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4" calcext:value-type="float">
            <text:p>32.64</text:p>
          </table:table-cell>
          <table:table-cell table:formula="of:=ABS([.D1024]-[.E1024])" office:value-type="float" office:value="0.210000000000001" calcext:value-type="float">
            <text:p>0.21</text:p>
          </table:table-cell>
          <table:table-cell table:formula="of:=[.D1024]-[.E1024]" office:value-type="float" office:value="-0.210000000000001" calcext:value-type="float">
            <text:p>-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95000" calcext:value-type="float">
            <text:p>76095000</text:p>
          </table:table-cell>
          <table:table-cell table:formula="of:=[.B1025]/1000000" office:value-type="float" office:value="76.095" calcext:value-type="float">
            <text:p>76.09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4" calcext:value-type="float">
            <text:p>32.64</text:p>
          </table:table-cell>
          <table:table-cell table:formula="of:=ABS([.D1025]-[.E1025])" office:value-type="float" office:value="0.210000000000001" calcext:value-type="float">
            <text:p>0.21</text:p>
          </table:table-cell>
          <table:table-cell table:formula="of:=[.D1025]-[.E1025]" office:value-type="float" office:value="-0.210000000000001" calcext:value-type="float">
            <text:p>-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115000" calcext:value-type="float">
            <text:p>76115000</text:p>
          </table:table-cell>
          <table:table-cell table:formula="of:=[.B1026]/1000000" office:value-type="float" office:value="76.115" calcext:value-type="float">
            <text:p>76.11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65" calcext:value-type="float">
            <text:p>32.65</text:p>
          </table:table-cell>
          <table:table-cell table:formula="of:=ABS([.D1026]-[.E1026])" office:value-type="float" office:value="0.219999999999999" calcext:value-type="float">
            <text:p>0.22</text:p>
          </table:table-cell>
          <table:table-cell table:formula="of:=[.D1026]-[.E1026]" office:value-type="float" office:value="-0.219999999999999" calcext:value-type="float">
            <text:p>-0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135000" calcext:value-type="float">
            <text:p>76135000</text:p>
          </table:table-cell>
          <table:table-cell table:formula="of:=[.B1027]/1000000" office:value-type="float" office:value="76.135" calcext:value-type="float">
            <text:p>76.135</text:p>
          </table:table-cell>
          <table:table-cell office:value-type="float" office:value="-32.43" calcext:value-type="float">
            <text:p>-32.43</text:p>
          </table:table-cell>
          <table:table-cell office:value-type="float" office:value="32.4" calcext:value-type="float">
            <text:p>32.4</text:p>
          </table:table-cell>
          <table:table-cell table:formula="of:=ABS([.D1027]-[.E1027])" office:value-type="float" office:value="64.83" calcext:value-type="float">
            <text:p>64.83</text:p>
          </table:table-cell>
          <table:table-cell table:formula="of:=[.D1027]-[.E1027]" office:value-type="float" office:value="-64.83" calcext:value-type="float">
            <text:p>-64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155000" calcext:value-type="float">
            <text:p>76155000</text:p>
          </table:table-cell>
          <table:table-cell table:formula="of:=[.B1028]/1000000" office:value-type="float" office:value="76.155" calcext:value-type="float">
            <text:p>76.155</text:p>
          </table:table-cell>
          <table:table-cell office:value-type="float" office:value="-32.43" calcext:value-type="float">
            <text:p>-32.43</text:p>
          </table:table-cell>
          <table:table-cell office:value-type="float" office:value="31.94" calcext:value-type="float">
            <text:p>31.94</text:p>
          </table:table-cell>
          <table:table-cell table:formula="of:=ABS([.D1028]-[.E1028])" office:value-type="float" office:value="64.37" calcext:value-type="float">
            <text:p>64.37</text:p>
          </table:table-cell>
          <table:table-cell table:formula="of:=[.D1028]-[.E1028]" office:value-type="float" office:value="-64.37" calcext:value-type="float">
            <text:p>-64.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175000" calcext:value-type="float">
            <text:p>76175000</text:p>
          </table:table-cell>
          <table:table-cell table:formula="of:=[.B1029]/1000000" office:value-type="float" office:value="76.175" calcext:value-type="float">
            <text:p>76.175</text:p>
          </table:table-cell>
          <table:table-cell office:value-type="float" office:value="-32.43" calcext:value-type="float">
            <text:p>-32.43</text:p>
          </table:table-cell>
          <table:table-cell office:value-type="float" office:value="31.29" calcext:value-type="float">
            <text:p>31.29</text:p>
          </table:table-cell>
          <table:table-cell table:formula="of:=ABS([.D1029]-[.E1029])" office:value-type="float" office:value="63.72" calcext:value-type="float">
            <text:p>63.72</text:p>
          </table:table-cell>
          <table:table-cell table:formula="of:=[.D1029]-[.E1029]" office:value-type="float" office:value="-63.72" calcext:value-type="float">
            <text:p>-63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195000" calcext:value-type="float">
            <text:p>76195000</text:p>
          </table:table-cell>
          <table:table-cell table:formula="of:=[.B1030]/1000000" office:value-type="float" office:value="76.195" calcext:value-type="float">
            <text:p>76.195</text:p>
          </table:table-cell>
          <table:table-cell office:value-type="float" office:value="-32.43" calcext:value-type="float">
            <text:p>-32.43</text:p>
          </table:table-cell>
          <table:table-cell office:value-type="float" office:value="30.49" calcext:value-type="float">
            <text:p>30.49</text:p>
          </table:table-cell>
          <table:table-cell table:formula="of:=ABS([.D1030]-[.E1030])" office:value-type="float" office:value="62.92" calcext:value-type="float">
            <text:p>62.92</text:p>
          </table:table-cell>
          <table:table-cell table:formula="of:=[.D1030]-[.E1030]" office:value-type="float" office:value="-62.92" calcext:value-type="float">
            <text:p>-62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215000" calcext:value-type="float">
            <text:p>76215000</text:p>
          </table:table-cell>
          <table:table-cell table:formula="of:=[.B1031]/1000000" office:value-type="float" office:value="76.215" calcext:value-type="float">
            <text:p>76.215</text:p>
          </table:table-cell>
          <table:table-cell office:value-type="float" office:value="-32.43" calcext:value-type="float">
            <text:p>-32.43</text:p>
          </table:table-cell>
          <table:table-cell office:value-type="float" office:value="29.56" calcext:value-type="float">
            <text:p>29.56</text:p>
          </table:table-cell>
          <table:table-cell table:formula="of:=ABS([.D1031]-[.E1031])" office:value-type="float" office:value="61.99" calcext:value-type="float">
            <text:p>61.99</text:p>
          </table:table-cell>
          <table:table-cell table:formula="of:=[.D1031]-[.E1031]" office:value-type="float" office:value="-61.99" calcext:value-type="float">
            <text:p>-61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235000" calcext:value-type="float">
            <text:p>76235000</text:p>
          </table:table-cell>
          <table:table-cell table:formula="of:=[.B1032]/1000000" office:value-type="float" office:value="76.235" calcext:value-type="float">
            <text:p>76.235</text:p>
          </table:table-cell>
          <table:table-cell office:value-type="float" office:value="-32.43" calcext:value-type="float">
            <text:p>-32.43</text:p>
          </table:table-cell>
          <table:table-cell office:value-type="float" office:value="28.51" calcext:value-type="float">
            <text:p>28.51</text:p>
          </table:table-cell>
          <table:table-cell table:formula="of:=ABS([.D1032]-[.E1032])" office:value-type="float" office:value="60.94" calcext:value-type="float">
            <text:p>60.94</text:p>
          </table:table-cell>
          <table:table-cell table:formula="of:=[.D1032]-[.E1032]" office:value-type="float" office:value="-60.94" calcext:value-type="float">
            <text:p>-60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255000" calcext:value-type="float">
            <text:p>76255000</text:p>
          </table:table-cell>
          <table:table-cell table:formula="of:=[.B1033]/1000000" office:value-type="float" office:value="76.255" calcext:value-type="float">
            <text:p>76.255</text:p>
          </table:table-cell>
          <table:table-cell office:value-type="float" office:value="-32.44" calcext:value-type="float">
            <text:p>-32.44</text:p>
          </table:table-cell>
          <table:table-cell office:value-type="float" office:value="27.37" calcext:value-type="float">
            <text:p>27.37</text:p>
          </table:table-cell>
          <table:table-cell table:formula="of:=ABS([.D1033]-[.E1033])" office:value-type="float" office:value="59.81" calcext:value-type="float">
            <text:p>59.81</text:p>
          </table:table-cell>
          <table:table-cell table:formula="of:=[.D1033]-[.E1033]" office:value-type="float" office:value="-59.81" calcext:value-type="float">
            <text:p>-59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275000" calcext:value-type="float">
            <text:p>76275000</text:p>
          </table:table-cell>
          <table:table-cell table:formula="of:=[.B1034]/1000000" office:value-type="float" office:value="76.275" calcext:value-type="float">
            <text:p>76.275</text:p>
          </table:table-cell>
          <table:table-cell office:value-type="float" office:value="-32.44" calcext:value-type="float">
            <text:p>-32.44</text:p>
          </table:table-cell>
          <table:table-cell office:value-type="float" office:value="26.14" calcext:value-type="float">
            <text:p>26.14</text:p>
          </table:table-cell>
          <table:table-cell table:formula="of:=ABS([.D1034]-[.E1034])" office:value-type="float" office:value="58.58" calcext:value-type="float">
            <text:p>58.58</text:p>
          </table:table-cell>
          <table:table-cell table:formula="of:=[.D1034]-[.E1034]" office:value-type="float" office:value="-58.58" calcext:value-type="float">
            <text:p>-58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295000" calcext:value-type="float">
            <text:p>76295000</text:p>
          </table:table-cell>
          <table:table-cell table:formula="of:=[.B1035]/1000000" office:value-type="float" office:value="76.295" calcext:value-type="float">
            <text:p>76.295</text:p>
          </table:table-cell>
          <table:table-cell office:value-type="float" office:value="-32.44" calcext:value-type="float">
            <text:p>-32.44</text:p>
          </table:table-cell>
          <table:table-cell office:value-type="float" office:value="24.84" calcext:value-type="float">
            <text:p>24.84</text:p>
          </table:table-cell>
          <table:table-cell table:formula="of:=ABS([.D1035]-[.E1035])" office:value-type="float" office:value="57.28" calcext:value-type="float">
            <text:p>57.28</text:p>
          </table:table-cell>
          <table:table-cell table:formula="of:=[.D1035]-[.E1035]" office:value-type="float" office:value="-57.28" calcext:value-type="float">
            <text:p>-57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315000" calcext:value-type="float">
            <text:p>76315000</text:p>
          </table:table-cell>
          <table:table-cell table:formula="of:=[.B1036]/1000000" office:value-type="float" office:value="76.315" calcext:value-type="float">
            <text:p>76.315</text:p>
          </table:table-cell>
          <table:table-cell office:value-type="float" office:value="-32.44" calcext:value-type="float">
            <text:p>-32.44</text:p>
          </table:table-cell>
          <table:table-cell office:value-type="float" office:value="23.47" calcext:value-type="float">
            <text:p>23.47</text:p>
          </table:table-cell>
          <table:table-cell table:formula="of:=ABS([.D1036]-[.E1036])" office:value-type="float" office:value="55.91" calcext:value-type="float">
            <text:p>55.91</text:p>
          </table:table-cell>
          <table:table-cell table:formula="of:=[.D1036]-[.E1036]" office:value-type="float" office:value="-55.91" calcext:value-type="float">
            <text:p>-55.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335000" calcext:value-type="float">
            <text:p>76335000</text:p>
          </table:table-cell>
          <table:table-cell table:formula="of:=[.B1037]/1000000" office:value-type="float" office:value="76.335" calcext:value-type="float">
            <text:p>76.335</text:p>
          </table:table-cell>
          <table:table-cell office:value-type="float" office:value="-32.44" calcext:value-type="float">
            <text:p>-32.44</text:p>
          </table:table-cell>
          <table:table-cell office:value-type="float" office:value="22.05" calcext:value-type="float">
            <text:p>22.05</text:p>
          </table:table-cell>
          <table:table-cell table:formula="of:=ABS([.D1037]-[.E1037])" office:value-type="float" office:value="54.49" calcext:value-type="float">
            <text:p>54.49</text:p>
          </table:table-cell>
          <table:table-cell table:formula="of:=[.D1037]-[.E1037]" office:value-type="float" office:value="-54.49" calcext:value-type="float">
            <text:p>-54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355000" calcext:value-type="float">
            <text:p>76355000</text:p>
          </table:table-cell>
          <table:table-cell table:formula="of:=[.B1038]/1000000" office:value-type="float" office:value="76.355" calcext:value-type="float">
            <text:p>76.355</text:p>
          </table:table-cell>
          <table:table-cell office:value-type="float" office:value="-32.44" calcext:value-type="float">
            <text:p>-32.44</text:p>
          </table:table-cell>
          <table:table-cell office:value-type="float" office:value="20.59" calcext:value-type="float">
            <text:p>20.59</text:p>
          </table:table-cell>
          <table:table-cell table:formula="of:=ABS([.D1038]-[.E1038])" office:value-type="float" office:value="53.03" calcext:value-type="float">
            <text:p>53.03</text:p>
          </table:table-cell>
          <table:table-cell table:formula="of:=[.D1038]-[.E1038]" office:value-type="float" office:value="-53.03" calcext:value-type="float">
            <text:p>-53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375000" calcext:value-type="float">
            <text:p>76375000</text:p>
          </table:table-cell>
          <table:table-cell table:formula="of:=[.B1039]/1000000" office:value-type="float" office:value="76.375" calcext:value-type="float">
            <text:p>76.375</text:p>
          </table:table-cell>
          <table:table-cell office:value-type="float" office:value="-32.44" calcext:value-type="float">
            <text:p>-32.44</text:p>
          </table:table-cell>
          <table:table-cell office:value-type="float" office:value="19.09" calcext:value-type="float">
            <text:p>19.09</text:p>
          </table:table-cell>
          <table:table-cell table:formula="of:=ABS([.D1039]-[.E1039])" office:value-type="float" office:value="51.53" calcext:value-type="float">
            <text:p>51.53</text:p>
          </table:table-cell>
          <table:table-cell table:formula="of:=[.D1039]-[.E1039]" office:value-type="float" office:value="-51.53" calcext:value-type="float">
            <text:p>-51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395000" calcext:value-type="float">
            <text:p>76395000</text:p>
          </table:table-cell>
          <table:table-cell table:formula="of:=[.B1040]/1000000" office:value-type="float" office:value="76.395" calcext:value-type="float">
            <text:p>76.395</text:p>
          </table:table-cell>
          <table:table-cell office:value-type="float" office:value="-32.44" calcext:value-type="float">
            <text:p>-32.44</text:p>
          </table:table-cell>
          <table:table-cell office:value-type="float" office:value="17.55" calcext:value-type="float">
            <text:p>17.55</text:p>
          </table:table-cell>
          <table:table-cell table:formula="of:=ABS([.D1040]-[.E1040])" office:value-type="float" office:value="49.99" calcext:value-type="float">
            <text:p>49.99</text:p>
          </table:table-cell>
          <table:table-cell table:formula="of:=[.D1040]-[.E1040]" office:value-type="float" office:value="-49.99" calcext:value-type="float">
            <text:p>-49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415000" calcext:value-type="float">
            <text:p>76415000</text:p>
          </table:table-cell>
          <table:table-cell table:formula="of:=[.B1041]/1000000" office:value-type="float" office:value="76.415" calcext:value-type="float">
            <text:p>76.415</text:p>
          </table:table-cell>
          <table:table-cell office:value-type="float" office:value="-32.44" calcext:value-type="float">
            <text:p>-32.44</text:p>
          </table:table-cell>
          <table:table-cell office:value-type="float" office:value="15.99" calcext:value-type="float">
            <text:p>15.99</text:p>
          </table:table-cell>
          <table:table-cell table:formula="of:=ABS([.D1041]-[.E1041])" office:value-type="float" office:value="48.43" calcext:value-type="float">
            <text:p>48.43</text:p>
          </table:table-cell>
          <table:table-cell table:formula="of:=[.D1041]-[.E1041]" office:value-type="float" office:value="-48.43" calcext:value-type="float">
            <text:p>-48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435000" calcext:value-type="float">
            <text:p>76435000</text:p>
          </table:table-cell>
          <table:table-cell table:formula="of:=[.B1042]/1000000" office:value-type="float" office:value="76.435" calcext:value-type="float">
            <text:p>76.435</text:p>
          </table:table-cell>
          <table:table-cell office:value-type="float" office:value="-32.44" calcext:value-type="float">
            <text:p>-32.44</text:p>
          </table:table-cell>
          <table:table-cell office:value-type="float" office:value="14.42" calcext:value-type="float">
            <text:p>14.42</text:p>
          </table:table-cell>
          <table:table-cell table:formula="of:=ABS([.D1042]-[.E1042])" office:value-type="float" office:value="46.86" calcext:value-type="float">
            <text:p>46.86</text:p>
          </table:table-cell>
          <table:table-cell table:formula="of:=[.D1042]-[.E1042]" office:value-type="float" office:value="-46.86" calcext:value-type="float">
            <text:p>-46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455000" calcext:value-type="float">
            <text:p>76455000</text:p>
          </table:table-cell>
          <table:table-cell table:formula="of:=[.B1043]/1000000" office:value-type="float" office:value="76.455" calcext:value-type="float">
            <text:p>76.455</text:p>
          </table:table-cell>
          <table:table-cell office:value-type="float" office:value="-32.44" calcext:value-type="float">
            <text:p>-32.44</text:p>
          </table:table-cell>
          <table:table-cell office:value-type="float" office:value="12.82" calcext:value-type="float">
            <text:p>12.82</text:p>
          </table:table-cell>
          <table:table-cell table:formula="of:=ABS([.D1043]-[.E1043])" office:value-type="float" office:value="45.26" calcext:value-type="float">
            <text:p>45.26</text:p>
          </table:table-cell>
          <table:table-cell table:formula="of:=[.D1043]-[.E1043]" office:value-type="float" office:value="-45.26" calcext:value-type="float">
            <text:p>-45.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475000" calcext:value-type="float">
            <text:p>76475000</text:p>
          </table:table-cell>
          <table:table-cell table:formula="of:=[.B1044]/1000000" office:value-type="float" office:value="76.475" calcext:value-type="float">
            <text:p>76.475</text:p>
          </table:table-cell>
          <table:table-cell office:value-type="float" office:value="-32.44" calcext:value-type="float">
            <text:p>-32.44</text:p>
          </table:table-cell>
          <table:table-cell office:value-type="float" office:value="11.2" calcext:value-type="float">
            <text:p>11.2</text:p>
          </table:table-cell>
          <table:table-cell table:formula="of:=ABS([.D1044]-[.E1044])" office:value-type="float" office:value="43.64" calcext:value-type="float">
            <text:p>43.64</text:p>
          </table:table-cell>
          <table:table-cell table:formula="of:=[.D1044]-[.E1044]" office:value-type="float" office:value="-43.64" calcext:value-type="float">
            <text:p>-43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495000" calcext:value-type="float">
            <text:p>76495000</text:p>
          </table:table-cell>
          <table:table-cell table:formula="of:=[.B1045]/1000000" office:value-type="float" office:value="76.495" calcext:value-type="float">
            <text:p>76.495</text:p>
          </table:table-cell>
          <table:table-cell office:value-type="float" office:value="-32.44" calcext:value-type="float">
            <text:p>-32.44</text:p>
          </table:table-cell>
          <table:table-cell office:value-type="float" office:value="9.57" calcext:value-type="float">
            <text:p>9.57</text:p>
          </table:table-cell>
          <table:table-cell table:formula="of:=ABS([.D1045]-[.E1045])" office:value-type="float" office:value="42.01" calcext:value-type="float">
            <text:p>42.01</text:p>
          </table:table-cell>
          <table:table-cell table:formula="of:=[.D1045]-[.E1045]" office:value-type="float" office:value="-42.01" calcext:value-type="float">
            <text:p>-42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515000" calcext:value-type="float">
            <text:p>76515000</text:p>
          </table:table-cell>
          <table:table-cell table:formula="of:=[.B1046]/1000000" office:value-type="float" office:value="76.515" calcext:value-type="float">
            <text:p>76.515</text:p>
          </table:table-cell>
          <table:table-cell office:value-type="float" office:value="-32.44" calcext:value-type="float">
            <text:p>-32.44</text:p>
          </table:table-cell>
          <table:table-cell office:value-type="float" office:value="7.93" calcext:value-type="float">
            <text:p>7.93</text:p>
          </table:table-cell>
          <table:table-cell table:formula="of:=ABS([.D1046]-[.E1046])" office:value-type="float" office:value="40.37" calcext:value-type="float">
            <text:p>40.37</text:p>
          </table:table-cell>
          <table:table-cell table:formula="of:=[.D1046]-[.E1046]" office:value-type="float" office:value="-40.37" calcext:value-type="float">
            <text:p>-40.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535000" calcext:value-type="float">
            <text:p>76535000</text:p>
          </table:table-cell>
          <table:table-cell table:formula="of:=[.B1047]/1000000" office:value-type="float" office:value="76.535" calcext:value-type="float">
            <text:p>76.535</text:p>
          </table:table-cell>
          <table:table-cell office:value-type="float" office:value="-32.44" calcext:value-type="float">
            <text:p>-32.44</text:p>
          </table:table-cell>
          <table:table-cell office:value-type="float" office:value="6.27" calcext:value-type="float">
            <text:p>6.27</text:p>
          </table:table-cell>
          <table:table-cell table:formula="of:=ABS([.D1047]-[.E1047])" office:value-type="float" office:value="38.71" calcext:value-type="float">
            <text:p>38.71</text:p>
          </table:table-cell>
          <table:table-cell table:formula="of:=[.D1047]-[.E1047]" office:value-type="float" office:value="-38.71" calcext:value-type="float">
            <text:p>-38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555000" calcext:value-type="float">
            <text:p>76555000</text:p>
          </table:table-cell>
          <table:table-cell table:formula="of:=[.B1048]/1000000" office:value-type="float" office:value="76.555" calcext:value-type="float">
            <text:p>76.555</text:p>
          </table:table-cell>
          <table:table-cell office:value-type="float" office:value="-32.44" calcext:value-type="float">
            <text:p>-32.44</text:p>
          </table:table-cell>
          <table:table-cell office:value-type="float" office:value="4.61" calcext:value-type="float">
            <text:p>4.61</text:p>
          </table:table-cell>
          <table:table-cell table:formula="of:=ABS([.D1048]-[.E1048])" office:value-type="float" office:value="37.05" calcext:value-type="float">
            <text:p>37.05</text:p>
          </table:table-cell>
          <table:table-cell table:formula="of:=[.D1048]-[.E1048]" office:value-type="float" office:value="-37.05" calcext:value-type="float">
            <text:p>-37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575000" calcext:value-type="float">
            <text:p>76575000</text:p>
          </table:table-cell>
          <table:table-cell table:formula="of:=[.B1049]/1000000" office:value-type="float" office:value="76.575" calcext:value-type="float">
            <text:p>76.575</text:p>
          </table:table-cell>
          <table:table-cell office:value-type="float" office:value="-32.45" calcext:value-type="float">
            <text:p>-32.45</text:p>
          </table:table-cell>
          <table:table-cell office:value-type="float" office:value="2.94" calcext:value-type="float">
            <text:p>2.94</text:p>
          </table:table-cell>
          <table:table-cell table:formula="of:=ABS([.D1049]-[.E1049])" office:value-type="float" office:value="35.39" calcext:value-type="float">
            <text:p>35.39</text:p>
          </table:table-cell>
          <table:table-cell table:formula="of:=[.D1049]-[.E1049]" office:value-type="float" office:value="-35.39" calcext:value-type="float">
            <text:p>-35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595000" calcext:value-type="float">
            <text:p>76595000</text:p>
          </table:table-cell>
          <table:table-cell table:formula="of:=[.B1050]/1000000" office:value-type="float" office:value="76.595" calcext:value-type="float">
            <text:p>76.595</text:p>
          </table:table-cell>
          <table:table-cell office:value-type="float" office:value="-32.45" calcext:value-type="float">
            <text:p>-32.45</text:p>
          </table:table-cell>
          <table:table-cell office:value-type="float" office:value="1.26" calcext:value-type="float">
            <text:p>1.26</text:p>
          </table:table-cell>
          <table:table-cell table:formula="of:=ABS([.D1050]-[.E1050])" office:value-type="float" office:value="33.71" calcext:value-type="float">
            <text:p>33.71</text:p>
          </table:table-cell>
          <table:table-cell table:formula="of:=[.D1050]-[.E1050]" office:value-type="float" office:value="-33.71" calcext:value-type="float">
            <text:p>-33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615000" calcext:value-type="float">
            <text:p>76615000</text:p>
          </table:table-cell>
          <table:table-cell table:formula="of:=[.B1051]/1000000" office:value-type="float" office:value="76.615" calcext:value-type="float">
            <text:p>76.61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0.42" calcext:value-type="float">
            <text:p>-0.42</text:p>
          </table:table-cell>
          <table:table-cell table:formula="of:=ABS([.D1051]-[.E1051])" office:value-type="float" office:value="32.03" calcext:value-type="float">
            <text:p>32.03</text:p>
          </table:table-cell>
          <table:table-cell table:formula="of:=[.D1051]-[.E1051]" office:value-type="float" office:value="-32.03" calcext:value-type="float">
            <text:p>-32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635000" calcext:value-type="float">
            <text:p>76635000</text:p>
          </table:table-cell>
          <table:table-cell table:formula="of:=[.B1052]/1000000" office:value-type="float" office:value="76.635" calcext:value-type="float">
            <text:p>76.63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2.09" calcext:value-type="float">
            <text:p>-2.09</text:p>
          </table:table-cell>
          <table:table-cell table:formula="of:=ABS([.D1052]-[.E1052])" office:value-type="float" office:value="30.36" calcext:value-type="float">
            <text:p>30.36</text:p>
          </table:table-cell>
          <table:table-cell table:formula="of:=[.D1052]-[.E1052]" office:value-type="float" office:value="-30.36" calcext:value-type="float">
            <text:p>-3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655000" calcext:value-type="float">
            <text:p>76655000</text:p>
          </table:table-cell>
          <table:table-cell table:formula="of:=[.B1053]/1000000" office:value-type="float" office:value="76.655" calcext:value-type="float">
            <text:p>76.65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3.75" calcext:value-type="float">
            <text:p>-3.75</text:p>
          </table:table-cell>
          <table:table-cell table:formula="of:=ABS([.D1053]-[.E1053])" office:value-type="float" office:value="28.7" calcext:value-type="float">
            <text:p>28.7</text:p>
          </table:table-cell>
          <table:table-cell table:formula="of:=[.D1053]-[.E1053]" office:value-type="float" office:value="-28.7" calcext:value-type="float">
            <text:p>-28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675000" calcext:value-type="float">
            <text:p>76675000</text:p>
          </table:table-cell>
          <table:table-cell table:formula="of:=[.B1054]/1000000" office:value-type="float" office:value="76.675" calcext:value-type="float">
            <text:p>76.67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5.38" calcext:value-type="float">
            <text:p>-5.38</text:p>
          </table:table-cell>
          <table:table-cell table:formula="of:=ABS([.D1054]-[.E1054])" office:value-type="float" office:value="27.07" calcext:value-type="float">
            <text:p>27.07</text:p>
          </table:table-cell>
          <table:table-cell table:formula="of:=[.D1054]-[.E1054]" office:value-type="float" office:value="-27.07" calcext:value-type="float">
            <text:p>-27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695000" calcext:value-type="float">
            <text:p>76695000</text:p>
          </table:table-cell>
          <table:table-cell table:formula="of:=[.B1055]/1000000" office:value-type="float" office:value="76.695" calcext:value-type="float">
            <text:p>76.69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6.96" calcext:value-type="float">
            <text:p>-6.96</text:p>
          </table:table-cell>
          <table:table-cell table:formula="of:=ABS([.D1055]-[.E1055])" office:value-type="float" office:value="25.49" calcext:value-type="float">
            <text:p>25.49</text:p>
          </table:table-cell>
          <table:table-cell table:formula="of:=[.D1055]-[.E1055]" office:value-type="float" office:value="-25.49" calcext:value-type="float">
            <text:p>-25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715000" calcext:value-type="float">
            <text:p>76715000</text:p>
          </table:table-cell>
          <table:table-cell table:formula="of:=[.B1056]/1000000" office:value-type="float" office:value="76.715" calcext:value-type="float">
            <text:p>76.71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8.51" calcext:value-type="float">
            <text:p>-8.51</text:p>
          </table:table-cell>
          <table:table-cell table:formula="of:=ABS([.D1056]-[.E1056])" office:value-type="float" office:value="23.94" calcext:value-type="float">
            <text:p>23.94</text:p>
          </table:table-cell>
          <table:table-cell table:formula="of:=[.D1056]-[.E1056]" office:value-type="float" office:value="-23.94" calcext:value-type="float">
            <text:p>-23.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735000" calcext:value-type="float">
            <text:p>76735000</text:p>
          </table:table-cell>
          <table:table-cell table:formula="of:=[.B1057]/1000000" office:value-type="float" office:value="76.735" calcext:value-type="float">
            <text:p>76.73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10" calcext:value-type="float">
            <text:p>-10</text:p>
          </table:table-cell>
          <table:table-cell table:formula="of:=ABS([.D1057]-[.E1057])" office:value-type="float" office:value="22.45" calcext:value-type="float">
            <text:p>22.45</text:p>
          </table:table-cell>
          <table:table-cell table:formula="of:=[.D1057]-[.E1057]" office:value-type="float" office:value="-22.45" calcext:value-type="float">
            <text:p>-22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755000" calcext:value-type="float">
            <text:p>76755000</text:p>
          </table:table-cell>
          <table:table-cell table:formula="of:=[.B1058]/1000000" office:value-type="float" office:value="76.755" calcext:value-type="float">
            <text:p>76.75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11.43" calcext:value-type="float">
            <text:p>-11.43</text:p>
          </table:table-cell>
          <table:table-cell table:formula="of:=ABS([.D1058]-[.E1058])" office:value-type="float" office:value="21.02" calcext:value-type="float">
            <text:p>21.02</text:p>
          </table:table-cell>
          <table:table-cell table:formula="of:=[.D1058]-[.E1058]" office:value-type="float" office:value="-21.02" calcext:value-type="float">
            <text:p>-21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775000" calcext:value-type="float">
            <text:p>76775000</text:p>
          </table:table-cell>
          <table:table-cell table:formula="of:=[.B1059]/1000000" office:value-type="float" office:value="76.775" calcext:value-type="float">
            <text:p>76.77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12.8" calcext:value-type="float">
            <text:p>-12.8</text:p>
          </table:table-cell>
          <table:table-cell table:formula="of:=ABS([.D1059]-[.E1059])" office:value-type="float" office:value="19.65" calcext:value-type="float">
            <text:p>19.65</text:p>
          </table:table-cell>
          <table:table-cell table:formula="of:=[.D1059]-[.E1059]" office:value-type="float" office:value="-19.65" calcext:value-type="float">
            <text:p>-19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795000" calcext:value-type="float">
            <text:p>76795000</text:p>
          </table:table-cell>
          <table:table-cell table:formula="of:=[.B1060]/1000000" office:value-type="float" office:value="76.795" calcext:value-type="float">
            <text:p>76.79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14.11" calcext:value-type="float">
            <text:p>-14.11</text:p>
          </table:table-cell>
          <table:table-cell table:formula="of:=ABS([.D1060]-[.E1060])" office:value-type="float" office:value="18.34" calcext:value-type="float">
            <text:p>18.34</text:p>
          </table:table-cell>
          <table:table-cell table:formula="of:=[.D1060]-[.E1060]" office:value-type="float" office:value="-18.34" calcext:value-type="float">
            <text:p>-18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815000" calcext:value-type="float">
            <text:p>76815000</text:p>
          </table:table-cell>
          <table:table-cell table:formula="of:=[.B1061]/1000000" office:value-type="float" office:value="76.815" calcext:value-type="float">
            <text:p>76.81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15.37" calcext:value-type="float">
            <text:p>-15.37</text:p>
          </table:table-cell>
          <table:table-cell table:formula="of:=ABS([.D1061]-[.E1061])" office:value-type="float" office:value="17.08" calcext:value-type="float">
            <text:p>17.08</text:p>
          </table:table-cell>
          <table:table-cell table:formula="of:=[.D1061]-[.E1061]" office:value-type="float" office:value="-17.08" calcext:value-type="float">
            <text:p>-17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835000" calcext:value-type="float">
            <text:p>76835000</text:p>
          </table:table-cell>
          <table:table-cell table:formula="of:=[.B1062]/1000000" office:value-type="float" office:value="76.835" calcext:value-type="float">
            <text:p>76.83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16.53" calcext:value-type="float">
            <text:p>-16.53</text:p>
          </table:table-cell>
          <table:table-cell table:formula="of:=ABS([.D1062]-[.E1062])" office:value-type="float" office:value="15.92" calcext:value-type="float">
            <text:p>15.92</text:p>
          </table:table-cell>
          <table:table-cell table:formula="of:=[.D1062]-[.E1062]" office:value-type="float" office:value="-15.92" calcext:value-type="float">
            <text:p>-15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855000" calcext:value-type="float">
            <text:p>76855000</text:p>
          </table:table-cell>
          <table:table-cell table:formula="of:=[.B1063]/1000000" office:value-type="float" office:value="76.855" calcext:value-type="float">
            <text:p>76.855</text:p>
          </table:table-cell>
          <table:table-cell office:value-type="float" office:value="-32.45" calcext:value-type="float">
            <text:p>-32.45</text:p>
          </table:table-cell>
          <table:table-cell office:value-type="float" office:value="-17.66" calcext:value-type="float">
            <text:p>-17.66</text:p>
          </table:table-cell>
          <table:table-cell table:formula="of:=ABS([.D1063]-[.E1063])" office:value-type="float" office:value="14.79" calcext:value-type="float">
            <text:p>14.79</text:p>
          </table:table-cell>
          <table:table-cell table:formula="of:=[.D1063]-[.E1063]" office:value-type="float" office:value="-14.79" calcext:value-type="float">
            <text:p>-14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875000" calcext:value-type="float">
            <text:p>76875000</text:p>
          </table:table-cell>
          <table:table-cell table:formula="of:=[.B1064]/1000000" office:value-type="float" office:value="76.875" calcext:value-type="float">
            <text:p>76.87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18.73" calcext:value-type="float">
            <text:p>-18.73</text:p>
          </table:table-cell>
          <table:table-cell table:formula="of:=ABS([.D1064]-[.E1064])" office:value-type="float" office:value="13.73" calcext:value-type="float">
            <text:p>13.73</text:p>
          </table:table-cell>
          <table:table-cell table:formula="of:=[.D1064]-[.E1064]" office:value-type="float" office:value="-13.73" calcext:value-type="float">
            <text:p>-13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895000" calcext:value-type="float">
            <text:p>76895000</text:p>
          </table:table-cell>
          <table:table-cell table:formula="of:=[.B1065]/1000000" office:value-type="float" office:value="76.895" calcext:value-type="float">
            <text:p>76.89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19.74" calcext:value-type="float">
            <text:p>-19.74</text:p>
          </table:table-cell>
          <table:table-cell table:formula="of:=ABS([.D1065]-[.E1065])" office:value-type="float" office:value="12.72" calcext:value-type="float">
            <text:p>12.72</text:p>
          </table:table-cell>
          <table:table-cell table:formula="of:=[.D1065]-[.E1065]" office:value-type="float" office:value="-12.72" calcext:value-type="float">
            <text:p>-12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915000" calcext:value-type="float">
            <text:p>76915000</text:p>
          </table:table-cell>
          <table:table-cell table:formula="of:=[.B1066]/1000000" office:value-type="float" office:value="76.915" calcext:value-type="float">
            <text:p>76.91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20.7" calcext:value-type="float">
            <text:p>-20.7</text:p>
          </table:table-cell>
          <table:table-cell table:formula="of:=ABS([.D1066]-[.E1066])" office:value-type="float" office:value="11.76" calcext:value-type="float">
            <text:p>11.76</text:p>
          </table:table-cell>
          <table:table-cell table:formula="of:=[.D1066]-[.E1066]" office:value-type="float" office:value="-11.76" calcext:value-type="float">
            <text:p>-11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935000" calcext:value-type="float">
            <text:p>76935000</text:p>
          </table:table-cell>
          <table:table-cell table:formula="of:=[.B1067]/1000000" office:value-type="float" office:value="76.935" calcext:value-type="float">
            <text:p>76.93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21.6" calcext:value-type="float">
            <text:p>-21.6</text:p>
          </table:table-cell>
          <table:table-cell table:formula="of:=ABS([.D1067]-[.E1067])" office:value-type="float" office:value="10.86" calcext:value-type="float">
            <text:p>10.86</text:p>
          </table:table-cell>
          <table:table-cell table:formula="of:=[.D1067]-[.E1067]" office:value-type="float" office:value="-10.86" calcext:value-type="float">
            <text:p>-1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955000" calcext:value-type="float">
            <text:p>76955000</text:p>
          </table:table-cell>
          <table:table-cell table:formula="of:=[.B1068]/1000000" office:value-type="float" office:value="76.955" calcext:value-type="float">
            <text:p>76.95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22.44" calcext:value-type="float">
            <text:p>-22.44</text:p>
          </table:table-cell>
          <table:table-cell table:formula="of:=ABS([.D1068]-[.E1068])" office:value-type="float" office:value="10.02" calcext:value-type="float">
            <text:p>10.02</text:p>
          </table:table-cell>
          <table:table-cell table:formula="of:=[.D1068]-[.E1068]" office:value-type="float" office:value="-10.02" calcext:value-type="float">
            <text:p>-10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975000" calcext:value-type="float">
            <text:p>76975000</text:p>
          </table:table-cell>
          <table:table-cell table:formula="of:=[.B1069]/1000000" office:value-type="float" office:value="76.975" calcext:value-type="float">
            <text:p>76.97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23.24" calcext:value-type="float">
            <text:p>-23.24</text:p>
          </table:table-cell>
          <table:table-cell table:formula="of:=ABS([.D1069]-[.E1069])" office:value-type="float" office:value="9.22" calcext:value-type="float">
            <text:p>9.22</text:p>
          </table:table-cell>
          <table:table-cell table:formula="of:=[.D1069]-[.E1069]" office:value-type="float" office:value="-9.22" calcext:value-type="float">
            <text:p>-9.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995000" calcext:value-type="float">
            <text:p>76995000</text:p>
          </table:table-cell>
          <table:table-cell table:formula="of:=[.B1070]/1000000" office:value-type="float" office:value="76.995" calcext:value-type="float">
            <text:p>76.99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23.99" calcext:value-type="float">
            <text:p>-23.99</text:p>
          </table:table-cell>
          <table:table-cell table:formula="of:=ABS([.D1070]-[.E1070])" office:value-type="float" office:value="8.47" calcext:value-type="float">
            <text:p>8.47</text:p>
          </table:table-cell>
          <table:table-cell table:formula="of:=[.D1070]-[.E1070]" office:value-type="float" office:value="-8.47" calcext:value-type="float">
            <text:p>-8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015000" calcext:value-type="float">
            <text:p>77015000</text:p>
          </table:table-cell>
          <table:table-cell table:formula="of:=[.B1071]/1000000" office:value-type="float" office:value="77.015" calcext:value-type="float">
            <text:p>77.015</text:p>
          </table:table-cell>
          <table:table-cell office:value-type="float" office:value="-32.46" calcext:value-type="float">
            <text:p>-32.46</text:p>
          </table:table-cell>
          <table:table-cell office:value-type="float" office:value="-24.69" calcext:value-type="float">
            <text:p>-24.69</text:p>
          </table:table-cell>
          <table:table-cell table:formula="of:=ABS([.D1071]-[.E1071])" office:value-type="float" office:value="7.77" calcext:value-type="float">
            <text:p>7.77</text:p>
          </table:table-cell>
          <table:table-cell table:formula="of:=[.D1071]-[.E1071]" office:value-type="float" office:value="-7.77" calcext:value-type="float">
            <text:p>-7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035000" calcext:value-type="float">
            <text:p>77035000</text:p>
          </table:table-cell>
          <table:table-cell table:formula="of:=[.B1072]/1000000" office:value-type="float" office:value="77.035" calcext:value-type="float">
            <text:p>77.03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5.31" calcext:value-type="float">
            <text:p>-25.31</text:p>
          </table:table-cell>
          <table:table-cell table:formula="of:=ABS([.D1072]-[.E1072])" office:value-type="float" office:value="7.16" calcext:value-type="float">
            <text:p>7.16</text:p>
          </table:table-cell>
          <table:table-cell table:formula="of:=[.D1072]-[.E1072]"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055000" calcext:value-type="float">
            <text:p>77055000</text:p>
          </table:table-cell>
          <table:table-cell table:formula="of:=[.B1073]/1000000" office:value-type="float" office:value="77.055" calcext:value-type="float">
            <text:p>77.05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5.93" calcext:value-type="float">
            <text:p>-25.93</text:p>
          </table:table-cell>
          <table:table-cell table:formula="of:=ABS([.D1073]-[.E1073])" office:value-type="float" office:value="6.54" calcext:value-type="float">
            <text:p>6.54</text:p>
          </table:table-cell>
          <table:table-cell table:formula="of:=[.D1073]-[.E1073]"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075000" calcext:value-type="float">
            <text:p>77075000</text:p>
          </table:table-cell>
          <table:table-cell table:formula="of:=[.B1074]/1000000" office:value-type="float" office:value="77.075" calcext:value-type="float">
            <text:p>77.07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6.5" calcext:value-type="float">
            <text:p>-26.5</text:p>
          </table:table-cell>
          <table:table-cell table:formula="of:=ABS([.D1074]-[.E1074])" office:value-type="float" office:value="5.97" calcext:value-type="float">
            <text:p>5.97</text:p>
          </table:table-cell>
          <table:table-cell table:formula="of:=[.D1074]-[.E1074]" office:value-type="float" office:value="-5.97" calcext:value-type="float">
            <text:p>-5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095000" calcext:value-type="float">
            <text:p>77095000</text:p>
          </table:table-cell>
          <table:table-cell table:formula="of:=[.B1075]/1000000" office:value-type="float" office:value="77.095" calcext:value-type="float">
            <text:p>77.09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7.04" calcext:value-type="float">
            <text:p>-27.04</text:p>
          </table:table-cell>
          <table:table-cell table:formula="of:=ABS([.D1075]-[.E1075])" office:value-type="float" office:value="5.43" calcext:value-type="float">
            <text:p>5.43</text:p>
          </table:table-cell>
          <table:table-cell table:formula="of:=[.D1075]-[.E1075]"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115000" calcext:value-type="float">
            <text:p>77115000</text:p>
          </table:table-cell>
          <table:table-cell table:formula="of:=[.B1076]/1000000" office:value-type="float" office:value="77.115" calcext:value-type="float">
            <text:p>77.11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7.54" calcext:value-type="float">
            <text:p>-27.54</text:p>
          </table:table-cell>
          <table:table-cell table:formula="of:=ABS([.D1076]-[.E1076])" office:value-type="float" office:value="4.93" calcext:value-type="float">
            <text:p>4.93</text:p>
          </table:table-cell>
          <table:table-cell table:formula="of:=[.D1076]-[.E1076]"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135000" calcext:value-type="float">
            <text:p>77135000</text:p>
          </table:table-cell>
          <table:table-cell table:formula="of:=[.B1077]/1000000" office:value-type="float" office:value="77.135" calcext:value-type="float">
            <text:p>77.13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8.01" calcext:value-type="float">
            <text:p>-28.01</text:p>
          </table:table-cell>
          <table:table-cell table:formula="of:=ABS([.D1077]-[.E1077])" office:value-type="float" office:value="4.46" calcext:value-type="float">
            <text:p>4.46</text:p>
          </table:table-cell>
          <table:table-cell table:formula="of:=[.D1077]-[.E1077]"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155000" calcext:value-type="float">
            <text:p>77155000</text:p>
          </table:table-cell>
          <table:table-cell table:formula="of:=[.B1078]/1000000" office:value-type="float" office:value="77.155" calcext:value-type="float">
            <text:p>77.15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8.44" calcext:value-type="float">
            <text:p>-28.44</text:p>
          </table:table-cell>
          <table:table-cell table:formula="of:=ABS([.D1078]-[.E1078])" office:value-type="float" office:value="4.03" calcext:value-type="float">
            <text:p>4.03</text:p>
          </table:table-cell>
          <table:table-cell table:formula="of:=[.D1078]-[.E1078]" office:value-type="float" office:value="-4.03" calcext:value-type="float">
            <text:p>-4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175000" calcext:value-type="float">
            <text:p>77175000</text:p>
          </table:table-cell>
          <table:table-cell table:formula="of:=[.B1079]/1000000" office:value-type="float" office:value="77.175" calcext:value-type="float">
            <text:p>77.175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8.85" calcext:value-type="float">
            <text:p>-28.85</text:p>
          </table:table-cell>
          <table:table-cell table:formula="of:=ABS([.D1079]-[.E1079])" office:value-type="float" office:value="3.62" calcext:value-type="float">
            <text:p>3.62</text:p>
          </table:table-cell>
          <table:table-cell table:formula="of:=[.D1079]-[.E1079]"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195000" calcext:value-type="float">
            <text:p>77195000</text:p>
          </table:table-cell>
          <table:table-cell table:formula="of:=[.B1080]/1000000" office:value-type="float" office:value="77.195" calcext:value-type="float">
            <text:p>77.1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29.23" calcext:value-type="float">
            <text:p>-29.23</text:p>
          </table:table-cell>
          <table:table-cell table:formula="of:=ABS([.D1080]-[.E1080])" office:value-type="float" office:value="3.25" calcext:value-type="float">
            <text:p>3.25</text:p>
          </table:table-cell>
          <table:table-cell table:formula="of:=[.D1080]-[.E1080]"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215000" calcext:value-type="float">
            <text:p>77215000</text:p>
          </table:table-cell>
          <table:table-cell table:formula="of:=[.B1081]/1000000" office:value-type="float" office:value="77.215" calcext:value-type="float">
            <text:p>77.2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29.58" calcext:value-type="float">
            <text:p>-29.58</text:p>
          </table:table-cell>
          <table:table-cell table:formula="of:=ABS([.D1081]-[.E1081])" office:value-type="float" office:value="2.9" calcext:value-type="float">
            <text:p>2.9</text:p>
          </table:table-cell>
          <table:table-cell table:formula="of:=[.D1081]-[.E1081]"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235000" calcext:value-type="float">
            <text:p>77235000</text:p>
          </table:table-cell>
          <table:table-cell table:formula="of:=[.B1082]/1000000" office:value-type="float" office:value="77.235" calcext:value-type="float">
            <text:p>77.2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29.9" calcext:value-type="float">
            <text:p>-29.9</text:p>
          </table:table-cell>
          <table:table-cell table:formula="of:=ABS([.D1082]-[.E1082])" office:value-type="float" office:value="2.58" calcext:value-type="float">
            <text:p>2.58</text:p>
          </table:table-cell>
          <table:table-cell table:formula="of:=[.D1082]-[.E1082]"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255000" calcext:value-type="float">
            <text:p>77255000</text:p>
          </table:table-cell>
          <table:table-cell table:formula="of:=[.B1083]/1000000" office:value-type="float" office:value="77.255" calcext:value-type="float">
            <text:p>77.2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0.2" calcext:value-type="float">
            <text:p>-30.2</text:p>
          </table:table-cell>
          <table:table-cell table:formula="of:=ABS([.D1083]-[.E1083])" office:value-type="float" office:value="2.28" calcext:value-type="float">
            <text:p>2.28</text:p>
          </table:table-cell>
          <table:table-cell table:formula="of:=[.D1083]-[.E1083]"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275000" calcext:value-type="float">
            <text:p>77275000</text:p>
          </table:table-cell>
          <table:table-cell table:formula="of:=[.B1084]/1000000" office:value-type="float" office:value="77.275" calcext:value-type="float">
            <text:p>77.2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0.48" calcext:value-type="float">
            <text:p>-30.48</text:p>
          </table:table-cell>
          <table:table-cell table:formula="of:=ABS([.D1084]-[.E1084])" office:value-type="float" office:value="2" calcext:value-type="float">
            <text:p>2</text:p>
          </table:table-cell>
          <table:table-cell table:formula="of:=[.D1084]-[.E1084]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295000" calcext:value-type="float">
            <text:p>77295000</text:p>
          </table:table-cell>
          <table:table-cell table:formula="of:=[.B1085]/1000000" office:value-type="float" office:value="77.295" calcext:value-type="float">
            <text:p>77.2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0.73" calcext:value-type="float">
            <text:p>-30.73</text:p>
          </table:table-cell>
          <table:table-cell table:formula="of:=ABS([.D1085]-[.E1085])" office:value-type="float" office:value="1.75" calcext:value-type="float">
            <text:p>1.75</text:p>
          </table:table-cell>
          <table:table-cell table:formula="of:=[.D1085]-[.E1085]"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315000" calcext:value-type="float">
            <text:p>77315000</text:p>
          </table:table-cell>
          <table:table-cell table:formula="of:=[.B1086]/1000000" office:value-type="float" office:value="77.315" calcext:value-type="float">
            <text:p>77.3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0.97" calcext:value-type="float">
            <text:p>-30.97</text:p>
          </table:table-cell>
          <table:table-cell table:formula="of:=ABS([.D1086]-[.E1086])" office:value-type="float" office:value="1.51" calcext:value-type="float">
            <text:p>1.51</text:p>
          </table:table-cell>
          <table:table-cell table:formula="of:=[.D1086]-[.E1086]"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335000" calcext:value-type="float">
            <text:p>77335000</text:p>
          </table:table-cell>
          <table:table-cell table:formula="of:=[.B1087]/1000000" office:value-type="float" office:value="77.335" calcext:value-type="float">
            <text:p>77.3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1.19" calcext:value-type="float">
            <text:p>-31.19</text:p>
          </table:table-cell>
          <table:table-cell table:formula="of:=ABS([.D1087]-[.E1087])" office:value-type="float" office:value="1.29" calcext:value-type="float">
            <text:p>1.29</text:p>
          </table:table-cell>
          <table:table-cell table:formula="of:=[.D1087]-[.E1087]" office:value-type="float" office:value="-1.29" calcext:value-type="float">
            <text:p>-1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355000" calcext:value-type="float">
            <text:p>77355000</text:p>
          </table:table-cell>
          <table:table-cell table:formula="of:=[.B1088]/1000000" office:value-type="float" office:value="77.355" calcext:value-type="float">
            <text:p>77.3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1.4" calcext:value-type="float">
            <text:p>-31.4</text:p>
          </table:table-cell>
          <table:table-cell table:formula="of:=ABS([.D1088]-[.E1088])" office:value-type="float" office:value="1.08" calcext:value-type="float">
            <text:p>1.08</text:p>
          </table:table-cell>
          <table:table-cell table:formula="of:=[.D1088]-[.E1088]" office:value-type="float" office:value="-1.08" calcext:value-type="float">
            <text:p>-1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375000" calcext:value-type="float">
            <text:p>77375000</text:p>
          </table:table-cell>
          <table:table-cell table:formula="of:=[.B1089]/1000000" office:value-type="float" office:value="77.375" calcext:value-type="float">
            <text:p>77.3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1.59" calcext:value-type="float">
            <text:p>-31.59</text:p>
          </table:table-cell>
          <table:table-cell table:formula="of:=ABS([.D1089]-[.E1089])" office:value-type="float" office:value="0.889999999999997" calcext:value-type="float">
            <text:p>0.89</text:p>
          </table:table-cell>
          <table:table-cell table:formula="of:=[.D1089]-[.E1089]" office:value-type="float" office:value="-0.889999999999997" calcext:value-type="float">
            <text:p>-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395000" calcext:value-type="float">
            <text:p>77395000</text:p>
          </table:table-cell>
          <table:table-cell table:formula="of:=[.B1090]/1000000" office:value-type="float" office:value="77.395" calcext:value-type="float">
            <text:p>77.3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1.76" calcext:value-type="float">
            <text:p>-31.76</text:p>
          </table:table-cell>
          <table:table-cell table:formula="of:=ABS([.D1090]-[.E1090])" office:value-type="float" office:value="0.719999999999995" calcext:value-type="float">
            <text:p>0.72</text:p>
          </table:table-cell>
          <table:table-cell table:formula="of:=[.D1090]-[.E1090]" office:value-type="float" office:value="-0.719999999999995" calcext:value-type="float">
            <text:p>-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415000" calcext:value-type="float">
            <text:p>77415000</text:p>
          </table:table-cell>
          <table:table-cell table:formula="of:=[.B1091]/1000000" office:value-type="float" office:value="77.415" calcext:value-type="float">
            <text:p>77.4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1.92" calcext:value-type="float">
            <text:p>-31.92</text:p>
          </table:table-cell>
          <table:table-cell table:formula="of:=ABS([.D1091]-[.E1091])" office:value-type="float" office:value="0.559999999999995" calcext:value-type="float">
            <text:p>0.56</text:p>
          </table:table-cell>
          <table:table-cell table:formula="of:=[.D1091]-[.E1091]" office:value-type="float" office:value="-0.559999999999995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435000" calcext:value-type="float">
            <text:p>77435000</text:p>
          </table:table-cell>
          <table:table-cell table:formula="of:=[.B1092]/1000000" office:value-type="float" office:value="77.435" calcext:value-type="float">
            <text:p>77.4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07" calcext:value-type="float">
            <text:p>-32.07</text:p>
          </table:table-cell>
          <table:table-cell table:formula="of:=ABS([.D1092]-[.E1092])" office:value-type="float" office:value="0.409999999999997" calcext:value-type="float">
            <text:p>0.41</text:p>
          </table:table-cell>
          <table:table-cell table:formula="of:=[.D1092]-[.E1092]" office:value-type="float" office:value="-0.409999999999997" calcext:value-type="float">
            <text:p>-0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455000" calcext:value-type="float">
            <text:p>77455000</text:p>
          </table:table-cell>
          <table:table-cell table:formula="of:=[.B1093]/1000000" office:value-type="float" office:value="77.455" calcext:value-type="float">
            <text:p>77.4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2" calcext:value-type="float">
            <text:p>-32.2</text:p>
          </table:table-cell>
          <table:table-cell table:formula="of:=ABS([.D1093]-[.E1093])" office:value-type="float" office:value="0.279999999999994" calcext:value-type="float">
            <text:p>0.28</text:p>
          </table:table-cell>
          <table:table-cell table:formula="of:=[.D1093]-[.E1093]" office:value-type="float" office:value="-0.279999999999994" calcext:value-type="float">
            <text:p>-0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475000" calcext:value-type="float">
            <text:p>77475000</text:p>
          </table:table-cell>
          <table:table-cell table:formula="of:=[.B1094]/1000000" office:value-type="float" office:value="77.475" calcext:value-type="float">
            <text:p>77.4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33" calcext:value-type="float">
            <text:p>-32.33</text:p>
          </table:table-cell>
          <table:table-cell table:formula="of:=ABS([.D1094]-[.E1094])" office:value-type="float" office:value="0.149999999999999" calcext:value-type="float">
            <text:p>0.15</text:p>
          </table:table-cell>
          <table:table-cell table:formula="of:=[.D1094]-[.E1094]" office:value-type="float" office:value="-0.149999999999999" calcext:value-type="float">
            <text:p>-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495000" calcext:value-type="float">
            <text:p>77495000</text:p>
          </table:table-cell>
          <table:table-cell table:formula="of:=[.B1095]/1000000" office:value-type="float" office:value="77.495" calcext:value-type="float">
            <text:p>77.4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44" calcext:value-type="float">
            <text:p>-32.44</text:p>
          </table:table-cell>
          <table:table-cell table:formula="of:=ABS([.D1095]-[.E1095])" office:value-type="float" office:value="0.0399999999999991" calcext:value-type="float">
            <text:p>0.04</text:p>
          </table:table-cell>
          <table:table-cell table:formula="of:=[.D1095]-[.E1095]" office:value-type="float" office:value="-0.0399999999999991" calcext:value-type="float">
            <text:p>-0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515000" calcext:value-type="float">
            <text:p>77515000</text:p>
          </table:table-cell>
          <table:table-cell table:formula="of:=[.B1096]/1000000" office:value-type="float" office:value="77.515" calcext:value-type="float">
            <text:p>77.5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55" calcext:value-type="float">
            <text:p>-32.55</text:p>
          </table:table-cell>
          <table:table-cell table:formula="of:=ABS([.D1096]-[.E1096])" office:value-type="float" office:value="0.0700000000000003" calcext:value-type="float">
            <text:p>0.07</text:p>
          </table:table-cell>
          <table:table-cell table:formula="of:=[.D1096]-[.E1096]" office:value-type="float" office:value="0.0700000000000003" calcext:value-type="float">
            <text:p>0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535000" calcext:value-type="float">
            <text:p>77535000</text:p>
          </table:table-cell>
          <table:table-cell table:formula="of:=[.B1097]/1000000" office:value-type="float" office:value="77.535" calcext:value-type="float">
            <text:p>77.5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64" calcext:value-type="float">
            <text:p>-32.64</text:p>
          </table:table-cell>
          <table:table-cell table:formula="of:=ABS([.D1097]-[.E1097])" office:value-type="float" office:value="0.160000000000004" calcext:value-type="float">
            <text:p>0.16</text:p>
          </table:table-cell>
          <table:table-cell table:formula="of:=[.D1097]-[.E1097]" office:value-type="float" office:value="0.160000000000004" calcext:value-type="float">
            <text:p>0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555000" calcext:value-type="float">
            <text:p>77555000</text:p>
          </table:table-cell>
          <table:table-cell table:formula="of:=[.B1098]/1000000" office:value-type="float" office:value="77.555" calcext:value-type="float">
            <text:p>77.5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73" calcext:value-type="float">
            <text:p>-32.73</text:p>
          </table:table-cell>
          <table:table-cell table:formula="of:=ABS([.D1098]-[.E1098])" office:value-type="float" office:value="0.25" calcext:value-type="float">
            <text:p>0.25</text:p>
          </table:table-cell>
          <table:table-cell table:formula="of:=[.D1098]-[.E1098]"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575000" calcext:value-type="float">
            <text:p>77575000</text:p>
          </table:table-cell>
          <table:table-cell table:formula="of:=[.B1099]/1000000" office:value-type="float" office:value="77.575" calcext:value-type="float">
            <text:p>77.5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81" calcext:value-type="float">
            <text:p>-32.81</text:p>
          </table:table-cell>
          <table:table-cell table:formula="of:=ABS([.D1099]-[.E1099])" office:value-type="float" office:value="0.330000000000005" calcext:value-type="float">
            <text:p>0.33</text:p>
          </table:table-cell>
          <table:table-cell table:formula="of:=[.D1099]-[.E1099]" office:value-type="float" office:value="0.330000000000005" calcext:value-type="float">
            <text:p>0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595000" calcext:value-type="float">
            <text:p>77595000</text:p>
          </table:table-cell>
          <table:table-cell table:formula="of:=[.B1100]/1000000" office:value-type="float" office:value="77.595" calcext:value-type="float">
            <text:p>77.5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88" calcext:value-type="float">
            <text:p>-32.88</text:p>
          </table:table-cell>
          <table:table-cell table:formula="of:=ABS([.D1100]-[.E1100])" office:value-type="float" office:value="0.400000000000006" calcext:value-type="float">
            <text:p>0.4</text:p>
          </table:table-cell>
          <table:table-cell table:formula="of:=[.D1100]-[.E1100]" office:value-type="float" office:value="0.400000000000006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615000" calcext:value-type="float">
            <text:p>77615000</text:p>
          </table:table-cell>
          <table:table-cell table:formula="of:=[.B1101]/1000000" office:value-type="float" office:value="77.615" calcext:value-type="float">
            <text:p>77.6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2.94" calcext:value-type="float">
            <text:p>-32.94</text:p>
          </table:table-cell>
          <table:table-cell table:formula="of:=ABS([.D1101]-[.E1101])" office:value-type="float" office:value="0.460000000000001" calcext:value-type="float">
            <text:p>0.46</text:p>
          </table:table-cell>
          <table:table-cell table:formula="of:=[.D1101]-[.E1101]" office:value-type="float" office:value="0.460000000000001" calcext:value-type="float">
            <text:p>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635000" calcext:value-type="float">
            <text:p>77635000</text:p>
          </table:table-cell>
          <table:table-cell table:formula="of:=[.B1102]/1000000" office:value-type="float" office:value="77.635" calcext:value-type="float">
            <text:p>77.6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" calcext:value-type="float">
            <text:p>-33</text:p>
          </table:table-cell>
          <table:table-cell table:formula="of:=ABS([.D1102]-[.E1102])" office:value-type="float" office:value="0.520000000000003" calcext:value-type="float">
            <text:p>0.52</text:p>
          </table:table-cell>
          <table:table-cell table:formula="of:=[.D1102]-[.E1102]" office:value-type="float" office:value="0.520000000000003" calcext:value-type="float">
            <text:p>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655000" calcext:value-type="float">
            <text:p>77655000</text:p>
          </table:table-cell>
          <table:table-cell table:formula="of:=[.B1103]/1000000" office:value-type="float" office:value="77.655" calcext:value-type="float">
            <text:p>77.6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05" calcext:value-type="float">
            <text:p>-33.05</text:p>
          </table:table-cell>
          <table:table-cell table:formula="of:=ABS([.D1103]-[.E1103])" office:value-type="float" office:value="0.57" calcext:value-type="float">
            <text:p>0.57</text:p>
          </table:table-cell>
          <table:table-cell table:formula="of:=[.D1103]-[.E1103]" office:value-type="float" office:value="0.57" calcext:value-type="float">
            <text:p>0.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675000" calcext:value-type="float">
            <text:p>77675000</text:p>
          </table:table-cell>
          <table:table-cell table:formula="of:=[.B1104]/1000000" office:value-type="float" office:value="77.675" calcext:value-type="float">
            <text:p>77.6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" calcext:value-type="float">
            <text:p>-33.1</text:p>
          </table:table-cell>
          <table:table-cell table:formula="of:=ABS([.D1104]-[.E1104])" office:value-type="float" office:value="0.620000000000005" calcext:value-type="float">
            <text:p>0.62</text:p>
          </table:table-cell>
          <table:table-cell table:formula="of:=[.D1104]-[.E1104]" office:value-type="float" office:value="0.620000000000005" calcext:value-type="float">
            <text:p>0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695000" calcext:value-type="float">
            <text:p>77695000</text:p>
          </table:table-cell>
          <table:table-cell table:formula="of:=[.B1105]/1000000" office:value-type="float" office:value="77.695" calcext:value-type="float">
            <text:p>77.6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4" calcext:value-type="float">
            <text:p>-33.14</text:p>
          </table:table-cell>
          <table:table-cell table:formula="of:=ABS([.D1105]-[.E1105])" office:value-type="float" office:value="0.660000000000004" calcext:value-type="float">
            <text:p>0.66</text:p>
          </table:table-cell>
          <table:table-cell table:formula="of:=[.D1105]-[.E1105]" office:value-type="float" office:value="0.660000000000004" calcext:value-type="float">
            <text:p>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715000" calcext:value-type="float">
            <text:p>77715000</text:p>
          </table:table-cell>
          <table:table-cell table:formula="of:=[.B1106]/1000000" office:value-type="float" office:value="77.715" calcext:value-type="float">
            <text:p>77.7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7" calcext:value-type="float">
            <text:p>-33.17</text:p>
          </table:table-cell>
          <table:table-cell table:formula="of:=ABS([.D1106]-[.E1106])" office:value-type="float" office:value="0.690000000000005" calcext:value-type="float">
            <text:p>0.69</text:p>
          </table:table-cell>
          <table:table-cell table:formula="of:=[.D1106]-[.E1106]" office:value-type="float" office:value="0.690000000000005" calcext:value-type="float">
            <text:p>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735000" calcext:value-type="float">
            <text:p>77735000</text:p>
          </table:table-cell>
          <table:table-cell table:formula="of:=[.B1107]/1000000" office:value-type="float" office:value="77.735" calcext:value-type="float">
            <text:p>77.7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1" calcext:value-type="float">
            <text:p>-33.21</text:p>
          </table:table-cell>
          <table:table-cell table:formula="of:=ABS([.D1107]-[.E1107])" office:value-type="float" office:value="0.730000000000004" calcext:value-type="float">
            <text:p>0.73</text:p>
          </table:table-cell>
          <table:table-cell table:formula="of:=[.D1107]-[.E1107]" office:value-type="float" office:value="0.730000000000004" calcext:value-type="float">
            <text:p>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755000" calcext:value-type="float">
            <text:p>77755000</text:p>
          </table:table-cell>
          <table:table-cell table:formula="of:=[.B1108]/1000000" office:value-type="float" office:value="77.755" calcext:value-type="float">
            <text:p>77.7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3" calcext:value-type="float">
            <text:p>-33.23</text:p>
          </table:table-cell>
          <table:table-cell table:formula="of:=ABS([.D1108]-[.E1108])" office:value-type="float" office:value="0.75" calcext:value-type="float">
            <text:p>0.75</text:p>
          </table:table-cell>
          <table:table-cell table:formula="of:=[.D1108]-[.E1108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775000" calcext:value-type="float">
            <text:p>77775000</text:p>
          </table:table-cell>
          <table:table-cell table:formula="of:=[.B1109]/1000000" office:value-type="float" office:value="77.775" calcext:value-type="float">
            <text:p>77.7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6" calcext:value-type="float">
            <text:p>-33.26</text:p>
          </table:table-cell>
          <table:table-cell table:formula="of:=ABS([.D1109]-[.E1109])" office:value-type="float" office:value="0.780000000000001" calcext:value-type="float">
            <text:p>0.78</text:p>
          </table:table-cell>
          <table:table-cell table:formula="of:=[.D1109]-[.E1109]" office:value-type="float" office:value="0.780000000000001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795000" calcext:value-type="float">
            <text:p>77795000</text:p>
          </table:table-cell>
          <table:table-cell table:formula="of:=[.B1110]/1000000" office:value-type="float" office:value="77.795" calcext:value-type="float">
            <text:p>77.7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8" calcext:value-type="float">
            <text:p>-33.28</text:p>
          </table:table-cell>
          <table:table-cell table:formula="of:=ABS([.D1110]-[.E1110])" office:value-type="float" office:value="0.800000000000004" calcext:value-type="float">
            <text:p>0.8</text:p>
          </table:table-cell>
          <table:table-cell table:formula="of:=[.D1110]-[.E1110]" office:value-type="float" office:value="0.800000000000004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815000" calcext:value-type="float">
            <text:p>77815000</text:p>
          </table:table-cell>
          <table:table-cell table:formula="of:=[.B1111]/1000000" office:value-type="float" office:value="77.815" calcext:value-type="float">
            <text:p>77.8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" calcext:value-type="float">
            <text:p>-33.3</text:p>
          </table:table-cell>
          <table:table-cell table:formula="of:=ABS([.D1111]-[.E1111])" office:value-type="float" office:value="0.82" calcext:value-type="float">
            <text:p>0.82</text:p>
          </table:table-cell>
          <table:table-cell table:formula="of:=[.D1111]-[.E1111]"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835000" calcext:value-type="float">
            <text:p>77835000</text:p>
          </table:table-cell>
          <table:table-cell table:formula="of:=[.B1112]/1000000" office:value-type="float" office:value="77.835" calcext:value-type="float">
            <text:p>77.8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1" calcext:value-type="float">
            <text:p>-33.31</text:p>
          </table:table-cell>
          <table:table-cell table:formula="of:=ABS([.D1112]-[.E1112])" office:value-type="float" office:value="0.830000000000005" calcext:value-type="float">
            <text:p>0.83</text:p>
          </table:table-cell>
          <table:table-cell table:formula="of:=[.D1112]-[.E1112]" office:value-type="float" office:value="0.830000000000005" calcext:value-type="float">
            <text:p>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855000" calcext:value-type="float">
            <text:p>77855000</text:p>
          </table:table-cell>
          <table:table-cell table:formula="of:=[.B1113]/1000000" office:value-type="float" office:value="77.855" calcext:value-type="float">
            <text:p>77.8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3" calcext:value-type="float">
            <text:p>-33.33</text:p>
          </table:table-cell>
          <table:table-cell table:formula="of:=ABS([.D1113]-[.E1113])" office:value-type="float" office:value="0.850000000000001" calcext:value-type="float">
            <text:p>0.85</text:p>
          </table:table-cell>
          <table:table-cell table:formula="of:=[.D1113]-[.E1113]" office:value-type="float" office:value="0.850000000000001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875000" calcext:value-type="float">
            <text:p>77875000</text:p>
          </table:table-cell>
          <table:table-cell table:formula="of:=[.B1114]/1000000" office:value-type="float" office:value="77.875" calcext:value-type="float">
            <text:p>77.8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4" calcext:value-type="float">
            <text:p>-33.34</text:p>
          </table:table-cell>
          <table:table-cell table:formula="of:=ABS([.D1114]-[.E1114])" office:value-type="float" office:value="0.860000000000007" calcext:value-type="float">
            <text:p>0.86</text:p>
          </table:table-cell>
          <table:table-cell table:formula="of:=[.D1114]-[.E1114]" office:value-type="float" office:value="0.860000000000007" calcext:value-type="float">
            <text:p>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895000" calcext:value-type="float">
            <text:p>77895000</text:p>
          </table:table-cell>
          <table:table-cell table:formula="of:=[.B1115]/1000000" office:value-type="float" office:value="77.895" calcext:value-type="float">
            <text:p>77.8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15]-[.E1115])" office:value-type="float" office:value="0.870000000000005" calcext:value-type="float">
            <text:p>0.87</text:p>
          </table:table-cell>
          <table:table-cell table:formula="of:=[.D1115]-[.E1115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915000" calcext:value-type="float">
            <text:p>77915000</text:p>
          </table:table-cell>
          <table:table-cell table:formula="of:=[.B1116]/1000000" office:value-type="float" office:value="77.915" calcext:value-type="float">
            <text:p>77.9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6" calcext:value-type="float">
            <text:p>-33.36</text:p>
          </table:table-cell>
          <table:table-cell table:formula="of:=ABS([.D1116]-[.E1116])" office:value-type="float" office:value="0.880000000000003" calcext:value-type="float">
            <text:p>0.88</text:p>
          </table:table-cell>
          <table:table-cell table:formula="of:=[.D1116]-[.E1116]" office:value-type="float" office:value="0.880000000000003" calcext:value-type="float">
            <text:p>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935000" calcext:value-type="float">
            <text:p>77935000</text:p>
          </table:table-cell>
          <table:table-cell table:formula="of:=[.B1117]/1000000" office:value-type="float" office:value="77.935" calcext:value-type="float">
            <text:p>77.9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6" calcext:value-type="float">
            <text:p>-33.36</text:p>
          </table:table-cell>
          <table:table-cell table:formula="of:=ABS([.D1117]-[.E1117])" office:value-type="float" office:value="0.880000000000003" calcext:value-type="float">
            <text:p>0.88</text:p>
          </table:table-cell>
          <table:table-cell table:formula="of:=[.D1117]-[.E1117]" office:value-type="float" office:value="0.880000000000003" calcext:value-type="float">
            <text:p>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955000" calcext:value-type="float">
            <text:p>77955000</text:p>
          </table:table-cell>
          <table:table-cell table:formula="of:=[.B1118]/1000000" office:value-type="float" office:value="77.955" calcext:value-type="float">
            <text:p>77.9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18]-[.E1118])" office:value-type="float" office:value="0.890000000000001" calcext:value-type="float">
            <text:p>0.89</text:p>
          </table:table-cell>
          <table:table-cell table:formula="of:=[.D1118]-[.E1118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975000" calcext:value-type="float">
            <text:p>77975000</text:p>
          </table:table-cell>
          <table:table-cell table:formula="of:=[.B1119]/1000000" office:value-type="float" office:value="77.975" calcext:value-type="float">
            <text:p>77.9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19]-[.E1119])" office:value-type="float" office:value="0.890000000000001" calcext:value-type="float">
            <text:p>0.89</text:p>
          </table:table-cell>
          <table:table-cell table:formula="of:=[.D1119]-[.E1119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995000" calcext:value-type="float">
            <text:p>77995000</text:p>
          </table:table-cell>
          <table:table-cell table:formula="of:=[.B1120]/1000000" office:value-type="float" office:value="77.995" calcext:value-type="float">
            <text:p>77.9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0]-[.E1120])" office:value-type="float" office:value="0.890000000000001" calcext:value-type="float">
            <text:p>0.89</text:p>
          </table:table-cell>
          <table:table-cell table:formula="of:=[.D1120]-[.E1120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15000" calcext:value-type="float">
            <text:p>78015000</text:p>
          </table:table-cell>
          <table:table-cell table:formula="of:=[.B1121]/1000000" office:value-type="float" office:value="78.015" calcext:value-type="float">
            <text:p>78.0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1]-[.E1121])" office:value-type="float" office:value="0.890000000000001" calcext:value-type="float">
            <text:p>0.89</text:p>
          </table:table-cell>
          <table:table-cell table:formula="of:=[.D1121]-[.E1121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35000" calcext:value-type="float">
            <text:p>78035000</text:p>
          </table:table-cell>
          <table:table-cell table:formula="of:=[.B1122]/1000000" office:value-type="float" office:value="78.035" calcext:value-type="float">
            <text:p>78.0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2]-[.E1122])" office:value-type="float" office:value="0.890000000000001" calcext:value-type="float">
            <text:p>0.89</text:p>
          </table:table-cell>
          <table:table-cell table:formula="of:=[.D1122]-[.E1122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55000" calcext:value-type="float">
            <text:p>78055000</text:p>
          </table:table-cell>
          <table:table-cell table:formula="of:=[.B1123]/1000000" office:value-type="float" office:value="78.055" calcext:value-type="float">
            <text:p>78.0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3]-[.E1123])" office:value-type="float" office:value="0.890000000000001" calcext:value-type="float">
            <text:p>0.89</text:p>
          </table:table-cell>
          <table:table-cell table:formula="of:=[.D1123]-[.E1123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75000" calcext:value-type="float">
            <text:p>78075000</text:p>
          </table:table-cell>
          <table:table-cell table:formula="of:=[.B1124]/1000000" office:value-type="float" office:value="78.075" calcext:value-type="float">
            <text:p>78.0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4]-[.E1124])" office:value-type="float" office:value="0.890000000000001" calcext:value-type="float">
            <text:p>0.89</text:p>
          </table:table-cell>
          <table:table-cell table:formula="of:=[.D1124]-[.E1124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95000" calcext:value-type="float">
            <text:p>78095000</text:p>
          </table:table-cell>
          <table:table-cell table:formula="of:=[.B1125]/1000000" office:value-type="float" office:value="78.095" calcext:value-type="float">
            <text:p>78.0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5]-[.E1125])" office:value-type="float" office:value="0.890000000000001" calcext:value-type="float">
            <text:p>0.89</text:p>
          </table:table-cell>
          <table:table-cell table:formula="of:=[.D1125]-[.E1125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115000" calcext:value-type="float">
            <text:p>78115000</text:p>
          </table:table-cell>
          <table:table-cell table:formula="of:=[.B1126]/1000000" office:value-type="float" office:value="78.115" calcext:value-type="float">
            <text:p>78.1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6]-[.E1126])" office:value-type="float" office:value="0.890000000000001" calcext:value-type="float">
            <text:p>0.89</text:p>
          </table:table-cell>
          <table:table-cell table:formula="of:=[.D1126]-[.E1126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135000" calcext:value-type="float">
            <text:p>78135000</text:p>
          </table:table-cell>
          <table:table-cell table:formula="of:=[.B1127]/1000000" office:value-type="float" office:value="78.135" calcext:value-type="float">
            <text:p>78.1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7]-[.E1127])" office:value-type="float" office:value="0.890000000000001" calcext:value-type="float">
            <text:p>0.89</text:p>
          </table:table-cell>
          <table:table-cell table:formula="of:=[.D1127]-[.E1127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155000" calcext:value-type="float">
            <text:p>78155000</text:p>
          </table:table-cell>
          <table:table-cell table:formula="of:=[.B1128]/1000000" office:value-type="float" office:value="78.155" calcext:value-type="float">
            <text:p>78.1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8]-[.E1128])" office:value-type="float" office:value="0.890000000000001" calcext:value-type="float">
            <text:p>0.89</text:p>
          </table:table-cell>
          <table:table-cell table:formula="of:=[.D1128]-[.E1128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175000" calcext:value-type="float">
            <text:p>78175000</text:p>
          </table:table-cell>
          <table:table-cell table:formula="of:=[.B1129]/1000000" office:value-type="float" office:value="78.175" calcext:value-type="float">
            <text:p>78.1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29]-[.E1129])" office:value-type="float" office:value="0.890000000000001" calcext:value-type="float">
            <text:p>0.89</text:p>
          </table:table-cell>
          <table:table-cell table:formula="of:=[.D1129]-[.E1129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195000" calcext:value-type="float">
            <text:p>78195000</text:p>
          </table:table-cell>
          <table:table-cell table:formula="of:=[.B1130]/1000000" office:value-type="float" office:value="78.195" calcext:value-type="float">
            <text:p>78.1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30]-[.E1130])" office:value-type="float" office:value="0.890000000000001" calcext:value-type="float">
            <text:p>0.89</text:p>
          </table:table-cell>
          <table:table-cell table:formula="of:=[.D1130]-[.E1130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215000" calcext:value-type="float">
            <text:p>78215000</text:p>
          </table:table-cell>
          <table:table-cell table:formula="of:=[.B1131]/1000000" office:value-type="float" office:value="78.215" calcext:value-type="float">
            <text:p>78.2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31]-[.E1131])" office:value-type="float" office:value="0.890000000000001" calcext:value-type="float">
            <text:p>0.89</text:p>
          </table:table-cell>
          <table:table-cell table:formula="of:=[.D1131]-[.E1131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235000" calcext:value-type="float">
            <text:p>78235000</text:p>
          </table:table-cell>
          <table:table-cell table:formula="of:=[.B1132]/1000000" office:value-type="float" office:value="78.235" calcext:value-type="float">
            <text:p>78.2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32]-[.E1132])" office:value-type="float" office:value="0.890000000000001" calcext:value-type="float">
            <text:p>0.89</text:p>
          </table:table-cell>
          <table:table-cell table:formula="of:=[.D1132]-[.E1132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255000" calcext:value-type="float">
            <text:p>78255000</text:p>
          </table:table-cell>
          <table:table-cell table:formula="of:=[.B1133]/1000000" office:value-type="float" office:value="78.255" calcext:value-type="float">
            <text:p>78.2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33]-[.E1133])" office:value-type="float" office:value="0.890000000000001" calcext:value-type="float">
            <text:p>0.89</text:p>
          </table:table-cell>
          <table:table-cell table:formula="of:=[.D1133]-[.E1133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275000" calcext:value-type="float">
            <text:p>78275000</text:p>
          </table:table-cell>
          <table:table-cell table:formula="of:=[.B1134]/1000000" office:value-type="float" office:value="78.275" calcext:value-type="float">
            <text:p>78.2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34]-[.E1134])" office:value-type="float" office:value="0.890000000000001" calcext:value-type="float">
            <text:p>0.89</text:p>
          </table:table-cell>
          <table:table-cell table:formula="of:=[.D1134]-[.E1134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295000" calcext:value-type="float">
            <text:p>78295000</text:p>
          </table:table-cell>
          <table:table-cell table:formula="of:=[.B1135]/1000000" office:value-type="float" office:value="78.295" calcext:value-type="float">
            <text:p>78.2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7" calcext:value-type="float">
            <text:p>-33.37</text:p>
          </table:table-cell>
          <table:table-cell table:formula="of:=ABS([.D1135]-[.E1135])" office:value-type="float" office:value="0.890000000000001" calcext:value-type="float">
            <text:p>0.89</text:p>
          </table:table-cell>
          <table:table-cell table:formula="of:=[.D1135]-[.E1135]" office:value-type="float" office:value="0.890000000000001" calcext:value-type="float">
            <text:p>0.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315000" calcext:value-type="float">
            <text:p>78315000</text:p>
          </table:table-cell>
          <table:table-cell table:formula="of:=[.B1136]/1000000" office:value-type="float" office:value="78.315" calcext:value-type="float">
            <text:p>78.3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6" calcext:value-type="float">
            <text:p>-33.36</text:p>
          </table:table-cell>
          <table:table-cell table:formula="of:=ABS([.D1136]-[.E1136])" office:value-type="float" office:value="0.880000000000003" calcext:value-type="float">
            <text:p>0.88</text:p>
          </table:table-cell>
          <table:table-cell table:formula="of:=[.D1136]-[.E1136]" office:value-type="float" office:value="0.880000000000003" calcext:value-type="float">
            <text:p>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335000" calcext:value-type="float">
            <text:p>78335000</text:p>
          </table:table-cell>
          <table:table-cell table:formula="of:=[.B1137]/1000000" office:value-type="float" office:value="78.335" calcext:value-type="float">
            <text:p>78.3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6" calcext:value-type="float">
            <text:p>-33.36</text:p>
          </table:table-cell>
          <table:table-cell table:formula="of:=ABS([.D1137]-[.E1137])" office:value-type="float" office:value="0.880000000000003" calcext:value-type="float">
            <text:p>0.88</text:p>
          </table:table-cell>
          <table:table-cell table:formula="of:=[.D1137]-[.E1137]" office:value-type="float" office:value="0.880000000000003" calcext:value-type="float">
            <text:p>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355000" calcext:value-type="float">
            <text:p>78355000</text:p>
          </table:table-cell>
          <table:table-cell table:formula="of:=[.B1138]/1000000" office:value-type="float" office:value="78.355" calcext:value-type="float">
            <text:p>78.3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6" calcext:value-type="float">
            <text:p>-33.36</text:p>
          </table:table-cell>
          <table:table-cell table:formula="of:=ABS([.D1138]-[.E1138])" office:value-type="float" office:value="0.880000000000003" calcext:value-type="float">
            <text:p>0.88</text:p>
          </table:table-cell>
          <table:table-cell table:formula="of:=[.D1138]-[.E1138]" office:value-type="float" office:value="0.880000000000003" calcext:value-type="float">
            <text:p>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375000" calcext:value-type="float">
            <text:p>78375000</text:p>
          </table:table-cell>
          <table:table-cell table:formula="of:=[.B1139]/1000000" office:value-type="float" office:value="78.375" calcext:value-type="float">
            <text:p>78.3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6" calcext:value-type="float">
            <text:p>-33.36</text:p>
          </table:table-cell>
          <table:table-cell table:formula="of:=ABS([.D1139]-[.E1139])" office:value-type="float" office:value="0.880000000000003" calcext:value-type="float">
            <text:p>0.88</text:p>
          </table:table-cell>
          <table:table-cell table:formula="of:=[.D1139]-[.E1139]" office:value-type="float" office:value="0.880000000000003" calcext:value-type="float">
            <text:p>0.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395000" calcext:value-type="float">
            <text:p>78395000</text:p>
          </table:table-cell>
          <table:table-cell table:formula="of:=[.B1140]/1000000" office:value-type="float" office:value="78.395" calcext:value-type="float">
            <text:p>78.3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40]-[.E1140])" office:value-type="float" office:value="0.870000000000005" calcext:value-type="float">
            <text:p>0.87</text:p>
          </table:table-cell>
          <table:table-cell table:formula="of:=[.D1140]-[.E1140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415000" calcext:value-type="float">
            <text:p>78415000</text:p>
          </table:table-cell>
          <table:table-cell table:formula="of:=[.B1141]/1000000" office:value-type="float" office:value="78.415" calcext:value-type="float">
            <text:p>78.4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41]-[.E1141])" office:value-type="float" office:value="0.870000000000005" calcext:value-type="float">
            <text:p>0.87</text:p>
          </table:table-cell>
          <table:table-cell table:formula="of:=[.D1141]-[.E1141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435000" calcext:value-type="float">
            <text:p>78435000</text:p>
          </table:table-cell>
          <table:table-cell table:formula="of:=[.B1142]/1000000" office:value-type="float" office:value="78.435" calcext:value-type="float">
            <text:p>78.4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42]-[.E1142])" office:value-type="float" office:value="0.870000000000005" calcext:value-type="float">
            <text:p>0.87</text:p>
          </table:table-cell>
          <table:table-cell table:formula="of:=[.D1142]-[.E1142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455000" calcext:value-type="float">
            <text:p>78455000</text:p>
          </table:table-cell>
          <table:table-cell table:formula="of:=[.B1143]/1000000" office:value-type="float" office:value="78.455" calcext:value-type="float">
            <text:p>78.4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43]-[.E1143])" office:value-type="float" office:value="0.870000000000005" calcext:value-type="float">
            <text:p>0.87</text:p>
          </table:table-cell>
          <table:table-cell table:formula="of:=[.D1143]-[.E1143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475000" calcext:value-type="float">
            <text:p>78475000</text:p>
          </table:table-cell>
          <table:table-cell table:formula="of:=[.B1144]/1000000" office:value-type="float" office:value="78.475" calcext:value-type="float">
            <text:p>78.4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44]-[.E1144])" office:value-type="float" office:value="0.870000000000005" calcext:value-type="float">
            <text:p>0.87</text:p>
          </table:table-cell>
          <table:table-cell table:formula="of:=[.D1144]-[.E1144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495000" calcext:value-type="float">
            <text:p>78495000</text:p>
          </table:table-cell>
          <table:table-cell table:formula="of:=[.B1145]/1000000" office:value-type="float" office:value="78.495" calcext:value-type="float">
            <text:p>78.4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45]-[.E1145])" office:value-type="float" office:value="0.870000000000005" calcext:value-type="float">
            <text:p>0.87</text:p>
          </table:table-cell>
          <table:table-cell table:formula="of:=[.D1145]-[.E1145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515000" calcext:value-type="float">
            <text:p>78515000</text:p>
          </table:table-cell>
          <table:table-cell table:formula="of:=[.B1146]/1000000" office:value-type="float" office:value="78.515" calcext:value-type="float">
            <text:p>78.5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5" calcext:value-type="float">
            <text:p>-33.35</text:p>
          </table:table-cell>
          <table:table-cell table:formula="of:=ABS([.D1146]-[.E1146])" office:value-type="float" office:value="0.870000000000005" calcext:value-type="float">
            <text:p>0.87</text:p>
          </table:table-cell>
          <table:table-cell table:formula="of:=[.D1146]-[.E1146]" office:value-type="float" office:value="0.870000000000005" calcext:value-type="float">
            <text:p>0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535000" calcext:value-type="float">
            <text:p>78535000</text:p>
          </table:table-cell>
          <table:table-cell table:formula="of:=[.B1147]/1000000" office:value-type="float" office:value="78.535" calcext:value-type="float">
            <text:p>78.5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4" calcext:value-type="float">
            <text:p>-33.34</text:p>
          </table:table-cell>
          <table:table-cell table:formula="of:=ABS([.D1147]-[.E1147])" office:value-type="float" office:value="0.860000000000007" calcext:value-type="float">
            <text:p>0.86</text:p>
          </table:table-cell>
          <table:table-cell table:formula="of:=[.D1147]-[.E1147]" office:value-type="float" office:value="0.860000000000007" calcext:value-type="float">
            <text:p>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555000" calcext:value-type="float">
            <text:p>78555000</text:p>
          </table:table-cell>
          <table:table-cell table:formula="of:=[.B1148]/1000000" office:value-type="float" office:value="78.555" calcext:value-type="float">
            <text:p>78.5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4" calcext:value-type="float">
            <text:p>-33.34</text:p>
          </table:table-cell>
          <table:table-cell table:formula="of:=ABS([.D1148]-[.E1148])" office:value-type="float" office:value="0.860000000000007" calcext:value-type="float">
            <text:p>0.86</text:p>
          </table:table-cell>
          <table:table-cell table:formula="of:=[.D1148]-[.E1148]" office:value-type="float" office:value="0.860000000000007" calcext:value-type="float">
            <text:p>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575000" calcext:value-type="float">
            <text:p>78575000</text:p>
          </table:table-cell>
          <table:table-cell table:formula="of:=[.B1149]/1000000" office:value-type="float" office:value="78.575" calcext:value-type="float">
            <text:p>78.5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4" calcext:value-type="float">
            <text:p>-33.34</text:p>
          </table:table-cell>
          <table:table-cell table:formula="of:=ABS([.D1149]-[.E1149])" office:value-type="float" office:value="0.860000000000007" calcext:value-type="float">
            <text:p>0.86</text:p>
          </table:table-cell>
          <table:table-cell table:formula="of:=[.D1149]-[.E1149]" office:value-type="float" office:value="0.860000000000007" calcext:value-type="float">
            <text:p>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595000" calcext:value-type="float">
            <text:p>78595000</text:p>
          </table:table-cell>
          <table:table-cell table:formula="of:=[.B1150]/1000000" office:value-type="float" office:value="78.595" calcext:value-type="float">
            <text:p>78.5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4" calcext:value-type="float">
            <text:p>-33.34</text:p>
          </table:table-cell>
          <table:table-cell table:formula="of:=ABS([.D1150]-[.E1150])" office:value-type="float" office:value="0.860000000000007" calcext:value-type="float">
            <text:p>0.86</text:p>
          </table:table-cell>
          <table:table-cell table:formula="of:=[.D1150]-[.E1150]" office:value-type="float" office:value="0.860000000000007" calcext:value-type="float">
            <text:p>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615000" calcext:value-type="float">
            <text:p>78615000</text:p>
          </table:table-cell>
          <table:table-cell table:formula="of:=[.B1151]/1000000" office:value-type="float" office:value="78.615" calcext:value-type="float">
            <text:p>78.6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4" calcext:value-type="float">
            <text:p>-33.34</text:p>
          </table:table-cell>
          <table:table-cell table:formula="of:=ABS([.D1151]-[.E1151])" office:value-type="float" office:value="0.860000000000007" calcext:value-type="float">
            <text:p>0.86</text:p>
          </table:table-cell>
          <table:table-cell table:formula="of:=[.D1151]-[.E1151]" office:value-type="float" office:value="0.860000000000007" calcext:value-type="float">
            <text:p>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635000" calcext:value-type="float">
            <text:p>78635000</text:p>
          </table:table-cell>
          <table:table-cell table:formula="of:=[.B1152]/1000000" office:value-type="float" office:value="78.635" calcext:value-type="float">
            <text:p>78.6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4" calcext:value-type="float">
            <text:p>-33.34</text:p>
          </table:table-cell>
          <table:table-cell table:formula="of:=ABS([.D1152]-[.E1152])" office:value-type="float" office:value="0.860000000000007" calcext:value-type="float">
            <text:p>0.86</text:p>
          </table:table-cell>
          <table:table-cell table:formula="of:=[.D1152]-[.E1152]" office:value-type="float" office:value="0.860000000000007" calcext:value-type="float">
            <text:p>0.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655000" calcext:value-type="float">
            <text:p>78655000</text:p>
          </table:table-cell>
          <table:table-cell table:formula="of:=[.B1153]/1000000" office:value-type="float" office:value="78.655" calcext:value-type="float">
            <text:p>78.6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3" calcext:value-type="float">
            <text:p>-33.33</text:p>
          </table:table-cell>
          <table:table-cell table:formula="of:=ABS([.D1153]-[.E1153])" office:value-type="float" office:value="0.850000000000001" calcext:value-type="float">
            <text:p>0.85</text:p>
          </table:table-cell>
          <table:table-cell table:formula="of:=[.D1153]-[.E1153]" office:value-type="float" office:value="0.850000000000001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675000" calcext:value-type="float">
            <text:p>78675000</text:p>
          </table:table-cell>
          <table:table-cell table:formula="of:=[.B1154]/1000000" office:value-type="float" office:value="78.675" calcext:value-type="float">
            <text:p>78.6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3" calcext:value-type="float">
            <text:p>-33.33</text:p>
          </table:table-cell>
          <table:table-cell table:formula="of:=ABS([.D1154]-[.E1154])" office:value-type="float" office:value="0.850000000000001" calcext:value-type="float">
            <text:p>0.85</text:p>
          </table:table-cell>
          <table:table-cell table:formula="of:=[.D1154]-[.E1154]" office:value-type="float" office:value="0.850000000000001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695000" calcext:value-type="float">
            <text:p>78695000</text:p>
          </table:table-cell>
          <table:table-cell table:formula="of:=[.B1155]/1000000" office:value-type="float" office:value="78.695" calcext:value-type="float">
            <text:p>78.6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3" calcext:value-type="float">
            <text:p>-33.33</text:p>
          </table:table-cell>
          <table:table-cell table:formula="of:=ABS([.D1155]-[.E1155])" office:value-type="float" office:value="0.850000000000001" calcext:value-type="float">
            <text:p>0.85</text:p>
          </table:table-cell>
          <table:table-cell table:formula="of:=[.D1155]-[.E1155]" office:value-type="float" office:value="0.850000000000001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715000" calcext:value-type="float">
            <text:p>78715000</text:p>
          </table:table-cell>
          <table:table-cell table:formula="of:=[.B1156]/1000000" office:value-type="float" office:value="78.715" calcext:value-type="float">
            <text:p>78.7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2" calcext:value-type="float">
            <text:p>-33.32</text:p>
          </table:table-cell>
          <table:table-cell table:formula="of:=ABS([.D1156]-[.E1156])" office:value-type="float" office:value="0.840000000000003" calcext:value-type="float">
            <text:p>0.84</text:p>
          </table:table-cell>
          <table:table-cell table:formula="of:=[.D1156]-[.E1156]" office:value-type="float" office:value="0.840000000000003" calcext:value-type="float">
            <text:p>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735000" calcext:value-type="float">
            <text:p>78735000</text:p>
          </table:table-cell>
          <table:table-cell table:formula="of:=[.B1157]/1000000" office:value-type="float" office:value="78.735" calcext:value-type="float">
            <text:p>78.7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2" calcext:value-type="float">
            <text:p>-33.32</text:p>
          </table:table-cell>
          <table:table-cell table:formula="of:=ABS([.D1157]-[.E1157])" office:value-type="float" office:value="0.840000000000003" calcext:value-type="float">
            <text:p>0.84</text:p>
          </table:table-cell>
          <table:table-cell table:formula="of:=[.D1157]-[.E1157]" office:value-type="float" office:value="0.840000000000003" calcext:value-type="float">
            <text:p>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755000" calcext:value-type="float">
            <text:p>78755000</text:p>
          </table:table-cell>
          <table:table-cell table:formula="of:=[.B1158]/1000000" office:value-type="float" office:value="78.755" calcext:value-type="float">
            <text:p>78.7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2" calcext:value-type="float">
            <text:p>-33.32</text:p>
          </table:table-cell>
          <table:table-cell table:formula="of:=ABS([.D1158]-[.E1158])" office:value-type="float" office:value="0.840000000000003" calcext:value-type="float">
            <text:p>0.84</text:p>
          </table:table-cell>
          <table:table-cell table:formula="of:=[.D1158]-[.E1158]" office:value-type="float" office:value="0.840000000000003" calcext:value-type="float">
            <text:p>0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775000" calcext:value-type="float">
            <text:p>78775000</text:p>
          </table:table-cell>
          <table:table-cell table:formula="of:=[.B1159]/1000000" office:value-type="float" office:value="78.775" calcext:value-type="float">
            <text:p>78.7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1" calcext:value-type="float">
            <text:p>-33.31</text:p>
          </table:table-cell>
          <table:table-cell table:formula="of:=ABS([.D1159]-[.E1159])" office:value-type="float" office:value="0.830000000000005" calcext:value-type="float">
            <text:p>0.83</text:p>
          </table:table-cell>
          <table:table-cell table:formula="of:=[.D1159]-[.E1159]" office:value-type="float" office:value="0.830000000000005" calcext:value-type="float">
            <text:p>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795000" calcext:value-type="float">
            <text:p>78795000</text:p>
          </table:table-cell>
          <table:table-cell table:formula="of:=[.B1160]/1000000" office:value-type="float" office:value="78.795" calcext:value-type="float">
            <text:p>78.7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1" calcext:value-type="float">
            <text:p>-33.31</text:p>
          </table:table-cell>
          <table:table-cell table:formula="of:=ABS([.D1160]-[.E1160])" office:value-type="float" office:value="0.830000000000005" calcext:value-type="float">
            <text:p>0.83</text:p>
          </table:table-cell>
          <table:table-cell table:formula="of:=[.D1160]-[.E1160]" office:value-type="float" office:value="0.830000000000005" calcext:value-type="float">
            <text:p>0.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815000" calcext:value-type="float">
            <text:p>78815000</text:p>
          </table:table-cell>
          <table:table-cell table:formula="of:=[.B1161]/1000000" office:value-type="float" office:value="78.815" calcext:value-type="float">
            <text:p>78.8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" calcext:value-type="float">
            <text:p>-33.3</text:p>
          </table:table-cell>
          <table:table-cell table:formula="of:=ABS([.D1161]-[.E1161])" office:value-type="float" office:value="0.82" calcext:value-type="float">
            <text:p>0.82</text:p>
          </table:table-cell>
          <table:table-cell table:formula="of:=[.D1161]-[.E1161]"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835000" calcext:value-type="float">
            <text:p>78835000</text:p>
          </table:table-cell>
          <table:table-cell table:formula="of:=[.B1162]/1000000" office:value-type="float" office:value="78.835" calcext:value-type="float">
            <text:p>78.8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" calcext:value-type="float">
            <text:p>-33.3</text:p>
          </table:table-cell>
          <table:table-cell table:formula="of:=ABS([.D1162]-[.E1162])" office:value-type="float" office:value="0.82" calcext:value-type="float">
            <text:p>0.82</text:p>
          </table:table-cell>
          <table:table-cell table:formula="of:=[.D1162]-[.E1162]"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855000" calcext:value-type="float">
            <text:p>78855000</text:p>
          </table:table-cell>
          <table:table-cell table:formula="of:=[.B1163]/1000000" office:value-type="float" office:value="78.855" calcext:value-type="float">
            <text:p>78.8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3" calcext:value-type="float">
            <text:p>-33.3</text:p>
          </table:table-cell>
          <table:table-cell table:formula="of:=ABS([.D1163]-[.E1163])" office:value-type="float" office:value="0.82" calcext:value-type="float">
            <text:p>0.82</text:p>
          </table:table-cell>
          <table:table-cell table:formula="of:=[.D1163]-[.E1163]"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875000" calcext:value-type="float">
            <text:p>78875000</text:p>
          </table:table-cell>
          <table:table-cell table:formula="of:=[.B1164]/1000000" office:value-type="float" office:value="78.875" calcext:value-type="float">
            <text:p>78.8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9" calcext:value-type="float">
            <text:p>-33.29</text:p>
          </table:table-cell>
          <table:table-cell table:formula="of:=ABS([.D1164]-[.E1164])" office:value-type="float" office:value="0.810000000000002" calcext:value-type="float">
            <text:p>0.81</text:p>
          </table:table-cell>
          <table:table-cell table:formula="of:=[.D1164]-[.E1164]" office:value-type="float" office:value="0.810000000000002" calcext:value-type="float">
            <text:p>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895000" calcext:value-type="float">
            <text:p>78895000</text:p>
          </table:table-cell>
          <table:table-cell table:formula="of:=[.B1165]/1000000" office:value-type="float" office:value="78.895" calcext:value-type="float">
            <text:p>78.8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9" calcext:value-type="float">
            <text:p>-33.29</text:p>
          </table:table-cell>
          <table:table-cell table:formula="of:=ABS([.D1165]-[.E1165])" office:value-type="float" office:value="0.810000000000002" calcext:value-type="float">
            <text:p>0.81</text:p>
          </table:table-cell>
          <table:table-cell table:formula="of:=[.D1165]-[.E1165]" office:value-type="float" office:value="0.810000000000002" calcext:value-type="float">
            <text:p>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915000" calcext:value-type="float">
            <text:p>78915000</text:p>
          </table:table-cell>
          <table:table-cell table:formula="of:=[.B1166]/1000000" office:value-type="float" office:value="78.915" calcext:value-type="float">
            <text:p>78.9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9" calcext:value-type="float">
            <text:p>-33.29</text:p>
          </table:table-cell>
          <table:table-cell table:formula="of:=ABS([.D1166]-[.E1166])" office:value-type="float" office:value="0.810000000000002" calcext:value-type="float">
            <text:p>0.81</text:p>
          </table:table-cell>
          <table:table-cell table:formula="of:=[.D1166]-[.E1166]" office:value-type="float" office:value="0.810000000000002" calcext:value-type="float">
            <text:p>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935000" calcext:value-type="float">
            <text:p>78935000</text:p>
          </table:table-cell>
          <table:table-cell table:formula="of:=[.B1167]/1000000" office:value-type="float" office:value="78.935" calcext:value-type="float">
            <text:p>78.9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9" calcext:value-type="float">
            <text:p>-33.29</text:p>
          </table:table-cell>
          <table:table-cell table:formula="of:=ABS([.D1167]-[.E1167])" office:value-type="float" office:value="0.810000000000002" calcext:value-type="float">
            <text:p>0.81</text:p>
          </table:table-cell>
          <table:table-cell table:formula="of:=[.D1167]-[.E1167]" office:value-type="float" office:value="0.810000000000002" calcext:value-type="float">
            <text:p>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955000" calcext:value-type="float">
            <text:p>78955000</text:p>
          </table:table-cell>
          <table:table-cell table:formula="of:=[.B1168]/1000000" office:value-type="float" office:value="78.955" calcext:value-type="float">
            <text:p>78.9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8" calcext:value-type="float">
            <text:p>-33.28</text:p>
          </table:table-cell>
          <table:table-cell table:formula="of:=ABS([.D1168]-[.E1168])" office:value-type="float" office:value="0.800000000000004" calcext:value-type="float">
            <text:p>0.8</text:p>
          </table:table-cell>
          <table:table-cell table:formula="of:=[.D1168]-[.E1168]" office:value-type="float" office:value="0.800000000000004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975000" calcext:value-type="float">
            <text:p>78975000</text:p>
          </table:table-cell>
          <table:table-cell table:formula="of:=[.B1169]/1000000" office:value-type="float" office:value="78.975" calcext:value-type="float">
            <text:p>78.9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8" calcext:value-type="float">
            <text:p>-33.28</text:p>
          </table:table-cell>
          <table:table-cell table:formula="of:=ABS([.D1169]-[.E1169])" office:value-type="float" office:value="0.800000000000004" calcext:value-type="float">
            <text:p>0.8</text:p>
          </table:table-cell>
          <table:table-cell table:formula="of:=[.D1169]-[.E1169]" office:value-type="float" office:value="0.800000000000004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995000" calcext:value-type="float">
            <text:p>78995000</text:p>
          </table:table-cell>
          <table:table-cell table:formula="of:=[.B1170]/1000000" office:value-type="float" office:value="78.995" calcext:value-type="float">
            <text:p>78.9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8" calcext:value-type="float">
            <text:p>-33.28</text:p>
          </table:table-cell>
          <table:table-cell table:formula="of:=ABS([.D1170]-[.E1170])" office:value-type="float" office:value="0.800000000000004" calcext:value-type="float">
            <text:p>0.8</text:p>
          </table:table-cell>
          <table:table-cell table:formula="of:=[.D1170]-[.E1170]" office:value-type="float" office:value="0.800000000000004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015000" calcext:value-type="float">
            <text:p>79015000</text:p>
          </table:table-cell>
          <table:table-cell table:formula="of:=[.B1171]/1000000" office:value-type="float" office:value="79.015" calcext:value-type="float">
            <text:p>79.0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8" calcext:value-type="float">
            <text:p>-33.28</text:p>
          </table:table-cell>
          <table:table-cell table:formula="of:=ABS([.D1171]-[.E1171])" office:value-type="float" office:value="0.800000000000004" calcext:value-type="float">
            <text:p>0.8</text:p>
          </table:table-cell>
          <table:table-cell table:formula="of:=[.D1171]-[.E1171]" office:value-type="float" office:value="0.800000000000004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035000" calcext:value-type="float">
            <text:p>79035000</text:p>
          </table:table-cell>
          <table:table-cell table:formula="of:=[.B1172]/1000000" office:value-type="float" office:value="79.035" calcext:value-type="float">
            <text:p>79.0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8" calcext:value-type="float">
            <text:p>-33.28</text:p>
          </table:table-cell>
          <table:table-cell table:formula="of:=ABS([.D1172]-[.E1172])" office:value-type="float" office:value="0.800000000000004" calcext:value-type="float">
            <text:p>0.8</text:p>
          </table:table-cell>
          <table:table-cell table:formula="of:=[.D1172]-[.E1172]" office:value-type="float" office:value="0.800000000000004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055000" calcext:value-type="float">
            <text:p>79055000</text:p>
          </table:table-cell>
          <table:table-cell table:formula="of:=[.B1173]/1000000" office:value-type="float" office:value="79.055" calcext:value-type="float">
            <text:p>79.0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8" calcext:value-type="float">
            <text:p>-33.28</text:p>
          </table:table-cell>
          <table:table-cell table:formula="of:=ABS([.D1173]-[.E1173])" office:value-type="float" office:value="0.800000000000004" calcext:value-type="float">
            <text:p>0.8</text:p>
          </table:table-cell>
          <table:table-cell table:formula="of:=[.D1173]-[.E1173]" office:value-type="float" office:value="0.800000000000004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075000" calcext:value-type="float">
            <text:p>79075000</text:p>
          </table:table-cell>
          <table:table-cell table:formula="of:=[.B1174]/1000000" office:value-type="float" office:value="79.075" calcext:value-type="float">
            <text:p>79.0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7" calcext:value-type="float">
            <text:p>-33.27</text:p>
          </table:table-cell>
          <table:table-cell table:formula="of:=ABS([.D1174]-[.E1174])" office:value-type="float" office:value="0.790000000000006" calcext:value-type="float">
            <text:p>0.79</text:p>
          </table:table-cell>
          <table:table-cell table:formula="of:=[.D1174]-[.E1174]" office:value-type="float" office:value="0.790000000000006" calcext:value-type="float">
            <text:p>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095000" calcext:value-type="float">
            <text:p>79095000</text:p>
          </table:table-cell>
          <table:table-cell table:formula="of:=[.B1175]/1000000" office:value-type="float" office:value="79.095" calcext:value-type="float">
            <text:p>79.0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7" calcext:value-type="float">
            <text:p>-33.27</text:p>
          </table:table-cell>
          <table:table-cell table:formula="of:=ABS([.D1175]-[.E1175])" office:value-type="float" office:value="0.790000000000006" calcext:value-type="float">
            <text:p>0.79</text:p>
          </table:table-cell>
          <table:table-cell table:formula="of:=[.D1175]-[.E1175]" office:value-type="float" office:value="0.790000000000006" calcext:value-type="float">
            <text:p>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115000" calcext:value-type="float">
            <text:p>79115000</text:p>
          </table:table-cell>
          <table:table-cell table:formula="of:=[.B1176]/1000000" office:value-type="float" office:value="79.115" calcext:value-type="float">
            <text:p>79.1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7" calcext:value-type="float">
            <text:p>-33.27</text:p>
          </table:table-cell>
          <table:table-cell table:formula="of:=ABS([.D1176]-[.E1176])" office:value-type="float" office:value="0.790000000000006" calcext:value-type="float">
            <text:p>0.79</text:p>
          </table:table-cell>
          <table:table-cell table:formula="of:=[.D1176]-[.E1176]" office:value-type="float" office:value="0.790000000000006" calcext:value-type="float">
            <text:p>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135000" calcext:value-type="float">
            <text:p>79135000</text:p>
          </table:table-cell>
          <table:table-cell table:formula="of:=[.B1177]/1000000" office:value-type="float" office:value="79.135" calcext:value-type="float">
            <text:p>79.1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7" calcext:value-type="float">
            <text:p>-33.27</text:p>
          </table:table-cell>
          <table:table-cell table:formula="of:=ABS([.D1177]-[.E1177])" office:value-type="float" office:value="0.790000000000006" calcext:value-type="float">
            <text:p>0.79</text:p>
          </table:table-cell>
          <table:table-cell table:formula="of:=[.D1177]-[.E1177]" office:value-type="float" office:value="0.790000000000006" calcext:value-type="float">
            <text:p>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155000" calcext:value-type="float">
            <text:p>79155000</text:p>
          </table:table-cell>
          <table:table-cell table:formula="of:=[.B1178]/1000000" office:value-type="float" office:value="79.155" calcext:value-type="float">
            <text:p>79.1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7" calcext:value-type="float">
            <text:p>-33.27</text:p>
          </table:table-cell>
          <table:table-cell table:formula="of:=ABS([.D1178]-[.E1178])" office:value-type="float" office:value="0.790000000000006" calcext:value-type="float">
            <text:p>0.79</text:p>
          </table:table-cell>
          <table:table-cell table:formula="of:=[.D1178]-[.E1178]" office:value-type="float" office:value="0.790000000000006" calcext:value-type="float">
            <text:p>0.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175000" calcext:value-type="float">
            <text:p>79175000</text:p>
          </table:table-cell>
          <table:table-cell table:formula="of:=[.B1179]/1000000" office:value-type="float" office:value="79.175" calcext:value-type="float">
            <text:p>79.1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6" calcext:value-type="float">
            <text:p>-33.26</text:p>
          </table:table-cell>
          <table:table-cell table:formula="of:=ABS([.D1179]-[.E1179])" office:value-type="float" office:value="0.780000000000001" calcext:value-type="float">
            <text:p>0.78</text:p>
          </table:table-cell>
          <table:table-cell table:formula="of:=[.D1179]-[.E1179]" office:value-type="float" office:value="0.780000000000001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195000" calcext:value-type="float">
            <text:p>79195000</text:p>
          </table:table-cell>
          <table:table-cell table:formula="of:=[.B1180]/1000000" office:value-type="float" office:value="79.195" calcext:value-type="float">
            <text:p>79.1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6" calcext:value-type="float">
            <text:p>-33.26</text:p>
          </table:table-cell>
          <table:table-cell table:formula="of:=ABS([.D1180]-[.E1180])" office:value-type="float" office:value="0.780000000000001" calcext:value-type="float">
            <text:p>0.78</text:p>
          </table:table-cell>
          <table:table-cell table:formula="of:=[.D1180]-[.E1180]" office:value-type="float" office:value="0.780000000000001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215000" calcext:value-type="float">
            <text:p>79215000</text:p>
          </table:table-cell>
          <table:table-cell table:formula="of:=[.B1181]/1000000" office:value-type="float" office:value="79.215" calcext:value-type="float">
            <text:p>79.2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6" calcext:value-type="float">
            <text:p>-33.26</text:p>
          </table:table-cell>
          <table:table-cell table:formula="of:=ABS([.D1181]-[.E1181])" office:value-type="float" office:value="0.780000000000001" calcext:value-type="float">
            <text:p>0.78</text:p>
          </table:table-cell>
          <table:table-cell table:formula="of:=[.D1181]-[.E1181]" office:value-type="float" office:value="0.780000000000001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235000" calcext:value-type="float">
            <text:p>79235000</text:p>
          </table:table-cell>
          <table:table-cell table:formula="of:=[.B1182]/1000000" office:value-type="float" office:value="79.235" calcext:value-type="float">
            <text:p>79.2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6" calcext:value-type="float">
            <text:p>-33.26</text:p>
          </table:table-cell>
          <table:table-cell table:formula="of:=ABS([.D1182]-[.E1182])" office:value-type="float" office:value="0.780000000000001" calcext:value-type="float">
            <text:p>0.78</text:p>
          </table:table-cell>
          <table:table-cell table:formula="of:=[.D1182]-[.E1182]" office:value-type="float" office:value="0.780000000000001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255000" calcext:value-type="float">
            <text:p>79255000</text:p>
          </table:table-cell>
          <table:table-cell table:formula="of:=[.B1183]/1000000" office:value-type="float" office:value="79.255" calcext:value-type="float">
            <text:p>79.2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5" calcext:value-type="float">
            <text:p>-33.25</text:p>
          </table:table-cell>
          <table:table-cell table:formula="of:=ABS([.D1183]-[.E1183])" office:value-type="float" office:value="0.770000000000003" calcext:value-type="float">
            <text:p>0.77</text:p>
          </table:table-cell>
          <table:table-cell table:formula="of:=[.D1183]-[.E1183]" office:value-type="float" office:value="0.770000000000003" calcext:value-type="float">
            <text:p>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275000" calcext:value-type="float">
            <text:p>79275000</text:p>
          </table:table-cell>
          <table:table-cell table:formula="of:=[.B1184]/1000000" office:value-type="float" office:value="79.275" calcext:value-type="float">
            <text:p>79.2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5" calcext:value-type="float">
            <text:p>-33.25</text:p>
          </table:table-cell>
          <table:table-cell table:formula="of:=ABS([.D1184]-[.E1184])" office:value-type="float" office:value="0.770000000000003" calcext:value-type="float">
            <text:p>0.77</text:p>
          </table:table-cell>
          <table:table-cell table:formula="of:=[.D1184]-[.E1184]" office:value-type="float" office:value="0.770000000000003" calcext:value-type="float">
            <text:p>0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295000" calcext:value-type="float">
            <text:p>79295000</text:p>
          </table:table-cell>
          <table:table-cell table:formula="of:=[.B1185]/1000000" office:value-type="float" office:value="79.295" calcext:value-type="float">
            <text:p>79.2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4" calcext:value-type="float">
            <text:p>-33.24</text:p>
          </table:table-cell>
          <table:table-cell table:formula="of:=ABS([.D1185]-[.E1185])" office:value-type="float" office:value="0.760000000000005" calcext:value-type="float">
            <text:p>0.76</text:p>
          </table:table-cell>
          <table:table-cell table:formula="of:=[.D1185]-[.E1185]" office:value-type="float" office:value="0.760000000000005" calcext:value-type="float">
            <text:p>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315000" calcext:value-type="float">
            <text:p>79315000</text:p>
          </table:table-cell>
          <table:table-cell table:formula="of:=[.B1186]/1000000" office:value-type="float" office:value="79.315" calcext:value-type="float">
            <text:p>79.3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4" calcext:value-type="float">
            <text:p>-33.24</text:p>
          </table:table-cell>
          <table:table-cell table:formula="of:=ABS([.D1186]-[.E1186])" office:value-type="float" office:value="0.760000000000005" calcext:value-type="float">
            <text:p>0.76</text:p>
          </table:table-cell>
          <table:table-cell table:formula="of:=[.D1186]-[.E1186]" office:value-type="float" office:value="0.760000000000005" calcext:value-type="float">
            <text:p>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335000" calcext:value-type="float">
            <text:p>79335000</text:p>
          </table:table-cell>
          <table:table-cell table:formula="of:=[.B1187]/1000000" office:value-type="float" office:value="79.335" calcext:value-type="float">
            <text:p>79.3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4" calcext:value-type="float">
            <text:p>-33.24</text:p>
          </table:table-cell>
          <table:table-cell table:formula="of:=ABS([.D1187]-[.E1187])" office:value-type="float" office:value="0.760000000000005" calcext:value-type="float">
            <text:p>0.76</text:p>
          </table:table-cell>
          <table:table-cell table:formula="of:=[.D1187]-[.E1187]" office:value-type="float" office:value="0.760000000000005" calcext:value-type="float">
            <text:p>0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355000" calcext:value-type="float">
            <text:p>79355000</text:p>
          </table:table-cell>
          <table:table-cell table:formula="of:=[.B1188]/1000000" office:value-type="float" office:value="79.355" calcext:value-type="float">
            <text:p>79.3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3" calcext:value-type="float">
            <text:p>-33.23</text:p>
          </table:table-cell>
          <table:table-cell table:formula="of:=ABS([.D1188]-[.E1188])" office:value-type="float" office:value="0.75" calcext:value-type="float">
            <text:p>0.75</text:p>
          </table:table-cell>
          <table:table-cell table:formula="of:=[.D1188]-[.E1188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375000" calcext:value-type="float">
            <text:p>79375000</text:p>
          </table:table-cell>
          <table:table-cell table:formula="of:=[.B1189]/1000000" office:value-type="float" office:value="79.375" calcext:value-type="float">
            <text:p>79.3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3" calcext:value-type="float">
            <text:p>-33.23</text:p>
          </table:table-cell>
          <table:table-cell table:formula="of:=ABS([.D1189]-[.E1189])" office:value-type="float" office:value="0.75" calcext:value-type="float">
            <text:p>0.75</text:p>
          </table:table-cell>
          <table:table-cell table:formula="of:=[.D1189]-[.E1189]"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395000" calcext:value-type="float">
            <text:p>79395000</text:p>
          </table:table-cell>
          <table:table-cell table:formula="of:=[.B1190]/1000000" office:value-type="float" office:value="79.395" calcext:value-type="float">
            <text:p>79.3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2" calcext:value-type="float">
            <text:p>-33.22</text:p>
          </table:table-cell>
          <table:table-cell table:formula="of:=ABS([.D1190]-[.E1190])" office:value-type="float" office:value="0.740000000000002" calcext:value-type="float">
            <text:p>0.74</text:p>
          </table:table-cell>
          <table:table-cell table:formula="of:=[.D1190]-[.E1190]" office:value-type="float" office:value="0.740000000000002" calcext:value-type="float">
            <text:p>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415000" calcext:value-type="float">
            <text:p>79415000</text:p>
          </table:table-cell>
          <table:table-cell table:formula="of:=[.B1191]/1000000" office:value-type="float" office:value="79.415" calcext:value-type="float">
            <text:p>79.4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2" calcext:value-type="float">
            <text:p>-33.22</text:p>
          </table:table-cell>
          <table:table-cell table:formula="of:=ABS([.D1191]-[.E1191])" office:value-type="float" office:value="0.740000000000002" calcext:value-type="float">
            <text:p>0.74</text:p>
          </table:table-cell>
          <table:table-cell table:formula="of:=[.D1191]-[.E1191]" office:value-type="float" office:value="0.740000000000002" calcext:value-type="float">
            <text:p>0.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435000" calcext:value-type="float">
            <text:p>79435000</text:p>
          </table:table-cell>
          <table:table-cell table:formula="of:=[.B1192]/1000000" office:value-type="float" office:value="79.435" calcext:value-type="float">
            <text:p>79.4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1" calcext:value-type="float">
            <text:p>-33.21</text:p>
          </table:table-cell>
          <table:table-cell table:formula="of:=ABS([.D1192]-[.E1192])" office:value-type="float" office:value="0.730000000000004" calcext:value-type="float">
            <text:p>0.73</text:p>
          </table:table-cell>
          <table:table-cell table:formula="of:=[.D1192]-[.E1192]" office:value-type="float" office:value="0.730000000000004" calcext:value-type="float">
            <text:p>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455000" calcext:value-type="float">
            <text:p>79455000</text:p>
          </table:table-cell>
          <table:table-cell table:formula="of:=[.B1193]/1000000" office:value-type="float" office:value="79.455" calcext:value-type="float">
            <text:p>79.4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1" calcext:value-type="float">
            <text:p>-33.21</text:p>
          </table:table-cell>
          <table:table-cell table:formula="of:=ABS([.D1193]-[.E1193])" office:value-type="float" office:value="0.730000000000004" calcext:value-type="float">
            <text:p>0.73</text:p>
          </table:table-cell>
          <table:table-cell table:formula="of:=[.D1193]-[.E1193]" office:value-type="float" office:value="0.730000000000004" calcext:value-type="float">
            <text:p>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475000" calcext:value-type="float">
            <text:p>79475000</text:p>
          </table:table-cell>
          <table:table-cell table:formula="of:=[.B1194]/1000000" office:value-type="float" office:value="79.475" calcext:value-type="float">
            <text:p>79.4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" calcext:value-type="float">
            <text:p>-33.2</text:p>
          </table:table-cell>
          <table:table-cell table:formula="of:=ABS([.D1194]-[.E1194])" office:value-type="float" office:value="0.720000000000006" calcext:value-type="float">
            <text:p>0.72</text:p>
          </table:table-cell>
          <table:table-cell table:formula="of:=[.D1194]-[.E1194]" office:value-type="float" office:value="0.720000000000006" calcext:value-type="float">
            <text:p>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495000" calcext:value-type="float">
            <text:p>79495000</text:p>
          </table:table-cell>
          <table:table-cell table:formula="of:=[.B1195]/1000000" office:value-type="float" office:value="79.495" calcext:value-type="float">
            <text:p>79.4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2" calcext:value-type="float">
            <text:p>-33.2</text:p>
          </table:table-cell>
          <table:table-cell table:formula="of:=ABS([.D1195]-[.E1195])" office:value-type="float" office:value="0.720000000000006" calcext:value-type="float">
            <text:p>0.72</text:p>
          </table:table-cell>
          <table:table-cell table:formula="of:=[.D1195]-[.E1195]" office:value-type="float" office:value="0.720000000000006" calcext:value-type="float">
            <text:p>0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515000" calcext:value-type="float">
            <text:p>79515000</text:p>
          </table:table-cell>
          <table:table-cell table:formula="of:=[.B1196]/1000000" office:value-type="float" office:value="79.515" calcext:value-type="float">
            <text:p>79.5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9" calcext:value-type="float">
            <text:p>-33.19</text:p>
          </table:table-cell>
          <table:table-cell table:formula="of:=ABS([.D1196]-[.E1196])" office:value-type="float" office:value="0.710000000000001" calcext:value-type="float">
            <text:p>0.71</text:p>
          </table:table-cell>
          <table:table-cell table:formula="of:=[.D1196]-[.E1196]" office:value-type="float" office:value="0.710000000000001" calcext:value-type="float">
            <text:p>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535000" calcext:value-type="float">
            <text:p>79535000</text:p>
          </table:table-cell>
          <table:table-cell table:formula="of:=[.B1197]/1000000" office:value-type="float" office:value="79.535" calcext:value-type="float">
            <text:p>79.5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9" calcext:value-type="float">
            <text:p>-33.19</text:p>
          </table:table-cell>
          <table:table-cell table:formula="of:=ABS([.D1197]-[.E1197])" office:value-type="float" office:value="0.710000000000001" calcext:value-type="float">
            <text:p>0.71</text:p>
          </table:table-cell>
          <table:table-cell table:formula="of:=[.D1197]-[.E1197]" office:value-type="float" office:value="0.710000000000001" calcext:value-type="float">
            <text:p>0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555000" calcext:value-type="float">
            <text:p>79555000</text:p>
          </table:table-cell>
          <table:table-cell table:formula="of:=[.B1198]/1000000" office:value-type="float" office:value="79.555" calcext:value-type="float">
            <text:p>79.5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8" calcext:value-type="float">
            <text:p>-33.18</text:p>
          </table:table-cell>
          <table:table-cell table:formula="of:=ABS([.D1198]-[.E1198])" office:value-type="float" office:value="0.700000000000003" calcext:value-type="float">
            <text:p>0.7</text:p>
          </table:table-cell>
          <table:table-cell table:formula="of:=[.D1198]-[.E1198]" office:value-type="float" office:value="0.700000000000003" calcext:value-type="float">
            <text:p>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575000" calcext:value-type="float">
            <text:p>79575000</text:p>
          </table:table-cell>
          <table:table-cell table:formula="of:=[.B1199]/1000000" office:value-type="float" office:value="79.575" calcext:value-type="float">
            <text:p>79.5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8" calcext:value-type="float">
            <text:p>-33.18</text:p>
          </table:table-cell>
          <table:table-cell table:formula="of:=ABS([.D1199]-[.E1199])" office:value-type="float" office:value="0.700000000000003" calcext:value-type="float">
            <text:p>0.7</text:p>
          </table:table-cell>
          <table:table-cell table:formula="of:=[.D1199]-[.E1199]" office:value-type="float" office:value="0.700000000000003" calcext:value-type="float">
            <text:p>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595000" calcext:value-type="float">
            <text:p>79595000</text:p>
          </table:table-cell>
          <table:table-cell table:formula="of:=[.B1200]/1000000" office:value-type="float" office:value="79.595" calcext:value-type="float">
            <text:p>79.5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8" calcext:value-type="float">
            <text:p>-33.18</text:p>
          </table:table-cell>
          <table:table-cell table:formula="of:=ABS([.D1200]-[.E1200])" office:value-type="float" office:value="0.700000000000003" calcext:value-type="float">
            <text:p>0.7</text:p>
          </table:table-cell>
          <table:table-cell table:formula="of:=[.D1200]-[.E1200]" office:value-type="float" office:value="0.700000000000003" calcext:value-type="float">
            <text:p>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615000" calcext:value-type="float">
            <text:p>79615000</text:p>
          </table:table-cell>
          <table:table-cell table:formula="of:=[.B1201]/1000000" office:value-type="float" office:value="79.615" calcext:value-type="float">
            <text:p>79.6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7" calcext:value-type="float">
            <text:p>-33.17</text:p>
          </table:table-cell>
          <table:table-cell table:formula="of:=ABS([.D1201]-[.E1201])" office:value-type="float" office:value="0.690000000000005" calcext:value-type="float">
            <text:p>0.69</text:p>
          </table:table-cell>
          <table:table-cell table:formula="of:=[.D1201]-[.E1201]" office:value-type="float" office:value="0.690000000000005" calcext:value-type="float">
            <text:p>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635000" calcext:value-type="float">
            <text:p>79635000</text:p>
          </table:table-cell>
          <table:table-cell table:formula="of:=[.B1202]/1000000" office:value-type="float" office:value="79.635" calcext:value-type="float">
            <text:p>79.6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7" calcext:value-type="float">
            <text:p>-33.17</text:p>
          </table:table-cell>
          <table:table-cell table:formula="of:=ABS([.D1202]-[.E1202])" office:value-type="float" office:value="0.690000000000005" calcext:value-type="float">
            <text:p>0.69</text:p>
          </table:table-cell>
          <table:table-cell table:formula="of:=[.D1202]-[.E1202]" office:value-type="float" office:value="0.690000000000005" calcext:value-type="float">
            <text:p>0.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655000" calcext:value-type="float">
            <text:p>79655000</text:p>
          </table:table-cell>
          <table:table-cell table:formula="of:=[.B1203]/1000000" office:value-type="float" office:value="79.655" calcext:value-type="float">
            <text:p>79.6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6" calcext:value-type="float">
            <text:p>-33.16</text:p>
          </table:table-cell>
          <table:table-cell table:formula="of:=ABS([.D1203]-[.E1203])" office:value-type="float" office:value="0.68" calcext:value-type="float">
            <text:p>0.68</text:p>
          </table:table-cell>
          <table:table-cell table:formula="of:=[.D1203]-[.E1203]" office:value-type="float" office:value="0.68" calcext:value-type="float">
            <text:p>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675000" calcext:value-type="float">
            <text:p>79675000</text:p>
          </table:table-cell>
          <table:table-cell table:formula="of:=[.B1204]/1000000" office:value-type="float" office:value="79.675" calcext:value-type="float">
            <text:p>79.6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6" calcext:value-type="float">
            <text:p>-33.16</text:p>
          </table:table-cell>
          <table:table-cell table:formula="of:=ABS([.D1204]-[.E1204])" office:value-type="float" office:value="0.68" calcext:value-type="float">
            <text:p>0.68</text:p>
          </table:table-cell>
          <table:table-cell table:formula="of:=[.D1204]-[.E1204]" office:value-type="float" office:value="0.68" calcext:value-type="float">
            <text:p>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695000" calcext:value-type="float">
            <text:p>79695000</text:p>
          </table:table-cell>
          <table:table-cell table:formula="of:=[.B1205]/1000000" office:value-type="float" office:value="79.695" calcext:value-type="float">
            <text:p>79.6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6" calcext:value-type="float">
            <text:p>-33.16</text:p>
          </table:table-cell>
          <table:table-cell table:formula="of:=ABS([.D1205]-[.E1205])" office:value-type="float" office:value="0.68" calcext:value-type="float">
            <text:p>0.68</text:p>
          </table:table-cell>
          <table:table-cell table:formula="of:=[.D1205]-[.E1205]" office:value-type="float" office:value="0.68" calcext:value-type="float">
            <text:p>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715000" calcext:value-type="float">
            <text:p>79715000</text:p>
          </table:table-cell>
          <table:table-cell table:formula="of:=[.B1206]/1000000" office:value-type="float" office:value="79.715" calcext:value-type="float">
            <text:p>79.7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6" calcext:value-type="float">
            <text:p>-33.16</text:p>
          </table:table-cell>
          <table:table-cell table:formula="of:=ABS([.D1206]-[.E1206])" office:value-type="float" office:value="0.68" calcext:value-type="float">
            <text:p>0.68</text:p>
          </table:table-cell>
          <table:table-cell table:formula="of:=[.D1206]-[.E1206]" office:value-type="float" office:value="0.68" calcext:value-type="float">
            <text:p>0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735000" calcext:value-type="float">
            <text:p>79735000</text:p>
          </table:table-cell>
          <table:table-cell table:formula="of:=[.B1207]/1000000" office:value-type="float" office:value="79.735" calcext:value-type="float">
            <text:p>79.7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5" calcext:value-type="float">
            <text:p>-33.15</text:p>
          </table:table-cell>
          <table:table-cell table:formula="of:=ABS([.D1207]-[.E1207])" office:value-type="float" office:value="0.670000000000002" calcext:value-type="float">
            <text:p>0.67</text:p>
          </table:table-cell>
          <table:table-cell table:formula="of:=[.D1207]-[.E1207]" office:value-type="float" office:value="0.670000000000002" calcext:value-type="float">
            <text:p>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755000" calcext:value-type="float">
            <text:p>79755000</text:p>
          </table:table-cell>
          <table:table-cell table:formula="of:=[.B1208]/1000000" office:value-type="float" office:value="79.755" calcext:value-type="float">
            <text:p>79.7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5" calcext:value-type="float">
            <text:p>-33.15</text:p>
          </table:table-cell>
          <table:table-cell table:formula="of:=ABS([.D1208]-[.E1208])" office:value-type="float" office:value="0.670000000000002" calcext:value-type="float">
            <text:p>0.67</text:p>
          </table:table-cell>
          <table:table-cell table:formula="of:=[.D1208]-[.E1208]" office:value-type="float" office:value="0.670000000000002" calcext:value-type="float">
            <text:p>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775000" calcext:value-type="float">
            <text:p>79775000</text:p>
          </table:table-cell>
          <table:table-cell table:formula="of:=[.B1209]/1000000" office:value-type="float" office:value="79.775" calcext:value-type="float">
            <text:p>79.7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5" calcext:value-type="float">
            <text:p>-33.15</text:p>
          </table:table-cell>
          <table:table-cell table:formula="of:=ABS([.D1209]-[.E1209])" office:value-type="float" office:value="0.670000000000002" calcext:value-type="float">
            <text:p>0.67</text:p>
          </table:table-cell>
          <table:table-cell table:formula="of:=[.D1209]-[.E1209]" office:value-type="float" office:value="0.670000000000002" calcext:value-type="float">
            <text:p>0.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795000" calcext:value-type="float">
            <text:p>79795000</text:p>
          </table:table-cell>
          <table:table-cell table:formula="of:=[.B1210]/1000000" office:value-type="float" office:value="79.795" calcext:value-type="float">
            <text:p>79.7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4" calcext:value-type="float">
            <text:p>-33.14</text:p>
          </table:table-cell>
          <table:table-cell table:formula="of:=ABS([.D1210]-[.E1210])" office:value-type="float" office:value="0.660000000000004" calcext:value-type="float">
            <text:p>0.66</text:p>
          </table:table-cell>
          <table:table-cell table:formula="of:=[.D1210]-[.E1210]" office:value-type="float" office:value="0.660000000000004" calcext:value-type="float">
            <text:p>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815000" calcext:value-type="float">
            <text:p>79815000</text:p>
          </table:table-cell>
          <table:table-cell table:formula="of:=[.B1211]/1000000" office:value-type="float" office:value="79.815" calcext:value-type="float">
            <text:p>79.8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4" calcext:value-type="float">
            <text:p>-33.14</text:p>
          </table:table-cell>
          <table:table-cell table:formula="of:=ABS([.D1211]-[.E1211])" office:value-type="float" office:value="0.660000000000004" calcext:value-type="float">
            <text:p>0.66</text:p>
          </table:table-cell>
          <table:table-cell table:formula="of:=[.D1211]-[.E1211]" office:value-type="float" office:value="0.660000000000004" calcext:value-type="float">
            <text:p>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835000" calcext:value-type="float">
            <text:p>79835000</text:p>
          </table:table-cell>
          <table:table-cell table:formula="of:=[.B1212]/1000000" office:value-type="float" office:value="79.835" calcext:value-type="float">
            <text:p>79.8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4" calcext:value-type="float">
            <text:p>-33.14</text:p>
          </table:table-cell>
          <table:table-cell table:formula="of:=ABS([.D1212]-[.E1212])" office:value-type="float" office:value="0.660000000000004" calcext:value-type="float">
            <text:p>0.66</text:p>
          </table:table-cell>
          <table:table-cell table:formula="of:=[.D1212]-[.E1212]" office:value-type="float" office:value="0.660000000000004" calcext:value-type="float">
            <text:p>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855000" calcext:value-type="float">
            <text:p>79855000</text:p>
          </table:table-cell>
          <table:table-cell table:formula="of:=[.B1213]/1000000" office:value-type="float" office:value="79.855" calcext:value-type="float">
            <text:p>79.8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4" calcext:value-type="float">
            <text:p>-33.14</text:p>
          </table:table-cell>
          <table:table-cell table:formula="of:=ABS([.D1213]-[.E1213])" office:value-type="float" office:value="0.660000000000004" calcext:value-type="float">
            <text:p>0.66</text:p>
          </table:table-cell>
          <table:table-cell table:formula="of:=[.D1213]-[.E1213]" office:value-type="float" office:value="0.660000000000004" calcext:value-type="float">
            <text:p>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875000" calcext:value-type="float">
            <text:p>79875000</text:p>
          </table:table-cell>
          <table:table-cell table:formula="of:=[.B1214]/1000000" office:value-type="float" office:value="79.875" calcext:value-type="float">
            <text:p>79.8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4" calcext:value-type="float">
            <text:p>-33.14</text:p>
          </table:table-cell>
          <table:table-cell table:formula="of:=ABS([.D1214]-[.E1214])" office:value-type="float" office:value="0.660000000000004" calcext:value-type="float">
            <text:p>0.66</text:p>
          </table:table-cell>
          <table:table-cell table:formula="of:=[.D1214]-[.E1214]" office:value-type="float" office:value="0.660000000000004" calcext:value-type="float">
            <text:p>0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895000" calcext:value-type="float">
            <text:p>79895000</text:p>
          </table:table-cell>
          <table:table-cell table:formula="of:=[.B1215]/1000000" office:value-type="float" office:value="79.895" calcext:value-type="float">
            <text:p>79.8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3" calcext:value-type="float">
            <text:p>-33.13</text:p>
          </table:table-cell>
          <table:table-cell table:formula="of:=ABS([.D1215]-[.E1215])" office:value-type="float" office:value="0.650000000000006" calcext:value-type="float">
            <text:p>0.65</text:p>
          </table:table-cell>
          <table:table-cell table:formula="of:=[.D1215]-[.E1215]" office:value-type="float" office:value="0.650000000000006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915000" calcext:value-type="float">
            <text:p>79915000</text:p>
          </table:table-cell>
          <table:table-cell table:formula="of:=[.B1216]/1000000" office:value-type="float" office:value="79.915" calcext:value-type="float">
            <text:p>79.9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3" calcext:value-type="float">
            <text:p>-33.13</text:p>
          </table:table-cell>
          <table:table-cell table:formula="of:=ABS([.D1216]-[.E1216])" office:value-type="float" office:value="0.650000000000006" calcext:value-type="float">
            <text:p>0.65</text:p>
          </table:table-cell>
          <table:table-cell table:formula="of:=[.D1216]-[.E1216]" office:value-type="float" office:value="0.650000000000006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935000" calcext:value-type="float">
            <text:p>79935000</text:p>
          </table:table-cell>
          <table:table-cell table:formula="of:=[.B1217]/1000000" office:value-type="float" office:value="79.935" calcext:value-type="float">
            <text:p>79.9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3" calcext:value-type="float">
            <text:p>-33.13</text:p>
          </table:table-cell>
          <table:table-cell table:formula="of:=ABS([.D1217]-[.E1217])" office:value-type="float" office:value="0.650000000000006" calcext:value-type="float">
            <text:p>0.65</text:p>
          </table:table-cell>
          <table:table-cell table:formula="of:=[.D1217]-[.E1217]" office:value-type="float" office:value="0.650000000000006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955000" calcext:value-type="float">
            <text:p>79955000</text:p>
          </table:table-cell>
          <table:table-cell table:formula="of:=[.B1218]/1000000" office:value-type="float" office:value="79.955" calcext:value-type="float">
            <text:p>79.9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3" calcext:value-type="float">
            <text:p>-33.13</text:p>
          </table:table-cell>
          <table:table-cell table:formula="of:=ABS([.D1218]-[.E1218])" office:value-type="float" office:value="0.650000000000006" calcext:value-type="float">
            <text:p>0.65</text:p>
          </table:table-cell>
          <table:table-cell table:formula="of:=[.D1218]-[.E1218]" office:value-type="float" office:value="0.650000000000006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975000" calcext:value-type="float">
            <text:p>79975000</text:p>
          </table:table-cell>
          <table:table-cell table:formula="of:=[.B1219]/1000000" office:value-type="float" office:value="79.975" calcext:value-type="float">
            <text:p>79.9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3" calcext:value-type="float">
            <text:p>-33.13</text:p>
          </table:table-cell>
          <table:table-cell table:formula="of:=ABS([.D1219]-[.E1219])" office:value-type="float" office:value="0.650000000000006" calcext:value-type="float">
            <text:p>0.65</text:p>
          </table:table-cell>
          <table:table-cell table:formula="of:=[.D1219]-[.E1219]" office:value-type="float" office:value="0.650000000000006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995000" calcext:value-type="float">
            <text:p>79995000</text:p>
          </table:table-cell>
          <table:table-cell table:formula="of:=[.B1220]/1000000" office:value-type="float" office:value="79.995" calcext:value-type="float">
            <text:p>79.9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3" calcext:value-type="float">
            <text:p>-33.13</text:p>
          </table:table-cell>
          <table:table-cell table:formula="of:=ABS([.D1220]-[.E1220])" office:value-type="float" office:value="0.650000000000006" calcext:value-type="float">
            <text:p>0.65</text:p>
          </table:table-cell>
          <table:table-cell table:formula="of:=[.D1220]-[.E1220]" office:value-type="float" office:value="0.650000000000006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15000" calcext:value-type="float">
            <text:p>80015000</text:p>
          </table:table-cell>
          <table:table-cell table:formula="of:=[.B1221]/1000000" office:value-type="float" office:value="80.015" calcext:value-type="float">
            <text:p>80.0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3" calcext:value-type="float">
            <text:p>-33.13</text:p>
          </table:table-cell>
          <table:table-cell table:formula="of:=ABS([.D1221]-[.E1221])" office:value-type="float" office:value="0.650000000000006" calcext:value-type="float">
            <text:p>0.65</text:p>
          </table:table-cell>
          <table:table-cell table:formula="of:=[.D1221]-[.E1221]" office:value-type="float" office:value="0.650000000000006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35000" calcext:value-type="float">
            <text:p>80035000</text:p>
          </table:table-cell>
          <table:table-cell table:formula="of:=[.B1222]/1000000" office:value-type="float" office:value="80.035" calcext:value-type="float">
            <text:p>80.0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2" calcext:value-type="float">
            <text:p>-33.12</text:p>
          </table:table-cell>
          <table:table-cell table:formula="of:=ABS([.D1222]-[.E1222])" office:value-type="float" office:value="0.640000000000001" calcext:value-type="float">
            <text:p>0.64</text:p>
          </table:table-cell>
          <table:table-cell table:formula="of:=[.D1222]-[.E1222]" office:value-type="float" office:value="0.640000000000001" calcext:value-type="float">
            <text:p>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55000" calcext:value-type="float">
            <text:p>80055000</text:p>
          </table:table-cell>
          <table:table-cell table:formula="of:=[.B1223]/1000000" office:value-type="float" office:value="80.055" calcext:value-type="float">
            <text:p>80.0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2" calcext:value-type="float">
            <text:p>-33.12</text:p>
          </table:table-cell>
          <table:table-cell table:formula="of:=ABS([.D1223]-[.E1223])" office:value-type="float" office:value="0.640000000000001" calcext:value-type="float">
            <text:p>0.64</text:p>
          </table:table-cell>
          <table:table-cell table:formula="of:=[.D1223]-[.E1223]" office:value-type="float" office:value="0.640000000000001" calcext:value-type="float">
            <text:p>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75000" calcext:value-type="float">
            <text:p>80075000</text:p>
          </table:table-cell>
          <table:table-cell table:formula="of:=[.B1224]/1000000" office:value-type="float" office:value="80.075" calcext:value-type="float">
            <text:p>80.0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2" calcext:value-type="float">
            <text:p>-33.12</text:p>
          </table:table-cell>
          <table:table-cell table:formula="of:=ABS([.D1224]-[.E1224])" office:value-type="float" office:value="0.640000000000001" calcext:value-type="float">
            <text:p>0.64</text:p>
          </table:table-cell>
          <table:table-cell table:formula="of:=[.D1224]-[.E1224]" office:value-type="float" office:value="0.640000000000001" calcext:value-type="float">
            <text:p>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95000" calcext:value-type="float">
            <text:p>80095000</text:p>
          </table:table-cell>
          <table:table-cell table:formula="of:=[.B1225]/1000000" office:value-type="float" office:value="80.095" calcext:value-type="float">
            <text:p>80.0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2" calcext:value-type="float">
            <text:p>-33.12</text:p>
          </table:table-cell>
          <table:table-cell table:formula="of:=ABS([.D1225]-[.E1225])" office:value-type="float" office:value="0.640000000000001" calcext:value-type="float">
            <text:p>0.64</text:p>
          </table:table-cell>
          <table:table-cell table:formula="of:=[.D1225]-[.E1225]" office:value-type="float" office:value="0.640000000000001" calcext:value-type="float">
            <text:p>0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115000" calcext:value-type="float">
            <text:p>80115000</text:p>
          </table:table-cell>
          <table:table-cell table:formula="of:=[.B1226]/1000000" office:value-type="float" office:value="80.115" calcext:value-type="float">
            <text:p>80.1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1" calcext:value-type="float">
            <text:p>-33.11</text:p>
          </table:table-cell>
          <table:table-cell table:formula="of:=ABS([.D1226]-[.E1226])" office:value-type="float" office:value="0.630000000000003" calcext:value-type="float">
            <text:p>0.63</text:p>
          </table:table-cell>
          <table:table-cell table:formula="of:=[.D1226]-[.E1226]" office:value-type="float" office:value="0.630000000000003" calcext:value-type="float">
            <text:p>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135000" calcext:value-type="float">
            <text:p>80135000</text:p>
          </table:table-cell>
          <table:table-cell table:formula="of:=[.B1227]/1000000" office:value-type="float" office:value="80.135" calcext:value-type="float">
            <text:p>80.13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1" calcext:value-type="float">
            <text:p>-33.11</text:p>
          </table:table-cell>
          <table:table-cell table:formula="of:=ABS([.D1227]-[.E1227])" office:value-type="float" office:value="0.630000000000003" calcext:value-type="float">
            <text:p>0.63</text:p>
          </table:table-cell>
          <table:table-cell table:formula="of:=[.D1227]-[.E1227]" office:value-type="float" office:value="0.630000000000003" calcext:value-type="float">
            <text:p>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155000" calcext:value-type="float">
            <text:p>80155000</text:p>
          </table:table-cell>
          <table:table-cell table:formula="of:=[.B1228]/1000000" office:value-type="float" office:value="80.155" calcext:value-type="float">
            <text:p>80.15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1" calcext:value-type="float">
            <text:p>-33.11</text:p>
          </table:table-cell>
          <table:table-cell table:formula="of:=ABS([.D1228]-[.E1228])" office:value-type="float" office:value="0.630000000000003" calcext:value-type="float">
            <text:p>0.63</text:p>
          </table:table-cell>
          <table:table-cell table:formula="of:=[.D1228]-[.E1228]" office:value-type="float" office:value="0.630000000000003" calcext:value-type="float">
            <text:p>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175000" calcext:value-type="float">
            <text:p>80175000</text:p>
          </table:table-cell>
          <table:table-cell table:formula="of:=[.B1229]/1000000" office:value-type="float" office:value="80.175" calcext:value-type="float">
            <text:p>80.17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1" calcext:value-type="float">
            <text:p>-33.11</text:p>
          </table:table-cell>
          <table:table-cell table:formula="of:=ABS([.D1229]-[.E1229])" office:value-type="float" office:value="0.630000000000003" calcext:value-type="float">
            <text:p>0.63</text:p>
          </table:table-cell>
          <table:table-cell table:formula="of:=[.D1229]-[.E1229]" office:value-type="float" office:value="0.630000000000003" calcext:value-type="float">
            <text:p>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195000" calcext:value-type="float">
            <text:p>80195000</text:p>
          </table:table-cell>
          <table:table-cell table:formula="of:=[.B1230]/1000000" office:value-type="float" office:value="80.195" calcext:value-type="float">
            <text:p>80.19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1" calcext:value-type="float">
            <text:p>-33.11</text:p>
          </table:table-cell>
          <table:table-cell table:formula="of:=ABS([.D1230]-[.E1230])" office:value-type="float" office:value="0.630000000000003" calcext:value-type="float">
            <text:p>0.63</text:p>
          </table:table-cell>
          <table:table-cell table:formula="of:=[.D1230]-[.E1230]" office:value-type="float" office:value="0.630000000000003" calcext:value-type="float">
            <text:p>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215000" calcext:value-type="float">
            <text:p>80215000</text:p>
          </table:table-cell>
          <table:table-cell table:formula="of:=[.B1231]/1000000" office:value-type="float" office:value="80.215" calcext:value-type="float">
            <text:p>80.215</text:p>
          </table:table-cell>
          <table:table-cell office:value-type="float" office:value="-32.48" calcext:value-type="float">
            <text:p>-32.48</text:p>
          </table:table-cell>
          <table:table-cell office:value-type="float" office:value="-33.11" calcext:value-type="float">
            <text:p>-33.11</text:p>
          </table:table-cell>
          <table:table-cell table:formula="of:=ABS([.D1231]-[.E1231])" office:value-type="float" office:value="0.630000000000003" calcext:value-type="float">
            <text:p>0.63</text:p>
          </table:table-cell>
          <table:table-cell table:formula="of:=[.D1231]-[.E1231]" office:value-type="float" office:value="0.630000000000003" calcext:value-type="float">
            <text:p>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235000" calcext:value-type="float">
            <text:p>80235000</text:p>
          </table:table-cell>
          <table:table-cell table:formula="of:=[.B1232]/1000000" office:value-type="float" office:value="80.235" calcext:value-type="float">
            <text:p>80.235</text:p>
          </table:table-cell>
          <table:table-cell office:value-type="float" office:value="0" calcext:value-type="float">
            <text:p>0</text:p>
          </table:table-cell>
          <table:table-cell office:value-type="float" office:value="-32.87" calcext:value-type="float">
            <text:p>-32.87</text:p>
          </table:table-cell>
          <table:table-cell table:formula="of:=ABS([.D1232]-[.E1232])" office:value-type="float" office:value="32.87" calcext:value-type="float">
            <text:p>32.87</text:p>
          </table:table-cell>
          <table:table-cell table:formula="of:=[.D1232]-[.E1232]" office:value-type="float" office:value="32.87" calcext:value-type="float">
            <text:p>32.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255000" calcext:value-type="float">
            <text:p>80255000</text:p>
          </table:table-cell>
          <table:table-cell table:formula="of:=[.B1233]/1000000" office:value-type="float" office:value="80.255" calcext:value-type="float">
            <text:p>80.255</text:p>
          </table:table-cell>
          <table:table-cell office:value-type="float" office:value="0" calcext:value-type="float">
            <text:p>0</text:p>
          </table:table-cell>
          <table:table-cell office:value-type="float" office:value="-32.42" calcext:value-type="float">
            <text:p>-32.42</text:p>
          </table:table-cell>
          <table:table-cell table:formula="of:=ABS([.D1233]-[.E1233])" office:value-type="float" office:value="32.42" calcext:value-type="float">
            <text:p>32.42</text:p>
          </table:table-cell>
          <table:table-cell table:formula="of:=[.D1233]-[.E1233]" office:value-type="float" office:value="32.42" calcext:value-type="float">
            <text:p>32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275000" calcext:value-type="float">
            <text:p>80275000</text:p>
          </table:table-cell>
          <table:table-cell table:formula="of:=[.B1234]/1000000" office:value-type="float" office:value="80.275" calcext:value-type="float">
            <text:p>80.275</text:p>
          </table:table-cell>
          <table:table-cell office:value-type="float" office:value="0" calcext:value-type="float">
            <text:p>0</text:p>
          </table:table-cell>
          <table:table-cell office:value-type="float" office:value="-31.81" calcext:value-type="float">
            <text:p>-31.81</text:p>
          </table:table-cell>
          <table:table-cell table:formula="of:=ABS([.D1234]-[.E1234])" office:value-type="float" office:value="31.81" calcext:value-type="float">
            <text:p>31.81</text:p>
          </table:table-cell>
          <table:table-cell table:formula="of:=[.D1234]-[.E1234]" office:value-type="float" office:value="31.81" calcext:value-type="float">
            <text:p>31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295000" calcext:value-type="float">
            <text:p>80295000</text:p>
          </table:table-cell>
          <table:table-cell table:formula="of:=[.B1235]/1000000" office:value-type="float" office:value="80.295" calcext:value-type="float">
            <text:p>80.295</text:p>
          </table:table-cell>
          <table:table-cell office:value-type="float" office:value="0" calcext:value-type="float">
            <text:p>0</text:p>
          </table:table-cell>
          <table:table-cell office:value-type="float" office:value="-31.04" calcext:value-type="float">
            <text:p>-31.04</text:p>
          </table:table-cell>
          <table:table-cell table:formula="of:=ABS([.D1235]-[.E1235])" office:value-type="float" office:value="31.04" calcext:value-type="float">
            <text:p>31.04</text:p>
          </table:table-cell>
          <table:table-cell table:formula="of:=[.D1235]-[.E1235]" office:value-type="float" office:value="31.04" calcext:value-type="float">
            <text:p>31.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315000" calcext:value-type="float">
            <text:p>80315000</text:p>
          </table:table-cell>
          <table:table-cell table:formula="of:=[.B1236]/1000000" office:value-type="float" office:value="80.315" calcext:value-type="float">
            <text:p>80.315</text:p>
          </table:table-cell>
          <table:table-cell office:value-type="float" office:value="0" calcext:value-type="float">
            <text:p>0</text:p>
          </table:table-cell>
          <table:table-cell office:value-type="float" office:value="-30.15" calcext:value-type="float">
            <text:p>-30.15</text:p>
          </table:table-cell>
          <table:table-cell table:formula="of:=ABS([.D1236]-[.E1236])" office:value-type="float" office:value="30.15" calcext:value-type="float">
            <text:p>30.15</text:p>
          </table:table-cell>
          <table:table-cell table:formula="of:=[.D1236]-[.E1236]" office:value-type="float" office:value="30.15" calcext:value-type="float">
            <text:p>30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335000" calcext:value-type="float">
            <text:p>80335000</text:p>
          </table:table-cell>
          <table:table-cell table:formula="of:=[.B1237]/1000000" office:value-type="float" office:value="80.335" calcext:value-type="float">
            <text:p>80.335</text:p>
          </table:table-cell>
          <table:table-cell office:value-type="float" office:value="0" calcext:value-type="float">
            <text:p>0</text:p>
          </table:table-cell>
          <table:table-cell office:value-type="float" office:value="-29.14" calcext:value-type="float">
            <text:p>-29.14</text:p>
          </table:table-cell>
          <table:table-cell table:formula="of:=ABS([.D1237]-[.E1237])" office:value-type="float" office:value="29.14" calcext:value-type="float">
            <text:p>29.14</text:p>
          </table:table-cell>
          <table:table-cell table:formula="of:=[.D1237]-[.E1237]" office:value-type="float" office:value="29.14" calcext:value-type="float">
            <text:p>2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355000" calcext:value-type="float">
            <text:p>80355000</text:p>
          </table:table-cell>
          <table:table-cell table:formula="of:=[.B1238]/1000000" office:value-type="float" office:value="80.355" calcext:value-type="float">
            <text:p>80.355</text:p>
          </table:table-cell>
          <table:table-cell office:value-type="float" office:value="0" calcext:value-type="float">
            <text:p>0</text:p>
          </table:table-cell>
          <table:table-cell office:value-type="float" office:value="-28.05" calcext:value-type="float">
            <text:p>-28.05</text:p>
          </table:table-cell>
          <table:table-cell table:formula="of:=ABS([.D1238]-[.E1238])" office:value-type="float" office:value="28.05" calcext:value-type="float">
            <text:p>28.05</text:p>
          </table:table-cell>
          <table:table-cell table:formula="of:=[.D1238]-[.E1238]" office:value-type="float" office:value="28.05" calcext:value-type="float">
            <text:p>28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375000" calcext:value-type="float">
            <text:p>80375000</text:p>
          </table:table-cell>
          <table:table-cell table:formula="of:=[.B1239]/1000000" office:value-type="float" office:value="80.375" calcext:value-type="float">
            <text:p>80.375</text:p>
          </table:table-cell>
          <table:table-cell office:value-type="float" office:value="0" calcext:value-type="float">
            <text:p>0</text:p>
          </table:table-cell>
          <table:table-cell office:value-type="float" office:value="-26.9" calcext:value-type="float">
            <text:p>-26.9</text:p>
          </table:table-cell>
          <table:table-cell table:formula="of:=ABS([.D1239]-[.E1239])" office:value-type="float" office:value="26.9" calcext:value-type="float">
            <text:p>26.9</text:p>
          </table:table-cell>
          <table:table-cell table:formula="of:=[.D1239]-[.E1239]" office:value-type="float" office:value="26.9" calcext:value-type="float">
            <text:p>26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395000" calcext:value-type="float">
            <text:p>80395000</text:p>
          </table:table-cell>
          <table:table-cell table:formula="of:=[.B1240]/1000000" office:value-type="float" office:value="80.395" calcext:value-type="float">
            <text:p>80.395</text:p>
          </table:table-cell>
          <table:table-cell office:value-type="float" office:value="0" calcext:value-type="float">
            <text:p>0</text:p>
          </table:table-cell>
          <table:table-cell office:value-type="float" office:value="-25.71" calcext:value-type="float">
            <text:p>-25.71</text:p>
          </table:table-cell>
          <table:table-cell table:formula="of:=ABS([.D1240]-[.E1240])" office:value-type="float" office:value="25.71" calcext:value-type="float">
            <text:p>25.71</text:p>
          </table:table-cell>
          <table:table-cell table:formula="of:=[.D1240]-[.E1240]" office:value-type="float" office:value="25.71" calcext:value-type="float">
            <text:p>25.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415000" calcext:value-type="float">
            <text:p>80415000</text:p>
          </table:table-cell>
          <table:table-cell table:formula="of:=[.B1241]/1000000" office:value-type="float" office:value="80.415" calcext:value-type="float">
            <text:p>80.415</text:p>
          </table:table-cell>
          <table:table-cell office:value-type="float" office:value="0" calcext:value-type="float">
            <text:p>0</text:p>
          </table:table-cell>
          <table:table-cell office:value-type="float" office:value="-24.49" calcext:value-type="float">
            <text:p>-24.49</text:p>
          </table:table-cell>
          <table:table-cell table:formula="of:=ABS([.D1241]-[.E1241])" office:value-type="float" office:value="24.49" calcext:value-type="float">
            <text:p>24.49</text:p>
          </table:table-cell>
          <table:table-cell table:formula="of:=[.D1241]-[.E1241]" office:value-type="float" office:value="24.49" calcext:value-type="float">
            <text:p>24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435000" calcext:value-type="float">
            <text:p>80435000</text:p>
          </table:table-cell>
          <table:table-cell table:formula="of:=[.B1242]/1000000" office:value-type="float" office:value="80.435" calcext:value-type="float">
            <text:p>80.435</text:p>
          </table:table-cell>
          <table:table-cell office:value-type="float" office:value="0" calcext:value-type="float">
            <text:p>0</text:p>
          </table:table-cell>
          <table:table-cell office:value-type="float" office:value="-23.25" calcext:value-type="float">
            <text:p>-23.25</text:p>
          </table:table-cell>
          <table:table-cell table:formula="of:=ABS([.D1242]-[.E1242])" office:value-type="float" office:value="23.25" calcext:value-type="float">
            <text:p>23.25</text:p>
          </table:table-cell>
          <table:table-cell table:formula="of:=[.D1242]-[.E1242]" office:value-type="float" office:value="23.25" calcext:value-type="float">
            <text:p>23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455000" calcext:value-type="float">
            <text:p>80455000</text:p>
          </table:table-cell>
          <table:table-cell table:formula="of:=[.B1243]/1000000" office:value-type="float" office:value="80.455" calcext:value-type="float">
            <text:p>80.455</text:p>
          </table:table-cell>
          <table:table-cell office:value-type="float" office:value="0" calcext:value-type="float">
            <text:p>0</text:p>
          </table:table-cell>
          <table:table-cell office:value-type="float" office:value="-22.03" calcext:value-type="float">
            <text:p>-22.03</text:p>
          </table:table-cell>
          <table:table-cell table:formula="of:=ABS([.D1243]-[.E1243])" office:value-type="float" office:value="22.03" calcext:value-type="float">
            <text:p>22.03</text:p>
          </table:table-cell>
          <table:table-cell table:formula="of:=[.D1243]-[.E1243]" office:value-type="float" office:value="22.03" calcext:value-type="float">
            <text:p>22.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475000" calcext:value-type="float">
            <text:p>80475000</text:p>
          </table:table-cell>
          <table:table-cell table:formula="of:=[.B1244]/1000000" office:value-type="float" office:value="80.475" calcext:value-type="float">
            <text:p>80.475</text:p>
          </table:table-cell>
          <table:table-cell office:value-type="float" office:value="0" calcext:value-type="float">
            <text:p>0</text:p>
          </table:table-cell>
          <table:table-cell office:value-type="float" office:value="-20.82" calcext:value-type="float">
            <text:p>-20.82</text:p>
          </table:table-cell>
          <table:table-cell table:formula="of:=ABS([.D1244]-[.E1244])" office:value-type="float" office:value="20.82" calcext:value-type="float">
            <text:p>20.82</text:p>
          </table:table-cell>
          <table:table-cell table:formula="of:=[.D1244]-[.E1244]" office:value-type="float" office:value="20.82" calcext:value-type="float">
            <text:p>20.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495000" calcext:value-type="float">
            <text:p>80495000</text:p>
          </table:table-cell>
          <table:table-cell table:formula="of:=[.B1245]/1000000" office:value-type="float" office:value="80.495" calcext:value-type="float">
            <text:p>80.495</text:p>
          </table:table-cell>
          <table:table-cell office:value-type="float" office:value="0" calcext:value-type="float">
            <text:p>0</text:p>
          </table:table-cell>
          <table:table-cell office:value-type="float" office:value="-19.63" calcext:value-type="float">
            <text:p>-19.63</text:p>
          </table:table-cell>
          <table:table-cell table:formula="of:=ABS([.D1245]-[.E1245])" office:value-type="float" office:value="19.63" calcext:value-type="float">
            <text:p>19.63</text:p>
          </table:table-cell>
          <table:table-cell table:formula="of:=[.D1245]-[.E1245]" office:value-type="float" office:value="19.63" calcext:value-type="float">
            <text:p>19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515000" calcext:value-type="float">
            <text:p>80515000</text:p>
          </table:table-cell>
          <table:table-cell table:formula="of:=[.B1246]/1000000" office:value-type="float" office:value="80.515" calcext:value-type="float">
            <text:p>80.515</text:p>
          </table:table-cell>
          <table:table-cell office:value-type="float" office:value="0" calcext:value-type="float">
            <text:p>0</text:p>
          </table:table-cell>
          <table:table-cell office:value-type="float" office:value="-18.48" calcext:value-type="float">
            <text:p>-18.48</text:p>
          </table:table-cell>
          <table:table-cell table:formula="of:=ABS([.D1246]-[.E1246])" office:value-type="float" office:value="18.48" calcext:value-type="float">
            <text:p>18.48</text:p>
          </table:table-cell>
          <table:table-cell table:formula="of:=[.D1246]-[.E1246]" office:value-type="float" office:value="18.48" calcext:value-type="float">
            <text:p>18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535000" calcext:value-type="float">
            <text:p>80535000</text:p>
          </table:table-cell>
          <table:table-cell table:formula="of:=[.B1247]/1000000" office:value-type="float" office:value="80.535" calcext:value-type="float">
            <text:p>80.535</text:p>
          </table:table-cell>
          <table:table-cell office:value-type="float" office:value="0" calcext:value-type="float">
            <text:p>0</text:p>
          </table:table-cell>
          <table:table-cell office:value-type="float" office:value="-17.36" calcext:value-type="float">
            <text:p>-17.36</text:p>
          </table:table-cell>
          <table:table-cell table:formula="of:=ABS([.D1247]-[.E1247])" office:value-type="float" office:value="17.36" calcext:value-type="float">
            <text:p>17.36</text:p>
          </table:table-cell>
          <table:table-cell table:formula="of:=[.D1247]-[.E1247]" office:value-type="float" office:value="17.36" calcext:value-type="float">
            <text:p>17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555000" calcext:value-type="float">
            <text:p>80555000</text:p>
          </table:table-cell>
          <table:table-cell table:formula="of:=[.B1248]/1000000" office:value-type="float" office:value="80.555" calcext:value-type="float">
            <text:p>80.555</text:p>
          </table:table-cell>
          <table:table-cell office:value-type="float" office:value="0" calcext:value-type="float">
            <text:p>0</text:p>
          </table:table-cell>
          <table:table-cell office:value-type="float" office:value="-16.28" calcext:value-type="float">
            <text:p>-16.28</text:p>
          </table:table-cell>
          <table:table-cell table:formula="of:=ABS([.D1248]-[.E1248])" office:value-type="float" office:value="16.28" calcext:value-type="float">
            <text:p>16.28</text:p>
          </table:table-cell>
          <table:table-cell table:formula="of:=[.D1248]-[.E1248]" office:value-type="float" office:value="16.28" calcext:value-type="float">
            <text:p>16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575000" calcext:value-type="float">
            <text:p>80575000</text:p>
          </table:table-cell>
          <table:table-cell table:formula="of:=[.B1249]/1000000" office:value-type="float" office:value="80.575" calcext:value-type="float">
            <text:p>80.575</text:p>
          </table:table-cell>
          <table:table-cell office:value-type="float" office:value="0" calcext:value-type="float">
            <text:p>0</text:p>
          </table:table-cell>
          <table:table-cell office:value-type="float" office:value="-15.24" calcext:value-type="float">
            <text:p>-15.24</text:p>
          </table:table-cell>
          <table:table-cell table:formula="of:=ABS([.D1249]-[.E1249])" office:value-type="float" office:value="15.24" calcext:value-type="float">
            <text:p>15.24</text:p>
          </table:table-cell>
          <table:table-cell table:formula="of:=[.D1249]-[.E1249]" office:value-type="float" office:value="15.24" calcext:value-type="float">
            <text:p>15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595000" calcext:value-type="float">
            <text:p>80595000</text:p>
          </table:table-cell>
          <table:table-cell table:formula="of:=[.B1250]/1000000" office:value-type="float" office:value="80.595" calcext:value-type="float">
            <text:p>80.595</text:p>
          </table:table-cell>
          <table:table-cell office:value-type="float" office:value="0" calcext:value-type="float">
            <text:p>0</text:p>
          </table:table-cell>
          <table:table-cell office:value-type="float" office:value="-14.25" calcext:value-type="float">
            <text:p>-14.25</text:p>
          </table:table-cell>
          <table:table-cell table:formula="of:=ABS([.D1250]-[.E1250])" office:value-type="float" office:value="14.25" calcext:value-type="float">
            <text:p>14.25</text:p>
          </table:table-cell>
          <table:table-cell table:formula="of:=[.D1250]-[.E1250]" office:value-type="float" office:value="14.25" calcext:value-type="float">
            <text:p>14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615000" calcext:value-type="float">
            <text:p>80615000</text:p>
          </table:table-cell>
          <table:table-cell table:formula="of:=[.B1251]/1000000" office:value-type="float" office:value="80.615" calcext:value-type="float">
            <text:p>80.615</text:p>
          </table:table-cell>
          <table:table-cell office:value-type="float" office:value="0" calcext:value-type="float">
            <text:p>0</text:p>
          </table:table-cell>
          <table:table-cell office:value-type="float" office:value="-13.3" calcext:value-type="float">
            <text:p>-13.3</text:p>
          </table:table-cell>
          <table:table-cell table:formula="of:=ABS([.D1251]-[.E1251])" office:value-type="float" office:value="13.3" calcext:value-type="float">
            <text:p>13.3</text:p>
          </table:table-cell>
          <table:table-cell table:formula="of:=[.D1251]-[.E1251]" office:value-type="float" office:value="13.3" calcext:value-type="float">
            <text:p>13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635000" calcext:value-type="float">
            <text:p>80635000</text:p>
          </table:table-cell>
          <table:table-cell table:formula="of:=[.B1252]/1000000" office:value-type="float" office:value="80.635" calcext:value-type="float">
            <text:p>80.635</text:p>
          </table:table-cell>
          <table:table-cell office:value-type="float" office:value="0" calcext:value-type="float">
            <text:p>0</text:p>
          </table:table-cell>
          <table:table-cell office:value-type="float" office:value="-12.39" calcext:value-type="float">
            <text:p>-12.39</text:p>
          </table:table-cell>
          <table:table-cell table:formula="of:=ABS([.D1252]-[.E1252])" office:value-type="float" office:value="12.39" calcext:value-type="float">
            <text:p>12.39</text:p>
          </table:table-cell>
          <table:table-cell table:formula="of:=[.D1252]-[.E1252]" office:value-type="float" office:value="12.39" calcext:value-type="float">
            <text:p>12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655000" calcext:value-type="float">
            <text:p>80655000</text:p>
          </table:table-cell>
          <table:table-cell table:formula="of:=[.B1253]/1000000" office:value-type="float" office:value="80.655" calcext:value-type="float">
            <text:p>80.655</text:p>
          </table:table-cell>
          <table:table-cell office:value-type="float" office:value="0" calcext:value-type="float">
            <text:p>0</text:p>
          </table:table-cell>
          <table:table-cell office:value-type="float" office:value="-11.54" calcext:value-type="float">
            <text:p>-11.54</text:p>
          </table:table-cell>
          <table:table-cell table:formula="of:=ABS([.D1253]-[.E1253])" office:value-type="float" office:value="11.54" calcext:value-type="float">
            <text:p>11.54</text:p>
          </table:table-cell>
          <table:table-cell table:formula="of:=[.D1253]-[.E1253]" office:value-type="float" office:value="11.54" calcext:value-type="float">
            <text:p>11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675000" calcext:value-type="float">
            <text:p>80675000</text:p>
          </table:table-cell>
          <table:table-cell table:formula="of:=[.B1254]/1000000" office:value-type="float" office:value="80.675" calcext:value-type="float">
            <text:p>80.675</text:p>
          </table:table-cell>
          <table:table-cell office:value-type="float" office:value="0" calcext:value-type="float">
            <text:p>0</text:p>
          </table:table-cell>
          <table:table-cell office:value-type="float" office:value="-10.73" calcext:value-type="float">
            <text:p>-10.73</text:p>
          </table:table-cell>
          <table:table-cell table:formula="of:=ABS([.D1254]-[.E1254])" office:value-type="float" office:value="10.73" calcext:value-type="float">
            <text:p>10.73</text:p>
          </table:table-cell>
          <table:table-cell table:formula="of:=[.D1254]-[.E1254]" office:value-type="float" office:value="10.73" calcext:value-type="float">
            <text:p>10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695000" calcext:value-type="float">
            <text:p>80695000</text:p>
          </table:table-cell>
          <table:table-cell table:formula="of:=[.B1255]/1000000" office:value-type="float" office:value="80.695" calcext:value-type="float">
            <text:p>80.695</text:p>
          </table:table-cell>
          <table:table-cell office:value-type="float" office:value="0" calcext:value-type="float">
            <text:p>0</text:p>
          </table:table-cell>
          <table:table-cell office:value-type="float" office:value="-9.96" calcext:value-type="float">
            <text:p>-9.96</text:p>
          </table:table-cell>
          <table:table-cell table:formula="of:=ABS([.D1255]-[.E1255])" office:value-type="float" office:value="9.96" calcext:value-type="float">
            <text:p>9.96</text:p>
          </table:table-cell>
          <table:table-cell table:formula="of:=[.D1255]-[.E1255]" office:value-type="float" office:value="9.96" calcext:value-type="float">
            <text:p>9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715000" calcext:value-type="float">
            <text:p>80715000</text:p>
          </table:table-cell>
          <table:table-cell table:formula="of:=[.B1256]/1000000" office:value-type="float" office:value="80.715" calcext:value-type="float">
            <text:p>80.715</text:p>
          </table:table-cell>
          <table:table-cell office:value-type="float" office:value="0" calcext:value-type="float">
            <text:p>0</text:p>
          </table:table-cell>
          <table:table-cell office:value-type="float" office:value="-9.24" calcext:value-type="float">
            <text:p>-9.24</text:p>
          </table:table-cell>
          <table:table-cell table:formula="of:=ABS([.D1256]-[.E1256])" office:value-type="float" office:value="9.24" calcext:value-type="float">
            <text:p>9.24</text:p>
          </table:table-cell>
          <table:table-cell table:formula="of:=[.D1256]-[.E1256]" office:value-type="float" office:value="9.24" calcext:value-type="float">
            <text:p>9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735000" calcext:value-type="float">
            <text:p>80735000</text:p>
          </table:table-cell>
          <table:table-cell table:formula="of:=[.B1257]/1000000" office:value-type="float" office:value="80.735" calcext:value-type="float">
            <text:p>80.735</text:p>
          </table:table-cell>
          <table:table-cell office:value-type="float" office:value="0" calcext:value-type="float">
            <text:p>0</text:p>
          </table:table-cell>
          <table:table-cell office:value-type="float" office:value="-8.56" calcext:value-type="float">
            <text:p>-8.56</text:p>
          </table:table-cell>
          <table:table-cell table:formula="of:=ABS([.D1257]-[.E1257])" office:value-type="float" office:value="8.56" calcext:value-type="float">
            <text:p>8.56</text:p>
          </table:table-cell>
          <table:table-cell table:formula="of:=[.D1257]-[.E1257]" office:value-type="float" office:value="8.56" calcext:value-type="float">
            <text:p>8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755000" calcext:value-type="float">
            <text:p>80755000</text:p>
          </table:table-cell>
          <table:table-cell table:formula="of:=[.B1258]/1000000" office:value-type="float" office:value="80.755" calcext:value-type="float">
            <text:p>80.755</text:p>
          </table:table-cell>
          <table:table-cell office:value-type="float" office:value="0" calcext:value-type="float">
            <text:p>0</text:p>
          </table:table-cell>
          <table:table-cell office:value-type="float" office:value="-7.92" calcext:value-type="float">
            <text:p>-7.92</text:p>
          </table:table-cell>
          <table:table-cell table:formula="of:=ABS([.D1258]-[.E1258])" office:value-type="float" office:value="7.92" calcext:value-type="float">
            <text:p>7.92</text:p>
          </table:table-cell>
          <table:table-cell table:formula="of:=[.D1258]-[.E1258]" office:value-type="float" office:value="7.92" calcext:value-type="float">
            <text:p>7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775000" calcext:value-type="float">
            <text:p>80775000</text:p>
          </table:table-cell>
          <table:table-cell table:formula="of:=[.B1259]/1000000" office:value-type="float" office:value="80.775" calcext:value-type="float">
            <text:p>80.775</text:p>
          </table:table-cell>
          <table:table-cell office:value-type="float" office:value="0" calcext:value-type="float">
            <text:p>0</text:p>
          </table:table-cell>
          <table:table-cell office:value-type="float" office:value="-7.32" calcext:value-type="float">
            <text:p>-7.32</text:p>
          </table:table-cell>
          <table:table-cell table:formula="of:=ABS([.D1259]-[.E1259])" office:value-type="float" office:value="7.32" calcext:value-type="float">
            <text:p>7.32</text:p>
          </table:table-cell>
          <table:table-cell table:formula="of:=[.D1259]-[.E1259]" office:value-type="float" office:value="7.32" calcext:value-type="float">
            <text:p>7.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795000" calcext:value-type="float">
            <text:p>80795000</text:p>
          </table:table-cell>
          <table:table-cell table:formula="of:=[.B1260]/1000000" office:value-type="float" office:value="80.795" calcext:value-type="float">
            <text:p>80.795</text:p>
          </table:table-cell>
          <table:table-cell office:value-type="float" office:value="0" calcext:value-type="float">
            <text:p>0</text:p>
          </table:table-cell>
          <table:table-cell office:value-type="float" office:value="-6.75" calcext:value-type="float">
            <text:p>-6.75</text:p>
          </table:table-cell>
          <table:table-cell table:formula="of:=ABS([.D1260]-[.E1260])" office:value-type="float" office:value="6.75" calcext:value-type="float">
            <text:p>6.75</text:p>
          </table:table-cell>
          <table:table-cell table:formula="of:=[.D1260]-[.E1260]" office:value-type="float" office:value="6.75" calcext:value-type="float">
            <text:p>6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815000" calcext:value-type="float">
            <text:p>80815000</text:p>
          </table:table-cell>
          <table:table-cell table:formula="of:=[.B1261]/1000000" office:value-type="float" office:value="80.815" calcext:value-type="float">
            <text:p>80.815</text:p>
          </table:table-cell>
          <table:table-cell office:value-type="float" office:value="0" calcext:value-type="float">
            <text:p>0</text:p>
          </table:table-cell>
          <table:table-cell office:value-type="float" office:value="-6.23" calcext:value-type="float">
            <text:p>-6.23</text:p>
          </table:table-cell>
          <table:table-cell table:formula="of:=ABS([.D1261]-[.E1261])" office:value-type="float" office:value="6.23" calcext:value-type="float">
            <text:p>6.23</text:p>
          </table:table-cell>
          <table:table-cell table:formula="of:=[.D1261]-[.E1261]" office:value-type="float" office:value="6.23" calcext:value-type="float">
            <text:p>6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835000" calcext:value-type="float">
            <text:p>80835000</text:p>
          </table:table-cell>
          <table:table-cell table:formula="of:=[.B1262]/1000000" office:value-type="float" office:value="80.835" calcext:value-type="float">
            <text:p>80.835</text:p>
          </table:table-cell>
          <table:table-cell office:value-type="float" office:value="0" calcext:value-type="float">
            <text:p>0</text:p>
          </table:table-cell>
          <table:table-cell office:value-type="float" office:value="-5.73" calcext:value-type="float">
            <text:p>-5.73</text:p>
          </table:table-cell>
          <table:table-cell table:formula="of:=ABS([.D1262]-[.E1262])" office:value-type="float" office:value="5.73" calcext:value-type="float">
            <text:p>5.73</text:p>
          </table:table-cell>
          <table:table-cell table:formula="of:=[.D1262]-[.E1262]" office:value-type="float" office:value="5.73" calcext:value-type="float">
            <text:p>5.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855000" calcext:value-type="float">
            <text:p>80855000</text:p>
          </table:table-cell>
          <table:table-cell table:formula="of:=[.B1263]/1000000" office:value-type="float" office:value="80.855" calcext:value-type="float">
            <text:p>80.855</text:p>
          </table:table-cell>
          <table:table-cell office:value-type="float" office:value="0" calcext:value-type="float">
            <text:p>0</text:p>
          </table:table-cell>
          <table:table-cell office:value-type="float" office:value="-5.27" calcext:value-type="float">
            <text:p>-5.27</text:p>
          </table:table-cell>
          <table:table-cell table:formula="of:=ABS([.D1263]-[.E1263])" office:value-type="float" office:value="5.27" calcext:value-type="float">
            <text:p>5.27</text:p>
          </table:table-cell>
          <table:table-cell table:formula="of:=[.D1263]-[.E1263]" office:value-type="float" office:value="5.27" calcext:value-type="float">
            <text:p>5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875000" calcext:value-type="float">
            <text:p>80875000</text:p>
          </table:table-cell>
          <table:table-cell table:formula="of:=[.B1264]/1000000" office:value-type="float" office:value="80.875" calcext:value-type="float">
            <text:p>80.875</text:p>
          </table:table-cell>
          <table:table-cell office:value-type="float" office:value="0" calcext:value-type="float">
            <text:p>0</text:p>
          </table:table-cell>
          <table:table-cell office:value-type="float" office:value="-4.84" calcext:value-type="float">
            <text:p>-4.84</text:p>
          </table:table-cell>
          <table:table-cell table:formula="of:=ABS([.D1264]-[.E1264])" office:value-type="float" office:value="4.84" calcext:value-type="float">
            <text:p>4.84</text:p>
          </table:table-cell>
          <table:table-cell table:formula="of:=[.D1264]-[.E1264]" office:value-type="float" office:value="4.84" calcext:value-type="float">
            <text:p>4.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895000" calcext:value-type="float">
            <text:p>80895000</text:p>
          </table:table-cell>
          <table:table-cell table:formula="of:=[.B1265]/1000000" office:value-type="float" office:value="80.895" calcext:value-type="float">
            <text:p>80.895</text:p>
          </table:table-cell>
          <table:table-cell office:value-type="float" office:value="0" calcext:value-type="float">
            <text:p>0</text:p>
          </table:table-cell>
          <table:table-cell office:value-type="float" office:value="-4.44" calcext:value-type="float">
            <text:p>-4.44</text:p>
          </table:table-cell>
          <table:table-cell table:formula="of:=ABS([.D1265]-[.E1265])" office:value-type="float" office:value="4.44" calcext:value-type="float">
            <text:p>4.44</text:p>
          </table:table-cell>
          <table:table-cell table:formula="of:=[.D1265]-[.E1265]" office:value-type="float" office:value="4.44" calcext:value-type="float">
            <text:p>4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915000" calcext:value-type="float">
            <text:p>80915000</text:p>
          </table:table-cell>
          <table:table-cell table:formula="of:=[.B1266]/1000000" office:value-type="float" office:value="80.915" calcext:value-type="float">
            <text:p>80.915</text:p>
          </table:table-cell>
          <table:table-cell office:value-type="float" office:value="0" calcext:value-type="float">
            <text:p>0</text:p>
          </table:table-cell>
          <table:table-cell office:value-type="float" office:value="-4.06" calcext:value-type="float">
            <text:p>-4.06</text:p>
          </table:table-cell>
          <table:table-cell table:formula="of:=ABS([.D1266]-[.E1266])" office:value-type="float" office:value="4.06" calcext:value-type="float">
            <text:p>4.06</text:p>
          </table:table-cell>
          <table:table-cell table:formula="of:=[.D1266]-[.E1266]" office:value-type="float" office:value="4.06" calcext:value-type="float">
            <text:p>4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935000" calcext:value-type="float">
            <text:p>80935000</text:p>
          </table:table-cell>
          <table:table-cell table:formula="of:=[.B1267]/1000000" office:value-type="float" office:value="80.935" calcext:value-type="float">
            <text:p>80.935</text:p>
          </table:table-cell>
          <table:table-cell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table:formula="of:=ABS([.D1267]-[.E1267])" office:value-type="float" office:value="3.7" calcext:value-type="float">
            <text:p>3.7</text:p>
          </table:table-cell>
          <table:table-cell table:formula="of:=[.D1267]-[.E1267]"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955000" calcext:value-type="float">
            <text:p>80955000</text:p>
          </table:table-cell>
          <table:table-cell table:formula="of:=[.B1268]/1000000" office:value-type="float" office:value="80.955" calcext:value-type="float">
            <text:p>80.955</text:p>
          </table:table-cell>
          <table:table-cell office:value-type="float" office:value="0" calcext:value-type="float">
            <text:p>0</text:p>
          </table:table-cell>
          <table:table-cell office:value-type="float" office:value="-3.37" calcext:value-type="float">
            <text:p>-3.37</text:p>
          </table:table-cell>
          <table:table-cell table:formula="of:=ABS([.D1268]-[.E1268])" office:value-type="float" office:value="3.37" calcext:value-type="float">
            <text:p>3.37</text:p>
          </table:table-cell>
          <table:table-cell table:formula="of:=[.D1268]-[.E1268]" office:value-type="float" office:value="3.37" calcext:value-type="float">
            <text:p>3.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975000" calcext:value-type="float">
            <text:p>80975000</text:p>
          </table:table-cell>
          <table:table-cell table:formula="of:=[.B1269]/1000000" office:value-type="float" office:value="80.975" calcext:value-type="float">
            <text:p>80.975</text:p>
          </table:table-cell>
          <table:table-cell office:value-type="float" office:value="0" calcext:value-type="float">
            <text:p>0</text:p>
          </table:table-cell>
          <table:table-cell office:value-type="float" office:value="-3.06" calcext:value-type="float">
            <text:p>-3.06</text:p>
          </table:table-cell>
          <table:table-cell table:formula="of:=ABS([.D1269]-[.E1269])" office:value-type="float" office:value="3.06" calcext:value-type="float">
            <text:p>3.06</text:p>
          </table:table-cell>
          <table:table-cell table:formula="of:=[.D1269]-[.E1269]" office:value-type="float" office:value="3.06" calcext:value-type="float">
            <text:p>3.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995000" calcext:value-type="float">
            <text:p>80995000</text:p>
          </table:table-cell>
          <table:table-cell table:formula="of:=[.B1270]/1000000" office:value-type="float" office:value="80.995" calcext:value-type="float">
            <text:p>80.995</text:p>
          </table:table-cell>
          <table:table-cell office:value-type="float" office:value="0" calcext:value-type="float">
            <text:p>0</text:p>
          </table:table-cell>
          <table:table-cell office:value-type="float" office:value="-2.77" calcext:value-type="float">
            <text:p>-2.77</text:p>
          </table:table-cell>
          <table:table-cell table:formula="of:=ABS([.D1270]-[.E1270])" office:value-type="float" office:value="2.77" calcext:value-type="float">
            <text:p>2.77</text:p>
          </table:table-cell>
          <table:table-cell table:formula="of:=[.D1270]-[.E1270]" office:value-type="float" office:value="2.77" calcext:value-type="float">
            <text:p>2.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015000" calcext:value-type="float">
            <text:p>81015000</text:p>
          </table:table-cell>
          <table:table-cell table:formula="of:=[.B1271]/1000000" office:value-type="float" office:value="81.015" calcext:value-type="float">
            <text:p>81.015</text:p>
          </table:table-cell>
          <table:table-cell office:value-type="float" office:value="0" calcext:value-type="float">
            <text:p>0</text:p>
          </table:table-cell>
          <table:table-cell office:value-type="float" office:value="-2.51" calcext:value-type="float">
            <text:p>-2.51</text:p>
          </table:table-cell>
          <table:table-cell table:formula="of:=ABS([.D1271]-[.E1271])" office:value-type="float" office:value="2.51" calcext:value-type="float">
            <text:p>2.51</text:p>
          </table:table-cell>
          <table:table-cell table:formula="of:=[.D1271]-[.E1271]" office:value-type="float" office:value="2.51" calcext:value-type="float">
            <text:p>2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035000" calcext:value-type="float">
            <text:p>81035000</text:p>
          </table:table-cell>
          <table:table-cell table:formula="of:=[.B1272]/1000000" office:value-type="float" office:value="81.035" calcext:value-type="float">
            <text:p>81.035</text:p>
          </table:table-cell>
          <table:table-cell office:value-type="float" office:value="0" calcext:value-type="float">
            <text:p>0</text:p>
          </table:table-cell>
          <table:table-cell office:value-type="float" office:value="-2.25" calcext:value-type="float">
            <text:p>-2.25</text:p>
          </table:table-cell>
          <table:table-cell table:formula="of:=ABS([.D1272]-[.E1272])" office:value-type="float" office:value="2.25" calcext:value-type="float">
            <text:p>2.25</text:p>
          </table:table-cell>
          <table:table-cell table:formula="of:=[.D1272]-[.E1272]" office:value-type="float" office:value="2.25" calcext:value-type="float">
            <text:p>2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055000" calcext:value-type="float">
            <text:p>81055000</text:p>
          </table:table-cell>
          <table:table-cell table:formula="of:=[.B1273]/1000000" office:value-type="float" office:value="81.055" calcext:value-type="float">
            <text:p>81.055</text:p>
          </table:table-cell>
          <table:table-cell office:value-type="float" office:value="0" calcext:value-type="float">
            <text:p>0</text:p>
          </table:table-cell>
          <table:table-cell office:value-type="float" office:value="-2.02" calcext:value-type="float">
            <text:p>-2.02</text:p>
          </table:table-cell>
          <table:table-cell table:formula="of:=ABS([.D1273]-[.E1273])" office:value-type="float" office:value="2.02" calcext:value-type="float">
            <text:p>2.02</text:p>
          </table:table-cell>
          <table:table-cell table:formula="of:=[.D1273]-[.E1273]" office:value-type="float" office:value="2.02" calcext:value-type="float">
            <text:p>2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075000" calcext:value-type="float">
            <text:p>81075000</text:p>
          </table:table-cell>
          <table:table-cell table:formula="of:=[.B1274]/1000000" office:value-type="float" office:value="81.075" calcext:value-type="float">
            <text:p>81.075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formula="of:=ABS([.D1274]-[.E1274])" office:value-type="float" office:value="1.8" calcext:value-type="float">
            <text:p>1.8</text:p>
          </table:table-cell>
          <table:table-cell table:formula="of:=[.D1274]-[.E1274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095000" calcext:value-type="float">
            <text:p>81095000</text:p>
          </table:table-cell>
          <table:table-cell table:formula="of:=[.B1275]/1000000" office:value-type="float" office:value="81.095" calcext:value-type="float">
            <text:p>81.09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table:formula="of:=ABS([.D1275]-[.E1275])" office:value-type="float" office:value="1.6" calcext:value-type="float">
            <text:p>1.6</text:p>
          </table:table-cell>
          <table:table-cell table:formula="of:=[.D1275]-[.E1275]" office:value-type="float" office:value="1.6" calcext:value-type="float">
            <text:p>1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115000" calcext:value-type="float">
            <text:p>81115000</text:p>
          </table:table-cell>
          <table:table-cell table:formula="of:=[.B1276]/1000000" office:value-type="float" office:value="81.115" calcext:value-type="float">
            <text:p>81.115</text:p>
          </table:table-cell>
          <table:table-cell office:value-type="float" office:value="0" calcext:value-type="float">
            <text:p>0</text:p>
          </table:table-cell>
          <table:table-cell office:value-type="float" office:value="-1.41" calcext:value-type="float">
            <text:p>-1.41</text:p>
          </table:table-cell>
          <table:table-cell table:formula="of:=ABS([.D1276]-[.E1276])" office:value-type="float" office:value="1.41" calcext:value-type="float">
            <text:p>1.41</text:p>
          </table:table-cell>
          <table:table-cell table:formula="of:=[.D1276]-[.E1276]" office:value-type="float" office:value="1.41" calcext:value-type="float">
            <text:p>1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135000" calcext:value-type="float">
            <text:p>81135000</text:p>
          </table:table-cell>
          <table:table-cell table:formula="of:=[.B1277]/1000000" office:value-type="float" office:value="81.135" calcext:value-type="float">
            <text:p>81.135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table:formula="of:=ABS([.D1277]-[.E1277])" office:value-type="float" office:value="1.23" calcext:value-type="float">
            <text:p>1.23</text:p>
          </table:table-cell>
          <table:table-cell table:formula="of:=[.D1277]-[.E1277]" office:value-type="float" office:value="1.23" calcext:value-type="float">
            <text:p>1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155000" calcext:value-type="float">
            <text:p>81155000</text:p>
          </table:table-cell>
          <table:table-cell table:formula="of:=[.B1278]/1000000" office:value-type="float" office:value="81.155" calcext:value-type="float">
            <text:p>81.155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  <table:table-cell table:formula="of:=ABS([.D1278]-[.E1278])" office:value-type="float" office:value="1.07" calcext:value-type="float">
            <text:p>1.07</text:p>
          </table:table-cell>
          <table:table-cell table:formula="of:=[.D1278]-[.E1278]" office:value-type="float" office:value="1.07" calcext:value-type="float">
            <text:p>1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175000" calcext:value-type="float">
            <text:p>81175000</text:p>
          </table:table-cell>
          <table:table-cell table:formula="of:=[.B1279]/1000000" office:value-type="float" office:value="81.175" calcext:value-type="float">
            <text:p>81.175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table:formula="of:=ABS([.D1279]-[.E1279])" office:value-type="float" office:value="0.92" calcext:value-type="float">
            <text:p>0.92</text:p>
          </table:table-cell>
          <table:table-cell table:formula="of:=[.D1279]-[.E1279]"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195000" calcext:value-type="float">
            <text:p>81195000</text:p>
          </table:table-cell>
          <table:table-cell table:formula="of:=[.B1280]/1000000" office:value-type="float" office:value="81.195" calcext:value-type="float">
            <text:p>81.195</text:p>
          </table:table-cell>
          <table:table-cell office:value-type="float" office:value="0" calcext:value-type="float">
            <text:p>0</text:p>
          </table:table-cell>
          <table:table-cell office:value-type="float" office:value="-0.78" calcext:value-type="float">
            <text:p>-0.78</text:p>
          </table:table-cell>
          <table:table-cell table:formula="of:=ABS([.D1280]-[.E1280])" office:value-type="float" office:value="0.78" calcext:value-type="float">
            <text:p>0.78</text:p>
          </table:table-cell>
          <table:table-cell table:formula="of:=[.D1280]-[.E1280]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215000" calcext:value-type="float">
            <text:p>81215000</text:p>
          </table:table-cell>
          <table:table-cell table:formula="of:=[.B1281]/1000000" office:value-type="float" office:value="81.215" calcext:value-type="float">
            <text:p>81.215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table:formula="of:=ABS([.D1281]-[.E1281])" office:value-type="float" office:value="0.65" calcext:value-type="float">
            <text:p>0.65</text:p>
          </table:table-cell>
          <table:table-cell table:formula="of:=[.D1281]-[.E1281]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235000" calcext:value-type="float">
            <text:p>81235000</text:p>
          </table:table-cell>
          <table:table-cell table:formula="of:=[.B1282]/1000000" office:value-type="float" office:value="81.235" calcext:value-type="float">
            <text:p>81.235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table:formula="of:=ABS([.D1282]-[.E1282])" office:value-type="float" office:value="0.52" calcext:value-type="float">
            <text:p>0.52</text:p>
          </table:table-cell>
          <table:table-cell table:formula="of:=[.D1282]-[.E1282]"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255000" calcext:value-type="float">
            <text:p>81255000</text:p>
          </table:table-cell>
          <table:table-cell table:formula="of:=[.B1283]/1000000" office:value-type="float" office:value="81.255" calcext:value-type="float">
            <text:p>81.255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table:formula="of:=ABS([.D1283]-[.E1283])" office:value-type="float" office:value="0.41" calcext:value-type="float">
            <text:p>0.41</text:p>
          </table:table-cell>
          <table:table-cell table:formula="of:=[.D1283]-[.E1283]"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275000" calcext:value-type="float">
            <text:p>81275000</text:p>
          </table:table-cell>
          <table:table-cell table:formula="of:=[.B1284]/1000000" office:value-type="float" office:value="81.275" calcext:value-type="float">
            <text:p>81.275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table:formula="of:=ABS([.D1284]-[.E1284])" office:value-type="float" office:value="0.31" calcext:value-type="float">
            <text:p>0.31</text:p>
          </table:table-cell>
          <table:table-cell table:formula="of:=[.D1284]-[.E1284]" office:value-type="float" office:value="0.31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295000" calcext:value-type="float">
            <text:p>81295000</text:p>
          </table:table-cell>
          <table:table-cell table:formula="of:=[.B1285]/1000000" office:value-type="float" office:value="81.295" calcext:value-type="float">
            <text:p>81.29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table:formula="of:=ABS([.D1285]-[.E1285])" office:value-type="float" office:value="0.21" calcext:value-type="float">
            <text:p>0.21</text:p>
          </table:table-cell>
          <table:table-cell table:formula="of:=[.D1285]-[.E1285]" office:value-type="float" office:value="0.21" calcext:value-type="float">
            <text:p>0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315000" calcext:value-type="float">
            <text:p>81315000</text:p>
          </table:table-cell>
          <table:table-cell table:formula="of:=[.B1286]/1000000" office:value-type="float" office:value="81.315" calcext:value-type="float">
            <text:p>81.315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table:formula="of:=ABS([.D1286]-[.E1286])" office:value-type="float" office:value="0.13" calcext:value-type="float">
            <text:p>0.13</text:p>
          </table:table-cell>
          <table:table-cell table:formula="of:=[.D1286]-[.E1286]" office:value-type="float" office:value="0.13" calcext:value-type="float">
            <text:p>0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335000" calcext:value-type="float">
            <text:p>81335000</text:p>
          </table:table-cell>
          <table:table-cell table:formula="of:=[.B1287]/1000000" office:value-type="float" office:value="81.335" calcext:value-type="float">
            <text:p>81.33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formula="of:=ABS([.D1287]-[.E1287])" office:value-type="float" office:value="0.05" calcext:value-type="float">
            <text:p>0.05</text:p>
          </table:table-cell>
          <table:table-cell table:formula="of:=[.D1287]-[.E1287]"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355000" calcext:value-type="float">
            <text:p>81355000</text:p>
          </table:table-cell>
          <table:table-cell table:formula="of:=[.B1288]/1000000" office:value-type="float" office:value="81.355" calcext:value-type="float">
            <text:p>81.35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ABS([.D1288]-[.E1288])" office:value-type="float" office:value="0.02" calcext:value-type="float">
            <text:p>0.02</text:p>
          </table:table-cell>
          <table:table-cell table:formula="of:=[.D1288]-[.E1288]" office:value-type="float" office:value="-0.02" calcext:value-type="float">
            <text:p>-0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375000" calcext:value-type="float">
            <text:p>81375000</text:p>
          </table:table-cell>
          <table:table-cell table:formula="of:=[.B1289]/1000000" office:value-type="float" office:value="81.375" calcext:value-type="float">
            <text:p>81.3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ABS([.D1289]-[.E1289])" office:value-type="float" office:value="0.08" calcext:value-type="float">
            <text:p>0.08</text:p>
          </table:table-cell>
          <table:table-cell table:formula="of:=[.D1289]-[.E1289]" office:value-type="float" office:value="-0.08" calcext:value-type="float">
            <text:p>-0.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395000" calcext:value-type="float">
            <text:p>81395000</text:p>
          </table:table-cell>
          <table:table-cell table:formula="of:=[.B1290]/1000000" office:value-type="float" office:value="81.395" calcext:value-type="float">
            <text:p>81.39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formula="of:=ABS([.D1290]-[.E1290])" office:value-type="float" office:value="0.14" calcext:value-type="float">
            <text:p>0.14</text:p>
          </table:table-cell>
          <table:table-cell table:formula="of:=[.D1290]-[.E1290]" office:value-type="float" office:value="-0.14" calcext:value-type="float">
            <text:p>-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415000" calcext:value-type="float">
            <text:p>81415000</text:p>
          </table:table-cell>
          <table:table-cell table:formula="of:=[.B1291]/1000000" office:value-type="float" office:value="81.415" calcext:value-type="float">
            <text:p>81.4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ABS([.D1291]-[.E1291])" office:value-type="float" office:value="0.2" calcext:value-type="float">
            <text:p>0.2</text:p>
          </table:table-cell>
          <table:table-cell table:formula="of:=[.D1291]-[.E1291]" office:value-type="float" office:value="-0.2" calcext:value-type="float">
            <text:p>-0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435000" calcext:value-type="float">
            <text:p>81435000</text:p>
          </table:table-cell>
          <table:table-cell table:formula="of:=[.B1292]/1000000" office:value-type="float" office:value="81.435" calcext:value-type="float">
            <text:p>81.43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ABS([.D1292]-[.E1292])" office:value-type="float" office:value="0.25" calcext:value-type="float">
            <text:p>0.25</text:p>
          </table:table-cell>
          <table:table-cell table:formula="of:=[.D1292]-[.E1292]" office:value-type="float" office:value="-0.25" calcext:value-type="float">
            <text:p>-0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455000" calcext:value-type="float">
            <text:p>81455000</text:p>
          </table:table-cell>
          <table:table-cell table:formula="of:=[.B1293]/1000000" office:value-type="float" office:value="81.455" calcext:value-type="float">
            <text:p>81.45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formula="of:=ABS([.D1293]-[.E1293])" office:value-type="float" office:value="0.29" calcext:value-type="float">
            <text:p>0.29</text:p>
          </table:table-cell>
          <table:table-cell table:formula="of:=[.D1293]-[.E1293]" office:value-type="float" office:value="-0.29" calcext:value-type="float">
            <text:p>-0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475000" calcext:value-type="float">
            <text:p>81475000</text:p>
          </table:table-cell>
          <table:table-cell table:formula="of:=[.B1294]/1000000" office:value-type="float" office:value="81.475" calcext:value-type="float">
            <text:p>81.47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formula="of:=ABS([.D1294]-[.E1294])" office:value-type="float" office:value="0.33" calcext:value-type="float">
            <text:p>0.33</text:p>
          </table:table-cell>
          <table:table-cell table:formula="of:=[.D1294]-[.E1294]" office:value-type="float" office:value="-0.33" calcext:value-type="float">
            <text:p>-0.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495000" calcext:value-type="float">
            <text:p>81495000</text:p>
          </table:table-cell>
          <table:table-cell table:formula="of:=[.B1295]/1000000" office:value-type="float" office:value="81.495" calcext:value-type="float">
            <text:p>81.49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formula="of:=ABS([.D1295]-[.E1295])" office:value-type="float" office:value="0.36" calcext:value-type="float">
            <text:p>0.36</text:p>
          </table:table-cell>
          <table:table-cell table:formula="of:=[.D1295]-[.E1295]" office:value-type="float" office:value="-0.36" calcext:value-type="float">
            <text:p>-0.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515000" calcext:value-type="float">
            <text:p>81515000</text:p>
          </table:table-cell>
          <table:table-cell table:formula="of:=[.B1296]/1000000" office:value-type="float" office:value="81.515" calcext:value-type="float">
            <text:p>81.51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formula="of:=ABS([.D1296]-[.E1296])" office:value-type="float" office:value="0.39" calcext:value-type="float">
            <text:p>0.39</text:p>
          </table:table-cell>
          <table:table-cell table:formula="of:=[.D1296]-[.E1296]" office:value-type="float" office:value="-0.39" calcext:value-type="float">
            <text:p>-0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535000" calcext:value-type="float">
            <text:p>81535000</text:p>
          </table:table-cell>
          <table:table-cell table:formula="of:=[.B1297]/1000000" office:value-type="float" office:value="81.535" calcext:value-type="float">
            <text:p>81.53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297]-[.E1297])" office:value-type="float" office:value="0.42" calcext:value-type="float">
            <text:p>0.42</text:p>
          </table:table-cell>
          <table:table-cell table:formula="of:=[.D1297]-[.E1297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555000" calcext:value-type="float">
            <text:p>81555000</text:p>
          </table:table-cell>
          <table:table-cell table:formula="of:=[.B1298]/1000000" office:value-type="float" office:value="81.555" calcext:value-type="float">
            <text:p>81.55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298]-[.E1298])" office:value-type="float" office:value="0.45" calcext:value-type="float">
            <text:p>0.45</text:p>
          </table:table-cell>
          <table:table-cell table:formula="of:=[.D1298]-[.E1298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575000" calcext:value-type="float">
            <text:p>81575000</text:p>
          </table:table-cell>
          <table:table-cell table:formula="of:=[.B1299]/1000000" office:value-type="float" office:value="81.575" calcext:value-type="float">
            <text:p>81.57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299]-[.E1299])" office:value-type="float" office:value="0.47" calcext:value-type="float">
            <text:p>0.47</text:p>
          </table:table-cell>
          <table:table-cell table:formula="of:=[.D1299]-[.E1299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595000" calcext:value-type="float">
            <text:p>81595000</text:p>
          </table:table-cell>
          <table:table-cell table:formula="of:=[.B1300]/1000000" office:value-type="float" office:value="81.595" calcext:value-type="float">
            <text:p>81.59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300]-[.E1300])" office:value-type="float" office:value="0.49" calcext:value-type="float">
            <text:p>0.49</text:p>
          </table:table-cell>
          <table:table-cell table:formula="of:=[.D1300]-[.E1300]" office:value-type="float" office:value="-0.49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615000" calcext:value-type="float">
            <text:p>81615000</text:p>
          </table:table-cell>
          <table:table-cell table:formula="of:=[.B1301]/1000000" office:value-type="float" office:value="81.615" calcext:value-type="float">
            <text:p>81.6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01]-[.E1301])" office:value-type="float" office:value="0.5" calcext:value-type="float">
            <text:p>0.5</text:p>
          </table:table-cell>
          <table:table-cell table:formula="of:=[.D1301]-[.E1301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635000" calcext:value-type="float">
            <text:p>81635000</text:p>
          </table:table-cell>
          <table:table-cell table:formula="of:=[.B1302]/1000000" office:value-type="float" office:value="81.635" calcext:value-type="float">
            <text:p>81.6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02]-[.E1302])" office:value-type="float" office:value="0.51" calcext:value-type="float">
            <text:p>0.51</text:p>
          </table:table-cell>
          <table:table-cell table:formula="of:=[.D1302]-[.E1302]" office:value-type="float" office:value="-0.51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655000" calcext:value-type="float">
            <text:p>81655000</text:p>
          </table:table-cell>
          <table:table-cell table:formula="of:=[.B1303]/1000000" office:value-type="float" office:value="81.655" calcext:value-type="float">
            <text:p>81.6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03]-[.E1303])" office:value-type="float" office:value="0.52" calcext:value-type="float">
            <text:p>0.52</text:p>
          </table:table-cell>
          <table:table-cell table:formula="of:=[.D1303]-[.E1303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675000" calcext:value-type="float">
            <text:p>81675000</text:p>
          </table:table-cell>
          <table:table-cell table:formula="of:=[.B1304]/1000000" office:value-type="float" office:value="81.675" calcext:value-type="float">
            <text:p>81.6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04]-[.E1304])" office:value-type="float" office:value="0.53" calcext:value-type="float">
            <text:p>0.53</text:p>
          </table:table-cell>
          <table:table-cell table:formula="of:=[.D1304]-[.E1304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695000" calcext:value-type="float">
            <text:p>81695000</text:p>
          </table:table-cell>
          <table:table-cell table:formula="of:=[.B1305]/1000000" office:value-type="float" office:value="81.695" calcext:value-type="float">
            <text:p>81.6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05]-[.E1305])" office:value-type="float" office:value="0.54" calcext:value-type="float">
            <text:p>0.54</text:p>
          </table:table-cell>
          <table:table-cell table:formula="of:=[.D1305]-[.E1305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715000" calcext:value-type="float">
            <text:p>81715000</text:p>
          </table:table-cell>
          <table:table-cell table:formula="of:=[.B1306]/1000000" office:value-type="float" office:value="81.715" calcext:value-type="float">
            <text:p>81.7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06]-[.E1306])" office:value-type="float" office:value="0.55" calcext:value-type="float">
            <text:p>0.55</text:p>
          </table:table-cell>
          <table:table-cell table:formula="of:=[.D1306]-[.E1306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735000" calcext:value-type="float">
            <text:p>81735000</text:p>
          </table:table-cell>
          <table:table-cell table:formula="of:=[.B1307]/1000000" office:value-type="float" office:value="81.735" calcext:value-type="float">
            <text:p>81.7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07]-[.E1307])" office:value-type="float" office:value="0.55" calcext:value-type="float">
            <text:p>0.55</text:p>
          </table:table-cell>
          <table:table-cell table:formula="of:=[.D1307]-[.E1307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755000" calcext:value-type="float">
            <text:p>81755000</text:p>
          </table:table-cell>
          <table:table-cell table:formula="of:=[.B1308]/1000000" office:value-type="float" office:value="81.755" calcext:value-type="float">
            <text:p>81.7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08]-[.E1308])" office:value-type="float" office:value="0.55" calcext:value-type="float">
            <text:p>0.55</text:p>
          </table:table-cell>
          <table:table-cell table:formula="of:=[.D1308]-[.E1308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775000" calcext:value-type="float">
            <text:p>81775000</text:p>
          </table:table-cell>
          <table:table-cell table:formula="of:=[.B1309]/1000000" office:value-type="float" office:value="81.775" calcext:value-type="float">
            <text:p>81.77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1309]-[.E1309])" office:value-type="float" office:value="0.56" calcext:value-type="float">
            <text:p>0.56</text:p>
          </table:table-cell>
          <table:table-cell table:formula="of:=[.D1309]-[.E1309]" office:value-type="float" office:value="-0.56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795000" calcext:value-type="float">
            <text:p>81795000</text:p>
          </table:table-cell>
          <table:table-cell table:formula="of:=[.B1310]/1000000" office:value-type="float" office:value="81.795" calcext:value-type="float">
            <text:p>81.79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1310]-[.E1310])" office:value-type="float" office:value="0.56" calcext:value-type="float">
            <text:p>0.56</text:p>
          </table:table-cell>
          <table:table-cell table:formula="of:=[.D1310]-[.E1310]" office:value-type="float" office:value="-0.56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815000" calcext:value-type="float">
            <text:p>81815000</text:p>
          </table:table-cell>
          <table:table-cell table:formula="of:=[.B1311]/1000000" office:value-type="float" office:value="81.815" calcext:value-type="float">
            <text:p>81.81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1311]-[.E1311])" office:value-type="float" office:value="0.56" calcext:value-type="float">
            <text:p>0.56</text:p>
          </table:table-cell>
          <table:table-cell table:formula="of:=[.D1311]-[.E1311]" office:value-type="float" office:value="-0.56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835000" calcext:value-type="float">
            <text:p>81835000</text:p>
          </table:table-cell>
          <table:table-cell table:formula="of:=[.B1312]/1000000" office:value-type="float" office:value="81.835" calcext:value-type="float">
            <text:p>81.83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1312]-[.E1312])" office:value-type="float" office:value="0.56" calcext:value-type="float">
            <text:p>0.56</text:p>
          </table:table-cell>
          <table:table-cell table:formula="of:=[.D1312]-[.E1312]" office:value-type="float" office:value="-0.56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855000" calcext:value-type="float">
            <text:p>81855000</text:p>
          </table:table-cell>
          <table:table-cell table:formula="of:=[.B1313]/1000000" office:value-type="float" office:value="81.855" calcext:value-type="float">
            <text:p>81.85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1313]-[.E1313])" office:value-type="float" office:value="0.56" calcext:value-type="float">
            <text:p>0.56</text:p>
          </table:table-cell>
          <table:table-cell table:formula="of:=[.D1313]-[.E1313]" office:value-type="float" office:value="-0.56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875000" calcext:value-type="float">
            <text:p>81875000</text:p>
          </table:table-cell>
          <table:table-cell table:formula="of:=[.B1314]/1000000" office:value-type="float" office:value="81.875" calcext:value-type="float">
            <text:p>81.87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1314]-[.E1314])" office:value-type="float" office:value="0.56" calcext:value-type="float">
            <text:p>0.56</text:p>
          </table:table-cell>
          <table:table-cell table:formula="of:=[.D1314]-[.E1314]" office:value-type="float" office:value="-0.56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895000" calcext:value-type="float">
            <text:p>81895000</text:p>
          </table:table-cell>
          <table:table-cell table:formula="of:=[.B1315]/1000000" office:value-type="float" office:value="81.895" calcext:value-type="float">
            <text:p>81.89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1315]-[.E1315])" office:value-type="float" office:value="0.56" calcext:value-type="float">
            <text:p>0.56</text:p>
          </table:table-cell>
          <table:table-cell table:formula="of:=[.D1315]-[.E1315]" office:value-type="float" office:value="-0.56" calcext:value-type="float">
            <text:p>-0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915000" calcext:value-type="float">
            <text:p>81915000</text:p>
          </table:table-cell>
          <table:table-cell table:formula="of:=[.B1316]/1000000" office:value-type="float" office:value="81.915" calcext:value-type="float">
            <text:p>81.9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16]-[.E1316])" office:value-type="float" office:value="0.55" calcext:value-type="float">
            <text:p>0.55</text:p>
          </table:table-cell>
          <table:table-cell table:formula="of:=[.D1316]-[.E1316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935000" calcext:value-type="float">
            <text:p>81935000</text:p>
          </table:table-cell>
          <table:table-cell table:formula="of:=[.B1317]/1000000" office:value-type="float" office:value="81.935" calcext:value-type="float">
            <text:p>81.9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17]-[.E1317])" office:value-type="float" office:value="0.55" calcext:value-type="float">
            <text:p>0.55</text:p>
          </table:table-cell>
          <table:table-cell table:formula="of:=[.D1317]-[.E1317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955000" calcext:value-type="float">
            <text:p>81955000</text:p>
          </table:table-cell>
          <table:table-cell table:formula="of:=[.B1318]/1000000" office:value-type="float" office:value="81.955" calcext:value-type="float">
            <text:p>81.9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18]-[.E1318])" office:value-type="float" office:value="0.55" calcext:value-type="float">
            <text:p>0.55</text:p>
          </table:table-cell>
          <table:table-cell table:formula="of:=[.D1318]-[.E1318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975000" calcext:value-type="float">
            <text:p>81975000</text:p>
          </table:table-cell>
          <table:table-cell table:formula="of:=[.B1319]/1000000" office:value-type="float" office:value="81.975" calcext:value-type="float">
            <text:p>81.9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19]-[.E1319])" office:value-type="float" office:value="0.55" calcext:value-type="float">
            <text:p>0.55</text:p>
          </table:table-cell>
          <table:table-cell table:formula="of:=[.D1319]-[.E1319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995000" calcext:value-type="float">
            <text:p>81995000</text:p>
          </table:table-cell>
          <table:table-cell table:formula="of:=[.B1320]/1000000" office:value-type="float" office:value="81.995" calcext:value-type="float">
            <text:p>81.9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20]-[.E1320])" office:value-type="float" office:value="0.55" calcext:value-type="float">
            <text:p>0.55</text:p>
          </table:table-cell>
          <table:table-cell table:formula="of:=[.D1320]-[.E1320]"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15000" calcext:value-type="float">
            <text:p>82015000</text:p>
          </table:table-cell>
          <table:table-cell table:formula="of:=[.B1321]/1000000" office:value-type="float" office:value="82.015" calcext:value-type="float">
            <text:p>82.0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21]-[.E1321])" office:value-type="float" office:value="0.54" calcext:value-type="float">
            <text:p>0.54</text:p>
          </table:table-cell>
          <table:table-cell table:formula="of:=[.D1321]-[.E1321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35000" calcext:value-type="float">
            <text:p>82035000</text:p>
          </table:table-cell>
          <table:table-cell table:formula="of:=[.B1322]/1000000" office:value-type="float" office:value="82.035" calcext:value-type="float">
            <text:p>82.0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22]-[.E1322])" office:value-type="float" office:value="0.54" calcext:value-type="float">
            <text:p>0.54</text:p>
          </table:table-cell>
          <table:table-cell table:formula="of:=[.D1322]-[.E1322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55000" calcext:value-type="float">
            <text:p>82055000</text:p>
          </table:table-cell>
          <table:table-cell table:formula="of:=[.B1323]/1000000" office:value-type="float" office:value="82.055" calcext:value-type="float">
            <text:p>82.0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23]-[.E1323])" office:value-type="float" office:value="0.54" calcext:value-type="float">
            <text:p>0.54</text:p>
          </table:table-cell>
          <table:table-cell table:formula="of:=[.D1323]-[.E1323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75000" calcext:value-type="float">
            <text:p>82075000</text:p>
          </table:table-cell>
          <table:table-cell table:formula="of:=[.B1324]/1000000" office:value-type="float" office:value="82.075" calcext:value-type="float">
            <text:p>82.0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24]-[.E1324])" office:value-type="float" office:value="0.54" calcext:value-type="float">
            <text:p>0.54</text:p>
          </table:table-cell>
          <table:table-cell table:formula="of:=[.D1324]-[.E1324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95000" calcext:value-type="float">
            <text:p>82095000</text:p>
          </table:table-cell>
          <table:table-cell table:formula="of:=[.B1325]/1000000" office:value-type="float" office:value="82.095" calcext:value-type="float">
            <text:p>82.0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25]-[.E1325])" office:value-type="float" office:value="0.53" calcext:value-type="float">
            <text:p>0.53</text:p>
          </table:table-cell>
          <table:table-cell table:formula="of:=[.D1325]-[.E1325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115000" calcext:value-type="float">
            <text:p>82115000</text:p>
          </table:table-cell>
          <table:table-cell table:formula="of:=[.B1326]/1000000" office:value-type="float" office:value="82.115" calcext:value-type="float">
            <text:p>82.1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26]-[.E1326])" office:value-type="float" office:value="0.53" calcext:value-type="float">
            <text:p>0.53</text:p>
          </table:table-cell>
          <table:table-cell table:formula="of:=[.D1326]-[.E1326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135000" calcext:value-type="float">
            <text:p>82135000</text:p>
          </table:table-cell>
          <table:table-cell table:formula="of:=[.B1327]/1000000" office:value-type="float" office:value="82.135" calcext:value-type="float">
            <text:p>82.1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27]-[.E1327])" office:value-type="float" office:value="0.53" calcext:value-type="float">
            <text:p>0.53</text:p>
          </table:table-cell>
          <table:table-cell table:formula="of:=[.D1327]-[.E1327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155000" calcext:value-type="float">
            <text:p>82155000</text:p>
          </table:table-cell>
          <table:table-cell table:formula="of:=[.B1328]/1000000" office:value-type="float" office:value="82.155" calcext:value-type="float">
            <text:p>82.1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28]-[.E1328])" office:value-type="float" office:value="0.53" calcext:value-type="float">
            <text:p>0.53</text:p>
          </table:table-cell>
          <table:table-cell table:formula="of:=[.D1328]-[.E1328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175000" calcext:value-type="float">
            <text:p>82175000</text:p>
          </table:table-cell>
          <table:table-cell table:formula="of:=[.B1329]/1000000" office:value-type="float" office:value="82.175" calcext:value-type="float">
            <text:p>82.1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29]-[.E1329])" office:value-type="float" office:value="0.53" calcext:value-type="float">
            <text:p>0.53</text:p>
          </table:table-cell>
          <table:table-cell table:formula="of:=[.D1329]-[.E1329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195000" calcext:value-type="float">
            <text:p>82195000</text:p>
          </table:table-cell>
          <table:table-cell table:formula="of:=[.B1330]/1000000" office:value-type="float" office:value="82.195" calcext:value-type="float">
            <text:p>82.19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0]-[.E1330])" office:value-type="float" office:value="0.52" calcext:value-type="float">
            <text:p>0.52</text:p>
          </table:table-cell>
          <table:table-cell table:formula="of:=[.D1330]-[.E1330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215000" calcext:value-type="float">
            <text:p>82215000</text:p>
          </table:table-cell>
          <table:table-cell table:formula="of:=[.B1331]/1000000" office:value-type="float" office:value="82.215" calcext:value-type="float">
            <text:p>82.21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1]-[.E1331])" office:value-type="float" office:value="0.52" calcext:value-type="float">
            <text:p>0.52</text:p>
          </table:table-cell>
          <table:table-cell table:formula="of:=[.D1331]-[.E1331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235000" calcext:value-type="float">
            <text:p>82235000</text:p>
          </table:table-cell>
          <table:table-cell table:formula="of:=[.B1332]/1000000" office:value-type="float" office:value="82.235" calcext:value-type="float">
            <text:p>82.23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2]-[.E1332])" office:value-type="float" office:value="0.52" calcext:value-type="float">
            <text:p>0.52</text:p>
          </table:table-cell>
          <table:table-cell table:formula="of:=[.D1332]-[.E1332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255000" calcext:value-type="float">
            <text:p>82255000</text:p>
          </table:table-cell>
          <table:table-cell table:formula="of:=[.B1333]/1000000" office:value-type="float" office:value="82.255" calcext:value-type="float">
            <text:p>82.2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3]-[.E1333])" office:value-type="float" office:value="0.52" calcext:value-type="float">
            <text:p>0.52</text:p>
          </table:table-cell>
          <table:table-cell table:formula="of:=[.D1333]-[.E1333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275000" calcext:value-type="float">
            <text:p>82275000</text:p>
          </table:table-cell>
          <table:table-cell table:formula="of:=[.B1334]/1000000" office:value-type="float" office:value="82.275" calcext:value-type="float">
            <text:p>82.2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4]-[.E1334])" office:value-type="float" office:value="0.52" calcext:value-type="float">
            <text:p>0.52</text:p>
          </table:table-cell>
          <table:table-cell table:formula="of:=[.D1334]-[.E1334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295000" calcext:value-type="float">
            <text:p>82295000</text:p>
          </table:table-cell>
          <table:table-cell table:formula="of:=[.B1335]/1000000" office:value-type="float" office:value="82.295" calcext:value-type="float">
            <text:p>82.2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5]-[.E1335])" office:value-type="float" office:value="0.53" calcext:value-type="float">
            <text:p>0.53</text:p>
          </table:table-cell>
          <table:table-cell table:formula="of:=[.D1335]-[.E1335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315000" calcext:value-type="float">
            <text:p>82315000</text:p>
          </table:table-cell>
          <table:table-cell table:formula="of:=[.B1336]/1000000" office:value-type="float" office:value="82.315" calcext:value-type="float">
            <text:p>82.3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6]-[.E1336])" office:value-type="float" office:value="0.53" calcext:value-type="float">
            <text:p>0.53</text:p>
          </table:table-cell>
          <table:table-cell table:formula="of:=[.D1336]-[.E1336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335000" calcext:value-type="float">
            <text:p>82335000</text:p>
          </table:table-cell>
          <table:table-cell table:formula="of:=[.B1337]/1000000" office:value-type="float" office:value="82.335" calcext:value-type="float">
            <text:p>82.3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7]-[.E1337])" office:value-type="float" office:value="0.53" calcext:value-type="float">
            <text:p>0.53</text:p>
          </table:table-cell>
          <table:table-cell table:formula="of:=[.D1337]-[.E1337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355000" calcext:value-type="float">
            <text:p>82355000</text:p>
          </table:table-cell>
          <table:table-cell table:formula="of:=[.B1338]/1000000" office:value-type="float" office:value="82.355" calcext:value-type="float">
            <text:p>82.3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8]-[.E1338])" office:value-type="float" office:value="0.53" calcext:value-type="float">
            <text:p>0.53</text:p>
          </table:table-cell>
          <table:table-cell table:formula="of:=[.D1338]-[.E1338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375000" calcext:value-type="float">
            <text:p>82375000</text:p>
          </table:table-cell>
          <table:table-cell table:formula="of:=[.B1339]/1000000" office:value-type="float" office:value="82.375" calcext:value-type="float">
            <text:p>82.3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9]-[.E1339])" office:value-type="float" office:value="0.53" calcext:value-type="float">
            <text:p>0.53</text:p>
          </table:table-cell>
          <table:table-cell table:formula="of:=[.D1339]-[.E1339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395000" calcext:value-type="float">
            <text:p>82395000</text:p>
          </table:table-cell>
          <table:table-cell table:formula="of:=[.B1340]/1000000" office:value-type="float" office:value="82.395" calcext:value-type="float">
            <text:p>82.3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0]-[.E1340])" office:value-type="float" office:value="0.53" calcext:value-type="float">
            <text:p>0.53</text:p>
          </table:table-cell>
          <table:table-cell table:formula="of:=[.D1340]-[.E1340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415000" calcext:value-type="float">
            <text:p>82415000</text:p>
          </table:table-cell>
          <table:table-cell table:formula="of:=[.B1341]/1000000" office:value-type="float" office:value="82.415" calcext:value-type="float">
            <text:p>82.4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1]-[.E1341])" office:value-type="float" office:value="0.53" calcext:value-type="float">
            <text:p>0.53</text:p>
          </table:table-cell>
          <table:table-cell table:formula="of:=[.D1341]-[.E1341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435000" calcext:value-type="float">
            <text:p>82435000</text:p>
          </table:table-cell>
          <table:table-cell table:formula="of:=[.B1342]/1000000" office:value-type="float" office:value="82.435" calcext:value-type="float">
            <text:p>82.4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2]-[.E1342])" office:value-type="float" office:value="0.53" calcext:value-type="float">
            <text:p>0.53</text:p>
          </table:table-cell>
          <table:table-cell table:formula="of:=[.D1342]-[.E1342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455000" calcext:value-type="float">
            <text:p>82455000</text:p>
          </table:table-cell>
          <table:table-cell table:formula="of:=[.B1343]/1000000" office:value-type="float" office:value="82.455" calcext:value-type="float">
            <text:p>82.4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3]-[.E1343])" office:value-type="float" office:value="0.53" calcext:value-type="float">
            <text:p>0.53</text:p>
          </table:table-cell>
          <table:table-cell table:formula="of:=[.D1343]-[.E1343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475000" calcext:value-type="float">
            <text:p>82475000</text:p>
          </table:table-cell>
          <table:table-cell table:formula="of:=[.B1344]/1000000" office:value-type="float" office:value="82.475" calcext:value-type="float">
            <text:p>82.4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4]-[.E1344])" office:value-type="float" office:value="0.53" calcext:value-type="float">
            <text:p>0.53</text:p>
          </table:table-cell>
          <table:table-cell table:formula="of:=[.D1344]-[.E1344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495000" calcext:value-type="float">
            <text:p>82495000</text:p>
          </table:table-cell>
          <table:table-cell table:formula="of:=[.B1345]/1000000" office:value-type="float" office:value="82.495" calcext:value-type="float">
            <text:p>82.4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5]-[.E1345])" office:value-type="float" office:value="0.54" calcext:value-type="float">
            <text:p>0.54</text:p>
          </table:table-cell>
          <table:table-cell table:formula="of:=[.D1345]-[.E1345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515000" calcext:value-type="float">
            <text:p>82515000</text:p>
          </table:table-cell>
          <table:table-cell table:formula="of:=[.B1346]/1000000" office:value-type="float" office:value="82.515" calcext:value-type="float">
            <text:p>82.5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6]-[.E1346])" office:value-type="float" office:value="0.54" calcext:value-type="float">
            <text:p>0.54</text:p>
          </table:table-cell>
          <table:table-cell table:formula="of:=[.D1346]-[.E1346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535000" calcext:value-type="float">
            <text:p>82535000</text:p>
          </table:table-cell>
          <table:table-cell table:formula="of:=[.B1347]/1000000" office:value-type="float" office:value="82.535" calcext:value-type="float">
            <text:p>82.5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7]-[.E1347])" office:value-type="float" office:value="0.54" calcext:value-type="float">
            <text:p>0.54</text:p>
          </table:table-cell>
          <table:table-cell table:formula="of:=[.D1347]-[.E1347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555000" calcext:value-type="float">
            <text:p>82555000</text:p>
          </table:table-cell>
          <table:table-cell table:formula="of:=[.B1348]/1000000" office:value-type="float" office:value="82.555" calcext:value-type="float">
            <text:p>82.5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8]-[.E1348])" office:value-type="float" office:value="0.54" calcext:value-type="float">
            <text:p>0.54</text:p>
          </table:table-cell>
          <table:table-cell table:formula="of:=[.D1348]-[.E1348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575000" calcext:value-type="float">
            <text:p>82575000</text:p>
          </table:table-cell>
          <table:table-cell table:formula="of:=[.B1349]/1000000" office:value-type="float" office:value="82.575" calcext:value-type="float">
            <text:p>82.5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9]-[.E1349])" office:value-type="float" office:value="0.54" calcext:value-type="float">
            <text:p>0.54</text:p>
          </table:table-cell>
          <table:table-cell table:formula="of:=[.D1349]-[.E1349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595000" calcext:value-type="float">
            <text:p>82595000</text:p>
          </table:table-cell>
          <table:table-cell table:formula="of:=[.B1350]/1000000" office:value-type="float" office:value="82.595" calcext:value-type="float">
            <text:p>82.5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50]-[.E1350])" office:value-type="float" office:value="0.54" calcext:value-type="float">
            <text:p>0.54</text:p>
          </table:table-cell>
          <table:table-cell table:formula="of:=[.D1350]-[.E1350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615000" calcext:value-type="float">
            <text:p>82615000</text:p>
          </table:table-cell>
          <table:table-cell table:formula="of:=[.B1351]/1000000" office:value-type="float" office:value="82.615" calcext:value-type="float">
            <text:p>82.6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51]-[.E1351])" office:value-type="float" office:value="0.54" calcext:value-type="float">
            <text:p>0.54</text:p>
          </table:table-cell>
          <table:table-cell table:formula="of:=[.D1351]-[.E1351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635000" calcext:value-type="float">
            <text:p>82635000</text:p>
          </table:table-cell>
          <table:table-cell table:formula="of:=[.B1352]/1000000" office:value-type="float" office:value="82.635" calcext:value-type="float">
            <text:p>82.6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52]-[.E1352])" office:value-type="float" office:value="0.54" calcext:value-type="float">
            <text:p>0.54</text:p>
          </table:table-cell>
          <table:table-cell table:formula="of:=[.D1352]-[.E1352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655000" calcext:value-type="float">
            <text:p>82655000</text:p>
          </table:table-cell>
          <table:table-cell table:formula="of:=[.B1353]/1000000" office:value-type="float" office:value="82.655" calcext:value-type="float">
            <text:p>82.6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53]-[.E1353])" office:value-type="float" office:value="0.54" calcext:value-type="float">
            <text:p>0.54</text:p>
          </table:table-cell>
          <table:table-cell table:formula="of:=[.D1353]-[.E1353]" office:value-type="float" office:value="-0.54" calcext:value-type="float">
            <text:p>-0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675000" calcext:value-type="float">
            <text:p>82675000</text:p>
          </table:table-cell>
          <table:table-cell table:formula="of:=[.B1354]/1000000" office:value-type="float" office:value="82.675" calcext:value-type="float">
            <text:p>82.6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54]-[.E1354])" office:value-type="float" office:value="0.53" calcext:value-type="float">
            <text:p>0.53</text:p>
          </table:table-cell>
          <table:table-cell table:formula="of:=[.D1354]-[.E1354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695000" calcext:value-type="float">
            <text:p>82695000</text:p>
          </table:table-cell>
          <table:table-cell table:formula="of:=[.B1355]/1000000" office:value-type="float" office:value="82.695" calcext:value-type="float">
            <text:p>82.6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55]-[.E1355])" office:value-type="float" office:value="0.53" calcext:value-type="float">
            <text:p>0.53</text:p>
          </table:table-cell>
          <table:table-cell table:formula="of:=[.D1355]-[.E1355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715000" calcext:value-type="float">
            <text:p>82715000</text:p>
          </table:table-cell>
          <table:table-cell table:formula="of:=[.B1356]/1000000" office:value-type="float" office:value="82.715" calcext:value-type="float">
            <text:p>82.7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56]-[.E1356])" office:value-type="float" office:value="0.53" calcext:value-type="float">
            <text:p>0.53</text:p>
          </table:table-cell>
          <table:table-cell table:formula="of:=[.D1356]-[.E1356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735000" calcext:value-type="float">
            <text:p>82735000</text:p>
          </table:table-cell>
          <table:table-cell table:formula="of:=[.B1357]/1000000" office:value-type="float" office:value="82.735" calcext:value-type="float">
            <text:p>82.7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57]-[.E1357])" office:value-type="float" office:value="0.53" calcext:value-type="float">
            <text:p>0.53</text:p>
          </table:table-cell>
          <table:table-cell table:formula="of:=[.D1357]-[.E1357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755000" calcext:value-type="float">
            <text:p>82755000</text:p>
          </table:table-cell>
          <table:table-cell table:formula="of:=[.B1358]/1000000" office:value-type="float" office:value="82.755" calcext:value-type="float">
            <text:p>82.7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58]-[.E1358])" office:value-type="float" office:value="0.53" calcext:value-type="float">
            <text:p>0.53</text:p>
          </table:table-cell>
          <table:table-cell table:formula="of:=[.D1358]-[.E1358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775000" calcext:value-type="float">
            <text:p>82775000</text:p>
          </table:table-cell>
          <table:table-cell table:formula="of:=[.B1359]/1000000" office:value-type="float" office:value="82.775" calcext:value-type="float">
            <text:p>82.7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59]-[.E1359])" office:value-type="float" office:value="0.53" calcext:value-type="float">
            <text:p>0.53</text:p>
          </table:table-cell>
          <table:table-cell table:formula="of:=[.D1359]-[.E1359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795000" calcext:value-type="float">
            <text:p>82795000</text:p>
          </table:table-cell>
          <table:table-cell table:formula="of:=[.B1360]/1000000" office:value-type="float" office:value="82.795" calcext:value-type="float">
            <text:p>82.7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60]-[.E1360])" office:value-type="float" office:value="0.53" calcext:value-type="float">
            <text:p>0.53</text:p>
          </table:table-cell>
          <table:table-cell table:formula="of:=[.D1360]-[.E1360]" office:value-type="float" office:value="-0.53" calcext:value-type="float">
            <text:p>-0.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815000" calcext:value-type="float">
            <text:p>82815000</text:p>
          </table:table-cell>
          <table:table-cell table:formula="of:=[.B1361]/1000000" office:value-type="float" office:value="82.815" calcext:value-type="float">
            <text:p>82.81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61]-[.E1361])" office:value-type="float" office:value="0.52" calcext:value-type="float">
            <text:p>0.52</text:p>
          </table:table-cell>
          <table:table-cell table:formula="of:=[.D1361]-[.E1361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835000" calcext:value-type="float">
            <text:p>82835000</text:p>
          </table:table-cell>
          <table:table-cell table:formula="of:=[.B1362]/1000000" office:value-type="float" office:value="82.835" calcext:value-type="float">
            <text:p>82.83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62]-[.E1362])" office:value-type="float" office:value="0.52" calcext:value-type="float">
            <text:p>0.52</text:p>
          </table:table-cell>
          <table:table-cell table:formula="of:=[.D1362]-[.E1362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855000" calcext:value-type="float">
            <text:p>82855000</text:p>
          </table:table-cell>
          <table:table-cell table:formula="of:=[.B1363]/1000000" office:value-type="float" office:value="82.855" calcext:value-type="float">
            <text:p>82.8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63]-[.E1363])" office:value-type="float" office:value="0.52" calcext:value-type="float">
            <text:p>0.52</text:p>
          </table:table-cell>
          <table:table-cell table:formula="of:=[.D1363]-[.E1363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875000" calcext:value-type="float">
            <text:p>82875000</text:p>
          </table:table-cell>
          <table:table-cell table:formula="of:=[.B1364]/1000000" office:value-type="float" office:value="82.875" calcext:value-type="float">
            <text:p>82.8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64]-[.E1364])" office:value-type="float" office:value="0.52" calcext:value-type="float">
            <text:p>0.52</text:p>
          </table:table-cell>
          <table:table-cell table:formula="of:=[.D1364]-[.E1364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895000" calcext:value-type="float">
            <text:p>82895000</text:p>
          </table:table-cell>
          <table:table-cell table:formula="of:=[.B1365]/1000000" office:value-type="float" office:value="82.895" calcext:value-type="float">
            <text:p>82.89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65]-[.E1365])" office:value-type="float" office:value="0.52" calcext:value-type="float">
            <text:p>0.52</text:p>
          </table:table-cell>
          <table:table-cell table:formula="of:=[.D1365]-[.E1365]" office:value-type="float" office:value="-0.52" calcext:value-type="float">
            <text:p>-0.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915000" calcext:value-type="float">
            <text:p>82915000</text:p>
          </table:table-cell>
          <table:table-cell table:formula="of:=[.B1366]/1000000" office:value-type="float" office:value="82.915" calcext:value-type="float">
            <text:p>82.9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66]-[.E1366])" office:value-type="float" office:value="0.51" calcext:value-type="float">
            <text:p>0.51</text:p>
          </table:table-cell>
          <table:table-cell table:formula="of:=[.D1366]-[.E1366]" office:value-type="float" office:value="-0.51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935000" calcext:value-type="float">
            <text:p>82935000</text:p>
          </table:table-cell>
          <table:table-cell table:formula="of:=[.B1367]/1000000" office:value-type="float" office:value="82.935" calcext:value-type="float">
            <text:p>82.9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67]-[.E1367])" office:value-type="float" office:value="0.51" calcext:value-type="float">
            <text:p>0.51</text:p>
          </table:table-cell>
          <table:table-cell table:formula="of:=[.D1367]-[.E1367]" office:value-type="float" office:value="-0.51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955000" calcext:value-type="float">
            <text:p>82955000</text:p>
          </table:table-cell>
          <table:table-cell table:formula="of:=[.B1368]/1000000" office:value-type="float" office:value="82.955" calcext:value-type="float">
            <text:p>82.9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68]-[.E1368])" office:value-type="float" office:value="0.51" calcext:value-type="float">
            <text:p>0.51</text:p>
          </table:table-cell>
          <table:table-cell table:formula="of:=[.D1368]-[.E1368]" office:value-type="float" office:value="-0.51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975000" calcext:value-type="float">
            <text:p>82975000</text:p>
          </table:table-cell>
          <table:table-cell table:formula="of:=[.B1369]/1000000" office:value-type="float" office:value="82.975" calcext:value-type="float">
            <text:p>82.9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69]-[.E1369])" office:value-type="float" office:value="0.51" calcext:value-type="float">
            <text:p>0.51</text:p>
          </table:table-cell>
          <table:table-cell table:formula="of:=[.D1369]-[.E1369]" office:value-type="float" office:value="-0.51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995000" calcext:value-type="float">
            <text:p>82995000</text:p>
          </table:table-cell>
          <table:table-cell table:formula="of:=[.B1370]/1000000" office:value-type="float" office:value="82.995" calcext:value-type="float">
            <text:p>82.9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70]-[.E1370])" office:value-type="float" office:value="0.51" calcext:value-type="float">
            <text:p>0.51</text:p>
          </table:table-cell>
          <table:table-cell table:formula="of:=[.D1370]-[.E1370]" office:value-type="float" office:value="-0.51" calcext:value-type="float">
            <text:p>-0.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015000" calcext:value-type="float">
            <text:p>83015000</text:p>
          </table:table-cell>
          <table:table-cell table:formula="of:=[.B1371]/1000000" office:value-type="float" office:value="83.015" calcext:value-type="float">
            <text:p>83.0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71]-[.E1371])" office:value-type="float" office:value="0.5" calcext:value-type="float">
            <text:p>0.5</text:p>
          </table:table-cell>
          <table:table-cell table:formula="of:=[.D1371]-[.E1371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035000" calcext:value-type="float">
            <text:p>83035000</text:p>
          </table:table-cell>
          <table:table-cell table:formula="of:=[.B1372]/1000000" office:value-type="float" office:value="83.035" calcext:value-type="float">
            <text:p>83.0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72]-[.E1372])" office:value-type="float" office:value="0.5" calcext:value-type="float">
            <text:p>0.5</text:p>
          </table:table-cell>
          <table:table-cell table:formula="of:=[.D1372]-[.E1372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055000" calcext:value-type="float">
            <text:p>83055000</text:p>
          </table:table-cell>
          <table:table-cell table:formula="of:=[.B1373]/1000000" office:value-type="float" office:value="83.055" calcext:value-type="float">
            <text:p>83.0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73]-[.E1373])" office:value-type="float" office:value="0.5" calcext:value-type="float">
            <text:p>0.5</text:p>
          </table:table-cell>
          <table:table-cell table:formula="of:=[.D1373]-[.E1373]" office:value-type="float" office:value="-0.5" calcext:value-type="float">
            <text:p>-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075000" calcext:value-type="float">
            <text:p>83075000</text:p>
          </table:table-cell>
          <table:table-cell table:formula="of:=[.B1374]/1000000" office:value-type="float" office:value="83.075" calcext:value-type="float">
            <text:p>83.07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374]-[.E1374])" office:value-type="float" office:value="0.49" calcext:value-type="float">
            <text:p>0.49</text:p>
          </table:table-cell>
          <table:table-cell table:formula="of:=[.D1374]-[.E1374]" office:value-type="float" office:value="-0.49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095000" calcext:value-type="float">
            <text:p>83095000</text:p>
          </table:table-cell>
          <table:table-cell table:formula="of:=[.B1375]/1000000" office:value-type="float" office:value="83.095" calcext:value-type="float">
            <text:p>83.09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375]-[.E1375])" office:value-type="float" office:value="0.49" calcext:value-type="float">
            <text:p>0.49</text:p>
          </table:table-cell>
          <table:table-cell table:formula="of:=[.D1375]-[.E1375]" office:value-type="float" office:value="-0.49" calcext:value-type="float">
            <text:p>-0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115000" calcext:value-type="float">
            <text:p>83115000</text:p>
          </table:table-cell>
          <table:table-cell table:formula="of:=[.B1376]/1000000" office:value-type="float" office:value="83.115" calcext:value-type="float">
            <text:p>83.11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1376]-[.E1376])" office:value-type="float" office:value="0.48" calcext:value-type="float">
            <text:p>0.48</text:p>
          </table:table-cell>
          <table:table-cell table:formula="of:=[.D1376]-[.E1376]" office:value-type="float" office:value="-0.48" calcext:value-type="float">
            <text:p>-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135000" calcext:value-type="float">
            <text:p>83135000</text:p>
          </table:table-cell>
          <table:table-cell table:formula="of:=[.B1377]/1000000" office:value-type="float" office:value="83.135" calcext:value-type="float">
            <text:p>83.13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1377]-[.E1377])" office:value-type="float" office:value="0.48" calcext:value-type="float">
            <text:p>0.48</text:p>
          </table:table-cell>
          <table:table-cell table:formula="of:=[.D1377]-[.E1377]" office:value-type="float" office:value="-0.48" calcext:value-type="float">
            <text:p>-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155000" calcext:value-type="float">
            <text:p>83155000</text:p>
          </table:table-cell>
          <table:table-cell table:formula="of:=[.B1378]/1000000" office:value-type="float" office:value="83.155" calcext:value-type="float">
            <text:p>83.15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1378]-[.E1378])" office:value-type="float" office:value="0.48" calcext:value-type="float">
            <text:p>0.48</text:p>
          </table:table-cell>
          <table:table-cell table:formula="of:=[.D1378]-[.E1378]" office:value-type="float" office:value="-0.48" calcext:value-type="float">
            <text:p>-0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175000" calcext:value-type="float">
            <text:p>83175000</text:p>
          </table:table-cell>
          <table:table-cell table:formula="of:=[.B1379]/1000000" office:value-type="float" office:value="83.175" calcext:value-type="float">
            <text:p>83.17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79]-[.E1379])" office:value-type="float" office:value="0.47" calcext:value-type="float">
            <text:p>0.47</text:p>
          </table:table-cell>
          <table:table-cell table:formula="of:=[.D1379]-[.E1379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195000" calcext:value-type="float">
            <text:p>83195000</text:p>
          </table:table-cell>
          <table:table-cell table:formula="of:=[.B1380]/1000000" office:value-type="float" office:value="83.195" calcext:value-type="float">
            <text:p>83.19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0]-[.E1380])" office:value-type="float" office:value="0.47" calcext:value-type="float">
            <text:p>0.47</text:p>
          </table:table-cell>
          <table:table-cell table:formula="of:=[.D1380]-[.E1380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215000" calcext:value-type="float">
            <text:p>83215000</text:p>
          </table:table-cell>
          <table:table-cell table:formula="of:=[.B1381]/1000000" office:value-type="float" office:value="83.215" calcext:value-type="float">
            <text:p>83.21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1]-[.E1381])" office:value-type="float" office:value="0.47" calcext:value-type="float">
            <text:p>0.47</text:p>
          </table:table-cell>
          <table:table-cell table:formula="of:=[.D1381]-[.E1381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235000" calcext:value-type="float">
            <text:p>83235000</text:p>
          </table:table-cell>
          <table:table-cell table:formula="of:=[.B1382]/1000000" office:value-type="float" office:value="83.235" calcext:value-type="float">
            <text:p>83.23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2]-[.E1382])" office:value-type="float" office:value="0.47" calcext:value-type="float">
            <text:p>0.47</text:p>
          </table:table-cell>
          <table:table-cell table:formula="of:=[.D1382]-[.E1382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255000" calcext:value-type="float">
            <text:p>83255000</text:p>
          </table:table-cell>
          <table:table-cell table:formula="of:=[.B1383]/1000000" office:value-type="float" office:value="83.255" calcext:value-type="float">
            <text:p>83.25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3]-[.E1383])" office:value-type="float" office:value="0.47" calcext:value-type="float">
            <text:p>0.47</text:p>
          </table:table-cell>
          <table:table-cell table:formula="of:=[.D1383]-[.E1383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275000" calcext:value-type="float">
            <text:p>83275000</text:p>
          </table:table-cell>
          <table:table-cell table:formula="of:=[.B1384]/1000000" office:value-type="float" office:value="83.275" calcext:value-type="float">
            <text:p>83.27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4]-[.E1384])" office:value-type="float" office:value="0.47" calcext:value-type="float">
            <text:p>0.47</text:p>
          </table:table-cell>
          <table:table-cell table:formula="of:=[.D1384]-[.E1384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295000" calcext:value-type="float">
            <text:p>83295000</text:p>
          </table:table-cell>
          <table:table-cell table:formula="of:=[.B1385]/1000000" office:value-type="float" office:value="83.295" calcext:value-type="float">
            <text:p>83.29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5]-[.E1385])" office:value-type="float" office:value="0.47" calcext:value-type="float">
            <text:p>0.47</text:p>
          </table:table-cell>
          <table:table-cell table:formula="of:=[.D1385]-[.E1385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315000" calcext:value-type="float">
            <text:p>83315000</text:p>
          </table:table-cell>
          <table:table-cell table:formula="of:=[.B1386]/1000000" office:value-type="float" office:value="83.315" calcext:value-type="float">
            <text:p>83.31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6]-[.E1386])" office:value-type="float" office:value="0.47" calcext:value-type="float">
            <text:p>0.47</text:p>
          </table:table-cell>
          <table:table-cell table:formula="of:=[.D1386]-[.E1386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335000" calcext:value-type="float">
            <text:p>83335000</text:p>
          </table:table-cell>
          <table:table-cell table:formula="of:=[.B1387]/1000000" office:value-type="float" office:value="83.335" calcext:value-type="float">
            <text:p>83.33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87]-[.E1387])" office:value-type="float" office:value="0.47" calcext:value-type="float">
            <text:p>0.47</text:p>
          </table:table-cell>
          <table:table-cell table:formula="of:=[.D1387]-[.E1387]" office:value-type="float" office:value="-0.47" calcext:value-type="float">
            <text:p>-0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355000" calcext:value-type="float">
            <text:p>83355000</text:p>
          </table:table-cell>
          <table:table-cell table:formula="of:=[.B1388]/1000000" office:value-type="float" office:value="83.355" calcext:value-type="float">
            <text:p>83.35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88]-[.E1388])" office:value-type="float" office:value="0.46" calcext:value-type="float">
            <text:p>0.46</text:p>
          </table:table-cell>
          <table:table-cell table:formula="of:=[.D1388]-[.E1388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375000" calcext:value-type="float">
            <text:p>83375000</text:p>
          </table:table-cell>
          <table:table-cell table:formula="of:=[.B1389]/1000000" office:value-type="float" office:value="83.375" calcext:value-type="float">
            <text:p>83.37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89]-[.E1389])" office:value-type="float" office:value="0.46" calcext:value-type="float">
            <text:p>0.46</text:p>
          </table:table-cell>
          <table:table-cell table:formula="of:=[.D1389]-[.E1389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395000" calcext:value-type="float">
            <text:p>83395000</text:p>
          </table:table-cell>
          <table:table-cell table:formula="of:=[.B1390]/1000000" office:value-type="float" office:value="83.395" calcext:value-type="float">
            <text:p>83.39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0]-[.E1390])" office:value-type="float" office:value="0.46" calcext:value-type="float">
            <text:p>0.46</text:p>
          </table:table-cell>
          <table:table-cell table:formula="of:=[.D1390]-[.E1390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415000" calcext:value-type="float">
            <text:p>83415000</text:p>
          </table:table-cell>
          <table:table-cell table:formula="of:=[.B1391]/1000000" office:value-type="float" office:value="83.415" calcext:value-type="float">
            <text:p>83.41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1]-[.E1391])" office:value-type="float" office:value="0.46" calcext:value-type="float">
            <text:p>0.46</text:p>
          </table:table-cell>
          <table:table-cell table:formula="of:=[.D1391]-[.E1391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435000" calcext:value-type="float">
            <text:p>83435000</text:p>
          </table:table-cell>
          <table:table-cell table:formula="of:=[.B1392]/1000000" office:value-type="float" office:value="83.435" calcext:value-type="float">
            <text:p>83.43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2]-[.E1392])" office:value-type="float" office:value="0.46" calcext:value-type="float">
            <text:p>0.46</text:p>
          </table:table-cell>
          <table:table-cell table:formula="of:=[.D1392]-[.E1392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455000" calcext:value-type="float">
            <text:p>83455000</text:p>
          </table:table-cell>
          <table:table-cell table:formula="of:=[.B1393]/1000000" office:value-type="float" office:value="83.455" calcext:value-type="float">
            <text:p>83.45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3]-[.E1393])" office:value-type="float" office:value="0.46" calcext:value-type="float">
            <text:p>0.46</text:p>
          </table:table-cell>
          <table:table-cell table:formula="of:=[.D1393]-[.E1393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475000" calcext:value-type="float">
            <text:p>83475000</text:p>
          </table:table-cell>
          <table:table-cell table:formula="of:=[.B1394]/1000000" office:value-type="float" office:value="83.475" calcext:value-type="float">
            <text:p>83.47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4]-[.E1394])" office:value-type="float" office:value="0.46" calcext:value-type="float">
            <text:p>0.46</text:p>
          </table:table-cell>
          <table:table-cell table:formula="of:=[.D1394]-[.E1394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495000" calcext:value-type="float">
            <text:p>83495000</text:p>
          </table:table-cell>
          <table:table-cell table:formula="of:=[.B1395]/1000000" office:value-type="float" office:value="83.495" calcext:value-type="float">
            <text:p>83.49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5]-[.E1395])" office:value-type="float" office:value="0.46" calcext:value-type="float">
            <text:p>0.46</text:p>
          </table:table-cell>
          <table:table-cell table:formula="of:=[.D1395]-[.E1395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515000" calcext:value-type="float">
            <text:p>83515000</text:p>
          </table:table-cell>
          <table:table-cell table:formula="of:=[.B1396]/1000000" office:value-type="float" office:value="83.515" calcext:value-type="float">
            <text:p>83.51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6]-[.E1396])" office:value-type="float" office:value="0.46" calcext:value-type="float">
            <text:p>0.46</text:p>
          </table:table-cell>
          <table:table-cell table:formula="of:=[.D1396]-[.E1396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535000" calcext:value-type="float">
            <text:p>83535000</text:p>
          </table:table-cell>
          <table:table-cell table:formula="of:=[.B1397]/1000000" office:value-type="float" office:value="83.535" calcext:value-type="float">
            <text:p>83.53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7]-[.E1397])" office:value-type="float" office:value="0.46" calcext:value-type="float">
            <text:p>0.46</text:p>
          </table:table-cell>
          <table:table-cell table:formula="of:=[.D1397]-[.E1397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555000" calcext:value-type="float">
            <text:p>83555000</text:p>
          </table:table-cell>
          <table:table-cell table:formula="of:=[.B1398]/1000000" office:value-type="float" office:value="83.555" calcext:value-type="float">
            <text:p>83.55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98]-[.E1398])" office:value-type="float" office:value="0.46" calcext:value-type="float">
            <text:p>0.46</text:p>
          </table:table-cell>
          <table:table-cell table:formula="of:=[.D1398]-[.E1398]" office:value-type="float" office:value="-0.46" calcext:value-type="float">
            <text:p>-0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575000" calcext:value-type="float">
            <text:p>83575000</text:p>
          </table:table-cell>
          <table:table-cell table:formula="of:=[.B1399]/1000000" office:value-type="float" office:value="83.575" calcext:value-type="float">
            <text:p>83.57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399]-[.E1399])" office:value-type="float" office:value="0.45" calcext:value-type="float">
            <text:p>0.45</text:p>
          </table:table-cell>
          <table:table-cell table:formula="of:=[.D1399]-[.E1399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595000" calcext:value-type="float">
            <text:p>83595000</text:p>
          </table:table-cell>
          <table:table-cell table:formula="of:=[.B1400]/1000000" office:value-type="float" office:value="83.595" calcext:value-type="float">
            <text:p>83.5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0]-[.E1400])" office:value-type="float" office:value="0.45" calcext:value-type="float">
            <text:p>0.45</text:p>
          </table:table-cell>
          <table:table-cell table:formula="of:=[.D1400]-[.E1400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615000" calcext:value-type="float">
            <text:p>83615000</text:p>
          </table:table-cell>
          <table:table-cell table:formula="of:=[.B1401]/1000000" office:value-type="float" office:value="83.615" calcext:value-type="float">
            <text:p>83.61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1]-[.E1401])" office:value-type="float" office:value="0.45" calcext:value-type="float">
            <text:p>0.45</text:p>
          </table:table-cell>
          <table:table-cell table:formula="of:=[.D1401]-[.E1401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635000" calcext:value-type="float">
            <text:p>83635000</text:p>
          </table:table-cell>
          <table:table-cell table:formula="of:=[.B1402]/1000000" office:value-type="float" office:value="83.635" calcext:value-type="float">
            <text:p>83.63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2]-[.E1402])" office:value-type="float" office:value="0.45" calcext:value-type="float">
            <text:p>0.45</text:p>
          </table:table-cell>
          <table:table-cell table:formula="of:=[.D1402]-[.E1402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655000" calcext:value-type="float">
            <text:p>83655000</text:p>
          </table:table-cell>
          <table:table-cell table:formula="of:=[.B1403]/1000000" office:value-type="float" office:value="83.655" calcext:value-type="float">
            <text:p>83.65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3]-[.E1403])" office:value-type="float" office:value="0.45" calcext:value-type="float">
            <text:p>0.45</text:p>
          </table:table-cell>
          <table:table-cell table:formula="of:=[.D1403]-[.E1403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675000" calcext:value-type="float">
            <text:p>83675000</text:p>
          </table:table-cell>
          <table:table-cell table:formula="of:=[.B1404]/1000000" office:value-type="float" office:value="83.675" calcext:value-type="float">
            <text:p>83.67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4]-[.E1404])" office:value-type="float" office:value="0.45" calcext:value-type="float">
            <text:p>0.45</text:p>
          </table:table-cell>
          <table:table-cell table:formula="of:=[.D1404]-[.E1404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695000" calcext:value-type="float">
            <text:p>83695000</text:p>
          </table:table-cell>
          <table:table-cell table:formula="of:=[.B1405]/1000000" office:value-type="float" office:value="83.695" calcext:value-type="float">
            <text:p>83.6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5]-[.E1405])" office:value-type="float" office:value="0.45" calcext:value-type="float">
            <text:p>0.45</text:p>
          </table:table-cell>
          <table:table-cell table:formula="of:=[.D1405]-[.E1405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715000" calcext:value-type="float">
            <text:p>83715000</text:p>
          </table:table-cell>
          <table:table-cell table:formula="of:=[.B1406]/1000000" office:value-type="float" office:value="83.715" calcext:value-type="float">
            <text:p>83.71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6]-[.E1406])" office:value-type="float" office:value="0.45" calcext:value-type="float">
            <text:p>0.45</text:p>
          </table:table-cell>
          <table:table-cell table:formula="of:=[.D1406]-[.E1406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735000" calcext:value-type="float">
            <text:p>83735000</text:p>
          </table:table-cell>
          <table:table-cell table:formula="of:=[.B1407]/1000000" office:value-type="float" office:value="83.735" calcext:value-type="float">
            <text:p>83.73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7]-[.E1407])" office:value-type="float" office:value="0.45" calcext:value-type="float">
            <text:p>0.45</text:p>
          </table:table-cell>
          <table:table-cell table:formula="of:=[.D1407]-[.E1407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755000" calcext:value-type="float">
            <text:p>83755000</text:p>
          </table:table-cell>
          <table:table-cell table:formula="of:=[.B1408]/1000000" office:value-type="float" office:value="83.755" calcext:value-type="float">
            <text:p>83.75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8]-[.E1408])" office:value-type="float" office:value="0.45" calcext:value-type="float">
            <text:p>0.45</text:p>
          </table:table-cell>
          <table:table-cell table:formula="of:=[.D1408]-[.E1408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775000" calcext:value-type="float">
            <text:p>83775000</text:p>
          </table:table-cell>
          <table:table-cell table:formula="of:=[.B1409]/1000000" office:value-type="float" office:value="83.775" calcext:value-type="float">
            <text:p>83.77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09]-[.E1409])" office:value-type="float" office:value="0.45" calcext:value-type="float">
            <text:p>0.45</text:p>
          </table:table-cell>
          <table:table-cell table:formula="of:=[.D1409]-[.E1409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795000" calcext:value-type="float">
            <text:p>83795000</text:p>
          </table:table-cell>
          <table:table-cell table:formula="of:=[.B1410]/1000000" office:value-type="float" office:value="83.795" calcext:value-type="float">
            <text:p>83.7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410]-[.E1410])" office:value-type="float" office:value="0.45" calcext:value-type="float">
            <text:p>0.45</text:p>
          </table:table-cell>
          <table:table-cell table:formula="of:=[.D1410]-[.E1410]" office:value-type="float" office:value="-0.45" calcext:value-type="float">
            <text:p>-0.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815000" calcext:value-type="float">
            <text:p>83815000</text:p>
          </table:table-cell>
          <table:table-cell table:formula="of:=[.B1411]/1000000" office:value-type="float" office:value="83.815" calcext:value-type="float">
            <text:p>83.81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ABS([.D1411]-[.E1411])" office:value-type="float" office:value="0.44" calcext:value-type="float">
            <text:p>0.44</text:p>
          </table:table-cell>
          <table:table-cell table:formula="of:=[.D1411]-[.E1411]" office:value-type="float" office:value="-0.44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835000" calcext:value-type="float">
            <text:p>83835000</text:p>
          </table:table-cell>
          <table:table-cell table:formula="of:=[.B1412]/1000000" office:value-type="float" office:value="83.835" calcext:value-type="float">
            <text:p>83.83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ABS([.D1412]-[.E1412])" office:value-type="float" office:value="0.44" calcext:value-type="float">
            <text:p>0.44</text:p>
          </table:table-cell>
          <table:table-cell table:formula="of:=[.D1412]-[.E1412]" office:value-type="float" office:value="-0.44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855000" calcext:value-type="float">
            <text:p>83855000</text:p>
          </table:table-cell>
          <table:table-cell table:formula="of:=[.B1413]/1000000" office:value-type="float" office:value="83.855" calcext:value-type="float">
            <text:p>83.85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ABS([.D1413]-[.E1413])" office:value-type="float" office:value="0.44" calcext:value-type="float">
            <text:p>0.44</text:p>
          </table:table-cell>
          <table:table-cell table:formula="of:=[.D1413]-[.E1413]" office:value-type="float" office:value="-0.44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875000" calcext:value-type="float">
            <text:p>83875000</text:p>
          </table:table-cell>
          <table:table-cell table:formula="of:=[.B1414]/1000000" office:value-type="float" office:value="83.875" calcext:value-type="float">
            <text:p>83.87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ABS([.D1414]-[.E1414])" office:value-type="float" office:value="0.44" calcext:value-type="float">
            <text:p>0.44</text:p>
          </table:table-cell>
          <table:table-cell table:formula="of:=[.D1414]-[.E1414]" office:value-type="float" office:value="-0.44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895000" calcext:value-type="float">
            <text:p>83895000</text:p>
          </table:table-cell>
          <table:table-cell table:formula="of:=[.B1415]/1000000" office:value-type="float" office:value="83.895" calcext:value-type="float">
            <text:p>83.89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ABS([.D1415]-[.E1415])" office:value-type="float" office:value="0.44" calcext:value-type="float">
            <text:p>0.44</text:p>
          </table:table-cell>
          <table:table-cell table:formula="of:=[.D1415]-[.E1415]" office:value-type="float" office:value="-0.44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915000" calcext:value-type="float">
            <text:p>83915000</text:p>
          </table:table-cell>
          <table:table-cell table:formula="of:=[.B1416]/1000000" office:value-type="float" office:value="83.915" calcext:value-type="float">
            <text:p>83.91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ABS([.D1416]-[.E1416])" office:value-type="float" office:value="0.44" calcext:value-type="float">
            <text:p>0.44</text:p>
          </table:table-cell>
          <table:table-cell table:formula="of:=[.D1416]-[.E1416]" office:value-type="float" office:value="-0.44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935000" calcext:value-type="float">
            <text:p>83935000</text:p>
          </table:table-cell>
          <table:table-cell table:formula="of:=[.B1417]/1000000" office:value-type="float" office:value="83.935" calcext:value-type="float">
            <text:p>83.935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formula="of:=ABS([.D1417]-[.E1417])" office:value-type="float" office:value="0.44" calcext:value-type="float">
            <text:p>0.44</text:p>
          </table:table-cell>
          <table:table-cell table:formula="of:=[.D1417]-[.E1417]" office:value-type="float" office:value="-0.44" calcext:value-type="float">
            <text:p>-0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955000" calcext:value-type="float">
            <text:p>83955000</text:p>
          </table:table-cell>
          <table:table-cell table:formula="of:=[.B1418]/1000000" office:value-type="float" office:value="83.955" calcext:value-type="float">
            <text:p>83.95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418]-[.E1418])" office:value-type="float" office:value="0.43" calcext:value-type="float">
            <text:p>0.43</text:p>
          </table:table-cell>
          <table:table-cell table:formula="of:=[.D1418]-[.E1418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975000" calcext:value-type="float">
            <text:p>83975000</text:p>
          </table:table-cell>
          <table:table-cell table:formula="of:=[.B1419]/1000000" office:value-type="float" office:value="83.975" calcext:value-type="float">
            <text:p>83.97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419]-[.E1419])" office:value-type="float" office:value="0.43" calcext:value-type="float">
            <text:p>0.43</text:p>
          </table:table-cell>
          <table:table-cell table:formula="of:=[.D1419]-[.E1419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995000" calcext:value-type="float">
            <text:p>83995000</text:p>
          </table:table-cell>
          <table:table-cell table:formula="of:=[.B1420]/1000000" office:value-type="float" office:value="83.995" calcext:value-type="float">
            <text:p>83.99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420]-[.E1420])" office:value-type="float" office:value="0.43" calcext:value-type="float">
            <text:p>0.43</text:p>
          </table:table-cell>
          <table:table-cell table:formula="of:=[.D1420]-[.E1420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15000" calcext:value-type="float">
            <text:p>84015000</text:p>
          </table:table-cell>
          <table:table-cell table:formula="of:=[.B1421]/1000000" office:value-type="float" office:value="84.015" calcext:value-type="float">
            <text:p>84.01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421]-[.E1421])" office:value-type="float" office:value="0.43" calcext:value-type="float">
            <text:p>0.43</text:p>
          </table:table-cell>
          <table:table-cell table:formula="of:=[.D1421]-[.E1421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35000" calcext:value-type="float">
            <text:p>84035000</text:p>
          </table:table-cell>
          <table:table-cell table:formula="of:=[.B1422]/1000000" office:value-type="float" office:value="84.035" calcext:value-type="float">
            <text:p>84.03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422]-[.E1422])" office:value-type="float" office:value="0.43" calcext:value-type="float">
            <text:p>0.43</text:p>
          </table:table-cell>
          <table:table-cell table:formula="of:=[.D1422]-[.E1422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55000" calcext:value-type="float">
            <text:p>84055000</text:p>
          </table:table-cell>
          <table:table-cell table:formula="of:=[.B1423]/1000000" office:value-type="float" office:value="84.055" calcext:value-type="float">
            <text:p>84.05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423]-[.E1423])" office:value-type="float" office:value="0.43" calcext:value-type="float">
            <text:p>0.43</text:p>
          </table:table-cell>
          <table:table-cell table:formula="of:=[.D1423]-[.E1423]" office:value-type="float" office:value="-0.43" calcext:value-type="float">
            <text:p>-0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75000" calcext:value-type="float">
            <text:p>84075000</text:p>
          </table:table-cell>
          <table:table-cell table:formula="of:=[.B1424]/1000000" office:value-type="float" office:value="84.075" calcext:value-type="float">
            <text:p>84.07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24]-[.E1424])" office:value-type="float" office:value="0.42" calcext:value-type="float">
            <text:p>0.42</text:p>
          </table:table-cell>
          <table:table-cell table:formula="of:=[.D1424]-[.E1424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95000" calcext:value-type="float">
            <text:p>84095000</text:p>
          </table:table-cell>
          <table:table-cell table:formula="of:=[.B1425]/1000000" office:value-type="float" office:value="84.095" calcext:value-type="float">
            <text:p>84.09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25]-[.E1425])" office:value-type="float" office:value="0.42" calcext:value-type="float">
            <text:p>0.42</text:p>
          </table:table-cell>
          <table:table-cell table:formula="of:=[.D1425]-[.E1425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115000" calcext:value-type="float">
            <text:p>84115000</text:p>
          </table:table-cell>
          <table:table-cell table:formula="of:=[.B1426]/1000000" office:value-type="float" office:value="84.115" calcext:value-type="float">
            <text:p>84.11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26]-[.E1426])" office:value-type="float" office:value="0.42" calcext:value-type="float">
            <text:p>0.42</text:p>
          </table:table-cell>
          <table:table-cell table:formula="of:=[.D1426]-[.E1426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135000" calcext:value-type="float">
            <text:p>84135000</text:p>
          </table:table-cell>
          <table:table-cell table:formula="of:=[.B1427]/1000000" office:value-type="float" office:value="84.135" calcext:value-type="float">
            <text:p>84.13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27]-[.E1427])" office:value-type="float" office:value="0.42" calcext:value-type="float">
            <text:p>0.42</text:p>
          </table:table-cell>
          <table:table-cell table:formula="of:=[.D1427]-[.E1427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155000" calcext:value-type="float">
            <text:p>84155000</text:p>
          </table:table-cell>
          <table:table-cell table:formula="of:=[.B1428]/1000000" office:value-type="float" office:value="84.155" calcext:value-type="float">
            <text:p>84.15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28]-[.E1428])" office:value-type="float" office:value="0.42" calcext:value-type="float">
            <text:p>0.42</text:p>
          </table:table-cell>
          <table:table-cell table:formula="of:=[.D1428]-[.E1428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175000" calcext:value-type="float">
            <text:p>84175000</text:p>
          </table:table-cell>
          <table:table-cell table:formula="of:=[.B1429]/1000000" office:value-type="float" office:value="84.175" calcext:value-type="float">
            <text:p>84.17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29]-[.E1429])" office:value-type="float" office:value="0.42" calcext:value-type="float">
            <text:p>0.42</text:p>
          </table:table-cell>
          <table:table-cell table:formula="of:=[.D1429]-[.E1429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195000" calcext:value-type="float">
            <text:p>84195000</text:p>
          </table:table-cell>
          <table:table-cell table:formula="of:=[.B1430]/1000000" office:value-type="float" office:value="84.195" calcext:value-type="float">
            <text:p>84.19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30]-[.E1430])" office:value-type="float" office:value="0.42" calcext:value-type="float">
            <text:p>0.42</text:p>
          </table:table-cell>
          <table:table-cell table:formula="of:=[.D1430]-[.E1430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215000" calcext:value-type="float">
            <text:p>84215000</text:p>
          </table:table-cell>
          <table:table-cell table:formula="of:=[.B1431]/1000000" office:value-type="float" office:value="84.215" calcext:value-type="float">
            <text:p>84.215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formula="of:=ABS([.D1431]-[.E1431])" office:value-type="float" office:value="0.41" calcext:value-type="float">
            <text:p>0.41</text:p>
          </table:table-cell>
          <table:table-cell table:formula="of:=[.D1431]-[.E1431]" office:value-type="float" office:value="-0.41" calcext:value-type="float">
            <text:p>-0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235000" calcext:value-type="float">
            <text:p>84235000</text:p>
          </table:table-cell>
          <table:table-cell table:formula="of:=[.B1432]/1000000" office:value-type="float" office:value="84.235" calcext:value-type="float">
            <text:p>84.235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formula="of:=ABS([.D1432]-[.E1432])" office:value-type="float" office:value="0.41" calcext:value-type="float">
            <text:p>0.41</text:p>
          </table:table-cell>
          <table:table-cell table:formula="of:=[.D1432]-[.E1432]" office:value-type="float" office:value="-0.41" calcext:value-type="float">
            <text:p>-0.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255000" calcext:value-type="float">
            <text:p>84255000</text:p>
          </table:table-cell>
          <table:table-cell table:formula="of:=[.B1433]/1000000" office:value-type="float" office:value="84.255" calcext:value-type="float">
            <text:p>84.25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33]-[.E1433])" office:value-type="float" office:value="0.42" calcext:value-type="float">
            <text:p>0.42</text:p>
          </table:table-cell>
          <table:table-cell table:formula="of:=[.D1433]-[.E1433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275000" calcext:value-type="float">
            <text:p>84275000</text:p>
          </table:table-cell>
          <table:table-cell table:formula="of:=[.B1434]/1000000" office:value-type="float" office:value="84.275" calcext:value-type="float">
            <text:p>84.27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34]-[.E1434])" office:value-type="float" office:value="0.42" calcext:value-type="float">
            <text:p>0.42</text:p>
          </table:table-cell>
          <table:table-cell table:formula="of:=[.D1434]-[.E1434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295000" calcext:value-type="float">
            <text:p>84295000</text:p>
          </table:table-cell>
          <table:table-cell table:formula="of:=[.B1435]/1000000" office:value-type="float" office:value="84.295" calcext:value-type="float">
            <text:p>84.29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35]-[.E1435])" office:value-type="float" office:value="0.42" calcext:value-type="float">
            <text:p>0.42</text:p>
          </table:table-cell>
          <table:table-cell table:formula="of:=[.D1435]-[.E1435]" office:value-type="float" office:value="-0.42" calcext:value-type="float">
            <text:p>-0.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315000" calcext:value-type="float">
            <text:p>84315000</text:p>
          </table:table-cell>
          <table:table-cell table:formula="of:=[.B1436]/1000000" office:value-type="float" office:value="84.315" calcext:value-type="float">
            <text:p>84.31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436]-[.E1436])" office:value-type="float" office:value="0.42" calcext:value-type="float">
            <text:p>0.42</text:p>
          </table:table-cell>
          <table:table-cell table:formula="of:=[.D1436]-[.E1436]" office:value-type="float" office:value="-0.42" calcext:value-type="float">
            <text:p>-0.42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47.467cm" svg:height="21.673cm" svg:x="0.001cm" svg:y="0.001cm">
            <draw:object draw:notify-on-update-of-ranges="Sheet1.C2:Sheet1.C1436 Sheet1.D1:Sheet1.D1 Sheet1.D2:Sheet1.D1436 Sheet1.C2:Sheet1.C1436 Sheet1.E1:Sheet1.E1 Sheet1.E2:Sheet1.E1436 Sheet1.C2:Sheet1.C1436 Sheet1.F1:Sheet1.F1 Sheet1.F2:Sheet1.F14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05:16:07.679166448</dc:date>
    <meta:document-statistic meta:table-count="2" meta:cell-count="864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>
        <chart:symbol-image xlink:href="Pictures/2000000A000000DD000000D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468cm" svg:height="21.674cm" xlink:href=".." xlink:type="simple" chart:class="chart:scatter" chart:style-name="ch1">
        <chart:title svg:x="18.253cm" svg:y="0.569cm" chart:style-name="ch2">
          <text:p>Comparison of Desired Roll with Actual Roll Over Time</text:p>
        </chart:title>
        <chart:legend chart:legend-position="end" svg:x="43.24cm" svg:y="10.04cm" style:legend-expansion="high" chart:style-name="ch3"/>
        <chart:plot-area chart:style-name="ch4" table:cell-range-address="Sheet1.C2:Sheet1.F1436 Sheet1.D1:Sheet1.F1" chart:data-source-has-labels="row" svg:x="1.96cm" svg:y="1.807cm" svg:width="40.331cm" svg:height="18.453cm">
          <chartooo:coordinate-region svg:x="2.687cm" svg:y="2.006cm" svg:width="39.417cm" svg:height="18.055cm"/>
          <chart:axis chart:dimension="x" chart:name="primary-x" chart:style-name="ch5">
            <chart:title svg:x="19.779cm" svg:y="20.693cm" chart:style-name="ch6">
              <text:p>Time (s) since start of simulation</text:p>
            </chart:title>
          </chart:axis>
          <chart:axis chart:dimension="y" chart:name="primary-y" chart:style-name="ch5">
            <chart:title svg:x="0.451cm" svg:y="12.638cm" chart:style-name="ch7">
              <text:p>Roll angle in degrees</text:p>
            </chart:title>
            <chart:grid chart:style-name="ch8" chart:class="major"/>
          </chart:axis>
          <chart:series chart:style-name="ch9" chart:values-cell-range-address="Sheet1.D2:Sheet1.D1436" chart:label-cell-address="Sheet1.D1:Sheet1.D1" chart:class="chart:scatter">
            <chart:domain table:cell-range-address="Sheet1.C2:Sheet1.C1436"/>
            <chart:data-point chart:repeated="1435"/>
          </chart:series>
          <chart:series chart:style-name="ch10" chart:values-cell-range-address="Sheet1.E2:Sheet1.E1436" chart:label-cell-address="Sheet1.E1:Sheet1.E1" chart:class="chart:scatter">
            <chart:data-point chart:repeated="1435"/>
          </chart:series>
          <chart:series chart:style-name="ch11" chart:values-cell-range-address="Sheet1.F2:Sheet1.F1436" chart:label-cell-address="Sheet1.F1:Sheet1.F1" chart:class="chart:scatter">
            <chart:data-point chart:repeated="14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mmanded Roll</text:p>
                <draw:g>
                  <svg:desc>Sheet1.D1:Sheet1.D1</svg:desc>
                </draw:g>
              </table:table-cell>
              <table:table-cell office:value-type="string">
                <text:p>Actual Roll</text:p>
                <draw:g>
                  <svg:desc>Sheet1.E1:Sheet1.E1</svg:desc>
                </draw:g>
              </table:table-cell>
              <table:table-cell office:value-type="string">
                <text:p>Absolute Roll Err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635">
                <text:p>55.635</text:p>
                <draw:g>
                  <svg:desc>Sheet1.C2:Sheet1.C1436</svg:desc>
                </draw:g>
              </table:table-cell>
              <table:table-cell office:value-type="float" office:value="0">
                <text:p>0</text:p>
                <draw:g>
                  <svg:desc>Sheet1.D2:Sheet1.D1436</svg:desc>
                </draw:g>
              </table:table-cell>
              <table:table-cell office:value-type="float" office:value="-12.8">
                <text:p>-12.8</text:p>
                <draw:g>
                  <svg:desc>Sheet1.E2:Sheet1.E1436</svg:desc>
                </draw:g>
              </table:table-cell>
              <table:table-cell office:value-type="float" office:value="12.8">
                <text:p>12.8</text:p>
                <draw:g>
                  <svg:desc>Sheet1.F2:Sheet1.F1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655">
                <text:p>55.655</text:p>
              </table:table-cell>
              <table:table-cell office:value-type="float" office:value="0">
                <text:p>0</text:p>
              </table:table-cell>
              <table:table-cell office:value-type="float" office:value="-12.92">
                <text:p>-12.92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675">
                <text:p>55.675</text:p>
              </table:table-cell>
              <table:table-cell office:value-type="float" office:value="0">
                <text:p>0</text:p>
              </table:table-cell>
              <table:table-cell office:value-type="float" office:value="-12.9">
                <text:p>-12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695">
                <text:p>55.695</text:p>
              </table:table-cell>
              <table:table-cell office:value-type="float" office:value="0">
                <text:p>0</text:p>
              </table:table-cell>
              <table:table-cell office:value-type="float" office:value="-12.76">
                <text:p>-12.76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715">
                <text:p>55.715</text:p>
              </table:table-cell>
              <table:table-cell office:value-type="float" office:value="0">
                <text:p>0</text:p>
              </table:table-cell>
              <table:table-cell office:value-type="float" office:value="-12.53">
                <text:p>-12.53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735">
                <text:p>55.735</text:p>
              </table:table-cell>
              <table:table-cell office:value-type="float" office:value="0">
                <text:p>0</text:p>
              </table:table-cell>
              <table:table-cell office:value-type="float" office:value="-12.22">
                <text:p>-12.2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755">
                <text:p>55.755</text:p>
              </table:table-cell>
              <table:table-cell office:value-type="float" office:value="0">
                <text:p>0</text:p>
              </table:table-cell>
              <table:table-cell office:value-type="float" office:value="-11.84">
                <text:p>-11.8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75">
                <text:p>55.775</text:p>
              </table:table-cell>
              <table:table-cell office:value-type="float" office:value="0">
                <text:p>0</text:p>
              </table:table-cell>
              <table:table-cell office:value-type="float" office:value="-11.42">
                <text:p>-11.4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795">
                <text:p>55.795</text:p>
              </table:table-cell>
              <table:table-cell office:value-type="float" office:value="0">
                <text:p>0</text:p>
              </table:table-cell>
              <table:table-cell office:value-type="float" office:value="-10.96">
                <text:p>-10.96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815">
                <text:p>55.815</text:p>
              </table:table-cell>
              <table:table-cell office:value-type="float" office:value="0">
                <text:p>0</text:p>
              </table:table-cell>
              <table:table-cell office:value-type="float" office:value="-10.47">
                <text:p>-10.47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835">
                <text:p>55.835</text:p>
              </table:table-cell>
              <table:table-cell office:value-type="float" office:value="0">
                <text:p>0</text:p>
              </table:table-cell>
              <table:table-cell office:value-type="float" office:value="-9.97">
                <text:p>-9.97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55">
                <text:p>55.855</text:p>
              </table:table-cell>
              <table:table-cell office:value-type="float" office:value="0">
                <text:p>0</text:p>
              </table:table-cell>
              <table:table-cell office:value-type="float" office:value="-9.45">
                <text:p>-9.4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875">
                <text:p>55.875</text:p>
              </table:table-cell>
              <table:table-cell office:value-type="float" office:value="0">
                <text:p>0</text:p>
              </table:table-cell>
              <table:table-cell office:value-type="float" office:value="-8.94">
                <text:p>-8.94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895">
                <text:p>55.895</text:p>
              </table:table-cell>
              <table:table-cell office:value-type="float" office:value="0">
                <text:p>0</text:p>
              </table:table-cell>
              <table:table-cell office:value-type="float" office:value="-8.42">
                <text:p>-8.42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915">
                <text:p>55.915</text:p>
              </table:table-cell>
              <table:table-cell office:value-type="float" office:value="0">
                <text:p>0</text:p>
              </table:table-cell>
              <table:table-cell office:value-type="float" office:value="-7.91">
                <text:p>-7.91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935">
                <text:p>55.935</text:p>
              </table:table-cell>
              <table:table-cell office:value-type="float" office:value="0">
                <text:p>0</text:p>
              </table:table-cell>
              <table:table-cell office:value-type="float" office:value="-7.41">
                <text:p>-7.41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955">
                <text:p>55.955</text:p>
              </table:table-cell>
              <table:table-cell office:value-type="float" office:value="0">
                <text:p>0</text:p>
              </table:table-cell>
              <table:table-cell office:value-type="float" office:value="-6.93">
                <text:p>-6.9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75">
                <text:p>55.975</text:p>
              </table:table-cell>
              <table:table-cell office:value-type="float" office:value="0">
                <text:p>0</text:p>
              </table:table-cell>
              <table:table-cell office:value-type="float" office:value="-6.46">
                <text:p>-6.46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995">
                <text:p>55.995</text:p>
              </table:table-cell>
              <table:table-cell office:value-type="float" office:value="0">
                <text:p>0</text:p>
              </table:table-cell>
              <table:table-cell office:value-type="float" office:value="-6.01">
                <text:p>-6.0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015">
                <text:p>56.015</text:p>
              </table:table-cell>
              <table:table-cell office:value-type="float" office:value="0">
                <text:p>0</text:p>
              </table:table-cell>
              <table:table-cell office:value-type="float" office:value="-5.57">
                <text:p>-5.57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035">
                <text:p>56.035</text:p>
              </table:table-cell>
              <table:table-cell office:value-type="float" office:value="0">
                <text:p>0</text:p>
              </table:table-cell>
              <table:table-cell office:value-type="float" office:value="-5.16">
                <text:p>-5.1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055">
                <text:p>56.055</text:p>
              </table:table-cell>
              <table:table-cell office:value-type="float" office:value="0">
                <text:p>0</text:p>
              </table:table-cell>
              <table:table-cell office:value-type="float" office:value="-4.77">
                <text:p>-4.77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075">
                <text:p>56.075</text:p>
              </table:table-cell>
              <table:table-cell office:value-type="float" office:value="0">
                <text:p>0</text:p>
              </table:table-cell>
              <table:table-cell office:value-type="float" office:value="-4.4">
                <text:p>-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095">
                <text:p>56.095</text:p>
              </table:table-cell>
              <table:table-cell office:value-type="float" office:value="0">
                <text:p>0</text:p>
              </table:table-cell>
              <table:table-cell office:value-type="float" office:value="-4.05">
                <text:p>-4.0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115">
                <text:p>56.115</text:p>
              </table:table-cell>
              <table:table-cell office:value-type="float" office:value="0">
                <text:p>0</text:p>
              </table:table-cell>
              <table:table-cell office:value-type="float" office:value="-3.71">
                <text:p>-3.7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.135">
                <text:p>56.135</text:p>
              </table:table-cell>
              <table:table-cell office:value-type="float" office:value="0">
                <text:p>0</text:p>
              </table:table-cell>
              <table:table-cell office:value-type="float" office:value="-3.4">
                <text:p>-3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155">
                <text:p>56.155</text:p>
              </table:table-cell>
              <table:table-cell office:value-type="float" office:value="0">
                <text:p>0</text:p>
              </table:table-cell>
              <table:table-cell office:value-type="float" office:value="-3.11">
                <text:p>-3.1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175">
                <text:p>56.175</text:p>
              </table:table-cell>
              <table:table-cell office:value-type="float" office:value="0">
                <text:p>0</text:p>
              </table:table-cell>
              <table:table-cell office:value-type="float" office:value="-2.83">
                <text:p>-2.8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195">
                <text:p>56.195</text:p>
              </table:table-cell>
              <table:table-cell office:value-type="float" office:value="0">
                <text:p>0</text:p>
              </table:table-cell>
              <table:table-cell office:value-type="float" office:value="-2.58">
                <text:p>-2.5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215">
                <text:p>56.215</text:p>
              </table:table-cell>
              <table:table-cell office:value-type="float" office:value="0">
                <text:p>0</text:p>
              </table:table-cell>
              <table:table-cell office:value-type="float" office:value="-2.33">
                <text:p>-2.3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235">
                <text:p>56.235</text:p>
              </table:table-cell>
              <table:table-cell office:value-type="float" office:value="0">
                <text:p>0</text:p>
              </table:table-cell>
              <table:table-cell office:value-type="float" office:value="-2.11">
                <text:p>-2.1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255">
                <text:p>56.255</text:p>
              </table:table-cell>
              <table:table-cell office:value-type="float" office:value="0">
                <text:p>0</text:p>
              </table:table-cell>
              <table:table-cell office:value-type="float" office:value="-1.9">
                <text:p>-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275">
                <text:p>56.275</text:p>
              </table:table-cell>
              <table:table-cell office:value-type="float" office:value="0">
                <text:p>0</text:p>
              </table:table-cell>
              <table:table-cell office:value-type="float" office:value="-1.7">
                <text:p>-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295">
                <text:p>56.295</text:p>
              </table:table-cell>
              <table:table-cell office:value-type="float" office:value="0">
                <text:p>0</text:p>
              </table:table-cell>
              <table:table-cell office:value-type="float" office:value="-1.52">
                <text:p>-1.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315">
                <text:p>56.315</text:p>
              </table:table-cell>
              <table:table-cell office:value-type="float" office:value="0">
                <text:p>0</text:p>
              </table:table-cell>
              <table:table-cell office:value-type="float" office:value="-1.34">
                <text:p>-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335">
                <text:p>56.335</text:p>
              </table:table-cell>
              <table:table-cell office:value-type="float" office:value="0">
                <text:p>0</text:p>
              </table:table-cell>
              <table:table-cell office:value-type="float" office:value="-1.18">
                <text:p>-1.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355">
                <text:p>56.355</text:p>
              </table:table-cell>
              <table:table-cell office:value-type="float" office:value="0">
                <text:p>0</text:p>
              </table:table-cell>
              <table:table-cell office:value-type="float" office:value="-1.03">
                <text:p>-1.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.375">
                <text:p>56.375</text:p>
              </table:table-cell>
              <table:table-cell office:value-type="float" office:value="0">
                <text:p>0</text:p>
              </table:table-cell>
              <table:table-cell office:value-type="float" office:value="-0.89">
                <text:p>-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395">
                <text:p>56.395</text:p>
              </table:table-cell>
              <table:table-cell office:value-type="float" office:value="0">
                <text:p>0</text:p>
              </table:table-cell>
              <table:table-cell office:value-type="float" office:value="-0.76">
                <text:p>-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.415">
                <text:p>56.415</text:p>
              </table:table-cell>
              <table:table-cell office:value-type="float" office:value="0">
                <text:p>0</text:p>
              </table:table-cell>
              <table:table-cell office:value-type="float" office:value="-0.64">
                <text:p>-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435">
                <text:p>56.435</text:p>
              </table:table-cell>
              <table:table-cell office:value-type="float" office:value="0">
                <text:p>0</text:p>
              </table:table-cell>
              <table:table-cell office:value-type="float" office:value="-0.52">
                <text:p>-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455">
                <text:p>56.455</text:p>
              </table:table-cell>
              <table:table-cell office:value-type="float" office:value="0">
                <text:p>0</text:p>
              </table:table-cell>
              <table:table-cell office:value-type="float" office:value="-0.42">
                <text:p>-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475">
                <text:p>56.475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495">
                <text:p>56.495</text:p>
              </table:table-cell>
              <table:table-cell office:value-type="float" office:value="0">
                <text:p>0</text:p>
              </table:table-cell>
              <table:table-cell office:value-type="float" office:value="-0.22">
                <text:p>-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515">
                <text:p>56.515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.535">
                <text:p>56.53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555">
                <text:p>56.55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.575">
                <text:p>56.575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.595">
                <text:p>56.59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615">
                <text:p>56.61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635">
                <text:p>56.63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.655">
                <text:p>56.65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675">
                <text:p>56.675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.695">
                <text:p>56.69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715">
                <text:p>56.71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735">
                <text:p>56.7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755">
                <text:p>56.7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775">
                <text:p>56.77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795">
                <text:p>56.79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.815">
                <text:p>56.81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.835">
                <text:p>56.83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855">
                <text:p>56.85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875">
                <text:p>56.87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895">
                <text:p>56.89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915">
                <text:p>56.91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.935">
                <text:p>56.93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.955">
                <text:p>56.95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.975">
                <text:p>56.97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995">
                <text:p>56.9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.015">
                <text:p>57.01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035">
                <text:p>57.03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055">
                <text:p>57.05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075">
                <text:p>57.07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095">
                <text:p>57.09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.115">
                <text:p>57.11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.135">
                <text:p>57.13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155">
                <text:p>57.15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175">
                <text:p>57.17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.195">
                <text:p>57.19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.215">
                <text:p>57.21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.235">
                <text:p>57.23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.255">
                <text:p>57.25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.275">
                <text:p>57.27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.295">
                <text:p>57.29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315">
                <text:p>57.31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.335">
                <text:p>57.33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.355">
                <text:p>57.35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375">
                <text:p>57.37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395">
                <text:p>57.39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.415">
                <text:p>57.41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35">
                <text:p>57.43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.455">
                <text:p>57.45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475">
                <text:p>57.47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.495">
                <text:p>57.49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.515">
                <text:p>57.51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.535">
                <text:p>57.5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555">
                <text:p>57.55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575">
                <text:p>57.5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.595">
                <text:p>57.5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.615">
                <text:p>57.6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635">
                <text:p>57.6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.655">
                <text:p>57.65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.675">
                <text:p>57.6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.695">
                <text:p>57.6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715">
                <text:p>57.7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735">
                <text:p>57.7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.755">
                <text:p>57.75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.775">
                <text:p>57.77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.795">
                <text:p>57.79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.815">
                <text:p>57.81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835">
                <text:p>57.83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855">
                <text:p>57.85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875">
                <text:p>57.8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895">
                <text:p>57.89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915">
                <text:p>57.91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935">
                <text:p>57.93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955">
                <text:p>57.95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.975">
                <text:p>57.97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.995">
                <text:p>57.99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015">
                <text:p>58.01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.035">
                <text:p>58.03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.055">
                <text:p>58.05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.075">
                <text:p>58.07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095">
                <text:p>58.09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.115">
                <text:p>58.11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.135">
                <text:p>58.13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.155">
                <text:p>58.15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.175">
                <text:p>58.17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.195">
                <text:p>58.19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215">
                <text:p>58.21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.235">
                <text:p>58.23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.255">
                <text:p>58.25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.275">
                <text:p>58.27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.295">
                <text:p>58.29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315">
                <text:p>58.31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.335">
                <text:p>58.33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.355">
                <text:p>58.35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.375">
                <text:p>58.37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.395">
                <text:p>58.39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.415">
                <text:p>58.41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.435">
                <text:p>58.43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.455">
                <text:p>58.45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.475">
                <text:p>58.47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.495">
                <text:p>58.49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.515">
                <text:p>58.51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.535">
                <text:p>58.53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.555">
                <text:p>58.55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.575">
                <text:p>58.57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.595">
                <text:p>58.59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.615">
                <text:p>58.61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.635">
                <text:p>58.6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.655">
                <text:p>58.65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.675">
                <text:p>58.67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.695">
                <text:p>58.69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.715">
                <text:p>58.7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.735">
                <text:p>58.73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.755">
                <text:p>58.75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.775">
                <text:p>58.77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.795">
                <text:p>58.79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815">
                <text:p>58.81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835">
                <text:p>58.83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855">
                <text:p>58.85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875">
                <text:p>58.87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895">
                <text:p>58.89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.915">
                <text:p>58.91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935">
                <text:p>58.93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.955">
                <text:p>58.95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.975">
                <text:p>58.97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.995">
                <text:p>58.99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.015">
                <text:p>59.01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.035">
                <text:p>59.03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.055">
                <text:p>59.05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075">
                <text:p>59.07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095">
                <text:p>59.09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.115">
                <text:p>59.11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.135">
                <text:p>59.13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.155">
                <text:p>59.15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.175">
                <text:p>59.17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.195">
                <text:p>59.19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.215">
                <text:p>59.21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235">
                <text:p>59.23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.255">
                <text:p>59.25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.275">
                <text:p>59.27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.295">
                <text:p>59.29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9.315">
                <text:p>59.31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.335">
                <text:p>59.33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.355">
                <text:p>59.35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375">
                <text:p>59.37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395">
                <text:p>59.39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.415">
                <text:p>59.41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.435">
                <text:p>59.43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455">
                <text:p>59.45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.475">
                <text:p>59.47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.495">
                <text:p>59.49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515">
                <text:p>59.51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35">
                <text:p>59.53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.555">
                <text:p>59.55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.575">
                <text:p>59.57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.595">
                <text:p>59.59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.615">
                <text:p>59.61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.635">
                <text:p>59.63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.655">
                <text:p>59.65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.675">
                <text:p>59.67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.695">
                <text:p>59.69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.715">
                <text:p>59.71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.735">
                <text:p>59.735</text:p>
              </table:table-cell>
              <table:table-cell office:value-type="float" office:value="-32.47">
                <text:p>-32.47</text:p>
              </table:table-cell>
              <table:table-cell office:value-type="float" office:value="0.43">
                <text:p>0.4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.755">
                <text:p>59.755</text:p>
              </table:table-cell>
              <table:table-cell office:value-type="float" office:value="-32.47">
                <text:p>-32.47</text:p>
              </table:table-cell>
              <table:table-cell office:value-type="float" office:value="0.07">
                <text:p>0.07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.775">
                <text:p>59.775</text:p>
              </table:table-cell>
              <table:table-cell office:value-type="float" office:value="-32.47">
                <text:p>-32.47</text:p>
              </table:table-cell>
              <table:table-cell office:value-type="float" office:value="-0.42">
                <text:p>-0.42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795">
                <text:p>59.795</text:p>
              </table:table-cell>
              <table:table-cell office:value-type="float" office:value="-32.46">
                <text:p>-32.46</text:p>
              </table:table-cell>
              <table:table-cell office:value-type="float" office:value="-1.06">
                <text:p>-1.06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815">
                <text:p>59.815</text:p>
              </table:table-cell>
              <table:table-cell office:value-type="float" office:value="-32.46">
                <text:p>-32.46</text:p>
              </table:table-cell>
              <table:table-cell office:value-type="float" office:value="-1.8">
                <text:p>-1.8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835">
                <text:p>59.835</text:p>
              </table:table-cell>
              <table:table-cell office:value-type="float" office:value="-32.46">
                <text:p>-32.46</text:p>
              </table:table-cell>
              <table:table-cell office:value-type="float" office:value="-2.64">
                <text:p>-2.64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855">
                <text:p>59.855</text:p>
              </table:table-cell>
              <table:table-cell office:value-type="float" office:value="-32.46">
                <text:p>-32.46</text:p>
              </table:table-cell>
              <table:table-cell office:value-type="float" office:value="-3.57">
                <text:p>-3.57</text:p>
              </table:table-cell>
              <table:table-cell office:value-type="float" office:value="28.89">
                <text:p>28.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875">
                <text:p>59.875</text:p>
              </table:table-cell>
              <table:table-cell office:value-type="float" office:value="-32.46">
                <text:p>-32.46</text:p>
              </table:table-cell>
              <table:table-cell office:value-type="float" office:value="-4.58">
                <text:p>-4.58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895">
                <text:p>59.895</text:p>
              </table:table-cell>
              <table:table-cell office:value-type="float" office:value="-32.45">
                <text:p>-32.45</text:p>
              </table:table-cell>
              <table:table-cell office:value-type="float" office:value="-5.66">
                <text:p>-5.66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915">
                <text:p>59.915</text:p>
              </table:table-cell>
              <table:table-cell office:value-type="float" office:value="-32.45">
                <text:p>-32.45</text:p>
              </table:table-cell>
              <table:table-cell office:value-type="float" office:value="-6.78">
                <text:p>-6.78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935">
                <text:p>59.935</text:p>
              </table:table-cell>
              <table:table-cell office:value-type="float" office:value="-32.45">
                <text:p>-32.45</text:p>
              </table:table-cell>
              <table:table-cell office:value-type="float" office:value="-7.94">
                <text:p>-7.94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.955">
                <text:p>59.955</text:p>
              </table:table-cell>
              <table:table-cell office:value-type="float" office:value="-32.44">
                <text:p>-32.44</text:p>
              </table:table-cell>
              <table:table-cell office:value-type="float" office:value="-9.11">
                <text:p>-9.11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.975">
                <text:p>59.975</text:p>
              </table:table-cell>
              <table:table-cell office:value-type="float" office:value="-32.44">
                <text:p>-32.44</text:p>
              </table:table-cell>
              <table:table-cell office:value-type="float" office:value="-10.29">
                <text:p>-10.29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.995">
                <text:p>59.995</text:p>
              </table:table-cell>
              <table:table-cell office:value-type="float" office:value="-32.44">
                <text:p>-32.44</text:p>
              </table:table-cell>
              <table:table-cell office:value-type="float" office:value="-11.47">
                <text:p>-11.47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.015">
                <text:p>60.015</text:p>
              </table:table-cell>
              <table:table-cell office:value-type="float" office:value="-32.44">
                <text:p>-32.44</text:p>
              </table:table-cell>
              <table:table-cell office:value-type="float" office:value="-12.63">
                <text:p>-12.63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.035">
                <text:p>60.035</text:p>
              </table:table-cell>
              <table:table-cell office:value-type="float" office:value="-32.43">
                <text:p>-32.43</text:p>
              </table:table-cell>
              <table:table-cell office:value-type="float" office:value="-13.78">
                <text:p>-13.78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.055">
                <text:p>60.055</text:p>
              </table:table-cell>
              <table:table-cell office:value-type="float" office:value="-32.43">
                <text:p>-32.43</text:p>
              </table:table-cell>
              <table:table-cell office:value-type="float" office:value="-14.89">
                <text:p>-14.89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.075">
                <text:p>60.075</text:p>
              </table:table-cell>
              <table:table-cell office:value-type="float" office:value="-32.43">
                <text:p>-32.43</text:p>
              </table:table-cell>
              <table:table-cell office:value-type="float" office:value="-15.97">
                <text:p>-15.97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.095">
                <text:p>60.095</text:p>
              </table:table-cell>
              <table:table-cell office:value-type="float" office:value="-32.43">
                <text:p>-32.43</text:p>
              </table:table-cell>
              <table:table-cell office:value-type="float" office:value="-17.02">
                <text:p>-17.02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.115">
                <text:p>60.115</text:p>
              </table:table-cell>
              <table:table-cell office:value-type="float" office:value="-32.43">
                <text:p>-32.43</text:p>
              </table:table-cell>
              <table:table-cell office:value-type="float" office:value="-18.03">
                <text:p>-18.03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.135">
                <text:p>60.135</text:p>
              </table:table-cell>
              <table:table-cell office:value-type="float" office:value="-32.42">
                <text:p>-32.42</text:p>
              </table:table-cell>
              <table:table-cell office:value-type="float" office:value="-18.99">
                <text:p>-18.99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.155">
                <text:p>60.155</text:p>
              </table:table-cell>
              <table:table-cell office:value-type="float" office:value="-32.42">
                <text:p>-32.42</text:p>
              </table:table-cell>
              <table:table-cell office:value-type="float" office:value="-19.92">
                <text:p>-19.9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.175">
                <text:p>60.175</text:p>
              </table:table-cell>
              <table:table-cell office:value-type="float" office:value="-32.42">
                <text:p>-32.42</text:p>
              </table:table-cell>
              <table:table-cell office:value-type="float" office:value="-20.79">
                <text:p>-20.7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.195">
                <text:p>60.195</text:p>
              </table:table-cell>
              <table:table-cell office:value-type="float" office:value="-32.42">
                <text:p>-32.42</text:p>
              </table:table-cell>
              <table:table-cell office:value-type="float" office:value="-21.63">
                <text:p>-21.63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.215">
                <text:p>60.215</text:p>
              </table:table-cell>
              <table:table-cell office:value-type="float" office:value="-32.42">
                <text:p>-32.42</text:p>
              </table:table-cell>
              <table:table-cell office:value-type="float" office:value="-22.41">
                <text:p>-22.4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.235">
                <text:p>60.235</text:p>
              </table:table-cell>
              <table:table-cell office:value-type="float" office:value="-32.42">
                <text:p>-32.42</text:p>
              </table:table-cell>
              <table:table-cell office:value-type="float" office:value="-23.17">
                <text:p>-23.1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.255">
                <text:p>60.255</text:p>
              </table:table-cell>
              <table:table-cell office:value-type="float" office:value="-32.42">
                <text:p>-32.42</text:p>
              </table:table-cell>
              <table:table-cell office:value-type="float" office:value="-23.86">
                <text:p>-23.8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.275">
                <text:p>60.275</text:p>
              </table:table-cell>
              <table:table-cell office:value-type="float" office:value="-32.42">
                <text:p>-32.42</text:p>
              </table:table-cell>
              <table:table-cell office:value-type="float" office:value="-24.52">
                <text:p>-24.5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.295">
                <text:p>60.295</text:p>
              </table:table-cell>
              <table:table-cell office:value-type="float" office:value="-32.42">
                <text:p>-32.42</text:p>
              </table:table-cell>
              <table:table-cell office:value-type="float" office:value="-25.14">
                <text:p>-25.1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.315">
                <text:p>60.315</text:p>
              </table:table-cell>
              <table:table-cell office:value-type="float" office:value="-32.42">
                <text:p>-32.42</text:p>
              </table:table-cell>
              <table:table-cell office:value-type="float" office:value="-25.72">
                <text:p>-25.7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.335">
                <text:p>60.335</text:p>
              </table:table-cell>
              <table:table-cell office:value-type="float" office:value="-32.42">
                <text:p>-32.42</text:p>
              </table:table-cell>
              <table:table-cell office:value-type="float" office:value="-26.26">
                <text:p>-26.26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.355">
                <text:p>60.355</text:p>
              </table:table-cell>
              <table:table-cell office:value-type="float" office:value="-32.41">
                <text:p>-32.41</text:p>
              </table:table-cell>
              <table:table-cell office:value-type="float" office:value="-26.76">
                <text:p>-26.7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.375">
                <text:p>60.375</text:p>
              </table:table-cell>
              <table:table-cell office:value-type="float" office:value="-32.41">
                <text:p>-32.41</text:p>
              </table:table-cell>
              <table:table-cell office:value-type="float" office:value="-27.23">
                <text:p>-27.23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.395">
                <text:p>60.395</text:p>
              </table:table-cell>
              <table:table-cell office:value-type="float" office:value="-32.41">
                <text:p>-32.41</text:p>
              </table:table-cell>
              <table:table-cell office:value-type="float" office:value="-27.66">
                <text:p>-27.6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415">
                <text:p>60.415</text:p>
              </table:table-cell>
              <table:table-cell office:value-type="float" office:value="-32.41">
                <text:p>-32.41</text:p>
              </table:table-cell>
              <table:table-cell office:value-type="float" office:value="-28.07">
                <text:p>-28.07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435">
                <text:p>60.435</text:p>
              </table:table-cell>
              <table:table-cell office:value-type="float" office:value="-32.41">
                <text:p>-32.41</text:p>
              </table:table-cell>
              <table:table-cell office:value-type="float" office:value="-28.44">
                <text:p>-28.4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455">
                <text:p>60.455</text:p>
              </table:table-cell>
              <table:table-cell office:value-type="float" office:value="-32.41">
                <text:p>-32.41</text:p>
              </table:table-cell>
              <table:table-cell office:value-type="float" office:value="-28.79">
                <text:p>-28.7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475">
                <text:p>60.475</text:p>
              </table:table-cell>
              <table:table-cell office:value-type="float" office:value="-32.41">
                <text:p>-32.41</text:p>
              </table:table-cell>
              <table:table-cell office:value-type="float" office:value="-29.11">
                <text:p>-29.1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495">
                <text:p>60.495</text:p>
              </table:table-cell>
              <table:table-cell office:value-type="float" office:value="-32.41">
                <text:p>-32.41</text:p>
              </table:table-cell>
              <table:table-cell office:value-type="float" office:value="-29.41">
                <text:p>-2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.515">
                <text:p>60.515</text:p>
              </table:table-cell>
              <table:table-cell office:value-type="float" office:value="-32.41">
                <text:p>-32.41</text:p>
              </table:table-cell>
              <table:table-cell office:value-type="float" office:value="-29.69">
                <text:p>-29.6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.535">
                <text:p>60.535</text:p>
              </table:table-cell>
              <table:table-cell office:value-type="float" office:value="-32.41">
                <text:p>-32.41</text:p>
              </table:table-cell>
              <table:table-cell office:value-type="float" office:value="-29.94">
                <text:p>-29.94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.555">
                <text:p>60.555</text:p>
              </table:table-cell>
              <table:table-cell office:value-type="float" office:value="-32.41">
                <text:p>-32.41</text:p>
              </table:table-cell>
              <table:table-cell office:value-type="float" office:value="-30.18">
                <text:p>-30.18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575">
                <text:p>60.575</text:p>
              </table:table-cell>
              <table:table-cell office:value-type="float" office:value="-32.41">
                <text:p>-32.41</text:p>
              </table:table-cell>
              <table:table-cell office:value-type="float" office:value="-30.4">
                <text:p>-30.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595">
                <text:p>60.595</text:p>
              </table:table-cell>
              <table:table-cell office:value-type="float" office:value="-32.41">
                <text:p>-32.41</text:p>
              </table:table-cell>
              <table:table-cell office:value-type="float" office:value="-30.61">
                <text:p>-30.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615">
                <text:p>60.615</text:p>
              </table:table-cell>
              <table:table-cell office:value-type="float" office:value="-32.41">
                <text:p>-32.41</text:p>
              </table:table-cell>
              <table:table-cell office:value-type="float" office:value="-30.8">
                <text:p>-30.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635">
                <text:p>60.635</text:p>
              </table:table-cell>
              <table:table-cell office:value-type="float" office:value="-32.41">
                <text:p>-32.41</text:p>
              </table:table-cell>
              <table:table-cell office:value-type="float" office:value="-30.97">
                <text:p>-30.97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655">
                <text:p>60.655</text:p>
              </table:table-cell>
              <table:table-cell office:value-type="float" office:value="-32.41">
                <text:p>-32.41</text:p>
              </table:table-cell>
              <table:table-cell office:value-type="float" office:value="-31.14">
                <text:p>-31.1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675">
                <text:p>60.675</text:p>
              </table:table-cell>
              <table:table-cell office:value-type="float" office:value="-32.41">
                <text:p>-32.41</text:p>
              </table:table-cell>
              <table:table-cell office:value-type="float" office:value="-31.29">
                <text:p>-31.2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695">
                <text:p>60.695</text:p>
              </table:table-cell>
              <table:table-cell office:value-type="float" office:value="-32.41">
                <text:p>-32.41</text:p>
              </table:table-cell>
              <table:table-cell office:value-type="float" office:value="-31.43">
                <text:p>-31.43</text:p>
              </table:table-cell>
              <table:table-cell office:value-type="float" office:value="0.979999999999997">
                <text:p>0.979999999999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715">
                <text:p>60.715</text:p>
              </table:table-cell>
              <table:table-cell office:value-type="float" office:value="-32.41">
                <text:p>-32.41</text:p>
              </table:table-cell>
              <table:table-cell office:value-type="float" office:value="-31.57">
                <text:p>-31.57</text:p>
              </table:table-cell>
              <table:table-cell office:value-type="float" office:value="0.839999999999996">
                <text:p>0.8399999999999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735">
                <text:p>60.735</text:p>
              </table:table-cell>
              <table:table-cell office:value-type="float" office:value="-32.41">
                <text:p>-32.41</text:p>
              </table:table-cell>
              <table:table-cell office:value-type="float" office:value="-31.69">
                <text:p>-31.69</text:p>
              </table:table-cell>
              <table:table-cell office:value-type="float" office:value="0.719999999999995">
                <text:p>0.7199999999999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755">
                <text:p>60.755</text:p>
              </table:table-cell>
              <table:table-cell office:value-type="float" office:value="-32.41">
                <text:p>-32.41</text:p>
              </table:table-cell>
              <table:table-cell office:value-type="float" office:value="-31.8">
                <text:p>-31.8</text:p>
              </table:table-cell>
              <table:table-cell office:value-type="float" office:value="0.609999999999996">
                <text:p>0.6099999999999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775">
                <text:p>60.775</text:p>
              </table:table-cell>
              <table:table-cell office:value-type="float" office:value="-32.41">
                <text:p>-32.41</text:p>
              </table:table-cell>
              <table:table-cell office:value-type="float" office:value="-31.91">
                <text:p>-31.91</text:p>
              </table:table-cell>
              <table:table-cell office:value-type="float" office:value="0.499999999999996">
                <text:p>0.4999999999999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795">
                <text:p>60.795</text:p>
              </table:table-cell>
              <table:table-cell office:value-type="float" office:value="-32.41">
                <text:p>-32.41</text:p>
              </table:table-cell>
              <table:table-cell office:value-type="float" office:value="-32.01">
                <text:p>-32.01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.815">
                <text:p>60.815</text:p>
              </table:table-cell>
              <table:table-cell office:value-type="float" office:value="-32.41">
                <text:p>-32.41</text:p>
              </table:table-cell>
              <table:table-cell office:value-type="float" office:value="-32.1">
                <text:p>-32.1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.835">
                <text:p>60.835</text:p>
              </table:table-cell>
              <table:table-cell office:value-type="float" office:value="-32.41">
                <text:p>-32.41</text:p>
              </table:table-cell>
              <table:table-cell office:value-type="float" office:value="-32.18">
                <text:p>-32.18</text:p>
              </table:table-cell>
              <table:table-cell office:value-type="float" office:value="0.229999999999997">
                <text:p>0.2299999999999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.855">
                <text:p>60.855</text:p>
              </table:table-cell>
              <table:table-cell office:value-type="float" office:value="-32.41">
                <text:p>-32.41</text:p>
              </table:table-cell>
              <table:table-cell office:value-type="float" office:value="-32.26">
                <text:p>-32.26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.875">
                <text:p>60.875</text:p>
              </table:table-cell>
              <table:table-cell office:value-type="float" office:value="-32.42">
                <text:p>-32.42</text:p>
              </table:table-cell>
              <table:table-cell office:value-type="float" office:value="-32.33">
                <text:p>-32.33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.895">
                <text:p>60.895</text:p>
              </table:table-cell>
              <table:table-cell office:value-type="float" office:value="-32.42">
                <text:p>-32.42</text:p>
              </table:table-cell>
              <table:table-cell office:value-type="float" office:value="-32.39">
                <text:p>-32.39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.915">
                <text:p>60.915</text:p>
              </table:table-cell>
              <table:table-cell office:value-type="float" office:value="-32.42">
                <text:p>-32.42</text:p>
              </table:table-cell>
              <table:table-cell office:value-type="float" office:value="-32.45">
                <text:p>-32.45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.935">
                <text:p>60.935</text:p>
              </table:table-cell>
              <table:table-cell office:value-type="float" office:value="-32.42">
                <text:p>-32.42</text:p>
              </table:table-cell>
              <table:table-cell office:value-type="float" office:value="-32.51">
                <text:p>-32.51</text:p>
              </table:table-cell>
              <table:table-cell office:value-type="float" office:value="0.0899999999999963">
                <text:p>0.0899999999999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.955">
                <text:p>60.955</text:p>
              </table:table-cell>
              <table:table-cell office:value-type="float" office:value="-32.42">
                <text:p>-32.42</text:p>
              </table:table-cell>
              <table:table-cell office:value-type="float" office:value="-32.56">
                <text:p>-32.56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.975">
                <text:p>60.975</text:p>
              </table:table-cell>
              <table:table-cell office:value-type="float" office:value="-32.43">
                <text:p>-32.43</text:p>
              </table:table-cell>
              <table:table-cell office:value-type="float" office:value="-32.6">
                <text:p>-32.6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.995">
                <text:p>60.995</text:p>
              </table:table-cell>
              <table:table-cell office:value-type="float" office:value="-32.43">
                <text:p>-32.43</text:p>
              </table:table-cell>
              <table:table-cell office:value-type="float" office:value="-32.64">
                <text:p>-32.64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015">
                <text:p>61.015</text:p>
              </table:table-cell>
              <table:table-cell office:value-type="float" office:value="-32.43">
                <text:p>-32.43</text:p>
              </table:table-cell>
              <table:table-cell office:value-type="float" office:value="-32.67">
                <text:p>-32.67</text:p>
              </table:table-cell>
              <table:table-cell office:value-type="float" office:value="0.240000000000002">
                <text:p>0.240000000000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035">
                <text:p>61.035</text:p>
              </table:table-cell>
              <table:table-cell office:value-type="float" office:value="-32.43">
                <text:p>-32.43</text:p>
              </table:table-cell>
              <table:table-cell office:value-type="float" office:value="-32.7">
                <text:p>-32.7</text:p>
              </table:table-cell>
              <table:table-cell office:value-type="float" office:value="0.270000000000003">
                <text:p>0.2700000000000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055">
                <text:p>61.055</text:p>
              </table:table-cell>
              <table:table-cell office:value-type="float" office:value="-32.44">
                <text:p>-32.44</text:p>
              </table:table-cell>
              <table:table-cell office:value-type="float" office:value="-32.73">
                <text:p>-32.73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075">
                <text:p>61.075</text:p>
              </table:table-cell>
              <table:table-cell office:value-type="float" office:value="-32.44">
                <text:p>-32.44</text:p>
              </table:table-cell>
              <table:table-cell office:value-type="float" office:value="-32.75">
                <text:p>-32.75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095">
                <text:p>61.095</text:p>
              </table:table-cell>
              <table:table-cell office:value-type="float" office:value="-32.44">
                <text:p>-32.44</text:p>
              </table:table-cell>
              <table:table-cell office:value-type="float" office:value="-32.77">
                <text:p>-32.77</text:p>
              </table:table-cell>
              <table:table-cell office:value-type="float" office:value="0.330000000000005">
                <text:p>0.330000000000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.115">
                <text:p>61.115</text:p>
              </table:table-cell>
              <table:table-cell office:value-type="float" office:value="-32.44">
                <text:p>-32.44</text:p>
              </table:table-cell>
              <table:table-cell office:value-type="float" office:value="-32.78">
                <text:p>-32.78</text:p>
              </table:table-cell>
              <table:table-cell office:value-type="float" office:value="0.340000000000003">
                <text:p>0.340000000000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.135">
                <text:p>61.135</text:p>
              </table:table-cell>
              <table:table-cell office:value-type="float" office:value="-32.45">
                <text:p>-32.45</text:p>
              </table:table-cell>
              <table:table-cell office:value-type="float" office:value="-32.79">
                <text:p>-32.79</text:p>
              </table:table-cell>
              <table:table-cell office:value-type="float" office:value="0.339999999999996">
                <text:p>0.3399999999999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.155">
                <text:p>61.155</text:p>
              </table:table-cell>
              <table:table-cell office:value-type="float" office:value="-32.45">
                <text:p>-32.45</text:p>
              </table:table-cell>
              <table:table-cell office:value-type="float" office:value="-32.8">
                <text:p>-32.8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.175">
                <text:p>61.175</text:p>
              </table:table-cell>
              <table:table-cell office:value-type="float" office:value="-32.45">
                <text:p>-32.45</text:p>
              </table:table-cell>
              <table:table-cell office:value-type="float" office:value="-32.81">
                <text:p>-32.81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.195">
                <text:p>61.195</text:p>
              </table:table-cell>
              <table:table-cell office:value-type="float" office:value="-32.45">
                <text:p>-32.45</text:p>
              </table:table-cell>
              <table:table-cell office:value-type="float" office:value="-32.81">
                <text:p>-32.81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.215">
                <text:p>61.215</text:p>
              </table:table-cell>
              <table:table-cell office:value-type="float" office:value="-32.46">
                <text:p>-32.46</text:p>
              </table:table-cell>
              <table:table-cell office:value-type="float" office:value="-32.82">
                <text:p>-32.82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.235">
                <text:p>61.235</text:p>
              </table:table-cell>
              <table:table-cell office:value-type="float" office:value="-32.46">
                <text:p>-32.46</text:p>
              </table:table-cell>
              <table:table-cell office:value-type="float" office:value="-32.82">
                <text:p>-32.82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255">
                <text:p>61.255</text:p>
              </table:table-cell>
              <table:table-cell office:value-type="float" office:value="-32.46">
                <text:p>-32.46</text:p>
              </table:table-cell>
              <table:table-cell office:value-type="float" office:value="-32.82">
                <text:p>-32.82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275">
                <text:p>61.275</text:p>
              </table:table-cell>
              <table:table-cell office:value-type="float" office:value="-32.46">
                <text:p>-32.46</text:p>
              </table:table-cell>
              <table:table-cell office:value-type="float" office:value="-32.81">
                <text:p>-32.81</text:p>
              </table:table-cell>
              <table:table-cell office:value-type="float" office:value="0.350000000000001">
                <text:p>0.3500000000000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295">
                <text:p>61.295</text:p>
              </table:table-cell>
              <table:table-cell office:value-type="float" office:value="-32.46">
                <text:p>-32.46</text:p>
              </table:table-cell>
              <table:table-cell office:value-type="float" office:value="-32.81">
                <text:p>-32.81</text:p>
              </table:table-cell>
              <table:table-cell office:value-type="float" office:value="0.350000000000001">
                <text:p>0.350000000000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315">
                <text:p>61.315</text:p>
              </table:table-cell>
              <table:table-cell office:value-type="float" office:value="-32.46">
                <text:p>-32.46</text:p>
              </table:table-cell>
              <table:table-cell office:value-type="float" office:value="-32.8">
                <text:p>-32.8</text:p>
              </table:table-cell>
              <table:table-cell office:value-type="float" office:value="0.339999999999996">
                <text:p>0.3399999999999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335">
                <text:p>61.335</text:p>
              </table:table-cell>
              <table:table-cell office:value-type="float" office:value="-32.47">
                <text:p>-32.47</text:p>
              </table:table-cell>
              <table:table-cell office:value-type="float" office:value="-32.8">
                <text:p>-32.8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.355">
                <text:p>61.355</text:p>
              </table:table-cell>
              <table:table-cell office:value-type="float" office:value="-32.47">
                <text:p>-32.47</text:p>
              </table:table-cell>
              <table:table-cell office:value-type="float" office:value="-32.79">
                <text:p>-32.7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.375">
                <text:p>61.375</text:p>
              </table:table-cell>
              <table:table-cell office:value-type="float" office:value="-32.47">
                <text:p>-32.47</text:p>
              </table:table-cell>
              <table:table-cell office:value-type="float" office:value="-32.79">
                <text:p>-32.7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.395">
                <text:p>61.395</text:p>
              </table:table-cell>
              <table:table-cell office:value-type="float" office:value="-32.47">
                <text:p>-32.47</text:p>
              </table:table-cell>
              <table:table-cell office:value-type="float" office:value="-32.78">
                <text:p>-32.78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.415">
                <text:p>61.415</text:p>
              </table:table-cell>
              <table:table-cell office:value-type="float" office:value="-32.47">
                <text:p>-32.47</text:p>
              </table:table-cell>
              <table:table-cell office:value-type="float" office:value="-32.77">
                <text:p>-32.77</text:p>
              </table:table-cell>
              <table:table-cell office:value-type="float" office:value="0.300000000000004">
                <text:p>0.3000000000000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.435">
                <text:p>61.435</text:p>
              </table:table-cell>
              <table:table-cell office:value-type="float" office:value="-32.47">
                <text:p>-32.47</text:p>
              </table:table-cell>
              <table:table-cell office:value-type="float" office:value="-32.77">
                <text:p>-32.77</text:p>
              </table:table-cell>
              <table:table-cell office:value-type="float" office:value="0.300000000000004">
                <text:p>0.3000000000000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.455">
                <text:p>61.455</text:p>
              </table:table-cell>
              <table:table-cell office:value-type="float" office:value="-32.48">
                <text:p>-32.48</text:p>
              </table:table-cell>
              <table:table-cell office:value-type="float" office:value="-32.76">
                <text:p>-32.76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.475">
                <text:p>61.475</text:p>
              </table:table-cell>
              <table:table-cell office:value-type="float" office:value="-32.48">
                <text:p>-32.48</text:p>
              </table:table-cell>
              <table:table-cell office:value-type="float" office:value="-32.76">
                <text:p>-32.76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.495">
                <text:p>61.495</text:p>
              </table:table-cell>
              <table:table-cell office:value-type="float" office:value="-32.48">
                <text:p>-32.48</text:p>
              </table:table-cell>
              <table:table-cell office:value-type="float" office:value="-32.75">
                <text:p>-32.75</text:p>
              </table:table-cell>
              <table:table-cell office:value-type="float" office:value="0.270000000000003">
                <text:p>0.270000000000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515">
                <text:p>61.515</text:p>
              </table:table-cell>
              <table:table-cell office:value-type="float" office:value="-32.48">
                <text:p>-32.48</text:p>
              </table:table-cell>
              <table:table-cell office:value-type="float" office:value="-32.75">
                <text:p>-32.75</text:p>
              </table:table-cell>
              <table:table-cell office:value-type="float" office:value="0.270000000000003">
                <text:p>0.2700000000000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.535">
                <text:p>61.535</text:p>
              </table:table-cell>
              <table:table-cell office:value-type="float" office:value="-32.48">
                <text:p>-32.48</text:p>
              </table:table-cell>
              <table:table-cell office:value-type="float" office:value="-32.74">
                <text:p>-32.74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.555">
                <text:p>61.555</text:p>
              </table:table-cell>
              <table:table-cell office:value-type="float" office:value="-32.48">
                <text:p>-32.48</text:p>
              </table:table-cell>
              <table:table-cell office:value-type="float" office:value="-32.74">
                <text:p>-32.74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.575">
                <text:p>61.575</text:p>
              </table:table-cell>
              <table:table-cell office:value-type="float" office:value="-32.48">
                <text:p>-32.48</text:p>
              </table:table-cell>
              <table:table-cell office:value-type="float" office:value="-32.74">
                <text:p>-32.74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.595">
                <text:p>61.595</text:p>
              </table:table-cell>
              <table:table-cell office:value-type="float" office:value="-32.48">
                <text:p>-32.48</text:p>
              </table:table-cell>
              <table:table-cell office:value-type="float" office:value="-32.73">
                <text:p>-32.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.615">
                <text:p>61.615</text:p>
              </table:table-cell>
              <table:table-cell office:value-type="float" office:value="-32.48">
                <text:p>-32.48</text:p>
              </table:table-cell>
              <table:table-cell office:value-type="float" office:value="-32.73">
                <text:p>-32.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.635">
                <text:p>61.635</text:p>
              </table:table-cell>
              <table:table-cell office:value-type="float" office:value="-32.48">
                <text:p>-32.48</text:p>
              </table:table-cell>
              <table:table-cell office:value-type="float" office:value="-32.73">
                <text:p>-32.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.655">
                <text:p>61.65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.675">
                <text:p>61.67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.695">
                <text:p>61.69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.715">
                <text:p>61.71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735">
                <text:p>61.73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755">
                <text:p>61.755</text:p>
              </table:table-cell>
              <table:table-cell office:value-type="float" office:value="-32.49">
                <text:p>-32.49</text:p>
              </table:table-cell>
              <table:table-cell office:value-type="float" office:value="-32.72">
                <text:p>-32.72</text:p>
              </table:table-cell>
              <table:table-cell office:value-type="float" office:value="0.229999999999997">
                <text:p>0.229999999999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775">
                <text:p>61.775</text:p>
              </table:table-cell>
              <table:table-cell office:value-type="float" office:value="-32.49">
                <text:p>-32.49</text:p>
              </table:table-cell>
              <table:table-cell office:value-type="float" office:value="-32.72">
                <text:p>-32.72</text:p>
              </table:table-cell>
              <table:table-cell office:value-type="float" office:value="0.229999999999997">
                <text:p>0.2299999999999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795">
                <text:p>61.79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15">
                <text:p>61.81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.835">
                <text:p>61.83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.855">
                <text:p>61.85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.875">
                <text:p>61.87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.895">
                <text:p>61.895</text:p>
              </table:table-cell>
              <table:table-cell office:value-type="float" office:value="-32.49">
                <text:p>-32.49</text:p>
              </table:table-cell>
              <table:table-cell office:value-type="float" office:value="-32.73">
                <text:p>-32.73</text:p>
              </table:table-cell>
              <table:table-cell office:value-type="float" office:value="0.239999999999995">
                <text:p>0.2399999999999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.915">
                <text:p>61.915</text:p>
              </table:table-cell>
              <table:table-cell office:value-type="float" office:value="-32.49">
                <text:p>-32.49</text:p>
              </table:table-cell>
              <table:table-cell office:value-type="float" office:value="-32.74">
                <text:p>-32.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.935">
                <text:p>61.935</text:p>
              </table:table-cell>
              <table:table-cell office:value-type="float" office:value="-32.49">
                <text:p>-32.49</text:p>
              </table:table-cell>
              <table:table-cell office:value-type="float" office:value="-32.74">
                <text:p>-32.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955">
                <text:p>61.955</text:p>
              </table:table-cell>
              <table:table-cell office:value-type="float" office:value="-32.49">
                <text:p>-32.49</text:p>
              </table:table-cell>
              <table:table-cell office:value-type="float" office:value="-32.74">
                <text:p>-32.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.975">
                <text:p>61.975</text:p>
              </table:table-cell>
              <table:table-cell office:value-type="float" office:value="-32.49">
                <text:p>-32.49</text:p>
              </table:table-cell>
              <table:table-cell office:value-type="float" office:value="-32.74">
                <text:p>-32.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.995">
                <text:p>61.995</text:p>
              </table:table-cell>
              <table:table-cell office:value-type="float" office:value="-32.49">
                <text:p>-32.49</text:p>
              </table:table-cell>
              <table:table-cell office:value-type="float" office:value="-32.75">
                <text:p>-32.75</text:p>
              </table:table-cell>
              <table:table-cell office:value-type="float" office:value="0.259999999999998">
                <text:p>0.259999999999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.015">
                <text:p>62.015</text:p>
              </table:table-cell>
              <table:table-cell office:value-type="float" office:value="-32.49">
                <text:p>-32.49</text:p>
              </table:table-cell>
              <table:table-cell office:value-type="float" office:value="-32.75">
                <text:p>-32.75</text:p>
              </table:table-cell>
              <table:table-cell office:value-type="float" office:value="0.259999999999998">
                <text:p>0.2599999999999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.035">
                <text:p>62.035</text:p>
              </table:table-cell>
              <table:table-cell office:value-type="float" office:value="-32.49">
                <text:p>-32.49</text:p>
              </table:table-cell>
              <table:table-cell office:value-type="float" office:value="-32.75">
                <text:p>-32.75</text:p>
              </table:table-cell>
              <table:table-cell office:value-type="float" office:value="0.259999999999998">
                <text:p>0.2599999999999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.055">
                <text:p>62.055</text:p>
              </table:table-cell>
              <table:table-cell office:value-type="float" office:value="-32.49">
                <text:p>-32.49</text:p>
              </table:table-cell>
              <table:table-cell office:value-type="float" office:value="-32.76">
                <text:p>-32.76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075">
                <text:p>62.075</text:p>
              </table:table-cell>
              <table:table-cell office:value-type="float" office:value="-32.49">
                <text:p>-32.49</text:p>
              </table:table-cell>
              <table:table-cell office:value-type="float" office:value="-32.76">
                <text:p>-32.76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.095">
                <text:p>62.095</text:p>
              </table:table-cell>
              <table:table-cell office:value-type="float" office:value="-32.49">
                <text:p>-32.49</text:p>
              </table:table-cell>
              <table:table-cell office:value-type="float" office:value="-32.76">
                <text:p>-32.76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.115">
                <text:p>62.115</text:p>
              </table:table-cell>
              <table:table-cell office:value-type="float" office:value="-32.49">
                <text:p>-32.49</text:p>
              </table:table-cell>
              <table:table-cell office:value-type="float" office:value="-32.76">
                <text:p>-32.76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.135">
                <text:p>62.135</text:p>
              </table:table-cell>
              <table:table-cell office:value-type="float" office:value="-32.49">
                <text:p>-32.49</text:p>
              </table:table-cell>
              <table:table-cell office:value-type="float" office:value="-32.76">
                <text:p>-32.76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.155">
                <text:p>62.155</text:p>
              </table:table-cell>
              <table:table-cell office:value-type="float" office:value="-32.49">
                <text:p>-32.49</text:p>
              </table:table-cell>
              <table:table-cell office:value-type="float" office:value="-32.76">
                <text:p>-32.76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175">
                <text:p>62.17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.195">
                <text:p>62.19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.215">
                <text:p>62.21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235">
                <text:p>62.23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.255">
                <text:p>62.25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.275">
                <text:p>62.275</text:p>
              </table:table-cell>
              <table:table-cell office:value-type="float" office:value="-32.5">
                <text:p>-32.5</text:p>
              </table:table-cell>
              <table:table-cell office:value-type="float" office:value="-32.77">
                <text:p>-32.77</text:p>
              </table:table-cell>
              <table:table-cell office:value-type="float" office:value="0.270000000000003">
                <text:p>0.2700000000000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295">
                <text:p>62.29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.315">
                <text:p>62.31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.335">
                <text:p>62.33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.355">
                <text:p>62.35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.375">
                <text:p>62.37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.395">
                <text:p>62.39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415">
                <text:p>62.41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.435">
                <text:p>62.43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.455">
                <text:p>62.45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.475">
                <text:p>62.47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.495">
                <text:p>62.49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.515">
                <text:p>62.51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2.535">
                <text:p>62.53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.555">
                <text:p>62.55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575">
                <text:p>62.57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.595">
                <text:p>62.59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.615">
                <text:p>62.61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.635">
                <text:p>62.63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.655">
                <text:p>62.65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.675">
                <text:p>62.67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.695">
                <text:p>62.69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2.715">
                <text:p>62.71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.735">
                <text:p>62.73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2.755">
                <text:p>62.75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.775">
                <text:p>62.77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2.795">
                <text:p>62.79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.815">
                <text:p>62.81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2.835">
                <text:p>62.83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.855">
                <text:p>62.85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.875">
                <text:p>62.87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.895">
                <text:p>62.89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.915">
                <text:p>62.91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.935">
                <text:p>62.93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.955">
                <text:p>62.95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.975">
                <text:p>62.97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.995">
                <text:p>62.99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.015">
                <text:p>63.01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.035">
                <text:p>63.03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.055">
                <text:p>63.05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.075">
                <text:p>63.07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3.095">
                <text:p>63.09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3.115">
                <text:p>63.11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3.135">
                <text:p>63.13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3.155">
                <text:p>63.15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.175">
                <text:p>63.17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3.195">
                <text:p>63.19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.215">
                <text:p>63.21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.235">
                <text:p>63.23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.255">
                <text:p>63.25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.275">
                <text:p>63.27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3.295">
                <text:p>63.29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3.315">
                <text:p>63.31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3.335">
                <text:p>63.33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3.355">
                <text:p>63.35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.375">
                <text:p>63.37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3.395">
                <text:p>63.39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.415">
                <text:p>63.41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.435">
                <text:p>63.43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.455">
                <text:p>63.45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.475">
                <text:p>63.47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495">
                <text:p>63.495</text:p>
              </table:table-cell>
              <table:table-cell office:value-type="float" office:value="-32.49">
                <text:p>-32.49</text:p>
              </table:table-cell>
              <table:table-cell office:value-type="float" office:value="-32.8">
                <text:p>-32.8</text:p>
              </table:table-cell>
              <table:table-cell office:value-type="float" office:value="0.309999999999995">
                <text:p>0.3099999999999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515">
                <text:p>63.51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535">
                <text:p>63.53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555">
                <text:p>63.55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575">
                <text:p>63.57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595">
                <text:p>63.595</text:p>
              </table:table-cell>
              <table:table-cell office:value-type="float" office:value="-32.49">
                <text:p>-32.49</text:p>
              </table:table-cell>
              <table:table-cell office:value-type="float" office:value="-32.79">
                <text:p>-32.79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.615">
                <text:p>63.61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.635">
                <text:p>63.63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3.655">
                <text:p>63.65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3.675">
                <text:p>63.67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3.695">
                <text:p>63.69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3.715">
                <text:p>63.715</text:p>
              </table:table-cell>
              <table:table-cell office:value-type="float" office:value="-32.49">
                <text:p>-32.49</text:p>
              </table:table-cell>
              <table:table-cell office:value-type="float" office:value="-32.78">
                <text:p>-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.735">
                <text:p>63.73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3.755">
                <text:p>63.75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.775">
                <text:p>63.77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.795">
                <text:p>63.79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.815">
                <text:p>63.815</text:p>
              </table:table-cell>
              <table:table-cell office:value-type="float" office:value="-32.49">
                <text:p>-32.49</text:p>
              </table:table-cell>
              <table:table-cell office:value-type="float" office:value="-32.77">
                <text:p>-32.7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3.835">
                <text:p>63.835</text:p>
              </table:table-cell>
              <table:table-cell office:value-type="float" office:value="32.49">
                <text:p>32.49</text:p>
              </table:table-cell>
              <table:table-cell office:value-type="float" office:value="-32.53">
                <text:p>-32.53</text:p>
              </table:table-cell>
              <table:table-cell office:value-type="float" office:value="65.02">
                <text:p>65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3.855">
                <text:p>63.855</text:p>
              </table:table-cell>
              <table:table-cell office:value-type="float" office:value="32.49">
                <text:p>32.49</text:p>
              </table:table-cell>
              <table:table-cell office:value-type="float" office:value="-32.08">
                <text:p>-32.08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3.875">
                <text:p>63.875</text:p>
              </table:table-cell>
              <table:table-cell office:value-type="float" office:value="32.49">
                <text:p>32.49</text:p>
              </table:table-cell>
              <table:table-cell office:value-type="float" office:value="-31.45">
                <text:p>-31.45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3.895">
                <text:p>63.895</text:p>
              </table:table-cell>
              <table:table-cell office:value-type="float" office:value="32.49">
                <text:p>32.49</text:p>
              </table:table-cell>
              <table:table-cell office:value-type="float" office:value="-30.68">
                <text:p>-30.68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3.915">
                <text:p>63.915</text:p>
              </table:table-cell>
              <table:table-cell office:value-type="float" office:value="32.49">
                <text:p>32.49</text:p>
              </table:table-cell>
              <table:table-cell office:value-type="float" office:value="-29.77">
                <text:p>-29.77</text:p>
              </table:table-cell>
              <table:table-cell office:value-type="float" office:value="62.26">
                <text:p>62.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3.935">
                <text:p>63.935</text:p>
              </table:table-cell>
              <table:table-cell office:value-type="float" office:value="32.49">
                <text:p>32.49</text:p>
              </table:table-cell>
              <table:table-cell office:value-type="float" office:value="-28.76">
                <text:p>-28.76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3.955">
                <text:p>63.955</text:p>
              </table:table-cell>
              <table:table-cell office:value-type="float" office:value="32.49">
                <text:p>32.49</text:p>
              </table:table-cell>
              <table:table-cell office:value-type="float" office:value="-27.65">
                <text:p>-27.65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975">
                <text:p>63.975</text:p>
              </table:table-cell>
              <table:table-cell office:value-type="float" office:value="32.49">
                <text:p>32.49</text:p>
              </table:table-cell>
              <table:table-cell office:value-type="float" office:value="-26.45">
                <text:p>-26.45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3.995">
                <text:p>63.995</text:p>
              </table:table-cell>
              <table:table-cell office:value-type="float" office:value="32.49">
                <text:p>32.49</text:p>
              </table:table-cell>
              <table:table-cell office:value-type="float" office:value="-25.19">
                <text:p>-25.19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.015">
                <text:p>64.015</text:p>
              </table:table-cell>
              <table:table-cell office:value-type="float" office:value="32.49">
                <text:p>32.49</text:p>
              </table:table-cell>
              <table:table-cell office:value-type="float" office:value="-23.87">
                <text:p>-23.87</text:p>
              </table:table-cell>
              <table:table-cell office:value-type="float" office:value="56.36">
                <text:p>56.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.035">
                <text:p>64.035</text:p>
              </table:table-cell>
              <table:table-cell office:value-type="float" office:value="32.49">
                <text:p>32.49</text:p>
              </table:table-cell>
              <table:table-cell office:value-type="float" office:value="-22.5">
                <text:p>-22.5</text:p>
              </table:table-cell>
              <table:table-cell office:value-type="float" office:value="54.99">
                <text:p>54.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4.055">
                <text:p>64.055</text:p>
              </table:table-cell>
              <table:table-cell office:value-type="float" office:value="32.49">
                <text:p>32.49</text:p>
              </table:table-cell>
              <table:table-cell office:value-type="float" office:value="-21.08">
                <text:p>-21.08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4.075">
                <text:p>64.075</text:p>
              </table:table-cell>
              <table:table-cell office:value-type="float" office:value="32.49">
                <text:p>32.49</text:p>
              </table:table-cell>
              <table:table-cell office:value-type="float" office:value="-19.63">
                <text:p>-19.63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4.095">
                <text:p>64.095</text:p>
              </table:table-cell>
              <table:table-cell office:value-type="float" office:value="32.49">
                <text:p>32.49</text:p>
              </table:table-cell>
              <table:table-cell office:value-type="float" office:value="-18.14">
                <text:p>-18.14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4.115">
                <text:p>64.115</text:p>
              </table:table-cell>
              <table:table-cell office:value-type="float" office:value="32.49">
                <text:p>32.49</text:p>
              </table:table-cell>
              <table:table-cell office:value-type="float" office:value="-16.63">
                <text:p>-16.63</text:p>
              </table:table-cell>
              <table:table-cell office:value-type="float" office:value="49.12">
                <text:p>49.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4.135">
                <text:p>64.135</text:p>
              </table:table-cell>
              <table:table-cell office:value-type="float" office:value="32.49">
                <text:p>32.49</text:p>
              </table:table-cell>
              <table:table-cell office:value-type="float" office:value="-15.1">
                <text:p>-15.1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4.155">
                <text:p>64.155</text:p>
              </table:table-cell>
              <table:table-cell office:value-type="float" office:value="32.49">
                <text:p>32.49</text:p>
              </table:table-cell>
              <table:table-cell office:value-type="float" office:value="-13.55">
                <text:p>-13.55</text:p>
              </table:table-cell>
              <table:table-cell office:value-type="float" office:value="46.04">
                <text:p>46.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4.175">
                <text:p>64.175</text:p>
              </table:table-cell>
              <table:table-cell office:value-type="float" office:value="32.49">
                <text:p>32.49</text:p>
              </table:table-cell>
              <table:table-cell office:value-type="float" office:value="-11.98">
                <text:p>-11.98</text:p>
              </table:table-cell>
              <table:table-cell office:value-type="float" office:value="44.47">
                <text:p>44.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4.195">
                <text:p>64.195</text:p>
              </table:table-cell>
              <table:table-cell office:value-type="float" office:value="32.49">
                <text:p>32.49</text:p>
              </table:table-cell>
              <table:table-cell office:value-type="float" office:value="-10.4">
                <text:p>-10.4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4.215">
                <text:p>64.215</text:p>
              </table:table-cell>
              <table:table-cell office:value-type="float" office:value="32.49">
                <text:p>32.49</text:p>
              </table:table-cell>
              <table:table-cell office:value-type="float" office:value="-8.8">
                <text:p>-8.8</text:p>
              </table:table-cell>
              <table:table-cell office:value-type="float" office:value="41.29">
                <text:p>41.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4.235">
                <text:p>64.235</text:p>
              </table:table-cell>
              <table:table-cell office:value-type="float" office:value="32.49">
                <text:p>32.49</text:p>
              </table:table-cell>
              <table:table-cell office:value-type="float" office:value="-7.21">
                <text:p>-7.21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4.255">
                <text:p>64.255</text:p>
              </table:table-cell>
              <table:table-cell office:value-type="float" office:value="32.49">
                <text:p>32.49</text:p>
              </table:table-cell>
              <table:table-cell office:value-type="float" office:value="-5.6">
                <text:p>-5.6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4.275">
                <text:p>64.275</text:p>
              </table:table-cell>
              <table:table-cell office:value-type="float" office:value="32.49">
                <text:p>32.49</text:p>
              </table:table-cell>
              <table:table-cell office:value-type="float" office:value="-3.98">
                <text:p>-3.98</text:p>
              </table:table-cell>
              <table:table-cell office:value-type="float" office:value="36.47">
                <text:p>36.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.295">
                <text:p>64.295</text:p>
              </table:table-cell>
              <table:table-cell office:value-type="float" office:value="32.49">
                <text:p>32.49</text:p>
              </table:table-cell>
              <table:table-cell office:value-type="float" office:value="-2.35">
                <text:p>-2.35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4.315">
                <text:p>64.315</text:p>
              </table:table-cell>
              <table:table-cell office:value-type="float" office:value="32.49">
                <text:p>32.49</text:p>
              </table:table-cell>
              <table:table-cell office:value-type="float" office:value="-0.72">
                <text:p>-0.72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4.335">
                <text:p>64.335</text:p>
              </table:table-cell>
              <table:table-cell office:value-type="float" office:value="32.49">
                <text:p>32.49</text:p>
              </table:table-cell>
              <table:table-cell office:value-type="float" office:value="0.9">
                <text:p>0.9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4.355">
                <text:p>64.355</text:p>
              </table:table-cell>
              <table:table-cell office:value-type="float" office:value="32.49">
                <text:p>32.49</text:p>
              </table:table-cell>
              <table:table-cell office:value-type="float" office:value="2.53">
                <text:p>2.53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.375">
                <text:p>64.375</text:p>
              </table:table-cell>
              <table:table-cell office:value-type="float" office:value="32.49">
                <text:p>32.49</text:p>
              </table:table-cell>
              <table:table-cell office:value-type="float" office:value="4.14">
                <text:p>4.14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4.395">
                <text:p>64.395</text:p>
              </table:table-cell>
              <table:table-cell office:value-type="float" office:value="32.49">
                <text:p>32.49</text:p>
              </table:table-cell>
              <table:table-cell office:value-type="float" office:value="5.73">
                <text:p>5.73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4.415">
                <text:p>64.415</text:p>
              </table:table-cell>
              <table:table-cell office:value-type="float" office:value="32.49">
                <text:p>32.49</text:p>
              </table:table-cell>
              <table:table-cell office:value-type="float" office:value="7.29">
                <text:p>7.2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4.435">
                <text:p>64.435</text:p>
              </table:table-cell>
              <table:table-cell office:value-type="float" office:value="32.49">
                <text:p>32.49</text:p>
              </table:table-cell>
              <table:table-cell office:value-type="float" office:value="8.77">
                <text:p>8.77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.455">
                <text:p>64.455</text:p>
              </table:table-cell>
              <table:table-cell office:value-type="float" office:value="32.49">
                <text:p>32.49</text:p>
              </table:table-cell>
              <table:table-cell office:value-type="float" office:value="10.23">
                <text:p>10.23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4.475">
                <text:p>64.475</text:p>
              </table:table-cell>
              <table:table-cell office:value-type="float" office:value="32.49">
                <text:p>32.49</text:p>
              </table:table-cell>
              <table:table-cell office:value-type="float" office:value="11.64">
                <text:p>11.64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4.495">
                <text:p>64.495</text:p>
              </table:table-cell>
              <table:table-cell office:value-type="float" office:value="32.49">
                <text:p>32.49</text:p>
              </table:table-cell>
              <table:table-cell office:value-type="float" office:value="12.99">
                <text:p>12.9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.515">
                <text:p>64.515</text:p>
              </table:table-cell>
              <table:table-cell office:value-type="float" office:value="32.49">
                <text:p>32.49</text:p>
              </table:table-cell>
              <table:table-cell office:value-type="float" office:value="14.28">
                <text:p>14.28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4.535">
                <text:p>64.535</text:p>
              </table:table-cell>
              <table:table-cell office:value-type="float" office:value="32.49">
                <text:p>32.49</text:p>
              </table:table-cell>
              <table:table-cell office:value-type="float" office:value="15.52">
                <text:p>15.52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.555">
                <text:p>64.555</text:p>
              </table:table-cell>
              <table:table-cell office:value-type="float" office:value="32.49">
                <text:p>32.49</text:p>
              </table:table-cell>
              <table:table-cell office:value-type="float" office:value="16.69">
                <text:p>16.6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4.575">
                <text:p>64.575</text:p>
              </table:table-cell>
              <table:table-cell office:value-type="float" office:value="32.49">
                <text:p>32.49</text:p>
              </table:table-cell>
              <table:table-cell office:value-type="float" office:value="17.81">
                <text:p>17.81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4.595">
                <text:p>64.595</text:p>
              </table:table-cell>
              <table:table-cell office:value-type="float" office:value="32.49">
                <text:p>32.49</text:p>
              </table:table-cell>
              <table:table-cell office:value-type="float" office:value="18.86">
                <text:p>18.86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4.615">
                <text:p>64.615</text:p>
              </table:table-cell>
              <table:table-cell office:value-type="float" office:value="32.49">
                <text:p>32.49</text:p>
              </table:table-cell>
              <table:table-cell office:value-type="float" office:value="19.87">
                <text:p>19.87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4.635">
                <text:p>64.635</text:p>
              </table:table-cell>
              <table:table-cell office:value-type="float" office:value="32.49">
                <text:p>32.49</text:p>
              </table:table-cell>
              <table:table-cell office:value-type="float" office:value="20.77">
                <text:p>20.77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.655">
                <text:p>64.655</text:p>
              </table:table-cell>
              <table:table-cell office:value-type="float" office:value="32.49">
                <text:p>32.49</text:p>
              </table:table-cell>
              <table:table-cell office:value-type="float" office:value="21.66">
                <text:p>21.66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4.675">
                <text:p>64.675</text:p>
              </table:table-cell>
              <table:table-cell office:value-type="float" office:value="32.49">
                <text:p>32.49</text:p>
              </table:table-cell>
              <table:table-cell office:value-type="float" office:value="22.5">
                <text:p>22.5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.695">
                <text:p>64.695</text:p>
              </table:table-cell>
              <table:table-cell office:value-type="float" office:value="32.49">
                <text:p>32.49</text:p>
              </table:table-cell>
              <table:table-cell office:value-type="float" office:value="23.29">
                <text:p>23.2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.715">
                <text:p>64.715</text:p>
              </table:table-cell>
              <table:table-cell office:value-type="float" office:value="32.49">
                <text:p>32.49</text:p>
              </table:table-cell>
              <table:table-cell office:value-type="float" office:value="24.03">
                <text:p>24.03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.735">
                <text:p>64.735</text:p>
              </table:table-cell>
              <table:table-cell office:value-type="float" office:value="32.49">
                <text:p>32.49</text:p>
              </table:table-cell>
              <table:table-cell office:value-type="float" office:value="24.72">
                <text:p>24.72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.755">
                <text:p>64.755</text:p>
              </table:table-cell>
              <table:table-cell office:value-type="float" office:value="32.49">
                <text:p>32.49</text:p>
              </table:table-cell>
              <table:table-cell office:value-type="float" office:value="25.37">
                <text:p>25.37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4.775">
                <text:p>64.775</text:p>
              </table:table-cell>
              <table:table-cell office:value-type="float" office:value="32.49">
                <text:p>32.49</text:p>
              </table:table-cell>
              <table:table-cell office:value-type="float" office:value="25.98">
                <text:p>25.98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4.795">
                <text:p>64.795</text:p>
              </table:table-cell>
              <table:table-cell office:value-type="float" office:value="32.49">
                <text:p>32.49</text:p>
              </table:table-cell>
              <table:table-cell office:value-type="float" office:value="26.55">
                <text:p>26.55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4.815">
                <text:p>64.815</text:p>
              </table:table-cell>
              <table:table-cell office:value-type="float" office:value="32.49">
                <text:p>32.49</text:p>
              </table:table-cell>
              <table:table-cell office:value-type="float" office:value="27.08">
                <text:p>27.08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4.835">
                <text:p>64.835</text:p>
              </table:table-cell>
              <table:table-cell office:value-type="float" office:value="32.49">
                <text:p>32.49</text:p>
              </table:table-cell>
              <table:table-cell office:value-type="float" office:value="27.57">
                <text:p>27.5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4.855">
                <text:p>64.855</text:p>
              </table:table-cell>
              <table:table-cell office:value-type="float" office:value="32.49">
                <text:p>32.49</text:p>
              </table:table-cell>
              <table:table-cell office:value-type="float" office:value="28.02">
                <text:p>28.02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4.875">
                <text:p>64.875</text:p>
              </table:table-cell>
              <table:table-cell office:value-type="float" office:value="32.49">
                <text:p>32.49</text:p>
              </table:table-cell>
              <table:table-cell office:value-type="float" office:value="28.44">
                <text:p>28.44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4.895">
                <text:p>64.895</text:p>
              </table:table-cell>
              <table:table-cell office:value-type="float" office:value="32.49">
                <text:p>32.49</text:p>
              </table:table-cell>
              <table:table-cell office:value-type="float" office:value="28.83">
                <text:p>28.8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4.915">
                <text:p>64.915</text:p>
              </table:table-cell>
              <table:table-cell office:value-type="float" office:value="32.49">
                <text:p>32.49</text:p>
              </table:table-cell>
              <table:table-cell office:value-type="float" office:value="29.2">
                <text:p>29.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4.935">
                <text:p>64.935</text:p>
              </table:table-cell>
              <table:table-cell office:value-type="float" office:value="32.49">
                <text:p>32.49</text:p>
              </table:table-cell>
              <table:table-cell office:value-type="float" office:value="29.54">
                <text:p>29.5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4.955">
                <text:p>64.955</text:p>
              </table:table-cell>
              <table:table-cell office:value-type="float" office:value="32.49">
                <text:p>32.49</text:p>
              </table:table-cell>
              <table:table-cell office:value-type="float" office:value="29.85">
                <text:p>29.8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4.975">
                <text:p>64.975</text:p>
              </table:table-cell>
              <table:table-cell office:value-type="float" office:value="32.49">
                <text:p>32.49</text:p>
              </table:table-cell>
              <table:table-cell office:value-type="float" office:value="30.14">
                <text:p>30.1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4.995">
                <text:p>64.995</text:p>
              </table:table-cell>
              <table:table-cell office:value-type="float" office:value="32.49">
                <text:p>32.49</text:p>
              </table:table-cell>
              <table:table-cell office:value-type="float" office:value="30.41">
                <text:p>30.41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5.015">
                <text:p>65.015</text:p>
              </table:table-cell>
              <table:table-cell office:value-type="float" office:value="32.49">
                <text:p>32.49</text:p>
              </table:table-cell>
              <table:table-cell office:value-type="float" office:value="30.66">
                <text:p>30.6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5.035">
                <text:p>65.035</text:p>
              </table:table-cell>
              <table:table-cell office:value-type="float" office:value="32.49">
                <text:p>32.49</text:p>
              </table:table-cell>
              <table:table-cell office:value-type="float" office:value="30.88">
                <text:p>30.8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5.055">
                <text:p>65.055</text:p>
              </table:table-cell>
              <table:table-cell office:value-type="float" office:value="32.49">
                <text:p>32.49</text:p>
              </table:table-cell>
              <table:table-cell office:value-type="float" office:value="31.09">
                <text:p>31.0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.075">
                <text:p>65.075</text:p>
              </table:table-cell>
              <table:table-cell office:value-type="float" office:value="32.49">
                <text:p>32.49</text:p>
              </table:table-cell>
              <table:table-cell office:value-type="float" office:value="31.28">
                <text:p>31.2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.095">
                <text:p>65.095</text:p>
              </table:table-cell>
              <table:table-cell office:value-type="float" office:value="32.49">
                <text:p>32.49</text:p>
              </table:table-cell>
              <table:table-cell office:value-type="float" office:value="31.46">
                <text:p>31.4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5.115">
                <text:p>65.115</text:p>
              </table:table-cell>
              <table:table-cell office:value-type="float" office:value="32.49">
                <text:p>32.49</text:p>
              </table:table-cell>
              <table:table-cell office:value-type="float" office:value="31.62">
                <text:p>31.62</text:p>
              </table:table-cell>
              <table:table-cell office:value-type="float" office:value="0.870000000000001">
                <text:p>0.8700000000000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5.135">
                <text:p>65.135</text:p>
              </table:table-cell>
              <table:table-cell office:value-type="float" office:value="32.49">
                <text:p>32.49</text:p>
              </table:table-cell>
              <table:table-cell office:value-type="float" office:value="31.77">
                <text:p>31.77</text:p>
              </table:table-cell>
              <table:table-cell office:value-type="float" office:value="0.720000000000002">
                <text:p>0.7200000000000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5.155">
                <text:p>65.155</text:p>
              </table:table-cell>
              <table:table-cell office:value-type="float" office:value="32.49">
                <text:p>32.49</text:p>
              </table:table-cell>
              <table:table-cell office:value-type="float" office:value="31.9">
                <text:p>31.9</text:p>
              </table:table-cell>
              <table:table-cell office:value-type="float" office:value="0.590000000000003">
                <text:p>0.5900000000000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5.175">
                <text:p>65.175</text:p>
              </table:table-cell>
              <table:table-cell office:value-type="float" office:value="32.49">
                <text:p>32.49</text:p>
              </table:table-cell>
              <table:table-cell office:value-type="float" office:value="32.03">
                <text:p>32.03</text:p>
              </table:table-cell>
              <table:table-cell office:value-type="float" office:value="0.460000000000001">
                <text:p>0.460000000000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5.195">
                <text:p>65.195</text:p>
              </table:table-cell>
              <table:table-cell office:value-type="float" office:value="32.49">
                <text:p>32.49</text:p>
              </table:table-cell>
              <table:table-cell office:value-type="float" office:value="32.14">
                <text:p>32.14</text:p>
              </table:table-cell>
              <table:table-cell office:value-type="float" office:value="0.350000000000001">
                <text:p>0.3500000000000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5.215">
                <text:p>65.215</text:p>
              </table:table-cell>
              <table:table-cell office:value-type="float" office:value="32.49">
                <text:p>32.49</text:p>
              </table:table-cell>
              <table:table-cell office:value-type="float" office:value="32.24">
                <text:p>32.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5.235">
                <text:p>65.235</text:p>
              </table:table-cell>
              <table:table-cell office:value-type="float" office:value="32.49">
                <text:p>32.49</text:p>
              </table:table-cell>
              <table:table-cell office:value-type="float" office:value="32.33">
                <text:p>32.33</text:p>
              </table:table-cell>
              <table:table-cell office:value-type="float" office:value="0.160000000000004">
                <text:p>0.160000000000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5.255">
                <text:p>65.255</text:p>
              </table:table-cell>
              <table:table-cell office:value-type="float" office:value="32.49">
                <text:p>32.49</text:p>
              </table:table-cell>
              <table:table-cell office:value-type="float" office:value="32.41">
                <text:p>32.41</text:p>
              </table:table-cell>
              <table:table-cell office:value-type="float" office:value="0.0800000000000054">
                <text:p>0.08000000000000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5.275">
                <text:p>65.275</text:p>
              </table:table-cell>
              <table:table-cell office:value-type="float" office:value="32.49">
                <text:p>32.49</text:p>
              </table:table-cell>
              <table:table-cell office:value-type="float" office:value="32.49">
                <text:p>32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.295">
                <text:p>65.295</text:p>
              </table:table-cell>
              <table:table-cell office:value-type="float" office:value="32.49">
                <text:p>32.49</text:p>
              </table:table-cell>
              <table:table-cell office:value-type="float" office:value="32.55">
                <text:p>32.55</text:p>
              </table:table-cell>
              <table:table-cell office:value-type="float" office:value="0.0599999999999952">
                <text:p>0.0599999999999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.315">
                <text:p>65.315</text:p>
              </table:table-cell>
              <table:table-cell office:value-type="float" office:value="32.49">
                <text:p>32.49</text:p>
              </table:table-cell>
              <table:table-cell office:value-type="float" office:value="32.61">
                <text:p>32.61</text:p>
              </table:table-cell>
              <table:table-cell office:value-type="float" office:value="0.119999999999997">
                <text:p>0.1199999999999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.335">
                <text:p>65.335</text:p>
              </table:table-cell>
              <table:table-cell office:value-type="float" office:value="32.49">
                <text:p>32.49</text:p>
              </table:table-cell>
              <table:table-cell office:value-type="float" office:value="32.66">
                <text:p>32.66</text:p>
              </table:table-cell>
              <table:table-cell office:value-type="float" office:value="0.169999999999995">
                <text:p>0.1699999999999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5.355">
                <text:p>65.355</text:p>
              </table:table-cell>
              <table:table-cell office:value-type="float" office:value="32.49">
                <text:p>32.49</text:p>
              </table:table-cell>
              <table:table-cell office:value-type="float" office:value="32.71">
                <text:p>32.71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5.375">
                <text:p>65.375</text:p>
              </table:table-cell>
              <table:table-cell office:value-type="float" office:value="32.49">
                <text:p>32.49</text:p>
              </table:table-cell>
              <table:table-cell office:value-type="float" office:value="32.75">
                <text:p>32.75</text:p>
              </table:table-cell>
              <table:table-cell office:value-type="float" office:value="0.259999999999998">
                <text:p>0.259999999999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5.395">
                <text:p>65.395</text:p>
              </table:table-cell>
              <table:table-cell office:value-type="float" office:value="32.49">
                <text:p>32.49</text:p>
              </table:table-cell>
              <table:table-cell office:value-type="float" office:value="32.78">
                <text:p>32.78</text:p>
              </table:table-cell>
              <table:table-cell office:value-type="float" office:value="0.289999999999999">
                <text:p>0.2899999999999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.415">
                <text:p>65.415</text:p>
              </table:table-cell>
              <table:table-cell office:value-type="float" office:value="32.49">
                <text:p>32.49</text:p>
              </table:table-cell>
              <table:table-cell office:value-type="float" office:value="32.81">
                <text:p>32.8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.435">
                <text:p>65.435</text:p>
              </table:table-cell>
              <table:table-cell office:value-type="float" office:value="32.49">
                <text:p>32.49</text:p>
              </table:table-cell>
              <table:table-cell office:value-type="float" office:value="32.84">
                <text:p>32.84</text:p>
              </table:table-cell>
              <table:table-cell office:value-type="float" office:value="0.350000000000001">
                <text:p>0.3500000000000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.455">
                <text:p>65.455</text:p>
              </table:table-cell>
              <table:table-cell office:value-type="float" office:value="32.49">
                <text:p>32.49</text:p>
              </table:table-cell>
              <table:table-cell office:value-type="float" office:value="32.86">
                <text:p>32.86</text:p>
              </table:table-cell>
              <table:table-cell office:value-type="float" office:value="0.369999999999997">
                <text:p>0.3699999999999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475">
                <text:p>65.475</text:p>
              </table:table-cell>
              <table:table-cell office:value-type="float" office:value="32.49">
                <text:p>32.49</text:p>
              </table:table-cell>
              <table:table-cell office:value-type="float" office:value="32.88">
                <text:p>32.88</text:p>
              </table:table-cell>
              <table:table-cell office:value-type="float" office:value="0.390000000000001">
                <text:p>0.3900000000000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.495">
                <text:p>65.495</text:p>
              </table:table-cell>
              <table:table-cell office:value-type="float" office:value="32.49">
                <text:p>32.49</text:p>
              </table:table-cell>
              <table:table-cell office:value-type="float" office:value="32.9">
                <text:p>32.9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.515">
                <text:p>65.515</text:p>
              </table:table-cell>
              <table:table-cell office:value-type="float" office:value="32.49">
                <text:p>32.49</text:p>
              </table:table-cell>
              <table:table-cell office:value-type="float" office:value="32.92">
                <text:p>32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.535">
                <text:p>65.535</text:p>
              </table:table-cell>
              <table:table-cell office:value-type="float" office:value="32.49">
                <text:p>32.49</text:p>
              </table:table-cell>
              <table:table-cell office:value-type="float" office:value="32.93">
                <text:p>32.93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.555">
                <text:p>65.555</text:p>
              </table:table-cell>
              <table:table-cell office:value-type="float" office:value="32.49">
                <text:p>32.49</text:p>
              </table:table-cell>
              <table:table-cell office:value-type="float" office:value="32.94">
                <text:p>32.94</text:p>
              </table:table-cell>
              <table:table-cell office:value-type="float" office:value="0.449999999999996">
                <text:p>0.4499999999999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.575">
                <text:p>65.575</text:p>
              </table:table-cell>
              <table:table-cell office:value-type="float" office:value="32.49">
                <text:p>32.49</text:p>
              </table:table-cell>
              <table:table-cell office:value-type="float" office:value="32.95">
                <text:p>32.95</text:p>
              </table:table-cell>
              <table:table-cell office:value-type="float" office:value="0.460000000000001">
                <text:p>0.4600000000000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.595">
                <text:p>65.595</text:p>
              </table:table-cell>
              <table:table-cell office:value-type="float" office:value="32.49">
                <text:p>32.49</text:p>
              </table:table-cell>
              <table:table-cell office:value-type="float" office:value="32.96">
                <text:p>32.96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.615">
                <text:p>65.615</text:p>
              </table:table-cell>
              <table:table-cell office:value-type="float" office:value="32.49">
                <text:p>32.49</text:p>
              </table:table-cell>
              <table:table-cell office:value-type="float" office:value="32.96">
                <text:p>32.96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.635">
                <text:p>65.635</text:p>
              </table:table-cell>
              <table:table-cell office:value-type="float" office:value="32.49">
                <text:p>32.49</text:p>
              </table:table-cell>
              <table:table-cell office:value-type="float" office:value="32.97">
                <text:p>32.97</text:p>
              </table:table-cell>
              <table:table-cell office:value-type="float" office:value="0.479999999999997">
                <text:p>0.4799999999999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5.655">
                <text:p>65.655</text:p>
              </table:table-cell>
              <table:table-cell office:value-type="float" office:value="32.49">
                <text:p>32.49</text:p>
              </table:table-cell>
              <table:table-cell office:value-type="float" office:value="32.97">
                <text:p>32.97</text:p>
              </table:table-cell>
              <table:table-cell office:value-type="float" office:value="0.479999999999997">
                <text:p>0.4799999999999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.675">
                <text:p>65.675</text:p>
              </table:table-cell>
              <table:table-cell office:value-type="float" office:value="32.49">
                <text:p>32.49</text:p>
              </table:table-cell>
              <table:table-cell office:value-type="float" office:value="32.97">
                <text:p>32.97</text:p>
              </table:table-cell>
              <table:table-cell office:value-type="float" office:value="0.479999999999997">
                <text:p>0.4799999999999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5.695">
                <text:p>65.695</text:p>
              </table:table-cell>
              <table:table-cell office:value-type="float" office:value="32.49">
                <text:p>32.49</text:p>
              </table:table-cell>
              <table:table-cell office:value-type="float" office:value="32.97">
                <text:p>32.97</text:p>
              </table:table-cell>
              <table:table-cell office:value-type="float" office:value="0.479999999999997">
                <text:p>0.4799999999999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.715">
                <text:p>65.71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5.735">
                <text:p>65.73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5.755">
                <text:p>65.75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5.775">
                <text:p>65.77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5.795">
                <text:p>65.79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5.815">
                <text:p>65.81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5.835">
                <text:p>65.83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5.855">
                <text:p>65.85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5.875">
                <text:p>65.87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5.895">
                <text:p>65.89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5.915">
                <text:p>65.91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5.935">
                <text:p>65.93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.955">
                <text:p>65.95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5.975">
                <text:p>65.97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995">
                <text:p>65.99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.015">
                <text:p>66.01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6.035">
                <text:p>66.03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.055">
                <text:p>66.055</text:p>
              </table:table-cell>
              <table:table-cell office:value-type="float" office:value="32.49">
                <text:p>32.49</text:p>
              </table:table-cell>
              <table:table-cell office:value-type="float" office:value="32.98">
                <text:p>32.98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.075">
                <text:p>66.075</text:p>
              </table:table-cell>
              <table:table-cell office:value-type="float" office:value="32.49">
                <text:p>32.49</text:p>
              </table:table-cell>
              <table:table-cell office:value-type="float" office:value="32.99">
                <text:p>32.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6.095">
                <text:p>66.095</text:p>
              </table:table-cell>
              <table:table-cell office:value-type="float" office:value="32.49">
                <text:p>32.49</text:p>
              </table:table-cell>
              <table:table-cell office:value-type="float" office:value="32.99">
                <text:p>32.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6.115">
                <text:p>66.115</text:p>
              </table:table-cell>
              <table:table-cell office:value-type="float" office:value="32.49">
                <text:p>32.49</text:p>
              </table:table-cell>
              <table:table-cell office:value-type="float" office:value="32.99">
                <text:p>32.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.135">
                <text:p>66.135</text:p>
              </table:table-cell>
              <table:table-cell office:value-type="float" office:value="32.49">
                <text:p>32.49</text:p>
              </table:table-cell>
              <table:table-cell office:value-type="float" office:value="32.99">
                <text:p>32.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6.155">
                <text:p>66.155</text:p>
              </table:table-cell>
              <table:table-cell office:value-type="float" office:value="32.49">
                <text:p>32.49</text:p>
              </table:table-cell>
              <table:table-cell office:value-type="float" office:value="32.99">
                <text:p>32.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6.175">
                <text:p>66.175</text:p>
              </table:table-cell>
              <table:table-cell office:value-type="float" office:value="32.49">
                <text:p>32.49</text:p>
              </table:table-cell>
              <table:table-cell office:value-type="float" office:value="33">
                <text:p>33</text:p>
              </table:table-cell>
              <table:table-cell office:value-type="float" office:value="0.509999999999998">
                <text:p>0.5099999999999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6.195">
                <text:p>66.195</text:p>
              </table:table-cell>
              <table:table-cell office:value-type="float" office:value="32.49">
                <text:p>32.49</text:p>
              </table:table-cell>
              <table:table-cell office:value-type="float" office:value="33">
                <text:p>33</text:p>
              </table:table-cell>
              <table:table-cell office:value-type="float" office:value="0.509999999999998">
                <text:p>0.5099999999999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6.215">
                <text:p>66.215</text:p>
              </table:table-cell>
              <table:table-cell office:value-type="float" office:value="32.49">
                <text:p>32.49</text:p>
              </table:table-cell>
              <table:table-cell office:value-type="float" office:value="33">
                <text:p>33</text:p>
              </table:table-cell>
              <table:table-cell office:value-type="float" office:value="0.509999999999998">
                <text:p>0.5099999999999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6.235">
                <text:p>66.235</text:p>
              </table:table-cell>
              <table:table-cell office:value-type="float" office:value="32.49">
                <text:p>32.49</text:p>
              </table:table-cell>
              <table:table-cell office:value-type="float" office:value="33">
                <text:p>33</text:p>
              </table:table-cell>
              <table:table-cell office:value-type="float" office:value="0.509999999999998">
                <text:p>0.5099999999999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6.255">
                <text:p>66.255</text:p>
              </table:table-cell>
              <table:table-cell office:value-type="float" office:value="32.49">
                <text:p>32.49</text:p>
              </table:table-cell>
              <table:table-cell office:value-type="float" office:value="33.01">
                <text:p>33.01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6.275">
                <text:p>66.275</text:p>
              </table:table-cell>
              <table:table-cell office:value-type="float" office:value="32.49">
                <text:p>32.49</text:p>
              </table:table-cell>
              <table:table-cell office:value-type="float" office:value="33.01">
                <text:p>33.01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6.295">
                <text:p>66.295</text:p>
              </table:table-cell>
              <table:table-cell office:value-type="float" office:value="32.49">
                <text:p>32.49</text:p>
              </table:table-cell>
              <table:table-cell office:value-type="float" office:value="33.01">
                <text:p>33.01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6.315">
                <text:p>66.315</text:p>
              </table:table-cell>
              <table:table-cell office:value-type="float" office:value="32.49">
                <text:p>32.49</text:p>
              </table:table-cell>
              <table:table-cell office:value-type="float" office:value="33.01">
                <text:p>33.01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6.335">
                <text:p>66.335</text:p>
              </table:table-cell>
              <table:table-cell office:value-type="float" office:value="32.49">
                <text:p>32.49</text:p>
              </table:table-cell>
              <table:table-cell office:value-type="float" office:value="33.02">
                <text:p>33.02</text:p>
              </table:table-cell>
              <table:table-cell office:value-type="float" office:value="0.530000000000001">
                <text:p>0.530000000000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6.355">
                <text:p>66.355</text:p>
              </table:table-cell>
              <table:table-cell office:value-type="float" office:value="32.49">
                <text:p>32.49</text:p>
              </table:table-cell>
              <table:table-cell office:value-type="float" office:value="33.02">
                <text:p>33.02</text:p>
              </table:table-cell>
              <table:table-cell office:value-type="float" office:value="0.530000000000001">
                <text:p>0.5300000000000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6.375">
                <text:p>66.375</text:p>
              </table:table-cell>
              <table:table-cell office:value-type="float" office:value="32.49">
                <text:p>32.49</text:p>
              </table:table-cell>
              <table:table-cell office:value-type="float" office:value="33.02">
                <text:p>33.02</text:p>
              </table:table-cell>
              <table:table-cell office:value-type="float" office:value="0.530000000000001">
                <text:p>0.530000000000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.395">
                <text:p>66.395</text:p>
              </table:table-cell>
              <table:table-cell office:value-type="float" office:value="32.49">
                <text:p>32.49</text:p>
              </table:table-cell>
              <table:table-cell office:value-type="float" office:value="33.02">
                <text:p>33.02</text:p>
              </table:table-cell>
              <table:table-cell office:value-type="float" office:value="0.530000000000001">
                <text:p>0.5300000000000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.415">
                <text:p>66.415</text:p>
              </table:table-cell>
              <table:table-cell office:value-type="float" office:value="32.49">
                <text:p>32.49</text:p>
              </table:table-cell>
              <table:table-cell office:value-type="float" office:value="33.03">
                <text:p>33.03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.435">
                <text:p>66.435</text:p>
              </table:table-cell>
              <table:table-cell office:value-type="float" office:value="32.49">
                <text:p>32.49</text:p>
              </table:table-cell>
              <table:table-cell office:value-type="float" office:value="33.03">
                <text:p>33.03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6.455">
                <text:p>66.455</text:p>
              </table:table-cell>
              <table:table-cell office:value-type="float" office:value="32.49">
                <text:p>32.49</text:p>
              </table:table-cell>
              <table:table-cell office:value-type="float" office:value="33.03">
                <text:p>33.03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6.475">
                <text:p>66.475</text:p>
              </table:table-cell>
              <table:table-cell office:value-type="float" office:value="32.49">
                <text:p>32.49</text:p>
              </table:table-cell>
              <table:table-cell office:value-type="float" office:value="33.03">
                <text:p>33.03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6.495">
                <text:p>66.495</text:p>
              </table:table-cell>
              <table:table-cell office:value-type="float" office:value="32.49">
                <text:p>32.49</text:p>
              </table:table-cell>
              <table:table-cell office:value-type="float" office:value="33.03">
                <text:p>33.03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6.515">
                <text:p>66.515</text:p>
              </table:table-cell>
              <table:table-cell office:value-type="float" office:value="32.49">
                <text:p>32.49</text:p>
              </table:table-cell>
              <table:table-cell office:value-type="float" office:value="33.03">
                <text:p>33.03</text:p>
              </table:table-cell>
              <table:table-cell office:value-type="float" office:value="0.539999999999999">
                <text:p>0.5399999999999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.535">
                <text:p>66.535</text:p>
              </table:table-cell>
              <table:table-cell office:value-type="float" office:value="32.49">
                <text:p>32.49</text:p>
              </table:table-cell>
              <table:table-cell office:value-type="float" office:value="33.04">
                <text:p>33.0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6.555">
                <text:p>66.555</text:p>
              </table:table-cell>
              <table:table-cell office:value-type="float" office:value="32.49">
                <text:p>32.49</text:p>
              </table:table-cell>
              <table:table-cell office:value-type="float" office:value="33.04">
                <text:p>33.0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6.575">
                <text:p>66.575</text:p>
              </table:table-cell>
              <table:table-cell office:value-type="float" office:value="32.49">
                <text:p>32.49</text:p>
              </table:table-cell>
              <table:table-cell office:value-type="float" office:value="33.04">
                <text:p>33.0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6.595">
                <text:p>66.595</text:p>
              </table:table-cell>
              <table:table-cell office:value-type="float" office:value="32.49">
                <text:p>32.49</text:p>
              </table:table-cell>
              <table:table-cell office:value-type="float" office:value="33.04">
                <text:p>33.0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6.615">
                <text:p>66.615</text:p>
              </table:table-cell>
              <table:table-cell office:value-type="float" office:value="32.49">
                <text:p>32.49</text:p>
              </table:table-cell>
              <table:table-cell office:value-type="float" office:value="33.04">
                <text:p>33.0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6.635">
                <text:p>66.635</text:p>
              </table:table-cell>
              <table:table-cell office:value-type="float" office:value="32.49">
                <text:p>32.49</text:p>
              </table:table-cell>
              <table:table-cell office:value-type="float" office:value="33.04">
                <text:p>33.0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.655">
                <text:p>66.655</text:p>
              </table:table-cell>
              <table:table-cell office:value-type="float" office:value="32.49">
                <text:p>32.49</text:p>
              </table:table-cell>
              <table:table-cell office:value-type="float" office:value="33.05">
                <text:p>33.05</text:p>
              </table:table-cell>
              <table:table-cell office:value-type="float" office:value="0.559999999999995">
                <text:p>0.5599999999999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.675">
                <text:p>66.675</text:p>
              </table:table-cell>
              <table:table-cell office:value-type="float" office:value="32.49">
                <text:p>32.49</text:p>
              </table:table-cell>
              <table:table-cell office:value-type="float" office:value="33.05">
                <text:p>33.05</text:p>
              </table:table-cell>
              <table:table-cell office:value-type="float" office:value="0.559999999999995">
                <text:p>0.5599999999999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.695">
                <text:p>66.695</text:p>
              </table:table-cell>
              <table:table-cell office:value-type="float" office:value="32.49">
                <text:p>32.49</text:p>
              </table:table-cell>
              <table:table-cell office:value-type="float" office:value="33.05">
                <text:p>33.05</text:p>
              </table:table-cell>
              <table:table-cell office:value-type="float" office:value="0.559999999999995">
                <text:p>0.5599999999999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.715">
                <text:p>66.71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.735">
                <text:p>66.73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.755">
                <text:p>66.75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.775">
                <text:p>66.77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.795">
                <text:p>66.79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.815">
                <text:p>66.8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.835">
                <text:p>66.83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.855">
                <text:p>66.85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6.875">
                <text:p>66.8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.895">
                <text:p>66.8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6.915">
                <text:p>66.9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.935">
                <text:p>66.93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6.955">
                <text:p>66.95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6.975">
                <text:p>66.9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6.995">
                <text:p>66.9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.015">
                <text:p>67.0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.035">
                <text:p>67.03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.055">
                <text:p>67.05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7.075">
                <text:p>67.0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7.095">
                <text:p>67.0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7.115">
                <text:p>67.1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7.135">
                <text:p>67.13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7.155">
                <text:p>67.15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7.175">
                <text:p>67.1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7.195">
                <text:p>67.1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7.215">
                <text:p>67.21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7.235">
                <text:p>67.23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7.255">
                <text:p>67.255</text:p>
              </table:table-cell>
              <table:table-cell office:value-type="float" office:value="32.49">
                <text:p>32.49</text:p>
              </table:table-cell>
              <table:table-cell office:value-type="float" office:value="33.06">
                <text:p>33.0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7.275">
                <text:p>67.2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7.295">
                <text:p>67.2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7.315">
                <text:p>67.3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7.335">
                <text:p>67.33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7.355">
                <text:p>67.35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.375">
                <text:p>67.3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7.395">
                <text:p>67.3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7.415">
                <text:p>67.4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7.435">
                <text:p>67.43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.455">
                <text:p>67.45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7.475">
                <text:p>67.4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7.495">
                <text:p>67.49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7.515">
                <text:p>67.51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7.535">
                <text:p>67.53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7.555">
                <text:p>67.55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7.575">
                <text:p>67.57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.595">
                <text:p>67.59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7.615">
                <text:p>67.61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.635">
                <text:p>67.63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7.655">
                <text:p>67.65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7.675">
                <text:p>67.67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7.695">
                <text:p>67.69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7.715">
                <text:p>67.71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7.735">
                <text:p>67.73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7.755">
                <text:p>67.75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.775">
                <text:p>67.775</text:p>
              </table:table-cell>
              <table:table-cell office:value-type="float" office:value="32.49">
                <text:p>32.49</text:p>
              </table:table-cell>
              <table:table-cell office:value-type="float" office:value="33.08">
                <text:p>33.08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7.795">
                <text:p>67.7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7.815">
                <text:p>67.8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7.835">
                <text:p>67.83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7.855">
                <text:p>67.85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7.875">
                <text:p>67.87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7.895">
                <text:p>67.89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7.915">
                <text:p>67.915</text:p>
              </table:table-cell>
              <table:table-cell office:value-type="float" office:value="32.49">
                <text:p>32.49</text:p>
              </table:table-cell>
              <table:table-cell office:value-type="float" office:value="33.07">
                <text:p>33.07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7.935">
                <text:p>67.935</text:p>
              </table:table-cell>
              <table:table-cell office:value-type="float" office:value="0">
                <text:p>0</text:p>
              </table:table-cell>
              <table:table-cell office:value-type="float" office:value="32.82">
                <text:p>32.82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7.955">
                <text:p>67.955</text:p>
              </table:table-cell>
              <table:table-cell office:value-type="float" office:value="0">
                <text:p>0</text:p>
              </table:table-cell>
              <table:table-cell office:value-type="float" office:value="32.36">
                <text:p>32.36</text:p>
              </table:table-cell>
              <table:table-cell office:value-type="float" office:value="32.36">
                <text:p>32.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7.975">
                <text:p>67.975</text:p>
              </table:table-cell>
              <table:table-cell office:value-type="float" office:value="0">
                <text:p>0</text:p>
              </table:table-cell>
              <table:table-cell office:value-type="float" office:value="31.73">
                <text:p>31.73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7.995">
                <text:p>67.995</text:p>
              </table:table-cell>
              <table:table-cell office:value-type="float" office:value="0">
                <text:p>0</text:p>
              </table:table-cell>
              <table:table-cell office:value-type="float" office:value="30.94">
                <text:p>30.94</text:p>
              </table:table-cell>
              <table:table-cell office:value-type="float" office:value="30.94">
                <text:p>30.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015">
                <text:p>68.015</text:p>
              </table:table-cell>
              <table:table-cell office:value-type="float" office:value="0">
                <text:p>0</text:p>
              </table:table-cell>
              <table:table-cell office:value-type="float" office:value="30.01">
                <text:p>30.01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8.035">
                <text:p>68.035</text:p>
              </table:table-cell>
              <table:table-cell office:value-type="float" office:value="0">
                <text:p>0</text:p>
              </table:table-cell>
              <table:table-cell office:value-type="float" office:value="28.98">
                <text:p>28.98</text:p>
              </table:table-cell>
              <table:table-cell office:value-type="float" office:value="28.98">
                <text:p>28.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8.055">
                <text:p>68.055</text:p>
              </table:table-cell>
              <table:table-cell office:value-type="float" office:value="0">
                <text:p>0</text:p>
              </table:table-cell>
              <table:table-cell office:value-type="float" office:value="27.88">
                <text:p>27.88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.075">
                <text:p>68.075</text:p>
              </table:table-cell>
              <table:table-cell office:value-type="float" office:value="0">
                <text:p>0</text:p>
              </table:table-cell>
              <table:table-cell office:value-type="float" office:value="26.73">
                <text:p>26.73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8.095">
                <text:p>68.095</text:p>
              </table:table-cell>
              <table:table-cell office:value-type="float" office:value="0">
                <text:p>0</text:p>
              </table:table-cell>
              <table:table-cell office:value-type="float" office:value="25.55">
                <text:p>25.55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8.115">
                <text:p>68.115</text:p>
              </table:table-cell>
              <table:table-cell office:value-type="float" office:value="0">
                <text:p>0</text:p>
              </table:table-cell>
              <table:table-cell office:value-type="float" office:value="24.36">
                <text:p>24.36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8.135">
                <text:p>68.135</text:p>
              </table:table-cell>
              <table:table-cell office:value-type="float" office:value="0">
                <text:p>0</text:p>
              </table:table-cell>
              <table:table-cell office:value-type="float" office:value="23.16">
                <text:p>23.16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8.155">
                <text:p>68.155</text:p>
              </table:table-cell>
              <table:table-cell office:value-type="float" office:value="0">
                <text:p>0</text:p>
              </table:table-cell>
              <table:table-cell office:value-type="float" office:value="21.98">
                <text:p>21.98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8.175">
                <text:p>68.175</text:p>
              </table:table-cell>
              <table:table-cell office:value-type="float" office:value="0">
                <text:p>0</text:p>
              </table:table-cell>
              <table:table-cell office:value-type="float" office:value="20.82">
                <text:p>20.82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8.195">
                <text:p>68.195</text:p>
              </table:table-cell>
              <table:table-cell office:value-type="float" office:value="0">
                <text:p>0</text:p>
              </table:table-cell>
              <table:table-cell office:value-type="float" office:value="19.68">
                <text:p>19.68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8.215">
                <text:p>68.215</text:p>
              </table:table-cell>
              <table:table-cell office:value-type="float" office:value="0">
                <text:p>0</text:p>
              </table:table-cell>
              <table:table-cell office:value-type="float" office:value="18.58">
                <text:p>18.5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8.235">
                <text:p>68.235</text:p>
              </table:table-cell>
              <table:table-cell office:value-type="float" office:value="0">
                <text:p>0</text:p>
              </table:table-cell>
              <table:table-cell office:value-type="float" office:value="17.51">
                <text:p>17.51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8.255">
                <text:p>68.255</text:p>
              </table:table-cell>
              <table:table-cell office:value-type="float" office:value="0">
                <text:p>0</text:p>
              </table:table-cell>
              <table:table-cell office:value-type="float" office:value="16.48">
                <text:p>16.4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8.275">
                <text:p>68.275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8.295">
                <text:p>68.295</text:p>
              </table:table-cell>
              <table:table-cell office:value-type="float" office:value="0">
                <text:p>0</text:p>
              </table:table-cell>
              <table:table-cell office:value-type="float" office:value="14.57">
                <text:p>14.57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.315">
                <text:p>68.315</text:p>
              </table:table-cell>
              <table:table-cell office:value-type="float" office:value="0">
                <text:p>0</text:p>
              </table:table-cell>
              <table:table-cell office:value-type="float" office:value="13.68">
                <text:p>13.68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8.335">
                <text:p>68.335</text:p>
              </table:table-cell>
              <table:table-cell office:value-type="float" office:value="0">
                <text:p>0</text:p>
              </table:table-cell>
              <table:table-cell office:value-type="float" office:value="12.83">
                <text:p>12.83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8.355">
                <text:p>68.355</text:p>
              </table:table-cell>
              <table:table-cell office:value-type="float" office:value="0">
                <text:p>0</text:p>
              </table:table-cell>
              <table:table-cell office:value-type="float" office:value="12.04">
                <text:p>12.04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8.375">
                <text:p>68.375</text:p>
              </table:table-cell>
              <table:table-cell office:value-type="float" office:value="0">
                <text:p>0</text:p>
              </table:table-cell>
              <table:table-cell office:value-type="float" office:value="11.29">
                <text:p>11.29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8.395">
                <text:p>68.395</text:p>
              </table:table-cell>
              <table:table-cell office:value-type="float" office:value="0">
                <text:p>0</text:p>
              </table:table-cell>
              <table:table-cell office:value-type="float" office:value="10.58">
                <text:p>10.58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8.415">
                <text:p>68.415</text:p>
              </table:table-cell>
              <table:table-cell office:value-type="float" office:value="0">
                <text:p>0</text:p>
              </table:table-cell>
              <table:table-cell office:value-type="float" office:value="9.91">
                <text:p>9.9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8.435">
                <text:p>68.435</text:p>
              </table:table-cell>
              <table:table-cell office:value-type="float" office:value="0">
                <text:p>0</text:p>
              </table:table-cell>
              <table:table-cell office:value-type="float" office:value="9.29">
                <text:p>9.29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8.455">
                <text:p>68.455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8.475">
                <text:p>68.475</text:p>
              </table:table-cell>
              <table:table-cell office:value-type="float" office:value="0">
                <text:p>0</text:p>
              </table:table-cell>
              <table:table-cell office:value-type="float" office:value="8.14">
                <text:p>8.14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8.495">
                <text:p>68.495</text:p>
              </table:table-cell>
              <table:table-cell office:value-type="float" office:value="0">
                <text:p>0</text:p>
              </table:table-cell>
              <table:table-cell office:value-type="float" office:value="7.63">
                <text:p>7.6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8.515">
                <text:p>68.515</text:p>
              </table:table-cell>
              <table:table-cell office:value-type="float" office:value="0">
                <text:p>0</text:p>
              </table:table-cell>
              <table:table-cell office:value-type="float" office:value="7.15">
                <text:p>7.1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8.535">
                <text:p>68.535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8.555">
                <text:p>68.555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8.575">
                <text:p>68.575</text:p>
              </table:table-cell>
              <table:table-cell office:value-type="float" office:value="0">
                <text:p>0</text:p>
              </table:table-cell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8.595">
                <text:p>68.595</text:p>
              </table:table-cell>
              <table:table-cell office:value-type="float" office:value="0">
                <text:p>0</text:p>
              </table:table-cell>
              <table:table-cell office:value-type="float" office:value="5.51">
                <text:p>5.5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8.615">
                <text:p>68.615</text:p>
              </table:table-cell>
              <table:table-cell office:value-type="float" office:value="0">
                <text:p>0</text:p>
              </table:table-cell>
              <table:table-cell office:value-type="float" office:value="5.17">
                <text:p>5.17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8.635">
                <text:p>68.635</text:p>
              </table:table-cell>
              <table:table-cell office:value-type="float" office:value="0">
                <text:p>0</text:p>
              </table:table-cell>
              <table:table-cell office:value-type="float" office:value="4.85">
                <text:p>4.8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8.655">
                <text:p>68.655</text:p>
              </table:table-cell>
              <table:table-cell office:value-type="float" office:value="0">
                <text:p>0</text:p>
              </table:table-cell>
              <table:table-cell office:value-type="float" office:value="4.56">
                <text:p>4.5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8.675">
                <text:p>68.675</text:p>
              </table:table-cell>
              <table:table-cell office:value-type="float" office:value="0">
                <text:p>0</text:p>
              </table:table-cell>
              <table:table-cell office:value-type="float" office:value="4.28">
                <text:p>4.2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8.695">
                <text:p>68.695</text:p>
              </table:table-cell>
              <table:table-cell office:value-type="float" office:value="0">
                <text:p>0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8.715">
                <text:p>68.715</text:p>
              </table:table-cell>
              <table:table-cell office:value-type="float" office:value="0">
                <text:p>0</text:p>
              </table:table-cell>
              <table:table-cell office:value-type="float" office:value="3.78">
                <text:p>3.7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8.735">
                <text:p>68.735</text:p>
              </table:table-cell>
              <table:table-cell office:value-type="float" office:value="0">
                <text:p>0</text:p>
              </table:table-cell>
              <table:table-cell office:value-type="float" office:value="3.56">
                <text:p>3.5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8.755">
                <text:p>68.755</text:p>
              </table:table-cell>
              <table:table-cell office:value-type="float" office:value="0">
                <text:p>0</text:p>
              </table:table-cell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8.775">
                <text:p>68.775</text:p>
              </table:table-cell>
              <table:table-cell office:value-type="float" office:value="0">
                <text:p>0</text:p>
              </table:table-cell>
              <table:table-cell office:value-type="float" office:value="3.16">
                <text:p>3.1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8.795">
                <text:p>68.795</text:p>
              </table:table-cell>
              <table:table-cell office:value-type="float" office:value="0">
                <text:p>0</text:p>
              </table:table-cell>
              <table:table-cell office:value-type="float" office:value="2.98">
                <text:p>2.9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.815">
                <text:p>68.815</text:p>
              </table:table-cell>
              <table:table-cell office:value-type="float" office:value="0">
                <text:p>0</text:p>
              </table:table-cell>
              <table:table-cell office:value-type="float" office:value="2.81">
                <text:p>2.8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.835">
                <text:p>68.835</text:p>
              </table:table-cell>
              <table:table-cell office:value-type="float" office:value="0">
                <text:p>0</text:p>
              </table:table-cell>
              <table:table-cell office:value-type="float" office:value="2.66">
                <text:p>2.6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8.855">
                <text:p>68.855</text:p>
              </table:table-cell>
              <table:table-cell office:value-type="float" office:value="0">
                <text:p>0</text:p>
              </table:table-cell>
              <table:table-cell office:value-type="float" office:value="2.51">
                <text:p>2.51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.875">
                <text:p>68.875</text:p>
              </table:table-cell>
              <table:table-cell office:value-type="float" office:value="0">
                <text:p>0</text:p>
              </table:table-cell>
              <table:table-cell office:value-type="float" office:value="2.38">
                <text:p>2.3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.895">
                <text:p>68.89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.915">
                <text:p>68.915</text:p>
              </table:table-cell>
              <table:table-cell office:value-type="float" office:value="0">
                <text:p>0</text:p>
              </table:table-cell>
              <table:table-cell office:value-type="float" office:value="2.13">
                <text:p>2.1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.935">
                <text:p>68.93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.955">
                <text:p>68.955</text:p>
              </table:table-cell>
              <table:table-cell office:value-type="float" office:value="0">
                <text:p>0</text:p>
              </table:table-cell>
              <table:table-cell office:value-type="float" office:value="1.93">
                <text:p>1.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.975">
                <text:p>68.975</text:p>
              </table:table-cell>
              <table:table-cell office:value-type="float" office:value="0">
                <text:p>0</text:p>
              </table:table-cell>
              <table:table-cell office:value-type="float" office:value="1.84">
                <text:p>1.8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8.995">
                <text:p>68.99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9.015">
                <text:p>69.015</text:p>
              </table:table-cell>
              <table:table-cell office:value-type="float" office:value="0">
                <text:p>0</text:p>
              </table:table-cell>
              <table:table-cell office:value-type="float" office:value="1.67">
                <text:p>1.6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9.035">
                <text:p>69.0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9.055">
                <text:p>69.055</text:p>
              </table:table-cell>
              <table:table-cell office:value-type="float" office:value="0">
                <text:p>0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9.075">
                <text:p>69.07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9.095">
                <text:p>69.095</text:p>
              </table:table-cell>
              <table:table-cell office:value-type="float" office:value="0">
                <text:p>0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.115">
                <text:p>69.115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9.135">
                <text:p>69.135</text:p>
              </table:table-cell>
              <table:table-cell office:value-type="float" office:value="0">
                <text:p>0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9.155">
                <text:p>69.155</text:p>
              </table:table-cell>
              <table:table-cell office:value-type="float" office:value="0">
                <text:p>0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.175">
                <text:p>69.17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.195">
                <text:p>69.195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.215">
                <text:p>69.215</text:p>
              </table:table-cell>
              <table:table-cell office:value-type="float" office:value="0">
                <text:p>0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.235">
                <text:p>69.235</text:p>
              </table:table-cell>
              <table:table-cell office:value-type="float" office:value="0">
                <text:p>0</text:p>
              </table:table-cell>
              <table:table-cell office:value-type="float" office:value="1.16">
                <text:p>1.1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.255">
                <text:p>69.255</text:p>
              </table:table-cell>
              <table:table-cell office:value-type="float" office:value="0">
                <text:p>0</text:p>
              </table:table-cell>
              <table:table-cell office:value-type="float" office:value="1.14">
                <text:p>1.1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.275">
                <text:p>69.275</text:p>
              </table:table-cell>
              <table:table-cell office:value-type="float" office:value="0">
                <text:p>0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.295">
                <text:p>69.295</text:p>
              </table:table-cell>
              <table:table-cell office:value-type="float" office:value="0">
                <text:p>0</text:p>
              </table:table-cell>
              <table:table-cell office:value-type="float" office:value="1.09">
                <text:p>1.0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.315">
                <text:p>69.315</text:p>
              </table:table-cell>
              <table:table-cell office:value-type="float" office:value="0">
                <text:p>0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.335">
                <text:p>69.335</text:p>
              </table:table-cell>
              <table:table-cell office:value-type="float" office:value="0">
                <text:p>0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.355">
                <text:p>69.355</text:p>
              </table:table-cell>
              <table:table-cell office:value-type="float" office:value="0">
                <text:p>0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.375">
                <text:p>69.375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.395">
                <text:p>69.395</text:p>
              </table:table-cell>
              <table:table-cell office:value-type="float" office:value="0">
                <text:p>0</text:p>
              </table:table-cell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.415">
                <text:p>69.415</text:p>
              </table:table-cell>
              <table:table-cell office:value-type="float" office:value="0">
                <text:p>0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435">
                <text:p>69.435</text:p>
              </table:table-cell>
              <table:table-cell office:value-type="float" office:value="0">
                <text:p>0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455">
                <text:p>69.455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475">
                <text:p>69.475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495">
                <text:p>69.4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515">
                <text:p>69.5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35">
                <text:p>69.5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555">
                <text:p>69.5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575">
                <text:p>69.5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595">
                <text:p>69.59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615">
                <text:p>69.61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.635">
                <text:p>69.6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.655">
                <text:p>69.6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.675">
                <text:p>69.6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.695">
                <text:p>69.6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.715">
                <text:p>69.7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.735">
                <text:p>69.7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.755">
                <text:p>69.7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9.775">
                <text:p>69.77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9.795">
                <text:p>69.79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9.815">
                <text:p>69.81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9.835">
                <text:p>69.83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.855">
                <text:p>69.85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9.875">
                <text:p>69.87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.895">
                <text:p>69.89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9.915">
                <text:p>69.915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.935">
                <text:p>69.935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9.955">
                <text:p>69.955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9.975">
                <text:p>69.975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9.995">
                <text:p>69.995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0.015">
                <text:p>70.015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035">
                <text:p>70.03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.055">
                <text:p>70.05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0.075">
                <text:p>70.07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0.095">
                <text:p>70.09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0.115">
                <text:p>70.11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0.135">
                <text:p>70.135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0.155">
                <text:p>70.155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0.175">
                <text:p>70.175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0.195">
                <text:p>70.195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0.215">
                <text:p>70.215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0.235">
                <text:p>70.235</text:p>
              </table:table-cell>
              <table:table-cell office:value-type="float" office:value="0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0.255">
                <text:p>70.255</text:p>
              </table:table-cell>
              <table:table-cell office:value-type="float" office:value="0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0.275">
                <text:p>70.275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0.295">
                <text:p>70.295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0.315">
                <text:p>70.315</text:p>
              </table:table-cell>
              <table:table-cell office:value-type="float" office:value="0">
                <text:p>0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0.335">
                <text:p>70.335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0.355">
                <text:p>70.355</text:p>
              </table:table-cell>
              <table:table-cell office:value-type="float" office:value="0">
                <text:p>0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0.375">
                <text:p>70.375</text:p>
              </table:table-cell>
              <table:table-cell office:value-type="float" office:value="0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0.395">
                <text:p>70.395</text:p>
              </table:table-cell>
              <table:table-cell office:value-type="float" office:value="0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0.415">
                <text:p>70.415</text:p>
              </table:table-cell>
              <table:table-cell office:value-type="float" office:value="0">
                <text:p>0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0.435">
                <text:p>70.435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0.455">
                <text:p>70.455</text:p>
              </table:table-cell>
              <table:table-cell office:value-type="float" office:value="0">
                <text:p>0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0.475">
                <text:p>70.47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0.495">
                <text:p>70.49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0.515">
                <text:p>70.51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0.535">
                <text:p>70.535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0.555">
                <text:p>70.555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0.575">
                <text:p>70.575</text:p>
              </table:table-cell>
              <table:table-cell office:value-type="float" office:value="0">
                <text:p>0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0.595">
                <text:p>70.595</text:p>
              </table:table-cell>
              <table:table-cell office:value-type="float" office:value="0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0.615">
                <text:p>70.615</text:p>
              </table:table-cell>
              <table:table-cell office:value-type="float" office:value="0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0.635">
                <text:p>70.635</text:p>
              </table:table-cell>
              <table:table-cell office:value-type="float" office:value="0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0.655">
                <text:p>70.655</text:p>
              </table:table-cell>
              <table:table-cell office:value-type="float" office:value="0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0.675">
                <text:p>70.675</text:p>
              </table:table-cell>
              <table:table-cell office:value-type="float" office:value="0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0.695">
                <text:p>70.695</text:p>
              </table:table-cell>
              <table:table-cell office:value-type="float" office:value="0">
                <text:p>0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0.715">
                <text:p>70.715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0.735">
                <text:p>70.735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.755">
                <text:p>70.755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0.775">
                <text:p>70.775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0.795">
                <text:p>70.795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0.815">
                <text:p>70.815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0.835">
                <text:p>70.835</text:p>
              </table:table-cell>
              <table:table-cell office:value-type="float" office:value="0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0.855">
                <text:p>70.855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0.875">
                <text:p>70.875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0.895">
                <text:p>70.895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.915">
                <text:p>70.915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.935">
                <text:p>70.935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0.955">
                <text:p>70.95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0.975">
                <text:p>70.97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0.995">
                <text:p>70.99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1.015">
                <text:p>71.01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1.035">
                <text:p>71.03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1.055">
                <text:p>71.05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.075">
                <text:p>71.07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1.095">
                <text:p>71.09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1.115">
                <text:p>71.11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1.135">
                <text:p>71.13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1.155">
                <text:p>71.15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1.175">
                <text:p>71.17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1.195">
                <text:p>71.19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.215">
                <text:p>71.2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1.235">
                <text:p>71.2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1.255">
                <text:p>71.25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1.275">
                <text:p>71.27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1.295">
                <text:p>71.29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1.315">
                <text:p>71.31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1.335">
                <text:p>71.33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1.355">
                <text:p>71.35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1.375">
                <text:p>71.3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1.395">
                <text:p>71.39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1.415">
                <text:p>71.41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1.435">
                <text:p>71.43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1.455">
                <text:p>71.45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1.475">
                <text:p>71.47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1.495">
                <text:p>71.49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1.515">
                <text:p>71.51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1.535">
                <text:p>71.53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1.555">
                <text:p>71.55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.575">
                <text:p>71.57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1.595">
                <text:p>71.59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1.615">
                <text:p>71.61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1.635">
                <text:p>71.63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1.655">
                <text:p>71.65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1.675">
                <text:p>71.67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1.695">
                <text:p>71.69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1.715">
                <text:p>71.71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1.735">
                <text:p>71.73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1.755">
                <text:p>71.75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1.775">
                <text:p>71.77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1.795">
                <text:p>71.79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1.815">
                <text:p>71.81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1.835">
                <text:p>71.83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1.855">
                <text:p>71.85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1.875">
                <text:p>71.87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1.895">
                <text:p>71.89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1.915">
                <text:p>71.9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1.935">
                <text:p>71.93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1.955">
                <text:p>71.95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1.975">
                <text:p>71.97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1.995">
                <text:p>71.99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2.015">
                <text:p>72.01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2.035">
                <text:p>72.035</text:p>
              </table:table-cell>
              <table:table-cell office:value-type="float" office:value="32.47">
                <text:p>32.47</text:p>
              </table:table-cell>
              <table:table-cell office:value-type="float" office:value="0.89">
                <text:p>0.89</text:p>
              </table:table-cell>
              <table:table-cell office:value-type="float" office:value="31.58">
                <text:p>31.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.055">
                <text:p>72.055</text:p>
              </table:table-cell>
              <table:table-cell office:value-type="float" office:value="32.47">
                <text:p>32.47</text:p>
              </table:table-cell>
              <table:table-cell office:value-type="float" office:value="1.25">
                <text:p>1.25</text:p>
              </table:table-cell>
              <table:table-cell office:value-type="float" office:value="31.22">
                <text:p>31.2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2.075">
                <text:p>72.075</text:p>
              </table:table-cell>
              <table:table-cell office:value-type="float" office:value="32.47">
                <text:p>32.47</text:p>
              </table:table-cell>
              <table:table-cell office:value-type="float" office:value="1.75">
                <text:p>1.75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2.095">
                <text:p>72.095</text:p>
              </table:table-cell>
              <table:table-cell office:value-type="float" office:value="32.47">
                <text:p>32.47</text:p>
              </table:table-cell>
              <table:table-cell office:value-type="float" office:value="2.38">
                <text:p>2.38</text:p>
              </table:table-cell>
              <table:table-cell office:value-type="float" office:value="30.09">
                <text:p>30.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2.115">
                <text:p>72.115</text:p>
              </table:table-cell>
              <table:table-cell office:value-type="float" office:value="32.47">
                <text:p>32.47</text:p>
              </table:table-cell>
              <table:table-cell office:value-type="float" office:value="3.12">
                <text:p>3.12</text:p>
              </table:table-cell>
              <table:table-cell office:value-type="float" office:value="29.35">
                <text:p>29.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2.135">
                <text:p>72.135</text:p>
              </table:table-cell>
              <table:table-cell office:value-type="float" office:value="32.47">
                <text:p>32.47</text:p>
              </table:table-cell>
              <table:table-cell office:value-type="float" office:value="3.95">
                <text:p>3.95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2.155">
                <text:p>72.155</text:p>
              </table:table-cell>
              <table:table-cell office:value-type="float" office:value="32.47">
                <text:p>32.47</text:p>
              </table:table-cell>
              <table:table-cell office:value-type="float" office:value="4.87">
                <text:p>4.87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2.175">
                <text:p>72.175</text:p>
              </table:table-cell>
              <table:table-cell office:value-type="float" office:value="32.47">
                <text:p>32.47</text:p>
              </table:table-cell>
              <table:table-cell office:value-type="float" office:value="5.86">
                <text:p>5.86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2.195">
                <text:p>72.195</text:p>
              </table:table-cell>
              <table:table-cell office:value-type="float" office:value="32.47">
                <text:p>32.47</text:p>
              </table:table-cell>
              <table:table-cell office:value-type="float" office:value="6.91">
                <text:p>6.91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2.215">
                <text:p>72.215</text:p>
              </table:table-cell>
              <table:table-cell office:value-type="float" office:value="32.47">
                <text:p>32.47</text:p>
              </table:table-cell>
              <table:table-cell office:value-type="float" office:value="8.01">
                <text:p>8.01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2.235">
                <text:p>72.235</text:p>
              </table:table-cell>
              <table:table-cell office:value-type="float" office:value="32.46">
                <text:p>32.46</text:p>
              </table:table-cell>
              <table:table-cell office:value-type="float" office:value="9.12">
                <text:p>9.1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2.255">
                <text:p>72.255</text:p>
              </table:table-cell>
              <table:table-cell office:value-type="float" office:value="32.46">
                <text:p>32.46</text:p>
              </table:table-cell>
              <table:table-cell office:value-type="float" office:value="10.25">
                <text:p>10.25</text:p>
              </table:table-cell>
              <table:table-cell office:value-type="float" office:value="22.21">
                <text:p>22.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2.275">
                <text:p>72.275</text:p>
              </table:table-cell>
              <table:table-cell office:value-type="float" office:value="32.46">
                <text:p>32.46</text:p>
              </table:table-cell>
              <table:table-cell office:value-type="float" office:value="11.38">
                <text:p>11.38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2.295">
                <text:p>72.295</text:p>
              </table:table-cell>
              <table:table-cell office:value-type="float" office:value="32.46">
                <text:p>32.46</text:p>
              </table:table-cell>
              <table:table-cell office:value-type="float" office:value="12.51">
                <text:p>12.51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2.315">
                <text:p>72.315</text:p>
              </table:table-cell>
              <table:table-cell office:value-type="float" office:value="32.46">
                <text:p>32.46</text:p>
              </table:table-cell>
              <table:table-cell office:value-type="float" office:value="13.61">
                <text:p>13.61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2.335">
                <text:p>72.335</text:p>
              </table:table-cell>
              <table:table-cell office:value-type="float" office:value="32.46">
                <text:p>32.46</text:p>
              </table:table-cell>
              <table:table-cell office:value-type="float" office:value="14.68">
                <text:p>14.68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2.355">
                <text:p>72.355</text:p>
              </table:table-cell>
              <table:table-cell office:value-type="float" office:value="32.46">
                <text:p>32.46</text:p>
              </table:table-cell>
              <table:table-cell office:value-type="float" office:value="15.72">
                <text:p>15.72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2.375">
                <text:p>72.375</text:p>
              </table:table-cell>
              <table:table-cell office:value-type="float" office:value="32.46">
                <text:p>32.46</text:p>
              </table:table-cell>
              <table:table-cell office:value-type="float" office:value="16.73">
                <text:p>16.7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2.395">
                <text:p>72.395</text:p>
              </table:table-cell>
              <table:table-cell office:value-type="float" office:value="32.46">
                <text:p>32.46</text:p>
              </table:table-cell>
              <table:table-cell office:value-type="float" office:value="17.69">
                <text:p>17.69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2.415">
                <text:p>72.415</text:p>
              </table:table-cell>
              <table:table-cell office:value-type="float" office:value="32.46">
                <text:p>32.46</text:p>
              </table:table-cell>
              <table:table-cell office:value-type="float" office:value="18.62">
                <text:p>18.62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2.435">
                <text:p>72.435</text:p>
              </table:table-cell>
              <table:table-cell office:value-type="float" office:value="32.46">
                <text:p>32.46</text:p>
              </table:table-cell>
              <table:table-cell office:value-type="float" office:value="19.48">
                <text:p>19.48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2.455">
                <text:p>72.455</text:p>
              </table:table-cell>
              <table:table-cell office:value-type="float" office:value="32.46">
                <text:p>32.46</text:p>
              </table:table-cell>
              <table:table-cell office:value-type="float" office:value="20.31">
                <text:p>20.31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.475">
                <text:p>72.475</text:p>
              </table:table-cell>
              <table:table-cell office:value-type="float" office:value="32.46">
                <text:p>32.46</text:p>
              </table:table-cell>
              <table:table-cell office:value-type="float" office:value="21.1">
                <text:p>21.1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2.495">
                <text:p>72.495</text:p>
              </table:table-cell>
              <table:table-cell office:value-type="float" office:value="32.46">
                <text:p>32.46</text:p>
              </table:table-cell>
              <table:table-cell office:value-type="float" office:value="21.84">
                <text:p>21.84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2.515">
                <text:p>72.515</text:p>
              </table:table-cell>
              <table:table-cell office:value-type="float" office:value="32.47">
                <text:p>32.47</text:p>
              </table:table-cell>
              <table:table-cell office:value-type="float" office:value="22.54">
                <text:p>22.54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2.535">
                <text:p>72.535</text:p>
              </table:table-cell>
              <table:table-cell office:value-type="float" office:value="32.47">
                <text:p>32.47</text:p>
              </table:table-cell>
              <table:table-cell office:value-type="float" office:value="23.19">
                <text:p>23.19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2.555">
                <text:p>72.555</text:p>
              </table:table-cell>
              <table:table-cell office:value-type="float" office:value="32.47">
                <text:p>32.47</text:p>
              </table:table-cell>
              <table:table-cell office:value-type="float" office:value="23.8">
                <text:p>23.8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2.575">
                <text:p>72.575</text:p>
              </table:table-cell>
              <table:table-cell office:value-type="float" office:value="32.47">
                <text:p>32.47</text:p>
              </table:table-cell>
              <table:table-cell office:value-type="float" office:value="24.38">
                <text:p>24.38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2.595">
                <text:p>72.595</text:p>
              </table:table-cell>
              <table:table-cell office:value-type="float" office:value="32.47">
                <text:p>32.47</text:p>
              </table:table-cell>
              <table:table-cell office:value-type="float" office:value="24.91">
                <text:p>24.91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2.615">
                <text:p>72.615</text:p>
              </table:table-cell>
              <table:table-cell office:value-type="float" office:value="32.47">
                <text:p>32.47</text:p>
              </table:table-cell>
              <table:table-cell office:value-type="float" office:value="25.41">
                <text:p>25.41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2.635">
                <text:p>72.635</text:p>
              </table:table-cell>
              <table:table-cell office:value-type="float" office:value="32.47">
                <text:p>32.47</text:p>
              </table:table-cell>
              <table:table-cell office:value-type="float" office:value="25.88">
                <text:p>25.88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2.655">
                <text:p>72.655</text:p>
              </table:table-cell>
              <table:table-cell office:value-type="float" office:value="32.47">
                <text:p>32.47</text:p>
              </table:table-cell>
              <table:table-cell office:value-type="float" office:value="26.31">
                <text:p>26.31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2.675">
                <text:p>72.675</text:p>
              </table:table-cell>
              <table:table-cell office:value-type="float" office:value="32.47">
                <text:p>32.47</text:p>
              </table:table-cell>
              <table:table-cell office:value-type="float" office:value="26.71">
                <text:p>26.71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2.695">
                <text:p>72.695</text:p>
              </table:table-cell>
              <table:table-cell office:value-type="float" office:value="32.47">
                <text:p>32.47</text:p>
              </table:table-cell>
              <table:table-cell office:value-type="float" office:value="27.08">
                <text:p>27.08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2.715">
                <text:p>72.715</text:p>
              </table:table-cell>
              <table:table-cell office:value-type="float" office:value="32.48">
                <text:p>32.48</text:p>
              </table:table-cell>
              <table:table-cell office:value-type="float" office:value="27.43">
                <text:p>27.43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2.735">
                <text:p>72.735</text:p>
              </table:table-cell>
              <table:table-cell office:value-type="float" office:value="32.48">
                <text:p>32.48</text:p>
              </table:table-cell>
              <table:table-cell office:value-type="float" office:value="27.75">
                <text:p>27.7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2.755">
                <text:p>72.755</text:p>
              </table:table-cell>
              <table:table-cell office:value-type="float" office:value="32.48">
                <text:p>32.48</text:p>
              </table:table-cell>
              <table:table-cell office:value-type="float" office:value="28.05">
                <text:p>28.05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2.775">
                <text:p>72.775</text:p>
              </table:table-cell>
              <table:table-cell office:value-type="float" office:value="32.48">
                <text:p>32.48</text:p>
              </table:table-cell>
              <table:table-cell office:value-type="float" office:value="28.33">
                <text:p>28.3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2.795">
                <text:p>72.795</text:p>
              </table:table-cell>
              <table:table-cell office:value-type="float" office:value="32.48">
                <text:p>32.48</text:p>
              </table:table-cell>
              <table:table-cell office:value-type="float" office:value="28.59">
                <text:p>28.5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2.815">
                <text:p>72.815</text:p>
              </table:table-cell>
              <table:table-cell office:value-type="float" office:value="32.48">
                <text:p>32.48</text:p>
              </table:table-cell>
              <table:table-cell office:value-type="float" office:value="28.83">
                <text:p>28.8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2.835">
                <text:p>72.835</text:p>
              </table:table-cell>
              <table:table-cell office:value-type="float" office:value="32.48">
                <text:p>32.48</text:p>
              </table:table-cell>
              <table:table-cell office:value-type="float" office:value="29.05">
                <text:p>29.0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2.855">
                <text:p>72.855</text:p>
              </table:table-cell>
              <table:table-cell office:value-type="float" office:value="32.48">
                <text:p>32.48</text:p>
              </table:table-cell>
              <table:table-cell office:value-type="float" office:value="29.25">
                <text:p>29.25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2.875">
                <text:p>72.875</text:p>
              </table:table-cell>
              <table:table-cell office:value-type="float" office:value="32.48">
                <text:p>32.48</text:p>
              </table:table-cell>
              <table:table-cell office:value-type="float" office:value="29.45">
                <text:p>29.4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2.895">
                <text:p>72.895</text:p>
              </table:table-cell>
              <table:table-cell office:value-type="float" office:value="32.48">
                <text:p>32.48</text:p>
              </table:table-cell>
              <table:table-cell office:value-type="float" office:value="29.63">
                <text:p>29.6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2.915">
                <text:p>72.915</text:p>
              </table:table-cell>
              <table:table-cell office:value-type="float" office:value="32.48">
                <text:p>32.48</text:p>
              </table:table-cell>
              <table:table-cell office:value-type="float" office:value="29.79">
                <text:p>29.7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2.935">
                <text:p>72.935</text:p>
              </table:table-cell>
              <table:table-cell office:value-type="float" office:value="32.48">
                <text:p>32.48</text:p>
              </table:table-cell>
              <table:table-cell office:value-type="float" office:value="29.95">
                <text:p>29.9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2.955">
                <text:p>72.955</text:p>
              </table:table-cell>
              <table:table-cell office:value-type="float" office:value="32.49">
                <text:p>32.49</text:p>
              </table:table-cell>
              <table:table-cell office:value-type="float" office:value="30.1">
                <text:p>30.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2.975">
                <text:p>72.975</text:p>
              </table:table-cell>
              <table:table-cell office:value-type="float" office:value="32.49">
                <text:p>32.49</text:p>
              </table:table-cell>
              <table:table-cell office:value-type="float" office:value="30.23">
                <text:p>30.2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2.995">
                <text:p>72.995</text:p>
              </table:table-cell>
              <table:table-cell office:value-type="float" office:value="32.49">
                <text:p>32.49</text:p>
              </table:table-cell>
              <table:table-cell office:value-type="float" office:value="30.36">
                <text:p>30.3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3.015">
                <text:p>73.015</text:p>
              </table:table-cell>
              <table:table-cell office:value-type="float" office:value="32.49">
                <text:p>32.49</text:p>
              </table:table-cell>
              <table:table-cell office:value-type="float" office:value="30.48">
                <text:p>30.4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3.035">
                <text:p>73.035</text:p>
              </table:table-cell>
              <table:table-cell office:value-type="float" office:value="32.49">
                <text:p>32.49</text:p>
              </table:table-cell>
              <table:table-cell office:value-type="float" office:value="30.59">
                <text:p>30.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3.055">
                <text:p>73.055</text:p>
              </table:table-cell>
              <table:table-cell office:value-type="float" office:value="32.49">
                <text:p>32.49</text:p>
              </table:table-cell>
              <table:table-cell office:value-type="float" office:value="30.7">
                <text:p>30.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3.075">
                <text:p>73.075</text:p>
              </table:table-cell>
              <table:table-cell office:value-type="float" office:value="32.49">
                <text:p>32.49</text:p>
              </table:table-cell>
              <table:table-cell office:value-type="float" office:value="30.8">
                <text:p>30.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3.095">
                <text:p>73.095</text:p>
              </table:table-cell>
              <table:table-cell office:value-type="float" office:value="32.49">
                <text:p>32.49</text:p>
              </table:table-cell>
              <table:table-cell office:value-type="float" office:value="30.89">
                <text:p>30.8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3.115">
                <text:p>73.115</text:p>
              </table:table-cell>
              <table:table-cell office:value-type="float" office:value="32.49">
                <text:p>32.49</text:p>
              </table:table-cell>
              <table:table-cell office:value-type="float" office:value="30.98">
                <text:p>30.9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3.135">
                <text:p>73.135</text:p>
              </table:table-cell>
              <table:table-cell office:value-type="float" office:value="32.49">
                <text:p>32.49</text:p>
              </table:table-cell>
              <table:table-cell office:value-type="float" office:value="31.06">
                <text:p>31.0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3.155">
                <text:p>73.155</text:p>
              </table:table-cell>
              <table:table-cell office:value-type="float" office:value="32.49">
                <text:p>32.49</text:p>
              </table:table-cell>
              <table:table-cell office:value-type="float" office:value="31.14">
                <text:p>31.1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3.175">
                <text:p>73.175</text:p>
              </table:table-cell>
              <table:table-cell office:value-type="float" office:value="32.49">
                <text:p>32.49</text:p>
              </table:table-cell>
              <table:table-cell office:value-type="float" office:value="31.21">
                <text:p>31.2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3.195">
                <text:p>73.195</text:p>
              </table:table-cell>
              <table:table-cell office:value-type="float" office:value="32.49">
                <text:p>32.49</text:p>
              </table:table-cell>
              <table:table-cell office:value-type="float" office:value="31.27">
                <text:p>31.2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3.215">
                <text:p>73.215</text:p>
              </table:table-cell>
              <table:table-cell office:value-type="float" office:value="32.49">
                <text:p>32.49</text:p>
              </table:table-cell>
              <table:table-cell office:value-type="float" office:value="31.33">
                <text:p>31.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3.235">
                <text:p>73.235</text:p>
              </table:table-cell>
              <table:table-cell office:value-type="float" office:value="32.49">
                <text:p>32.49</text:p>
              </table:table-cell>
              <table:table-cell office:value-type="float" office:value="31.39">
                <text:p>31.3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3.255">
                <text:p>73.255</text:p>
              </table:table-cell>
              <table:table-cell office:value-type="float" office:value="32.49">
                <text:p>32.49</text:p>
              </table:table-cell>
              <table:table-cell office:value-type="float" office:value="31.44">
                <text:p>31.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3.275">
                <text:p>73.275</text:p>
              </table:table-cell>
              <table:table-cell office:value-type="float" office:value="32.49">
                <text:p>32.49</text:p>
              </table:table-cell>
              <table:table-cell office:value-type="float" office:value="31.49">
                <text:p>31.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3.295">
                <text:p>73.295</text:p>
              </table:table-cell>
              <table:table-cell office:value-type="float" office:value="32.49">
                <text:p>32.49</text:p>
              </table:table-cell>
              <table:table-cell office:value-type="float" office:value="31.53">
                <text:p>31.53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3.315">
                <text:p>73.315</text:p>
              </table:table-cell>
              <table:table-cell office:value-type="float" office:value="32.49">
                <text:p>32.49</text:p>
              </table:table-cell>
              <table:table-cell office:value-type="float" office:value="31.57">
                <text:p>31.57</text:p>
              </table:table-cell>
              <table:table-cell office:value-type="float" office:value="0.920000000000002">
                <text:p>0.9200000000000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3.335">
                <text:p>73.335</text:p>
              </table:table-cell>
              <table:table-cell office:value-type="float" office:value="32.49">
                <text:p>32.49</text:p>
              </table:table-cell>
              <table:table-cell office:value-type="float" office:value="31.61">
                <text:p>31.61</text:p>
              </table:table-cell>
              <table:table-cell office:value-type="float" office:value="0.880000000000003">
                <text:p>0.88000000000000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3.355">
                <text:p>73.355</text:p>
              </table:table-cell>
              <table:table-cell office:value-type="float" office:value="32.49">
                <text:p>32.49</text:p>
              </table:table-cell>
              <table:table-cell office:value-type="float" office:value="31.64">
                <text:p>31.64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3.375">
                <text:p>73.375</text:p>
              </table:table-cell>
              <table:table-cell office:value-type="float" office:value="32.49">
                <text:p>32.49</text:p>
              </table:table-cell>
              <table:table-cell office:value-type="float" office:value="31.67">
                <text:p>31.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3.395">
                <text:p>73.395</text:p>
              </table:table-cell>
              <table:table-cell office:value-type="float" office:value="32.49">
                <text:p>32.49</text:p>
              </table:table-cell>
              <table:table-cell office:value-type="float" office:value="31.7">
                <text:p>31.7</text:p>
              </table:table-cell>
              <table:table-cell office:value-type="float" office:value="0.790000000000003">
                <text:p>0.7900000000000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3.415">
                <text:p>73.415</text:p>
              </table:table-cell>
              <table:table-cell office:value-type="float" office:value="32.49">
                <text:p>32.49</text:p>
              </table:table-cell>
              <table:table-cell office:value-type="float" office:value="31.72">
                <text:p>31.72</text:p>
              </table:table-cell>
              <table:table-cell office:value-type="float" office:value="0.770000000000003">
                <text:p>0.7700000000000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3.435">
                <text:p>73.435</text:p>
              </table:table-cell>
              <table:table-cell office:value-type="float" office:value="32.49">
                <text:p>32.49</text:p>
              </table:table-cell>
              <table:table-cell office:value-type="float" office:value="31.74">
                <text:p>31.74</text:p>
              </table:table-cell>
              <table:table-cell office:value-type="float" office:value="0.750000000000004">
                <text:p>0.7500000000000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3.455">
                <text:p>73.455</text:p>
              </table:table-cell>
              <table:table-cell office:value-type="float" office:value="32.49">
                <text:p>32.49</text:p>
              </table:table-cell>
              <table:table-cell office:value-type="float" office:value="31.76">
                <text:p>31.7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3.475">
                <text:p>73.475</text:p>
              </table:table-cell>
              <table:table-cell office:value-type="float" office:value="32.49">
                <text:p>32.49</text:p>
              </table:table-cell>
              <table:table-cell office:value-type="float" office:value="31.78">
                <text:p>31.78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3.495">
                <text:p>73.495</text:p>
              </table:table-cell>
              <table:table-cell office:value-type="float" office:value="32.49">
                <text:p>32.49</text:p>
              </table:table-cell>
              <table:table-cell office:value-type="float" office:value="31.8">
                <text:p>31.8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3.515">
                <text:p>73.515</text:p>
              </table:table-cell>
              <table:table-cell office:value-type="float" office:value="32.49">
                <text:p>32.49</text:p>
              </table:table-cell>
              <table:table-cell office:value-type="float" office:value="31.81">
                <text:p>31.81</text:p>
              </table:table-cell>
              <table:table-cell office:value-type="float" office:value="0.680000000000003">
                <text:p>0.6800000000000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3.535">
                <text:p>73.535</text:p>
              </table:table-cell>
              <table:table-cell office:value-type="float" office:value="32.49">
                <text:p>32.49</text:p>
              </table:table-cell>
              <table:table-cell office:value-type="float" office:value="31.83">
                <text:p>31.83</text:p>
              </table:table-cell>
              <table:table-cell office:value-type="float" office:value="0.660000000000004">
                <text:p>0.6600000000000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3.555">
                <text:p>73.555</text:p>
              </table:table-cell>
              <table:table-cell office:value-type="float" office:value="32.49">
                <text:p>32.49</text:p>
              </table:table-cell>
              <table:table-cell office:value-type="float" office:value="31.84">
                <text:p>31.84</text:p>
              </table:table-cell>
              <table:table-cell office:value-type="float" office:value="0.650000000000002">
                <text:p>0.6500000000000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3.575">
                <text:p>73.575</text:p>
              </table:table-cell>
              <table:table-cell office:value-type="float" office:value="32.49">
                <text:p>32.49</text:p>
              </table:table-cell>
              <table:table-cell office:value-type="float" office:value="31.85">
                <text:p>31.85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3.595">
                <text:p>73.595</text:p>
              </table:table-cell>
              <table:table-cell office:value-type="float" office:value="32.49">
                <text:p>32.49</text:p>
              </table:table-cell>
              <table:table-cell office:value-type="float" office:value="31.86">
                <text:p>31.86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3.615">
                <text:p>73.615</text:p>
              </table:table-cell>
              <table:table-cell office:value-type="float" office:value="32.49">
                <text:p>32.49</text:p>
              </table:table-cell>
              <table:table-cell office:value-type="float" office:value="31.87">
                <text:p>31.87</text:p>
              </table:table-cell>
              <table:table-cell office:value-type="float" office:value="0.620000000000001">
                <text:p>0.6200000000000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3.635">
                <text:p>73.635</text:p>
              </table:table-cell>
              <table:table-cell office:value-type="float" office:value="32.49">
                <text:p>32.49</text:p>
              </table:table-cell>
              <table:table-cell office:value-type="float" office:value="31.88">
                <text:p>31.88</text:p>
              </table:table-cell>
              <table:table-cell office:value-type="float" office:value="0.610000000000003">
                <text:p>0.6100000000000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3.655">
                <text:p>73.655</text:p>
              </table:table-cell>
              <table:table-cell office:value-type="float" office:value="32.49">
                <text:p>32.49</text:p>
              </table:table-cell>
              <table:table-cell office:value-type="float" office:value="31.88">
                <text:p>31.88</text:p>
              </table:table-cell>
              <table:table-cell office:value-type="float" office:value="0.610000000000003">
                <text:p>0.6100000000000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3.675">
                <text:p>73.675</text:p>
              </table:table-cell>
              <table:table-cell office:value-type="float" office:value="32.48">
                <text:p>32.48</text:p>
              </table:table-cell>
              <table:table-cell office:value-type="float" office:value="31.89">
                <text:p>31.89</text:p>
              </table:table-cell>
              <table:table-cell office:value-type="float" office:value="0.589999999999996">
                <text:p>0.58999999999999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3.695">
                <text:p>73.695</text:p>
              </table:table-cell>
              <table:table-cell office:value-type="float" office:value="32.48">
                <text:p>32.48</text:p>
              </table:table-cell>
              <table:table-cell office:value-type="float" office:value="31.9">
                <text:p>31.9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3.715">
                <text:p>73.715</text:p>
              </table:table-cell>
              <table:table-cell office:value-type="float" office:value="32.48">
                <text:p>32.48</text:p>
              </table:table-cell>
              <table:table-cell office:value-type="float" office:value="31.91">
                <text:p>31.91</text:p>
              </table:table-cell>
              <table:table-cell office:value-type="float" office:value="0.569999999999997">
                <text:p>0.5699999999999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3.735">
                <text:p>73.735</text:p>
              </table:table-cell>
              <table:table-cell office:value-type="float" office:value="32.48">
                <text:p>32.48</text:p>
              </table:table-cell>
              <table:table-cell office:value-type="float" office:value="31.91">
                <text:p>31.91</text:p>
              </table:table-cell>
              <table:table-cell office:value-type="float" office:value="0.569999999999997">
                <text:p>0.5699999999999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3.755">
                <text:p>73.755</text:p>
              </table:table-cell>
              <table:table-cell office:value-type="float" office:value="32.48">
                <text:p>32.48</text:p>
              </table:table-cell>
              <table:table-cell office:value-type="float" office:value="31.92">
                <text:p>31.92</text:p>
              </table:table-cell>
              <table:table-cell office:value-type="float" office:value="0.559999999999995">
                <text:p>0.5599999999999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3.775">
                <text:p>73.775</text:p>
              </table:table-cell>
              <table:table-cell office:value-type="float" office:value="32.48">
                <text:p>32.48</text:p>
              </table:table-cell>
              <table:table-cell office:value-type="float" office:value="31.92">
                <text:p>31.92</text:p>
              </table:table-cell>
              <table:table-cell office:value-type="float" office:value="0.559999999999995">
                <text:p>0.5599999999999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3.795">
                <text:p>73.795</text:p>
              </table:table-cell>
              <table:table-cell office:value-type="float" office:value="32.48">
                <text:p>32.48</text:p>
              </table:table-cell>
              <table:table-cell office:value-type="float" office:value="31.93">
                <text:p>31.93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3.815">
                <text:p>73.815</text:p>
              </table:table-cell>
              <table:table-cell office:value-type="float" office:value="32.48">
                <text:p>32.48</text:p>
              </table:table-cell>
              <table:table-cell office:value-type="float" office:value="31.94">
                <text:p>31.94</text:p>
              </table:table-cell>
              <table:table-cell office:value-type="float" office:value="0.539999999999996">
                <text:p>0.5399999999999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3.835">
                <text:p>73.835</text:p>
              </table:table-cell>
              <table:table-cell office:value-type="float" office:value="32.48">
                <text:p>32.48</text:p>
              </table:table-cell>
              <table:table-cell office:value-type="float" office:value="31.94">
                <text:p>31.94</text:p>
              </table:table-cell>
              <table:table-cell office:value-type="float" office:value="0.539999999999996">
                <text:p>0.5399999999999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3.855">
                <text:p>73.855</text:p>
              </table:table-cell>
              <table:table-cell office:value-type="float" office:value="32.48">
                <text:p>32.48</text:p>
              </table:table-cell>
              <table:table-cell office:value-type="float" office:value="31.95">
                <text:p>31.95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3.875">
                <text:p>73.875</text:p>
              </table:table-cell>
              <table:table-cell office:value-type="float" office:value="32.47">
                <text:p>32.47</text:p>
              </table:table-cell>
              <table:table-cell office:value-type="float" office:value="31.96">
                <text:p>31.96</text:p>
              </table:table-cell>
              <table:table-cell office:value-type="float" office:value="0.509999999999998">
                <text:p>0.5099999999999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3.895">
                <text:p>73.895</text:p>
              </table:table-cell>
              <table:table-cell office:value-type="float" office:value="32.47">
                <text:p>32.47</text:p>
              </table:table-cell>
              <table:table-cell office:value-type="float" office:value="31.97">
                <text:p>31.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3.915">
                <text:p>73.915</text:p>
              </table:table-cell>
              <table:table-cell office:value-type="float" office:value="32.47">
                <text:p>32.47</text:p>
              </table:table-cell>
              <table:table-cell office:value-type="float" office:value="31.98">
                <text:p>31.98</text:p>
              </table:table-cell>
              <table:table-cell office:value-type="float" office:value="0.489999999999998">
                <text:p>0.4899999999999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3.935">
                <text:p>73.935</text:p>
              </table:table-cell>
              <table:table-cell office:value-type="float" office:value="32.47">
                <text:p>32.47</text:p>
              </table:table-cell>
              <table:table-cell office:value-type="float" office:value="31.98">
                <text:p>31.98</text:p>
              </table:table-cell>
              <table:table-cell office:value-type="float" office:value="0.489999999999998">
                <text:p>0.4899999999999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3.955">
                <text:p>73.955</text:p>
              </table:table-cell>
              <table:table-cell office:value-type="float" office:value="32.47">
                <text:p>32.47</text:p>
              </table:table-cell>
              <table:table-cell office:value-type="float" office:value="31.99">
                <text:p>31.9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3.975">
                <text:p>73.975</text:p>
              </table:table-cell>
              <table:table-cell office:value-type="float" office:value="32.47">
                <text:p>32.47</text:p>
              </table:table-cell>
              <table:table-cell office:value-type="float" office:value="32">
                <text:p>32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3.995">
                <text:p>73.995</text:p>
              </table:table-cell>
              <table:table-cell office:value-type="float" office:value="32.47">
                <text:p>32.47</text:p>
              </table:table-cell>
              <table:table-cell office:value-type="float" office:value="32.01">
                <text:p>32.01</text:p>
              </table:table-cell>
              <table:table-cell office:value-type="float" office:value="0.460000000000001">
                <text:p>0.4600000000000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4.015">
                <text:p>74.015</text:p>
              </table:table-cell>
              <table:table-cell office:value-type="float" office:value="32.47">
                <text:p>32.47</text:p>
              </table:table-cell>
              <table:table-cell office:value-type="float" office:value="32.02">
                <text:p>32.02</text:p>
              </table:table-cell>
              <table:table-cell office:value-type="float" office:value="0.449999999999996">
                <text:p>0.4499999999999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4.035">
                <text:p>74.035</text:p>
              </table:table-cell>
              <table:table-cell office:value-type="float" office:value="32.47">
                <text:p>32.47</text:p>
              </table:table-cell>
              <table:table-cell office:value-type="float" office:value="32.04">
                <text:p>32.0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4.055">
                <text:p>74.055</text:p>
              </table:table-cell>
              <table:table-cell office:value-type="float" office:value="32.47">
                <text:p>32.47</text:p>
              </table:table-cell>
              <table:table-cell office:value-type="float" office:value="32.05">
                <text:p>32.05</text:p>
              </table:table-cell>
              <table:table-cell office:value-type="float" office:value="0.420000000000002">
                <text:p>0.42000000000000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4.075">
                <text:p>74.075</text:p>
              </table:table-cell>
              <table:table-cell office:value-type="float" office:value="32.46">
                <text:p>32.46</text:p>
              </table:table-cell>
              <table:table-cell office:value-type="float" office:value="32.06">
                <text:p>32.06</text:p>
              </table:table-cell>
              <table:table-cell office:value-type="float" office:value="0.399999999999999">
                <text:p>0.3999999999999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4.095">
                <text:p>74.095</text:p>
              </table:table-cell>
              <table:table-cell office:value-type="float" office:value="32.46">
                <text:p>32.46</text:p>
              </table:table-cell>
              <table:table-cell office:value-type="float" office:value="32.07">
                <text:p>32.07</text:p>
              </table:table-cell>
              <table:table-cell office:value-type="float" office:value="0.390000000000001">
                <text:p>0.3900000000000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4.115">
                <text:p>74.115</text:p>
              </table:table-cell>
              <table:table-cell office:value-type="float" office:value="32.46">
                <text:p>32.46</text:p>
              </table:table-cell>
              <table:table-cell office:value-type="float" office:value="32.08">
                <text:p>32.08</text:p>
              </table:table-cell>
              <table:table-cell office:value-type="float" office:value="0.380000000000003">
                <text:p>0.38000000000000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4.135">
                <text:p>74.135</text:p>
              </table:table-cell>
              <table:table-cell office:value-type="float" office:value="32.46">
                <text:p>32.46</text:p>
              </table:table-cell>
              <table:table-cell office:value-type="float" office:value="32.09">
                <text:p>32.09</text:p>
              </table:table-cell>
              <table:table-cell office:value-type="float" office:value="0.369999999999997">
                <text:p>0.36999999999999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.155">
                <text:p>74.155</text:p>
              </table:table-cell>
              <table:table-cell office:value-type="float" office:value="32.46">
                <text:p>32.46</text:p>
              </table:table-cell>
              <table:table-cell office:value-type="float" office:value="32.11">
                <text:p>32.11</text:p>
              </table:table-cell>
              <table:table-cell office:value-type="float" office:value="0.350000000000001">
                <text:p>0.3500000000000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4.175">
                <text:p>74.175</text:p>
              </table:table-cell>
              <table:table-cell office:value-type="float" office:value="32.46">
                <text:p>32.46</text:p>
              </table:table-cell>
              <table:table-cell office:value-type="float" office:value="32.12">
                <text:p>32.12</text:p>
              </table:table-cell>
              <table:table-cell office:value-type="float" office:value="0.340000000000003">
                <text:p>0.3400000000000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4.195">
                <text:p>74.195</text:p>
              </table:table-cell>
              <table:table-cell office:value-type="float" office:value="32.46">
                <text:p>32.46</text:p>
              </table:table-cell>
              <table:table-cell office:value-type="float" office:value="32.13">
                <text:p>32.13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4.215">
                <text:p>74.215</text:p>
              </table:table-cell>
              <table:table-cell office:value-type="float" office:value="32.46">
                <text:p>32.46</text:p>
              </table:table-cell>
              <table:table-cell office:value-type="float" office:value="32.14">
                <text:p>32.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4.235">
                <text:p>74.235</text:p>
              </table:table-cell>
              <table:table-cell office:value-type="float" office:value="32.46">
                <text:p>32.46</text:p>
              </table:table-cell>
              <table:table-cell office:value-type="float" office:value="32.15">
                <text:p>32.15</text:p>
              </table:table-cell>
              <table:table-cell office:value-type="float" office:value="0.310000000000002">
                <text:p>0.3100000000000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4.255">
                <text:p>74.255</text:p>
              </table:table-cell>
              <table:table-cell office:value-type="float" office:value="32.46">
                <text:p>32.46</text:p>
              </table:table-cell>
              <table:table-cell office:value-type="float" office:value="32.16">
                <text:p>32.16</text:p>
              </table:table-cell>
              <table:table-cell office:value-type="float" office:value="0.300000000000004">
                <text:p>0.30000000000000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4.275">
                <text:p>74.275</text:p>
              </table:table-cell>
              <table:table-cell office:value-type="float" office:value="32.45">
                <text:p>32.45</text:p>
              </table:table-cell>
              <table:table-cell office:value-type="float" office:value="32.17">
                <text:p>32.1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4.295">
                <text:p>74.295</text:p>
              </table:table-cell>
              <table:table-cell office:value-type="float" office:value="32.45">
                <text:p>32.45</text:p>
              </table:table-cell>
              <table:table-cell office:value-type="float" office:value="32.18">
                <text:p>32.18</text:p>
              </table:table-cell>
              <table:table-cell office:value-type="float" office:value="0.270000000000003">
                <text:p>0.27000000000000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4.315">
                <text:p>74.315</text:p>
              </table:table-cell>
              <table:table-cell office:value-type="float" office:value="32.45">
                <text:p>32.45</text:p>
              </table:table-cell>
              <table:table-cell office:value-type="float" office:value="32.18">
                <text:p>32.18</text:p>
              </table:table-cell>
              <table:table-cell office:value-type="float" office:value="0.270000000000003">
                <text:p>0.2700000000000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4.335">
                <text:p>74.335</text:p>
              </table:table-cell>
              <table:table-cell office:value-type="float" office:value="32.45">
                <text:p>32.45</text:p>
              </table:table-cell>
              <table:table-cell office:value-type="float" office:value="32.19">
                <text:p>32.19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.355">
                <text:p>74.355</text:p>
              </table:table-cell>
              <table:table-cell office:value-type="float" office:value="32.45">
                <text:p>32.45</text:p>
              </table:table-cell>
              <table:table-cell office:value-type="float" office:value="32.2">
                <text:p>32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4.375">
                <text:p>74.375</text:p>
              </table:table-cell>
              <table:table-cell office:value-type="float" office:value="32.45">
                <text:p>32.45</text:p>
              </table:table-cell>
              <table:table-cell office:value-type="float" office:value="32.21">
                <text:p>32.21</text:p>
              </table:table-cell>
              <table:table-cell office:value-type="float" office:value="0.240000000000002">
                <text:p>0.2400000000000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.395">
                <text:p>74.395</text:p>
              </table:table-cell>
              <table:table-cell office:value-type="float" office:value="32.45">
                <text:p>32.45</text:p>
              </table:table-cell>
              <table:table-cell office:value-type="float" office:value="32.22">
                <text:p>32.22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4.415">
                <text:p>74.415</text:p>
              </table:table-cell>
              <table:table-cell office:value-type="float" office:value="32.45">
                <text:p>32.45</text:p>
              </table:table-cell>
              <table:table-cell office:value-type="float" office:value="32.22">
                <text:p>32.22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4.435">
                <text:p>74.435</text:p>
              </table:table-cell>
              <table:table-cell office:value-type="float" office:value="32.45">
                <text:p>32.45</text:p>
              </table:table-cell>
              <table:table-cell office:value-type="float" office:value="32.23">
                <text:p>32.23</text:p>
              </table:table-cell>
              <table:table-cell office:value-type="float" office:value="0.220000000000006">
                <text:p>0.2200000000000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4.455">
                <text:p>74.455</text:p>
              </table:table-cell>
              <table:table-cell office:value-type="float" office:value="32.45">
                <text:p>32.45</text:p>
              </table:table-cell>
              <table:table-cell office:value-type="float" office:value="32.24">
                <text:p>32.24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4.475">
                <text:p>74.475</text:p>
              </table:table-cell>
              <table:table-cell office:value-type="float" office:value="32.45">
                <text:p>32.45</text:p>
              </table:table-cell>
              <table:table-cell office:value-type="float" office:value="32.24">
                <text:p>32.24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.495">
                <text:p>74.495</text:p>
              </table:table-cell>
              <table:table-cell office:value-type="float" office:value="32.45">
                <text:p>32.45</text:p>
              </table:table-cell>
              <table:table-cell office:value-type="float" office:value="32.25">
                <text:p>32.25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4.515">
                <text:p>74.515</text:p>
              </table:table-cell>
              <table:table-cell office:value-type="float" office:value="32.44">
                <text:p>32.44</text:p>
              </table:table-cell>
              <table:table-cell office:value-type="float" office:value="32.26">
                <text:p>32.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4.535">
                <text:p>74.535</text:p>
              </table:table-cell>
              <table:table-cell office:value-type="float" office:value="32.44">
                <text:p>32.44</text:p>
              </table:table-cell>
              <table:table-cell office:value-type="float" office:value="32.26">
                <text:p>32.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4.555">
                <text:p>74.555</text:p>
              </table:table-cell>
              <table:table-cell office:value-type="float" office:value="32.44">
                <text:p>32.44</text:p>
              </table:table-cell>
              <table:table-cell office:value-type="float" office:value="32.27">
                <text:p>32.27</text:p>
              </table:table-cell>
              <table:table-cell office:value-type="float" office:value="0.169999999999995">
                <text:p>0.1699999999999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4.575">
                <text:p>74.575</text:p>
              </table:table-cell>
              <table:table-cell office:value-type="float" office:value="32.44">
                <text:p>32.44</text:p>
              </table:table-cell>
              <table:table-cell office:value-type="float" office:value="32.27">
                <text:p>32.27</text:p>
              </table:table-cell>
              <table:table-cell office:value-type="float" office:value="0.169999999999995">
                <text:p>0.1699999999999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4.595">
                <text:p>74.595</text:p>
              </table:table-cell>
              <table:table-cell office:value-type="float" office:value="32.44">
                <text:p>32.44</text:p>
              </table:table-cell>
              <table:table-cell office:value-type="float" office:value="32.28">
                <text:p>32.28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4.615">
                <text:p>74.615</text:p>
              </table:table-cell>
              <table:table-cell office:value-type="float" office:value="32.44">
                <text:p>32.44</text:p>
              </table:table-cell>
              <table:table-cell office:value-type="float" office:value="32.28">
                <text:p>32.28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4.635">
                <text:p>74.635</text:p>
              </table:table-cell>
              <table:table-cell office:value-type="float" office:value="32.44">
                <text:p>32.44</text:p>
              </table:table-cell>
              <table:table-cell office:value-type="float" office:value="32.29">
                <text:p>32.29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4.655">
                <text:p>74.655</text:p>
              </table:table-cell>
              <table:table-cell office:value-type="float" office:value="32.44">
                <text:p>32.44</text:p>
              </table:table-cell>
              <table:table-cell office:value-type="float" office:value="32.29">
                <text:p>32.29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4.675">
                <text:p>74.675</text:p>
              </table:table-cell>
              <table:table-cell office:value-type="float" office:value="32.44">
                <text:p>32.44</text:p>
              </table:table-cell>
              <table:table-cell office:value-type="float" office:value="32.29">
                <text:p>32.29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4.695">
                <text:p>74.695</text:p>
              </table:table-cell>
              <table:table-cell office:value-type="float" office:value="32.44">
                <text:p>32.44</text:p>
              </table:table-cell>
              <table:table-cell office:value-type="float" office:value="32.3">
                <text:p>32.3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4.715">
                <text:p>74.715</text:p>
              </table:table-cell>
              <table:table-cell office:value-type="float" office:value="32.44">
                <text:p>32.44</text:p>
              </table:table-cell>
              <table:table-cell office:value-type="float" office:value="32.3">
                <text:p>32.3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4.735">
                <text:p>74.735</text:p>
              </table:table-cell>
              <table:table-cell office:value-type="float" office:value="32.44">
                <text:p>32.44</text:p>
              </table:table-cell>
              <table:table-cell office:value-type="float" office:value="32.3">
                <text:p>32.3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.755">
                <text:p>74.755</text:p>
              </table:table-cell>
              <table:table-cell office:value-type="float" office:value="32.44">
                <text:p>32.44</text:p>
              </table:table-cell>
              <table:table-cell office:value-type="float" office:value="32.31">
                <text:p>32.31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4.775">
                <text:p>74.775</text:p>
              </table:table-cell>
              <table:table-cell office:value-type="float" office:value="32.44">
                <text:p>32.44</text:p>
              </table:table-cell>
              <table:table-cell office:value-type="float" office:value="32.31">
                <text:p>32.31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4.795">
                <text:p>74.795</text:p>
              </table:table-cell>
              <table:table-cell office:value-type="float" office:value="32.44">
                <text:p>32.44</text:p>
              </table:table-cell>
              <table:table-cell office:value-type="float" office:value="32.31">
                <text:p>32.31</text:p>
              </table:table-cell>
              <table:table-cell office:value-type="float" office:value="0.129999999999995">
                <text:p>0.1299999999999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4.815">
                <text:p>74.815</text:p>
              </table:table-cell>
              <table:table-cell office:value-type="float" office:value="32.44">
                <text:p>32.44</text:p>
              </table:table-cell>
              <table:table-cell office:value-type="float" office:value="32.32">
                <text:p>32.32</text:p>
              </table:table-cell>
              <table:table-cell office:value-type="float" office:value="0.119999999999997">
                <text:p>0.11999999999999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4.835">
                <text:p>74.835</text:p>
              </table:table-cell>
              <table:table-cell office:value-type="float" office:value="32.44">
                <text:p>32.44</text:p>
              </table:table-cell>
              <table:table-cell office:value-type="float" office:value="32.32">
                <text:p>32.32</text:p>
              </table:table-cell>
              <table:table-cell office:value-type="float" office:value="0.119999999999997">
                <text:p>0.1199999999999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4.855">
                <text:p>74.855</text:p>
              </table:table-cell>
              <table:table-cell office:value-type="float" office:value="32.44">
                <text:p>32.44</text:p>
              </table:table-cell>
              <table:table-cell office:value-type="float" office:value="32.33">
                <text:p>32.33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4.875">
                <text:p>74.875</text:p>
              </table:table-cell>
              <table:table-cell office:value-type="float" office:value="32.43">
                <text:p>32.43</text:p>
              </table:table-cell>
              <table:table-cell office:value-type="float" office:value="32.33">
                <text:p>32.3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4.895">
                <text:p>74.895</text:p>
              </table:table-cell>
              <table:table-cell office:value-type="float" office:value="32.43">
                <text:p>32.43</text:p>
              </table:table-cell>
              <table:table-cell office:value-type="float" office:value="32.34">
                <text:p>32.34</text:p>
              </table:table-cell>
              <table:table-cell office:value-type="float" office:value="0.0899999999999963">
                <text:p>0.089999999999996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4.915">
                <text:p>74.915</text:p>
              </table:table-cell>
              <table:table-cell office:value-type="float" office:value="32.43">
                <text:p>32.43</text:p>
              </table:table-cell>
              <table:table-cell office:value-type="float" office:value="32.34">
                <text:p>32.34</text:p>
              </table:table-cell>
              <table:table-cell office:value-type="float" office:value="0.0899999999999963">
                <text:p>0.08999999999999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4.935">
                <text:p>74.935</text:p>
              </table:table-cell>
              <table:table-cell office:value-type="float" office:value="32.43">
                <text:p>32.43</text:p>
              </table:table-cell>
              <table:table-cell office:value-type="float" office:value="32.34">
                <text:p>32.34</text:p>
              </table:table-cell>
              <table:table-cell office:value-type="float" office:value="0.0899999999999963">
                <text:p>0.08999999999999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4.955">
                <text:p>74.955</text:p>
              </table:table-cell>
              <table:table-cell office:value-type="float" office:value="32.43">
                <text:p>32.43</text:p>
              </table:table-cell>
              <table:table-cell office:value-type="float" office:value="32.35">
                <text:p>32.35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4.975">
                <text:p>74.975</text:p>
              </table:table-cell>
              <table:table-cell office:value-type="float" office:value="32.43">
                <text:p>32.43</text:p>
              </table:table-cell>
              <table:table-cell office:value-type="float" office:value="32.35">
                <text:p>32.35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4.995">
                <text:p>74.995</text:p>
              </table:table-cell>
              <table:table-cell office:value-type="float" office:value="32.43">
                <text:p>32.43</text:p>
              </table:table-cell>
              <table:table-cell office:value-type="float" office:value="32.35">
                <text:p>32.35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5.015">
                <text:p>75.015</text:p>
              </table:table-cell>
              <table:table-cell office:value-type="float" office:value="32.43">
                <text:p>32.43</text:p>
              </table:table-cell>
              <table:table-cell office:value-type="float" office:value="32.36">
                <text:p>32.36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5.035">
                <text:p>75.035</text:p>
              </table:table-cell>
              <table:table-cell office:value-type="float" office:value="32.43">
                <text:p>32.43</text:p>
              </table:table-cell>
              <table:table-cell office:value-type="float" office:value="32.36">
                <text:p>32.36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5.055">
                <text:p>75.055</text:p>
              </table:table-cell>
              <table:table-cell office:value-type="float" office:value="32.43">
                <text:p>32.43</text:p>
              </table:table-cell>
              <table:table-cell office:value-type="float" office:value="32.37">
                <text:p>32.37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5.075">
                <text:p>75.075</text:p>
              </table:table-cell>
              <table:table-cell office:value-type="float" office:value="32.43">
                <text:p>32.43</text:p>
              </table:table-cell>
              <table:table-cell office:value-type="float" office:value="32.37">
                <text:p>32.37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5.095">
                <text:p>75.095</text:p>
              </table:table-cell>
              <table:table-cell office:value-type="float" office:value="32.43">
                <text:p>32.43</text:p>
              </table:table-cell>
              <table:table-cell office:value-type="float" office:value="32.37">
                <text:p>32.37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.115">
                <text:p>75.115</text:p>
              </table:table-cell>
              <table:table-cell office:value-type="float" office:value="32.43">
                <text:p>32.43</text:p>
              </table:table-cell>
              <table:table-cell office:value-type="float" office:value="32.38">
                <text:p>32.38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5.135">
                <text:p>75.135</text:p>
              </table:table-cell>
              <table:table-cell office:value-type="float" office:value="32.43">
                <text:p>32.43</text:p>
              </table:table-cell>
              <table:table-cell office:value-type="float" office:value="32.38">
                <text:p>32.38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5.155">
                <text:p>75.155</text:p>
              </table:table-cell>
              <table:table-cell office:value-type="float" office:value="32.43">
                <text:p>32.43</text:p>
              </table:table-cell>
              <table:table-cell office:value-type="float" office:value="32.39">
                <text:p>32.39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.175">
                <text:p>75.175</text:p>
              </table:table-cell>
              <table:table-cell office:value-type="float" office:value="32.43">
                <text:p>32.43</text:p>
              </table:table-cell>
              <table:table-cell office:value-type="float" office:value="32.39">
                <text:p>32.39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5.195">
                <text:p>75.195</text:p>
              </table:table-cell>
              <table:table-cell office:value-type="float" office:value="32.43">
                <text:p>32.43</text:p>
              </table:table-cell>
              <table:table-cell office:value-type="float" office:value="32.4">
                <text:p>32.4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5.215">
                <text:p>75.215</text:p>
              </table:table-cell>
              <table:table-cell office:value-type="float" office:value="32.43">
                <text:p>32.43</text:p>
              </table:table-cell>
              <table:table-cell office:value-type="float" office:value="32.4">
                <text:p>32.4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5.235">
                <text:p>75.235</text:p>
              </table:table-cell>
              <table:table-cell office:value-type="float" office:value="32.43">
                <text:p>32.43</text:p>
              </table:table-cell>
              <table:table-cell office:value-type="float" office:value="32.41">
                <text:p>32.41</text:p>
              </table:table-cell>
              <table:table-cell office:value-type="float" office:value="0.0200000000000031">
                <text:p>0.02000000000000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5.255">
                <text:p>75.255</text:p>
              </table:table-cell>
              <table:table-cell office:value-type="float" office:value="32.43">
                <text:p>32.43</text:p>
              </table:table-cell>
              <table:table-cell office:value-type="float" office:value="32.42">
                <text:p>32.42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5.275">
                <text:p>75.275</text:p>
              </table:table-cell>
              <table:table-cell office:value-type="float" office:value="32.43">
                <text:p>32.43</text:p>
              </table:table-cell>
              <table:table-cell office:value-type="float" office:value="32.42">
                <text:p>32.42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5.295">
                <text:p>75.295</text:p>
              </table:table-cell>
              <table:table-cell office:value-type="float" office:value="32.43">
                <text:p>32.43</text:p>
              </table:table-cell>
              <table:table-cell office:value-type="float" office:value="32.43">
                <text:p>32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5.315">
                <text:p>75.315</text:p>
              </table:table-cell>
              <table:table-cell office:value-type="float" office:value="32.43">
                <text:p>32.43</text:p>
              </table:table-cell>
              <table:table-cell office:value-type="float" office:value="32.44">
                <text:p>32.44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5.335">
                <text:p>75.335</text:p>
              </table:table-cell>
              <table:table-cell office:value-type="float" office:value="32.43">
                <text:p>32.43</text:p>
              </table:table-cell>
              <table:table-cell office:value-type="float" office:value="32.45">
                <text:p>32.45</text:p>
              </table:table-cell>
              <table:table-cell office:value-type="float" office:value="0.0200000000000031">
                <text:p>0.02000000000000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5.355">
                <text:p>75.355</text:p>
              </table:table-cell>
              <table:table-cell office:value-type="float" office:value="32.43">
                <text:p>32.43</text:p>
              </table:table-cell>
              <table:table-cell office:value-type="float" office:value="32.45">
                <text:p>32.45</text:p>
              </table:table-cell>
              <table:table-cell office:value-type="float" office:value="0.0200000000000031">
                <text:p>0.02000000000000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5.375">
                <text:p>75.375</text:p>
              </table:table-cell>
              <table:table-cell office:value-type="float" office:value="32.43">
                <text:p>32.43</text:p>
              </table:table-cell>
              <table:table-cell office:value-type="float" office:value="32.46">
                <text:p>32.46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5.395">
                <text:p>75.395</text:p>
              </table:table-cell>
              <table:table-cell office:value-type="float" office:value="32.43">
                <text:p>32.43</text:p>
              </table:table-cell>
              <table:table-cell office:value-type="float" office:value="32.47">
                <text:p>32.47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5.415">
                <text:p>75.415</text:p>
              </table:table-cell>
              <table:table-cell office:value-type="float" office:value="32.43">
                <text:p>32.43</text:p>
              </table:table-cell>
              <table:table-cell office:value-type="float" office:value="32.47">
                <text:p>32.47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5.435">
                <text:p>75.435</text:p>
              </table:table-cell>
              <table:table-cell office:value-type="float" office:value="32.43">
                <text:p>32.43</text:p>
              </table:table-cell>
              <table:table-cell office:value-type="float" office:value="32.48">
                <text:p>32.48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5.455">
                <text:p>75.455</text:p>
              </table:table-cell>
              <table:table-cell office:value-type="float" office:value="32.43">
                <text:p>32.43</text:p>
              </table:table-cell>
              <table:table-cell office:value-type="float" office:value="32.48">
                <text:p>32.48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5.475">
                <text:p>75.475</text:p>
              </table:table-cell>
              <table:table-cell office:value-type="float" office:value="32.43">
                <text:p>32.43</text:p>
              </table:table-cell>
              <table:table-cell office:value-type="float" office:value="32.49">
                <text:p>32.4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5.495">
                <text:p>75.495</text:p>
              </table:table-cell>
              <table:table-cell office:value-type="float" office:value="32.43">
                <text:p>32.43</text:p>
              </table:table-cell>
              <table:table-cell office:value-type="float" office:value="32.49">
                <text:p>32.4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5.515">
                <text:p>75.515</text:p>
              </table:table-cell>
              <table:table-cell office:value-type="float" office:value="32.43">
                <text:p>32.43</text:p>
              </table:table-cell>
              <table:table-cell office:value-type="float" office:value="32.49">
                <text:p>32.49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5.535">
                <text:p>75.535</text:p>
              </table:table-cell>
              <table:table-cell office:value-type="float" office:value="32.43">
                <text:p>32.43</text:p>
              </table:table-cell>
              <table:table-cell office:value-type="float" office:value="32.5">
                <text:p>32.5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5.555">
                <text:p>75.555</text:p>
              </table:table-cell>
              <table:table-cell office:value-type="float" office:value="32.43">
                <text:p>32.43</text:p>
              </table:table-cell>
              <table:table-cell office:value-type="float" office:value="32.5">
                <text:p>32.5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5.575">
                <text:p>75.575</text:p>
              </table:table-cell>
              <table:table-cell office:value-type="float" office:value="32.43">
                <text:p>32.43</text:p>
              </table:table-cell>
              <table:table-cell office:value-type="float" office:value="32.51">
                <text:p>32.51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5.595">
                <text:p>75.595</text:p>
              </table:table-cell>
              <table:table-cell office:value-type="float" office:value="32.43">
                <text:p>32.43</text:p>
              </table:table-cell>
              <table:table-cell office:value-type="float" office:value="32.51">
                <text:p>32.51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5.615">
                <text:p>75.615</text:p>
              </table:table-cell>
              <table:table-cell office:value-type="float" office:value="32.43">
                <text:p>32.43</text:p>
              </table:table-cell>
              <table:table-cell office:value-type="float" office:value="32.51">
                <text:p>32.51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5.635">
                <text:p>75.635</text:p>
              </table:table-cell>
              <table:table-cell office:value-type="float" office:value="32.43">
                <text:p>32.43</text:p>
              </table:table-cell>
              <table:table-cell office:value-type="float" office:value="32.52">
                <text:p>32.52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5.655">
                <text:p>75.655</text:p>
              </table:table-cell>
              <table:table-cell office:value-type="float" office:value="32.43">
                <text:p>32.43</text:p>
              </table:table-cell>
              <table:table-cell office:value-type="float" office:value="32.53">
                <text:p>32.5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5.675">
                <text:p>75.675</text:p>
              </table:table-cell>
              <table:table-cell office:value-type="float" office:value="32.43">
                <text:p>32.43</text:p>
              </table:table-cell>
              <table:table-cell office:value-type="float" office:value="32.53">
                <text:p>32.53</text:p>
              </table:table-cell>
              <table:table-cell office:value-type="float" office:value="0.100000000000001">
                <text:p>0.10000000000000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5.695">
                <text:p>75.695</text:p>
              </table:table-cell>
              <table:table-cell office:value-type="float" office:value="32.43">
                <text:p>32.43</text:p>
              </table:table-cell>
              <table:table-cell office:value-type="float" office:value="32.54">
                <text:p>32.54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5.715">
                <text:p>75.715</text:p>
              </table:table-cell>
              <table:table-cell office:value-type="float" office:value="32.43">
                <text:p>32.43</text:p>
              </table:table-cell>
              <table:table-cell office:value-type="float" office:value="32.54">
                <text:p>32.54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5.735">
                <text:p>75.735</text:p>
              </table:table-cell>
              <table:table-cell office:value-type="float" office:value="32.43">
                <text:p>32.43</text:p>
              </table:table-cell>
              <table:table-cell office:value-type="float" office:value="32.55">
                <text:p>32.55</text:p>
              </table:table-cell>
              <table:table-cell office:value-type="float" office:value="0.119999999999997">
                <text:p>0.1199999999999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5.755">
                <text:p>75.755</text:p>
              </table:table-cell>
              <table:table-cell office:value-type="float" office:value="32.43">
                <text:p>32.43</text:p>
              </table:table-cell>
              <table:table-cell office:value-type="float" office:value="32.55">
                <text:p>32.55</text:p>
              </table:table-cell>
              <table:table-cell office:value-type="float" office:value="0.119999999999997">
                <text:p>0.11999999999999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5.775">
                <text:p>75.775</text:p>
              </table:table-cell>
              <table:table-cell office:value-type="float" office:value="32.43">
                <text:p>32.43</text:p>
              </table:table-cell>
              <table:table-cell office:value-type="float" office:value="32.56">
                <text:p>32.56</text:p>
              </table:table-cell>
              <table:table-cell office:value-type="float" office:value="0.130000000000003">
                <text:p>0.13000000000000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5.795">
                <text:p>75.795</text:p>
              </table:table-cell>
              <table:table-cell office:value-type="float" office:value="32.43">
                <text:p>32.43</text:p>
              </table:table-cell>
              <table:table-cell office:value-type="float" office:value="32.57">
                <text:p>32.57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5.815">
                <text:p>75.815</text:p>
              </table:table-cell>
              <table:table-cell office:value-type="float" office:value="32.43">
                <text:p>32.43</text:p>
              </table:table-cell>
              <table:table-cell office:value-type="float" office:value="32.57">
                <text:p>32.57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5.835">
                <text:p>75.835</text:p>
              </table:table-cell>
              <table:table-cell office:value-type="float" office:value="32.43">
                <text:p>32.43</text:p>
              </table:table-cell>
              <table:table-cell office:value-type="float" office:value="32.58">
                <text:p>32.58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5.855">
                <text:p>75.855</text:p>
              </table:table-cell>
              <table:table-cell office:value-type="float" office:value="32.43">
                <text:p>32.43</text:p>
              </table:table-cell>
              <table:table-cell office:value-type="float" office:value="32.59">
                <text:p>32.59</text:p>
              </table:table-cell>
              <table:table-cell office:value-type="float" office:value="0.160000000000004">
                <text:p>0.16000000000000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5.875">
                <text:p>75.875</text:p>
              </table:table-cell>
              <table:table-cell office:value-type="float" office:value="32.43">
                <text:p>32.43</text:p>
              </table:table-cell>
              <table:table-cell office:value-type="float" office:value="32.59">
                <text:p>32.59</text:p>
              </table:table-cell>
              <table:table-cell office:value-type="float" office:value="0.160000000000004">
                <text:p>0.1600000000000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5.895">
                <text:p>75.895</text:p>
              </table:table-cell>
              <table:table-cell office:value-type="float" office:value="32.43">
                <text:p>32.43</text:p>
              </table:table-cell>
              <table:table-cell office:value-type="float" office:value="32.6">
                <text:p>32.6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5.915">
                <text:p>75.915</text:p>
              </table:table-cell>
              <table:table-cell office:value-type="float" office:value="32.43">
                <text:p>32.43</text:p>
              </table:table-cell>
              <table:table-cell office:value-type="float" office:value="32.6">
                <text:p>32.6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5.935">
                <text:p>75.935</text:p>
              </table:table-cell>
              <table:table-cell office:value-type="float" office:value="32.43">
                <text:p>32.43</text:p>
              </table:table-cell>
              <table:table-cell office:value-type="float" office:value="32.61">
                <text:p>32.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5.955">
                <text:p>75.955</text:p>
              </table:table-cell>
              <table:table-cell office:value-type="float" office:value="32.43">
                <text:p>32.43</text:p>
              </table:table-cell>
              <table:table-cell office:value-type="float" office:value="32.61">
                <text:p>32.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5.975">
                <text:p>75.975</text:p>
              </table:table-cell>
              <table:table-cell office:value-type="float" office:value="32.43">
                <text:p>32.43</text:p>
              </table:table-cell>
              <table:table-cell office:value-type="float" office:value="32.62">
                <text:p>32.62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5.995">
                <text:p>75.995</text:p>
              </table:table-cell>
              <table:table-cell office:value-type="float" office:value="32.43">
                <text:p>32.43</text:p>
              </table:table-cell>
              <table:table-cell office:value-type="float" office:value="32.63">
                <text:p>32.63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6.015">
                <text:p>76.015</text:p>
              </table:table-cell>
              <table:table-cell office:value-type="float" office:value="32.43">
                <text:p>32.43</text:p>
              </table:table-cell>
              <table:table-cell office:value-type="float" office:value="32.63">
                <text:p>32.63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6.035">
                <text:p>76.035</text:p>
              </table:table-cell>
              <table:table-cell office:value-type="float" office:value="32.43">
                <text:p>32.43</text:p>
              </table:table-cell>
              <table:table-cell office:value-type="float" office:value="32.63">
                <text:p>32.63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6.055">
                <text:p>76.055</text:p>
              </table:table-cell>
              <table:table-cell office:value-type="float" office:value="32.43">
                <text:p>32.43</text:p>
              </table:table-cell>
              <table:table-cell office:value-type="float" office:value="32.64">
                <text:p>32.64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6.075">
                <text:p>76.075</text:p>
              </table:table-cell>
              <table:table-cell office:value-type="float" office:value="32.43">
                <text:p>32.43</text:p>
              </table:table-cell>
              <table:table-cell office:value-type="float" office:value="32.64">
                <text:p>32.64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6.095">
                <text:p>76.095</text:p>
              </table:table-cell>
              <table:table-cell office:value-type="float" office:value="32.43">
                <text:p>32.43</text:p>
              </table:table-cell>
              <table:table-cell office:value-type="float" office:value="32.64">
                <text:p>32.64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6.115">
                <text:p>76.115</text:p>
              </table:table-cell>
              <table:table-cell office:value-type="float" office:value="32.43">
                <text:p>32.43</text:p>
              </table:table-cell>
              <table:table-cell office:value-type="float" office:value="32.65">
                <text:p>32.65</text:p>
              </table:table-cell>
              <table:table-cell office:value-type="float" office:value="0.219999999999999">
                <text:p>0.2199999999999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6.135">
                <text:p>76.135</text:p>
              </table:table-cell>
              <table:table-cell office:value-type="float" office:value="-32.43">
                <text:p>-32.43</text:p>
              </table:table-cell>
              <table:table-cell office:value-type="float" office:value="32.4">
                <text:p>32.4</text:p>
              </table:table-cell>
              <table:table-cell office:value-type="float" office:value="64.83">
                <text:p>64.8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6.155">
                <text:p>76.155</text:p>
              </table:table-cell>
              <table:table-cell office:value-type="float" office:value="-32.43">
                <text:p>-32.43</text:p>
              </table:table-cell>
              <table:table-cell office:value-type="float" office:value="31.94">
                <text:p>31.94</text:p>
              </table:table-cell>
              <table:table-cell office:value-type="float" office:value="64.37">
                <text:p>64.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6.175">
                <text:p>76.175</text:p>
              </table:table-cell>
              <table:table-cell office:value-type="float" office:value="-32.43">
                <text:p>-32.43</text:p>
              </table:table-cell>
              <table:table-cell office:value-type="float" office:value="31.29">
                <text:p>31.29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6.195">
                <text:p>76.195</text:p>
              </table:table-cell>
              <table:table-cell office:value-type="float" office:value="-32.43">
                <text:p>-32.43</text:p>
              </table:table-cell>
              <table:table-cell office:value-type="float" office:value="30.49">
                <text:p>30.49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6.215">
                <text:p>76.215</text:p>
              </table:table-cell>
              <table:table-cell office:value-type="float" office:value="-32.43">
                <text:p>-32.43</text:p>
              </table:table-cell>
              <table:table-cell office:value-type="float" office:value="29.56">
                <text:p>29.56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6.235">
                <text:p>76.235</text:p>
              </table:table-cell>
              <table:table-cell office:value-type="float" office:value="-32.43">
                <text:p>-32.43</text:p>
              </table:table-cell>
              <table:table-cell office:value-type="float" office:value="28.51">
                <text:p>28.51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6.255">
                <text:p>76.255</text:p>
              </table:table-cell>
              <table:table-cell office:value-type="float" office:value="-32.44">
                <text:p>-32.44</text:p>
              </table:table-cell>
              <table:table-cell office:value-type="float" office:value="27.37">
                <text:p>27.37</text:p>
              </table:table-cell>
              <table:table-cell office:value-type="float" office:value="59.81">
                <text:p>59.8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6.275">
                <text:p>76.275</text:p>
              </table:table-cell>
              <table:table-cell office:value-type="float" office:value="-32.44">
                <text:p>-32.44</text:p>
              </table:table-cell>
              <table:table-cell office:value-type="float" office:value="26.14">
                <text:p>26.14</text:p>
              </table:table-cell>
              <table:table-cell office:value-type="float" office:value="58.58">
                <text:p>58.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6.295">
                <text:p>76.295</text:p>
              </table:table-cell>
              <table:table-cell office:value-type="float" office:value="-32.44">
                <text:p>-32.44</text:p>
              </table:table-cell>
              <table:table-cell office:value-type="float" office:value="24.84">
                <text:p>24.84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6.315">
                <text:p>76.315</text:p>
              </table:table-cell>
              <table:table-cell office:value-type="float" office:value="-32.44">
                <text:p>-32.44</text:p>
              </table:table-cell>
              <table:table-cell office:value-type="float" office:value="23.47">
                <text:p>23.47</text:p>
              </table:table-cell>
              <table:table-cell office:value-type="float" office:value="55.91">
                <text:p>55.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6.335">
                <text:p>76.335</text:p>
              </table:table-cell>
              <table:table-cell office:value-type="float" office:value="-32.44">
                <text:p>-32.44</text:p>
              </table:table-cell>
              <table:table-cell office:value-type="float" office:value="22.05">
                <text:p>22.05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6.355">
                <text:p>76.355</text:p>
              </table:table-cell>
              <table:table-cell office:value-type="float" office:value="-32.44">
                <text:p>-32.44</text:p>
              </table:table-cell>
              <table:table-cell office:value-type="float" office:value="20.59">
                <text:p>20.59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6.375">
                <text:p>76.375</text:p>
              </table:table-cell>
              <table:table-cell office:value-type="float" office:value="-32.44">
                <text:p>-32.44</text:p>
              </table:table-cell>
              <table:table-cell office:value-type="float" office:value="19.09">
                <text:p>19.09</text:p>
              </table:table-cell>
              <table:table-cell office:value-type="float" office:value="51.53">
                <text:p>51.5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.395">
                <text:p>76.395</text:p>
              </table:table-cell>
              <table:table-cell office:value-type="float" office:value="-32.44">
                <text:p>-32.44</text:p>
              </table:table-cell>
              <table:table-cell office:value-type="float" office:value="17.55">
                <text:p>17.5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6.415">
                <text:p>76.415</text:p>
              </table:table-cell>
              <table:table-cell office:value-type="float" office:value="-32.44">
                <text:p>-32.44</text:p>
              </table:table-cell>
              <table:table-cell office:value-type="float" office:value="15.99">
                <text:p>15.99</text:p>
              </table:table-cell>
              <table:table-cell office:value-type="float" office:value="48.43">
                <text:p>48.4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6.435">
                <text:p>76.435</text:p>
              </table:table-cell>
              <table:table-cell office:value-type="float" office:value="-32.44">
                <text:p>-32.44</text:p>
              </table:table-cell>
              <table:table-cell office:value-type="float" office:value="14.42">
                <text:p>14.42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6.455">
                <text:p>76.455</text:p>
              </table:table-cell>
              <table:table-cell office:value-type="float" office:value="-32.44">
                <text:p>-32.44</text:p>
              </table:table-cell>
              <table:table-cell office:value-type="float" office:value="12.82">
                <text:p>12.82</text:p>
              </table:table-cell>
              <table:table-cell office:value-type="float" office:value="45.26">
                <text:p>45.2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6.475">
                <text:p>76.475</text:p>
              </table:table-cell>
              <table:table-cell office:value-type="float" office:value="-32.44">
                <text:p>-32.44</text:p>
              </table:table-cell>
              <table:table-cell office:value-type="float" office:value="11.2">
                <text:p>11.2</text:p>
              </table:table-cell>
              <table:table-cell office:value-type="float" office:value="43.64">
                <text:p>43.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6.495">
                <text:p>76.495</text:p>
              </table:table-cell>
              <table:table-cell office:value-type="float" office:value="-32.44">
                <text:p>-32.44</text:p>
              </table:table-cell>
              <table:table-cell office:value-type="float" office:value="9.57">
                <text:p>9.57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6.515">
                <text:p>76.515</text:p>
              </table:table-cell>
              <table:table-cell office:value-type="float" office:value="-32.44">
                <text:p>-32.44</text:p>
              </table:table-cell>
              <table:table-cell office:value-type="float" office:value="7.93">
                <text:p>7.93</text:p>
              </table:table-cell>
              <table:table-cell office:value-type="float" office:value="40.37">
                <text:p>40.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6.535">
                <text:p>76.535</text:p>
              </table:table-cell>
              <table:table-cell office:value-type="float" office:value="-32.44">
                <text:p>-32.44</text:p>
              </table:table-cell>
              <table:table-cell office:value-type="float" office:value="6.27">
                <text:p>6.27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6.555">
                <text:p>76.555</text:p>
              </table:table-cell>
              <table:table-cell office:value-type="float" office:value="-32.44">
                <text:p>-32.44</text:p>
              </table:table-cell>
              <table:table-cell office:value-type="float" office:value="4.61">
                <text:p>4.61</text:p>
              </table:table-cell>
              <table:table-cell office:value-type="float" office:value="37.05">
                <text:p>37.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6.575">
                <text:p>76.575</text:p>
              </table:table-cell>
              <table:table-cell office:value-type="float" office:value="-32.45">
                <text:p>-32.45</text:p>
              </table:table-cell>
              <table:table-cell office:value-type="float" office:value="2.94">
                <text:p>2.94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6.595">
                <text:p>76.595</text:p>
              </table:table-cell>
              <table:table-cell office:value-type="float" office:value="-32.45">
                <text:p>-32.45</text:p>
              </table:table-cell>
              <table:table-cell office:value-type="float" office:value="1.26">
                <text:p>1.26</text:p>
              </table:table-cell>
              <table:table-cell office:value-type="float" office:value="33.71">
                <text:p>33.7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6.615">
                <text:p>76.615</text:p>
              </table:table-cell>
              <table:table-cell office:value-type="float" office:value="-32.45">
                <text:p>-32.45</text:p>
              </table:table-cell>
              <table:table-cell office:value-type="float" office:value="-0.42">
                <text:p>-0.42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6.635">
                <text:p>76.635</text:p>
              </table:table-cell>
              <table:table-cell office:value-type="float" office:value="-32.45">
                <text:p>-32.45</text:p>
              </table:table-cell>
              <table:table-cell office:value-type="float" office:value="-2.09">
                <text:p>-2.09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6.655">
                <text:p>76.655</text:p>
              </table:table-cell>
              <table:table-cell office:value-type="float" office:value="-32.45">
                <text:p>-32.45</text:p>
              </table:table-cell>
              <table:table-cell office:value-type="float" office:value="-3.75">
                <text:p>-3.75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6.675">
                <text:p>76.675</text:p>
              </table:table-cell>
              <table:table-cell office:value-type="float" office:value="-32.45">
                <text:p>-32.45</text:p>
              </table:table-cell>
              <table:table-cell office:value-type="float" office:value="-5.38">
                <text:p>-5.38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6.695">
                <text:p>76.695</text:p>
              </table:table-cell>
              <table:table-cell office:value-type="float" office:value="-32.45">
                <text:p>-32.45</text:p>
              </table:table-cell>
              <table:table-cell office:value-type="float" office:value="-6.96">
                <text:p>-6.96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6.715">
                <text:p>76.715</text:p>
              </table:table-cell>
              <table:table-cell office:value-type="float" office:value="-32.45">
                <text:p>-32.45</text:p>
              </table:table-cell>
              <table:table-cell office:value-type="float" office:value="-8.51">
                <text:p>-8.51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6.735">
                <text:p>76.735</text:p>
              </table:table-cell>
              <table:table-cell office:value-type="float" office:value="-32.45">
                <text:p>-32.45</text:p>
              </table:table-cell>
              <table:table-cell office:value-type="float" office:value="-10">
                <text:p>-1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6.755">
                <text:p>76.755</text:p>
              </table:table-cell>
              <table:table-cell office:value-type="float" office:value="-32.45">
                <text:p>-32.45</text:p>
              </table:table-cell>
              <table:table-cell office:value-type="float" office:value="-11.43">
                <text:p>-11.43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6.775">
                <text:p>76.775</text:p>
              </table:table-cell>
              <table:table-cell office:value-type="float" office:value="-32.45">
                <text:p>-32.45</text:p>
              </table:table-cell>
              <table:table-cell office:value-type="float" office:value="-12.8">
                <text:p>-12.8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6.795">
                <text:p>76.795</text:p>
              </table:table-cell>
              <table:table-cell office:value-type="float" office:value="-32.45">
                <text:p>-32.45</text:p>
              </table:table-cell>
              <table:table-cell office:value-type="float" office:value="-14.11">
                <text:p>-14.11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6.815">
                <text:p>76.815</text:p>
              </table:table-cell>
              <table:table-cell office:value-type="float" office:value="-32.45">
                <text:p>-32.45</text:p>
              </table:table-cell>
              <table:table-cell office:value-type="float" office:value="-15.37">
                <text:p>-15.37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6.835">
                <text:p>76.835</text:p>
              </table:table-cell>
              <table:table-cell office:value-type="float" office:value="-32.45">
                <text:p>-32.45</text:p>
              </table:table-cell>
              <table:table-cell office:value-type="float" office:value="-16.53">
                <text:p>-16.53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6.855">
                <text:p>76.855</text:p>
              </table:table-cell>
              <table:table-cell office:value-type="float" office:value="-32.45">
                <text:p>-32.45</text:p>
              </table:table-cell>
              <table:table-cell office:value-type="float" office:value="-17.66">
                <text:p>-17.66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6.875">
                <text:p>76.875</text:p>
              </table:table-cell>
              <table:table-cell office:value-type="float" office:value="-32.46">
                <text:p>-32.46</text:p>
              </table:table-cell>
              <table:table-cell office:value-type="float" office:value="-18.73">
                <text:p>-18.73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6.895">
                <text:p>76.895</text:p>
              </table:table-cell>
              <table:table-cell office:value-type="float" office:value="-32.46">
                <text:p>-32.46</text:p>
              </table:table-cell>
              <table:table-cell office:value-type="float" office:value="-19.74">
                <text:p>-19.74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6.915">
                <text:p>76.915</text:p>
              </table:table-cell>
              <table:table-cell office:value-type="float" office:value="-32.46">
                <text:p>-32.46</text:p>
              </table:table-cell>
              <table:table-cell office:value-type="float" office:value="-20.7">
                <text:p>-20.7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6.935">
                <text:p>76.935</text:p>
              </table:table-cell>
              <table:table-cell office:value-type="float" office:value="-32.46">
                <text:p>-32.46</text:p>
              </table:table-cell>
              <table:table-cell office:value-type="float" office:value="-21.6">
                <text:p>-21.6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6.955">
                <text:p>76.955</text:p>
              </table:table-cell>
              <table:table-cell office:value-type="float" office:value="-32.46">
                <text:p>-32.46</text:p>
              </table:table-cell>
              <table:table-cell office:value-type="float" office:value="-22.44">
                <text:p>-22.4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6.975">
                <text:p>76.975</text:p>
              </table:table-cell>
              <table:table-cell office:value-type="float" office:value="-32.46">
                <text:p>-32.46</text:p>
              </table:table-cell>
              <table:table-cell office:value-type="float" office:value="-23.24">
                <text:p>-23.24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.995">
                <text:p>76.995</text:p>
              </table:table-cell>
              <table:table-cell office:value-type="float" office:value="-32.46">
                <text:p>-32.46</text:p>
              </table:table-cell>
              <table:table-cell office:value-type="float" office:value="-23.99">
                <text:p>-23.99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7.015">
                <text:p>77.015</text:p>
              </table:table-cell>
              <table:table-cell office:value-type="float" office:value="-32.46">
                <text:p>-32.46</text:p>
              </table:table-cell>
              <table:table-cell office:value-type="float" office:value="-24.69">
                <text:p>-24.69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7.035">
                <text:p>77.035</text:p>
              </table:table-cell>
              <table:table-cell office:value-type="float" office:value="-32.47">
                <text:p>-32.47</text:p>
              </table:table-cell>
              <table:table-cell office:value-type="float" office:value="-25.31">
                <text:p>-25.31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7.055">
                <text:p>77.055</text:p>
              </table:table-cell>
              <table:table-cell office:value-type="float" office:value="-32.47">
                <text:p>-32.47</text:p>
              </table:table-cell>
              <table:table-cell office:value-type="float" office:value="-25.93">
                <text:p>-25.93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7.075">
                <text:p>77.075</text:p>
              </table:table-cell>
              <table:table-cell office:value-type="float" office:value="-32.47">
                <text:p>-32.47</text:p>
              </table:table-cell>
              <table:table-cell office:value-type="float" office:value="-26.5">
                <text:p>-26.5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7.095">
                <text:p>77.095</text:p>
              </table:table-cell>
              <table:table-cell office:value-type="float" office:value="-32.47">
                <text:p>-32.47</text:p>
              </table:table-cell>
              <table:table-cell office:value-type="float" office:value="-27.04">
                <text:p>-27.04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7.115">
                <text:p>77.115</text:p>
              </table:table-cell>
              <table:table-cell office:value-type="float" office:value="-32.47">
                <text:p>-32.47</text:p>
              </table:table-cell>
              <table:table-cell office:value-type="float" office:value="-27.54">
                <text:p>-27.54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7.135">
                <text:p>77.135</text:p>
              </table:table-cell>
              <table:table-cell office:value-type="float" office:value="-32.47">
                <text:p>-32.47</text:p>
              </table:table-cell>
              <table:table-cell office:value-type="float" office:value="-28.01">
                <text:p>-28.01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7.155">
                <text:p>77.155</text:p>
              </table:table-cell>
              <table:table-cell office:value-type="float" office:value="-32.47">
                <text:p>-32.47</text:p>
              </table:table-cell>
              <table:table-cell office:value-type="float" office:value="-28.44">
                <text:p>-28.4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7.175">
                <text:p>77.175</text:p>
              </table:table-cell>
              <table:table-cell office:value-type="float" office:value="-32.47">
                <text:p>-32.47</text:p>
              </table:table-cell>
              <table:table-cell office:value-type="float" office:value="-28.85">
                <text:p>-28.8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7.195">
                <text:p>77.195</text:p>
              </table:table-cell>
              <table:table-cell office:value-type="float" office:value="-32.48">
                <text:p>-32.48</text:p>
              </table:table-cell>
              <table:table-cell office:value-type="float" office:value="-29.23">
                <text:p>-29.2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7.215">
                <text:p>77.215</text:p>
              </table:table-cell>
              <table:table-cell office:value-type="float" office:value="-32.48">
                <text:p>-32.48</text:p>
              </table:table-cell>
              <table:table-cell office:value-type="float" office:value="-29.58">
                <text:p>-29.5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7.235">
                <text:p>77.235</text:p>
              </table:table-cell>
              <table:table-cell office:value-type="float" office:value="-32.48">
                <text:p>-32.48</text:p>
              </table:table-cell>
              <table:table-cell office:value-type="float" office:value="-29.9">
                <text:p>-29.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7.255">
                <text:p>77.255</text:p>
              </table:table-cell>
              <table:table-cell office:value-type="float" office:value="-32.48">
                <text:p>-32.48</text:p>
              </table:table-cell>
              <table:table-cell office:value-type="float" office:value="-30.2">
                <text:p>-30.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7.275">
                <text:p>77.275</text:p>
              </table:table-cell>
              <table:table-cell office:value-type="float" office:value="-32.48">
                <text:p>-32.48</text:p>
              </table:table-cell>
              <table:table-cell office:value-type="float" office:value="-30.48">
                <text:p>-30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7.295">
                <text:p>77.295</text:p>
              </table:table-cell>
              <table:table-cell office:value-type="float" office:value="-32.48">
                <text:p>-32.48</text:p>
              </table:table-cell>
              <table:table-cell office:value-type="float" office:value="-30.73">
                <text:p>-30.7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7.315">
                <text:p>77.315</text:p>
              </table:table-cell>
              <table:table-cell office:value-type="float" office:value="-32.48">
                <text:p>-32.48</text:p>
              </table:table-cell>
              <table:table-cell office:value-type="float" office:value="-30.97">
                <text:p>-30.9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7.335">
                <text:p>77.335</text:p>
              </table:table-cell>
              <table:table-cell office:value-type="float" office:value="-32.48">
                <text:p>-32.48</text:p>
              </table:table-cell>
              <table:table-cell office:value-type="float" office:value="-31.19">
                <text:p>-31.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7.355">
                <text:p>77.355</text:p>
              </table:table-cell>
              <table:table-cell office:value-type="float" office:value="-32.48">
                <text:p>-32.48</text:p>
              </table:table-cell>
              <table:table-cell office:value-type="float" office:value="-31.4">
                <text:p>-31.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7.375">
                <text:p>77.375</text:p>
              </table:table-cell>
              <table:table-cell office:value-type="float" office:value="-32.48">
                <text:p>-32.48</text:p>
              </table:table-cell>
              <table:table-cell office:value-type="float" office:value="-31.59">
                <text:p>-31.59</text:p>
              </table:table-cell>
              <table:table-cell office:value-type="float" office:value="0.889999999999997">
                <text:p>0.88999999999999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7.395">
                <text:p>77.395</text:p>
              </table:table-cell>
              <table:table-cell office:value-type="float" office:value="-32.48">
                <text:p>-32.48</text:p>
              </table:table-cell>
              <table:table-cell office:value-type="float" office:value="-31.76">
                <text:p>-31.76</text:p>
              </table:table-cell>
              <table:table-cell office:value-type="float" office:value="0.719999999999995">
                <text:p>0.71999999999999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7.415">
                <text:p>77.415</text:p>
              </table:table-cell>
              <table:table-cell office:value-type="float" office:value="-32.48">
                <text:p>-32.48</text:p>
              </table:table-cell>
              <table:table-cell office:value-type="float" office:value="-31.92">
                <text:p>-31.92</text:p>
              </table:table-cell>
              <table:table-cell office:value-type="float" office:value="0.559999999999995">
                <text:p>0.55999999999999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7.435">
                <text:p>77.435</text:p>
              </table:table-cell>
              <table:table-cell office:value-type="float" office:value="-32.48">
                <text:p>-32.48</text:p>
              </table:table-cell>
              <table:table-cell office:value-type="float" office:value="-32.07">
                <text:p>-32.07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7.455">
                <text:p>77.455</text:p>
              </table:table-cell>
              <table:table-cell office:value-type="float" office:value="-32.48">
                <text:p>-32.48</text:p>
              </table:table-cell>
              <table:table-cell office:value-type="float" office:value="-32.2">
                <text:p>-32.2</text:p>
              </table:table-cell>
              <table:table-cell office:value-type="float" office:value="0.279999999999994">
                <text:p>0.27999999999999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7.475">
                <text:p>77.475</text:p>
              </table:table-cell>
              <table:table-cell office:value-type="float" office:value="-32.48">
                <text:p>-32.48</text:p>
              </table:table-cell>
              <table:table-cell office:value-type="float" office:value="-32.33">
                <text:p>-32.33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7.495">
                <text:p>77.495</text:p>
              </table:table-cell>
              <table:table-cell office:value-type="float" office:value="-32.48">
                <text:p>-32.48</text:p>
              </table:table-cell>
              <table:table-cell office:value-type="float" office:value="-32.44">
                <text:p>-32.44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7.515">
                <text:p>77.515</text:p>
              </table:table-cell>
              <table:table-cell office:value-type="float" office:value="-32.48">
                <text:p>-32.48</text:p>
              </table:table-cell>
              <table:table-cell office:value-type="float" office:value="-32.55">
                <text:p>-32.55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7.535">
                <text:p>77.535</text:p>
              </table:table-cell>
              <table:table-cell office:value-type="float" office:value="-32.48">
                <text:p>-32.48</text:p>
              </table:table-cell>
              <table:table-cell office:value-type="float" office:value="-32.64">
                <text:p>-32.64</text:p>
              </table:table-cell>
              <table:table-cell office:value-type="float" office:value="0.160000000000004">
                <text:p>0.16000000000000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7.555">
                <text:p>77.555</text:p>
              </table:table-cell>
              <table:table-cell office:value-type="float" office:value="-32.48">
                <text:p>-32.48</text:p>
              </table:table-cell>
              <table:table-cell office:value-type="float" office:value="-32.73">
                <text:p>-32.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7.575">
                <text:p>77.575</text:p>
              </table:table-cell>
              <table:table-cell office:value-type="float" office:value="-32.48">
                <text:p>-32.48</text:p>
              </table:table-cell>
              <table:table-cell office:value-type="float" office:value="-32.81">
                <text:p>-32.81</text:p>
              </table:table-cell>
              <table:table-cell office:value-type="float" office:value="0.330000000000005">
                <text:p>0.3300000000000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7.595">
                <text:p>77.595</text:p>
              </table:table-cell>
              <table:table-cell office:value-type="float" office:value="-32.48">
                <text:p>-32.48</text:p>
              </table:table-cell>
              <table:table-cell office:value-type="float" office:value="-32.88">
                <text:p>-32.88</text:p>
              </table:table-cell>
              <table:table-cell office:value-type="float" office:value="0.400000000000006">
                <text:p>0.4000000000000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7.615">
                <text:p>77.615</text:p>
              </table:table-cell>
              <table:table-cell office:value-type="float" office:value="-32.48">
                <text:p>-32.48</text:p>
              </table:table-cell>
              <table:table-cell office:value-type="float" office:value="-32.94">
                <text:p>-32.94</text:p>
              </table:table-cell>
              <table:table-cell office:value-type="float" office:value="0.460000000000001">
                <text:p>0.46000000000000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7.635">
                <text:p>77.635</text:p>
              </table:table-cell>
              <table:table-cell office:value-type="float" office:value="-32.48">
                <text:p>-32.48</text:p>
              </table:table-cell>
              <table:table-cell office:value-type="float" office:value="-33">
                <text:p>-33</text:p>
              </table:table-cell>
              <table:table-cell office:value-type="float" office:value="0.520000000000003">
                <text:p>0.52000000000000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7.655">
                <text:p>77.655</text:p>
              </table:table-cell>
              <table:table-cell office:value-type="float" office:value="-32.48">
                <text:p>-32.48</text:p>
              </table:table-cell>
              <table:table-cell office:value-type="float" office:value="-33.05">
                <text:p>-33.0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7.675">
                <text:p>77.675</text:p>
              </table:table-cell>
              <table:table-cell office:value-type="float" office:value="-32.48">
                <text:p>-32.48</text:p>
              </table:table-cell>
              <table:table-cell office:value-type="float" office:value="-33.1">
                <text:p>-33.1</text:p>
              </table:table-cell>
              <table:table-cell office:value-type="float" office:value="0.620000000000005">
                <text:p>0.6200000000000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7.695">
                <text:p>77.695</text:p>
              </table:table-cell>
              <table:table-cell office:value-type="float" office:value="-32.48">
                <text:p>-32.48</text:p>
              </table:table-cell>
              <table:table-cell office:value-type="float" office:value="-33.14">
                <text:p>-33.14</text:p>
              </table:table-cell>
              <table:table-cell office:value-type="float" office:value="0.660000000000004">
                <text:p>0.66000000000000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7.715">
                <text:p>77.715</text:p>
              </table:table-cell>
              <table:table-cell office:value-type="float" office:value="-32.48">
                <text:p>-32.48</text:p>
              </table:table-cell>
              <table:table-cell office:value-type="float" office:value="-33.17">
                <text:p>-33.17</text:p>
              </table:table-cell>
              <table:table-cell office:value-type="float" office:value="0.690000000000005">
                <text:p>0.69000000000000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7.735">
                <text:p>77.735</text:p>
              </table:table-cell>
              <table:table-cell office:value-type="float" office:value="-32.48">
                <text:p>-32.48</text:p>
              </table:table-cell>
              <table:table-cell office:value-type="float" office:value="-33.21">
                <text:p>-33.21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7.755">
                <text:p>77.755</text:p>
              </table:table-cell>
              <table:table-cell office:value-type="float" office:value="-32.48">
                <text:p>-32.48</text:p>
              </table:table-cell>
              <table:table-cell office:value-type="float" office:value="-33.23">
                <text:p>-33.2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7.775">
                <text:p>77.775</text:p>
              </table:table-cell>
              <table:table-cell office:value-type="float" office:value="-32.48">
                <text:p>-32.48</text:p>
              </table:table-cell>
              <table:table-cell office:value-type="float" office:value="-33.26">
                <text:p>-33.2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7.795">
                <text:p>77.795</text:p>
              </table:table-cell>
              <table:table-cell office:value-type="float" office:value="-32.48">
                <text:p>-32.48</text:p>
              </table:table-cell>
              <table:table-cell office:value-type="float" office:value="-33.28">
                <text:p>-33.28</text:p>
              </table:table-cell>
              <table:table-cell office:value-type="float" office:value="0.800000000000004">
                <text:p>0.8000000000000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7.815">
                <text:p>77.815</text:p>
              </table:table-cell>
              <table:table-cell office:value-type="float" office:value="-32.48">
                <text:p>-32.48</text:p>
              </table:table-cell>
              <table:table-cell office:value-type="float" office:value="-33.3">
                <text:p>-33.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7.835">
                <text:p>77.835</text:p>
              </table:table-cell>
              <table:table-cell office:value-type="float" office:value="-32.48">
                <text:p>-32.48</text:p>
              </table:table-cell>
              <table:table-cell office:value-type="float" office:value="-33.31">
                <text:p>-33.31</text:p>
              </table:table-cell>
              <table:table-cell office:value-type="float" office:value="0.830000000000005">
                <text:p>0.8300000000000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7.855">
                <text:p>77.855</text:p>
              </table:table-cell>
              <table:table-cell office:value-type="float" office:value="-32.48">
                <text:p>-32.48</text:p>
              </table:table-cell>
              <table:table-cell office:value-type="float" office:value="-33.33">
                <text:p>-33.33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7.875">
                <text:p>77.875</text:p>
              </table:table-cell>
              <table:table-cell office:value-type="float" office:value="-32.48">
                <text:p>-32.48</text:p>
              </table:table-cell>
              <table:table-cell office:value-type="float" office:value="-33.34">
                <text:p>-33.34</text:p>
              </table:table-cell>
              <table:table-cell office:value-type="float" office:value="0.860000000000007">
                <text:p>0.86000000000000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7.895">
                <text:p>77.89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7.915">
                <text:p>77.915</text:p>
              </table:table-cell>
              <table:table-cell office:value-type="float" office:value="-32.48">
                <text:p>-32.48</text:p>
              </table:table-cell>
              <table:table-cell office:value-type="float" office:value="-33.36">
                <text:p>-33.36</text:p>
              </table:table-cell>
              <table:table-cell office:value-type="float" office:value="0.880000000000003">
                <text:p>0.88000000000000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7.935">
                <text:p>77.935</text:p>
              </table:table-cell>
              <table:table-cell office:value-type="float" office:value="-32.48">
                <text:p>-32.48</text:p>
              </table:table-cell>
              <table:table-cell office:value-type="float" office:value="-33.36">
                <text:p>-33.36</text:p>
              </table:table-cell>
              <table:table-cell office:value-type="float" office:value="0.880000000000003">
                <text:p>0.88000000000000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7.955">
                <text:p>77.95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7.975">
                <text:p>77.97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7.995">
                <text:p>77.99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8.015">
                <text:p>78.01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8.035">
                <text:p>78.03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8.055">
                <text:p>78.05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8.075">
                <text:p>78.07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8.095">
                <text:p>78.09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8.115">
                <text:p>78.11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8.135">
                <text:p>78.13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8.155">
                <text:p>78.15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8.175">
                <text:p>78.17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8.195">
                <text:p>78.19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8.215">
                <text:p>78.21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8.235">
                <text:p>78.23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8.255">
                <text:p>78.25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8.275">
                <text:p>78.27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8.295">
                <text:p>78.295</text:p>
              </table:table-cell>
              <table:table-cell office:value-type="float" office:value="-32.48">
                <text:p>-32.48</text:p>
              </table:table-cell>
              <table:table-cell office:value-type="float" office:value="-33.37">
                <text:p>-33.37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8.315">
                <text:p>78.315</text:p>
              </table:table-cell>
              <table:table-cell office:value-type="float" office:value="-32.48">
                <text:p>-32.48</text:p>
              </table:table-cell>
              <table:table-cell office:value-type="float" office:value="-33.36">
                <text:p>-33.36</text:p>
              </table:table-cell>
              <table:table-cell office:value-type="float" office:value="0.880000000000003">
                <text:p>0.8800000000000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8.335">
                <text:p>78.335</text:p>
              </table:table-cell>
              <table:table-cell office:value-type="float" office:value="-32.48">
                <text:p>-32.48</text:p>
              </table:table-cell>
              <table:table-cell office:value-type="float" office:value="-33.36">
                <text:p>-33.36</text:p>
              </table:table-cell>
              <table:table-cell office:value-type="float" office:value="0.880000000000003">
                <text:p>0.88000000000000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8.355">
                <text:p>78.355</text:p>
              </table:table-cell>
              <table:table-cell office:value-type="float" office:value="-32.48">
                <text:p>-32.48</text:p>
              </table:table-cell>
              <table:table-cell office:value-type="float" office:value="-33.36">
                <text:p>-33.36</text:p>
              </table:table-cell>
              <table:table-cell office:value-type="float" office:value="0.880000000000003">
                <text:p>0.8800000000000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8.375">
                <text:p>78.375</text:p>
              </table:table-cell>
              <table:table-cell office:value-type="float" office:value="-32.48">
                <text:p>-32.48</text:p>
              </table:table-cell>
              <table:table-cell office:value-type="float" office:value="-33.36">
                <text:p>-33.36</text:p>
              </table:table-cell>
              <table:table-cell office:value-type="float" office:value="0.880000000000003">
                <text:p>0.88000000000000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8.395">
                <text:p>78.39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8.415">
                <text:p>78.41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8.435">
                <text:p>78.43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8.455">
                <text:p>78.45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8.475">
                <text:p>78.47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8.495">
                <text:p>78.49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8.515">
                <text:p>78.515</text:p>
              </table:table-cell>
              <table:table-cell office:value-type="float" office:value="-32.48">
                <text:p>-32.48</text:p>
              </table:table-cell>
              <table:table-cell office:value-type="float" office:value="-33.35">
                <text:p>-33.35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8.535">
                <text:p>78.535</text:p>
              </table:table-cell>
              <table:table-cell office:value-type="float" office:value="-32.48">
                <text:p>-32.48</text:p>
              </table:table-cell>
              <table:table-cell office:value-type="float" office:value="-33.34">
                <text:p>-33.34</text:p>
              </table:table-cell>
              <table:table-cell office:value-type="float" office:value="0.860000000000007">
                <text:p>0.86000000000000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8.555">
                <text:p>78.555</text:p>
              </table:table-cell>
              <table:table-cell office:value-type="float" office:value="-32.48">
                <text:p>-32.48</text:p>
              </table:table-cell>
              <table:table-cell office:value-type="float" office:value="-33.34">
                <text:p>-33.34</text:p>
              </table:table-cell>
              <table:table-cell office:value-type="float" office:value="0.860000000000007">
                <text:p>0.8600000000000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8.575">
                <text:p>78.575</text:p>
              </table:table-cell>
              <table:table-cell office:value-type="float" office:value="-32.48">
                <text:p>-32.48</text:p>
              </table:table-cell>
              <table:table-cell office:value-type="float" office:value="-33.34">
                <text:p>-33.34</text:p>
              </table:table-cell>
              <table:table-cell office:value-type="float" office:value="0.860000000000007">
                <text:p>0.86000000000000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8.595">
                <text:p>78.595</text:p>
              </table:table-cell>
              <table:table-cell office:value-type="float" office:value="-32.48">
                <text:p>-32.48</text:p>
              </table:table-cell>
              <table:table-cell office:value-type="float" office:value="-33.34">
                <text:p>-33.34</text:p>
              </table:table-cell>
              <table:table-cell office:value-type="float" office:value="0.860000000000007">
                <text:p>0.86000000000000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8.615">
                <text:p>78.615</text:p>
              </table:table-cell>
              <table:table-cell office:value-type="float" office:value="-32.48">
                <text:p>-32.48</text:p>
              </table:table-cell>
              <table:table-cell office:value-type="float" office:value="-33.34">
                <text:p>-33.34</text:p>
              </table:table-cell>
              <table:table-cell office:value-type="float" office:value="0.860000000000007">
                <text:p>0.86000000000000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8.635">
                <text:p>78.635</text:p>
              </table:table-cell>
              <table:table-cell office:value-type="float" office:value="-32.48">
                <text:p>-32.48</text:p>
              </table:table-cell>
              <table:table-cell office:value-type="float" office:value="-33.34">
                <text:p>-33.34</text:p>
              </table:table-cell>
              <table:table-cell office:value-type="float" office:value="0.860000000000007">
                <text:p>0.86000000000000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8.655">
                <text:p>78.655</text:p>
              </table:table-cell>
              <table:table-cell office:value-type="float" office:value="-32.48">
                <text:p>-32.48</text:p>
              </table:table-cell>
              <table:table-cell office:value-type="float" office:value="-33.33">
                <text:p>-33.33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8.675">
                <text:p>78.675</text:p>
              </table:table-cell>
              <table:table-cell office:value-type="float" office:value="-32.48">
                <text:p>-32.48</text:p>
              </table:table-cell>
              <table:table-cell office:value-type="float" office:value="-33.33">
                <text:p>-33.33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8.695">
                <text:p>78.695</text:p>
              </table:table-cell>
              <table:table-cell office:value-type="float" office:value="-32.48">
                <text:p>-32.48</text:p>
              </table:table-cell>
              <table:table-cell office:value-type="float" office:value="-33.33">
                <text:p>-33.33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8.715">
                <text:p>78.715</text:p>
              </table:table-cell>
              <table:table-cell office:value-type="float" office:value="-32.48">
                <text:p>-32.48</text:p>
              </table:table-cell>
              <table:table-cell office:value-type="float" office:value="-33.32">
                <text:p>-33.32</text:p>
              </table:table-cell>
              <table:table-cell office:value-type="float" office:value="0.840000000000003">
                <text:p>0.8400000000000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8.735">
                <text:p>78.735</text:p>
              </table:table-cell>
              <table:table-cell office:value-type="float" office:value="-32.48">
                <text:p>-32.48</text:p>
              </table:table-cell>
              <table:table-cell office:value-type="float" office:value="-33.32">
                <text:p>-33.32</text:p>
              </table:table-cell>
              <table:table-cell office:value-type="float" office:value="0.840000000000003">
                <text:p>0.84000000000000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8.755">
                <text:p>78.755</text:p>
              </table:table-cell>
              <table:table-cell office:value-type="float" office:value="-32.48">
                <text:p>-32.48</text:p>
              </table:table-cell>
              <table:table-cell office:value-type="float" office:value="-33.32">
                <text:p>-33.32</text:p>
              </table:table-cell>
              <table:table-cell office:value-type="float" office:value="0.840000000000003">
                <text:p>0.8400000000000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8.775">
                <text:p>78.775</text:p>
              </table:table-cell>
              <table:table-cell office:value-type="float" office:value="-32.48">
                <text:p>-32.48</text:p>
              </table:table-cell>
              <table:table-cell office:value-type="float" office:value="-33.31">
                <text:p>-33.31</text:p>
              </table:table-cell>
              <table:table-cell office:value-type="float" office:value="0.830000000000005">
                <text:p>0.8300000000000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8.795">
                <text:p>78.795</text:p>
              </table:table-cell>
              <table:table-cell office:value-type="float" office:value="-32.48">
                <text:p>-32.48</text:p>
              </table:table-cell>
              <table:table-cell office:value-type="float" office:value="-33.31">
                <text:p>-33.31</text:p>
              </table:table-cell>
              <table:table-cell office:value-type="float" office:value="0.830000000000005">
                <text:p>0.8300000000000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8.815">
                <text:p>78.815</text:p>
              </table:table-cell>
              <table:table-cell office:value-type="float" office:value="-32.48">
                <text:p>-32.48</text:p>
              </table:table-cell>
              <table:table-cell office:value-type="float" office:value="-33.3">
                <text:p>-33.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8.835">
                <text:p>78.835</text:p>
              </table:table-cell>
              <table:table-cell office:value-type="float" office:value="-32.48">
                <text:p>-32.48</text:p>
              </table:table-cell>
              <table:table-cell office:value-type="float" office:value="-33.3">
                <text:p>-33.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8.855">
                <text:p>78.855</text:p>
              </table:table-cell>
              <table:table-cell office:value-type="float" office:value="-32.48">
                <text:p>-32.48</text:p>
              </table:table-cell>
              <table:table-cell office:value-type="float" office:value="-33.3">
                <text:p>-33.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8.875">
                <text:p>78.875</text:p>
              </table:table-cell>
              <table:table-cell office:value-type="float" office:value="-32.48">
                <text:p>-32.48</text:p>
              </table:table-cell>
              <table:table-cell office:value-type="float" office:value="-33.29">
                <text:p>-33.29</text:p>
              </table:table-cell>
              <table:table-cell office:value-type="float" office:value="0.810000000000002">
                <text:p>0.81000000000000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8.895">
                <text:p>78.895</text:p>
              </table:table-cell>
              <table:table-cell office:value-type="float" office:value="-32.48">
                <text:p>-32.48</text:p>
              </table:table-cell>
              <table:table-cell office:value-type="float" office:value="-33.29">
                <text:p>-33.29</text:p>
              </table:table-cell>
              <table:table-cell office:value-type="float" office:value="0.810000000000002">
                <text:p>0.81000000000000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8.915">
                <text:p>78.915</text:p>
              </table:table-cell>
              <table:table-cell office:value-type="float" office:value="-32.48">
                <text:p>-32.48</text:p>
              </table:table-cell>
              <table:table-cell office:value-type="float" office:value="-33.29">
                <text:p>-33.29</text:p>
              </table:table-cell>
              <table:table-cell office:value-type="float" office:value="0.810000000000002">
                <text:p>0.81000000000000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8.935">
                <text:p>78.935</text:p>
              </table:table-cell>
              <table:table-cell office:value-type="float" office:value="-32.48">
                <text:p>-32.48</text:p>
              </table:table-cell>
              <table:table-cell office:value-type="float" office:value="-33.29">
                <text:p>-33.29</text:p>
              </table:table-cell>
              <table:table-cell office:value-type="float" office:value="0.810000000000002">
                <text:p>0.8100000000000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8.955">
                <text:p>78.955</text:p>
              </table:table-cell>
              <table:table-cell office:value-type="float" office:value="-32.48">
                <text:p>-32.48</text:p>
              </table:table-cell>
              <table:table-cell office:value-type="float" office:value="-33.28">
                <text:p>-33.28</text:p>
              </table:table-cell>
              <table:table-cell office:value-type="float" office:value="0.800000000000004">
                <text:p>0.80000000000000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8.975">
                <text:p>78.975</text:p>
              </table:table-cell>
              <table:table-cell office:value-type="float" office:value="-32.48">
                <text:p>-32.48</text:p>
              </table:table-cell>
              <table:table-cell office:value-type="float" office:value="-33.28">
                <text:p>-33.28</text:p>
              </table:table-cell>
              <table:table-cell office:value-type="float" office:value="0.800000000000004">
                <text:p>0.80000000000000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8.995">
                <text:p>78.995</text:p>
              </table:table-cell>
              <table:table-cell office:value-type="float" office:value="-32.48">
                <text:p>-32.48</text:p>
              </table:table-cell>
              <table:table-cell office:value-type="float" office:value="-33.28">
                <text:p>-33.28</text:p>
              </table:table-cell>
              <table:table-cell office:value-type="float" office:value="0.800000000000004">
                <text:p>0.80000000000000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9.015">
                <text:p>79.015</text:p>
              </table:table-cell>
              <table:table-cell office:value-type="float" office:value="-32.48">
                <text:p>-32.48</text:p>
              </table:table-cell>
              <table:table-cell office:value-type="float" office:value="-33.28">
                <text:p>-33.28</text:p>
              </table:table-cell>
              <table:table-cell office:value-type="float" office:value="0.800000000000004">
                <text:p>0.8000000000000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9.035">
                <text:p>79.035</text:p>
              </table:table-cell>
              <table:table-cell office:value-type="float" office:value="-32.48">
                <text:p>-32.48</text:p>
              </table:table-cell>
              <table:table-cell office:value-type="float" office:value="-33.28">
                <text:p>-33.28</text:p>
              </table:table-cell>
              <table:table-cell office:value-type="float" office:value="0.800000000000004">
                <text:p>0.80000000000000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9.055">
                <text:p>79.055</text:p>
              </table:table-cell>
              <table:table-cell office:value-type="float" office:value="-32.48">
                <text:p>-32.48</text:p>
              </table:table-cell>
              <table:table-cell office:value-type="float" office:value="-33.28">
                <text:p>-33.28</text:p>
              </table:table-cell>
              <table:table-cell office:value-type="float" office:value="0.800000000000004">
                <text:p>0.80000000000000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9.075">
                <text:p>79.075</text:p>
              </table:table-cell>
              <table:table-cell office:value-type="float" office:value="-32.48">
                <text:p>-32.48</text:p>
              </table:table-cell>
              <table:table-cell office:value-type="float" office:value="-33.27">
                <text:p>-33.27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9.095">
                <text:p>79.095</text:p>
              </table:table-cell>
              <table:table-cell office:value-type="float" office:value="-32.48">
                <text:p>-32.48</text:p>
              </table:table-cell>
              <table:table-cell office:value-type="float" office:value="-33.27">
                <text:p>-33.27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9.115">
                <text:p>79.115</text:p>
              </table:table-cell>
              <table:table-cell office:value-type="float" office:value="-32.48">
                <text:p>-32.48</text:p>
              </table:table-cell>
              <table:table-cell office:value-type="float" office:value="-33.27">
                <text:p>-33.27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9.135">
                <text:p>79.135</text:p>
              </table:table-cell>
              <table:table-cell office:value-type="float" office:value="-32.48">
                <text:p>-32.48</text:p>
              </table:table-cell>
              <table:table-cell office:value-type="float" office:value="-33.27">
                <text:p>-33.27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9.155">
                <text:p>79.155</text:p>
              </table:table-cell>
              <table:table-cell office:value-type="float" office:value="-32.48">
                <text:p>-32.48</text:p>
              </table:table-cell>
              <table:table-cell office:value-type="float" office:value="-33.27">
                <text:p>-33.27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9.175">
                <text:p>79.175</text:p>
              </table:table-cell>
              <table:table-cell office:value-type="float" office:value="-32.48">
                <text:p>-32.48</text:p>
              </table:table-cell>
              <table:table-cell office:value-type="float" office:value="-33.26">
                <text:p>-33.2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9.195">
                <text:p>79.195</text:p>
              </table:table-cell>
              <table:table-cell office:value-type="float" office:value="-32.48">
                <text:p>-32.48</text:p>
              </table:table-cell>
              <table:table-cell office:value-type="float" office:value="-33.26">
                <text:p>-33.2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9.215">
                <text:p>79.215</text:p>
              </table:table-cell>
              <table:table-cell office:value-type="float" office:value="-32.48">
                <text:p>-32.48</text:p>
              </table:table-cell>
              <table:table-cell office:value-type="float" office:value="-33.26">
                <text:p>-33.2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9.235">
                <text:p>79.235</text:p>
              </table:table-cell>
              <table:table-cell office:value-type="float" office:value="-32.48">
                <text:p>-32.48</text:p>
              </table:table-cell>
              <table:table-cell office:value-type="float" office:value="-33.26">
                <text:p>-33.2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9.255">
                <text:p>79.255</text:p>
              </table:table-cell>
              <table:table-cell office:value-type="float" office:value="-32.48">
                <text:p>-32.48</text:p>
              </table:table-cell>
              <table:table-cell office:value-type="float" office:value="-33.25">
                <text:p>-33.25</text:p>
              </table:table-cell>
              <table:table-cell office:value-type="float" office:value="0.770000000000003">
                <text:p>0.77000000000000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9.275">
                <text:p>79.275</text:p>
              </table:table-cell>
              <table:table-cell office:value-type="float" office:value="-32.48">
                <text:p>-32.48</text:p>
              </table:table-cell>
              <table:table-cell office:value-type="float" office:value="-33.25">
                <text:p>-33.25</text:p>
              </table:table-cell>
              <table:table-cell office:value-type="float" office:value="0.770000000000003">
                <text:p>0.77000000000000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9.295">
                <text:p>79.295</text:p>
              </table:table-cell>
              <table:table-cell office:value-type="float" office:value="-32.48">
                <text:p>-32.48</text:p>
              </table:table-cell>
              <table:table-cell office:value-type="float" office:value="-33.24">
                <text:p>-33.24</text:p>
              </table:table-cell>
              <table:table-cell office:value-type="float" office:value="0.760000000000005">
                <text:p>0.7600000000000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9.315">
                <text:p>79.315</text:p>
              </table:table-cell>
              <table:table-cell office:value-type="float" office:value="-32.48">
                <text:p>-32.48</text:p>
              </table:table-cell>
              <table:table-cell office:value-type="float" office:value="-33.24">
                <text:p>-33.24</text:p>
              </table:table-cell>
              <table:table-cell office:value-type="float" office:value="0.760000000000005">
                <text:p>0.7600000000000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9.335">
                <text:p>79.335</text:p>
              </table:table-cell>
              <table:table-cell office:value-type="float" office:value="-32.48">
                <text:p>-32.48</text:p>
              </table:table-cell>
              <table:table-cell office:value-type="float" office:value="-33.24">
                <text:p>-33.24</text:p>
              </table:table-cell>
              <table:table-cell office:value-type="float" office:value="0.760000000000005">
                <text:p>0.7600000000000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9.355">
                <text:p>79.355</text:p>
              </table:table-cell>
              <table:table-cell office:value-type="float" office:value="-32.48">
                <text:p>-32.48</text:p>
              </table:table-cell>
              <table:table-cell office:value-type="float" office:value="-33.23">
                <text:p>-33.2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9.375">
                <text:p>79.375</text:p>
              </table:table-cell>
              <table:table-cell office:value-type="float" office:value="-32.48">
                <text:p>-32.48</text:p>
              </table:table-cell>
              <table:table-cell office:value-type="float" office:value="-33.23">
                <text:p>-33.2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9.395">
                <text:p>79.395</text:p>
              </table:table-cell>
              <table:table-cell office:value-type="float" office:value="-32.48">
                <text:p>-32.48</text:p>
              </table:table-cell>
              <table:table-cell office:value-type="float" office:value="-33.22">
                <text:p>-33.22</text:p>
              </table:table-cell>
              <table:table-cell office:value-type="float" office:value="0.740000000000002">
                <text:p>0.7400000000000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9.415">
                <text:p>79.415</text:p>
              </table:table-cell>
              <table:table-cell office:value-type="float" office:value="-32.48">
                <text:p>-32.48</text:p>
              </table:table-cell>
              <table:table-cell office:value-type="float" office:value="-33.22">
                <text:p>-33.22</text:p>
              </table:table-cell>
              <table:table-cell office:value-type="float" office:value="0.740000000000002">
                <text:p>0.74000000000000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9.435">
                <text:p>79.435</text:p>
              </table:table-cell>
              <table:table-cell office:value-type="float" office:value="-32.48">
                <text:p>-32.48</text:p>
              </table:table-cell>
              <table:table-cell office:value-type="float" office:value="-33.21">
                <text:p>-33.21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9.455">
                <text:p>79.455</text:p>
              </table:table-cell>
              <table:table-cell office:value-type="float" office:value="-32.48">
                <text:p>-32.48</text:p>
              </table:table-cell>
              <table:table-cell office:value-type="float" office:value="-33.21">
                <text:p>-33.21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9.475">
                <text:p>79.475</text:p>
              </table:table-cell>
              <table:table-cell office:value-type="float" office:value="-32.48">
                <text:p>-32.48</text:p>
              </table:table-cell>
              <table:table-cell office:value-type="float" office:value="-33.2">
                <text:p>-33.2</text:p>
              </table:table-cell>
              <table:table-cell office:value-type="float" office:value="0.720000000000006">
                <text:p>0.72000000000000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9.495">
                <text:p>79.495</text:p>
              </table:table-cell>
              <table:table-cell office:value-type="float" office:value="-32.48">
                <text:p>-32.48</text:p>
              </table:table-cell>
              <table:table-cell office:value-type="float" office:value="-33.2">
                <text:p>-33.2</text:p>
              </table:table-cell>
              <table:table-cell office:value-type="float" office:value="0.720000000000006">
                <text:p>0.72000000000000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9.515">
                <text:p>79.515</text:p>
              </table:table-cell>
              <table:table-cell office:value-type="float" office:value="-32.48">
                <text:p>-32.48</text:p>
              </table:table-cell>
              <table:table-cell office:value-type="float" office:value="-33.19">
                <text:p>-33.19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9.535">
                <text:p>79.535</text:p>
              </table:table-cell>
              <table:table-cell office:value-type="float" office:value="-32.48">
                <text:p>-32.48</text:p>
              </table:table-cell>
              <table:table-cell office:value-type="float" office:value="-33.19">
                <text:p>-33.19</text:p>
              </table:table-cell>
              <table:table-cell office:value-type="float" office:value="0.710000000000001">
                <text:p>0.71000000000000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9.555">
                <text:p>79.555</text:p>
              </table:table-cell>
              <table:table-cell office:value-type="float" office:value="-32.48">
                <text:p>-32.48</text:p>
              </table:table-cell>
              <table:table-cell office:value-type="float" office:value="-33.18">
                <text:p>-33.18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9.575">
                <text:p>79.575</text:p>
              </table:table-cell>
              <table:table-cell office:value-type="float" office:value="-32.48">
                <text:p>-32.48</text:p>
              </table:table-cell>
              <table:table-cell office:value-type="float" office:value="-33.18">
                <text:p>-33.18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9.595">
                <text:p>79.595</text:p>
              </table:table-cell>
              <table:table-cell office:value-type="float" office:value="-32.48">
                <text:p>-32.48</text:p>
              </table:table-cell>
              <table:table-cell office:value-type="float" office:value="-33.18">
                <text:p>-33.18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9.615">
                <text:p>79.615</text:p>
              </table:table-cell>
              <table:table-cell office:value-type="float" office:value="-32.48">
                <text:p>-32.48</text:p>
              </table:table-cell>
              <table:table-cell office:value-type="float" office:value="-33.17">
                <text:p>-33.17</text:p>
              </table:table-cell>
              <table:table-cell office:value-type="float" office:value="0.690000000000005">
                <text:p>0.69000000000000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9.635">
                <text:p>79.635</text:p>
              </table:table-cell>
              <table:table-cell office:value-type="float" office:value="-32.48">
                <text:p>-32.48</text:p>
              </table:table-cell>
              <table:table-cell office:value-type="float" office:value="-33.17">
                <text:p>-33.17</text:p>
              </table:table-cell>
              <table:table-cell office:value-type="float" office:value="0.690000000000005">
                <text:p>0.6900000000000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9.655">
                <text:p>79.655</text:p>
              </table:table-cell>
              <table:table-cell office:value-type="float" office:value="-32.48">
                <text:p>-32.48</text:p>
              </table:table-cell>
              <table:table-cell office:value-type="float" office:value="-33.16">
                <text:p>-33.1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9.675">
                <text:p>79.675</text:p>
              </table:table-cell>
              <table:table-cell office:value-type="float" office:value="-32.48">
                <text:p>-32.48</text:p>
              </table:table-cell>
              <table:table-cell office:value-type="float" office:value="-33.16">
                <text:p>-33.1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9.695">
                <text:p>79.695</text:p>
              </table:table-cell>
              <table:table-cell office:value-type="float" office:value="-32.48">
                <text:p>-32.48</text:p>
              </table:table-cell>
              <table:table-cell office:value-type="float" office:value="-33.16">
                <text:p>-33.1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9.715">
                <text:p>79.715</text:p>
              </table:table-cell>
              <table:table-cell office:value-type="float" office:value="-32.48">
                <text:p>-32.48</text:p>
              </table:table-cell>
              <table:table-cell office:value-type="float" office:value="-33.16">
                <text:p>-33.1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9.735">
                <text:p>79.735</text:p>
              </table:table-cell>
              <table:table-cell office:value-type="float" office:value="-32.48">
                <text:p>-32.48</text:p>
              </table:table-cell>
              <table:table-cell office:value-type="float" office:value="-33.15">
                <text:p>-33.15</text:p>
              </table:table-cell>
              <table:table-cell office:value-type="float" office:value="0.670000000000002">
                <text:p>0.67000000000000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9.755">
                <text:p>79.755</text:p>
              </table:table-cell>
              <table:table-cell office:value-type="float" office:value="-32.48">
                <text:p>-32.48</text:p>
              </table:table-cell>
              <table:table-cell office:value-type="float" office:value="-33.15">
                <text:p>-33.15</text:p>
              </table:table-cell>
              <table:table-cell office:value-type="float" office:value="0.670000000000002">
                <text:p>0.67000000000000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9.775">
                <text:p>79.775</text:p>
              </table:table-cell>
              <table:table-cell office:value-type="float" office:value="-32.48">
                <text:p>-32.48</text:p>
              </table:table-cell>
              <table:table-cell office:value-type="float" office:value="-33.15">
                <text:p>-33.15</text:p>
              </table:table-cell>
              <table:table-cell office:value-type="float" office:value="0.670000000000002">
                <text:p>0.67000000000000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9.795">
                <text:p>79.795</text:p>
              </table:table-cell>
              <table:table-cell office:value-type="float" office:value="-32.48">
                <text:p>-32.48</text:p>
              </table:table-cell>
              <table:table-cell office:value-type="float" office:value="-33.14">
                <text:p>-33.14</text:p>
              </table:table-cell>
              <table:table-cell office:value-type="float" office:value="0.660000000000004">
                <text:p>0.6600000000000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9.815">
                <text:p>79.815</text:p>
              </table:table-cell>
              <table:table-cell office:value-type="float" office:value="-32.48">
                <text:p>-32.48</text:p>
              </table:table-cell>
              <table:table-cell office:value-type="float" office:value="-33.14">
                <text:p>-33.14</text:p>
              </table:table-cell>
              <table:table-cell office:value-type="float" office:value="0.660000000000004">
                <text:p>0.66000000000000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9.835">
                <text:p>79.835</text:p>
              </table:table-cell>
              <table:table-cell office:value-type="float" office:value="-32.48">
                <text:p>-32.48</text:p>
              </table:table-cell>
              <table:table-cell office:value-type="float" office:value="-33.14">
                <text:p>-33.14</text:p>
              </table:table-cell>
              <table:table-cell office:value-type="float" office:value="0.660000000000004">
                <text:p>0.66000000000000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9.855">
                <text:p>79.855</text:p>
              </table:table-cell>
              <table:table-cell office:value-type="float" office:value="-32.48">
                <text:p>-32.48</text:p>
              </table:table-cell>
              <table:table-cell office:value-type="float" office:value="-33.14">
                <text:p>-33.14</text:p>
              </table:table-cell>
              <table:table-cell office:value-type="float" office:value="0.660000000000004">
                <text:p>0.66000000000000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9.875">
                <text:p>79.875</text:p>
              </table:table-cell>
              <table:table-cell office:value-type="float" office:value="-32.48">
                <text:p>-32.48</text:p>
              </table:table-cell>
              <table:table-cell office:value-type="float" office:value="-33.14">
                <text:p>-33.14</text:p>
              </table:table-cell>
              <table:table-cell office:value-type="float" office:value="0.660000000000004">
                <text:p>0.66000000000000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9.895">
                <text:p>79.895</text:p>
              </table:table-cell>
              <table:table-cell office:value-type="float" office:value="-32.48">
                <text:p>-32.48</text:p>
              </table:table-cell>
              <table:table-cell office:value-type="float" office:value="-33.13">
                <text:p>-33.13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9.915">
                <text:p>79.915</text:p>
              </table:table-cell>
              <table:table-cell office:value-type="float" office:value="-32.48">
                <text:p>-32.48</text:p>
              </table:table-cell>
              <table:table-cell office:value-type="float" office:value="-33.13">
                <text:p>-33.13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9.935">
                <text:p>79.935</text:p>
              </table:table-cell>
              <table:table-cell office:value-type="float" office:value="-32.48">
                <text:p>-32.48</text:p>
              </table:table-cell>
              <table:table-cell office:value-type="float" office:value="-33.13">
                <text:p>-33.13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9.955">
                <text:p>79.955</text:p>
              </table:table-cell>
              <table:table-cell office:value-type="float" office:value="-32.48">
                <text:p>-32.48</text:p>
              </table:table-cell>
              <table:table-cell office:value-type="float" office:value="-33.13">
                <text:p>-33.13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9.975">
                <text:p>79.975</text:p>
              </table:table-cell>
              <table:table-cell office:value-type="float" office:value="-32.48">
                <text:p>-32.48</text:p>
              </table:table-cell>
              <table:table-cell office:value-type="float" office:value="-33.13">
                <text:p>-33.13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9.995">
                <text:p>79.995</text:p>
              </table:table-cell>
              <table:table-cell office:value-type="float" office:value="-32.48">
                <text:p>-32.48</text:p>
              </table:table-cell>
              <table:table-cell office:value-type="float" office:value="-33.13">
                <text:p>-33.13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0.015">
                <text:p>80.015</text:p>
              </table:table-cell>
              <table:table-cell office:value-type="float" office:value="-32.48">
                <text:p>-32.48</text:p>
              </table:table-cell>
              <table:table-cell office:value-type="float" office:value="-33.13">
                <text:p>-33.13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0.035">
                <text:p>80.035</text:p>
              </table:table-cell>
              <table:table-cell office:value-type="float" office:value="-32.48">
                <text:p>-32.48</text:p>
              </table:table-cell>
              <table:table-cell office:value-type="float" office:value="-33.12">
                <text:p>-33.12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0.055">
                <text:p>80.055</text:p>
              </table:table-cell>
              <table:table-cell office:value-type="float" office:value="-32.48">
                <text:p>-32.48</text:p>
              </table:table-cell>
              <table:table-cell office:value-type="float" office:value="-33.12">
                <text:p>-33.12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0.075">
                <text:p>80.075</text:p>
              </table:table-cell>
              <table:table-cell office:value-type="float" office:value="-32.48">
                <text:p>-32.48</text:p>
              </table:table-cell>
              <table:table-cell office:value-type="float" office:value="-33.12">
                <text:p>-33.12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0.095">
                <text:p>80.095</text:p>
              </table:table-cell>
              <table:table-cell office:value-type="float" office:value="-32.48">
                <text:p>-32.48</text:p>
              </table:table-cell>
              <table:table-cell office:value-type="float" office:value="-33.12">
                <text:p>-33.12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0.115">
                <text:p>80.115</text:p>
              </table:table-cell>
              <table:table-cell office:value-type="float" office:value="-32.48">
                <text:p>-32.48</text:p>
              </table:table-cell>
              <table:table-cell office:value-type="float" office:value="-33.11">
                <text:p>-33.11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0.135">
                <text:p>80.135</text:p>
              </table:table-cell>
              <table:table-cell office:value-type="float" office:value="-32.48">
                <text:p>-32.48</text:p>
              </table:table-cell>
              <table:table-cell office:value-type="float" office:value="-33.11">
                <text:p>-33.11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0.155">
                <text:p>80.155</text:p>
              </table:table-cell>
              <table:table-cell office:value-type="float" office:value="-32.48">
                <text:p>-32.48</text:p>
              </table:table-cell>
              <table:table-cell office:value-type="float" office:value="-33.11">
                <text:p>-33.11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0.175">
                <text:p>80.175</text:p>
              </table:table-cell>
              <table:table-cell office:value-type="float" office:value="-32.48">
                <text:p>-32.48</text:p>
              </table:table-cell>
              <table:table-cell office:value-type="float" office:value="-33.11">
                <text:p>-33.11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0.195">
                <text:p>80.195</text:p>
              </table:table-cell>
              <table:table-cell office:value-type="float" office:value="-32.48">
                <text:p>-32.48</text:p>
              </table:table-cell>
              <table:table-cell office:value-type="float" office:value="-33.11">
                <text:p>-33.11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0.215">
                <text:p>80.215</text:p>
              </table:table-cell>
              <table:table-cell office:value-type="float" office:value="-32.48">
                <text:p>-32.48</text:p>
              </table:table-cell>
              <table:table-cell office:value-type="float" office:value="-33.11">
                <text:p>-33.11</text:p>
              </table:table-cell>
              <table:table-cell office:value-type="float" office:value="0.630000000000003">
                <text:p>0.63000000000000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0.235">
                <text:p>80.235</text:p>
              </table:table-cell>
              <table:table-cell office:value-type="float" office:value="0">
                <text:p>0</text:p>
              </table:table-cell>
              <table:table-cell office:value-type="float" office:value="-32.87">
                <text:p>-32.87</text:p>
              </table:table-cell>
              <table:table-cell office:value-type="float" office:value="32.87">
                <text:p>32.8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0.255">
                <text:p>80.255</text:p>
              </table:table-cell>
              <table:table-cell office:value-type="float" office:value="0">
                <text:p>0</text:p>
              </table:table-cell>
              <table:table-cell office:value-type="float" office:value="-32.42">
                <text:p>-32.42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0.275">
                <text:p>80.275</text:p>
              </table:table-cell>
              <table:table-cell office:value-type="float" office:value="0">
                <text:p>0</text:p>
              </table:table-cell>
              <table:table-cell office:value-type="float" office:value="-31.81">
                <text:p>-31.81</text:p>
              </table:table-cell>
              <table:table-cell office:value-type="float" office:value="31.81">
                <text:p>31.8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0.295">
                <text:p>80.295</text:p>
              </table:table-cell>
              <table:table-cell office:value-type="float" office:value="0">
                <text:p>0</text:p>
              </table:table-cell>
              <table:table-cell office:value-type="float" office:value="-31.04">
                <text:p>-31.04</text:p>
              </table:table-cell>
              <table:table-cell office:value-type="float" office:value="31.04">
                <text:p>31.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0.315">
                <text:p>80.315</text:p>
              </table:table-cell>
              <table:table-cell office:value-type="float" office:value="0">
                <text:p>0</text:p>
              </table:table-cell>
              <table:table-cell office:value-type="float" office:value="-30.15">
                <text:p>-30.15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0.335">
                <text:p>80.335</text:p>
              </table:table-cell>
              <table:table-cell office:value-type="float" office:value="0">
                <text:p>0</text:p>
              </table:table-cell>
              <table:table-cell office:value-type="float" office:value="-29.14">
                <text:p>-29.14</text:p>
              </table:table-cell>
              <table:table-cell office:value-type="float" office:value="29.14">
                <text:p>29.1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0.355">
                <text:p>80.355</text:p>
              </table:table-cell>
              <table:table-cell office:value-type="float" office:value="0">
                <text:p>0</text:p>
              </table:table-cell>
              <table:table-cell office:value-type="float" office:value="-28.05">
                <text:p>-28.05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0.375">
                <text:p>80.375</text:p>
              </table:table-cell>
              <table:table-cell office:value-type="float" office:value="0">
                <text:p>0</text:p>
              </table:table-cell>
              <table:table-cell office:value-type="float" office:value="-26.9">
                <text:p>-26.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0.395">
                <text:p>80.395</text:p>
              </table:table-cell>
              <table:table-cell office:value-type="float" office:value="0">
                <text:p>0</text:p>
              </table:table-cell>
              <table:table-cell office:value-type="float" office:value="-25.71">
                <text:p>-25.71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0.415">
                <text:p>80.415</text:p>
              </table:table-cell>
              <table:table-cell office:value-type="float" office:value="0">
                <text:p>0</text:p>
              </table:table-cell>
              <table:table-cell office:value-type="float" office:value="-24.49">
                <text:p>-24.49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0.435">
                <text:p>80.435</text:p>
              </table:table-cell>
              <table:table-cell office:value-type="float" office:value="0">
                <text:p>0</text:p>
              </table:table-cell>
              <table:table-cell office:value-type="float" office:value="-23.25">
                <text:p>-23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0.455">
                <text:p>80.455</text:p>
              </table:table-cell>
              <table:table-cell office:value-type="float" office:value="0">
                <text:p>0</text:p>
              </table:table-cell>
              <table:table-cell office:value-type="float" office:value="-22.03">
                <text:p>-22.03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0.475">
                <text:p>80.475</text:p>
              </table:table-cell>
              <table:table-cell office:value-type="float" office:value="0">
                <text:p>0</text:p>
              </table:table-cell>
              <table:table-cell office:value-type="float" office:value="-20.82">
                <text:p>-20.82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0.495">
                <text:p>80.495</text:p>
              </table:table-cell>
              <table:table-cell office:value-type="float" office:value="0">
                <text:p>0</text:p>
              </table:table-cell>
              <table:table-cell office:value-type="float" office:value="-19.63">
                <text:p>-19.63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0.515">
                <text:p>80.515</text:p>
              </table:table-cell>
              <table:table-cell office:value-type="float" office:value="0">
                <text:p>0</text:p>
              </table:table-cell>
              <table:table-cell office:value-type="float" office:value="-18.48">
                <text:p>-18.48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0.535">
                <text:p>80.535</text:p>
              </table:table-cell>
              <table:table-cell office:value-type="float" office:value="0">
                <text:p>0</text:p>
              </table:table-cell>
              <table:table-cell office:value-type="float" office:value="-17.36">
                <text:p>-17.36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0.555">
                <text:p>80.555</text:p>
              </table:table-cell>
              <table:table-cell office:value-type="float" office:value="0">
                <text:p>0</text:p>
              </table:table-cell>
              <table:table-cell office:value-type="float" office:value="-16.28">
                <text:p>-16.28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0.575">
                <text:p>80.575</text:p>
              </table:table-cell>
              <table:table-cell office:value-type="float" office:value="0">
                <text:p>0</text:p>
              </table:table-cell>
              <table:table-cell office:value-type="float" office:value="-15.24">
                <text:p>-15.24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0.595">
                <text:p>80.595</text:p>
              </table:table-cell>
              <table:table-cell office:value-type="float" office:value="0">
                <text:p>0</text:p>
              </table:table-cell>
              <table:table-cell office:value-type="float" office:value="-14.25">
                <text:p>-14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0.615">
                <text:p>80.615</text:p>
              </table:table-cell>
              <table:table-cell office:value-type="float" office:value="0">
                <text:p>0</text:p>
              </table:table-cell>
              <table:table-cell office:value-type="float" office:value="-13.3">
                <text:p>-13.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0.635">
                <text:p>80.635</text:p>
              </table:table-cell>
              <table:table-cell office:value-type="float" office:value="0">
                <text:p>0</text:p>
              </table:table-cell>
              <table:table-cell office:value-type="float" office:value="-12.39">
                <text:p>-12.39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0.655">
                <text:p>80.655</text:p>
              </table:table-cell>
              <table:table-cell office:value-type="float" office:value="0">
                <text:p>0</text:p>
              </table:table-cell>
              <table:table-cell office:value-type="float" office:value="-11.54">
                <text:p>-11.54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0.675">
                <text:p>80.675</text:p>
              </table:table-cell>
              <table:table-cell office:value-type="float" office:value="0">
                <text:p>0</text:p>
              </table:table-cell>
              <table:table-cell office:value-type="float" office:value="-10.73">
                <text:p>-10.73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0.695">
                <text:p>80.695</text:p>
              </table:table-cell>
              <table:table-cell office:value-type="float" office:value="0">
                <text:p>0</text:p>
              </table:table-cell>
              <table:table-cell office:value-type="float" office:value="-9.96">
                <text:p>-9.9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0.715">
                <text:p>80.715</text:p>
              </table:table-cell>
              <table:table-cell office:value-type="float" office:value="0">
                <text:p>0</text:p>
              </table:table-cell>
              <table:table-cell office:value-type="float" office:value="-9.24">
                <text:p>-9.24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0.735">
                <text:p>80.735</text:p>
              </table:table-cell>
              <table:table-cell office:value-type="float" office:value="0">
                <text:p>0</text:p>
              </table:table-cell>
              <table:table-cell office:value-type="float" office:value="-8.56">
                <text:p>-8.5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0.755">
                <text:p>80.755</text:p>
              </table:table-cell>
              <table:table-cell office:value-type="float" office:value="0">
                <text:p>0</text:p>
              </table:table-cell>
              <table:table-cell office:value-type="float" office:value="-7.92">
                <text:p>-7.92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0.775">
                <text:p>80.775</text:p>
              </table:table-cell>
              <table:table-cell office:value-type="float" office:value="0">
                <text:p>0</text:p>
              </table:table-cell>
              <table:table-cell office:value-type="float" office:value="-7.32">
                <text:p>-7.32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0.795">
                <text:p>80.795</text:p>
              </table:table-cell>
              <table:table-cell office:value-type="float" office:value="0">
                <text:p>0</text:p>
              </table:table-cell>
              <table:table-cell office:value-type="float" office:value="-6.75">
                <text:p>-6.7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0.815">
                <text:p>80.815</text:p>
              </table:table-cell>
              <table:table-cell office:value-type="float" office:value="0">
                <text:p>0</text:p>
              </table:table-cell>
              <table:table-cell office:value-type="float" office:value="-6.23">
                <text:p>-6.23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0.835">
                <text:p>80.835</text:p>
              </table:table-cell>
              <table:table-cell office:value-type="float" office:value="0">
                <text:p>0</text:p>
              </table:table-cell>
              <table:table-cell office:value-type="float" office:value="-5.73">
                <text:p>-5.7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0.855">
                <text:p>80.855</text:p>
              </table:table-cell>
              <table:table-cell office:value-type="float" office:value="0">
                <text:p>0</text:p>
              </table:table-cell>
              <table:table-cell office:value-type="float" office:value="-5.27">
                <text:p>-5.2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0.875">
                <text:p>80.875</text:p>
              </table:table-cell>
              <table:table-cell office:value-type="float" office:value="0">
                <text:p>0</text:p>
              </table:table-cell>
              <table:table-cell office:value-type="float" office:value="-4.84">
                <text:p>-4.8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0.895">
                <text:p>80.895</text:p>
              </table:table-cell>
              <table:table-cell office:value-type="float" office:value="0">
                <text:p>0</text:p>
              </table:table-cell>
              <table:table-cell office:value-type="float" office:value="-4.44">
                <text:p>-4.4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0.915">
                <text:p>80.915</text:p>
              </table:table-cell>
              <table:table-cell office:value-type="float" office:value="0">
                <text:p>0</text:p>
              </table:table-cell>
              <table:table-cell office:value-type="float" office:value="-4.06">
                <text:p>-4.0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0.935">
                <text:p>80.935</text:p>
              </table:table-cell>
              <table:table-cell office:value-type="float" office:value="0">
                <text:p>0</text:p>
              </table:table-cell>
              <table:table-cell office:value-type="float" office:value="-3.7">
                <text:p>-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0.955">
                <text:p>80.955</text:p>
              </table:table-cell>
              <table:table-cell office:value-type="float" office:value="0">
                <text:p>0</text:p>
              </table:table-cell>
              <table:table-cell office:value-type="float" office:value="-3.37">
                <text:p>-3.3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0.975">
                <text:p>80.975</text:p>
              </table:table-cell>
              <table:table-cell office:value-type="float" office:value="0">
                <text:p>0</text:p>
              </table:table-cell>
              <table:table-cell office:value-type="float" office:value="-3.06">
                <text:p>-3.0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0.995">
                <text:p>80.995</text:p>
              </table:table-cell>
              <table:table-cell office:value-type="float" office:value="0">
                <text:p>0</text:p>
              </table:table-cell>
              <table:table-cell office:value-type="float" office:value="-2.77">
                <text:p>-2.77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1.015">
                <text:p>81.015</text:p>
              </table:table-cell>
              <table:table-cell office:value-type="float" office:value="0">
                <text:p>0</text:p>
              </table:table-cell>
              <table:table-cell office:value-type="float" office:value="-2.51">
                <text:p>-2.51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1.035">
                <text:p>81.035</text:p>
              </table:table-cell>
              <table:table-cell office:value-type="float" office:value="0">
                <text:p>0</text:p>
              </table:table-cell>
              <table:table-cell office:value-type="float" office:value="-2.25">
                <text:p>-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1.055">
                <text:p>81.055</text:p>
              </table:table-cell>
              <table:table-cell office:value-type="float" office:value="0">
                <text:p>0</text:p>
              </table:table-cell>
              <table:table-cell office:value-type="float" office:value="-2.02">
                <text:p>-2.02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1.075">
                <text:p>81.075</text:p>
              </table:table-cell>
              <table:table-cell office:value-type="float" office:value="0">
                <text:p>0</text:p>
              </table:table-cell>
              <table:table-cell office:value-type="float" office:value="-1.8">
                <text:p>-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1.095">
                <text:p>81.095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1.115">
                <text:p>81.115</text:p>
              </table:table-cell>
              <table:table-cell office:value-type="float" office:value="0">
                <text:p>0</text:p>
              </table:table-cell>
              <table:table-cell office:value-type="float" office:value="-1.41">
                <text:p>-1.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1.135">
                <text:p>81.135</text:p>
              </table:table-cell>
              <table:table-cell office:value-type="float" office:value="0">
                <text:p>0</text:p>
              </table:table-cell>
              <table:table-cell office:value-type="float" office:value="-1.23">
                <text:p>-1.2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1.155">
                <text:p>81.155</text:p>
              </table:table-cell>
              <table:table-cell office:value-type="float" office:value="0">
                <text:p>0</text:p>
              </table:table-cell>
              <table:table-cell office:value-type="float" office:value="-1.07">
                <text:p>-1.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1.175">
                <text:p>81.175</text:p>
              </table:table-cell>
              <table:table-cell office:value-type="float" office:value="0">
                <text:p>0</text:p>
              </table:table-cell>
              <table:table-cell office:value-type="float" office:value="-0.92">
                <text:p>-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1.195">
                <text:p>81.195</text:p>
              </table:table-cell>
              <table:table-cell office:value-type="float" office:value="0">
                <text:p>0</text:p>
              </table:table-cell>
              <table:table-cell office:value-type="float" office:value="-0.78">
                <text:p>-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1.215">
                <text:p>81.215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1.235">
                <text:p>81.235</text:p>
              </table:table-cell>
              <table:table-cell office:value-type="float" office:value="0">
                <text:p>0</text:p>
              </table:table-cell>
              <table:table-cell office:value-type="float" office:value="-0.52">
                <text:p>-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1.255">
                <text:p>81.255</text:p>
              </table:table-cell>
              <table:table-cell office:value-type="float" office:value="0">
                <text:p>0</text:p>
              </table:table-cell>
              <table:table-cell office:value-type="float" office:value="-0.41">
                <text:p>-0.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1.275">
                <text:p>81.275</text:p>
              </table:table-cell>
              <table:table-cell office:value-type="float" office:value="0">
                <text:p>0</text:p>
              </table:table-cell>
              <table:table-cell office:value-type="float" office:value="-0.31">
                <text:p>-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1.295">
                <text:p>81.295</text:p>
              </table:table-cell>
              <table:table-cell office:value-type="float" office:value="0">
                <text:p>0</text:p>
              </table:table-cell>
              <table:table-cell office:value-type="float" office:value="-0.21">
                <text:p>-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1.315">
                <text:p>81.315</text:p>
              </table:table-cell>
              <table:table-cell office:value-type="float" office:value="0">
                <text:p>0</text:p>
              </table:table-cell>
              <table:table-cell office:value-type="float" office:value="-0.13">
                <text:p>-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1.335">
                <text:p>81.33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1.355">
                <text:p>81.35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1.375">
                <text:p>81.375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1.395">
                <text:p>81.39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1.415">
                <text:p>81.41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1.435">
                <text:p>81.43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1.455">
                <text:p>81.455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1.475">
                <text:p>81.47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1.495">
                <text:p>81.495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1.515">
                <text:p>81.515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1.535">
                <text:p>81.53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1.555">
                <text:p>81.55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1.575">
                <text:p>81.57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1.595">
                <text:p>81.59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1.615">
                <text:p>81.6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1.635">
                <text:p>81.6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1.655">
                <text:p>81.65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1.675">
                <text:p>81.6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1.695">
                <text:p>81.6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1.715">
                <text:p>81.7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1.735">
                <text:p>81.7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1.755">
                <text:p>81.7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1.775">
                <text:p>81.77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1.795">
                <text:p>81.79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1.815">
                <text:p>81.81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1.835">
                <text:p>81.83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1.855">
                <text:p>81.85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1.875">
                <text:p>81.87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1.895">
                <text:p>81.89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1.915">
                <text:p>81.9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1.935">
                <text:p>81.9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1.955">
                <text:p>81.9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1.975">
                <text:p>81.9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1.995">
                <text:p>81.99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2.015">
                <text:p>82.0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2.035">
                <text:p>82.0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2.055">
                <text:p>82.0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2.075">
                <text:p>82.0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2.095">
                <text:p>82.0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2.115">
                <text:p>82.1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2.135">
                <text:p>82.1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2.155">
                <text:p>82.1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2.175">
                <text:p>82.1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2.195">
                <text:p>82.19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2.215">
                <text:p>82.21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.235">
                <text:p>82.23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2.255">
                <text:p>82.25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2.275">
                <text:p>82.2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2.295">
                <text:p>82.2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2.315">
                <text:p>82.3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2.335">
                <text:p>82.3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2.355">
                <text:p>82.3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2.375">
                <text:p>82.3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2.395">
                <text:p>82.3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2.415">
                <text:p>82.4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2.435">
                <text:p>82.4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2.455">
                <text:p>82.4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2.475">
                <text:p>82.4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2.495">
                <text:p>82.4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2.515">
                <text:p>82.5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2.535">
                <text:p>82.5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2.555">
                <text:p>82.5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2.575">
                <text:p>82.5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2.595">
                <text:p>82.5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2.615">
                <text:p>82.6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2.635">
                <text:p>82.6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2.655">
                <text:p>82.6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2.675">
                <text:p>82.6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2.695">
                <text:p>82.6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2.715">
                <text:p>82.7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.735">
                <text:p>82.7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2.755">
                <text:p>82.7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2.775">
                <text:p>82.7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2.795">
                <text:p>82.7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2.815">
                <text:p>82.81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2.835">
                <text:p>82.83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2.855">
                <text:p>82.85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2.875">
                <text:p>82.8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2.895">
                <text:p>82.89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2.915">
                <text:p>82.9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2.935">
                <text:p>82.9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2.955">
                <text:p>82.9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2.975">
                <text:p>82.9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2.995">
                <text:p>82.9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3.015">
                <text:p>83.0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3.035">
                <text:p>83.0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3.055">
                <text:p>83.05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3.075">
                <text:p>83.07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3.095">
                <text:p>83.09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.115">
                <text:p>83.11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3.135">
                <text:p>83.13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3.155">
                <text:p>83.15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3.175">
                <text:p>83.17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3.195">
                <text:p>83.19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3.215">
                <text:p>83.21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3.235">
                <text:p>83.23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3.255">
                <text:p>83.25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3.275">
                <text:p>83.27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3.295">
                <text:p>83.29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3.315">
                <text:p>83.31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3.335">
                <text:p>83.33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3.355">
                <text:p>83.35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3.375">
                <text:p>83.37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3.395">
                <text:p>83.39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3.415">
                <text:p>83.41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3.435">
                <text:p>83.43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3.455">
                <text:p>83.45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3.475">
                <text:p>83.47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3.495">
                <text:p>83.49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3.515">
                <text:p>83.51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3.535">
                <text:p>83.53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3.555">
                <text:p>83.55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3.575">
                <text:p>83.57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3.595">
                <text:p>83.59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3.615">
                <text:p>83.61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3.635">
                <text:p>83.63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3.655">
                <text:p>83.65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3.675">
                <text:p>83.67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3.695">
                <text:p>83.69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3.715">
                <text:p>83.71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3.735">
                <text:p>83.73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3.755">
                <text:p>83.75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3.775">
                <text:p>83.77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3.795">
                <text:p>83.79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3.815">
                <text:p>83.81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3.835">
                <text:p>83.83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3.855">
                <text:p>83.85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3.875">
                <text:p>83.87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3.895">
                <text:p>83.89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3.915">
                <text:p>83.91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3.935">
                <text:p>83.935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3.955">
                <text:p>83.95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3.975">
                <text:p>83.97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3.995">
                <text:p>83.99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4.015">
                <text:p>84.01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4.035">
                <text:p>84.03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4.055">
                <text:p>84.05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4.075">
                <text:p>84.07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4.095">
                <text:p>84.09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4.115">
                <text:p>84.11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4.135">
                <text:p>84.13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4.155">
                <text:p>84.15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4.175">
                <text:p>84.17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4.195">
                <text:p>84.19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4.215">
                <text:p>84.215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4.235">
                <text:p>84.235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4.255">
                <text:p>84.25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4.275">
                <text:p>84.27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4.295">
                <text:p>84.29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4.315">
                <text:p>84.31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